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7" style:family="table-column">
      <style:table-column-properties fo:break-before="auto" style:column-width="0.3937in"/>
    </style:style>
    <style:style style:name="co28" style:family="table-column">
      <style:table-column-properties fo:break-before="auto" style:column-width="0.6874in"/>
    </style:style>
    <style:style style:name="co29" style:family="table-column">
      <style:table-column-properties fo:break-before="auto" style:column-width="0.6984in"/>
    </style:style>
    <style:style style:name="co18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0.35in"/>
    </style:style>
    <style:style style:name="co31" style:family="table-column">
      <style:table-column-properties fo:break-before="auto" style:column-width="0.4591in"/>
    </style:style>
    <style:style style:name="co32" style:family="table-column">
      <style:table-column-properties fo:break-before="auto" style:column-width="0.5457in"/>
    </style:style>
    <style:style style:name="co33" style:family="table-column">
      <style:table-column-properties fo:break-before="auto" style:column-width="0.6547in"/>
    </style:style>
    <style:style style:name="co34" style:family="table-column">
      <style:table-column-properties fo:break-before="auto" style:column-width="0.611in"/>
    </style:style>
    <style:style style:name="co10" style:family="table-column">
      <style:table-column-properties fo:break-before="auto" style:column-width="0.3217in"/>
    </style:style>
    <style:style style:name="co11" style:family="table-column">
      <style:table-column-properties fo:break-before="auto" style:column-width="0.1409in"/>
    </style:style>
    <style:style style:name="co12" style:family="table-column">
      <style:table-column-properties fo:break-before="auto" style:column-width="0.6161in"/>
    </style:style>
    <style:style style:name="co13" style:family="table-column">
      <style:table-column-properties fo:break-before="auto" style:column-width="0.3862in"/>
    </style:style>
    <style:style style:name="co14" style:family="table-column">
      <style:table-column-properties fo:break-before="auto" style:column-width="0.5201in"/>
    </style:style>
    <style:style style:name="co15" style:family="table-column">
      <style:table-column-properties fo:break-before="auto" style:column-width="0.6035in"/>
    </style:style>
    <style:style style:name="co16" style:family="table-column">
      <style:table-column-properties fo:break-before="auto" style:column-width="0.1189in"/>
    </style:style>
    <style:style style:name="co17" style:family="table-column">
      <style:table-column-properties fo:break-before="auto" style:column-width="0.5035in"/>
    </style:style>
    <style:style style:name="co19" style:family="table-column">
      <style:table-column-properties fo:break-before="auto" style:column-width="0.7693in"/>
    </style:style>
    <style:style style:name="co20" style:family="table-column">
      <style:table-column-properties fo:break-before="auto" style:column-width="0.6555in"/>
    </style:style>
    <style:style style:name="co21" style:family="table-column">
      <style:table-column-properties fo:break-before="auto" style:column-width="0.7563in"/>
    </style:style>
    <style:style style:name="co22" style:family="table-column">
      <style:table-column-properties fo:break-before="auto" style:column-width="0.3654in"/>
    </style:style>
    <style:style style:name="co23" style:family="table-column">
      <style:table-column-properties fo:break-before="auto" style:column-width="0.852in"/>
    </style:style>
    <style:style style:name="co24" style:family="table-column">
      <style:table-column-properties fo:break-before="auto" style:column-width="0.3402in"/>
    </style:style>
    <style:style style:name="co25" style:family="table-column">
      <style:table-column-properties fo:break-before="auto" style:column-width="0.6398in"/>
    </style:style>
    <style:style style:name="co26" style:family="table-column">
      <style:table-column-properties fo:break-before="auto" style:column-width="0.2173in"/>
    </style:style>
    <style:style style:name="co35" style:family="table-column">
      <style:table-column-properties fo:break-before="auto" style:column-width="0.2283in"/>
    </style:style>
    <style:style style:name="co36" style:family="table-column">
      <style:table-column-properties fo:break-before="auto" style:column-width="0.5756in"/>
    </style:style>
    <style:style style:name="co37" style:family="table-column">
      <style:table-column-properties fo:break-before="auto" style:column-width="0.4925in"/>
    </style:style>
    <style:style style:name="co38" style:family="table-column">
      <style:table-column-properties fo:break-before="auto" style:column-width="0.2516in"/>
    </style:style>
    <style:style style:name="co39" style:family="table-column">
      <style:table-column-properties fo:break-before="auto" style:column-width="0.1807in"/>
    </style:style>
    <style:style style:name="co40" style:family="table-column">
      <style:table-column-properties fo:break-before="auto" style:column-width="0.2063in"/>
    </style:style>
    <style:style style:name="co41" style:family="table-column">
      <style:table-column-properties fo:break-before="auto" style:column-width="0.5953in"/>
    </style:style>
    <style:style style:name="co42" style:family="table-column">
      <style:table-column-properties fo:break-before="auto" style:column-width="0.402in"/>
    </style:style>
    <style:style style:name="co43" style:family="table-column">
      <style:table-column-properties fo:break-before="auto" style:column-width="0.4807in"/>
    </style:style>
    <style:style style:name="co44" style:family="table-column">
      <style:table-column-properties fo:break-before="auto" style:column-width="0.4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style:style style:name="ce245" style:family="table-cell" style:parent-style-name="Default" style:data-style-name="N99">
      <style:text-properties style:text-position=""/>
    </style:style>
    <style:style style:name="ce246" style:family="table-cell" style:parent-style-name="Default" style:data-style-name="N2">
      <style:text-properties style:text-position=""/>
    </style:style>
    <style:style style:name="ce247" style:family="table-cell" style:parent-style-name="Default" style:data-style-name="N128">
      <style:text-properties style:text-position=""/>
    </style:style>
    <style:style style:name="ce4" style:family="table-cell" style:parent-style-name="Default">
      <style:map style:condition="is-true-formula([.B5]=&quot;&amp;\it&quot;)" style:apply-style-name="italic" style:base-cell-address="results.C5"/>
      <style:map style:condition="is-true-formula([.B5]=&quot;&amp;\bf&quot;)" style:apply-style-name="bold" style:base-cell-address="results.C5"/>
      <style:map style:condition="is-true-formula([.B5]=&quot;&amp;\bf\it&quot;)" style:apply-style-name="bold-italic" style:base-cell-address="results.C5"/>
    </style:style>
    <style:style style:name="ce5" style:family="table-cell" style:parent-style-name="Default">
      <style:map style:condition="is-true-formula([.B6]=&quot;&amp;\it&quot;)" style:apply-style-name="italic" style:base-cell-address="results.C6"/>
      <style:map style:condition="is-true-formula([.B6]=&quot;&amp;\bf&quot;)" style:apply-style-name="bold" style:base-cell-address="results.C6"/>
      <style:map style:condition="is-true-formula([.B6]=&quot;&amp;\bf\it&quot;)" style:apply-style-name="bold-italic" style:base-cell-address="results.C6"/>
    </style:style>
    <style:style style:name="ce6" style:family="table-cell" style:parent-style-name="Default">
      <style:map style:condition="is-true-formula([.B7]=&quot;&amp;\it&quot;)" style:apply-style-name="italic" style:base-cell-address="results.C7"/>
      <style:map style:condition="is-true-formula([.B7]=&quot;&amp;\bf&quot;)" style:apply-style-name="bold" style:base-cell-address="results.C7"/>
      <style:map style:condition="is-true-formula([.B7]=&quot;&amp;\bf\it&quot;)" style:apply-style-name="bold-italic" style:base-cell-address="results.C7"/>
    </style:style>
    <style:style style:name="ce7" style:family="table-cell" style:parent-style-name="Default">
      <style:map style:condition="is-true-formula([.B8]=&quot;&amp;\it&quot;)" style:apply-style-name="italic" style:base-cell-address="results.C8"/>
      <style:map style:condition="is-true-formula([.B8]=&quot;&amp;\bf&quot;)" style:apply-style-name="bold" style:base-cell-address="results.C8"/>
      <style:map style:condition="is-true-formula([.B8]=&quot;&amp;\bf\it&quot;)" style:apply-style-name="bold-italic" style:base-cell-address="results.C8"/>
    </style:style>
    <style:style style:name="ce8" style:family="table-cell" style:parent-style-name="Default" style:data-style-name="N2">
      <style:map style:condition="is-true-formula([.B9]=&quot;&amp;\it&quot;)" style:apply-style-name="italic" style:base-cell-address="results.C9"/>
      <style:map style:condition="is-true-formula([.B9]=&quot;&amp;\bf&quot;)" style:apply-style-name="bold" style:base-cell-address="results.C9"/>
      <style:map style:condition="is-true-formula([.B9]=&quot;&amp;\bf\it&quot;)" style:apply-style-name="bold-italic" style:base-cell-address="results.C9"/>
    </style:style>
    <style:style style:name="ce9" style:family="table-cell" style:parent-style-name="Default" style:data-style-name="N2">
      <style:map style:condition="is-true-formula([.B11]=&quot;&amp;\it&quot;)" style:apply-style-name="italic" style:base-cell-address="results.C11"/>
      <style:map style:condition="is-true-formula([.B11]=&quot;&amp;\bf&quot;)" style:apply-style-name="bold" style:base-cell-address="results.C11"/>
      <style:map style:condition="is-true-formula([.B11]=&quot;&amp;\bf\it&quot;)" style:apply-style-name="bold-italic" style:base-cell-address="results.C11"/>
    </style:style>
    <style:style style:name="ce10" style:family="table-cell" style:parent-style-name="Default">
      <style:map style:condition="is-true-formula([.B21]=&quot;&amp;\it&quot;)" style:apply-style-name="italic" style:base-cell-address="results.C21"/>
      <style:map style:condition="is-true-formula([.B21]=&quot;&amp;\bf&quot;)" style:apply-style-name="bold" style:base-cell-address="results.C21"/>
      <style:map style:condition="is-true-formula([.B21]=&quot;&amp;\bf\it&quot;)" style:apply-style-name="bold-italic" style:base-cell-address="results.C21"/>
    </style:style>
    <style:style style:name="ce11" style:family="table-cell" style:parent-style-name="Default">
      <style:map style:condition="is-true-formula([.B22]=&quot;&amp;\it&quot;)" style:apply-style-name="italic" style:base-cell-address="results.C22"/>
      <style:map style:condition="is-true-formula([.B22]=&quot;&amp;\bf&quot;)" style:apply-style-name="bold" style:base-cell-address="results.C22"/>
      <style:map style:condition="is-true-formula([.B22]=&quot;&amp;\bf\it&quot;)" style:apply-style-name="bold-italic" style:base-cell-address="results.C22"/>
    </style:style>
    <style:style style:name="ce12" style:family="table-cell" style:parent-style-name="Default">
      <style:map style:condition="is-true-formula([.B23]=&quot;&amp;\it&quot;)" style:apply-style-name="italic" style:base-cell-address="results.C23"/>
      <style:map style:condition="is-true-formula([.B23]=&quot;&amp;\bf&quot;)" style:apply-style-name="bold" style:base-cell-address="results.C23"/>
      <style:map style:condition="is-true-formula([.B23]=&quot;&amp;\bf\it&quot;)" style:apply-style-name="bold-italic" style:base-cell-address="results.C23"/>
    </style:style>
    <style:style style:name="ce13" style:family="table-cell" style:parent-style-name="Default">
      <style:map style:condition="is-true-formula([.B24]=&quot;&amp;\it&quot;)" style:apply-style-name="italic" style:base-cell-address="results.C24"/>
      <style:map style:condition="is-true-formula([.B24]=&quot;&amp;\bf&quot;)" style:apply-style-name="bold" style:base-cell-address="results.C24"/>
      <style:map style:condition="is-true-formula([.B24]=&quot;&amp;\bf\it&quot;)" style:apply-style-name="bold-italic" style:base-cell-address="results.C24"/>
    </style:style>
    <style:style style:name="ce14" style:family="table-cell" style:parent-style-name="Default">
      <style:map style:condition="is-true-formula([.B25]=&quot;&amp;\it&quot;)" style:apply-style-name="italic" style:base-cell-address="results.C25"/>
      <style:map style:condition="is-true-formula([.B25]=&quot;&amp;\bf&quot;)" style:apply-style-name="bold" style:base-cell-address="results.C25"/>
      <style:map style:condition="is-true-formula([.B25]=&quot;&amp;\bf\it&quot;)" style:apply-style-name="bold-italic" style:base-cell-address="results.C25"/>
    </style:style>
    <style:style style:name="ce15" style:family="table-cell" style:parent-style-name="Default">
      <style:map style:condition="is-true-formula([.B27]=&quot;&amp;\it&quot;)" style:apply-style-name="italic" style:base-cell-address="results.C27"/>
      <style:map style:condition="is-true-formula([.B27]=&quot;&amp;\bf&quot;)" style:apply-style-name="bold" style:base-cell-address="results.C27"/>
      <style:map style:condition="is-true-formula([.B27]=&quot;&amp;\bf\it&quot;)" style:apply-style-name="bold-italic" style:base-cell-address="results.C27"/>
    </style:style>
    <style:style style:name="ce16" style:family="table-cell" style:parent-style-name="Default" style:data-style-name="N142">
      <style:map style:condition="is-true-formula([.B37]=&quot;&amp;\it&quot;)" style:apply-style-name="italic" style:base-cell-address="results.C37"/>
      <style:map style:condition="is-true-formula([.B37]=&quot;&amp;\bf&quot;)" style:apply-style-name="bold" style:base-cell-address="results.C37"/>
      <style:map style:condition="is-true-formula([.B37]=&quot;&amp;\bf\it&quot;)" style:apply-style-name="bold-italic" style:base-cell-address="results.C37"/>
    </style:style>
    <style:style style:name="ce17" style:family="table-cell" style:parent-style-name="Default" style:data-style-name="N142">
      <style:map style:condition="is-true-formula([.B38]=&quot;&amp;\it&quot;)" style:apply-style-name="italic" style:base-cell-address="results.C38"/>
      <style:map style:condition="is-true-formula([.B38]=&quot;&amp;\bf&quot;)" style:apply-style-name="bold" style:base-cell-address="results.C38"/>
      <style:map style:condition="is-true-formula([.B38]=&quot;&amp;\bf\it&quot;)" style:apply-style-name="bold-italic" style:base-cell-address="results.C38"/>
    </style:style>
    <style:style style:name="ce18" style:family="table-cell" style:parent-style-name="Default" style:data-style-name="N142">
      <style:map style:condition="is-true-formula([.B39]=&quot;&amp;\it&quot;)" style:apply-style-name="italic" style:base-cell-address="results.C39"/>
      <style:map style:condition="is-true-formula([.B39]=&quot;&amp;\bf&quot;)" style:apply-style-name="bold" style:base-cell-address="results.C39"/>
      <style:map style:condition="is-true-formula([.B39]=&quot;&amp;\bf\it&quot;)" style:apply-style-name="bold-italic" style:base-cell-address="results.C39"/>
    </style:style>
    <style:style style:name="ce19" style:family="table-cell" style:parent-style-name="Default" style:data-style-name="N142">
      <style:map style:condition="is-true-formula([.B40]=&quot;&amp;\it&quot;)" style:apply-style-name="italic" style:base-cell-address="results.C40"/>
      <style:map style:condition="is-true-formula([.B40]=&quot;&amp;\bf&quot;)" style:apply-style-name="bold" style:base-cell-address="results.C40"/>
      <style:map style:condition="is-true-formula([.B40]=&quot;&amp;\bf\it&quot;)" style:apply-style-name="bold-italic" style:base-cell-address="results.C40"/>
    </style:style>
    <style:style style:name="ce20" style:family="table-cell" style:parent-style-name="Default" style:data-style-name="N142">
      <style:map style:condition="is-true-formula([.B41]=&quot;&amp;\it&quot;)" style:apply-style-name="italic" style:base-cell-address="results.C41"/>
      <style:map style:condition="is-true-formula([.B41]=&quot;&amp;\bf&quot;)" style:apply-style-name="bold" style:base-cell-address="results.C41"/>
      <style:map style:condition="is-true-formula([.B41]=&quot;&amp;\bf\it&quot;)" style:apply-style-name="bold-italic" style:base-cell-address="results.C41"/>
    </style:style>
    <style:style style:name="ce21" style:family="table-cell" style:parent-style-name="Default" style:data-style-name="N129"/>
    <style:style style:name="ce22" style:family="table-cell" style:parent-style-name="Default" style:data-style-name="N129">
      <style:map style:condition="is-true-formula([.B43]=&quot;&amp;\it&quot;)" style:apply-style-name="italic" style:base-cell-address="results.C43"/>
      <style:map style:condition="is-true-formula([.B43]=&quot;&amp;\bf&quot;)" style:apply-style-name="bold" style:base-cell-address="results.C43"/>
      <style:map style:condition="is-true-formula([.B43]=&quot;&amp;\bf\it&quot;)" style:apply-style-name="bold-italic" style:base-cell-address="results.C43"/>
    </style:style>
    <style:style style:name="ce23" style:family="table-cell" style:parent-style-name="Default">
      <style:map style:condition="is-true-formula([.B5]=&quot;&amp;\it&quot;)" style:apply-style-name="italic" style:base-cell-address="results.D5"/>
      <style:map style:condition="is-true-formula([.B5]=&quot;&amp;\bf&quot;)" style:apply-style-name="bold" style:base-cell-address="results.D5"/>
      <style:map style:condition="is-true-formula([.B5]=&quot;&amp;\bf\it&quot;)" style:apply-style-name="bold-italic" style:base-cell-address="results.D5"/>
    </style:style>
    <style:style style:name="ce24" style:family="table-cell" style:parent-style-name="Default">
      <style:map style:condition="is-true-formula([.B6]=&quot;&amp;\it&quot;)" style:apply-style-name="italic" style:base-cell-address="results.D6"/>
      <style:map style:condition="is-true-formula([.B6]=&quot;&amp;\bf&quot;)" style:apply-style-name="bold" style:base-cell-address="results.D6"/>
      <style:map style:condition="is-true-formula([.B6]=&quot;&amp;\bf\it&quot;)" style:apply-style-name="bold-italic" style:base-cell-address="results.D6"/>
    </style:style>
    <style:style style:name="ce25" style:family="table-cell" style:parent-style-name="Default">
      <style:map style:condition="is-true-formula([.B7]=&quot;&amp;\it&quot;)" style:apply-style-name="italic" style:base-cell-address="results.D7"/>
      <style:map style:condition="is-true-formula([.B7]=&quot;&amp;\bf&quot;)" style:apply-style-name="bold" style:base-cell-address="results.D7"/>
      <style:map style:condition="is-true-formula([.B7]=&quot;&amp;\bf\it&quot;)" style:apply-style-name="bold-italic" style:base-cell-address="results.D7"/>
    </style:style>
    <style:style style:name="ce26" style:family="table-cell" style:parent-style-name="Default">
      <style:map style:condition="is-true-formula([.B8]=&quot;&amp;\it&quot;)" style:apply-style-name="italic" style:base-cell-address="results.D8"/>
      <style:map style:condition="is-true-formula([.B8]=&quot;&amp;\bf&quot;)" style:apply-style-name="bold" style:base-cell-address="results.D8"/>
      <style:map style:condition="is-true-formula([.B8]=&quot;&amp;\bf\it&quot;)" style:apply-style-name="bold-italic" style:base-cell-address="results.D8"/>
    </style:style>
    <style:style style:name="ce27" style:family="table-cell" style:parent-style-name="Default">
      <style:map style:condition="is-true-formula([.B9]=&quot;&amp;\it&quot;)" style:apply-style-name="italic" style:base-cell-address="results.D9"/>
      <style:map style:condition="is-true-formula([.B9]=&quot;&amp;\bf&quot;)" style:apply-style-name="bold" style:base-cell-address="results.D9"/>
      <style:map style:condition="is-true-formula([.B9]=&quot;&amp;\bf\it&quot;)" style:apply-style-name="bold-italic" style:base-cell-address="results.D9"/>
    </style:style>
    <style:style style:name="ce28" style:family="table-cell" style:parent-style-name="Default">
      <style:map style:condition="is-true-formula([.B11]=&quot;&amp;\it&quot;)" style:apply-style-name="italic" style:base-cell-address="results.D11"/>
      <style:map style:condition="is-true-formula([.B11]=&quot;&amp;\bf&quot;)" style:apply-style-name="bold" style:base-cell-address="results.D11"/>
      <style:map style:condition="is-true-formula([.B11]=&quot;&amp;\bf\it&quot;)" style:apply-style-name="bold-italic" style:base-cell-address="results.D11"/>
    </style:style>
    <style:style style:name="ce29" style:family="table-cell" style:parent-style-name="Default">
      <style:map style:condition="is-true-formula([.B21]=&quot;&amp;\it&quot;)" style:apply-style-name="italic" style:base-cell-address="results.D21"/>
      <style:map style:condition="is-true-formula([.B21]=&quot;&amp;\bf&quot;)" style:apply-style-name="bold" style:base-cell-address="results.D21"/>
      <style:map style:condition="is-true-formula([.B21]=&quot;&amp;\bf\it&quot;)" style:apply-style-name="bold-italic" style:base-cell-address="results.D21"/>
    </style:style>
    <style:style style:name="ce30" style:family="table-cell" style:parent-style-name="Default">
      <style:map style:condition="is-true-formula([.B22]=&quot;&amp;\it&quot;)" style:apply-style-name="italic" style:base-cell-address="results.D22"/>
      <style:map style:condition="is-true-formula([.B22]=&quot;&amp;\bf&quot;)" style:apply-style-name="bold" style:base-cell-address="results.D22"/>
      <style:map style:condition="is-true-formula([.B22]=&quot;&amp;\bf\it&quot;)" style:apply-style-name="bold-italic" style:base-cell-address="results.D22"/>
    </style:style>
    <style:style style:name="ce31" style:family="table-cell" style:parent-style-name="Default">
      <style:map style:condition="is-true-formula([.B23]=&quot;&amp;\it&quot;)" style:apply-style-name="italic" style:base-cell-address="results.D23"/>
      <style:map style:condition="is-true-formula([.B23]=&quot;&amp;\bf&quot;)" style:apply-style-name="bold" style:base-cell-address="results.D23"/>
      <style:map style:condition="is-true-formula([.B23]=&quot;&amp;\bf\it&quot;)" style:apply-style-name="bold-italic" style:base-cell-address="results.D23"/>
    </style:style>
    <style:style style:name="ce32" style:family="table-cell" style:parent-style-name="Default">
      <style:map style:condition="is-true-formula([.B24]=&quot;&amp;\it&quot;)" style:apply-style-name="italic" style:base-cell-address="results.D24"/>
      <style:map style:condition="is-true-formula([.B24]=&quot;&amp;\bf&quot;)" style:apply-style-name="bold" style:base-cell-address="results.D24"/>
      <style:map style:condition="is-true-formula([.B24]=&quot;&amp;\bf\it&quot;)" style:apply-style-name="bold-italic" style:base-cell-address="results.D24"/>
    </style:style>
    <style:style style:name="ce33" style:family="table-cell" style:parent-style-name="Default">
      <style:map style:condition="is-true-formula([.B25]=&quot;&amp;\it&quot;)" style:apply-style-name="italic" style:base-cell-address="results.D25"/>
      <style:map style:condition="is-true-formula([.B25]=&quot;&amp;\bf&quot;)" style:apply-style-name="bold" style:base-cell-address="results.D25"/>
      <style:map style:condition="is-true-formula([.B25]=&quot;&amp;\bf\it&quot;)" style:apply-style-name="bold-italic" style:base-cell-address="results.D25"/>
    </style:style>
    <style:style style:name="ce34" style:family="table-cell" style:parent-style-name="Default">
      <style:map style:condition="is-true-formula([.B27]=&quot;&amp;\it&quot;)" style:apply-style-name="italic" style:base-cell-address="results.D27"/>
      <style:map style:condition="is-true-formula([.B27]=&quot;&amp;\bf&quot;)" style:apply-style-name="bold" style:base-cell-address="results.D27"/>
      <style:map style:condition="is-true-formula([.B27]=&quot;&amp;\bf\it&quot;)" style:apply-style-name="bold-italic" style:base-cell-address="results.D27"/>
    </style:style>
    <style:style style:name="ce35" style:family="table-cell" style:parent-style-name="Default" style:data-style-name="N142">
      <style:map style:condition="is-true-formula([.B37]=&quot;&amp;\it&quot;)" style:apply-style-name="italic" style:base-cell-address="results.D37"/>
      <style:map style:condition="is-true-formula([.B37]=&quot;&amp;\bf&quot;)" style:apply-style-name="bold" style:base-cell-address="results.D37"/>
      <style:map style:condition="is-true-formula([.B37]=&quot;&amp;\bf\it&quot;)" style:apply-style-name="bold-italic" style:base-cell-address="results.D37"/>
    </style:style>
    <style:style style:name="ce36" style:family="table-cell" style:parent-style-name="Default">
      <style:map style:condition="is-true-formula([.B43]=&quot;&amp;\it&quot;)" style:apply-style-name="italic" style:base-cell-address="results.D43"/>
      <style:map style:condition="is-true-formula([.B43]=&quot;&amp;\bf&quot;)" style:apply-style-name="bold" style:base-cell-address="results.D43"/>
      <style:map style:condition="is-true-formula([.B43]=&quot;&amp;\bf\it&quot;)" style:apply-style-name="bold-italic" style:base-cell-address="results.D43"/>
    </style:style>
    <style:style style:name="ce37" style:family="table-cell" style:parent-style-name="Default">
      <style:map style:condition="is-true-formula([.E5]=&quot;&amp;\it&quot;)" style:apply-style-name="italic" style:base-cell-address="results.F5"/>
      <style:map style:condition="is-true-formula([.E5]=&quot;&amp;\bf&quot;)" style:apply-style-name="bold" style:base-cell-address="results.F5"/>
      <style:map style:condition="is-true-formula([.E5]=&quot;&amp;\bf\it&quot;)" style:apply-style-name="bold-italic" style:base-cell-address="results.F5"/>
    </style:style>
    <style:style style:name="ce38" style:family="table-cell" style:parent-style-name="Default">
      <style:map style:condition="is-true-formula([.E6]=&quot;&amp;\it&quot;)" style:apply-style-name="italic" style:base-cell-address="results.F6"/>
      <style:map style:condition="is-true-formula([.E6]=&quot;&amp;\bf&quot;)" style:apply-style-name="bold" style:base-cell-address="results.F6"/>
      <style:map style:condition="is-true-formula([.E6]=&quot;&amp;\bf\it&quot;)" style:apply-style-name="bold-italic" style:base-cell-address="results.F6"/>
    </style:style>
    <style:style style:name="ce39" style:family="table-cell" style:parent-style-name="Default">
      <style:map style:condition="is-true-formula([.E7]=&quot;&amp;\it&quot;)" style:apply-style-name="italic" style:base-cell-address="results.F7"/>
      <style:map style:condition="is-true-formula([.E7]=&quot;&amp;\bf&quot;)" style:apply-style-name="bold" style:base-cell-address="results.F7"/>
      <style:map style:condition="is-true-formula([.E7]=&quot;&amp;\bf\it&quot;)" style:apply-style-name="bold-italic" style:base-cell-address="results.F7"/>
    </style:style>
    <style:style style:name="ce40" style:family="table-cell" style:parent-style-name="Default">
      <style:map style:condition="is-true-formula([.E8]=&quot;&amp;\it&quot;)" style:apply-style-name="italic" style:base-cell-address="results.F8"/>
      <style:map style:condition="is-true-formula([.E8]=&quot;&amp;\bf&quot;)" style:apply-style-name="bold" style:base-cell-address="results.F8"/>
      <style:map style:condition="is-true-formula([.E8]=&quot;&amp;\bf\it&quot;)" style:apply-style-name="bold-italic" style:base-cell-address="results.F8"/>
    </style:style>
    <style:style style:name="ce41" style:family="table-cell" style:parent-style-name="Default">
      <style:map style:condition="is-true-formula([.E9]=&quot;&amp;\it&quot;)" style:apply-style-name="italic" style:base-cell-address="results.F9"/>
      <style:map style:condition="is-true-formula([.E9]=&quot;&amp;\bf&quot;)" style:apply-style-name="bold" style:base-cell-address="results.F9"/>
      <style:map style:condition="is-true-formula([.E9]=&quot;&amp;\bf\it&quot;)" style:apply-style-name="bold-italic" style:base-cell-address="results.F9"/>
    </style:style>
    <style:style style:name="ce42" style:family="table-cell" style:parent-style-name="Default">
      <style:map style:condition="is-true-formula([.E11]=&quot;&amp;\it&quot;)" style:apply-style-name="italic" style:base-cell-address="results.F11"/>
      <style:map style:condition="is-true-formula([.E11]=&quot;&amp;\bf&quot;)" style:apply-style-name="bold" style:base-cell-address="results.F11"/>
      <style:map style:condition="is-true-formula([.E11]=&quot;&amp;\bf\it&quot;)" style:apply-style-name="bold-italic" style:base-cell-address="results.F11"/>
    </style:style>
    <style:style style:name="ce43" style:family="table-cell" style:parent-style-name="Default">
      <style:map style:condition="is-true-formula([.E21]=&quot;&amp;\it&quot;)" style:apply-style-name="italic" style:base-cell-address="results.F21"/>
      <style:map style:condition="is-true-formula([.E21]=&quot;&amp;\bf&quot;)" style:apply-style-name="bold" style:base-cell-address="results.F21"/>
      <style:map style:condition="is-true-formula([.E21]=&quot;&amp;\bf\it&quot;)" style:apply-style-name="bold-italic" style:base-cell-address="results.F21"/>
    </style:style>
    <style:style style:name="ce44" style:family="table-cell" style:parent-style-name="Default">
      <style:map style:condition="is-true-formula([.E22]=&quot;&amp;\it&quot;)" style:apply-style-name="italic" style:base-cell-address="results.F22"/>
      <style:map style:condition="is-true-formula([.E22]=&quot;&amp;\bf&quot;)" style:apply-style-name="bold" style:base-cell-address="results.F22"/>
      <style:map style:condition="is-true-formula([.E22]=&quot;&amp;\bf\it&quot;)" style:apply-style-name="bold-italic" style:base-cell-address="results.F22"/>
    </style:style>
    <style:style style:name="ce45" style:family="table-cell" style:parent-style-name="Default">
      <style:map style:condition="is-true-formula([.E23]=&quot;&amp;\it&quot;)" style:apply-style-name="italic" style:base-cell-address="results.F23"/>
      <style:map style:condition="is-true-formula([.E23]=&quot;&amp;\bf&quot;)" style:apply-style-name="bold" style:base-cell-address="results.F23"/>
      <style:map style:condition="is-true-formula([.E23]=&quot;&amp;\bf\it&quot;)" style:apply-style-name="bold-italic" style:base-cell-address="results.F23"/>
    </style:style>
    <style:style style:name="ce46" style:family="table-cell" style:parent-style-name="Default">
      <style:map style:condition="is-true-formula([.E24]=&quot;&amp;\it&quot;)" style:apply-style-name="italic" style:base-cell-address="results.F24"/>
      <style:map style:condition="is-true-formula([.E24]=&quot;&amp;\bf&quot;)" style:apply-style-name="bold" style:base-cell-address="results.F24"/>
      <style:map style:condition="is-true-formula([.E24]=&quot;&amp;\bf\it&quot;)" style:apply-style-name="bold-italic" style:base-cell-address="results.F24"/>
    </style:style>
    <style:style style:name="ce47" style:family="table-cell" style:parent-style-name="Default">
      <style:map style:condition="is-true-formula([.E25]=&quot;&amp;\it&quot;)" style:apply-style-name="italic" style:base-cell-address="results.F25"/>
      <style:map style:condition="is-true-formula([.E25]=&quot;&amp;\bf&quot;)" style:apply-style-name="bold" style:base-cell-address="results.F25"/>
      <style:map style:condition="is-true-formula([.E25]=&quot;&amp;\bf\it&quot;)" style:apply-style-name="bold-italic" style:base-cell-address="results.F25"/>
    </style:style>
    <style:style style:name="ce48" style:family="table-cell" style:parent-style-name="Default">
      <style:map style:condition="is-true-formula([.E27]=&quot;&amp;\it&quot;)" style:apply-style-name="italic" style:base-cell-address="results.F27"/>
      <style:map style:condition="is-true-formula([.E27]=&quot;&amp;\bf&quot;)" style:apply-style-name="bold" style:base-cell-address="results.F27"/>
      <style:map style:condition="is-true-formula([.E27]=&quot;&amp;\bf\it&quot;)" style:apply-style-name="bold-italic" style:base-cell-address="results.F27"/>
    </style:style>
    <style:style style:name="ce49" style:family="table-cell" style:parent-style-name="Default" style:data-style-name="N142">
      <style:map style:condition="is-true-formula([.E37]=&quot;&amp;\it&quot;)" style:apply-style-name="italic" style:base-cell-address="results.F37"/>
      <style:map style:condition="is-true-formula([.E37]=&quot;&amp;\bf&quot;)" style:apply-style-name="bold" style:base-cell-address="results.F37"/>
      <style:map style:condition="is-true-formula([.E37]=&quot;&amp;\bf\it&quot;)" style:apply-style-name="bold-italic" style:base-cell-address="results.F37"/>
    </style:style>
    <style:style style:name="ce50" style:family="table-cell" style:parent-style-name="Default" style:data-style-name="N142">
      <style:map style:condition="is-true-formula([.E38]=&quot;&amp;\it&quot;)" style:apply-style-name="italic" style:base-cell-address="results.F38"/>
      <style:map style:condition="is-true-formula([.E38]=&quot;&amp;\bf&quot;)" style:apply-style-name="bold" style:base-cell-address="results.F38"/>
      <style:map style:condition="is-true-formula([.E38]=&quot;&amp;\bf\it&quot;)" style:apply-style-name="bold-italic" style:base-cell-address="results.F38"/>
    </style:style>
    <style:style style:name="ce51" style:family="table-cell" style:parent-style-name="Default" style:data-style-name="N142">
      <style:map style:condition="is-true-formula([.E39]=&quot;&amp;\it&quot;)" style:apply-style-name="italic" style:base-cell-address="results.F39"/>
      <style:map style:condition="is-true-formula([.E39]=&quot;&amp;\bf&quot;)" style:apply-style-name="bold" style:base-cell-address="results.F39"/>
      <style:map style:condition="is-true-formula([.E39]=&quot;&amp;\bf\it&quot;)" style:apply-style-name="bold-italic" style:base-cell-address="results.F39"/>
    </style:style>
    <style:style style:name="ce52" style:family="table-cell" style:parent-style-name="Default" style:data-style-name="N142">
      <style:map style:condition="is-true-formula([.E40]=&quot;&amp;\it&quot;)" style:apply-style-name="italic" style:base-cell-address="results.F40"/>
      <style:map style:condition="is-true-formula([.E40]=&quot;&amp;\bf&quot;)" style:apply-style-name="bold" style:base-cell-address="results.F40"/>
      <style:map style:condition="is-true-formula([.E40]=&quot;&amp;\bf\it&quot;)" style:apply-style-name="bold-italic" style:base-cell-address="results.F40"/>
    </style:style>
    <style:style style:name="ce53" style:family="table-cell" style:parent-style-name="Default" style:data-style-name="N142">
      <style:map style:condition="is-true-formula([.E41]=&quot;&amp;\it&quot;)" style:apply-style-name="italic" style:base-cell-address="results.F41"/>
      <style:map style:condition="is-true-formula([.E41]=&quot;&amp;\bf&quot;)" style:apply-style-name="bold" style:base-cell-address="results.F41"/>
      <style:map style:condition="is-true-formula([.E41]=&quot;&amp;\bf\it&quot;)" style:apply-style-name="bold-italic" style:base-cell-address="results.F41"/>
    </style:style>
    <style:style style:name="ce54" style:family="table-cell" style:parent-style-name="Default" style:data-style-name="N129">
      <style:map style:condition="is-true-formula([.E43]=&quot;&amp;\it&quot;)" style:apply-style-name="italic" style:base-cell-address="results.F43"/>
      <style:map style:condition="is-true-formula([.E43]=&quot;&amp;\bf&quot;)" style:apply-style-name="bold" style:base-cell-address="results.F43"/>
      <style:map style:condition="is-true-formula([.E43]=&quot;&amp;\bf\it&quot;)" style:apply-style-name="bold-italic" style:base-cell-address="results.F43"/>
    </style:style>
    <style:style style:name="ce55" style:family="table-cell" style:parent-style-name="Default">
      <style:map style:condition="is-true-formula([.E5]=&quot;&amp;\it&quot;)" style:apply-style-name="italic" style:base-cell-address="results.G5"/>
      <style:map style:condition="is-true-formula([.E5]=&quot;&amp;\bf&quot;)" style:apply-style-name="bold" style:base-cell-address="results.G5"/>
      <style:map style:condition="is-true-formula([.E5]=&quot;&amp;\bf\it&quot;)" style:apply-style-name="bold-italic" style:base-cell-address="results.G5"/>
    </style:style>
    <style:style style:name="ce56" style:family="table-cell" style:parent-style-name="Default">
      <style:map style:condition="is-true-formula([.E6]=&quot;&amp;\it&quot;)" style:apply-style-name="italic" style:base-cell-address="results.G6"/>
      <style:map style:condition="is-true-formula([.E6]=&quot;&amp;\bf&quot;)" style:apply-style-name="bold" style:base-cell-address="results.G6"/>
      <style:map style:condition="is-true-formula([.E6]=&quot;&amp;\bf\it&quot;)" style:apply-style-name="bold-italic" style:base-cell-address="results.G6"/>
    </style:style>
    <style:style style:name="ce57" style:family="table-cell" style:parent-style-name="Default">
      <style:map style:condition="is-true-formula([.E7]=&quot;&amp;\it&quot;)" style:apply-style-name="italic" style:base-cell-address="results.G7"/>
      <style:map style:condition="is-true-formula([.E7]=&quot;&amp;\bf&quot;)" style:apply-style-name="bold" style:base-cell-address="results.G7"/>
      <style:map style:condition="is-true-formula([.E7]=&quot;&amp;\bf\it&quot;)" style:apply-style-name="bold-italic" style:base-cell-address="results.G7"/>
    </style:style>
    <style:style style:name="ce58" style:family="table-cell" style:parent-style-name="Default">
      <style:map style:condition="is-true-formula([.E8]=&quot;&amp;\it&quot;)" style:apply-style-name="italic" style:base-cell-address="results.G8"/>
      <style:map style:condition="is-true-formula([.E8]=&quot;&amp;\bf&quot;)" style:apply-style-name="bold" style:base-cell-address="results.G8"/>
      <style:map style:condition="is-true-formula([.E8]=&quot;&amp;\bf\it&quot;)" style:apply-style-name="bold-italic" style:base-cell-address="results.G8"/>
    </style:style>
    <style:style style:name="ce59" style:family="table-cell" style:parent-style-name="Default">
      <style:map style:condition="is-true-formula([.E9]=&quot;&amp;\it&quot;)" style:apply-style-name="italic" style:base-cell-address="results.G9"/>
      <style:map style:condition="is-true-formula([.E9]=&quot;&amp;\bf&quot;)" style:apply-style-name="bold" style:base-cell-address="results.G9"/>
      <style:map style:condition="is-true-formula([.E9]=&quot;&amp;\bf\it&quot;)" style:apply-style-name="bold-italic" style:base-cell-address="results.G9"/>
    </style:style>
    <style:style style:name="ce60" style:family="table-cell" style:parent-style-name="Default">
      <style:map style:condition="is-true-formula([.E11]=&quot;&amp;\it&quot;)" style:apply-style-name="italic" style:base-cell-address="results.G11"/>
      <style:map style:condition="is-true-formula([.E11]=&quot;&amp;\bf&quot;)" style:apply-style-name="bold" style:base-cell-address="results.G11"/>
      <style:map style:condition="is-true-formula([.E11]=&quot;&amp;\bf\it&quot;)" style:apply-style-name="bold-italic" style:base-cell-address="results.G11"/>
    </style:style>
    <style:style style:name="ce61" style:family="table-cell" style:parent-style-name="Default">
      <style:map style:condition="is-true-formula([.E21]=&quot;&amp;\it&quot;)" style:apply-style-name="italic" style:base-cell-address="results.G21"/>
      <style:map style:condition="is-true-formula([.E21]=&quot;&amp;\bf&quot;)" style:apply-style-name="bold" style:base-cell-address="results.G21"/>
      <style:map style:condition="is-true-formula([.E21]=&quot;&amp;\bf\it&quot;)" style:apply-style-name="bold-italic" style:base-cell-address="results.G21"/>
    </style:style>
    <style:style style:name="ce62" style:family="table-cell" style:parent-style-name="Default">
      <style:map style:condition="is-true-formula([.E22]=&quot;&amp;\it&quot;)" style:apply-style-name="italic" style:base-cell-address="results.G22"/>
      <style:map style:condition="is-true-formula([.E22]=&quot;&amp;\bf&quot;)" style:apply-style-name="bold" style:base-cell-address="results.G22"/>
      <style:map style:condition="is-true-formula([.E22]=&quot;&amp;\bf\it&quot;)" style:apply-style-name="bold-italic" style:base-cell-address="results.G22"/>
    </style:style>
    <style:style style:name="ce63" style:family="table-cell" style:parent-style-name="Default">
      <style:map style:condition="is-true-formula([.E23]=&quot;&amp;\it&quot;)" style:apply-style-name="italic" style:base-cell-address="results.G23"/>
      <style:map style:condition="is-true-formula([.E23]=&quot;&amp;\bf&quot;)" style:apply-style-name="bold" style:base-cell-address="results.G23"/>
      <style:map style:condition="is-true-formula([.E23]=&quot;&amp;\bf\it&quot;)" style:apply-style-name="bold-italic" style:base-cell-address="results.G23"/>
    </style:style>
    <style:style style:name="ce64" style:family="table-cell" style:parent-style-name="Default">
      <style:map style:condition="is-true-formula([.E24]=&quot;&amp;\it&quot;)" style:apply-style-name="italic" style:base-cell-address="results.G24"/>
      <style:map style:condition="is-true-formula([.E24]=&quot;&amp;\bf&quot;)" style:apply-style-name="bold" style:base-cell-address="results.G24"/>
      <style:map style:condition="is-true-formula([.E24]=&quot;&amp;\bf\it&quot;)" style:apply-style-name="bold-italic" style:base-cell-address="results.G24"/>
    </style:style>
    <style:style style:name="ce65" style:family="table-cell" style:parent-style-name="Default">
      <style:map style:condition="is-true-formula([.E25]=&quot;&amp;\it&quot;)" style:apply-style-name="italic" style:base-cell-address="results.G25"/>
      <style:map style:condition="is-true-formula([.E25]=&quot;&amp;\bf&quot;)" style:apply-style-name="bold" style:base-cell-address="results.G25"/>
      <style:map style:condition="is-true-formula([.E25]=&quot;&amp;\bf\it&quot;)" style:apply-style-name="bold-italic" style:base-cell-address="results.G25"/>
    </style:style>
    <style:style style:name="ce66" style:family="table-cell" style:parent-style-name="Default">
      <style:map style:condition="is-true-formula([.E27]=&quot;&amp;\it&quot;)" style:apply-style-name="italic" style:base-cell-address="results.G27"/>
      <style:map style:condition="is-true-formula([.E27]=&quot;&amp;\bf&quot;)" style:apply-style-name="bold" style:base-cell-address="results.G27"/>
      <style:map style:condition="is-true-formula([.E27]=&quot;&amp;\bf\it&quot;)" style:apply-style-name="bold-italic" style:base-cell-address="results.G27"/>
    </style:style>
    <style:style style:name="ce67" style:family="table-cell" style:parent-style-name="Default" style:data-style-name="N142">
      <style:map style:condition="is-true-formula([.E37]=&quot;&amp;\it&quot;)" style:apply-style-name="italic" style:base-cell-address="results.G37"/>
      <style:map style:condition="is-true-formula([.E37]=&quot;&amp;\bf&quot;)" style:apply-style-name="bold" style:base-cell-address="results.G37"/>
      <style:map style:condition="is-true-formula([.E37]=&quot;&amp;\bf\it&quot;)" style:apply-style-name="bold-italic" style:base-cell-address="results.G37"/>
    </style:style>
    <style:style style:name="ce68" style:family="table-cell" style:parent-style-name="Default">
      <style:map style:condition="is-true-formula([.E43]=&quot;&amp;\it&quot;)" style:apply-style-name="italic" style:base-cell-address="results.G43"/>
      <style:map style:condition="is-true-formula([.E43]=&quot;&amp;\bf&quot;)" style:apply-style-name="bold" style:base-cell-address="results.G43"/>
      <style:map style:condition="is-true-formula([.E43]=&quot;&amp;\bf\it&quot;)" style:apply-style-name="bold-italic" style:base-cell-address="results.G43"/>
    </style:style>
    <style:style style:name="ce69" style:family="table-cell" style:parent-style-name="Default">
      <style:map style:condition="is-true-formula([.H5]=&quot;&amp;\it&quot;)" style:apply-style-name="italic" style:base-cell-address="results.I5"/>
      <style:map style:condition="is-true-formula([.H5]=&quot;&amp;\bf&quot;)" style:apply-style-name="bold" style:base-cell-address="results.I5"/>
      <style:map style:condition="is-true-formula([.H5]=&quot;&amp;\bf\it&quot;)" style:apply-style-name="bold-italic" style:base-cell-address="results.I5"/>
    </style:style>
    <style:style style:name="ce70" style:family="table-cell" style:parent-style-name="Default">
      <style:map style:condition="is-true-formula([.H6]=&quot;&amp;\it&quot;)" style:apply-style-name="italic" style:base-cell-address="results.I6"/>
      <style:map style:condition="is-true-formula([.H6]=&quot;&amp;\bf&quot;)" style:apply-style-name="bold" style:base-cell-address="results.I6"/>
      <style:map style:condition="is-true-formula([.H6]=&quot;&amp;\bf\it&quot;)" style:apply-style-name="bold-italic" style:base-cell-address="results.I6"/>
    </style:style>
    <style:style style:name="ce71" style:family="table-cell" style:parent-style-name="Default">
      <style:map style:condition="is-true-formula([.H7]=&quot;&amp;\it&quot;)" style:apply-style-name="italic" style:base-cell-address="results.I7"/>
      <style:map style:condition="is-true-formula([.H7]=&quot;&amp;\bf&quot;)" style:apply-style-name="bold" style:base-cell-address="results.I7"/>
      <style:map style:condition="is-true-formula([.H7]=&quot;&amp;\bf\it&quot;)" style:apply-style-name="bold-italic" style:base-cell-address="results.I7"/>
    </style:style>
    <style:style style:name="ce72" style:family="table-cell" style:parent-style-name="Default">
      <style:map style:condition="is-true-formula([.H8]=&quot;&amp;\it&quot;)" style:apply-style-name="italic" style:base-cell-address="results.I8"/>
      <style:map style:condition="is-true-formula([.H8]=&quot;&amp;\bf&quot;)" style:apply-style-name="bold" style:base-cell-address="results.I8"/>
      <style:map style:condition="is-true-formula([.H8]=&quot;&amp;\bf\it&quot;)" style:apply-style-name="bold-italic" style:base-cell-address="results.I8"/>
    </style:style>
    <style:style style:name="ce73" style:family="table-cell" style:parent-style-name="Default" style:data-style-name="N2">
      <style:map style:condition="is-true-formula([.H9]=&quot;&amp;\it&quot;)" style:apply-style-name="italic" style:base-cell-address="results.I9"/>
      <style:map style:condition="is-true-formula([.H9]=&quot;&amp;\bf&quot;)" style:apply-style-name="bold" style:base-cell-address="results.I9"/>
      <style:map style:condition="is-true-formula([.H9]=&quot;&amp;\bf\it&quot;)" style:apply-style-name="bold-italic" style:base-cell-address="results.I9"/>
    </style:style>
    <style:style style:name="ce74" style:family="table-cell" style:parent-style-name="Default" style:data-style-name="N2">
      <style:map style:condition="is-true-formula([.H11]=&quot;&amp;\it&quot;)" style:apply-style-name="italic" style:base-cell-address="results.I11"/>
      <style:map style:condition="is-true-formula([.H11]=&quot;&amp;\bf&quot;)" style:apply-style-name="bold" style:base-cell-address="results.I11"/>
      <style:map style:condition="is-true-formula([.H11]=&quot;&amp;\bf\it&quot;)" style:apply-style-name="bold-italic" style:base-cell-address="results.I11"/>
    </style:style>
    <style:style style:name="ce75" style:family="table-cell" style:parent-style-name="Default">
      <style:map style:condition="is-true-formula([.H21]=&quot;&amp;\it&quot;)" style:apply-style-name="italic" style:base-cell-address="results.I21"/>
      <style:map style:condition="is-true-formula([.H21]=&quot;&amp;\bf&quot;)" style:apply-style-name="bold" style:base-cell-address="results.I21"/>
      <style:map style:condition="is-true-formula([.H21]=&quot;&amp;\bf\it&quot;)" style:apply-style-name="bold-italic" style:base-cell-address="results.I21"/>
    </style:style>
    <style:style style:name="ce76" style:family="table-cell" style:parent-style-name="Default">
      <style:map style:condition="is-true-formula([.H22]=&quot;&amp;\it&quot;)" style:apply-style-name="italic" style:base-cell-address="results.I22"/>
      <style:map style:condition="is-true-formula([.H22]=&quot;&amp;\bf&quot;)" style:apply-style-name="bold" style:base-cell-address="results.I22"/>
      <style:map style:condition="is-true-formula([.H22]=&quot;&amp;\bf\it&quot;)" style:apply-style-name="bold-italic" style:base-cell-address="results.I22"/>
    </style:style>
    <style:style style:name="ce77" style:family="table-cell" style:parent-style-name="Default">
      <style:map style:condition="is-true-formula([.H23]=&quot;&amp;\it&quot;)" style:apply-style-name="italic" style:base-cell-address="results.I23"/>
      <style:map style:condition="is-true-formula([.H23]=&quot;&amp;\bf&quot;)" style:apply-style-name="bold" style:base-cell-address="results.I23"/>
      <style:map style:condition="is-true-formula([.H23]=&quot;&amp;\bf\it&quot;)" style:apply-style-name="bold-italic" style:base-cell-address="results.I23"/>
    </style:style>
    <style:style style:name="ce78" style:family="table-cell" style:parent-style-name="Default">
      <style:map style:condition="is-true-formula([.H24]=&quot;&amp;\it&quot;)" style:apply-style-name="italic" style:base-cell-address="results.I24"/>
      <style:map style:condition="is-true-formula([.H24]=&quot;&amp;\bf&quot;)" style:apply-style-name="bold" style:base-cell-address="results.I24"/>
      <style:map style:condition="is-true-formula([.H24]=&quot;&amp;\bf\it&quot;)" style:apply-style-name="bold-italic" style:base-cell-address="results.I24"/>
    </style:style>
    <style:style style:name="ce79" style:family="table-cell" style:parent-style-name="Default">
      <style:map style:condition="is-true-formula([.H25]=&quot;&amp;\it&quot;)" style:apply-style-name="italic" style:base-cell-address="results.I25"/>
      <style:map style:condition="is-true-formula([.H25]=&quot;&amp;\bf&quot;)" style:apply-style-name="bold" style:base-cell-address="results.I25"/>
      <style:map style:condition="is-true-formula([.H25]=&quot;&amp;\bf\it&quot;)" style:apply-style-name="bold-italic" style:base-cell-address="results.I25"/>
    </style:style>
    <style:style style:name="ce80" style:family="table-cell" style:parent-style-name="Default">
      <style:map style:condition="is-true-formula([.H27]=&quot;&amp;\it&quot;)" style:apply-style-name="italic" style:base-cell-address="results.I27"/>
      <style:map style:condition="is-true-formula([.H27]=&quot;&amp;\bf&quot;)" style:apply-style-name="bold" style:base-cell-address="results.I27"/>
      <style:map style:condition="is-true-formula([.H27]=&quot;&amp;\bf\it&quot;)" style:apply-style-name="bold-italic" style:base-cell-address="results.I27"/>
    </style:style>
    <style:style style:name="ce81" style:family="table-cell" style:parent-style-name="Default" style:data-style-name="N142">
      <style:map style:condition="is-true-formula([.H37]=&quot;&amp;\it&quot;)" style:apply-style-name="italic" style:base-cell-address="results.I37"/>
      <style:map style:condition="is-true-formula([.H37]=&quot;&amp;\bf&quot;)" style:apply-style-name="bold" style:base-cell-address="results.I37"/>
      <style:map style:condition="is-true-formula([.H37]=&quot;&amp;\bf\it&quot;)" style:apply-style-name="bold-italic" style:base-cell-address="results.I37"/>
    </style:style>
    <style:style style:name="ce82" style:family="table-cell" style:parent-style-name="Default" style:data-style-name="N142">
      <style:map style:condition="is-true-formula([.H38]=&quot;&amp;\it&quot;)" style:apply-style-name="italic" style:base-cell-address="results.I38"/>
      <style:map style:condition="is-true-formula([.H38]=&quot;&amp;\bf&quot;)" style:apply-style-name="bold" style:base-cell-address="results.I38"/>
      <style:map style:condition="is-true-formula([.H38]=&quot;&amp;\bf\it&quot;)" style:apply-style-name="bold-italic" style:base-cell-address="results.I38"/>
    </style:style>
    <style:style style:name="ce83" style:family="table-cell" style:parent-style-name="Default" style:data-style-name="N142">
      <style:map style:condition="is-true-formula([.H39]=&quot;&amp;\it&quot;)" style:apply-style-name="italic" style:base-cell-address="results.I39"/>
      <style:map style:condition="is-true-formula([.H39]=&quot;&amp;\bf&quot;)" style:apply-style-name="bold" style:base-cell-address="results.I39"/>
      <style:map style:condition="is-true-formula([.H39]=&quot;&amp;\bf\it&quot;)" style:apply-style-name="bold-italic" style:base-cell-address="results.I39"/>
    </style:style>
    <style:style style:name="ce84" style:family="table-cell" style:parent-style-name="Default" style:data-style-name="N142">
      <style:map style:condition="is-true-formula([.H40]=&quot;&amp;\it&quot;)" style:apply-style-name="italic" style:base-cell-address="results.I40"/>
      <style:map style:condition="is-true-formula([.H40]=&quot;&amp;\bf&quot;)" style:apply-style-name="bold" style:base-cell-address="results.I40"/>
      <style:map style:condition="is-true-formula([.H40]=&quot;&amp;\bf\it&quot;)" style:apply-style-name="bold-italic" style:base-cell-address="results.I40"/>
    </style:style>
    <style:style style:name="ce85" style:family="table-cell" style:parent-style-name="Default" style:data-style-name="N142">
      <style:map style:condition="is-true-formula([.H41]=&quot;&amp;\it&quot;)" style:apply-style-name="italic" style:base-cell-address="results.I41"/>
      <style:map style:condition="is-true-formula([.H41]=&quot;&amp;\bf&quot;)" style:apply-style-name="bold" style:base-cell-address="results.I41"/>
      <style:map style:condition="is-true-formula([.H41]=&quot;&amp;\bf\it&quot;)" style:apply-style-name="bold-italic" style:base-cell-address="results.I41"/>
    </style:style>
    <style:style style:name="ce86" style:family="table-cell" style:parent-style-name="Default" style:data-style-name="N129">
      <style:map style:condition="is-true-formula([.H43]=&quot;&amp;\it&quot;)" style:apply-style-name="italic" style:base-cell-address="results.I43"/>
      <style:map style:condition="is-true-formula([.H43]=&quot;&amp;\bf&quot;)" style:apply-style-name="bold" style:base-cell-address="results.I43"/>
      <style:map style:condition="is-true-formula([.H43]=&quot;&amp;\bf\it&quot;)" style:apply-style-name="bold-italic" style:base-cell-address="results.I43"/>
    </style:style>
    <style:style style:name="ce87" style:family="table-cell" style:parent-style-name="Default">
      <style:map style:condition="is-true-formula([.H5]=&quot;&amp;\it&quot;)" style:apply-style-name="italic" style:base-cell-address="results.J5"/>
      <style:map style:condition="is-true-formula([.H5]=&quot;&amp;\bf&quot;)" style:apply-style-name="bold" style:base-cell-address="results.J5"/>
      <style:map style:condition="is-true-formula([.H5]=&quot;&amp;\bf\it&quot;)" style:apply-style-name="bold-italic" style:base-cell-address="results.J5"/>
    </style:style>
    <style:style style:name="ce88" style:family="table-cell" style:parent-style-name="Default">
      <style:map style:condition="is-true-formula([.H6]=&quot;&amp;\it&quot;)" style:apply-style-name="italic" style:base-cell-address="results.J6"/>
      <style:map style:condition="is-true-formula([.H6]=&quot;&amp;\bf&quot;)" style:apply-style-name="bold" style:base-cell-address="results.J6"/>
      <style:map style:condition="is-true-formula([.H6]=&quot;&amp;\bf\it&quot;)" style:apply-style-name="bold-italic" style:base-cell-address="results.J6"/>
    </style:style>
    <style:style style:name="ce89" style:family="table-cell" style:parent-style-name="Default">
      <style:map style:condition="is-true-formula([.H7]=&quot;&amp;\it&quot;)" style:apply-style-name="italic" style:base-cell-address="results.J7"/>
      <style:map style:condition="is-true-formula([.H7]=&quot;&amp;\bf&quot;)" style:apply-style-name="bold" style:base-cell-address="results.J7"/>
      <style:map style:condition="is-true-formula([.H7]=&quot;&amp;\bf\it&quot;)" style:apply-style-name="bold-italic" style:base-cell-address="results.J7"/>
    </style:style>
    <style:style style:name="ce90" style:family="table-cell" style:parent-style-name="Default">
      <style:map style:condition="is-true-formula([.H8]=&quot;&amp;\it&quot;)" style:apply-style-name="italic" style:base-cell-address="results.J8"/>
      <style:map style:condition="is-true-formula([.H8]=&quot;&amp;\bf&quot;)" style:apply-style-name="bold" style:base-cell-address="results.J8"/>
      <style:map style:condition="is-true-formula([.H8]=&quot;&amp;\bf\it&quot;)" style:apply-style-name="bold-italic" style:base-cell-address="results.J8"/>
    </style:style>
    <style:style style:name="ce91" style:family="table-cell" style:parent-style-name="Default">
      <style:map style:condition="is-true-formula([.H9]=&quot;&amp;\it&quot;)" style:apply-style-name="italic" style:base-cell-address="results.J9"/>
      <style:map style:condition="is-true-formula([.H9]=&quot;&amp;\bf&quot;)" style:apply-style-name="bold" style:base-cell-address="results.J9"/>
      <style:map style:condition="is-true-formula([.H9]=&quot;&amp;\bf\it&quot;)" style:apply-style-name="bold-italic" style:base-cell-address="results.J9"/>
    </style:style>
    <style:style style:name="ce92" style:family="table-cell" style:parent-style-name="Default">
      <style:map style:condition="is-true-formula([.H11]=&quot;&amp;\it&quot;)" style:apply-style-name="italic" style:base-cell-address="results.J11"/>
      <style:map style:condition="is-true-formula([.H11]=&quot;&amp;\bf&quot;)" style:apply-style-name="bold" style:base-cell-address="results.J11"/>
      <style:map style:condition="is-true-formula([.H11]=&quot;&amp;\bf\it&quot;)" style:apply-style-name="bold-italic" style:base-cell-address="results.J11"/>
    </style:style>
    <style:style style:name="ce93" style:family="table-cell" style:parent-style-name="Default">
      <style:map style:condition="is-true-formula([.H21]=&quot;&amp;\it&quot;)" style:apply-style-name="italic" style:base-cell-address="results.J21"/>
      <style:map style:condition="is-true-formula([.H21]=&quot;&amp;\bf&quot;)" style:apply-style-name="bold" style:base-cell-address="results.J21"/>
      <style:map style:condition="is-true-formula([.H21]=&quot;&amp;\bf\it&quot;)" style:apply-style-name="bold-italic" style:base-cell-address="results.J21"/>
    </style:style>
    <style:style style:name="ce94" style:family="table-cell" style:parent-style-name="Default">
      <style:map style:condition="is-true-formula([.H22]=&quot;&amp;\it&quot;)" style:apply-style-name="italic" style:base-cell-address="results.J22"/>
      <style:map style:condition="is-true-formula([.H22]=&quot;&amp;\bf&quot;)" style:apply-style-name="bold" style:base-cell-address="results.J22"/>
      <style:map style:condition="is-true-formula([.H22]=&quot;&amp;\bf\it&quot;)" style:apply-style-name="bold-italic" style:base-cell-address="results.J22"/>
    </style:style>
    <style:style style:name="ce95" style:family="table-cell" style:parent-style-name="Default">
      <style:map style:condition="is-true-formula([.H23]=&quot;&amp;\it&quot;)" style:apply-style-name="italic" style:base-cell-address="results.J23"/>
      <style:map style:condition="is-true-formula([.H23]=&quot;&amp;\bf&quot;)" style:apply-style-name="bold" style:base-cell-address="results.J23"/>
      <style:map style:condition="is-true-formula([.H23]=&quot;&amp;\bf\it&quot;)" style:apply-style-name="bold-italic" style:base-cell-address="results.J23"/>
    </style:style>
    <style:style style:name="ce96" style:family="table-cell" style:parent-style-name="Default">
      <style:map style:condition="is-true-formula([.H24]=&quot;&amp;\it&quot;)" style:apply-style-name="italic" style:base-cell-address="results.J24"/>
      <style:map style:condition="is-true-formula([.H24]=&quot;&amp;\bf&quot;)" style:apply-style-name="bold" style:base-cell-address="results.J24"/>
      <style:map style:condition="is-true-formula([.H24]=&quot;&amp;\bf\it&quot;)" style:apply-style-name="bold-italic" style:base-cell-address="results.J24"/>
    </style:style>
    <style:style style:name="ce97" style:family="table-cell" style:parent-style-name="Default">
      <style:map style:condition="is-true-formula([.H25]=&quot;&amp;\it&quot;)" style:apply-style-name="italic" style:base-cell-address="results.J25"/>
      <style:map style:condition="is-true-formula([.H25]=&quot;&amp;\bf&quot;)" style:apply-style-name="bold" style:base-cell-address="results.J25"/>
      <style:map style:condition="is-true-formula([.H25]=&quot;&amp;\bf\it&quot;)" style:apply-style-name="bold-italic" style:base-cell-address="results.J25"/>
    </style:style>
    <style:style style:name="ce98" style:family="table-cell" style:parent-style-name="Default">
      <style:map style:condition="is-true-formula([.H27]=&quot;&amp;\it&quot;)" style:apply-style-name="italic" style:base-cell-address="results.J27"/>
      <style:map style:condition="is-true-formula([.H27]=&quot;&amp;\bf&quot;)" style:apply-style-name="bold" style:base-cell-address="results.J27"/>
      <style:map style:condition="is-true-formula([.H27]=&quot;&amp;\bf\it&quot;)" style:apply-style-name="bold-italic" style:base-cell-address="results.J27"/>
    </style:style>
    <style:style style:name="ce99" style:family="table-cell" style:parent-style-name="Default" style:data-style-name="N142">
      <style:map style:condition="is-true-formula([.H37]=&quot;&amp;\it&quot;)" style:apply-style-name="italic" style:base-cell-address="results.J37"/>
      <style:map style:condition="is-true-formula([.H37]=&quot;&amp;\bf&quot;)" style:apply-style-name="bold" style:base-cell-address="results.J37"/>
      <style:map style:condition="is-true-formula([.H37]=&quot;&amp;\bf\it&quot;)" style:apply-style-name="bold-italic" style:base-cell-address="results.J37"/>
    </style:style>
    <style:style style:name="ce100" style:family="table-cell" style:parent-style-name="Default">
      <style:map style:condition="is-true-formula([.H43]=&quot;&amp;\it&quot;)" style:apply-style-name="italic" style:base-cell-address="results.J43"/>
      <style:map style:condition="is-true-formula([.H43]=&quot;&amp;\bf&quot;)" style:apply-style-name="bold" style:base-cell-address="results.J43"/>
      <style:map style:condition="is-true-formula([.H43]=&quot;&amp;\bf\it&quot;)" style:apply-style-name="bold-italic" style:base-cell-address="results.J43"/>
    </style:style>
    <style:style style:name="ce101" style:family="table-cell" style:parent-style-name="Default">
      <style:map style:condition="is-true-formula([.K5]=&quot;&amp;\it&quot;)" style:apply-style-name="italic" style:base-cell-address="results.L5"/>
      <style:map style:condition="is-true-formula([.K5]=&quot;&amp;\bf&quot;)" style:apply-style-name="bold" style:base-cell-address="results.L5"/>
      <style:map style:condition="is-true-formula([.K5]=&quot;&amp;\bf\it&quot;)" style:apply-style-name="bold-italic" style:base-cell-address="results.L5"/>
    </style:style>
    <style:style style:name="ce102" style:family="table-cell" style:parent-style-name="Default">
      <style:map style:condition="is-true-formula([.K6]=&quot;&amp;\it&quot;)" style:apply-style-name="italic" style:base-cell-address="results.L6"/>
      <style:map style:condition="is-true-formula([.K6]=&quot;&amp;\bf&quot;)" style:apply-style-name="bold" style:base-cell-address="results.L6"/>
      <style:map style:condition="is-true-formula([.K6]=&quot;&amp;\bf\it&quot;)" style:apply-style-name="bold-italic" style:base-cell-address="results.L6"/>
    </style:style>
    <style:style style:name="ce103" style:family="table-cell" style:parent-style-name="Default">
      <style:map style:condition="is-true-formula([.K7]=&quot;&amp;\it&quot;)" style:apply-style-name="italic" style:base-cell-address="results.L7"/>
      <style:map style:condition="is-true-formula([.K7]=&quot;&amp;\bf&quot;)" style:apply-style-name="bold" style:base-cell-address="results.L7"/>
      <style:map style:condition="is-true-formula([.K7]=&quot;&amp;\bf\it&quot;)" style:apply-style-name="bold-italic" style:base-cell-address="results.L7"/>
    </style:style>
    <style:style style:name="ce104" style:family="table-cell" style:parent-style-name="Default">
      <style:map style:condition="is-true-formula([.K8]=&quot;&amp;\it&quot;)" style:apply-style-name="italic" style:base-cell-address="results.L8"/>
      <style:map style:condition="is-true-formula([.K8]=&quot;&amp;\bf&quot;)" style:apply-style-name="bold" style:base-cell-address="results.L8"/>
      <style:map style:condition="is-true-formula([.K8]=&quot;&amp;\bf\it&quot;)" style:apply-style-name="bold-italic" style:base-cell-address="results.L8"/>
    </style:style>
    <style:style style:name="ce105" style:family="table-cell" style:parent-style-name="Default">
      <style:map style:condition="is-true-formula([.K9]=&quot;&amp;\it&quot;)" style:apply-style-name="italic" style:base-cell-address="results.L9"/>
      <style:map style:condition="is-true-formula([.K9]=&quot;&amp;\bf&quot;)" style:apply-style-name="bold" style:base-cell-address="results.L9"/>
      <style:map style:condition="is-true-formula([.K9]=&quot;&amp;\bf\it&quot;)" style:apply-style-name="bold-italic" style:base-cell-address="results.L9"/>
    </style:style>
    <style:style style:name="ce106" style:family="table-cell" style:parent-style-name="Default">
      <style:map style:condition="is-true-formula([.K11]=&quot;&amp;\it&quot;)" style:apply-style-name="italic" style:base-cell-address="results.L11"/>
      <style:map style:condition="is-true-formula([.K11]=&quot;&amp;\bf&quot;)" style:apply-style-name="bold" style:base-cell-address="results.L11"/>
      <style:map style:condition="is-true-formula([.K11]=&quot;&amp;\bf\it&quot;)" style:apply-style-name="bold-italic" style:base-cell-address="results.L11"/>
    </style:style>
    <style:style style:name="ce107" style:family="table-cell" style:parent-style-name="Default">
      <style:map style:condition="is-true-formula([.K21]=&quot;&amp;\it&quot;)" style:apply-style-name="italic" style:base-cell-address="results.L21"/>
      <style:map style:condition="is-true-formula([.K21]=&quot;&amp;\bf&quot;)" style:apply-style-name="bold" style:base-cell-address="results.L21"/>
      <style:map style:condition="is-true-formula([.K21]=&quot;&amp;\bf\it&quot;)" style:apply-style-name="bold-italic" style:base-cell-address="results.L21"/>
    </style:style>
    <style:style style:name="ce108" style:family="table-cell" style:parent-style-name="Default">
      <style:map style:condition="is-true-formula([.K22]=&quot;&amp;\it&quot;)" style:apply-style-name="italic" style:base-cell-address="results.L22"/>
      <style:map style:condition="is-true-formula([.K22]=&quot;&amp;\bf&quot;)" style:apply-style-name="bold" style:base-cell-address="results.L22"/>
      <style:map style:condition="is-true-formula([.K22]=&quot;&amp;\bf\it&quot;)" style:apply-style-name="bold-italic" style:base-cell-address="results.L22"/>
    </style:style>
    <style:style style:name="ce109" style:family="table-cell" style:parent-style-name="Default">
      <style:map style:condition="is-true-formula([.K23]=&quot;&amp;\it&quot;)" style:apply-style-name="italic" style:base-cell-address="results.L23"/>
      <style:map style:condition="is-true-formula([.K23]=&quot;&amp;\bf&quot;)" style:apply-style-name="bold" style:base-cell-address="results.L23"/>
      <style:map style:condition="is-true-formula([.K23]=&quot;&amp;\bf\it&quot;)" style:apply-style-name="bold-italic" style:base-cell-address="results.L23"/>
    </style:style>
    <style:style style:name="ce110" style:family="table-cell" style:parent-style-name="Default">
      <style:map style:condition="is-true-formula([.K24]=&quot;&amp;\it&quot;)" style:apply-style-name="italic" style:base-cell-address="results.L24"/>
      <style:map style:condition="is-true-formula([.K24]=&quot;&amp;\bf&quot;)" style:apply-style-name="bold" style:base-cell-address="results.L24"/>
      <style:map style:condition="is-true-formula([.K24]=&quot;&amp;\bf\it&quot;)" style:apply-style-name="bold-italic" style:base-cell-address="results.L24"/>
    </style:style>
    <style:style style:name="ce111" style:family="table-cell" style:parent-style-name="Default">
      <style:map style:condition="is-true-formula([.K25]=&quot;&amp;\it&quot;)" style:apply-style-name="italic" style:base-cell-address="results.L25"/>
      <style:map style:condition="is-true-formula([.K25]=&quot;&amp;\bf&quot;)" style:apply-style-name="bold" style:base-cell-address="results.L25"/>
      <style:map style:condition="is-true-formula([.K25]=&quot;&amp;\bf\it&quot;)" style:apply-style-name="bold-italic" style:base-cell-address="results.L25"/>
    </style:style>
    <style:style style:name="ce112" style:family="table-cell" style:parent-style-name="Default">
      <style:map style:condition="is-true-formula([.K27]=&quot;&amp;\it&quot;)" style:apply-style-name="italic" style:base-cell-address="results.L27"/>
      <style:map style:condition="is-true-formula([.K27]=&quot;&amp;\bf&quot;)" style:apply-style-name="bold" style:base-cell-address="results.L27"/>
      <style:map style:condition="is-true-formula([.K27]=&quot;&amp;\bf\it&quot;)" style:apply-style-name="bold-italic" style:base-cell-address="results.L27"/>
    </style:style>
    <style:style style:name="ce113" style:family="table-cell" style:parent-style-name="Default" style:data-style-name="N142">
      <style:map style:condition="is-true-formula([.K37]=&quot;&amp;\it&quot;)" style:apply-style-name="italic" style:base-cell-address="results.L37"/>
      <style:map style:condition="is-true-formula([.K37]=&quot;&amp;\bf&quot;)" style:apply-style-name="bold" style:base-cell-address="results.L37"/>
      <style:map style:condition="is-true-formula([.K37]=&quot;&amp;\bf\it&quot;)" style:apply-style-name="bold-italic" style:base-cell-address="results.L37"/>
    </style:style>
    <style:style style:name="ce114" style:family="table-cell" style:parent-style-name="Default" style:data-style-name="N142">
      <style:map style:condition="is-true-formula([.K38]=&quot;&amp;\it&quot;)" style:apply-style-name="italic" style:base-cell-address="results.L38"/>
      <style:map style:condition="is-true-formula([.K38]=&quot;&amp;\bf&quot;)" style:apply-style-name="bold" style:base-cell-address="results.L38"/>
      <style:map style:condition="is-true-formula([.K38]=&quot;&amp;\bf\it&quot;)" style:apply-style-name="bold-italic" style:base-cell-address="results.L38"/>
    </style:style>
    <style:style style:name="ce115" style:family="table-cell" style:parent-style-name="Default" style:data-style-name="N142">
      <style:map style:condition="is-true-formula([.K39]=&quot;&amp;\it&quot;)" style:apply-style-name="italic" style:base-cell-address="results.L39"/>
      <style:map style:condition="is-true-formula([.K39]=&quot;&amp;\bf&quot;)" style:apply-style-name="bold" style:base-cell-address="results.L39"/>
      <style:map style:condition="is-true-formula([.K39]=&quot;&amp;\bf\it&quot;)" style:apply-style-name="bold-italic" style:base-cell-address="results.L39"/>
    </style:style>
    <style:style style:name="ce116" style:family="table-cell" style:parent-style-name="Default" style:data-style-name="N142">
      <style:map style:condition="is-true-formula([.K40]=&quot;&amp;\it&quot;)" style:apply-style-name="italic" style:base-cell-address="results.L40"/>
      <style:map style:condition="is-true-formula([.K40]=&quot;&amp;\bf&quot;)" style:apply-style-name="bold" style:base-cell-address="results.L40"/>
      <style:map style:condition="is-true-formula([.K40]=&quot;&amp;\bf\it&quot;)" style:apply-style-name="bold-italic" style:base-cell-address="results.L40"/>
    </style:style>
    <style:style style:name="ce117" style:family="table-cell" style:parent-style-name="Default" style:data-style-name="N142">
      <style:map style:condition="is-true-formula([.K41]=&quot;&amp;\it&quot;)" style:apply-style-name="italic" style:base-cell-address="results.L41"/>
      <style:map style:condition="is-true-formula([.K41]=&quot;&amp;\bf&quot;)" style:apply-style-name="bold" style:base-cell-address="results.L41"/>
      <style:map style:condition="is-true-formula([.K41]=&quot;&amp;\bf\it&quot;)" style:apply-style-name="bold-italic" style:base-cell-address="results.L41"/>
    </style:style>
    <style:style style:name="ce118" style:family="table-cell" style:parent-style-name="Default" style:data-style-name="N129">
      <style:map style:condition="is-true-formula([.K43]=&quot;&amp;\it&quot;)" style:apply-style-name="italic" style:base-cell-address="results.L43"/>
      <style:map style:condition="is-true-formula([.K43]=&quot;&amp;\bf&quot;)" style:apply-style-name="bold" style:base-cell-address="results.L43"/>
      <style:map style:condition="is-true-formula([.K43]=&quot;&amp;\bf\it&quot;)" style:apply-style-name="bold-italic" style:base-cell-address="results.L43"/>
    </style:style>
    <style:style style:name="ce119" style:family="table-cell" style:parent-style-name="Default">
      <style:map style:condition="is-true-formula([.K5]=&quot;&amp;\it&quot;)" style:apply-style-name="italic" style:base-cell-address="results.M5"/>
      <style:map style:condition="is-true-formula([.K5]=&quot;&amp;\bf&quot;)" style:apply-style-name="bold" style:base-cell-address="results.M5"/>
      <style:map style:condition="is-true-formula([.K5]=&quot;&amp;\bf\it&quot;)" style:apply-style-name="bold-italic" style:base-cell-address="results.M5"/>
    </style:style>
    <style:style style:name="ce120" style:family="table-cell" style:parent-style-name="Default">
      <style:map style:condition="is-true-formula([.K6]=&quot;&amp;\it&quot;)" style:apply-style-name="italic" style:base-cell-address="results.M6"/>
      <style:map style:condition="is-true-formula([.K6]=&quot;&amp;\bf&quot;)" style:apply-style-name="bold" style:base-cell-address="results.M6"/>
      <style:map style:condition="is-true-formula([.K6]=&quot;&amp;\bf\it&quot;)" style:apply-style-name="bold-italic" style:base-cell-address="results.M6"/>
    </style:style>
    <style:style style:name="ce121" style:family="table-cell" style:parent-style-name="Default">
      <style:map style:condition="is-true-formula([.K7]=&quot;&amp;\it&quot;)" style:apply-style-name="italic" style:base-cell-address="results.M7"/>
      <style:map style:condition="is-true-formula([.K7]=&quot;&amp;\bf&quot;)" style:apply-style-name="bold" style:base-cell-address="results.M7"/>
      <style:map style:condition="is-true-formula([.K7]=&quot;&amp;\bf\it&quot;)" style:apply-style-name="bold-italic" style:base-cell-address="results.M7"/>
    </style:style>
    <style:style style:name="ce122" style:family="table-cell" style:parent-style-name="Default">
      <style:map style:condition="is-true-formula([.K8]=&quot;&amp;\it&quot;)" style:apply-style-name="italic" style:base-cell-address="results.M8"/>
      <style:map style:condition="is-true-formula([.K8]=&quot;&amp;\bf&quot;)" style:apply-style-name="bold" style:base-cell-address="results.M8"/>
      <style:map style:condition="is-true-formula([.K8]=&quot;&amp;\bf\it&quot;)" style:apply-style-name="bold-italic" style:base-cell-address="results.M8"/>
    </style:style>
    <style:style style:name="ce123" style:family="table-cell" style:parent-style-name="Default">
      <style:map style:condition="is-true-formula([.K9]=&quot;&amp;\it&quot;)" style:apply-style-name="italic" style:base-cell-address="results.M9"/>
      <style:map style:condition="is-true-formula([.K9]=&quot;&amp;\bf&quot;)" style:apply-style-name="bold" style:base-cell-address="results.M9"/>
      <style:map style:condition="is-true-formula([.K9]=&quot;&amp;\bf\it&quot;)" style:apply-style-name="bold-italic" style:base-cell-address="results.M9"/>
    </style:style>
    <style:style style:name="ce124" style:family="table-cell" style:parent-style-name="Default">
      <style:map style:condition="is-true-formula([.K11]=&quot;&amp;\it&quot;)" style:apply-style-name="italic" style:base-cell-address="results.M11"/>
      <style:map style:condition="is-true-formula([.K11]=&quot;&amp;\bf&quot;)" style:apply-style-name="bold" style:base-cell-address="results.M11"/>
      <style:map style:condition="is-true-formula([.K11]=&quot;&amp;\bf\it&quot;)" style:apply-style-name="bold-italic" style:base-cell-address="results.M11"/>
    </style:style>
    <style:style style:name="ce125" style:family="table-cell" style:parent-style-name="Default">
      <style:map style:condition="is-true-formula([.K21]=&quot;&amp;\it&quot;)" style:apply-style-name="italic" style:base-cell-address="results.M21"/>
      <style:map style:condition="is-true-formula([.K21]=&quot;&amp;\bf&quot;)" style:apply-style-name="bold" style:base-cell-address="results.M21"/>
      <style:map style:condition="is-true-formula([.K21]=&quot;&amp;\bf\it&quot;)" style:apply-style-name="bold-italic" style:base-cell-address="results.M21"/>
    </style:style>
    <style:style style:name="ce126" style:family="table-cell" style:parent-style-name="Default">
      <style:map style:condition="is-true-formula([.K22]=&quot;&amp;\it&quot;)" style:apply-style-name="italic" style:base-cell-address="results.M22"/>
      <style:map style:condition="is-true-formula([.K22]=&quot;&amp;\bf&quot;)" style:apply-style-name="bold" style:base-cell-address="results.M22"/>
      <style:map style:condition="is-true-formula([.K22]=&quot;&amp;\bf\it&quot;)" style:apply-style-name="bold-italic" style:base-cell-address="results.M22"/>
    </style:style>
    <style:style style:name="ce127" style:family="table-cell" style:parent-style-name="Default">
      <style:map style:condition="is-true-formula([.K23]=&quot;&amp;\it&quot;)" style:apply-style-name="italic" style:base-cell-address="results.M23"/>
      <style:map style:condition="is-true-formula([.K23]=&quot;&amp;\bf&quot;)" style:apply-style-name="bold" style:base-cell-address="results.M23"/>
      <style:map style:condition="is-true-formula([.K23]=&quot;&amp;\bf\it&quot;)" style:apply-style-name="bold-italic" style:base-cell-address="results.M23"/>
    </style:style>
    <style:style style:name="ce128" style:family="table-cell" style:parent-style-name="Default">
      <style:map style:condition="is-true-formula([.K24]=&quot;&amp;\it&quot;)" style:apply-style-name="italic" style:base-cell-address="results.M24"/>
      <style:map style:condition="is-true-formula([.K24]=&quot;&amp;\bf&quot;)" style:apply-style-name="bold" style:base-cell-address="results.M24"/>
      <style:map style:condition="is-true-formula([.K24]=&quot;&amp;\bf\it&quot;)" style:apply-style-name="bold-italic" style:base-cell-address="results.M24"/>
    </style:style>
    <style:style style:name="ce129" style:family="table-cell" style:parent-style-name="Default">
      <style:map style:condition="is-true-formula([.K25]=&quot;&amp;\it&quot;)" style:apply-style-name="italic" style:base-cell-address="results.M25"/>
      <style:map style:condition="is-true-formula([.K25]=&quot;&amp;\bf&quot;)" style:apply-style-name="bold" style:base-cell-address="results.M25"/>
      <style:map style:condition="is-true-formula([.K25]=&quot;&amp;\bf\it&quot;)" style:apply-style-name="bold-italic" style:base-cell-address="results.M25"/>
    </style:style>
    <style:style style:name="ce130" style:family="table-cell" style:parent-style-name="Default">
      <style:map style:condition="is-true-formula([.K27]=&quot;&amp;\it&quot;)" style:apply-style-name="italic" style:base-cell-address="results.M27"/>
      <style:map style:condition="is-true-formula([.K27]=&quot;&amp;\bf&quot;)" style:apply-style-name="bold" style:base-cell-address="results.M27"/>
      <style:map style:condition="is-true-formula([.K27]=&quot;&amp;\bf\it&quot;)" style:apply-style-name="bold-italic" style:base-cell-address="results.M27"/>
    </style:style>
    <style:style style:name="ce131" style:family="table-cell" style:parent-style-name="Default" style:data-style-name="N142">
      <style:map style:condition="is-true-formula([.K37]=&quot;&amp;\it&quot;)" style:apply-style-name="italic" style:base-cell-address="results.M37"/>
      <style:map style:condition="is-true-formula([.K37]=&quot;&amp;\bf&quot;)" style:apply-style-name="bold" style:base-cell-address="results.M37"/>
      <style:map style:condition="is-true-formula([.K37]=&quot;&amp;\bf\it&quot;)" style:apply-style-name="bold-italic" style:base-cell-address="results.M37"/>
    </style:style>
    <style:style style:name="ce132" style:family="table-cell" style:parent-style-name="Default">
      <style:map style:condition="is-true-formula([.K43]=&quot;&amp;\it&quot;)" style:apply-style-name="italic" style:base-cell-address="results.M43"/>
      <style:map style:condition="is-true-formula([.K43]=&quot;&amp;\bf&quot;)" style:apply-style-name="bold" style:base-cell-address="results.M43"/>
      <style:map style:condition="is-true-formula([.K43]=&quot;&amp;\bf\it&quot;)" style:apply-style-name="bold-italic" style:base-cell-address="results.M43"/>
    </style:style>
    <style:style style:name="ce133" style:family="table-cell" style:parent-style-name="Default">
      <style:map style:condition="is-true-formula([.Q5]=&quot;&amp;\it&quot;)" style:apply-style-name="italic" style:base-cell-address="results.R5"/>
      <style:map style:condition="is-true-formula([.Q5]=&quot;&amp;\bf&quot;)" style:apply-style-name="bold" style:base-cell-address="results.R5"/>
      <style:map style:condition="is-true-formula([.Q5]=&quot;&amp;\bf\it&quot;)" style:apply-style-name="bold-italic" style:base-cell-address="results.R5"/>
    </style:style>
    <style:style style:name="ce134" style:family="table-cell" style:parent-style-name="Default">
      <style:map style:condition="is-true-formula([.Q6]=&quot;&amp;\it&quot;)" style:apply-style-name="italic" style:base-cell-address="results.R6"/>
      <style:map style:condition="is-true-formula([.Q6]=&quot;&amp;\bf&quot;)" style:apply-style-name="bold" style:base-cell-address="results.R6"/>
      <style:map style:condition="is-true-formula([.Q6]=&quot;&amp;\bf\it&quot;)" style:apply-style-name="bold-italic" style:base-cell-address="results.R6"/>
    </style:style>
    <style:style style:name="ce135" style:family="table-cell" style:parent-style-name="Default">
      <style:map style:condition="is-true-formula([.Q7]=&quot;&amp;\it&quot;)" style:apply-style-name="italic" style:base-cell-address="results.R7"/>
      <style:map style:condition="is-true-formula([.Q7]=&quot;&amp;\bf&quot;)" style:apply-style-name="bold" style:base-cell-address="results.R7"/>
      <style:map style:condition="is-true-formula([.Q7]=&quot;&amp;\bf\it&quot;)" style:apply-style-name="bold-italic" style:base-cell-address="results.R7"/>
    </style:style>
    <style:style style:name="ce136" style:family="table-cell" style:parent-style-name="Default">
      <style:map style:condition="is-true-formula([.Q8]=&quot;&amp;\it&quot;)" style:apply-style-name="italic" style:base-cell-address="results.R8"/>
      <style:map style:condition="is-true-formula([.Q8]=&quot;&amp;\bf&quot;)" style:apply-style-name="bold" style:base-cell-address="results.R8"/>
      <style:map style:condition="is-true-formula([.Q8]=&quot;&amp;\bf\it&quot;)" style:apply-style-name="bold-italic" style:base-cell-address="results.R8"/>
    </style:style>
    <style:style style:name="ce137" style:family="table-cell" style:parent-style-name="Default">
      <style:map style:condition="is-true-formula([.Q9]=&quot;&amp;\it&quot;)" style:apply-style-name="italic" style:base-cell-address="results.R9"/>
      <style:map style:condition="is-true-formula([.Q9]=&quot;&amp;\bf&quot;)" style:apply-style-name="bold" style:base-cell-address="results.R9"/>
      <style:map style:condition="is-true-formula([.Q9]=&quot;&amp;\bf\it&quot;)" style:apply-style-name="bold-italic" style:base-cell-address="results.R9"/>
    </style:style>
    <style:style style:name="ce138" style:family="table-cell" style:parent-style-name="Default">
      <style:map style:condition="is-true-formula([.Q11]=&quot;&amp;\it&quot;)" style:apply-style-name="italic" style:base-cell-address="results.R11"/>
      <style:map style:condition="is-true-formula([.Q11]=&quot;&amp;\bf&quot;)" style:apply-style-name="bold" style:base-cell-address="results.R11"/>
      <style:map style:condition="is-true-formula([.Q11]=&quot;&amp;\bf\it&quot;)" style:apply-style-name="bold-italic" style:base-cell-address="results.R11"/>
    </style:style>
    <style:style style:name="ce139" style:family="table-cell" style:parent-style-name="Default">
      <style:map style:condition="is-true-formula([.Q21]=&quot;&amp;\it&quot;)" style:apply-style-name="italic" style:base-cell-address="results.R21"/>
      <style:map style:condition="is-true-formula([.Q21]=&quot;&amp;\bf&quot;)" style:apply-style-name="bold" style:base-cell-address="results.R21"/>
      <style:map style:condition="is-true-formula([.Q21]=&quot;&amp;\bf\it&quot;)" style:apply-style-name="bold-italic" style:base-cell-address="results.R21"/>
    </style:style>
    <style:style style:name="ce140" style:family="table-cell" style:parent-style-name="Default">
      <style:map style:condition="is-true-formula([.Q22]=&quot;&amp;\it&quot;)" style:apply-style-name="italic" style:base-cell-address="results.R22"/>
      <style:map style:condition="is-true-formula([.Q22]=&quot;&amp;\bf&quot;)" style:apply-style-name="bold" style:base-cell-address="results.R22"/>
      <style:map style:condition="is-true-formula([.Q22]=&quot;&amp;\bf\it&quot;)" style:apply-style-name="bold-italic" style:base-cell-address="results.R22"/>
    </style:style>
    <style:style style:name="ce141" style:family="table-cell" style:parent-style-name="Default">
      <style:map style:condition="is-true-formula([.Q23]=&quot;&amp;\it&quot;)" style:apply-style-name="italic" style:base-cell-address="results.R23"/>
      <style:map style:condition="is-true-formula([.Q23]=&quot;&amp;\bf&quot;)" style:apply-style-name="bold" style:base-cell-address="results.R23"/>
      <style:map style:condition="is-true-formula([.Q23]=&quot;&amp;\bf\it&quot;)" style:apply-style-name="bold-italic" style:base-cell-address="results.R23"/>
    </style:style>
    <style:style style:name="ce142" style:family="table-cell" style:parent-style-name="Default">
      <style:map style:condition="is-true-formula([.Q24]=&quot;&amp;\it&quot;)" style:apply-style-name="italic" style:base-cell-address="results.R24"/>
      <style:map style:condition="is-true-formula([.Q24]=&quot;&amp;\bf&quot;)" style:apply-style-name="bold" style:base-cell-address="results.R24"/>
      <style:map style:condition="is-true-formula([.Q24]=&quot;&amp;\bf\it&quot;)" style:apply-style-name="bold-italic" style:base-cell-address="results.R24"/>
    </style:style>
    <style:style style:name="ce143" style:family="table-cell" style:parent-style-name="Default">
      <style:map style:condition="is-true-formula([.Q25]=&quot;&amp;\it&quot;)" style:apply-style-name="italic" style:base-cell-address="results.R25"/>
      <style:map style:condition="is-true-formula([.Q25]=&quot;&amp;\bf&quot;)" style:apply-style-name="bold" style:base-cell-address="results.R25"/>
      <style:map style:condition="is-true-formula([.Q25]=&quot;&amp;\bf\it&quot;)" style:apply-style-name="bold-italic" style:base-cell-address="results.R25"/>
    </style:style>
    <style:style style:name="ce144" style:family="table-cell" style:parent-style-name="Default">
      <style:map style:condition="is-true-formula([.Q27]=&quot;&amp;\it&quot;)" style:apply-style-name="italic" style:base-cell-address="results.R27"/>
      <style:map style:condition="is-true-formula([.Q27]=&quot;&amp;\bf&quot;)" style:apply-style-name="bold" style:base-cell-address="results.R27"/>
      <style:map style:condition="is-true-formula([.Q27]=&quot;&amp;\bf\it&quot;)" style:apply-style-name="bold-italic" style:base-cell-address="results.R27"/>
    </style:style>
    <style:style style:name="ce145" style:family="table-cell" style:parent-style-name="Default" style:data-style-name="N60"/>
    <style:style style:name="ce146" style:family="table-cell" style:parent-style-name="Default" style:data-style-name="N61"/>
    <style:style style:name="ce147" style:family="table-cell" style:parent-style-name="Default">
      <style:map style:condition="is-true-formula([.Q5]=&quot;&amp;\it&quot;)" style:apply-style-name="italic" style:base-cell-address="results.S5"/>
      <style:map style:condition="is-true-formula([.Q5]=&quot;&amp;\bf&quot;)" style:apply-style-name="bold" style:base-cell-address="results.S5"/>
      <style:map style:condition="is-true-formula([.Q5]=&quot;&amp;\bf\it&quot;)" style:apply-style-name="bold-italic" style:base-cell-address="results.S5"/>
    </style:style>
    <style:style style:name="ce148" style:family="table-cell" style:parent-style-name="Default">
      <style:map style:condition="is-true-formula([.Q6]=&quot;&amp;\it&quot;)" style:apply-style-name="italic" style:base-cell-address="results.S6"/>
      <style:map style:condition="is-true-formula([.Q6]=&quot;&amp;\bf&quot;)" style:apply-style-name="bold" style:base-cell-address="results.S6"/>
      <style:map style:condition="is-true-formula([.Q6]=&quot;&amp;\bf\it&quot;)" style:apply-style-name="bold-italic" style:base-cell-address="results.S6"/>
    </style:style>
    <style:style style:name="ce149" style:family="table-cell" style:parent-style-name="Default">
      <style:map style:condition="is-true-formula([.Q7]=&quot;&amp;\it&quot;)" style:apply-style-name="italic" style:base-cell-address="results.S7"/>
      <style:map style:condition="is-true-formula([.Q7]=&quot;&amp;\bf&quot;)" style:apply-style-name="bold" style:base-cell-address="results.S7"/>
      <style:map style:condition="is-true-formula([.Q7]=&quot;&amp;\bf\it&quot;)" style:apply-style-name="bold-italic" style:base-cell-address="results.S7"/>
    </style:style>
    <style:style style:name="ce150" style:family="table-cell" style:parent-style-name="Default">
      <style:map style:condition="is-true-formula([.Q8]=&quot;&amp;\it&quot;)" style:apply-style-name="italic" style:base-cell-address="results.S8"/>
      <style:map style:condition="is-true-formula([.Q8]=&quot;&amp;\bf&quot;)" style:apply-style-name="bold" style:base-cell-address="results.S8"/>
      <style:map style:condition="is-true-formula([.Q8]=&quot;&amp;\bf\it&quot;)" style:apply-style-name="bold-italic" style:base-cell-address="results.S8"/>
    </style:style>
    <style:style style:name="ce151" style:family="table-cell" style:parent-style-name="Default">
      <style:map style:condition="is-true-formula([.Q9]=&quot;&amp;\it&quot;)" style:apply-style-name="italic" style:base-cell-address="results.S9"/>
      <style:map style:condition="is-true-formula([.Q9]=&quot;&amp;\bf&quot;)" style:apply-style-name="bold" style:base-cell-address="results.S9"/>
      <style:map style:condition="is-true-formula([.Q9]=&quot;&amp;\bf\it&quot;)" style:apply-style-name="bold-italic" style:base-cell-address="results.S9"/>
    </style:style>
    <style:style style:name="ce152" style:family="table-cell" style:parent-style-name="Default">
      <style:map style:condition="is-true-formula([.Q11]=&quot;&amp;\it&quot;)" style:apply-style-name="italic" style:base-cell-address="results.S11"/>
      <style:map style:condition="is-true-formula([.Q11]=&quot;&amp;\bf&quot;)" style:apply-style-name="bold" style:base-cell-address="results.S11"/>
      <style:map style:condition="is-true-formula([.Q11]=&quot;&amp;\bf\it&quot;)" style:apply-style-name="bold-italic" style:base-cell-address="results.S11"/>
    </style:style>
    <style:style style:name="ce153" style:family="table-cell" style:parent-style-name="Default">
      <style:map style:condition="is-true-formula([.Q21]=&quot;&amp;\it&quot;)" style:apply-style-name="italic" style:base-cell-address="results.S21"/>
      <style:map style:condition="is-true-formula([.Q21]=&quot;&amp;\bf&quot;)" style:apply-style-name="bold" style:base-cell-address="results.S21"/>
      <style:map style:condition="is-true-formula([.Q21]=&quot;&amp;\bf\it&quot;)" style:apply-style-name="bold-italic" style:base-cell-address="results.S21"/>
    </style:style>
    <style:style style:name="ce154" style:family="table-cell" style:parent-style-name="Default">
      <style:map style:condition="is-true-formula([.Q22]=&quot;&amp;\it&quot;)" style:apply-style-name="italic" style:base-cell-address="results.S22"/>
      <style:map style:condition="is-true-formula([.Q22]=&quot;&amp;\bf&quot;)" style:apply-style-name="bold" style:base-cell-address="results.S22"/>
      <style:map style:condition="is-true-formula([.Q22]=&quot;&amp;\bf\it&quot;)" style:apply-style-name="bold-italic" style:base-cell-address="results.S22"/>
    </style:style>
    <style:style style:name="ce155" style:family="table-cell" style:parent-style-name="Default">
      <style:map style:condition="is-true-formula([.Q23]=&quot;&amp;\it&quot;)" style:apply-style-name="italic" style:base-cell-address="results.S23"/>
      <style:map style:condition="is-true-formula([.Q23]=&quot;&amp;\bf&quot;)" style:apply-style-name="bold" style:base-cell-address="results.S23"/>
      <style:map style:condition="is-true-formula([.Q23]=&quot;&amp;\bf\it&quot;)" style:apply-style-name="bold-italic" style:base-cell-address="results.S23"/>
    </style:style>
    <style:style style:name="ce156" style:family="table-cell" style:parent-style-name="Default">
      <style:map style:condition="is-true-formula([.Q24]=&quot;&amp;\it&quot;)" style:apply-style-name="italic" style:base-cell-address="results.S24"/>
      <style:map style:condition="is-true-formula([.Q24]=&quot;&amp;\bf&quot;)" style:apply-style-name="bold" style:base-cell-address="results.S24"/>
      <style:map style:condition="is-true-formula([.Q24]=&quot;&amp;\bf\it&quot;)" style:apply-style-name="bold-italic" style:base-cell-address="results.S24"/>
    </style:style>
    <style:style style:name="ce157" style:family="table-cell" style:parent-style-name="Default">
      <style:map style:condition="is-true-formula([.Q25]=&quot;&amp;\it&quot;)" style:apply-style-name="italic" style:base-cell-address="results.S25"/>
      <style:map style:condition="is-true-formula([.Q25]=&quot;&amp;\bf&quot;)" style:apply-style-name="bold" style:base-cell-address="results.S25"/>
      <style:map style:condition="is-true-formula([.Q25]=&quot;&amp;\bf\it&quot;)" style:apply-style-name="bold-italic" style:base-cell-address="results.S25"/>
    </style:style>
    <style:style style:name="ce158" style:family="table-cell" style:parent-style-name="Default">
      <style:map style:condition="is-true-formula([.Q27]=&quot;&amp;\it&quot;)" style:apply-style-name="italic" style:base-cell-address="results.S27"/>
      <style:map style:condition="is-true-formula([.Q27]=&quot;&amp;\bf&quot;)" style:apply-style-name="bold" style:base-cell-address="results.S27"/>
      <style:map style:condition="is-true-formula([.Q27]=&quot;&amp;\bf\it&quot;)" style:apply-style-name="bold-italic" style:base-cell-address="results.S27"/>
    </style:style>
    <style:style style:name="ce159" style:family="table-cell" style:parent-style-name="Default">
      <style:map style:condition="is-true-formula([.T5]=&quot;&amp;\it&quot;)" style:apply-style-name="italic" style:base-cell-address="results.U5"/>
      <style:map style:condition="is-true-formula([.T5]=&quot;&amp;\bf&quot;)" style:apply-style-name="bold" style:base-cell-address="results.U5"/>
      <style:map style:condition="is-true-formula([.T5]=&quot;&amp;\bf\it&quot;)" style:apply-style-name="bold-italic" style:base-cell-address="results.U5"/>
    </style:style>
    <style:style style:name="ce160" style:family="table-cell" style:parent-style-name="Default">
      <style:map style:condition="is-true-formula([.T6]=&quot;&amp;\it&quot;)" style:apply-style-name="italic" style:base-cell-address="results.U6"/>
      <style:map style:condition="is-true-formula([.T6]=&quot;&amp;\bf&quot;)" style:apply-style-name="bold" style:base-cell-address="results.U6"/>
      <style:map style:condition="is-true-formula([.T6]=&quot;&amp;\bf\it&quot;)" style:apply-style-name="bold-italic" style:base-cell-address="results.U6"/>
    </style:style>
    <style:style style:name="ce161" style:family="table-cell" style:parent-style-name="Default">
      <style:map style:condition="is-true-formula([.T7]=&quot;&amp;\it&quot;)" style:apply-style-name="italic" style:base-cell-address="results.U7"/>
      <style:map style:condition="is-true-formula([.T7]=&quot;&amp;\bf&quot;)" style:apply-style-name="bold" style:base-cell-address="results.U7"/>
      <style:map style:condition="is-true-formula([.T7]=&quot;&amp;\bf\it&quot;)" style:apply-style-name="bold-italic" style:base-cell-address="results.U7"/>
    </style:style>
    <style:style style:name="ce162" style:family="table-cell" style:parent-style-name="Default">
      <style:map style:condition="is-true-formula([.T8]=&quot;&amp;\it&quot;)" style:apply-style-name="italic" style:base-cell-address="results.U8"/>
      <style:map style:condition="is-true-formula([.T8]=&quot;&amp;\bf&quot;)" style:apply-style-name="bold" style:base-cell-address="results.U8"/>
      <style:map style:condition="is-true-formula([.T8]=&quot;&amp;\bf\it&quot;)" style:apply-style-name="bold-italic" style:base-cell-address="results.U8"/>
    </style:style>
    <style:style style:name="ce163" style:family="table-cell" style:parent-style-name="Default">
      <style:map style:condition="is-true-formula([.T9]=&quot;&amp;\it&quot;)" style:apply-style-name="italic" style:base-cell-address="results.U9"/>
      <style:map style:condition="is-true-formula([.T9]=&quot;&amp;\bf&quot;)" style:apply-style-name="bold" style:base-cell-address="results.U9"/>
      <style:map style:condition="is-true-formula([.T9]=&quot;&amp;\bf\it&quot;)" style:apply-style-name="bold-italic" style:base-cell-address="results.U9"/>
    </style:style>
    <style:style style:name="ce164" style:family="table-cell" style:parent-style-name="Default">
      <style:map style:condition="is-true-formula([.T11]=&quot;&amp;\it&quot;)" style:apply-style-name="italic" style:base-cell-address="results.U11"/>
      <style:map style:condition="is-true-formula([.T11]=&quot;&amp;\bf&quot;)" style:apply-style-name="bold" style:base-cell-address="results.U11"/>
      <style:map style:condition="is-true-formula([.T11]=&quot;&amp;\bf\it&quot;)" style:apply-style-name="bold-italic" style:base-cell-address="results.U11"/>
    </style:style>
    <style:style style:name="ce165" style:family="table-cell" style:parent-style-name="Default">
      <style:map style:condition="is-true-formula([.T21]=&quot;&amp;\it&quot;)" style:apply-style-name="italic" style:base-cell-address="results.U21"/>
      <style:map style:condition="is-true-formula([.T21]=&quot;&amp;\bf&quot;)" style:apply-style-name="bold" style:base-cell-address="results.U21"/>
      <style:map style:condition="is-true-formula([.T21]=&quot;&amp;\bf\it&quot;)" style:apply-style-name="bold-italic" style:base-cell-address="results.U21"/>
    </style:style>
    <style:style style:name="ce166" style:family="table-cell" style:parent-style-name="Default">
      <style:map style:condition="is-true-formula([.T22]=&quot;&amp;\it&quot;)" style:apply-style-name="italic" style:base-cell-address="results.U22"/>
      <style:map style:condition="is-true-formula([.T22]=&quot;&amp;\bf&quot;)" style:apply-style-name="bold" style:base-cell-address="results.U22"/>
      <style:map style:condition="is-true-formula([.T22]=&quot;&amp;\bf\it&quot;)" style:apply-style-name="bold-italic" style:base-cell-address="results.U22"/>
    </style:style>
    <style:style style:name="ce167" style:family="table-cell" style:parent-style-name="Default">
      <style:map style:condition="is-true-formula([.T23]=&quot;&amp;\it&quot;)" style:apply-style-name="italic" style:base-cell-address="results.U23"/>
      <style:map style:condition="is-true-formula([.T23]=&quot;&amp;\bf&quot;)" style:apply-style-name="bold" style:base-cell-address="results.U23"/>
      <style:map style:condition="is-true-formula([.T23]=&quot;&amp;\bf\it&quot;)" style:apply-style-name="bold-italic" style:base-cell-address="results.U23"/>
    </style:style>
    <style:style style:name="ce168" style:family="table-cell" style:parent-style-name="Default">
      <style:map style:condition="is-true-formula([.T24]=&quot;&amp;\it&quot;)" style:apply-style-name="italic" style:base-cell-address="results.U24"/>
      <style:map style:condition="is-true-formula([.T24]=&quot;&amp;\bf&quot;)" style:apply-style-name="bold" style:base-cell-address="results.U24"/>
      <style:map style:condition="is-true-formula([.T24]=&quot;&amp;\bf\it&quot;)" style:apply-style-name="bold-italic" style:base-cell-address="results.U24"/>
    </style:style>
    <style:style style:name="ce169" style:family="table-cell" style:parent-style-name="Default">
      <style:map style:condition="is-true-formula([.T25]=&quot;&amp;\it&quot;)" style:apply-style-name="italic" style:base-cell-address="results.U25"/>
      <style:map style:condition="is-true-formula([.T25]=&quot;&amp;\bf&quot;)" style:apply-style-name="bold" style:base-cell-address="results.U25"/>
      <style:map style:condition="is-true-formula([.T25]=&quot;&amp;\bf\it&quot;)" style:apply-style-name="bold-italic" style:base-cell-address="results.U25"/>
    </style:style>
    <style:style style:name="ce170" style:family="table-cell" style:parent-style-name="Default">
      <style:map style:condition="is-true-formula([.T27]=&quot;&amp;\it&quot;)" style:apply-style-name="italic" style:base-cell-address="results.U27"/>
      <style:map style:condition="is-true-formula([.T27]=&quot;&amp;\bf&quot;)" style:apply-style-name="bold" style:base-cell-address="results.U27"/>
      <style:map style:condition="is-true-formula([.T27]=&quot;&amp;\bf\it&quot;)" style:apply-style-name="bold-italic" style:base-cell-address="results.U27"/>
    </style:style>
    <style:style style:name="ce171" style:family="table-cell" style:parent-style-name="Default" style:data-style-name="N130"/>
    <style:style style:name="ce172" style:family="table-cell" style:parent-style-name="Default">
      <style:map style:condition="is-true-formula([.T5]=&quot;&amp;\it&quot;)" style:apply-style-name="italic" style:base-cell-address="results.V5"/>
      <style:map style:condition="is-true-formula([.T5]=&quot;&amp;\bf&quot;)" style:apply-style-name="bold" style:base-cell-address="results.V5"/>
      <style:map style:condition="is-true-formula([.T5]=&quot;&amp;\bf\it&quot;)" style:apply-style-name="bold-italic" style:base-cell-address="results.V5"/>
    </style:style>
    <style:style style:name="ce173" style:family="table-cell" style:parent-style-name="Default">
      <style:map style:condition="is-true-formula([.T6]=&quot;&amp;\it&quot;)" style:apply-style-name="italic" style:base-cell-address="results.V6"/>
      <style:map style:condition="is-true-formula([.T6]=&quot;&amp;\bf&quot;)" style:apply-style-name="bold" style:base-cell-address="results.V6"/>
      <style:map style:condition="is-true-formula([.T6]=&quot;&amp;\bf\it&quot;)" style:apply-style-name="bold-italic" style:base-cell-address="results.V6"/>
    </style:style>
    <style:style style:name="ce174" style:family="table-cell" style:parent-style-name="Default">
      <style:map style:condition="is-true-formula([.T7]=&quot;&amp;\it&quot;)" style:apply-style-name="italic" style:base-cell-address="results.V7"/>
      <style:map style:condition="is-true-formula([.T7]=&quot;&amp;\bf&quot;)" style:apply-style-name="bold" style:base-cell-address="results.V7"/>
      <style:map style:condition="is-true-formula([.T7]=&quot;&amp;\bf\it&quot;)" style:apply-style-name="bold-italic" style:base-cell-address="results.V7"/>
    </style:style>
    <style:style style:name="ce175" style:family="table-cell" style:parent-style-name="Default">
      <style:map style:condition="is-true-formula([.T8]=&quot;&amp;\it&quot;)" style:apply-style-name="italic" style:base-cell-address="results.V8"/>
      <style:map style:condition="is-true-formula([.T8]=&quot;&amp;\bf&quot;)" style:apply-style-name="bold" style:base-cell-address="results.V8"/>
      <style:map style:condition="is-true-formula([.T8]=&quot;&amp;\bf\it&quot;)" style:apply-style-name="bold-italic" style:base-cell-address="results.V8"/>
    </style:style>
    <style:style style:name="ce176" style:family="table-cell" style:parent-style-name="Default">
      <style:map style:condition="is-true-formula([.T9]=&quot;&amp;\it&quot;)" style:apply-style-name="italic" style:base-cell-address="results.V9"/>
      <style:map style:condition="is-true-formula([.T9]=&quot;&amp;\bf&quot;)" style:apply-style-name="bold" style:base-cell-address="results.V9"/>
      <style:map style:condition="is-true-formula([.T9]=&quot;&amp;\bf\it&quot;)" style:apply-style-name="bold-italic" style:base-cell-address="results.V9"/>
    </style:style>
    <style:style style:name="ce177" style:family="table-cell" style:parent-style-name="Default">
      <style:map style:condition="is-true-formula([.T11]=&quot;&amp;\it&quot;)" style:apply-style-name="italic" style:base-cell-address="results.V11"/>
      <style:map style:condition="is-true-formula([.T11]=&quot;&amp;\bf&quot;)" style:apply-style-name="bold" style:base-cell-address="results.V11"/>
      <style:map style:condition="is-true-formula([.T11]=&quot;&amp;\bf\it&quot;)" style:apply-style-name="bold-italic" style:base-cell-address="results.V11"/>
    </style:style>
    <style:style style:name="ce178" style:family="table-cell" style:parent-style-name="Default">
      <style:map style:condition="is-true-formula([.T21]=&quot;&amp;\it&quot;)" style:apply-style-name="italic" style:base-cell-address="results.V21"/>
      <style:map style:condition="is-true-formula([.T21]=&quot;&amp;\bf&quot;)" style:apply-style-name="bold" style:base-cell-address="results.V21"/>
      <style:map style:condition="is-true-formula([.T21]=&quot;&amp;\bf\it&quot;)" style:apply-style-name="bold-italic" style:base-cell-address="results.V21"/>
    </style:style>
    <style:style style:name="ce179" style:family="table-cell" style:parent-style-name="Default">
      <style:map style:condition="is-true-formula([.T22]=&quot;&amp;\it&quot;)" style:apply-style-name="italic" style:base-cell-address="results.V22"/>
      <style:map style:condition="is-true-formula([.T22]=&quot;&amp;\bf&quot;)" style:apply-style-name="bold" style:base-cell-address="results.V22"/>
      <style:map style:condition="is-true-formula([.T22]=&quot;&amp;\bf\it&quot;)" style:apply-style-name="bold-italic" style:base-cell-address="results.V22"/>
    </style:style>
    <style:style style:name="ce180" style:family="table-cell" style:parent-style-name="Default">
      <style:map style:condition="is-true-formula([.T23]=&quot;&amp;\it&quot;)" style:apply-style-name="italic" style:base-cell-address="results.V23"/>
      <style:map style:condition="is-true-formula([.T23]=&quot;&amp;\bf&quot;)" style:apply-style-name="bold" style:base-cell-address="results.V23"/>
      <style:map style:condition="is-true-formula([.T23]=&quot;&amp;\bf\it&quot;)" style:apply-style-name="bold-italic" style:base-cell-address="results.V23"/>
    </style:style>
    <style:style style:name="ce181" style:family="table-cell" style:parent-style-name="Default">
      <style:map style:condition="is-true-formula([.T24]=&quot;&amp;\it&quot;)" style:apply-style-name="italic" style:base-cell-address="results.V24"/>
      <style:map style:condition="is-true-formula([.T24]=&quot;&amp;\bf&quot;)" style:apply-style-name="bold" style:base-cell-address="results.V24"/>
      <style:map style:condition="is-true-formula([.T24]=&quot;&amp;\bf\it&quot;)" style:apply-style-name="bold-italic" style:base-cell-address="results.V24"/>
    </style:style>
    <style:style style:name="ce182" style:family="table-cell" style:parent-style-name="Default">
      <style:map style:condition="is-true-formula([.T25]=&quot;&amp;\it&quot;)" style:apply-style-name="italic" style:base-cell-address="results.V25"/>
      <style:map style:condition="is-true-formula([.T25]=&quot;&amp;\bf&quot;)" style:apply-style-name="bold" style:base-cell-address="results.V25"/>
      <style:map style:condition="is-true-formula([.T25]=&quot;&amp;\bf\it&quot;)" style:apply-style-name="bold-italic" style:base-cell-address="results.V25"/>
    </style:style>
    <style:style style:name="ce183" style:family="table-cell" style:parent-style-name="Default">
      <style:map style:condition="is-true-formula([.T27]=&quot;&amp;\it&quot;)" style:apply-style-name="italic" style:base-cell-address="results.V27"/>
      <style:map style:condition="is-true-formula([.T27]=&quot;&amp;\bf&quot;)" style:apply-style-name="bold" style:base-cell-address="results.V27"/>
      <style:map style:condition="is-true-formula([.T27]=&quot;&amp;\bf\it&quot;)" style:apply-style-name="bold-italic" style:base-cell-address="results.V27"/>
    </style:style>
    <style:style style:name="ce184" style:family="table-cell" style:parent-style-name="Default">
      <style:map style:condition="is-true-formula([.W5]=&quot;&amp;\it&quot;)" style:apply-style-name="italic" style:base-cell-address="results.X5"/>
      <style:map style:condition="is-true-formula([.W5]=&quot;&amp;\bf&quot;)" style:apply-style-name="bold" style:base-cell-address="results.X5"/>
      <style:map style:condition="is-true-formula([.W5]=&quot;&amp;\bf\it&quot;)" style:apply-style-name="bold-italic" style:base-cell-address="results.X5"/>
    </style:style>
    <style:style style:name="ce185" style:family="table-cell" style:parent-style-name="Default">
      <style:map style:condition="is-true-formula([.W6]=&quot;&amp;\it&quot;)" style:apply-style-name="italic" style:base-cell-address="results.X6"/>
      <style:map style:condition="is-true-formula([.W6]=&quot;&amp;\bf&quot;)" style:apply-style-name="bold" style:base-cell-address="results.X6"/>
      <style:map style:condition="is-true-formula([.W6]=&quot;&amp;\bf\it&quot;)" style:apply-style-name="bold-italic" style:base-cell-address="results.X6"/>
    </style:style>
    <style:style style:name="ce186" style:family="table-cell" style:parent-style-name="Default">
      <style:map style:condition="is-true-formula([.W7]=&quot;&amp;\it&quot;)" style:apply-style-name="italic" style:base-cell-address="results.X7"/>
      <style:map style:condition="is-true-formula([.W7]=&quot;&amp;\bf&quot;)" style:apply-style-name="bold" style:base-cell-address="results.X7"/>
      <style:map style:condition="is-true-formula([.W7]=&quot;&amp;\bf\it&quot;)" style:apply-style-name="bold-italic" style:base-cell-address="results.X7"/>
    </style:style>
    <style:style style:name="ce187" style:family="table-cell" style:parent-style-name="Default">
      <style:map style:condition="is-true-formula([.W8]=&quot;&amp;\it&quot;)" style:apply-style-name="italic" style:base-cell-address="results.X8"/>
      <style:map style:condition="is-true-formula([.W8]=&quot;&amp;\bf&quot;)" style:apply-style-name="bold" style:base-cell-address="results.X8"/>
      <style:map style:condition="is-true-formula([.W8]=&quot;&amp;\bf\it&quot;)" style:apply-style-name="bold-italic" style:base-cell-address="results.X8"/>
    </style:style>
    <style:style style:name="ce188" style:family="table-cell" style:parent-style-name="Default">
      <style:map style:condition="is-true-formula([.W9]=&quot;&amp;\it&quot;)" style:apply-style-name="italic" style:base-cell-address="results.X9"/>
      <style:map style:condition="is-true-formula([.W9]=&quot;&amp;\bf&quot;)" style:apply-style-name="bold" style:base-cell-address="results.X9"/>
      <style:map style:condition="is-true-formula([.W9]=&quot;&amp;\bf\it&quot;)" style:apply-style-name="bold-italic" style:base-cell-address="results.X9"/>
    </style:style>
    <style:style style:name="ce189" style:family="table-cell" style:parent-style-name="Default">
      <style:map style:condition="is-true-formula([.W11]=&quot;&amp;\it&quot;)" style:apply-style-name="italic" style:base-cell-address="results.X11"/>
      <style:map style:condition="is-true-formula([.W11]=&quot;&amp;\bf&quot;)" style:apply-style-name="bold" style:base-cell-address="results.X11"/>
      <style:map style:condition="is-true-formula([.W11]=&quot;&amp;\bf\it&quot;)" style:apply-style-name="bold-italic" style:base-cell-address="results.X11"/>
    </style:style>
    <style:style style:name="ce190" style:family="table-cell" style:parent-style-name="Default">
      <style:map style:condition="is-true-formula([.W21]=&quot;&amp;\it&quot;)" style:apply-style-name="italic" style:base-cell-address="results.X21"/>
      <style:map style:condition="is-true-formula([.W21]=&quot;&amp;\bf&quot;)" style:apply-style-name="bold" style:base-cell-address="results.X21"/>
      <style:map style:condition="is-true-formula([.W21]=&quot;&amp;\bf\it&quot;)" style:apply-style-name="bold-italic" style:base-cell-address="results.X21"/>
    </style:style>
    <style:style style:name="ce191" style:family="table-cell" style:parent-style-name="Default">
      <style:map style:condition="is-true-formula([.W22]=&quot;&amp;\it&quot;)" style:apply-style-name="italic" style:base-cell-address="results.X22"/>
      <style:map style:condition="is-true-formula([.W22]=&quot;&amp;\bf&quot;)" style:apply-style-name="bold" style:base-cell-address="results.X22"/>
      <style:map style:condition="is-true-formula([.W22]=&quot;&amp;\bf\it&quot;)" style:apply-style-name="bold-italic" style:base-cell-address="results.X22"/>
    </style:style>
    <style:style style:name="ce192" style:family="table-cell" style:parent-style-name="Default">
      <style:map style:condition="is-true-formula([.W23]=&quot;&amp;\it&quot;)" style:apply-style-name="italic" style:base-cell-address="results.X23"/>
      <style:map style:condition="is-true-formula([.W23]=&quot;&amp;\bf&quot;)" style:apply-style-name="bold" style:base-cell-address="results.X23"/>
      <style:map style:condition="is-true-formula([.W23]=&quot;&amp;\bf\it&quot;)" style:apply-style-name="bold-italic" style:base-cell-address="results.X23"/>
    </style:style>
    <style:style style:name="ce193" style:family="table-cell" style:parent-style-name="Default">
      <style:map style:condition="is-true-formula([.W24]=&quot;&amp;\it&quot;)" style:apply-style-name="italic" style:base-cell-address="results.X24"/>
      <style:map style:condition="is-true-formula([.W24]=&quot;&amp;\bf&quot;)" style:apply-style-name="bold" style:base-cell-address="results.X24"/>
      <style:map style:condition="is-true-formula([.W24]=&quot;&amp;\bf\it&quot;)" style:apply-style-name="bold-italic" style:base-cell-address="results.X24"/>
    </style:style>
    <style:style style:name="ce194" style:family="table-cell" style:parent-style-name="Default">
      <style:map style:condition="is-true-formula([.W25]=&quot;&amp;\it&quot;)" style:apply-style-name="italic" style:base-cell-address="results.X25"/>
      <style:map style:condition="is-true-formula([.W25]=&quot;&amp;\bf&quot;)" style:apply-style-name="bold" style:base-cell-address="results.X25"/>
      <style:map style:condition="is-true-formula([.W25]=&quot;&amp;\bf\it&quot;)" style:apply-style-name="bold-italic" style:base-cell-address="results.X25"/>
    </style:style>
    <style:style style:name="ce195" style:family="table-cell" style:parent-style-name="Default">
      <style:map style:condition="is-true-formula([.W27]=&quot;&amp;\it&quot;)" style:apply-style-name="italic" style:base-cell-address="results.X27"/>
      <style:map style:condition="is-true-formula([.W27]=&quot;&amp;\bf&quot;)" style:apply-style-name="bold" style:base-cell-address="results.X27"/>
      <style:map style:condition="is-true-formula([.W27]=&quot;&amp;\bf\it&quot;)" style:apply-style-name="bold-italic" style:base-cell-address="results.X27"/>
    </style:style>
    <style:style style:name="ce196" style:family="table-cell" style:parent-style-name="Default">
      <style:map style:condition="is-true-formula([.W5]=&quot;&amp;\it&quot;)" style:apply-style-name="italic" style:base-cell-address="results.Y5"/>
      <style:map style:condition="is-true-formula([.W5]=&quot;&amp;\bf&quot;)" style:apply-style-name="bold" style:base-cell-address="results.Y5"/>
      <style:map style:condition="is-true-formula([.W5]=&quot;&amp;\bf\it&quot;)" style:apply-style-name="bold-italic" style:base-cell-address="results.Y5"/>
    </style:style>
    <style:style style:name="ce197" style:family="table-cell" style:parent-style-name="Default">
      <style:map style:condition="is-true-formula([.W6]=&quot;&amp;\it&quot;)" style:apply-style-name="italic" style:base-cell-address="results.Y6"/>
      <style:map style:condition="is-true-formula([.W6]=&quot;&amp;\bf&quot;)" style:apply-style-name="bold" style:base-cell-address="results.Y6"/>
      <style:map style:condition="is-true-formula([.W6]=&quot;&amp;\bf\it&quot;)" style:apply-style-name="bold-italic" style:base-cell-address="results.Y6"/>
    </style:style>
    <style:style style:name="ce198" style:family="table-cell" style:parent-style-name="Default">
      <style:map style:condition="is-true-formula([.W7]=&quot;&amp;\it&quot;)" style:apply-style-name="italic" style:base-cell-address="results.Y7"/>
      <style:map style:condition="is-true-formula([.W7]=&quot;&amp;\bf&quot;)" style:apply-style-name="bold" style:base-cell-address="results.Y7"/>
      <style:map style:condition="is-true-formula([.W7]=&quot;&amp;\bf\it&quot;)" style:apply-style-name="bold-italic" style:base-cell-address="results.Y7"/>
    </style:style>
    <style:style style:name="ce199" style:family="table-cell" style:parent-style-name="Default">
      <style:map style:condition="is-true-formula([.W8]=&quot;&amp;\it&quot;)" style:apply-style-name="italic" style:base-cell-address="results.Y8"/>
      <style:map style:condition="is-true-formula([.W8]=&quot;&amp;\bf&quot;)" style:apply-style-name="bold" style:base-cell-address="results.Y8"/>
      <style:map style:condition="is-true-formula([.W8]=&quot;&amp;\bf\it&quot;)" style:apply-style-name="bold-italic" style:base-cell-address="results.Y8"/>
    </style:style>
    <style:style style:name="ce200" style:family="table-cell" style:parent-style-name="Default">
      <style:map style:condition="is-true-formula([.W9]=&quot;&amp;\it&quot;)" style:apply-style-name="italic" style:base-cell-address="results.Y9"/>
      <style:map style:condition="is-true-formula([.W9]=&quot;&amp;\bf&quot;)" style:apply-style-name="bold" style:base-cell-address="results.Y9"/>
      <style:map style:condition="is-true-formula([.W9]=&quot;&amp;\bf\it&quot;)" style:apply-style-name="bold-italic" style:base-cell-address="results.Y9"/>
    </style:style>
    <style:style style:name="ce201" style:family="table-cell" style:parent-style-name="Default">
      <style:map style:condition="is-true-formula([.W11]=&quot;&amp;\it&quot;)" style:apply-style-name="italic" style:base-cell-address="results.Y11"/>
      <style:map style:condition="is-true-formula([.W11]=&quot;&amp;\bf&quot;)" style:apply-style-name="bold" style:base-cell-address="results.Y11"/>
      <style:map style:condition="is-true-formula([.W11]=&quot;&amp;\bf\it&quot;)" style:apply-style-name="bold-italic" style:base-cell-address="results.Y11"/>
    </style:style>
    <style:style style:name="ce202" style:family="table-cell" style:parent-style-name="Default">
      <style:map style:condition="is-true-formula([.W21]=&quot;&amp;\it&quot;)" style:apply-style-name="italic" style:base-cell-address="results.Y21"/>
      <style:map style:condition="is-true-formula([.W21]=&quot;&amp;\bf&quot;)" style:apply-style-name="bold" style:base-cell-address="results.Y21"/>
      <style:map style:condition="is-true-formula([.W21]=&quot;&amp;\bf\it&quot;)" style:apply-style-name="bold-italic" style:base-cell-address="results.Y21"/>
    </style:style>
    <style:style style:name="ce203" style:family="table-cell" style:parent-style-name="Default">
      <style:map style:condition="is-true-formula([.W22]=&quot;&amp;\it&quot;)" style:apply-style-name="italic" style:base-cell-address="results.Y22"/>
      <style:map style:condition="is-true-formula([.W22]=&quot;&amp;\bf&quot;)" style:apply-style-name="bold" style:base-cell-address="results.Y22"/>
      <style:map style:condition="is-true-formula([.W22]=&quot;&amp;\bf\it&quot;)" style:apply-style-name="bold-italic" style:base-cell-address="results.Y22"/>
    </style:style>
    <style:style style:name="ce204" style:family="table-cell" style:parent-style-name="Default">
      <style:map style:condition="is-true-formula([.W23]=&quot;&amp;\it&quot;)" style:apply-style-name="italic" style:base-cell-address="results.Y23"/>
      <style:map style:condition="is-true-formula([.W23]=&quot;&amp;\bf&quot;)" style:apply-style-name="bold" style:base-cell-address="results.Y23"/>
      <style:map style:condition="is-true-formula([.W23]=&quot;&amp;\bf\it&quot;)" style:apply-style-name="bold-italic" style:base-cell-address="results.Y23"/>
    </style:style>
    <style:style style:name="ce205" style:family="table-cell" style:parent-style-name="Default">
      <style:map style:condition="is-true-formula([.W24]=&quot;&amp;\it&quot;)" style:apply-style-name="italic" style:base-cell-address="results.Y24"/>
      <style:map style:condition="is-true-formula([.W24]=&quot;&amp;\bf&quot;)" style:apply-style-name="bold" style:base-cell-address="results.Y24"/>
      <style:map style:condition="is-true-formula([.W24]=&quot;&amp;\bf\it&quot;)" style:apply-style-name="bold-italic" style:base-cell-address="results.Y24"/>
    </style:style>
    <style:style style:name="ce206" style:family="table-cell" style:parent-style-name="Default">
      <style:map style:condition="is-true-formula([.W25]=&quot;&amp;\it&quot;)" style:apply-style-name="italic" style:base-cell-address="results.Y25"/>
      <style:map style:condition="is-true-formula([.W25]=&quot;&amp;\bf&quot;)" style:apply-style-name="bold" style:base-cell-address="results.Y25"/>
      <style:map style:condition="is-true-formula([.W25]=&quot;&amp;\bf\it&quot;)" style:apply-style-name="bold-italic" style:base-cell-address="results.Y25"/>
    </style:style>
    <style:style style:name="ce207" style:family="table-cell" style:parent-style-name="Default">
      <style:map style:condition="is-true-formula([.W27]=&quot;&amp;\it&quot;)" style:apply-style-name="italic" style:base-cell-address="results.Y27"/>
      <style:map style:condition="is-true-formula([.W27]=&quot;&amp;\bf&quot;)" style:apply-style-name="bold" style:base-cell-address="results.Y27"/>
      <style:map style:condition="is-true-formula([.W27]=&quot;&amp;\bf\it&quot;)" style:apply-style-name="bold-italic" style:base-cell-address="results.Y27"/>
    </style:style>
    <style:style style:name="ce208" style:family="table-cell" style:parent-style-name="Default">
      <style:map style:condition="is-true-formula([.Z5]=&quot;&amp;\it&quot;)" style:apply-style-name="italic" style:base-cell-address="results.AA5"/>
      <style:map style:condition="is-true-formula([.Z5]=&quot;&amp;\bf&quot;)" style:apply-style-name="bold" style:base-cell-address="results.AA5"/>
      <style:map style:condition="is-true-formula([.Z5]=&quot;&amp;\bf\it&quot;)" style:apply-style-name="bold-italic" style:base-cell-address="results.AA5"/>
    </style:style>
    <style:style style:name="ce209" style:family="table-cell" style:parent-style-name="Default">
      <style:map style:condition="is-true-formula([.Z6]=&quot;&amp;\it&quot;)" style:apply-style-name="italic" style:base-cell-address="results.AA6"/>
      <style:map style:condition="is-true-formula([.Z6]=&quot;&amp;\bf&quot;)" style:apply-style-name="bold" style:base-cell-address="results.AA6"/>
      <style:map style:condition="is-true-formula([.Z6]=&quot;&amp;\bf\it&quot;)" style:apply-style-name="bold-italic" style:base-cell-address="results.AA6"/>
    </style:style>
    <style:style style:name="ce210" style:family="table-cell" style:parent-style-name="Default">
      <style:map style:condition="is-true-formula([.Z7]=&quot;&amp;\it&quot;)" style:apply-style-name="italic" style:base-cell-address="results.AA7"/>
      <style:map style:condition="is-true-formula([.Z7]=&quot;&amp;\bf&quot;)" style:apply-style-name="bold" style:base-cell-address="results.AA7"/>
      <style:map style:condition="is-true-formula([.Z7]=&quot;&amp;\bf\it&quot;)" style:apply-style-name="bold-italic" style:base-cell-address="results.AA7"/>
    </style:style>
    <style:style style:name="ce211" style:family="table-cell" style:parent-style-name="Default">
      <style:map style:condition="is-true-formula([.Z8]=&quot;&amp;\it&quot;)" style:apply-style-name="italic" style:base-cell-address="results.AA8"/>
      <style:map style:condition="is-true-formula([.Z8]=&quot;&amp;\bf&quot;)" style:apply-style-name="bold" style:base-cell-address="results.AA8"/>
      <style:map style:condition="is-true-formula([.Z8]=&quot;&amp;\bf\it&quot;)" style:apply-style-name="bold-italic" style:base-cell-address="results.AA8"/>
    </style:style>
    <style:style style:name="ce212" style:family="table-cell" style:parent-style-name="Default">
      <style:map style:condition="is-true-formula([.Z9]=&quot;&amp;\it&quot;)" style:apply-style-name="italic" style:base-cell-address="results.AA9"/>
      <style:map style:condition="is-true-formula([.Z9]=&quot;&amp;\bf&quot;)" style:apply-style-name="bold" style:base-cell-address="results.AA9"/>
      <style:map style:condition="is-true-formula([.Z9]=&quot;&amp;\bf\it&quot;)" style:apply-style-name="bold-italic" style:base-cell-address="results.AA9"/>
    </style:style>
    <style:style style:name="ce213" style:family="table-cell" style:parent-style-name="Default">
      <style:map style:condition="is-true-formula([.Z11]=&quot;&amp;\it&quot;)" style:apply-style-name="italic" style:base-cell-address="results.AA11"/>
      <style:map style:condition="is-true-formula([.Z11]=&quot;&amp;\bf&quot;)" style:apply-style-name="bold" style:base-cell-address="results.AA11"/>
      <style:map style:condition="is-true-formula([.Z11]=&quot;&amp;\bf\it&quot;)" style:apply-style-name="bold-italic" style:base-cell-address="results.AA11"/>
    </style:style>
    <style:style style:name="ce214" style:family="table-cell" style:parent-style-name="Default">
      <style:map style:condition="is-true-formula([.Z21]=&quot;&amp;\it&quot;)" style:apply-style-name="italic" style:base-cell-address="results.AA21"/>
      <style:map style:condition="is-true-formula([.Z21]=&quot;&amp;\bf&quot;)" style:apply-style-name="bold" style:base-cell-address="results.AA21"/>
      <style:map style:condition="is-true-formula([.Z21]=&quot;&amp;\bf\it&quot;)" style:apply-style-name="bold-italic" style:base-cell-address="results.AA21"/>
    </style:style>
    <style:style style:name="ce215" style:family="table-cell" style:parent-style-name="Default">
      <style:map style:condition="is-true-formula([.Z22]=&quot;&amp;\it&quot;)" style:apply-style-name="italic" style:base-cell-address="results.AA22"/>
      <style:map style:condition="is-true-formula([.Z22]=&quot;&amp;\bf&quot;)" style:apply-style-name="bold" style:base-cell-address="results.AA22"/>
      <style:map style:condition="is-true-formula([.Z22]=&quot;&amp;\bf\it&quot;)" style:apply-style-name="bold-italic" style:base-cell-address="results.AA22"/>
    </style:style>
    <style:style style:name="ce216" style:family="table-cell" style:parent-style-name="Default">
      <style:map style:condition="is-true-formula([.Z23]=&quot;&amp;\it&quot;)" style:apply-style-name="italic" style:base-cell-address="results.AA23"/>
      <style:map style:condition="is-true-formula([.Z23]=&quot;&amp;\bf&quot;)" style:apply-style-name="bold" style:base-cell-address="results.AA23"/>
      <style:map style:condition="is-true-formula([.Z23]=&quot;&amp;\bf\it&quot;)" style:apply-style-name="bold-italic" style:base-cell-address="results.AA23"/>
    </style:style>
    <style:style style:name="ce217" style:family="table-cell" style:parent-style-name="Default">
      <style:map style:condition="is-true-formula([.Z24]=&quot;&amp;\it&quot;)" style:apply-style-name="italic" style:base-cell-address="results.AA24"/>
      <style:map style:condition="is-true-formula([.Z24]=&quot;&amp;\bf&quot;)" style:apply-style-name="bold" style:base-cell-address="results.AA24"/>
      <style:map style:condition="is-true-formula([.Z24]=&quot;&amp;\bf\it&quot;)" style:apply-style-name="bold-italic" style:base-cell-address="results.AA24"/>
    </style:style>
    <style:style style:name="ce218" style:family="table-cell" style:parent-style-name="Default">
      <style:map style:condition="is-true-formula([.Z25]=&quot;&amp;\it&quot;)" style:apply-style-name="italic" style:base-cell-address="results.AA25"/>
      <style:map style:condition="is-true-formula([.Z25]=&quot;&amp;\bf&quot;)" style:apply-style-name="bold" style:base-cell-address="results.AA25"/>
      <style:map style:condition="is-true-formula([.Z25]=&quot;&amp;\bf\it&quot;)" style:apply-style-name="bold-italic" style:base-cell-address="results.AA25"/>
    </style:style>
    <style:style style:name="ce219" style:family="table-cell" style:parent-style-name="Default">
      <style:map style:condition="is-true-formula([.Z27]=&quot;&amp;\it&quot;)" style:apply-style-name="italic" style:base-cell-address="results.AA27"/>
      <style:map style:condition="is-true-formula([.Z27]=&quot;&amp;\bf&quot;)" style:apply-style-name="bold" style:base-cell-address="results.AA27"/>
      <style:map style:condition="is-true-formula([.Z27]=&quot;&amp;\bf\it&quot;)" style:apply-style-name="bold-italic" style:base-cell-address="results.AA27"/>
    </style:style>
    <style:style style:name="ce220" style:family="table-cell" style:parent-style-name="Default">
      <style:map style:condition="is-true-formula([.Z5]=&quot;&amp;\it&quot;)" style:apply-style-name="italic" style:base-cell-address="results.AB5"/>
      <style:map style:condition="is-true-formula([.Z5]=&quot;&amp;\bf&quot;)" style:apply-style-name="bold" style:base-cell-address="results.AB5"/>
      <style:map style:condition="is-true-formula([.Z5]=&quot;&amp;\bf\it&quot;)" style:apply-style-name="bold-italic" style:base-cell-address="results.AB5"/>
    </style:style>
    <style:style style:name="ce221" style:family="table-cell" style:parent-style-name="Default">
      <style:map style:condition="is-true-formula([.Z6]=&quot;&amp;\it&quot;)" style:apply-style-name="italic" style:base-cell-address="results.AB6"/>
      <style:map style:condition="is-true-formula([.Z6]=&quot;&amp;\bf&quot;)" style:apply-style-name="bold" style:base-cell-address="results.AB6"/>
      <style:map style:condition="is-true-formula([.Z6]=&quot;&amp;\bf\it&quot;)" style:apply-style-name="bold-italic" style:base-cell-address="results.AB6"/>
    </style:style>
    <style:style style:name="ce222" style:family="table-cell" style:parent-style-name="Default">
      <style:map style:condition="is-true-formula([.Z7]=&quot;&amp;\it&quot;)" style:apply-style-name="italic" style:base-cell-address="results.AB7"/>
      <style:map style:condition="is-true-formula([.Z7]=&quot;&amp;\bf&quot;)" style:apply-style-name="bold" style:base-cell-address="results.AB7"/>
      <style:map style:condition="is-true-formula([.Z7]=&quot;&amp;\bf\it&quot;)" style:apply-style-name="bold-italic" style:base-cell-address="results.AB7"/>
    </style:style>
    <style:style style:name="ce223" style:family="table-cell" style:parent-style-name="Default">
      <style:map style:condition="is-true-formula([.Z8]=&quot;&amp;\it&quot;)" style:apply-style-name="italic" style:base-cell-address="results.AB8"/>
      <style:map style:condition="is-true-formula([.Z8]=&quot;&amp;\bf&quot;)" style:apply-style-name="bold" style:base-cell-address="results.AB8"/>
      <style:map style:condition="is-true-formula([.Z8]=&quot;&amp;\bf\it&quot;)" style:apply-style-name="bold-italic" style:base-cell-address="results.AB8"/>
    </style:style>
    <style:style style:name="ce224" style:family="table-cell" style:parent-style-name="Default">
      <style:map style:condition="is-true-formula([.Z9]=&quot;&amp;\it&quot;)" style:apply-style-name="italic" style:base-cell-address="results.AB9"/>
      <style:map style:condition="is-true-formula([.Z9]=&quot;&amp;\bf&quot;)" style:apply-style-name="bold" style:base-cell-address="results.AB9"/>
      <style:map style:condition="is-true-formula([.Z9]=&quot;&amp;\bf\it&quot;)" style:apply-style-name="bold-italic" style:base-cell-address="results.AB9"/>
    </style:style>
    <style:style style:name="ce225" style:family="table-cell" style:parent-style-name="Default">
      <style:map style:condition="is-true-formula([.Z11]=&quot;&amp;\it&quot;)" style:apply-style-name="italic" style:base-cell-address="results.AB11"/>
      <style:map style:condition="is-true-formula([.Z11]=&quot;&amp;\bf&quot;)" style:apply-style-name="bold" style:base-cell-address="results.AB11"/>
      <style:map style:condition="is-true-formula([.Z11]=&quot;&amp;\bf\it&quot;)" style:apply-style-name="bold-italic" style:base-cell-address="results.AB11"/>
    </style:style>
    <style:style style:name="ce226" style:family="table-cell" style:parent-style-name="Default">
      <style:map style:condition="is-true-formula([.Z21]=&quot;&amp;\it&quot;)" style:apply-style-name="italic" style:base-cell-address="results.AB21"/>
      <style:map style:condition="is-true-formula([.Z21]=&quot;&amp;\bf&quot;)" style:apply-style-name="bold" style:base-cell-address="results.AB21"/>
      <style:map style:condition="is-true-formula([.Z21]=&quot;&amp;\bf\it&quot;)" style:apply-style-name="bold-italic" style:base-cell-address="results.AB21"/>
    </style:style>
    <style:style style:name="ce227" style:family="table-cell" style:parent-style-name="Default">
      <style:map style:condition="is-true-formula([.Z22]=&quot;&amp;\it&quot;)" style:apply-style-name="italic" style:base-cell-address="results.AB22"/>
      <style:map style:condition="is-true-formula([.Z22]=&quot;&amp;\bf&quot;)" style:apply-style-name="bold" style:base-cell-address="results.AB22"/>
      <style:map style:condition="is-true-formula([.Z22]=&quot;&amp;\bf\it&quot;)" style:apply-style-name="bold-italic" style:base-cell-address="results.AB22"/>
    </style:style>
    <style:style style:name="ce228" style:family="table-cell" style:parent-style-name="Default">
      <style:map style:condition="is-true-formula([.Z23]=&quot;&amp;\it&quot;)" style:apply-style-name="italic" style:base-cell-address="results.AB23"/>
      <style:map style:condition="is-true-formula([.Z23]=&quot;&amp;\bf&quot;)" style:apply-style-name="bold" style:base-cell-address="results.AB23"/>
      <style:map style:condition="is-true-formula([.Z23]=&quot;&amp;\bf\it&quot;)" style:apply-style-name="bold-italic" style:base-cell-address="results.AB23"/>
    </style:style>
    <style:style style:name="ce229" style:family="table-cell" style:parent-style-name="Default">
      <style:map style:condition="is-true-formula([.Z24]=&quot;&amp;\it&quot;)" style:apply-style-name="italic" style:base-cell-address="results.AB24"/>
      <style:map style:condition="is-true-formula([.Z24]=&quot;&amp;\bf&quot;)" style:apply-style-name="bold" style:base-cell-address="results.AB24"/>
      <style:map style:condition="is-true-formula([.Z24]=&quot;&amp;\bf\it&quot;)" style:apply-style-name="bold-italic" style:base-cell-address="results.AB24"/>
    </style:style>
    <style:style style:name="ce230" style:family="table-cell" style:parent-style-name="Default">
      <style:map style:condition="is-true-formula([.Z25]=&quot;&amp;\it&quot;)" style:apply-style-name="italic" style:base-cell-address="results.AB25"/>
      <style:map style:condition="is-true-formula([.Z25]=&quot;&amp;\bf&quot;)" style:apply-style-name="bold" style:base-cell-address="results.AB25"/>
      <style:map style:condition="is-true-formula([.Z25]=&quot;&amp;\bf\it&quot;)" style:apply-style-name="bold-italic" style:base-cell-address="results.AB25"/>
    </style:style>
    <style:style style:name="ce231" style:family="table-cell" style:parent-style-name="Default">
      <style:map style:condition="is-true-formula([.Z27]=&quot;&amp;\it&quot;)" style:apply-style-name="italic" style:base-cell-address="results.AB27"/>
      <style:map style:condition="is-true-formula([.Z27]=&quot;&amp;\bf&quot;)" style:apply-style-name="bold" style:base-cell-address="results.AB27"/>
      <style:map style:condition="is-true-formula([.Z27]=&quot;&amp;\bf\it&quot;)" style:apply-style-name="bold-italic" style:base-cell-address="results.AB27"/>
    </style:style>
    <style:style style:name="ce232" style:family="table-cell" style:parent-style-name="Default" style:data-style-name="N142"/>
    <style:style style:name="ce233" style:family="table-cell" style:parent-style-name="Default" style:data-style-name="N99"/>
    <style:style style:name="ce234" style:family="table-cell" style:parent-style-name="Default" style:data-style-name="N2"/>
    <style:style style:name="ce235" style:family="table-cell" style:parent-style-name="Default" style:data-style-name="N128"/>
  </office:automatic-styles>
  <office:body>
    <office:spreadsheet>
      <table:calculation-settings table:automatic-find-labels="false"/>
      <table:table table:name="results" table:style-name="ta1"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26" table:default-cell-style-name="Default"/>
        <table:table-column table:style-name="co18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9" table:default-cell-style-name="Default"/>
        <table:table-column table:style-name="co15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8" table:number-columns-repeated="4" table:default-cell-style-name="Default"/>
        <table:table-column table:style-name="co41" table:number-columns-repeated="4" table:default-cell-style-name="Default"/>
        <table:table-row table:style-name="ro1">
          <table:table-cell office:value-type="string" calcext:value-type="string">
            <text:p>%acc</text:p>
          </table:table-cell>
          <table:table-cell table:number-columns-repeated="14"/>
          <table:table-cell office:value-type="string" calcext:value-type="string">
            <text:p>%f1s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\hline</text:p>
          </table:table-cell>
          <table:table-cell table:number-columns-repeated="14"/>
          <table:table-cell office:value-type="string" calcext:value-type="string">
            <text:p>\hline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GA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Rank-GA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SFS-GA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R-S-GA</text:p>
          </table:table-cell>
          <table:table-cell/>
          <table:table-cell office:value-type="string" calcext:value-type="string">
            <text:p>\\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office:value-type="string" calcext:value-type="string">
            <text:p>GA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Rank-GA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SFS-GA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R-S-GA</text:p>
          </table:table-cell>
          <table:table-cell/>
          <table:table-cell office:value-type="string" calcext:value-type="string">
            <text:p>\\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hline</text:p>
          </table:table-cell>
          <table:table-cell table:number-columns-repeated="14"/>
          <table:table-cell office:value-type="string" calcext:value-type="string">
            <text:p>\hline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d00</text:p>
          </table:table-cell>
          <table:table-cell table:formula="of:=IF([btga.B2];IF([wtga.B2];&quot;&amp;\bf\it&quot;;&quot;&amp;\bf&quot;);IF([wtga.B2];&quot;&amp;\it&quot;;&quot;&amp;&quot;))" office:value-type="string" office:string-value="&amp;" calcext:value-type="string">
            <text:p>&amp;</text:p>
          </table:table-cell>
          <table:table-cell table:style-name="ce4" table:formula="of:=[ga.C2]" office:value-type="float" office:value="99.91" calcext:value-type="float">
            <text:p>99.91</text:p>
          </table:table-cell>
          <table:table-cell table:style-name="ce23" table:formula="of:=CONCATENATE(&quot;(&quot;;IF(MROUND([ga.I2];0.01)&gt;0;MROUND([ga.I2];0.01);&quot;0.00&quot;);&quot;)&quot;)" office:value-type="string" office:string-value="(0.11)" calcext:value-type="string">
            <text:p>(0.11)</text:p>
          </table:table-cell>
          <table:table-cell table:formula="of:=IF([btga.C2];IF([wtga.C2];&quot;&amp;\bf\it&quot;;&quot;&amp;\bf&quot;);IF([wtga.C2];&quot;&amp;\it&quot;;&quot;&amp;&quot;))" office:value-type="string" office:string-value="&amp;" calcext:value-type="string">
            <text:p>&amp;</text:p>
          </table:table-cell>
          <table:table-cell table:style-name="ce37" table:formula="of:=['rank-ga'.C2]" office:value-type="float" office:value="99.96" calcext:value-type="float">
            <text:p>99.96</text:p>
          </table:table-cell>
          <table:table-cell table:style-name="ce55" table:formula="of:=CONCATENATE(&quot;(&quot;;IF(MROUND(['rank-ga'.I2];0.01)&gt;0;MROUND(['rank-ga'.I2];0.01);&quot;0.00&quot;);&quot;)&quot;)" office:value-type="string" office:string-value="(0.07)" calcext:value-type="string">
            <text:p>(0.07)</text:p>
          </table:table-cell>
          <table:table-cell table:formula="of:=IF([btga.D2];IF([wtga.D2];&quot;&amp;\bf\it&quot;;&quot;&amp;\bf&quot;);IF([wtga.D2];&quot;&amp;\it&quot;;&quot;&amp;&quot;))" office:value-type="string" office:string-value="&amp;" calcext:value-type="string">
            <text:p>&amp;</text:p>
          </table:table-cell>
          <table:table-cell table:style-name="ce69" table:formula="of:=['sfs-ga'.C2]" office:value-type="float" office:value="99.94" calcext:value-type="float">
            <text:p>99.94</text:p>
          </table:table-cell>
          <table:table-cell table:style-name="ce87" table:formula="of:=CONCATENATE(&quot;(&quot;;IF(MROUND(['sfs-ga'.I2];0.01)&gt;0;MROUND(['sfs-ga'.I2];0.01);&quot;0.00&quot;);&quot;)&quot;)" office:value-type="string" office:string-value="(0.1)" calcext:value-type="string">
            <text:p>(0.1)</text:p>
          </table:table-cell>
          <table:table-cell table:formula="of:=IF([btga.E2];IF([wtga.E2];&quot;&amp;\bf\it&quot;;&quot;&amp;\bf&quot;);IF([wtga.E2];&quot;&amp;\it&quot;;&quot;&amp;&quot;))" office:value-type="string" office:string-value="&amp;" calcext:value-type="string">
            <text:p>&amp;</text:p>
          </table:table-cell>
          <table:table-cell table:style-name="ce101" table:formula="of:=['rank-sfs-ga'.C2]" office:value-type="float" office:value="99.96" calcext:value-type="float">
            <text:p>99.96</text:p>
          </table:table-cell>
          <table:table-cell table:style-name="ce119" table:formula="of:=CONCATENATE(&quot;(&quot;;IF(MROUND(['rank-sfs-ga'.I2];0.01)&gt;0;MROUND(['rank-sfs-ga'.I2];0.01);&quot;0.00&quot;);&quot;)&quot;)" office:value-type="string" office:string-value="(0.05)" calcext:value-type="string">
            <text:p>(0.05)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d00</text:p>
          </table:table-cell>
          <table:table-cell table:formula="of:=IF([btga.H2];IF([wtga.H2];&quot;&amp;\bf\it&quot;;&quot;&amp;\bf&quot;);IF([wtga.H2];&quot;&amp;\it&quot;;&quot;&amp;&quot;))" office:value-type="string" office:string-value="&amp;" calcext:value-type="string">
            <text:p>&amp;</text:p>
          </table:table-cell>
          <table:table-cell table:style-name="ce133" table:formula="of:=[ga.F2]" office:value-type="float" office:value="99.95" calcext:value-type="float">
            <text:p>99.95</text:p>
          </table:table-cell>
          <table:table-cell table:style-name="ce147" table:formula="of:=CONCATENATE(&quot;(&quot;;IF(MROUND([ga.L2];0.01)&gt;0;MROUND([ga.L2];0.01);&quot;0.00&quot;);&quot;)&quot;)" office:value-type="string" office:string-value="(0.06)" calcext:value-type="string">
            <text:p>(0.06)</text:p>
          </table:table-cell>
          <table:table-cell table:formula="of:=IF([btga.I2];IF([wtga.I2];&quot;&amp;\bf\it&quot;;&quot;&amp;\bf&quot;);IF([wtga.I2];&quot;&amp;\it&quot;;&quot;&amp;&quot;))" office:value-type="string" office:string-value="&amp;" calcext:value-type="string">
            <text:p>&amp;</text:p>
          </table:table-cell>
          <table:table-cell table:style-name="ce159" table:formula="of:=['rank-ga'.F2]" office:value-type="float" office:value="99.98" calcext:value-type="float">
            <text:p>99.98</text:p>
          </table:table-cell>
          <table:table-cell table:style-name="ce172" table:formula="of:=CONCATENATE(&quot;(&quot;;IF(MROUND(['rank-ga'.L2];0.01)&gt;0;MROUND(['rank-ga'.L2];0.01);&quot;0.00&quot;);&quot;)&quot;)" office:value-type="string" office:string-value="(0.04)" calcext:value-type="string">
            <text:p>(0.04)</text:p>
          </table:table-cell>
          <table:table-cell table:formula="of:=IF([btga.J2];IF([wtga.J2];&quot;&amp;\bf\it&quot;;&quot;&amp;\bf&quot;);IF([wtga.J2];&quot;&amp;\it&quot;;&quot;&amp;&quot;))" office:value-type="string" office:string-value="&amp;" calcext:value-type="string">
            <text:p>&amp;</text:p>
          </table:table-cell>
          <table:table-cell table:style-name="ce184" table:formula="of:=['sfs-ga'.F2]" office:value-type="float" office:value="99.97" calcext:value-type="float">
            <text:p>99.97</text:p>
          </table:table-cell>
          <table:table-cell table:style-name="ce196" table:formula="of:=CONCATENATE(&quot;(&quot;;IF(MROUND(['sfs-ga'.L2];0.01)&gt;0;MROUND(['sfs-ga'.L2];0.01);&quot;0.00&quot;);&quot;)&quot;)" office:value-type="string" office:string-value="(0.05)" calcext:value-type="string">
            <text:p>(0.05)</text:p>
          </table:table-cell>
          <table:table-cell table:formula="of:=IF([btga.K2];IF([wtga.K2];&quot;&amp;\bf\it&quot;;&quot;&amp;\bf&quot;);IF([wtga.K2];&quot;&amp;\it&quot;;&quot;&amp;&quot;))" office:value-type="string" office:string-value="&amp;" calcext:value-type="string">
            <text:p>&amp;</text:p>
          </table:table-cell>
          <table:table-cell table:style-name="ce208" table:formula="of:=['rank-sfs-ga'.F2]" office:value-type="float" office:value="99.98" calcext:value-type="float">
            <text:p>99.98</text:p>
          </table:table-cell>
          <table:table-cell table:style-name="ce220" table:formula="of:=CONCATENATE(&quot;(&quot;;IF(MROUND(['rank-sfs-ga'.L2];0.01)&gt;0;MROUND(['rank-sfs-ga'.L2];0.01);&quot;0.00&quot;);&quot;)&quot;)" office:value-type="string" office:string-value="(0.03)" calcext:value-type="string">
            <text:p>(0.03)</text:p>
          </table:table-cell>
          <table:table-cell office:value-type="string" calcext:value-type="string">
            <text:p>\\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1</text:p>
          </table:table-cell>
          <table:table-cell table:formula="of:=IF([btga.B3];IF([wtga.B3];&quot;&amp;\bf\it&quot;;&quot;&amp;\bf&quot;);IF([wtga.B3];&quot;&amp;\it&quot;;&quot;&amp;&quot;))" office:value-type="string" office:string-value="&amp;\it" calcext:value-type="string">
            <text:p>&amp;\it</text:p>
          </table:table-cell>
          <table:table-cell table:style-name="ce5" table:formula="of:=[ga.C3]" office:value-type="float" office:value="99.5" calcext:value-type="float">
            <text:p>99.5</text:p>
          </table:table-cell>
          <table:table-cell table:style-name="ce24" table:formula="of:=CONCATENATE(&quot;(&quot;;IF(MROUND([ga.I3];0.01)&gt;0;MROUND([ga.I3];0.01);&quot;0.00&quot;);&quot;)&quot;)" office:value-type="string" office:string-value="(0.1)" calcext:value-type="string">
            <text:p>(0.1)</text:p>
          </table:table-cell>
          <table:table-cell table:formula="of:=IF([btga.C3];IF([wtga.C3];&quot;&amp;\bf\it&quot;;&quot;&amp;\bf&quot;);IF([wtga.C3];&quot;&amp;\it&quot;;&quot;&amp;&quot;))" office:value-type="string" office:string-value="&amp;" calcext:value-type="string">
            <text:p>&amp;</text:p>
          </table:table-cell>
          <table:table-cell table:style-name="ce38" table:formula="of:=['rank-ga'.C3]" office:value-type="float" office:value="99.54" calcext:value-type="float">
            <text:p>99.54</text:p>
          </table:table-cell>
          <table:table-cell table:style-name="ce56" table:formula="of:=CONCATENATE(&quot;(&quot;;IF(MROUND(['rank-ga'.I3];0.01)&gt;0;MROUND(['rank-ga'.I3];0.01);&quot;0.00&quot;);&quot;)&quot;)" office:value-type="string" office:string-value="(0.12)" calcext:value-type="string">
            <text:p>(0.12)</text:p>
          </table:table-cell>
          <table:table-cell table:formula="of:=IF([btga.D3];IF([wtga.D3];&quot;&amp;\bf\it&quot;;&quot;&amp;\bf&quot;);IF([wtga.D3];&quot;&amp;\it&quot;;&quot;&amp;&quot;))" office:value-type="string" office:string-value="&amp;\bf" calcext:value-type="string">
            <text:p>&amp;\bf</text:p>
          </table:table-cell>
          <table:table-cell table:style-name="ce70" table:formula="of:=['sfs-ga'.C3]" office:value-type="float" office:value="99.67" calcext:value-type="float">
            <text:p>99.67</text:p>
          </table:table-cell>
          <table:table-cell table:style-name="ce88" table:formula="of:=CONCATENATE(&quot;(&quot;;IF(MROUND(['sfs-ga'.I3];0.01)&gt;0;MROUND(['sfs-ga'.I3];0.01);&quot;0.00&quot;);&quot;)&quot;)" office:value-type="string" office:string-value="(0.12)" calcext:value-type="string">
            <text:p>(0.12)</text:p>
          </table:table-cell>
          <table:table-cell table:formula="of:=IF([btga.E3];IF([wtga.E3];&quot;&amp;\bf\it&quot;;&quot;&amp;\bf&quot;);IF([wtga.E3];&quot;&amp;\it&quot;;&quot;&amp;&quot;))" office:value-type="string" office:string-value="&amp;" calcext:value-type="string">
            <text:p>&amp;</text:p>
          </table:table-cell>
          <table:table-cell table:style-name="ce102" table:formula="of:=['rank-sfs-ga'.C3]" office:value-type="float" office:value="99.53" calcext:value-type="float">
            <text:p>99.53</text:p>
          </table:table-cell>
          <table:table-cell table:style-name="ce120" table:formula="of:=CONCATENATE(&quot;(&quot;;IF(MROUND(['rank-sfs-ga'.I3];0.01)&gt;0;MROUND(['rank-sfs-ga'.I3];0.01);&quot;0.00&quot;);&quot;)&quot;)" office:value-type="string" office:string-value="(0.12)" calcext:value-type="string">
            <text:p>(0.12)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d01</text:p>
          </table:table-cell>
          <table:table-cell table:formula="of:=IF([btga.H3];IF([wtga.H3];&quot;&amp;\bf\it&quot;;&quot;&amp;\bf&quot;);IF([wtga.H3];&quot;&amp;\it&quot;;&quot;&amp;&quot;))" office:value-type="string" office:string-value="&amp;\it" calcext:value-type="string">
            <text:p>&amp;\it</text:p>
          </table:table-cell>
          <table:table-cell table:style-name="ce134" table:formula="of:=[ga.F3]" office:value-type="float" office:value="99.71" calcext:value-type="float">
            <text:p>99.71</text:p>
          </table:table-cell>
          <table:table-cell table:style-name="ce148" table:formula="of:=CONCATENATE(&quot;(&quot;;IF(MROUND([ga.L3];0.01)&gt;0;MROUND([ga.L3];0.01);&quot;0.00&quot;);&quot;)&quot;)" office:value-type="string" office:string-value="(0.05)" calcext:value-type="string">
            <text:p>(0.05)</text:p>
          </table:table-cell>
          <table:table-cell table:formula="of:=IF([btga.I3];IF([wtga.I3];&quot;&amp;\bf\it&quot;;&quot;&amp;\bf&quot;);IF([wtga.I3];&quot;&amp;\it&quot;;&quot;&amp;&quot;))" office:value-type="string" office:string-value="&amp;" calcext:value-type="string">
            <text:p>&amp;</text:p>
          </table:table-cell>
          <table:table-cell table:style-name="ce160" table:formula="of:=['rank-ga'.F3]" office:value-type="float" office:value="99.72" calcext:value-type="float">
            <text:p>99.72</text:p>
          </table:table-cell>
          <table:table-cell table:style-name="ce173" table:formula="of:=CONCATENATE(&quot;(&quot;;IF(MROUND(['rank-ga'.L3];0.01)&gt;0;MROUND(['rank-ga'.L3];0.01);&quot;0.00&quot;);&quot;)&quot;)" office:value-type="string" office:string-value="(0.07)" calcext:value-type="string">
            <text:p>(0.07)</text:p>
          </table:table-cell>
          <table:table-cell table:formula="of:=IF([btga.J3];IF([wtga.J3];&quot;&amp;\bf\it&quot;;&quot;&amp;\bf&quot;);IF([wtga.J3];&quot;&amp;\it&quot;;&quot;&amp;&quot;))" office:value-type="string" office:string-value="&amp;\bf" calcext:value-type="string">
            <text:p>&amp;\bf</text:p>
          </table:table-cell>
          <table:table-cell table:style-name="ce185" table:formula="of:=['sfs-ga'.F3]" office:value-type="float" office:value="99.8" calcext:value-type="float">
            <text:p>99.8</text:p>
          </table:table-cell>
          <table:table-cell table:style-name="ce197" table:formula="of:=CONCATENATE(&quot;(&quot;;IF(MROUND(['sfs-ga'.L3];0.01)&gt;0;MROUND(['sfs-ga'.L3];0.01);&quot;0.00&quot;);&quot;)&quot;)" office:value-type="string" office:string-value="(0.07)" calcext:value-type="string">
            <text:p>(0.07)</text:p>
          </table:table-cell>
          <table:table-cell table:formula="of:=IF([btga.K3];IF([wtga.K3];&quot;&amp;\bf\it&quot;;&quot;&amp;\bf&quot;);IF([wtga.K3];&quot;&amp;\it&quot;;&quot;&amp;&quot;))" office:value-type="string" office:string-value="&amp;" calcext:value-type="string">
            <text:p>&amp;</text:p>
          </table:table-cell>
          <table:table-cell table:style-name="ce209" table:formula="of:=['rank-sfs-ga'.F3]" office:value-type="float" office:value="99.72" calcext:value-type="float">
            <text:p>99.72</text:p>
          </table:table-cell>
          <table:table-cell table:style-name="ce221" table:formula="of:=CONCATENATE(&quot;(&quot;;IF(MROUND(['rank-sfs-ga'.L3];0.01)&gt;0;MROUND(['rank-sfs-ga'.L3];0.01);&quot;0.00&quot;);&quot;)&quot;)" office:value-type="string" office:string-value="(0.07)" calcext:value-type="string">
            <text:p>(0.07)</text:p>
          </table:table-cell>
          <table:table-cell office:value-type="string" calcext:value-type="string">
            <text:p>\\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2</text:p>
          </table:table-cell>
          <table:table-cell table:formula="of:=IF([btga.B4];IF([wtga.B4];&quot;&amp;\bf\it&quot;;&quot;&amp;\bf&quot;);IF([wtga.B4];&quot;&amp;\it&quot;;&quot;&amp;&quot;))" office:value-type="string" office:string-value="&amp;" calcext:value-type="string">
            <text:p>&amp;</text:p>
          </table:table-cell>
          <table:table-cell table:style-name="ce6" table:formula="of:=[ga.C4]" office:value-type="float" office:value="98.07" calcext:value-type="float">
            <text:p>98.07</text:p>
          </table:table-cell>
          <table:table-cell table:style-name="ce25" table:formula="of:=CONCATENATE(&quot;(&quot;;IF(MROUND([ga.I4];0.01)&gt;0;MROUND([ga.I4];0.01);&quot;0.00&quot;);&quot;)&quot;)" office:value-type="string" office:string-value="(0.31)" calcext:value-type="string">
            <text:p>(0.31)</text:p>
          </table:table-cell>
          <table:table-cell table:formula="of:=IF([btga.C4];IF([wtga.C4];&quot;&amp;\bf\it&quot;;&quot;&amp;\bf&quot;);IF([wtga.C4];&quot;&amp;\it&quot;;&quot;&amp;&quot;))" office:value-type="string" office:string-value="&amp;" calcext:value-type="string">
            <text:p>&amp;</text:p>
          </table:table-cell>
          <table:table-cell table:style-name="ce39" table:formula="of:=['rank-ga'.C4]" office:value-type="float" office:value="98.03" calcext:value-type="float">
            <text:p>98.03</text:p>
          </table:table-cell>
          <table:table-cell table:style-name="ce57" table:formula="of:=CONCATENATE(&quot;(&quot;;IF(MROUND(['rank-ga'.I4];0.01)&gt;0;MROUND(['rank-ga'.I4];0.01);&quot;0.00&quot;);&quot;)&quot;)" office:value-type="string" office:string-value="(0.21)" calcext:value-type="string">
            <text:p>(0.21)</text:p>
          </table:table-cell>
          <table:table-cell table:formula="of:=IF([btga.D4];IF([wtga.D4];&quot;&amp;\bf\it&quot;;&quot;&amp;\bf&quot;);IF([wtga.D4];&quot;&amp;\it&quot;;&quot;&amp;&quot;))" office:value-type="string" office:string-value="&amp;" calcext:value-type="string">
            <text:p>&amp;</text:p>
          </table:table-cell>
          <table:table-cell table:style-name="ce71" table:formula="of:=['sfs-ga'.C4]" office:value-type="float" office:value="97.96" calcext:value-type="float">
            <text:p>97.96</text:p>
          </table:table-cell>
          <table:table-cell table:style-name="ce89" table:formula="of:=CONCATENATE(&quot;(&quot;;IF(MROUND(['sfs-ga'.I4];0.01)&gt;0;MROUND(['sfs-ga'.I4];0.01);&quot;0.00&quot;);&quot;)&quot;)" office:value-type="string" office:string-value="(0.52)" calcext:value-type="string">
            <text:p>(0.52)</text:p>
          </table:table-cell>
          <table:table-cell table:formula="of:=IF([btga.E4];IF([wtga.E4];&quot;&amp;\bf\it&quot;;&quot;&amp;\bf&quot;);IF([wtga.E4];&quot;&amp;\it&quot;;&quot;&amp;&quot;))" office:value-type="string" office:string-value="&amp;" calcext:value-type="string">
            <text:p>&amp;</text:p>
          </table:table-cell>
          <table:table-cell table:style-name="ce103" table:formula="of:=['rank-sfs-ga'.C4]" office:value-type="float" office:value="97.92" calcext:value-type="float">
            <text:p>97.92</text:p>
          </table:table-cell>
          <table:table-cell table:style-name="ce121" table:formula="of:=CONCATENATE(&quot;(&quot;;IF(MROUND(['rank-sfs-ga'.I4];0.01)&gt;0;MROUND(['rank-sfs-ga'.I4];0.01);&quot;0.00&quot;);&quot;)&quot;)" office:value-type="string" office:string-value="(0.49)" calcext:value-type="string">
            <text:p>(0.49)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d02</text:p>
          </table:table-cell>
          <table:table-cell table:formula="of:=IF([btga.H4];IF([wtga.H4];&quot;&amp;\bf\it&quot;;&quot;&amp;\bf&quot;);IF([wtga.H4];&quot;&amp;\it&quot;;&quot;&amp;&quot;))" office:value-type="string" office:string-value="&amp;" calcext:value-type="string">
            <text:p>&amp;</text:p>
          </table:table-cell>
          <table:table-cell table:style-name="ce135" table:formula="of:=[ga.F4]" office:value-type="float" office:value="98.87" calcext:value-type="float">
            <text:p>98.87</text:p>
          </table:table-cell>
          <table:table-cell table:style-name="ce149" table:formula="of:=CONCATENATE(&quot;(&quot;;IF(MROUND([ga.L4];0.01)&gt;0;MROUND([ga.L4];0.01);&quot;0.00&quot;);&quot;)&quot;)" office:value-type="string" office:string-value="(0.2)" calcext:value-type="string">
            <text:p>(0.2)</text:p>
          </table:table-cell>
          <table:table-cell table:formula="of:=IF([btga.I4];IF([wtga.I4];&quot;&amp;\bf\it&quot;;&quot;&amp;\bf&quot;);IF([wtga.I4];&quot;&amp;\it&quot;;&quot;&amp;&quot;))" office:value-type="string" office:string-value="&amp;" calcext:value-type="string">
            <text:p>&amp;</text:p>
          </table:table-cell>
          <table:table-cell table:style-name="ce161" table:formula="of:=['rank-ga'.F4]" office:value-type="float" office:value="98.86" calcext:value-type="float">
            <text:p>98.86</text:p>
          </table:table-cell>
          <table:table-cell table:style-name="ce174" table:formula="of:=CONCATENATE(&quot;(&quot;;IF(MROUND(['rank-ga'.L4];0.01)&gt;0;MROUND(['rank-ga'.L4];0.01);&quot;0.00&quot;);&quot;)&quot;)" office:value-type="string" office:string-value="(0.15)" calcext:value-type="string">
            <text:p>(0.15)</text:p>
          </table:table-cell>
          <table:table-cell table:formula="of:=IF([btga.J4];IF([wtga.J4];&quot;&amp;\bf\it&quot;;&quot;&amp;\bf&quot;);IF([wtga.J4];&quot;&amp;\it&quot;;&quot;&amp;&quot;))" office:value-type="string" office:string-value="&amp;" calcext:value-type="string">
            <text:p>&amp;</text:p>
          </table:table-cell>
          <table:table-cell table:style-name="ce186" table:formula="of:=['sfs-ga'.F4]" office:value-type="float" office:value="98.77" calcext:value-type="float">
            <text:p>98.77</text:p>
          </table:table-cell>
          <table:table-cell table:style-name="ce198" table:formula="of:=CONCATENATE(&quot;(&quot;;IF(MROUND(['sfs-ga'.L4];0.01)&gt;0;MROUND(['sfs-ga'.L4];0.01);&quot;0.00&quot;);&quot;)&quot;)" office:value-type="string" office:string-value="(0.31)" calcext:value-type="string">
            <text:p>(0.31)</text:p>
          </table:table-cell>
          <table:table-cell table:formula="of:=IF([btga.K4];IF([wtga.K4];&quot;&amp;\bf\it&quot;;&quot;&amp;\bf&quot;);IF([wtga.K4];&quot;&amp;\it&quot;;&quot;&amp;&quot;))" office:value-type="string" office:string-value="&amp;" calcext:value-type="string">
            <text:p>&amp;</text:p>
          </table:table-cell>
          <table:table-cell table:style-name="ce210" table:formula="of:=['rank-sfs-ga'.F4]" office:value-type="float" office:value="98.77" calcext:value-type="float">
            <text:p>98.77</text:p>
          </table:table-cell>
          <table:table-cell table:style-name="ce222" table:formula="of:=CONCATENATE(&quot;(&quot;;IF(MROUND(['rank-sfs-ga'.L4];0.01)&gt;0;MROUND(['rank-sfs-ga'.L4];0.01);&quot;0.00&quot;);&quot;)&quot;)" office:value-type="string" office:string-value="(0.3)" calcext:value-type="string">
            <text:p>(0.3)</text:p>
          </table:table-cell>
          <table:table-cell office:value-type="string" calcext:value-type="string">
            <text:p>\\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4</text:p>
          </table:table-cell>
          <table:table-cell table:formula="of:=IF([btga.B5];IF([wtga.B5];&quot;&amp;\bf\it&quot;;&quot;&amp;\bf&quot;);IF([wtga.B5];&quot;&amp;\it&quot;;&quot;&amp;&quot;))" office:value-type="string" office:string-value="&amp;" calcext:value-type="string">
            <text:p>&amp;</text:p>
          </table:table-cell>
          <table:table-cell table:style-name="ce7" table:formula="of:=[ga.C5]" office:value-type="float" office:value="100" calcext:value-type="float">
            <text:p>100</text:p>
          </table:table-cell>
          <table:table-cell table:style-name="ce26" table:formula="of:=CONCATENATE(&quot;(&quot;;IF(MROUND([ga.I5];0.01)&gt;0;MROUND([ga.I5];0.01);&quot;0.00&quot;);&quot;)&quot;)" office:value-type="string" office:string-value="(0.00)" calcext:value-type="string">
            <text:p>(0.00)</text:p>
          </table:table-cell>
          <table:table-cell table:formula="of:=IF([btga.C5];IF([wtga.C5];&quot;&amp;\bf\it&quot;;&quot;&amp;\bf&quot;);IF([wtga.C5];&quot;&amp;\it&quot;;&quot;&amp;&quot;))" office:value-type="string" office:string-value="&amp;" calcext:value-type="string">
            <text:p>&amp;</text:p>
          </table:table-cell>
          <table:table-cell table:style-name="ce40" table:formula="of:=['rank-ga'.C5]" office:value-type="float" office:value="99.98" calcext:value-type="float">
            <text:p>99.98</text:p>
          </table:table-cell>
          <table:table-cell table:style-name="ce58" table:formula="of:=CONCATENATE(&quot;(&quot;;IF(MROUND(['rank-ga'.I5];0.01)&gt;0;MROUND(['rank-ga'.I5];0.01);&quot;0.00&quot;);&quot;)&quot;)" office:value-type="string" office:string-value="(0.04)" calcext:value-type="string">
            <text:p>(0.04)</text:p>
          </table:table-cell>
          <table:table-cell table:formula="of:=IF([btga.D5];IF([wtga.D5];&quot;&amp;\bf\it&quot;;&quot;&amp;\bf&quot;);IF([wtga.D5];&quot;&amp;\it&quot;;&quot;&amp;&quot;))" office:value-type="string" office:string-value="&amp;" calcext:value-type="string">
            <text:p>&amp;</text:p>
          </table:table-cell>
          <table:table-cell table:style-name="ce72" table:formula="of:=['sfs-ga'.C5]" office:value-type="float" office:value="99.99" calcext:value-type="float">
            <text:p>99.99</text:p>
          </table:table-cell>
          <table:table-cell table:style-name="ce90" table:formula="of:=CONCATENATE(&quot;(&quot;;IF(MROUND(['sfs-ga'.I5];0.01)&gt;0;MROUND(['sfs-ga'.I5];0.01);&quot;0.00&quot;);&quot;)&quot;)" office:value-type="string" office:string-value="(0.03)" calcext:value-type="string">
            <text:p>(0.03)</text:p>
          </table:table-cell>
          <table:table-cell table:formula="of:=IF([btga.E5];IF([wtga.E5];&quot;&amp;\bf\it&quot;;&quot;&amp;\bf&quot;);IF([wtga.E5];&quot;&amp;\it&quot;;&quot;&amp;&quot;))" office:value-type="string" office:string-value="&amp;" calcext:value-type="string">
            <text:p>&amp;</text:p>
          </table:table-cell>
          <table:table-cell table:style-name="ce104" table:formula="of:=['rank-sfs-ga'.C5]" office:value-type="float" office:value="99.97" calcext:value-type="float">
            <text:p>99.97</text:p>
          </table:table-cell>
          <table:table-cell table:style-name="ce122" table:formula="of:=CONCATENATE(&quot;(&quot;;IF(MROUND(['rank-sfs-ga'.I5];0.01)&gt;0;MROUND(['rank-sfs-ga'.I5];0.01);&quot;0.00&quot;);&quot;)&quot;)" office:value-type="string" office:string-value="(0.05)" calcext:value-type="string">
            <text:p>(0.05)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d04</text:p>
          </table:table-cell>
          <table:table-cell table:formula="of:=IF([btga.H5];IF([wtga.H5];&quot;&amp;\bf\it&quot;;&quot;&amp;\bf&quot;);IF([wtga.H5];&quot;&amp;\it&quot;;&quot;&amp;&quot;))" office:value-type="string" office:string-value="&amp;" calcext:value-type="string">
            <text:p>&amp;</text:p>
          </table:table-cell>
          <table:table-cell table:style-name="ce136" table:formula="of:=[ga.F5]" office:value-type="float" office:value="100" calcext:value-type="float">
            <text:p>100</text:p>
          </table:table-cell>
          <table:table-cell table:style-name="ce150" table:formula="of:=CONCATENATE(&quot;(&quot;;IF(MROUND([ga.L5];0.01)&gt;0;MROUND([ga.L5];0.01);&quot;0.00&quot;);&quot;)&quot;)" office:value-type="string" office:string-value="(0.00)" calcext:value-type="string">
            <text:p>(0.00)</text:p>
          </table:table-cell>
          <table:table-cell table:formula="of:=IF([btga.I5];IF([wtga.I5];&quot;&amp;\bf\it&quot;;&quot;&amp;\bf&quot;);IF([wtga.I5];&quot;&amp;\it&quot;;&quot;&amp;&quot;))" office:value-type="string" office:string-value="&amp;" calcext:value-type="string">
            <text:p>&amp;</text:p>
          </table:table-cell>
          <table:table-cell table:style-name="ce162" table:formula="of:=['rank-ga'.F5]" office:value-type="float" office:value="99.99" calcext:value-type="float">
            <text:p>99.99</text:p>
          </table:table-cell>
          <table:table-cell table:style-name="ce175" table:formula="of:=CONCATENATE(&quot;(&quot;;IF(MROUND(['rank-ga'.L5];0.01)&gt;0;MROUND(['rank-ga'.L5];0.01);&quot;0.00&quot;);&quot;)&quot;)" office:value-type="string" office:string-value="(0.03)" calcext:value-type="string">
            <text:p>(0.03)</text:p>
          </table:table-cell>
          <table:table-cell table:formula="of:=IF([btga.J5];IF([wtga.J5];&quot;&amp;\bf\it&quot;;&quot;&amp;\bf&quot;);IF([wtga.J5];&quot;&amp;\it&quot;;&quot;&amp;&quot;))" office:value-type="string" office:string-value="&amp;" calcext:value-type="string">
            <text:p>&amp;</text:p>
          </table:table-cell>
          <table:table-cell table:style-name="ce187" table:formula="of:=['sfs-ga'.F5]" office:value-type="float" office:value="99.99" calcext:value-type="float">
            <text:p>99.99</text:p>
          </table:table-cell>
          <table:table-cell table:style-name="ce199" table:formula="of:=CONCATENATE(&quot;(&quot;;IF(MROUND(['sfs-ga'.L5];0.01)&gt;0;MROUND(['sfs-ga'.L5];0.01);&quot;0.00&quot;);&quot;)&quot;)" office:value-type="string" office:string-value="(0.02)" calcext:value-type="string">
            <text:p>(0.02)</text:p>
          </table:table-cell>
          <table:table-cell table:formula="of:=IF([btga.K5];IF([wtga.K5];&quot;&amp;\bf\it&quot;;&quot;&amp;\bf&quot;);IF([wtga.K5];&quot;&amp;\it&quot;;&quot;&amp;&quot;))" office:value-type="string" office:string-value="&amp;" calcext:value-type="string">
            <text:p>&amp;</text:p>
          </table:table-cell>
          <table:table-cell table:style-name="ce211" table:formula="of:=['rank-sfs-ga'.F5]" office:value-type="float" office:value="99.98" calcext:value-type="float">
            <text:p>99.98</text:p>
          </table:table-cell>
          <table:table-cell table:style-name="ce223" table:formula="of:=CONCATENATE(&quot;(&quot;;IF(MROUND(['rank-sfs-ga'.L5];0.01)&gt;0;MROUND(['rank-sfs-ga'.L5];0.01);&quot;0.00&quot;);&quot;)&quot;)" office:value-type="string" office:string-value="(0.03)" calcext:value-type="string">
            <text:p>(0.03)</text:p>
          </table:table-cell>
          <table:table-cell office:value-type="string" calcext:value-type="string">
            <text:p>\\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5</text:p>
          </table:table-cell>
          <table:table-cell table:formula="of:=IF([btga.B6];IF([wtga.B6];&quot;&amp;\bf\it&quot;;&quot;&amp;\bf&quot;);IF([wtga.B6];&quot;&amp;\it&quot;;&quot;&amp;&quot;))" office:value-type="string" office:string-value="&amp;" calcext:value-type="string">
            <text:p>&amp;</text:p>
          </table:table-cell>
          <table:table-cell table:style-name="ce8" table:formula="of:=[ga.C6]" office:value-type="float" office:value="99.78" calcext:value-type="float">
            <text:p>99.78</text:p>
          </table:table-cell>
          <table:table-cell table:style-name="ce27" table:formula="of:=CONCATENATE(&quot;(&quot;;IF(MROUND([ga.I6];0.01)&gt;0;MROUND([ga.I6];0.01);&quot;0.00&quot;);&quot;)&quot;)" office:value-type="string" office:string-value="(0.13)" calcext:value-type="string">
            <text:p>(0.13)</text:p>
          </table:table-cell>
          <table:table-cell table:formula="of:=IF([btga.C6];IF([wtga.C6];&quot;&amp;\bf\it&quot;;&quot;&amp;\bf&quot;);IF([wtga.C6];&quot;&amp;\it&quot;;&quot;&amp;&quot;))" office:value-type="string" office:string-value="&amp;" calcext:value-type="string">
            <text:p>&amp;</text:p>
          </table:table-cell>
          <table:table-cell table:style-name="ce41" table:formula="of:=['rank-ga'.C6]" office:value-type="float" office:value="99.74" calcext:value-type="float">
            <text:p>99.74</text:p>
          </table:table-cell>
          <table:table-cell table:style-name="ce59" table:formula="of:=CONCATENATE(&quot;(&quot;;IF(MROUND(['rank-ga'.I6];0.01)&gt;0;MROUND(['rank-ga'.I6];0.01);&quot;0.00&quot;);&quot;)&quot;)" office:value-type="string" office:string-value="(0.11)" calcext:value-type="string">
            <text:p>(0.11)</text:p>
          </table:table-cell>
          <table:table-cell table:formula="of:=IF([btga.D6];IF([wtga.D6];&quot;&amp;\bf\it&quot;;&quot;&amp;\bf&quot;);IF([wtga.D6];&quot;&amp;\it&quot;;&quot;&amp;&quot;))" office:value-type="string" office:string-value="&amp;" calcext:value-type="string">
            <text:p>&amp;</text:p>
          </table:table-cell>
          <table:table-cell table:style-name="ce73" table:formula="of:=['sfs-ga'.C6]" office:value-type="float" office:value="99.76" calcext:value-type="float">
            <text:p>99.76</text:p>
          </table:table-cell>
          <table:table-cell table:style-name="ce91" table:formula="of:=CONCATENATE(&quot;(&quot;;IF(MROUND(['sfs-ga'.I6];0.01)&gt;0;MROUND(['sfs-ga'.I6];0.01);&quot;0.00&quot;);&quot;)&quot;)" office:value-type="string" office:string-value="(0.16)" calcext:value-type="string">
            <text:p>(0.16)</text:p>
          </table:table-cell>
          <table:table-cell table:formula="of:=IF([btga.E6];IF([wtga.E6];&quot;&amp;\bf\it&quot;;&quot;&amp;\bf&quot;);IF([wtga.E6];&quot;&amp;\it&quot;;&quot;&amp;&quot;))" office:value-type="string" office:string-value="&amp;" calcext:value-type="string">
            <text:p>&amp;</text:p>
          </table:table-cell>
          <table:table-cell table:style-name="ce105" table:formula="of:=['rank-sfs-ga'.C6]" office:value-type="float" office:value="99.7" calcext:value-type="float">
            <text:p>99.7</text:p>
          </table:table-cell>
          <table:table-cell table:style-name="ce123" table:formula="of:=CONCATENATE(&quot;(&quot;;IF(MROUND(['rank-sfs-ga'.I6];0.01)&gt;0;MROUND(['rank-sfs-ga'.I6];0.01);&quot;0.00&quot;);&quot;)&quot;)" office:value-type="string" office:string-value="(0.18)" calcext:value-type="string">
            <text:p>(0.18)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d05</text:p>
          </table:table-cell>
          <table:table-cell table:formula="of:=IF([btga.H6];IF([wtga.H6];&quot;&amp;\bf\it&quot;;&quot;&amp;\bf&quot;);IF([wtga.H6];&quot;&amp;\it&quot;;&quot;&amp;&quot;))" office:value-type="string" office:string-value="&amp;" calcext:value-type="string">
            <text:p>&amp;</text:p>
          </table:table-cell>
          <table:table-cell table:style-name="ce137" table:formula="of:=[ga.F6]" office:value-type="float" office:value="99.87" calcext:value-type="float">
            <text:p>99.87</text:p>
          </table:table-cell>
          <table:table-cell table:style-name="ce151" table:formula="of:=CONCATENATE(&quot;(&quot;;IF(MROUND([ga.L6];0.01)&gt;0;MROUND([ga.L6];0.01);&quot;0.00&quot;);&quot;)&quot;)" office:value-type="string" office:string-value="(0.08)" calcext:value-type="string">
            <text:p>(0.08)</text:p>
          </table:table-cell>
          <table:table-cell table:formula="of:=IF([btga.I6];IF([wtga.I6];&quot;&amp;\bf\it&quot;;&quot;&amp;\bf&quot;);IF([wtga.I6];&quot;&amp;\it&quot;;&quot;&amp;&quot;))" office:value-type="string" office:string-value="&amp;" calcext:value-type="string">
            <text:p>&amp;</text:p>
          </table:table-cell>
          <table:table-cell table:style-name="ce163" table:formula="of:=['rank-ga'.F6]" office:value-type="float" office:value="99.84" calcext:value-type="float">
            <text:p>99.84</text:p>
          </table:table-cell>
          <table:table-cell table:style-name="ce176" table:formula="of:=CONCATENATE(&quot;(&quot;;IF(MROUND(['rank-ga'.L6];0.01)&gt;0;MROUND(['rank-ga'.L6];0.01);&quot;0.00&quot;);&quot;)&quot;)" office:value-type="string" office:string-value="(0.07)" calcext:value-type="string">
            <text:p>(0.07)</text:p>
          </table:table-cell>
          <table:table-cell table:formula="of:=IF([btga.J6];IF([wtga.J6];&quot;&amp;\bf\it&quot;;&quot;&amp;\bf&quot;);IF([wtga.J6];&quot;&amp;\it&quot;;&quot;&amp;&quot;))" office:value-type="string" office:string-value="&amp;" calcext:value-type="string">
            <text:p>&amp;</text:p>
          </table:table-cell>
          <table:table-cell table:style-name="ce188" table:formula="of:=['sfs-ga'.F6]" office:value-type="float" office:value="99.86" calcext:value-type="float">
            <text:p>99.86</text:p>
          </table:table-cell>
          <table:table-cell table:style-name="ce200" table:formula="of:=CONCATENATE(&quot;(&quot;;IF(MROUND(['sfs-ga'.L6];0.01)&gt;0;MROUND(['sfs-ga'.L6];0.01);&quot;0.00&quot;);&quot;)&quot;)" office:value-type="string" office:string-value="(0.09)" calcext:value-type="string">
            <text:p>(0.09)</text:p>
          </table:table-cell>
          <table:table-cell table:formula="of:=IF([btga.K6];IF([wtga.K6];&quot;&amp;\bf\it&quot;;&quot;&amp;\bf&quot;);IF([wtga.K6];&quot;&amp;\it&quot;;&quot;&amp;&quot;))" office:value-type="string" office:string-value="&amp;" calcext:value-type="string">
            <text:p>&amp;</text:p>
          </table:table-cell>
          <table:table-cell table:style-name="ce212" table:formula="of:=['rank-sfs-ga'.F6]" office:value-type="float" office:value="99.84" calcext:value-type="float">
            <text:p>99.84</text:p>
          </table:table-cell>
          <table:table-cell table:style-name="ce224" table:formula="of:=CONCATENATE(&quot;(&quot;;IF(MROUND(['rank-sfs-ga'.L6];0.01)&gt;0;MROUND(['rank-sfs-ga'.L6];0.01);&quot;0.00&quot;);&quot;)&quot;)" office:value-type="string" office:string-value="(0.12)" calcext:value-type="string">
            <text:p>(0.12)</text:p>
          </table:table-cell>
          <table:table-cell office:value-type="string" calcext:value-type="string">
            <text:p>\\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hline</text:p>
          </table:table-cell>
          <table:table-cell table:number-columns-repeated="14"/>
          <table:table-cell office:value-type="string" calcext:value-type="string">
            <text:p>\hline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vg</text:p>
          </table:table-cell>
          <table:table-cell table:formula="of:=IF([btga.B7];IF([wtga.B7];&quot;&amp;\bf\it&quot;;&quot;&amp;\bf&quot;);IF([wtga.B7];&quot;&amp;\it&quot;;&quot;&amp;&quot;))" office:value-type="string" office:string-value="&amp;" calcext:value-type="string">
            <text:p>&amp;</text:p>
          </table:table-cell>
          <table:table-cell table:style-name="ce9" table:formula="of:=[ga.C7]" office:value-type="float" office:value="99.45" calcext:value-type="float">
            <text:p>99.45</text:p>
          </table:table-cell>
          <table:table-cell table:style-name="ce28" table:formula="of:=CONCATENATE(&quot;(&quot;;IF(MROUND([ga.I7];0.01)&gt;0;MROUND([ga.I7];0.01);&quot;0.00&quot;);&quot;)&quot;)" office:value-type="string" office:string-value="(0.13)" calcext:value-type="string">
            <text:p>(0.13)</text:p>
          </table:table-cell>
          <table:table-cell/>
          <table:table-cell table:style-name="ce42" table:formula="of:=['rank-ga'.C7]" office:value-type="float" office:value="99.45" calcext:value-type="float">
            <text:p>99.45</text:p>
          </table:table-cell>
          <table:table-cell table:style-name="ce60" table:formula="of:=CONCATENATE(&quot;(&quot;;IF(MROUND(['rank-ga'.I7];0.01)&gt;0;MROUND(['rank-ga'.I7];0.01);&quot;0.00&quot;);&quot;)&quot;)" office:value-type="string" office:string-value="(0.11)" calcext:value-type="string">
            <text:p>(0.11)</text:p>
          </table:table-cell>
          <table:table-cell/>
          <table:table-cell table:style-name="ce74" table:formula="of:=['sfs-ga'.C7]" office:value-type="float" office:value="99.46" calcext:value-type="float">
            <text:p>99.46</text:p>
          </table:table-cell>
          <table:table-cell table:style-name="ce92" table:formula="of:=CONCATENATE(&quot;(&quot;;IF(MROUND(['sfs-ga'.I7];0.01)&gt;0;MROUND(['sfs-ga'.I7];0.01);&quot;0.00&quot;);&quot;)&quot;)" office:value-type="string" office:string-value="(0.19)" calcext:value-type="string">
            <text:p>(0.19)</text:p>
          </table:table-cell>
          <table:table-cell/>
          <table:table-cell table:style-name="ce106" table:formula="of:=['rank-sfs-ga'.C7]" office:value-type="float" office:value="99.42" calcext:value-type="float">
            <text:p>99.42</text:p>
          </table:table-cell>
          <table:table-cell table:style-name="ce124" table:formula="of:=CONCATENATE(&quot;(&quot;;IF(MROUND(['rank-sfs-ga'.I7];0.01)&gt;0;MROUND(['rank-sfs-ga'.I7];0.01);&quot;0.00&quot;);&quot;)&quot;)" office:value-type="string" office:string-value="(0.18)" calcext:value-type="string">
            <text:p>(0.18)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avg</text:p>
          </table:table-cell>
          <table:table-cell table:formula="of:=IF([btga.H7];IF([wtga.H7];&quot;&amp;\bf\it&quot;;&quot;&amp;\bf&quot;);IF([wtga.H7];&quot;&amp;\it&quot;;&quot;&amp;&quot;))" office:value-type="string" office:string-value="&amp;" calcext:value-type="string">
            <text:p>&amp;</text:p>
          </table:table-cell>
          <table:table-cell table:style-name="ce138" table:formula="of:=[ga.F7]" office:value-type="float" office:value="99.68" calcext:value-type="float">
            <text:p>99.68</text:p>
          </table:table-cell>
          <table:table-cell table:style-name="ce152" table:formula="of:=CONCATENATE(&quot;(&quot;;IF(MROUND([ga.L7];0.01)&gt;0;MROUND([ga.L7];0.01);&quot;0.00&quot;);&quot;)&quot;)" office:value-type="string" office:string-value="(0.08)" calcext:value-type="string">
            <text:p>(0.08)</text:p>
          </table:table-cell>
          <table:table-cell/>
          <table:table-cell table:style-name="ce164" table:formula="of:=['rank-ga'.F7]" office:value-type="float" office:value="99.68" calcext:value-type="float">
            <text:p>99.68</text:p>
          </table:table-cell>
          <table:table-cell table:style-name="ce177" table:formula="of:=CONCATENATE(&quot;(&quot;;IF(MROUND(['rank-ga'.L7];0.01)&gt;0;MROUND(['rank-ga'.L7];0.01);&quot;0.00&quot;);&quot;)&quot;)" office:value-type="string" office:string-value="(0.07)" calcext:value-type="string">
            <text:p>(0.07)</text:p>
          </table:table-cell>
          <table:table-cell/>
          <table:table-cell table:style-name="ce189" table:formula="of:=['sfs-ga'.F7]" office:value-type="float" office:value="99.68" calcext:value-type="float">
            <text:p>99.68</text:p>
          </table:table-cell>
          <table:table-cell table:style-name="ce201" table:formula="of:=CONCATENATE(&quot;(&quot;;IF(MROUND(['sfs-ga'.L7];0.01)&gt;0;MROUND(['sfs-ga'.L7];0.01);&quot;0.00&quot;);&quot;)&quot;)" office:value-type="string" office:string-value="(0.11)" calcext:value-type="string">
            <text:p>(0.11)</text:p>
          </table:table-cell>
          <table:table-cell/>
          <table:table-cell table:style-name="ce213" table:formula="of:=['rank-sfs-ga'.F7]" office:value-type="float" office:value="99.66" calcext:value-type="float">
            <text:p>99.66</text:p>
          </table:table-cell>
          <table:table-cell table:style-name="ce225" table:formula="of:=CONCATENATE(&quot;(&quot;;IF(MROUND(['rank-sfs-ga'.L7];0.01)&gt;0;MROUND(['rank-sfs-ga'.L7];0.01);&quot;0.00&quot;);&quot;)&quot;)" office:value-type="string" office:string-value="(0.11)" calcext:value-type="string">
            <text:p>(0.11)</text:p>
          </table:table-cell>
          <table:table-cell office:value-type="string" calcext:value-type="string">
            <text:p>\\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hline</text:p>
          </table:table-cell>
          <table:table-cell table:number-columns-repeated="14"/>
          <table:table-cell office:value-type="string" calcext:value-type="string">
            <text:p>\hline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btga</text:p>
          </table:table-cell>
          <table:table-cell office:value-type="string" calcext:value-type="string">
            <text:p>&amp;</text:p>
          </table:table-cell>
          <table:table-cell table:formula="of:=[btga.B8]" office:value-type="float" office:value="0" calcext:value-type="float">
            <text:p>0</text:p>
          </table:table-cell>
          <table:table-cell/>
          <table:table-cell office:value-type="string" calcext:value-type="string">
            <text:p>&amp;</text:p>
          </table:table-cell>
          <table:table-cell table:formula="of:=[btga.C8]" office:value-type="float" office:value="0" calcext:value-type="float">
            <text:p>0</text:p>
          </table:table-cell>
          <table:table-cell/>
          <table:table-cell office:value-type="string" calcext:value-type="string">
            <text:p>&amp;</text:p>
          </table:table-cell>
          <table:table-cell table:formula="of:=[btga.D8]" office:value-type="float" office:value="1" calcext:value-type="float">
            <text:p>1</text:p>
          </table:table-cell>
          <table:table-cell/>
          <table:table-cell office:value-type="string" calcext:value-type="string">
            <text:p>&amp;</text:p>
          </table:table-cell>
          <table:table-cell table:formula="of:=[btga.E8]" office:value-type="float" office:value="0" calcext:value-type="float">
            <text:p>0</text:p>
          </table:table-cell>
          <table:table-cell/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btga</text:p>
          </table:table-cell>
          <table:table-cell office:value-type="string" calcext:value-type="string">
            <text:p>&amp;</text:p>
          </table:table-cell>
          <table:table-cell table:formula="of:=[btga.H8]" office:value-type="float" office:value="0" calcext:value-type="float">
            <text:p>0</text:p>
          </table:table-cell>
          <table:table-cell/>
          <table:table-cell office:value-type="string" calcext:value-type="string">
            <text:p>&amp;</text:p>
          </table:table-cell>
          <table:table-cell table:formula="of:=[btga.I8]" office:value-type="float" office:value="0" calcext:value-type="float">
            <text:p>0</text:p>
          </table:table-cell>
          <table:table-cell/>
          <table:table-cell office:value-type="string" calcext:value-type="string">
            <text:p>&amp;</text:p>
          </table:table-cell>
          <table:table-cell table:formula="of:=[btga.J8]" office:value-type="float" office:value="1" calcext:value-type="float">
            <text:p>1</text:p>
          </table:table-cell>
          <table:table-cell/>
          <table:table-cell office:value-type="string" calcext:value-type="string">
            <text:p>&amp;</text:p>
          </table:table-cell>
          <table:table-cell table:formula="of:=[btga.K8]" office:value-type="float" office:value="0" calcext:value-type="float">
            <text:p>0</text:p>
          </table:table-cell>
          <table:table-cell/>
          <table:table-cell office:value-type="string" calcext:value-type="string">
            <text:p>\\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tga</text:p>
          </table:table-cell>
          <table:table-cell office:value-type="string" calcext:value-type="string">
            <text:p>&amp;</text:p>
          </table:table-cell>
          <table:table-cell table:formula="of:=[wtga.B8]" office:value-type="float" office:value="1" calcext:value-type="float">
            <text:p>1</text:p>
          </table:table-cell>
          <table:table-cell/>
          <table:table-cell office:value-type="string" calcext:value-type="string">
            <text:p>&amp;</text:p>
          </table:table-cell>
          <table:table-cell table:formula="of:=[wtga.C8]" office:value-type="float" office:value="0" calcext:value-type="float">
            <text:p>0</text:p>
          </table:table-cell>
          <table:table-cell/>
          <table:table-cell office:value-type="string" calcext:value-type="string">
            <text:p>&amp;</text:p>
          </table:table-cell>
          <table:table-cell table:formula="of:=[wtga.D8]" office:value-type="float" office:value="0" calcext:value-type="float">
            <text:p>0</text:p>
          </table:table-cell>
          <table:table-cell/>
          <table:table-cell office:value-type="string" calcext:value-type="string">
            <text:p>&amp;</text:p>
          </table:table-cell>
          <table:table-cell table:formula="of:=[wtga.E8]" office:value-type="float" office:value="0" calcext:value-type="float">
            <text:p>0</text:p>
          </table:table-cell>
          <table:table-cell/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wtga</text:p>
          </table:table-cell>
          <table:table-cell office:value-type="string" calcext:value-type="string">
            <text:p>&amp;</text:p>
          </table:table-cell>
          <table:table-cell table:formula="of:=[wtga.H8]" office:value-type="float" office:value="1" calcext:value-type="float">
            <text:p>1</text:p>
          </table:table-cell>
          <table:table-cell/>
          <table:table-cell office:value-type="string" calcext:value-type="string">
            <text:p>&amp;</text:p>
          </table:table-cell>
          <table:table-cell table:formula="of:=[wtga.I8]" office:value-type="float" office:value="0" calcext:value-type="float">
            <text:p>0</text:p>
          </table:table-cell>
          <table:table-cell/>
          <table:table-cell office:value-type="string" calcext:value-type="string">
            <text:p>&amp;</text:p>
          </table:table-cell>
          <table:table-cell table:formula="of:=[wtga.J8]" office:value-type="float" office:value="0" calcext:value-type="float">
            <text:p>0</text:p>
          </table:table-cell>
          <table:table-cell/>
          <table:table-cell office:value-type="string" calcext:value-type="string">
            <text:p>&amp;</text:p>
          </table:table-cell>
          <table:table-cell table:formula="of:=[wtga.K8]" office:value-type="float" office:value="0" calcext:value-type="float">
            <text:p>0</text:p>
          </table:table-cell>
          <table:table-cell/>
          <table:table-cell office:value-type="string" calcext:value-type="string">
            <text:p>\\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hline</text:p>
          </table:table-cell>
          <table:table-cell table:number-columns-repeated="14"/>
          <table:table-cell office:value-type="string" calcext:value-type="string">
            <text:p>\hline</text:p>
          </table:table-cell>
          <table:table-cell table:number-columns-repeated="33"/>
        </table:table-row>
        <table:table-row table:style-name="ro1">
          <table:table-cell table:number-columns-repeated="49"/>
        </table:table-row>
        <table:table-row table:style-name="ro1">
          <table:table-cell office:value-type="string" calcext:value-type="string">
            <text:p>%prec</text:p>
          </table:table-cell>
          <table:table-cell table:number-columns-repeated="14"/>
          <table:table-cell office:value-type="string" calcext:value-type="string">
            <text:p>%rec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\hline</text:p>
          </table:table-cell>
          <table:table-cell table:number-columns-repeated="14"/>
          <table:table-cell office:value-type="string" calcext:value-type="string">
            <text:p>\hline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GA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Rank-GA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SFS-GA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R-S-GA</text:p>
          </table:table-cell>
          <table:table-cell/>
          <table:table-cell office:value-type="string" calcext:value-type="string">
            <text:p>\\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office:value-type="string" calcext:value-type="string">
            <text:p>GA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Rank-GA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SFS-GA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R-S-GA</text:p>
          </table:table-cell>
          <table:table-cell/>
          <table:table-cell office:value-type="string" calcext:value-type="string">
            <text:p>\\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hline</text:p>
          </table:table-cell>
          <table:table-cell table:number-columns-repeated="14"/>
          <table:table-cell office:value-type="string" calcext:value-type="string">
            <text:p>\hline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d00</text:p>
          </table:table-cell>
          <table:table-cell table:formula="of:=IF([btga.B11];IF([wtga.B11];&quot;&amp;\bf\it&quot;;&quot;&amp;\bf&quot;);IF([wtga.B11];&quot;&amp;\it&quot;;&quot;&amp;&quot;))" office:value-type="string" office:string-value="&amp;" calcext:value-type="string">
            <text:p>&amp;</text:p>
          </table:table-cell>
          <table:table-cell table:style-name="ce10" table:formula="of:=[ga.D2]" office:value-type="float" office:value="99.91" calcext:value-type="float">
            <text:p>99.91</text:p>
          </table:table-cell>
          <table:table-cell table:style-name="ce29" table:formula="of:=CONCATENATE(&quot;(&quot;;IF(MROUND([ga.J2];0.01)&gt;0;MROUND([ga.J2];0.01);&quot;0.00&quot;);&quot;)&quot;)" office:value-type="string" office:string-value="(0.11)" calcext:value-type="string">
            <text:p>(0.11)</text:p>
          </table:table-cell>
          <table:table-cell table:formula="of:=IF([btga.C11];IF([wtga.C11];&quot;&amp;\bf\it&quot;;&quot;&amp;\bf&quot;);IF([wtga.C11];&quot;&amp;\it&quot;;&quot;&amp;&quot;))" office:value-type="string" office:string-value="&amp;" calcext:value-type="string">
            <text:p>&amp;</text:p>
          </table:table-cell>
          <table:table-cell table:style-name="ce43" table:formula="of:=['rank-ga'.D2]" office:value-type="float" office:value="99.96" calcext:value-type="float">
            <text:p>99.96</text:p>
          </table:table-cell>
          <table:table-cell table:style-name="ce61" table:formula="of:=CONCATENATE(&quot;(&quot;;IF(MROUND(['rank-ga'.J2];0.01)&gt;0;MROUND(['rank-ga'.J2];0.01);&quot;0.00&quot;);&quot;)&quot;)" office:value-type="string" office:string-value="(0.07)" calcext:value-type="string">
            <text:p>(0.07)</text:p>
          </table:table-cell>
          <table:table-cell table:formula="of:=IF([btga.D11];IF([wtga.D11];&quot;&amp;\bf\it&quot;;&quot;&amp;\bf&quot;);IF([wtga.D11];&quot;&amp;\it&quot;;&quot;&amp;&quot;))" office:value-type="string" office:string-value="&amp;" calcext:value-type="string">
            <text:p>&amp;</text:p>
          </table:table-cell>
          <table:table-cell table:style-name="ce75" table:formula="of:=['sfs-ga'.D2]" office:value-type="float" office:value="99.94" calcext:value-type="float">
            <text:p>99.94</text:p>
          </table:table-cell>
          <table:table-cell table:style-name="ce93" table:formula="of:=CONCATENATE(&quot;(&quot;;IF(MROUND(['sfs-ga'.J2];0.01)&gt;0;MROUND(['sfs-ga'.J2];0.01);&quot;0.00&quot;);&quot;)&quot;)" office:value-type="string" office:string-value="(0.1)" calcext:value-type="string">
            <text:p>(0.1)</text:p>
          </table:table-cell>
          <table:table-cell table:formula="of:=IF([btga.E11];IF([wtga.E11];&quot;&amp;\bf\it&quot;;&quot;&amp;\bf&quot;);IF([wtga.E11];&quot;&amp;\it&quot;;&quot;&amp;&quot;))" office:value-type="string" office:string-value="&amp;" calcext:value-type="string">
            <text:p>&amp;</text:p>
          </table:table-cell>
          <table:table-cell table:style-name="ce107" table:formula="of:=['rank-sfs-ga'.D2]" office:value-type="float" office:value="99.96" calcext:value-type="float">
            <text:p>99.96</text:p>
          </table:table-cell>
          <table:table-cell table:style-name="ce125" table:formula="of:=CONCATENATE(&quot;(&quot;;IF(MROUND(['rank-sfs-ga'.J2];0.01)&gt;0;MROUND(['rank-sfs-ga'.J2];0.01);&quot;0.00&quot;);&quot;)&quot;)" office:value-type="string" office:string-value="(0.05)" calcext:value-type="string">
            <text:p>(0.05)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d00</text:p>
          </table:table-cell>
          <table:table-cell table:formula="of:=IF([btga.H11];IF([wtga.H11];&quot;&amp;\bf\it&quot;;&quot;&amp;\bf&quot;);IF([wtga.H11];&quot;&amp;\it&quot;;&quot;&amp;&quot;))" office:value-type="string" office:string-value="&amp;" calcext:value-type="string">
            <text:p>&amp;</text:p>
          </table:table-cell>
          <table:table-cell table:style-name="ce139" table:formula="of:=[ga.E2]" office:value-type="float" office:value="100" calcext:value-type="float">
            <text:p>100</text:p>
          </table:table-cell>
          <table:table-cell table:style-name="ce153" table:formula="of:=CONCATENATE(&quot;(&quot;;IF(MROUND([ga.K2];0.01)&gt;0;MROUND([ga.K2];0.01);&quot;0.00&quot;);&quot;)&quot;)" office:value-type="string" office:string-value="(0.00)" calcext:value-type="string">
            <text:p>(0.00)</text:p>
          </table:table-cell>
          <table:table-cell table:formula="of:=IF([btga.I11];IF([wtga.I11];&quot;&amp;\bf\it&quot;;&quot;&amp;\bf&quot;);IF([wtga.I11];&quot;&amp;\it&quot;;&quot;&amp;&quot;))" office:value-type="string" office:string-value="&amp;" calcext:value-type="string">
            <text:p>&amp;</text:p>
          </table:table-cell>
          <table:table-cell table:style-name="ce165" table:formula="of:=['rank-ga'.E2]" office:value-type="float" office:value="100" calcext:value-type="float">
            <text:p>100</text:p>
          </table:table-cell>
          <table:table-cell table:style-name="ce178" table:formula="of:=CONCATENATE(&quot;(&quot;;IF(MROUND(['rank-ga'.K2];0.01)&gt;0;MROUND(['rank-ga'.K2];0.01);&quot;0.00&quot;);&quot;)&quot;)" office:value-type="string" office:string-value="(0.00)" calcext:value-type="string">
            <text:p>(0.00)</text:p>
          </table:table-cell>
          <table:table-cell table:formula="of:=IF([btga.J11];IF([wtga.J11];&quot;&amp;\bf\it&quot;;&quot;&amp;\bf&quot;);IF([wtga.J11];&quot;&amp;\it&quot;;&quot;&amp;&quot;))" office:value-type="string" office:string-value="&amp;" calcext:value-type="string">
            <text:p>&amp;</text:p>
          </table:table-cell>
          <table:table-cell table:style-name="ce190" table:formula="of:=['sfs-ga'.E2]" office:value-type="float" office:value="100" calcext:value-type="float">
            <text:p>100</text:p>
          </table:table-cell>
          <table:table-cell table:style-name="ce202" table:formula="of:=CONCATENATE(&quot;(&quot;;IF(MROUND(['sfs-ga'.K2];0.01)&gt;0;MROUND(['sfs-ga'.K2];0.01);&quot;0.00&quot;);&quot;)&quot;)" office:value-type="string" office:string-value="(0.00)" calcext:value-type="string">
            <text:p>(0.00)</text:p>
          </table:table-cell>
          <table:table-cell table:formula="of:=IF([btga.K11];IF([wtga.K11];&quot;&amp;\bf\it&quot;;&quot;&amp;\bf&quot;);IF([wtga.K11];&quot;&amp;\it&quot;;&quot;&amp;&quot;))" office:value-type="string" office:string-value="&amp;" calcext:value-type="string">
            <text:p>&amp;</text:p>
          </table:table-cell>
          <table:table-cell table:style-name="ce214" table:formula="of:=['rank-sfs-ga'.E2]" office:value-type="float" office:value="100" calcext:value-type="float">
            <text:p>100</text:p>
          </table:table-cell>
          <table:table-cell table:style-name="ce226" table:formula="of:=CONCATENATE(&quot;(&quot;;IF(MROUND(['rank-sfs-ga'.K2];0.01)&gt;0;MROUND(['rank-sfs-ga'.K2];0.01);&quot;0.00&quot;);&quot;)&quot;)" office:value-type="string" office:string-value="(0.00)" calcext:value-type="string">
            <text:p>(0.00)</text:p>
          </table:table-cell>
          <table:table-cell office:value-type="string" calcext:value-type="string">
            <text:p>\\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1</text:p>
          </table:table-cell>
          <table:table-cell table:formula="of:=IF([btga.B12];IF([wtga.B12];&quot;&amp;\bf\it&quot;;&quot;&amp;\bf&quot;);IF([wtga.B12];&quot;&amp;\it&quot;;&quot;&amp;&quot;))" office:value-type="string" office:string-value="&amp;\it" calcext:value-type="string">
            <text:p>&amp;\it</text:p>
          </table:table-cell>
          <table:table-cell table:style-name="ce11" table:formula="of:=[ga.D3]" office:value-type="float" office:value="99.41" calcext:value-type="float">
            <text:p>99.41</text:p>
          </table:table-cell>
          <table:table-cell table:style-name="ce30" table:formula="of:=CONCATENATE(&quot;(&quot;;IF(MROUND([ga.J3];0.01)&gt;0;MROUND([ga.J3];0.01);&quot;0.00&quot;);&quot;)&quot;)" office:value-type="string" office:string-value="(0.1)" calcext:value-type="string">
            <text:p>(0.1)</text:p>
          </table:table-cell>
          <table:table-cell table:formula="of:=IF([btga.C12];IF([wtga.C12];&quot;&amp;\bf\it&quot;;&quot;&amp;\bf&quot;);IF([wtga.C12];&quot;&amp;\it&quot;;&quot;&amp;&quot;))" office:value-type="string" office:string-value="&amp;" calcext:value-type="string">
            <text:p>&amp;</text:p>
          </table:table-cell>
          <table:table-cell table:style-name="ce44" table:formula="of:=['rank-ga'.D3]" office:value-type="float" office:value="99.45" calcext:value-type="float">
            <text:p>99.45</text:p>
          </table:table-cell>
          <table:table-cell table:style-name="ce62" table:formula="of:=CONCATENATE(&quot;(&quot;;IF(MROUND(['rank-ga'.J3];0.01)&gt;0;MROUND(['rank-ga'.J3];0.01);&quot;0.00&quot;);&quot;)&quot;)" office:value-type="string" office:string-value="(0.15)" calcext:value-type="string">
            <text:p>(0.15)</text:p>
          </table:table-cell>
          <table:table-cell table:formula="of:=IF([btga.D12];IF([wtga.D12];&quot;&amp;\bf\it&quot;;&quot;&amp;\bf&quot;);IF([wtga.D12];&quot;&amp;\it&quot;;&quot;&amp;&quot;))" office:value-type="string" office:string-value="&amp;\bf" calcext:value-type="string">
            <text:p>&amp;\bf</text:p>
          </table:table-cell>
          <table:table-cell table:style-name="ce76" table:formula="of:=['sfs-ga'.D3]" office:value-type="float" office:value="99.6" calcext:value-type="float">
            <text:p>99.6</text:p>
          </table:table-cell>
          <table:table-cell table:style-name="ce94" table:formula="of:=CONCATENATE(&quot;(&quot;;IF(MROUND(['sfs-ga'.J3];0.01)&gt;0;MROUND(['sfs-ga'.J3];0.01);&quot;0.00&quot;);&quot;)&quot;)" office:value-type="string" office:string-value="(0.14)" calcext:value-type="string">
            <text:p>(0.14)</text:p>
          </table:table-cell>
          <table:table-cell table:formula="of:=IF([btga.E12];IF([wtga.E12];&quot;&amp;\bf\it&quot;;&quot;&amp;\bf&quot;);IF([wtga.E12];&quot;&amp;\it&quot;;&quot;&amp;&quot;))" office:value-type="string" office:string-value="&amp;" calcext:value-type="string">
            <text:p>&amp;</text:p>
          </table:table-cell>
          <table:table-cell table:style-name="ce108" table:formula="of:=['rank-sfs-ga'.D3]" office:value-type="float" office:value="99.44" calcext:value-type="float">
            <text:p>99.44</text:p>
          </table:table-cell>
          <table:table-cell table:style-name="ce126" table:formula="of:=CONCATENATE(&quot;(&quot;;IF(MROUND(['rank-sfs-ga'.J3];0.01)&gt;0;MROUND(['rank-sfs-ga'.J3];0.01);&quot;0.00&quot;);&quot;)&quot;)" office:value-type="string" office:string-value="(0.15)" calcext:value-type="string">
            <text:p>(0.15)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d01</text:p>
          </table:table-cell>
          <table:table-cell table:formula="of:=IF([btga.H12];IF([wtga.H12];&quot;&amp;\bf\it&quot;;&quot;&amp;\bf&quot;);IF([wtga.H12];&quot;&amp;\it&quot;;&quot;&amp;&quot;))" office:value-type="string" office:string-value="&amp;" calcext:value-type="string">
            <text:p>&amp;</text:p>
          </table:table-cell>
          <table:table-cell table:style-name="ce140" table:formula="of:=[ga.E3]" office:value-type="float" office:value="100" calcext:value-type="float">
            <text:p>100</text:p>
          </table:table-cell>
          <table:table-cell table:style-name="ce154" table:formula="of:=CONCATENATE(&quot;(&quot;;IF(MROUND([ga.K3];0.01)&gt;0;MROUND([ga.K3];0.01);&quot;0.00&quot;);&quot;)&quot;)" office:value-type="string" office:string-value="(0.00)" calcext:value-type="string">
            <text:p>(0.00)</text:p>
          </table:table-cell>
          <table:table-cell table:formula="of:=IF([btga.I12];IF([wtga.I12];&quot;&amp;\bf\it&quot;;&quot;&amp;\bf&quot;);IF([wtga.I12];&quot;&amp;\it&quot;;&quot;&amp;&quot;))" office:value-type="string" office:string-value="&amp;" calcext:value-type="string">
            <text:p>&amp;</text:p>
          </table:table-cell>
          <table:table-cell table:style-name="ce166" table:formula="of:=['rank-ga'.E3]" office:value-type="float" office:value="100" calcext:value-type="float">
            <text:p>100</text:p>
          </table:table-cell>
          <table:table-cell table:style-name="ce179" table:formula="of:=CONCATENATE(&quot;(&quot;;IF(MROUND(['rank-ga'.K3];0.01)&gt;0;MROUND(['rank-ga'.K3];0.01);&quot;0.00&quot;);&quot;)&quot;)" office:value-type="string" office:string-value="(0.00)" calcext:value-type="string">
            <text:p>(0.00)</text:p>
          </table:table-cell>
          <table:table-cell table:formula="of:=IF([btga.J12];IF([wtga.J12];&quot;&amp;\bf\it&quot;;&quot;&amp;\bf&quot;);IF([wtga.J12];&quot;&amp;\it&quot;;&quot;&amp;&quot;))" office:value-type="string" office:string-value="&amp;" calcext:value-type="string">
            <text:p>&amp;</text:p>
          </table:table-cell>
          <table:table-cell table:style-name="ce191" table:formula="of:=['sfs-ga'.E3]" office:value-type="float" office:value="100" calcext:value-type="float">
            <text:p>100</text:p>
          </table:table-cell>
          <table:table-cell table:style-name="ce203" table:formula="of:=CONCATENATE(&quot;(&quot;;IF(MROUND(['sfs-ga'.K3];0.01)&gt;0;MROUND(['sfs-ga'.K3];0.01);&quot;0.00&quot;);&quot;)&quot;)" office:value-type="string" office:string-value="(0.00)" calcext:value-type="string">
            <text:p>(0.00)</text:p>
          </table:table-cell>
          <table:table-cell table:formula="of:=IF([btga.K12];IF([wtga.K12];&quot;&amp;\bf\it&quot;;&quot;&amp;\bf&quot;);IF([wtga.K12];&quot;&amp;\it&quot;;&quot;&amp;&quot;))" office:value-type="string" office:string-value="&amp;" calcext:value-type="string">
            <text:p>&amp;</text:p>
          </table:table-cell>
          <table:table-cell table:style-name="ce215" table:formula="of:=['rank-sfs-ga'.E3]" office:value-type="float" office:value="100" calcext:value-type="float">
            <text:p>100</text:p>
          </table:table-cell>
          <table:table-cell table:style-name="ce227" table:formula="of:=CONCATENATE(&quot;(&quot;;IF(MROUND(['rank-sfs-ga'.K3];0.01)&gt;0;MROUND(['rank-sfs-ga'.K3];0.01);&quot;0.00&quot;);&quot;)&quot;)" office:value-type="string" office:string-value="(0.00)" calcext:value-type="string">
            <text:p>(0.00)</text:p>
          </table:table-cell>
          <table:table-cell office:value-type="string" calcext:value-type="string">
            <text:p>\\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2</text:p>
          </table:table-cell>
          <table:table-cell table:formula="of:=IF([btga.B13];IF([wtga.B13];&quot;&amp;\bf\it&quot;;&quot;&amp;\bf&quot;);IF([wtga.B13];&quot;&amp;\it&quot;;&quot;&amp;&quot;))" office:value-type="string" office:string-value="&amp;" calcext:value-type="string">
            <text:p>&amp;</text:p>
          </table:table-cell>
          <table:table-cell table:style-name="ce12" table:formula="of:=[ga.D4]" office:value-type="float" office:value="97.76" calcext:value-type="float">
            <text:p>97.76</text:p>
          </table:table-cell>
          <table:table-cell table:style-name="ce31" table:formula="of:=CONCATENATE(&quot;(&quot;;IF(MROUND([ga.J4];0.01)&gt;0;MROUND([ga.J4];0.01);&quot;0.00&quot;);&quot;)&quot;)" office:value-type="string" office:string-value="(0.39)" calcext:value-type="string">
            <text:p>(0.39)</text:p>
          </table:table-cell>
          <table:table-cell table:formula="of:=IF([btga.C13];IF([wtga.C13];&quot;&amp;\bf\it&quot;;&quot;&amp;\bf&quot;);IF([wtga.C13];&quot;&amp;\it&quot;;&quot;&amp;&quot;))" office:value-type="string" office:string-value="&amp;" calcext:value-type="string">
            <text:p>&amp;</text:p>
          </table:table-cell>
          <table:table-cell table:style-name="ce45" table:formula="of:=['rank-ga'.D4]" office:value-type="float" office:value="97.74" calcext:value-type="float">
            <text:p>97.74</text:p>
          </table:table-cell>
          <table:table-cell table:style-name="ce63" table:formula="of:=CONCATENATE(&quot;(&quot;;IF(MROUND(['rank-ga'.J4];0.01)&gt;0;MROUND(['rank-ga'.J4];0.01);&quot;0.00&quot;);&quot;)&quot;)" office:value-type="string" office:string-value="(0.29)" calcext:value-type="string">
            <text:p>(0.29)</text:p>
          </table:table-cell>
          <table:table-cell table:formula="of:=IF([btga.D13];IF([wtga.D13];&quot;&amp;\bf\it&quot;;&quot;&amp;\bf&quot;);IF([wtga.D13];&quot;&amp;\it&quot;;&quot;&amp;&quot;))" office:value-type="string" office:string-value="&amp;" calcext:value-type="string">
            <text:p>&amp;</text:p>
          </table:table-cell>
          <table:table-cell table:style-name="ce77" table:formula="of:=['sfs-ga'.D4]" office:value-type="float" office:value="97.58" calcext:value-type="float">
            <text:p>97.58</text:p>
          </table:table-cell>
          <table:table-cell table:style-name="ce95" table:formula="of:=CONCATENATE(&quot;(&quot;;IF(MROUND(['sfs-ga'.J4];0.01)&gt;0;MROUND(['sfs-ga'.J4];0.01);&quot;0.00&quot;);&quot;)&quot;)" office:value-type="string" office:string-value="(0.61)" calcext:value-type="string">
            <text:p>(0.61)</text:p>
          </table:table-cell>
          <table:table-cell table:formula="of:=IF([btga.E13];IF([wtga.E13];&quot;&amp;\bf\it&quot;;&quot;&amp;\bf&quot;);IF([wtga.E13];&quot;&amp;\it&quot;;&quot;&amp;&quot;))" office:value-type="string" office:string-value="&amp;" calcext:value-type="string">
            <text:p>&amp;</text:p>
          </table:table-cell>
          <table:table-cell table:style-name="ce109" table:formula="of:=['rank-sfs-ga'.D4]" office:value-type="float" office:value="97.56" calcext:value-type="float">
            <text:p>97.56</text:p>
          </table:table-cell>
          <table:table-cell table:style-name="ce127" table:formula="of:=CONCATENATE(&quot;(&quot;;IF(MROUND(['rank-sfs-ga'.J4];0.01)&gt;0;MROUND(['rank-sfs-ga'.J4];0.01);&quot;0.00&quot;);&quot;)&quot;)" office:value-type="string" office:string-value="(0.58)" calcext:value-type="string">
            <text:p>(0.58)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d02</text:p>
          </table:table-cell>
          <table:table-cell table:formula="of:=IF([btga.H13];IF([wtga.H13];&quot;&amp;\bf\it&quot;;&quot;&amp;\bf&quot;);IF([wtga.H13];&quot;&amp;\it&quot;;&quot;&amp;&quot;))" office:value-type="string" office:string-value="&amp;" calcext:value-type="string">
            <text:p>&amp;</text:p>
          </table:table-cell>
          <table:table-cell table:style-name="ce141" table:formula="of:=[ga.E4]" office:value-type="float" office:value="100" calcext:value-type="float">
            <text:p>100</text:p>
          </table:table-cell>
          <table:table-cell table:style-name="ce155" table:formula="of:=CONCATENATE(&quot;(&quot;;IF(MROUND([ga.K4];0.01)&gt;0;MROUND([ga.K4];0.01);&quot;0.00&quot;);&quot;)&quot;)" office:value-type="string" office:string-value="(0.00)" calcext:value-type="string">
            <text:p>(0.00)</text:p>
          </table:table-cell>
          <table:table-cell table:formula="of:=IF([btga.I13];IF([wtga.I13];&quot;&amp;\bf\it&quot;;&quot;&amp;\bf&quot;);IF([wtga.I13];&quot;&amp;\it&quot;;&quot;&amp;&quot;))" office:value-type="string" office:string-value="&amp;" calcext:value-type="string">
            <text:p>&amp;</text:p>
          </table:table-cell>
          <table:table-cell table:style-name="ce167" table:formula="of:=['rank-ga'.E4]" office:value-type="float" office:value="100" calcext:value-type="float">
            <text:p>100</text:p>
          </table:table-cell>
          <table:table-cell table:style-name="ce180" table:formula="of:=CONCATENATE(&quot;(&quot;;IF(MROUND(['rank-ga'.K4];0.01)&gt;0;MROUND(['rank-ga'.K4];0.01);&quot;0.00&quot;);&quot;)&quot;)" office:value-type="string" office:string-value="(0.00)" calcext:value-type="string">
            <text:p>(0.00)</text:p>
          </table:table-cell>
          <table:table-cell table:formula="of:=IF([btga.J13];IF([wtga.J13];&quot;&amp;\bf\it&quot;;&quot;&amp;\bf&quot;);IF([wtga.J13];&quot;&amp;\it&quot;;&quot;&amp;&quot;))" office:value-type="string" office:string-value="&amp;" calcext:value-type="string">
            <text:p>&amp;</text:p>
          </table:table-cell>
          <table:table-cell table:style-name="ce192" table:formula="of:=['sfs-ga'.E4]" office:value-type="float" office:value="100" calcext:value-type="float">
            <text:p>100</text:p>
          </table:table-cell>
          <table:table-cell table:style-name="ce204" table:formula="of:=CONCATENATE(&quot;(&quot;;IF(MROUND(['sfs-ga'.K4];0.01)&gt;0;MROUND(['sfs-ga'.K4];0.01);&quot;0.00&quot;);&quot;)&quot;)" office:value-type="string" office:string-value="(0.00)" calcext:value-type="string">
            <text:p>(0.00)</text:p>
          </table:table-cell>
          <table:table-cell table:formula="of:=IF([btga.K13];IF([wtga.K13];&quot;&amp;\bf\it&quot;;&quot;&amp;\bf&quot;);IF([wtga.K13];&quot;&amp;\it&quot;;&quot;&amp;&quot;))" office:value-type="string" office:string-value="&amp;" calcext:value-type="string">
            <text:p>&amp;</text:p>
          </table:table-cell>
          <table:table-cell table:style-name="ce216" table:formula="of:=['rank-sfs-ga'.E4]" office:value-type="float" office:value="100" calcext:value-type="float">
            <text:p>100</text:p>
          </table:table-cell>
          <table:table-cell table:style-name="ce228" table:formula="of:=CONCATENATE(&quot;(&quot;;IF(MROUND(['rank-sfs-ga'.K4];0.01)&gt;0;MROUND(['rank-sfs-ga'.K4];0.01);&quot;0.00&quot;);&quot;)&quot;)" office:value-type="string" office:string-value="(0.00)" calcext:value-type="string">
            <text:p>(0.00)</text:p>
          </table:table-cell>
          <table:table-cell office:value-type="string" calcext:value-type="string">
            <text:p>\\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4</text:p>
          </table:table-cell>
          <table:table-cell table:formula="of:=IF([btga.B14];IF([wtga.B14];&quot;&amp;\bf\it&quot;;&quot;&amp;\bf&quot;);IF([wtga.B14];&quot;&amp;\it&quot;;&quot;&amp;&quot;))" office:value-type="string" office:string-value="&amp;" calcext:value-type="string">
            <text:p>&amp;</text:p>
          </table:table-cell>
          <table:table-cell table:style-name="ce13" table:formula="of:=[ga.D5]" office:value-type="float" office:value="100" calcext:value-type="float">
            <text:p>100</text:p>
          </table:table-cell>
          <table:table-cell table:style-name="ce32" table:formula="of:=CONCATENATE(&quot;(&quot;;IF(MROUND([ga.J5];0.01)&gt;0;MROUND([ga.J5];0.01);&quot;0.00&quot;);&quot;)&quot;)" office:value-type="string" office:string-value="(0.00)" calcext:value-type="string">
            <text:p>(0.00)</text:p>
          </table:table-cell>
          <table:table-cell table:formula="of:=IF([btga.C14];IF([wtga.C14];&quot;&amp;\bf\it&quot;;&quot;&amp;\bf&quot;);IF([wtga.C14];&quot;&amp;\it&quot;;&quot;&amp;&quot;))" office:value-type="string" office:string-value="&amp;" calcext:value-type="string">
            <text:p>&amp;</text:p>
          </table:table-cell>
          <table:table-cell table:style-name="ce46" table:formula="of:=['rank-ga'.D5]" office:value-type="float" office:value="99.98" calcext:value-type="float">
            <text:p>99.98</text:p>
          </table:table-cell>
          <table:table-cell table:style-name="ce64" table:formula="of:=CONCATENATE(&quot;(&quot;;IF(MROUND(['rank-ga'.J5];0.01)&gt;0;MROUND(['rank-ga'.J5];0.01);&quot;0.00&quot;);&quot;)&quot;)" office:value-type="string" office:string-value="(0.05)" calcext:value-type="string">
            <text:p>(0.05)</text:p>
          </table:table-cell>
          <table:table-cell table:formula="of:=IF([btga.D14];IF([wtga.D14];&quot;&amp;\bf\it&quot;;&quot;&amp;\bf&quot;);IF([wtga.D14];&quot;&amp;\it&quot;;&quot;&amp;&quot;))" office:value-type="string" office:string-value="&amp;" calcext:value-type="string">
            <text:p>&amp;</text:p>
          </table:table-cell>
          <table:table-cell table:style-name="ce78" table:formula="of:=['sfs-ga'.D5]" office:value-type="float" office:value="99.99" calcext:value-type="float">
            <text:p>99.99</text:p>
          </table:table-cell>
          <table:table-cell table:style-name="ce96" table:formula="of:=CONCATENATE(&quot;(&quot;;IF(MROUND(['sfs-ga'.J5];0.01)&gt;0;MROUND(['sfs-ga'.J5];0.01);&quot;0.00&quot;);&quot;)&quot;)" office:value-type="string" office:string-value="(0.04)" calcext:value-type="string">
            <text:p>(0.04)</text:p>
          </table:table-cell>
          <table:table-cell table:formula="of:=IF([btga.E14];IF([wtga.E14];&quot;&amp;\bf\it&quot;;&quot;&amp;\bf&quot;);IF([wtga.E14];&quot;&amp;\it&quot;;&quot;&amp;&quot;))" office:value-type="string" office:string-value="&amp;" calcext:value-type="string">
            <text:p>&amp;</text:p>
          </table:table-cell>
          <table:table-cell table:style-name="ce110" table:formula="of:=['rank-sfs-ga'.D5]" office:value-type="float" office:value="100" calcext:value-type="float">
            <text:p>100</text:p>
          </table:table-cell>
          <table:table-cell table:style-name="ce128" table:formula="of:=CONCATENATE(&quot;(&quot;;IF(MROUND(['rank-sfs-ga'.J5];0.01)&gt;0;MROUND(['rank-sfs-ga'.J5];0.01);&quot;0.00&quot;);&quot;)&quot;)" office:value-type="string" office:string-value="(0.00)" calcext:value-type="string">
            <text:p>(0.00)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d04</text:p>
          </table:table-cell>
          <table:table-cell table:formula="of:=IF([btga.H14];IF([wtga.H14];&quot;&amp;\bf\it&quot;;&quot;&amp;\bf&quot;);IF([wtga.H14];&quot;&amp;\it&quot;;&quot;&amp;&quot;))" office:value-type="string" office:string-value="&amp;" calcext:value-type="string">
            <text:p>&amp;</text:p>
          </table:table-cell>
          <table:table-cell table:style-name="ce142" table:formula="of:=[ga.E5]" office:value-type="float" office:value="100" calcext:value-type="float">
            <text:p>100</text:p>
          </table:table-cell>
          <table:table-cell table:style-name="ce156" table:formula="of:=CONCATENATE(&quot;(&quot;;IF(MROUND([ga.K5];0.01)&gt;0;MROUND([ga.K5];0.01);&quot;0.00&quot;);&quot;)&quot;)" office:value-type="string" office:string-value="(0.00)" calcext:value-type="string">
            <text:p>(0.00)</text:p>
          </table:table-cell>
          <table:table-cell table:formula="of:=IF([btga.I14];IF([wtga.I14];&quot;&amp;\bf\it&quot;;&quot;&amp;\bf&quot;);IF([wtga.I14];&quot;&amp;\it&quot;;&quot;&amp;&quot;))" office:value-type="string" office:string-value="&amp;" calcext:value-type="string">
            <text:p>&amp;</text:p>
          </table:table-cell>
          <table:table-cell table:style-name="ce168" table:formula="of:=['rank-ga'.E5]" office:value-type="float" office:value="100" calcext:value-type="float">
            <text:p>100</text:p>
          </table:table-cell>
          <table:table-cell table:style-name="ce181" table:formula="of:=CONCATENATE(&quot;(&quot;;IF(MROUND(['rank-ga'.K5];0.01)&gt;0;MROUND(['rank-ga'.K5];0.01);&quot;0.00&quot;);&quot;)&quot;)" office:value-type="string" office:string-value="(0.00)" calcext:value-type="string">
            <text:p>(0.00)</text:p>
          </table:table-cell>
          <table:table-cell table:formula="of:=IF([btga.J14];IF([wtga.J14];&quot;&amp;\bf\it&quot;;&quot;&amp;\bf&quot;);IF([wtga.J14];&quot;&amp;\it&quot;;&quot;&amp;&quot;))" office:value-type="string" office:string-value="&amp;" calcext:value-type="string">
            <text:p>&amp;</text:p>
          </table:table-cell>
          <table:table-cell table:style-name="ce193" table:formula="of:=['sfs-ga'.E5]" office:value-type="float" office:value="100" calcext:value-type="float">
            <text:p>100</text:p>
          </table:table-cell>
          <table:table-cell table:style-name="ce205" table:formula="of:=CONCATENATE(&quot;(&quot;;IF(MROUND(['sfs-ga'.K5];0.01)&gt;0;MROUND(['sfs-ga'.K5];0.01);&quot;0.00&quot;);&quot;)&quot;)" office:value-type="string" office:string-value="(0.00)" calcext:value-type="string">
            <text:p>(0.00)</text:p>
          </table:table-cell>
          <table:table-cell table:formula="of:=IF([btga.K14];IF([wtga.K14];&quot;&amp;\bf\it&quot;;&quot;&amp;\bf&quot;);IF([wtga.K14];&quot;&amp;\it&quot;;&quot;&amp;&quot;))" office:value-type="string" office:string-value="&amp;" calcext:value-type="string">
            <text:p>&amp;</text:p>
          </table:table-cell>
          <table:table-cell table:style-name="ce217" table:formula="of:=['rank-sfs-ga'.E5]" office:value-type="float" office:value="99.96" calcext:value-type="float">
            <text:p>99.96</text:p>
          </table:table-cell>
          <table:table-cell table:style-name="ce229" table:formula="of:=CONCATENATE(&quot;(&quot;;IF(MROUND(['rank-sfs-ga'.K5];0.01)&gt;0;MROUND(['rank-sfs-ga'.K5];0.01);&quot;0.00&quot;);&quot;)&quot;)" office:value-type="string" office:string-value="(0.06)" calcext:value-type="string">
            <text:p>(0.06)</text:p>
          </table:table-cell>
          <table:table-cell office:value-type="string" calcext:value-type="string">
            <text:p>\\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05</text:p>
          </table:table-cell>
          <table:table-cell table:formula="of:=IF([btga.B15];IF([wtga.B15];&quot;&amp;\bf\it&quot;;&quot;&amp;\bf&quot;);IF([wtga.B15];&quot;&amp;\it&quot;;&quot;&amp;&quot;))" office:value-type="string" office:string-value="&amp;" calcext:value-type="string">
            <text:p>&amp;</text:p>
          </table:table-cell>
          <table:table-cell table:style-name="ce14" table:formula="of:=[ga.D6]" office:value-type="float" office:value="99.74" calcext:value-type="float">
            <text:p>99.74</text:p>
          </table:table-cell>
          <table:table-cell table:style-name="ce33" table:formula="of:=CONCATENATE(&quot;(&quot;;IF(MROUND([ga.J6];0.01)&gt;0;MROUND([ga.J6];0.01);&quot;0.00&quot;);&quot;)&quot;)" office:value-type="string" office:string-value="(0.16)" calcext:value-type="string">
            <text:p>(0.16)</text:p>
          </table:table-cell>
          <table:table-cell table:formula="of:=IF([btga.C15];IF([wtga.C15];&quot;&amp;\bf\it&quot;;&quot;&amp;\bf&quot;);IF([wtga.C15];&quot;&amp;\it&quot;;&quot;&amp;&quot;))" office:value-type="string" office:string-value="&amp;" calcext:value-type="string">
            <text:p>&amp;</text:p>
          </table:table-cell>
          <table:table-cell table:style-name="ce47" table:formula="of:=['rank-ga'.D6]" office:value-type="float" office:value="99.69" calcext:value-type="float">
            <text:p>99.69</text:p>
          </table:table-cell>
          <table:table-cell table:style-name="ce65" table:formula="of:=CONCATENATE(&quot;(&quot;;IF(MROUND(['rank-ga'.J6];0.01)&gt;0;MROUND(['rank-ga'.J6];0.01);&quot;0.00&quot;);&quot;)&quot;)" office:value-type="string" office:string-value="(0.14)" calcext:value-type="string">
            <text:p>(0.14)</text:p>
          </table:table-cell>
          <table:table-cell table:formula="of:=IF([btga.D15];IF([wtga.D15];&quot;&amp;\bf\it&quot;;&quot;&amp;\bf&quot;);IF([wtga.D15];&quot;&amp;\it&quot;;&quot;&amp;&quot;))" office:value-type="string" office:string-value="&amp;" calcext:value-type="string">
            <text:p>&amp;</text:p>
          </table:table-cell>
          <table:table-cell table:style-name="ce79" table:formula="of:=['sfs-ga'.D6]" office:value-type="float" office:value="99.71" calcext:value-type="float">
            <text:p>99.71</text:p>
          </table:table-cell>
          <table:table-cell table:style-name="ce97" table:formula="of:=CONCATENATE(&quot;(&quot;;IF(MROUND(['sfs-ga'.J6];0.01)&gt;0;MROUND(['sfs-ga'.J6];0.01);&quot;0.00&quot;);&quot;)&quot;)" office:value-type="string" office:string-value="(0.19)" calcext:value-type="string">
            <text:p>(0.19)</text:p>
          </table:table-cell>
          <table:table-cell table:formula="of:=IF([btga.E15];IF([wtga.E15];&quot;&amp;\bf\it&quot;;&quot;&amp;\bf&quot;);IF([wtga.E15];&quot;&amp;\it&quot;;&quot;&amp;&quot;))" office:value-type="string" office:string-value="&amp;" calcext:value-type="string">
            <text:p>&amp;</text:p>
          </table:table-cell>
          <table:table-cell table:style-name="ce111" table:formula="of:=['rank-sfs-ga'.D6]" office:value-type="float" office:value="99.68" calcext:value-type="float">
            <text:p>99.68</text:p>
          </table:table-cell>
          <table:table-cell table:style-name="ce129" table:formula="of:=CONCATENATE(&quot;(&quot;;IF(MROUND(['rank-sfs-ga'.J6];0.01)&gt;0;MROUND(['rank-sfs-ga'.J6];0.01);&quot;0.00&quot;);&quot;)&quot;)" office:value-type="string" office:string-value="(0.23)" calcext:value-type="string">
            <text:p>(0.23)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d05</text:p>
          </table:table-cell>
          <table:table-cell table:formula="of:=IF([btga.H15];IF([wtga.H15];&quot;&amp;\bf\it&quot;;&quot;&amp;\bf&quot;);IF([wtga.H15];&quot;&amp;\it&quot;;&quot;&amp;&quot;))" office:value-type="string" office:string-value="&amp;" calcext:value-type="string">
            <text:p>&amp;</text:p>
          </table:table-cell>
          <table:table-cell table:style-name="ce143" table:formula="of:=[ga.E6]" office:value-type="float" office:value="100" calcext:value-type="float">
            <text:p>100</text:p>
          </table:table-cell>
          <table:table-cell table:style-name="ce157" table:formula="of:=CONCATENATE(&quot;(&quot;;IF(MROUND([ga.K6];0.01)&gt;0;MROUND([ga.K6];0.01);&quot;0.00&quot;);&quot;)&quot;)" office:value-type="string" office:string-value="(0.00)" calcext:value-type="string">
            <text:p>(0.00)</text:p>
          </table:table-cell>
          <table:table-cell table:formula="of:=IF([btga.I15];IF([wtga.I15];&quot;&amp;\bf\it&quot;;&quot;&amp;\bf&quot;);IF([wtga.I15];&quot;&amp;\it&quot;;&quot;&amp;&quot;))" office:value-type="string" office:string-value="&amp;" calcext:value-type="string">
            <text:p>&amp;</text:p>
          </table:table-cell>
          <table:table-cell table:style-name="ce169" table:formula="of:=['rank-ga'.E6]" office:value-type="float" office:value="100" calcext:value-type="float">
            <text:p>100</text:p>
          </table:table-cell>
          <table:table-cell table:style-name="ce182" table:formula="of:=CONCATENATE(&quot;(&quot;;IF(MROUND(['rank-ga'.K6];0.01)&gt;0;MROUND(['rank-ga'.K6];0.01);&quot;0.00&quot;);&quot;)&quot;)" office:value-type="string" office:string-value="(0.00)" calcext:value-type="string">
            <text:p>(0.00)</text:p>
          </table:table-cell>
          <table:table-cell table:formula="of:=IF([btga.J15];IF([wtga.J15];&quot;&amp;\bf\it&quot;;&quot;&amp;\bf&quot;);IF([wtga.J15];&quot;&amp;\it&quot;;&quot;&amp;&quot;))" office:value-type="string" office:string-value="&amp;" calcext:value-type="string">
            <text:p>&amp;</text:p>
          </table:table-cell>
          <table:table-cell table:style-name="ce194" table:formula="of:=['sfs-ga'.E6]" office:value-type="float" office:value="100" calcext:value-type="float">
            <text:p>100</text:p>
          </table:table-cell>
          <table:table-cell table:style-name="ce206" table:formula="of:=CONCATENATE(&quot;(&quot;;IF(MROUND(['sfs-ga'.K6];0.01)&gt;0;MROUND(['sfs-ga'.K6];0.01);&quot;0.00&quot;);&quot;)&quot;)" office:value-type="string" office:string-value="(0.00)" calcext:value-type="string">
            <text:p>(0.00)</text:p>
          </table:table-cell>
          <table:table-cell table:formula="of:=IF([btga.K15];IF([wtga.K15];&quot;&amp;\bf\it&quot;;&quot;&amp;\bf&quot;);IF([wtga.K15];&quot;&amp;\it&quot;;&quot;&amp;&quot;))" office:value-type="string" office:string-value="&amp;" calcext:value-type="string">
            <text:p>&amp;</text:p>
          </table:table-cell>
          <table:table-cell table:style-name="ce218" table:formula="of:=['rank-sfs-ga'.E6]" office:value-type="float" office:value="100" calcext:value-type="float">
            <text:p>100</text:p>
          </table:table-cell>
          <table:table-cell table:style-name="ce230" table:formula="of:=CONCATENATE(&quot;(&quot;;IF(MROUND(['rank-sfs-ga'.K6];0.01)&gt;0;MROUND(['rank-sfs-ga'.K6];0.01);&quot;0.00&quot;);&quot;)&quot;)" office:value-type="string" office:string-value="(0.00)" calcext:value-type="string">
            <text:p>(0.00)</text:p>
          </table:table-cell>
          <table:table-cell office:value-type="string" calcext:value-type="string">
            <text:p>\\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hline</text:p>
          </table:table-cell>
          <table:table-cell table:number-columns-repeated="14"/>
          <table:table-cell office:value-type="string" calcext:value-type="string">
            <text:p>\hline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vg</text:p>
          </table:table-cell>
          <table:table-cell table:formula="of:=IF([btga.B16];IF([wtga.B16];&quot;&amp;\bf\it&quot;;&quot;&amp;\bf&quot;);IF([wtga.B16];&quot;&amp;\it&quot;;&quot;&amp;&quot;))" office:value-type="string" office:string-value="&amp;" calcext:value-type="string">
            <text:p>&amp;</text:p>
          </table:table-cell>
          <table:table-cell table:style-name="ce15" table:formula="of:=[ga.D7]" office:value-type="float" office:value="99.36" calcext:value-type="float">
            <text:p>99.36</text:p>
          </table:table-cell>
          <table:table-cell table:style-name="ce34" table:formula="of:=CONCATENATE(&quot;(&quot;;IF(MROUND([ga.J7];0.01)&gt;0;MROUND([ga.J7];0.01);&quot;0.00&quot;);&quot;)&quot;)" office:value-type="string" office:string-value="(0.15)" calcext:value-type="string">
            <text:p>(0.15)</text:p>
          </table:table-cell>
          <table:table-cell/>
          <table:table-cell table:style-name="ce48" table:formula="of:=['rank-ga'.D7]" office:value-type="float" office:value="99.36" calcext:value-type="float">
            <text:p>99.36</text:p>
          </table:table-cell>
          <table:table-cell table:style-name="ce66" table:formula="of:=CONCATENATE(&quot;(&quot;;IF(MROUND(['rank-ga'.J7];0.01)&gt;0;MROUND(['rank-ga'.J7];0.01);&quot;0.00&quot;);&quot;)&quot;)" office:value-type="string" office:string-value="(0.14)" calcext:value-type="string">
            <text:p>(0.14)</text:p>
          </table:table-cell>
          <table:table-cell/>
          <table:table-cell table:style-name="ce80" table:formula="of:=['sfs-ga'.D7]" office:value-type="float" office:value="99.36" calcext:value-type="float">
            <text:p>99.36</text:p>
          </table:table-cell>
          <table:table-cell table:style-name="ce98" table:formula="of:=CONCATENATE(&quot;(&quot;;IF(MROUND(['sfs-ga'.J7];0.01)&gt;0;MROUND(['sfs-ga'.J7];0.01);&quot;0.00&quot;);&quot;)&quot;)" office:value-type="string" office:string-value="(0.22)" calcext:value-type="string">
            <text:p>(0.22)</text:p>
          </table:table-cell>
          <table:table-cell/>
          <table:table-cell table:style-name="ce112" table:formula="of:=['rank-sfs-ga'.D7]" office:value-type="float" office:value="99.33" calcext:value-type="float">
            <text:p>99.33</text:p>
          </table:table-cell>
          <table:table-cell table:style-name="ce130" table:formula="of:=CONCATENATE(&quot;(&quot;;IF(MROUND(['rank-sfs-ga'.J7];0.01)&gt;0;MROUND(['rank-sfs-ga'.J7];0.01);&quot;0.00&quot;);&quot;)&quot;)" office:value-type="string" office:string-value="(0.2)" calcext:value-type="string">
            <text:p>(0.2)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avg</text:p>
          </table:table-cell>
          <table:table-cell table:formula="of:=IF([btga.H16];IF([wtga.H16];&quot;&amp;\bf\it&quot;;&quot;&amp;\bf&quot;);IF([wtga.H16];&quot;&amp;\it&quot;;&quot;&amp;&quot;))" office:value-type="string" office:string-value="&amp;" calcext:value-type="string">
            <text:p>&amp;</text:p>
          </table:table-cell>
          <table:table-cell table:style-name="ce144" table:formula="of:=[ga.E7]" office:value-type="float" office:value="100" calcext:value-type="float">
            <text:p>100</text:p>
          </table:table-cell>
          <table:table-cell table:style-name="ce158" table:formula="of:=CONCATENATE(&quot;(&quot;;IF(MROUND([ga.K7];0.01)&gt;0;MROUND([ga.K7];0.01);&quot;0.00&quot;);&quot;)&quot;)" office:value-type="string" office:string-value="(0.00)" calcext:value-type="string">
            <text:p>(0.00)</text:p>
          </table:table-cell>
          <table:table-cell/>
          <table:table-cell table:style-name="ce170" table:formula="of:=['rank-ga'.E7]" office:value-type="float" office:value="100" calcext:value-type="float">
            <text:p>100</text:p>
          </table:table-cell>
          <table:table-cell table:style-name="ce183" table:formula="of:=CONCATENATE(&quot;(&quot;;IF(MROUND(['rank-ga'.K7];0.01)&gt;0;MROUND(['rank-ga'.K7];0.01);&quot;0.00&quot;);&quot;)&quot;)" office:value-type="string" office:string-value="(0.00)" calcext:value-type="string">
            <text:p>(0.00)</text:p>
          </table:table-cell>
          <table:table-cell/>
          <table:table-cell table:style-name="ce195" table:formula="of:=['sfs-ga'.E7]" office:value-type="float" office:value="100" calcext:value-type="float">
            <text:p>100</text:p>
          </table:table-cell>
          <table:table-cell table:style-name="ce207" table:formula="of:=CONCATENATE(&quot;(&quot;;IF(MROUND(['sfs-ga'.K7];0.01)&gt;0;MROUND(['sfs-ga'.K7];0.01);&quot;0.00&quot;);&quot;)&quot;)" office:value-type="string" office:string-value="(0.00)" calcext:value-type="string">
            <text:p>(0.00)</text:p>
          </table:table-cell>
          <table:table-cell/>
          <table:table-cell table:style-name="ce219" table:formula="of:=['rank-sfs-ga'.E7]" office:value-type="float" office:value="99.99" calcext:value-type="float">
            <text:p>99.99</text:p>
          </table:table-cell>
          <table:table-cell table:style-name="ce231" table:formula="of:=CONCATENATE(&quot;(&quot;;IF(MROUND(['rank-sfs-ga'.K7];0.01)&gt;0;MROUND(['rank-sfs-ga'.K7];0.01);&quot;0.00&quot;);&quot;)&quot;)" office:value-type="string" office:string-value="(0.01)" calcext:value-type="string">
            <text:p>(0.01)</text:p>
          </table:table-cell>
          <table:table-cell office:value-type="string" calcext:value-type="string">
            <text:p>\\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hline</text:p>
          </table:table-cell>
          <table:table-cell table:number-columns-repeated="14"/>
          <table:table-cell office:value-type="string" calcext:value-type="string">
            <text:p>\hline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btga</text:p>
          </table:table-cell>
          <table:table-cell office:value-type="string" calcext:value-type="string">
            <text:p>&amp;</text:p>
          </table:table-cell>
          <table:table-cell table:formula="of:=[btga.B17]" office:value-type="float" office:value="0" calcext:value-type="float">
            <text:p>0</text:p>
          </table:table-cell>
          <table:table-cell/>
          <table:table-cell office:value-type="string" calcext:value-type="string">
            <text:p>&amp;</text:p>
          </table:table-cell>
          <table:table-cell table:formula="of:=[btga.C17]" office:value-type="float" office:value="0" calcext:value-type="float">
            <text:p>0</text:p>
          </table:table-cell>
          <table:table-cell/>
          <table:table-cell office:value-type="string" calcext:value-type="string">
            <text:p>&amp;</text:p>
          </table:table-cell>
          <table:table-cell table:formula="of:=[btga.D17]" office:value-type="float" office:value="1" calcext:value-type="float">
            <text:p>1</text:p>
          </table:table-cell>
          <table:table-cell/>
          <table:table-cell office:value-type="string" calcext:value-type="string">
            <text:p>&amp;</text:p>
          </table:table-cell>
          <table:table-cell table:formula="of:=[btga.E17]" office:value-type="float" office:value="0" calcext:value-type="float">
            <text:p>0</text:p>
          </table:table-cell>
          <table:table-cell/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btga</text:p>
          </table:table-cell>
          <table:table-cell office:value-type="string" calcext:value-type="string">
            <text:p>&amp;</text:p>
          </table:table-cell>
          <table:table-cell table:formula="of:=[btga.H17]" office:value-type="float" office:value="0" calcext:value-type="float">
            <text:p>0</text:p>
          </table:table-cell>
          <table:table-cell/>
          <table:table-cell office:value-type="string" calcext:value-type="string">
            <text:p>&amp;</text:p>
          </table:table-cell>
          <table:table-cell table:formula="of:=[btga.I17]" office:value-type="float" office:value="0" calcext:value-type="float">
            <text:p>0</text:p>
          </table:table-cell>
          <table:table-cell/>
          <table:table-cell office:value-type="string" calcext:value-type="string">
            <text:p>&amp;</text:p>
          </table:table-cell>
          <table:table-cell table:formula="of:=[btga.J17]" office:value-type="float" office:value="0" calcext:value-type="float">
            <text:p>0</text:p>
          </table:table-cell>
          <table:table-cell/>
          <table:table-cell office:value-type="string" calcext:value-type="string">
            <text:p>&amp;</text:p>
          </table:table-cell>
          <table:table-cell table:formula="of:=[btga.K17]" office:value-type="float" office:value="0" calcext:value-type="float">
            <text:p>0</text:p>
          </table:table-cell>
          <table:table-cell/>
          <table:table-cell office:value-type="string" calcext:value-type="string">
            <text:p>\\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tga</text:p>
          </table:table-cell>
          <table:table-cell office:value-type="string" calcext:value-type="string">
            <text:p>&amp;</text:p>
          </table:table-cell>
          <table:table-cell table:formula="of:=[wtga.B17]" office:value-type="float" office:value="1" calcext:value-type="float">
            <text:p>1</text:p>
          </table:table-cell>
          <table:table-cell/>
          <table:table-cell office:value-type="string" calcext:value-type="string">
            <text:p>&amp;</text:p>
          </table:table-cell>
          <table:table-cell table:formula="of:=[wtga.C17]" office:value-type="float" office:value="0" calcext:value-type="float">
            <text:p>0</text:p>
          </table:table-cell>
          <table:table-cell/>
          <table:table-cell office:value-type="string" calcext:value-type="string">
            <text:p>&amp;</text:p>
          </table:table-cell>
          <table:table-cell table:formula="of:=[wtga.D17]" office:value-type="float" office:value="0" calcext:value-type="float">
            <text:p>0</text:p>
          </table:table-cell>
          <table:table-cell/>
          <table:table-cell office:value-type="string" calcext:value-type="string">
            <text:p>&amp;</text:p>
          </table:table-cell>
          <table:table-cell table:formula="of:=[wtga.E17]" office:value-type="float" office:value="0" calcext:value-type="float">
            <text:p>0</text:p>
          </table:table-cell>
          <table:table-cell/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wtga</text:p>
          </table:table-cell>
          <table:table-cell office:value-type="string" calcext:value-type="string">
            <text:p>&amp;</text:p>
          </table:table-cell>
          <table:table-cell table:formula="of:=[wtga.H17]" office:value-type="float" office:value="0" calcext:value-type="float">
            <text:p>0</text:p>
          </table:table-cell>
          <table:table-cell/>
          <table:table-cell office:value-type="string" calcext:value-type="string">
            <text:p>&amp;</text:p>
          </table:table-cell>
          <table:table-cell table:formula="of:=[wtga.I17]" office:value-type="float" office:value="0" calcext:value-type="float">
            <text:p>0</text:p>
          </table:table-cell>
          <table:table-cell/>
          <table:table-cell office:value-type="string" calcext:value-type="string">
            <text:p>&amp;</text:p>
          </table:table-cell>
          <table:table-cell table:formula="of:=[wtga.J17]" office:value-type="float" office:value="0" calcext:value-type="float">
            <text:p>0</text:p>
          </table:table-cell>
          <table:table-cell/>
          <table:table-cell office:value-type="string" calcext:value-type="string">
            <text:p>&amp;</text:p>
          </table:table-cell>
          <table:table-cell table:formula="of:=[wtga.K17]" office:value-type="float" office:value="0" calcext:value-type="float">
            <text:p>0</text:p>
          </table:table-cell>
          <table:table-cell/>
          <table:table-cell office:value-type="string" calcext:value-type="string">
            <text:p>\\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hline</text:p>
          </table:table-cell>
          <table:table-cell table:number-columns-repeated="14"/>
          <table:table-cell office:value-type="string" calcext:value-type="string">
            <text:p>\hline</text:p>
          </table:table-cell>
          <table:table-cell table:number-columns-repeated="33"/>
        </table:table-row>
        <table:table-row table:style-name="ro1">
          <table:table-cell table:number-columns-repeated="49"/>
        </table:table-row>
        <table:table-row table:style-name="ro1">
          <table:table-cell office:value-type="string" calcext:value-type="string">
            <text:p>%tetime</text:p>
          </table:table-cell>
          <table:table-cell table:number-columns-repeated="17"/>
          <table:table-cell office:value-type="string" calcext:value-type="string">
            <text:p>%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umber of Features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Training Time</text:p>
          </table:table-cell>
          <table:table-cell/>
          <table:table-cell office:value-type="string" calcext:value-type="string">
            <text:p>\\</text:p>
          </table:table-cell>
          <table:table-cell table:number-columns-repeated="5"/>
          <table:table-cell office:value-type="string" calcext:value-type="string">
            <text:p>%gspcacomp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ccuracy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Runing Tim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\hline</text:p>
          </table:table-cell>
          <table:table-cell table:number-columns-repeated="17"/>
          <table:table-cell office:value-type="string" calcext:value-type="string">
            <text:p>%featstrtime</text:p>
          </table:table-cell>
          <table:table-cell table:number-columns-repeated="12"/>
          <table:table-cell office:value-type="string" calcext:value-type="string">
            <text:p>GS-PCA</text:p>
          </table:table-cell>
          <table:table-cell office:value-type="string" calcext:value-type="string">
            <text:p>&amp;</text:p>
          </table:table-cell>
          <table:table-cell office:value-type="float" office:value="96.77" calcext:value-type="float">
            <text:p>96.77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1.35" calcext:value-type="float">
            <text:p>1.35</text:p>
          </table:table-cell>
          <table:table-cell table:number-columns-repeated="3"/>
          <table:table-cell office:value-type="string" calcext:value-type="string">
            <text:p>\\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GA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Rank-GA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SFS-GA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R-S-GA</text:p>
          </table:table-cell>
          <table:table-cell/>
          <table:table-cell office:value-type="string" calcext:value-type="string">
            <text:p>\\</text:p>
          </table:table-cell>
          <table:table-cell table:number-columns-repeated="4"/>
          <table:table-cell office:value-type="string" calcext:value-type="string">
            <text:p>GA</text:p>
          </table:table-cell>
          <table:table-cell office:value-type="string" calcext:value-type="string">
            <text:p>&amp;</text:p>
          </table:table-cell>
          <table:table-cell table:style-name="ce171" table:formula="of:=AVERAGE([.R42:.R51])" office:value-type="float" office:value="27.6" calcext:value-type="float">
            <text:p>27.6</text:p>
          </table:table-cell>
          <table:table-cell table:style-name="ce171" table:formula="of:=CONCATENATE(&quot;(&quot;;MROUND(STDEV([.R42:.R51]);0.1);&quot;)&quot;)" office:value-type="string" office:string-value="(2.2)" calcext:value-type="string">
            <text:p>(2.2)</text:p>
          </table:table-cell>
          <table:table-cell office:value-type="string" calcext:value-type="string">
            <text:p>&amp;</text:p>
          </table:table-cell>
          <table:table-cell table:style-name="ce145" table:formula="of:=AVERAGE([.R56:.R65])" office:value-type="float" office:value="15197.78" calcext:value-type="float">
            <text:p>1.52E+004</text:p>
          </table:table-cell>
          <table:table-cell/>
          <table:table-cell table:style-name="ce145" office:value-type="string" calcext:value-type="string">
            <text:p>(</text:p>
          </table:table-cell>
          <table:table-cell table:style-name="ce145" table:formula="of:=STDEV([.R56:.R65])" office:value-type="float" office:value="3413.58247717035" calcext:value-type="float">
            <text:p>3.41E+003</text:p>
          </table:table-cell>
          <table:table-cell table:style-name="ce145" office:value-type="string" calcext:value-type="string">
            <text:p>)</text:p>
          </table:table-cell>
          <table:table-cell office:value-type="string" calcext:value-type="string">
            <text:p>\\</text:p>
          </table:table-cell>
          <table:table-cell table:number-columns-repeated="2"/>
          <table:table-cell office:value-type="string" calcext:value-type="string">
            <text:p>GA</text:p>
          </table:table-cell>
          <table:table-cell office:value-type="string" calcext:value-type="string">
            <text:p>&amp;</text:p>
          </table:table-cell>
          <table:table-cell table:formula="of:=[.C6]" office:value-type="float" office:value="99.5" calcext:value-type="float">
            <text:p>99.5</text:p>
          </table:table-cell>
          <table:table-cell table:formula="of:=[.D6]" office:value-type="string" office:string-value="(0.1)" calcext:value-type="string">
            <text:p>(0.1)</text:p>
          </table:table-cell>
          <table:table-cell office:value-type="string" calcext:value-type="string">
            <text:p>&amp;</text:p>
          </table:table-cell>
          <table:table-cell table:style-name="ce232" table:formula="of:=[.C38]" office:value-type="float" office:value="0.057" calcext:value-type="float">
            <text:p>5.70E-2</text:p>
          </table:table-cell>
          <table:table-cell table:style-name="ce232" office:value-type="string" calcext:value-type="string">
            <text:p>(</text:p>
          </table:table-cell>
          <table:table-cell table:style-name="ce232" table:formula="of:=[.D38]" office:value-type="float" office:value="0.00674948557710553" calcext:value-type="float">
            <text:p>6.75E-3</text:p>
          </table:table-cell>
          <table:table-cell table:style-name="ce21" office:value-type="string" calcext:value-type="string">
            <text:p>)</text:p>
          </table:table-cell>
          <table:table-cell office:value-type="string" calcext:value-type="string">
            <text:p>\\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\hline</text:p>
          </table:table-cell>
          <table:table-cell table:number-columns-repeated="17"/>
          <table:table-cell office:value-type="string" calcext:value-type="string">
            <text:p>Rank-GA</text:p>
          </table:table-cell>
          <table:table-cell office:value-type="string" calcext:value-type="string">
            <text:p>&amp;</text:p>
          </table:table-cell>
          <table:table-cell table:style-name="ce171" table:formula="of:=AVERAGE([.U42:.U51])" office:value-type="float" office:value="27.8" calcext:value-type="float">
            <text:p>27.8</text:p>
          </table:table-cell>
          <table:table-cell table:style-name="ce171" table:formula="of:=CONCATENATE(&quot;(&quot;;MROUND(STDEV([.U42:.U51]);0.1);&quot;)&quot;)" office:value-type="string" office:string-value="(3)" calcext:value-type="string">
            <text:p>(3)</text:p>
          </table:table-cell>
          <table:table-cell office:value-type="string" calcext:value-type="string">
            <text:p>&amp;</text:p>
          </table:table-cell>
          <table:table-cell table:style-name="ce145" table:formula="of:=AVERAGE([.U56:.U65])" office:value-type="float" office:value="14076.74" calcext:value-type="float">
            <text:p>1.41E+004</text:p>
          </table:table-cell>
          <table:table-cell/>
          <table:table-cell table:style-name="ce145" office:value-type="string" calcext:value-type="string">
            <text:p>(</text:p>
          </table:table-cell>
          <table:table-cell table:style-name="ce145" table:formula="of:=STDEV([.U56:.U65])" office:value-type="float" office:value="2399.01250249162" calcext:value-type="float">
            <text:p>2.40E+003</text:p>
          </table:table-cell>
          <table:table-cell table:style-name="ce145" office:value-type="string" calcext:value-type="string">
            <text:p>)</text:p>
          </table:table-cell>
          <table:table-cell office:value-type="string" calcext:value-type="string">
            <text:p>\\</text:p>
          </table:table-cell>
          <table:table-cell table:number-columns-repeated="2"/>
          <table:table-cell office:value-type="string" calcext:value-type="string">
            <text:p>Rank-GA</text:p>
          </table:table-cell>
          <table:table-cell office:value-type="string" calcext:value-type="string">
            <text:p>&amp;</text:p>
          </table:table-cell>
          <table:table-cell table:formula="of:=[.F6]" office:value-type="float" office:value="99.54" calcext:value-type="float">
            <text:p>99.54</text:p>
          </table:table-cell>
          <table:table-cell table:formula="of:=[.G6]" office:value-type="string" office:string-value="(0.12)" calcext:value-type="string">
            <text:p>(0.12)</text:p>
          </table:table-cell>
          <table:table-cell office:value-type="string" calcext:value-type="string">
            <text:p>&amp;</text:p>
          </table:table-cell>
          <table:table-cell table:style-name="ce232" table:formula="of:=[.F38]" office:value-type="float" office:value="0.047" calcext:value-type="float">
            <text:p>4.70E-2</text:p>
          </table:table-cell>
          <table:table-cell table:style-name="ce232" office:value-type="string" calcext:value-type="string">
            <text:p>(</text:p>
          </table:table-cell>
          <table:table-cell table:style-name="ce232" table:formula="of:=[.G38]" office:value-type="float" office:value="0.0105934990547138" calcext:value-type="float">
            <text:p>1.06E-2</text:p>
          </table:table-cell>
          <table:table-cell table:style-name="ce21" office:value-type="string" calcext:value-type="string">
            <text:p>)</text:p>
          </table:table-cell>
          <table:table-cell office:value-type="string" calcext:value-type="string">
            <text:p>\\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00</text:p>
          </table:table-cell>
          <table:table-cell table:formula="of:=IF([wtga.B20];IF([btga.B20];&quot;&amp;\bf\it&quot;;&quot;&amp;\bf&quot;);IF([btga.B20];&quot;&amp;\it&quot;;&quot;&amp;&quot;))" office:value-type="string" office:string-value="&amp;" calcext:value-type="string">
            <text:p>&amp;</text:p>
          </table:table-cell>
          <table:table-cell table:style-name="ce16" table:formula="of:=[ga.B2]" office:value-type="float" office:value="0.046" calcext:value-type="float">
            <text:p>4.60E-2</text:p>
          </table:table-cell>
          <table:table-cell table:style-name="ce35" table:formula="of:=[ga.H2]" office:value-type="float" office:value="0.00516397779494322" calcext:value-type="float">
            <text:p>5.16E-3</text:p>
          </table:table-cell>
          <table:table-cell table:formula="of:=IF([wtga.C20];IF([btga.C20];&quot;&amp;\bf\it&quot;;&quot;&amp;\bf&quot;);IF([btga.C20];&quot;&amp;\it&quot;;&quot;&amp;&quot;))" office:value-type="string" office:string-value="&amp;" calcext:value-type="string">
            <text:p>&amp;</text:p>
          </table:table-cell>
          <table:table-cell table:style-name="ce49" table:formula="of:=['rank-ga'.B2]" office:value-type="float" office:value="0.049" calcext:value-type="float">
            <text:p>4.90E-2</text:p>
          </table:table-cell>
          <table:table-cell table:style-name="ce67" table:formula="of:=['rank-ga'.H2]" office:value-type="float" office:value="0.00875595035770913" calcext:value-type="float">
            <text:p>8.76E-3</text:p>
          </table:table-cell>
          <table:table-cell table:formula="of:=IF([wtga.D20];IF([btga.D20];&quot;&amp;\bf\it&quot;;&quot;&amp;\bf&quot;);IF([btga.D20];&quot;&amp;\it&quot;;&quot;&amp;&quot;))" office:value-type="string" office:string-value="&amp;" calcext:value-type="string">
            <text:p>&amp;</text:p>
          </table:table-cell>
          <table:table-cell table:style-name="ce81" table:formula="of:=['sfs-ga'.B2]" office:value-type="float" office:value="0.045" calcext:value-type="float">
            <text:p>4.50E-2</text:p>
          </table:table-cell>
          <table:table-cell table:style-name="ce99" table:formula="of:=['sfs-ga'.H2]" office:value-type="float" office:value="0.0117851130197758" calcext:value-type="float">
            <text:p>1.18E-2</text:p>
          </table:table-cell>
          <table:table-cell table:formula="of:=IF([wtga.E20];IF([btga.E20];&quot;&amp;\bf\it&quot;;&quot;&amp;\bf&quot;);IF([btga.E20];&quot;&amp;\it&quot;;&quot;&amp;&quot;))" office:value-type="string" office:string-value="&amp;" calcext:value-type="string">
            <text:p>&amp;</text:p>
          </table:table-cell>
          <table:table-cell table:style-name="ce113" table:formula="of:=['rank-sfs-ga'.B2]" office:value-type="float" office:value="0.046" calcext:value-type="float">
            <text:p>4.60E-2</text:p>
          </table:table-cell>
          <table:table-cell table:style-name="ce131" table:formula="of:=['rank-sfs-ga'.H2]" office:value-type="float" office:value="0.00966091783079296" calcext:value-type="float">
            <text:p>9.66E-3</text:p>
          </table:table-cell>
          <table:table-cell office:value-type="string" calcext:value-type="string">
            <text:p>\\</text:p>
          </table:table-cell>
          <table:table-cell table:number-columns-repeated="4"/>
          <table:table-cell office:value-type="string" calcext:value-type="string">
            <text:p>SFS-GA</text:p>
          </table:table-cell>
          <table:table-cell office:value-type="string" calcext:value-type="string">
            <text:p>&amp;</text:p>
          </table:table-cell>
          <table:table-cell table:style-name="ce171" table:formula="of:=AVERAGE([.X42:.X51])" office:value-type="float" office:value="24.7" calcext:value-type="float">
            <text:p>24.7</text:p>
          </table:table-cell>
          <table:table-cell table:style-name="ce171" table:formula="of:=CONCATENATE(&quot;(&quot;;MROUND(STDEV([.X42:.X51]);0.1);&quot;)&quot;)" office:value-type="string" office:string-value="(2.3)" calcext:value-type="string">
            <text:p>(2.3)</text:p>
          </table:table-cell>
          <table:table-cell office:value-type="string" calcext:value-type="string">
            <text:p>&amp;</text:p>
          </table:table-cell>
          <table:table-cell table:style-name="ce145" table:formula="of:=AVERAGE([.X56:.X65])" office:value-type="float" office:value="12586.88" calcext:value-type="float">
            <text:p>1.26E+004</text:p>
          </table:table-cell>
          <table:table-cell/>
          <table:table-cell table:style-name="ce145" office:value-type="string" calcext:value-type="string">
            <text:p>(</text:p>
          </table:table-cell>
          <table:table-cell table:style-name="ce145" table:formula="of:=STDEV([.X56:.X65])" office:value-type="float" office:value="2162.10267656279" calcext:value-type="float">
            <text:p>2.16E+003</text:p>
          </table:table-cell>
          <table:table-cell table:style-name="ce145" office:value-type="string" calcext:value-type="string">
            <text:p>)</text:p>
          </table:table-cell>
          <table:table-cell office:value-type="string" calcext:value-type="string">
            <text:p>\\</text:p>
          </table:table-cell>
          <table:table-cell table:number-columns-repeated="2"/>
          <table:table-cell office:value-type="string" calcext:value-type="string">
            <text:p>SFS-GA</text:p>
          </table:table-cell>
          <table:table-cell office:value-type="string" calcext:value-type="string">
            <text:p>&amp;</text:p>
          </table:table-cell>
          <table:table-cell table:formula="of:=[.I6]" office:value-type="float" office:value="99.67" calcext:value-type="float">
            <text:p>99.67</text:p>
          </table:table-cell>
          <table:table-cell table:formula="of:=[.J6]" office:value-type="string" office:string-value="(0.12)" calcext:value-type="string">
            <text:p>(0.12)</text:p>
          </table:table-cell>
          <table:table-cell office:value-type="string" calcext:value-type="string">
            <text:p>&amp;</text:p>
          </table:table-cell>
          <table:table-cell table:style-name="ce232" table:formula="of:=[.I38]" office:value-type="float" office:value="0.043" calcext:value-type="float">
            <text:p>4.30E-2</text:p>
          </table:table-cell>
          <table:table-cell table:style-name="ce232" office:value-type="string" calcext:value-type="string">
            <text:p>(</text:p>
          </table:table-cell>
          <table:table-cell table:style-name="ce232" table:formula="of:=[.J38]" office:value-type="float" office:value="0.00674948557710553" calcext:value-type="float">
            <text:p>6.75E-3</text:p>
          </table:table-cell>
          <table:table-cell table:style-name="ce21" office:value-type="string" calcext:value-type="string">
            <text:p>)</text:p>
          </table:table-cell>
          <table:table-cell office:value-type="string" calcext:value-type="string">
            <text:p>\\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01</text:p>
          </table:table-cell>
          <table:table-cell table:formula="of:=IF([wtga.B21];IF([btga.B21];&quot;&amp;\bf\it&quot;;&quot;&amp;\bf&quot;);IF([btga.B21];&quot;&amp;\it&quot;;&quot;&amp;&quot;))" office:value-type="string" office:string-value="&amp;\it" calcext:value-type="string">
            <text:p>&amp;\it</text:p>
          </table:table-cell>
          <table:table-cell table:style-name="ce17" table:formula="of:=[ga.B3]" office:value-type="float" office:value="0.057" calcext:value-type="float">
            <text:p>5.70E-2</text:p>
          </table:table-cell>
          <table:table-cell table:style-name="ce35" table:formula="of:=[ga.H3]" office:value-type="float" office:value="0.00674948557710553" calcext:value-type="float">
            <text:p>6.75E-3</text:p>
          </table:table-cell>
          <table:table-cell table:formula="of:=IF([wtga.C21];IF([btga.C21];&quot;&amp;\bf\it&quot;;&quot;&amp;\bf&quot;);IF([btga.C21];&quot;&amp;\it&quot;;&quot;&amp;&quot;))" office:value-type="string" office:string-value="&amp;" calcext:value-type="string">
            <text:p>&amp;</text:p>
          </table:table-cell>
          <table:table-cell table:style-name="ce50" table:formula="of:=['rank-ga'.B3]" office:value-type="float" office:value="0.047" calcext:value-type="float">
            <text:p>4.70E-2</text:p>
          </table:table-cell>
          <table:table-cell table:style-name="ce67" table:formula="of:=['rank-ga'.H3]" office:value-type="float" office:value="0.0105934990547138" calcext:value-type="float">
            <text:p>1.06E-2</text:p>
          </table:table-cell>
          <table:table-cell table:formula="of:=IF([wtga.D21];IF([btga.D21];&quot;&amp;\bf\it&quot;;&quot;&amp;\bf&quot;);IF([btga.D21];&quot;&amp;\it&quot;;&quot;&amp;&quot;))" office:value-type="string" office:string-value="&amp;\bf" calcext:value-type="string">
            <text:p>&amp;\bf</text:p>
          </table:table-cell>
          <table:table-cell table:style-name="ce82" table:formula="of:=['sfs-ga'.B3]" office:value-type="float" office:value="0.043" calcext:value-type="float">
            <text:p>4.30E-2</text:p>
          </table:table-cell>
          <table:table-cell table:style-name="ce99" table:formula="of:=['sfs-ga'.H3]" office:value-type="float" office:value="0.00674948557710553" calcext:value-type="float">
            <text:p>6.75E-3</text:p>
          </table:table-cell>
          <table:table-cell table:formula="of:=IF([wtga.E21];IF([btga.E21];&quot;&amp;\bf\it&quot;;&quot;&amp;\bf&quot;);IF([btga.E21];&quot;&amp;\it&quot;;&quot;&amp;&quot;))" office:value-type="string" office:string-value="&amp;\bf" calcext:value-type="string">
            <text:p>&amp;\bf</text:p>
          </table:table-cell>
          <table:table-cell table:style-name="ce114" table:formula="of:=['rank-sfs-ga'.B3]" office:value-type="float" office:value="0.044" calcext:value-type="float">
            <text:p>4.40E-2</text:p>
          </table:table-cell>
          <table:table-cell table:style-name="ce131" table:formula="of:=['rank-sfs-ga'.H3]" office:value-type="float" office:value="0.00516397779494322" calcext:value-type="float">
            <text:p>5.16E-3</text:p>
          </table:table-cell>
          <table:table-cell office:value-type="string" calcext:value-type="string">
            <text:p>\\</text:p>
          </table:table-cell>
          <table:table-cell table:number-columns-repeated="4"/>
          <table:table-cell office:value-type="string" calcext:value-type="string">
            <text:p>R-S-GA</text:p>
          </table:table-cell>
          <table:table-cell office:value-type="string" calcext:value-type="string">
            <text:p>&amp;</text:p>
          </table:table-cell>
          <table:table-cell table:style-name="ce171" table:formula="of:=AVERAGE([.AA42:.AA51])" office:value-type="float" office:value="25.6" calcext:value-type="float">
            <text:p>25.6</text:p>
          </table:table-cell>
          <table:table-cell table:style-name="ce171" table:formula="of:=CONCATENATE(&quot;(&quot;;MROUND(STDEV([.AA42:.AA51]);0.1);&quot;)&quot;)" office:value-type="string" office:string-value="(3.3)" calcext:value-type="string">
            <text:p>(3.3)</text:p>
          </table:table-cell>
          <table:table-cell office:value-type="string" calcext:value-type="string">
            <text:p>&amp;</text:p>
          </table:table-cell>
          <table:table-cell table:style-name="ce145" table:formula="of:=AVERAGE([.AA56:.AA65])" office:value-type="float" office:value="13792" calcext:value-type="float">
            <text:p>1.38E+004</text:p>
          </table:table-cell>
          <table:table-cell/>
          <table:table-cell table:style-name="ce145" office:value-type="string" calcext:value-type="string">
            <text:p>(</text:p>
          </table:table-cell>
          <table:table-cell table:style-name="ce145" table:formula="of:=STDEV([.AA56:.AA65])" office:value-type="float" office:value="4405.71822874672" calcext:value-type="float">
            <text:p>4.41E+003</text:p>
          </table:table-cell>
          <table:table-cell table:style-name="ce145" office:value-type="string" calcext:value-type="string">
            <text:p>)</text:p>
          </table:table-cell>
          <table:table-cell office:value-type="string" calcext:value-type="string">
            <text:p>\\</text:p>
          </table:table-cell>
          <table:table-cell table:number-columns-repeated="2"/>
          <table:table-cell office:value-type="string" calcext:value-type="string">
            <text:p>R-S-GA</text:p>
          </table:table-cell>
          <table:table-cell office:value-type="string" calcext:value-type="string">
            <text:p>&amp;</text:p>
          </table:table-cell>
          <table:table-cell table:formula="of:=[.L6]" office:value-type="float" office:value="99.53" calcext:value-type="float">
            <text:p>99.53</text:p>
          </table:table-cell>
          <table:table-cell table:formula="of:=[.M6]" office:value-type="string" office:string-value="(0.12)" calcext:value-type="string">
            <text:p>(0.12)</text:p>
          </table:table-cell>
          <table:table-cell office:value-type="string" calcext:value-type="string">
            <text:p>&amp;</text:p>
          </table:table-cell>
          <table:table-cell table:style-name="ce232" table:formula="of:=[.L38]" office:value-type="float" office:value="0.044" calcext:value-type="float">
            <text:p>4.40E-2</text:p>
          </table:table-cell>
          <table:table-cell table:style-name="ce232" office:value-type="string" calcext:value-type="string">
            <text:p>(</text:p>
          </table:table-cell>
          <table:table-cell table:style-name="ce232" table:formula="of:=[.M38]" office:value-type="float" office:value="0.00516397779494322" calcext:value-type="float">
            <text:p>5.16E-3</text:p>
          </table:table-cell>
          <table:table-cell table:style-name="ce21" office:value-type="string" calcext:value-type="string">
            <text:p>)</text:p>
          </table:table-cell>
          <table:table-cell office:value-type="string" calcext:value-type="string">
            <text:p>\\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02</text:p>
          </table:table-cell>
          <table:table-cell table:formula="of:=IF([wtga.B22];IF([btga.B22];&quot;&amp;\bf\it&quot;;&quot;&amp;\bf&quot;);IF([btga.B22];&quot;&amp;\it&quot;;&quot;&amp;&quot;))" office:value-type="string" office:string-value="&amp;" calcext:value-type="string">
            <text:p>&amp;</text:p>
          </table:table-cell>
          <table:table-cell table:style-name="ce18" table:formula="of:=[ga.B4]" office:value-type="float" office:value="0.048" calcext:value-type="float">
            <text:p>4.80E-2</text:p>
          </table:table-cell>
          <table:table-cell table:style-name="ce35" table:formula="of:=[ga.H4]" office:value-type="float" office:value="0.0103279555898864" calcext:value-type="float">
            <text:p>1.03E-2</text:p>
          </table:table-cell>
          <table:table-cell table:formula="of:=IF([wtga.C22];IF([btga.C22];&quot;&amp;\bf\it&quot;;&quot;&amp;\bf&quot;);IF([btga.C22];&quot;&amp;\it&quot;;&quot;&amp;&quot;))" office:value-type="string" office:string-value="&amp;" calcext:value-type="string">
            <text:p>&amp;</text:p>
          </table:table-cell>
          <table:table-cell table:style-name="ce51" table:formula="of:=['rank-ga'.B4]" office:value-type="float" office:value="0.049" calcext:value-type="float">
            <text:p>4.90E-2</text:p>
          </table:table-cell>
          <table:table-cell table:style-name="ce67" table:formula="of:=['rank-ga'.H4]" office:value-type="float" office:value="0.00994428926011753" calcext:value-type="float">
            <text:p>9.94E-3</text:p>
          </table:table-cell>
          <table:table-cell table:formula="of:=IF([wtga.D22];IF([btga.D22];&quot;&amp;\bf\it&quot;;&quot;&amp;\bf&quot;);IF([btga.D22];&quot;&amp;\it&quot;;&quot;&amp;&quot;))" office:value-type="string" office:string-value="&amp;" calcext:value-type="string">
            <text:p>&amp;</text:p>
          </table:table-cell>
          <table:table-cell table:style-name="ce83" table:formula="of:=['sfs-ga'.B4]" office:value-type="float" office:value="0.046" calcext:value-type="float">
            <text:p>4.60E-2</text:p>
          </table:table-cell>
          <table:table-cell table:style-name="ce99" table:formula="of:=['sfs-ga'.H4]" office:value-type="float" office:value="0.00966091783079296" calcext:value-type="float">
            <text:p>9.66E-3</text:p>
          </table:table-cell>
          <table:table-cell table:formula="of:=IF([wtga.E22];IF([btga.E22];&quot;&amp;\bf\it&quot;;&quot;&amp;\bf&quot;);IF([btga.E22];&quot;&amp;\it&quot;;&quot;&amp;&quot;))" office:value-type="string" office:string-value="&amp;" calcext:value-type="string">
            <text:p>&amp;</text:p>
          </table:table-cell>
          <table:table-cell table:style-name="ce115" table:formula="of:=['rank-sfs-ga'.B4]" office:value-type="float" office:value="0.052" calcext:value-type="float">
            <text:p>5.20E-2</text:p>
          </table:table-cell>
          <table:table-cell table:style-name="ce131" table:formula="of:=['rank-sfs-ga'.H4]" office:value-type="float" office:value="0.00918936583472681" calcext:value-type="float">
            <text:p>9.19E-3</text:p>
          </table:table-cell>
          <table:table-cell office:value-type="string" calcext:value-type="string">
            <text:p>\\</text:p>
          </table:table-cell>
          <table:table-cell table:number-columns-repeated="4"/>
          <table:table-cell office:value-type="string" calcext:value-type="string">
            <text:p>\hli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d04</text:p>
          </table:table-cell>
          <table:table-cell table:formula="of:=IF([wtga.B23];IF([btga.B23];&quot;&amp;\bf\it&quot;;&quot;&amp;\bf&quot;);IF([btga.B23];&quot;&amp;\it&quot;;&quot;&amp;&quot;))" office:value-type="string" office:string-value="&amp;" calcext:value-type="string">
            <text:p>&amp;</text:p>
          </table:table-cell>
          <table:table-cell table:style-name="ce19" table:formula="of:=[ga.B5]" office:value-type="float" office:value="0.053" calcext:value-type="float">
            <text:p>5.30E-2</text:p>
          </table:table-cell>
          <table:table-cell table:style-name="ce35" table:formula="of:=[ga.H5]" office:value-type="float" office:value="0.00674948557710553" calcext:value-type="float">
            <text:p>6.75E-3</text:p>
          </table:table-cell>
          <table:table-cell table:formula="of:=IF([wtga.C23];IF([btga.C23];&quot;&amp;\bf\it&quot;;&quot;&amp;\bf&quot;);IF([btga.C23];&quot;&amp;\it&quot;;&quot;&amp;&quot;))" office:value-type="string" office:string-value="&amp;" calcext:value-type="string">
            <text:p>&amp;</text:p>
          </table:table-cell>
          <table:table-cell table:style-name="ce52" table:formula="of:=['rank-ga'.B5]" office:value-type="float" office:value="0.054" calcext:value-type="float">
            <text:p>5.40E-2</text:p>
          </table:table-cell>
          <table:table-cell table:style-name="ce67" table:formula="of:=['rank-ga'.H5]" office:value-type="float" office:value="0.00843274042711568" calcext:value-type="float">
            <text:p>8.43E-3</text:p>
          </table:table-cell>
          <table:table-cell table:formula="of:=IF([wtga.D23];IF([btga.D23];&quot;&amp;\bf\it&quot;;&quot;&amp;\bf&quot;);IF([btga.D23];&quot;&amp;\it&quot;;&quot;&amp;&quot;))" office:value-type="string" office:string-value="&amp;" calcext:value-type="string">
            <text:p>&amp;</text:p>
          </table:table-cell>
          <table:table-cell table:style-name="ce84" table:formula="of:=['sfs-ga'.B5]" office:value-type="float" office:value="0.056" calcext:value-type="float">
            <text:p>5.60E-2</text:p>
          </table:table-cell>
          <table:table-cell table:style-name="ce99" table:formula="of:=['sfs-ga'.H5]" office:value-type="float" office:value="0.0134989711542111" calcext:value-type="float">
            <text:p>1.35E-2</text:p>
          </table:table-cell>
          <table:table-cell table:formula="of:=IF([wtga.E23];IF([btga.E23];&quot;&amp;\bf\it&quot;;&quot;&amp;\bf&quot;);IF([btga.E23];&quot;&amp;\it&quot;;&quot;&amp;&quot;))" office:value-type="string" office:string-value="&amp;" calcext:value-type="string">
            <text:p>&amp;</text:p>
          </table:table-cell>
          <table:table-cell table:style-name="ce116" table:formula="of:=['rank-sfs-ga'.B5]" office:value-type="float" office:value="0.054" calcext:value-type="float">
            <text:p>5.40E-2</text:p>
          </table:table-cell>
          <table:table-cell table:style-name="ce131" table:formula="of:=['rank-sfs-ga'.H5]" office:value-type="float" office:value="0.0107496769977314" calcext:value-type="float">
            <text:p>1.07E-2</text:p>
          </table:table-cell>
          <table:table-cell office:value-type="string" calcext:value-type="string">
            <text:p>\\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d05</text:p>
          </table:table-cell>
          <table:table-cell table:formula="of:=IF([wtga.B24];IF([btga.B24];&quot;&amp;\bf\it&quot;;&quot;&amp;\bf&quot;);IF([btga.B24];&quot;&amp;\it&quot;;&quot;&amp;&quot;))" office:value-type="string" office:string-value="&amp;" calcext:value-type="string">
            <text:p>&amp;</text:p>
          </table:table-cell>
          <table:table-cell table:style-name="ce20" table:formula="of:=[ga.B6]" office:value-type="float" office:value="0.063" calcext:value-type="float">
            <text:p>6.30E-2</text:p>
          </table:table-cell>
          <table:table-cell table:style-name="ce35" table:formula="of:=[ga.H6]" office:value-type="float" office:value="0.00948683298050514" calcext:value-type="float">
            <text:p>9.49E-3</text:p>
          </table:table-cell>
          <table:table-cell table:formula="of:=IF([wtga.C24];IF([btga.C24];&quot;&amp;\bf\it&quot;;&quot;&amp;\bf&quot;);IF([btga.C24];&quot;&amp;\it&quot;;&quot;&amp;&quot;))" office:value-type="string" office:string-value="&amp;" calcext:value-type="string">
            <text:p>&amp;</text:p>
          </table:table-cell>
          <table:table-cell table:style-name="ce53" table:formula="of:=['rank-ga'.B6]" office:value-type="float" office:value="0.06" calcext:value-type="float">
            <text:p>6.00E-2</text:p>
          </table:table-cell>
          <table:table-cell table:style-name="ce67" table:formula="of:=['rank-ga'.H6]" office:value-type="float" office:value="0.00816496580927726" calcext:value-type="float">
            <text:p>8.16E-3</text:p>
          </table:table-cell>
          <table:table-cell table:formula="of:=IF([wtga.D24];IF([btga.D24];&quot;&amp;\bf\it&quot;;&quot;&amp;\bf&quot;);IF([btga.D24];&quot;&amp;\it&quot;;&quot;&amp;&quot;))" office:value-type="string" office:string-value="&amp;" calcext:value-type="string">
            <text:p>&amp;</text:p>
          </table:table-cell>
          <table:table-cell table:style-name="ce85" table:formula="of:=['sfs-ga'.B6]" office:value-type="float" office:value="0.058" calcext:value-type="float">
            <text:p>5.80E-2</text:p>
          </table:table-cell>
          <table:table-cell table:style-name="ce99" table:formula="of:=['sfs-ga'.H6]" office:value-type="float" office:value="0.00788810637746616" calcext:value-type="float">
            <text:p>7.89E-3</text:p>
          </table:table-cell>
          <table:table-cell table:formula="of:=IF([wtga.E24];IF([btga.E24];&quot;&amp;\bf\it&quot;;&quot;&amp;\bf&quot;);IF([btga.E24];&quot;&amp;\it&quot;;&quot;&amp;&quot;))" office:value-type="string" office:string-value="&amp;" calcext:value-type="string">
            <text:p>&amp;</text:p>
          </table:table-cell>
          <table:table-cell table:style-name="ce117" table:formula="of:=['rank-sfs-ga'.B6]" office:value-type="float" office:value="0.064" calcext:value-type="float">
            <text:p>6.40E-2</text:p>
          </table:table-cell>
          <table:table-cell table:style-name="ce131" table:formula="of:=['rank-sfs-ga'.H6]" office:value-type="float" office:value="0.00966091783079296" calcext:value-type="float">
            <text:p>9.66E-3</text:p>
          </table:table-cell>
          <table:table-cell office:value-type="string" calcext:value-type="string">
            <text:p>\\</text:p>
          </table:table-cell>
          <table:table-cell table:number-columns-repeated="3"/>
          <table:table-cell office:value-type="string" calcext:value-type="string">
            <text:p>GA</text:p>
          </table:table-cell>
          <table:table-cell table:number-columns-repeated="2"/>
          <table:table-cell office:value-type="string" calcext:value-type="string">
            <text:p>Rank-ga</text:p>
          </table:table-cell>
          <table:table-cell table:formula="of:=TTEST([.$R42:.$R50];[.U42:.U50];2;1)" office:value-type="float" office:value="1" calcext:value-type="float">
            <text:p>1</text:p>
          </table:table-cell>
          <table:table-cell/>
          <table:table-cell office:value-type="string" calcext:value-type="string">
            <text:p>SFS-GA</text:p>
          </table:table-cell>
          <table:table-cell table:formula="of:=TTEST([.$R42:.$R50];[.X42:.X50];2;1)" office:value-type="float" office:value="0.0149785442520524" calcext:value-type="float">
            <text:p>0.0149785443</text:p>
          </table:table-cell>
          <table:table-cell/>
          <table:table-cell office:value-type="string" calcext:value-type="string">
            <text:p>R-S-GA</text:p>
          </table:table-cell>
          <table:table-cell table:formula="of:=TTEST([.$R42:.$R50];[.AA42:.AA50];2;1)" office:value-type="float" office:value="0.205962142927732" calcext:value-type="float">
            <text:p>0.205962142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\hline</text:p>
          </table:table-cell>
          <table:table-cell/>
          <table:table-cell table:style-name="ce21"/>
          <table:table-cell table:number-columns-repeated="2"/>
          <table:table-cell table:style-name="ce21"/>
          <table:table-cell table:number-columns-repeated="2"/>
          <table:table-cell table:style-name="ce21"/>
          <table:table-cell table:number-columns-repeated="2"/>
          <table:table-cell table:style-name="ce21"/>
          <table:table-cell table:number-columns-repeated="5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vg</text:p>
          </table:table-cell>
          <table:table-cell table:formula="of:=IF([wtga.B25];IF([btga.B25];&quot;&amp;\bf\it&quot;;&quot;&amp;\bf&quot;);IF([btga.B25];&quot;&amp;\it&quot;;&quot;&amp;&quot;))" office:value-type="string" office:string-value="&amp;\it" calcext:value-type="string">
            <text:p>&amp;\it</text:p>
          </table:table-cell>
          <table:table-cell table:style-name="ce22" table:formula="of:=[ga.B7]" office:value-type="float" office:value="0.053" calcext:value-type="float">
            <text:p>0.053</text:p>
          </table:table-cell>
          <table:table-cell table:style-name="ce36" table:formula="of:=CONCATENATE(&quot;(&quot;;IF(MROUND([ga.H7];0.01)&gt;0;MROUND([ga.H7];0.01);&quot;0.00&quot;);&quot;)&quot;)" office:value-type="string" office:string-value="(0.01)" calcext:value-type="string">
            <text:p>(0.01)</text:p>
          </table:table-cell>
          <table:table-cell/>
          <table:table-cell table:style-name="ce54" table:formula="of:=['rank-ga'.B7]" office:value-type="float" office:value="0.052" calcext:value-type="float">
            <text:p>0.052</text:p>
          </table:table-cell>
          <table:table-cell table:style-name="ce68" table:formula="of:=CONCATENATE(&quot;(&quot;;IF(MROUND(['rank-ga'.H7];0.01)&gt;0;MROUND(['rank-ga'.H7];0.01);&quot;0.00&quot;);&quot;)&quot;)" office:value-type="string" office:string-value="(0.01)" calcext:value-type="string">
            <text:p>(0.01)</text:p>
          </table:table-cell>
          <table:table-cell/>
          <table:table-cell table:style-name="ce86" table:formula="of:=['sfs-ga'.B7]" office:value-type="float" office:value="0.05" calcext:value-type="float">
            <text:p>0.050</text:p>
          </table:table-cell>
          <table:table-cell table:style-name="ce100" table:formula="of:=CONCATENATE(&quot;(&quot;;IF(MROUND(['sfs-ga'.H7];0.01)&gt;0;MROUND(['sfs-ga'.H7];0.01);&quot;0.00&quot;);&quot;)&quot;)" office:value-type="string" office:string-value="(0.01)" calcext:value-type="string">
            <text:p>(0.01)</text:p>
          </table:table-cell>
          <table:table-cell/>
          <table:table-cell table:style-name="ce118" table:formula="of:=['rank-sfs-ga'.B7]" office:value-type="float" office:value="0.052" calcext:value-type="float">
            <text:p>0.052</text:p>
          </table:table-cell>
          <table:table-cell table:style-name="ce132" table:formula="of:=CONCATENATE(&quot;(&quot;;IF(MROUND(['rank-sfs-ga'.H7];0.01)&gt;0;MROUND(['rank-sfs-ga'.H7];0.01);&quot;0.00&quot;);&quot;)&quot;)" office:value-type="string" office:string-value="(0.01)" calcext:value-type="string">
            <text:p>(0.01)</text:p>
          </table:table-cell>
          <table:table-cell office:value-type="string" calcext:value-type="string">
            <text:p>\\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\hline</text:p>
          </table:table-cell>
          <table:table-cell table:number-columns-repeated="16"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btga</text:p>
          </table:table-cell>
          <table:table-cell office:value-type="string" calcext:value-type="string">
            <text:p>&amp;</text:p>
          </table:table-cell>
          <table:table-cell table:formula="of:=[wtga.B26]" office:value-type="float" office:value="0" calcext:value-type="float">
            <text:p>0</text:p>
          </table:table-cell>
          <table:table-cell/>
          <table:table-cell office:value-type="string" calcext:value-type="string">
            <text:p>&amp;</text:p>
          </table:table-cell>
          <table:table-cell table:formula="of:=[wtga.C26]" office:value-type="float" office:value="0" calcext:value-type="float">
            <text:p>0</text:p>
          </table:table-cell>
          <table:table-cell/>
          <table:table-cell office:value-type="string" calcext:value-type="string">
            <text:p>&amp;</text:p>
          </table:table-cell>
          <table:table-cell table:formula="of:=[wtga.D26]" office:value-type="float" office:value="1" calcext:value-type="float">
            <text:p>1</text:p>
          </table:table-cell>
          <table:table-cell/>
          <table:table-cell office:value-type="string" calcext:value-type="string">
            <text:p>&amp;</text:p>
          </table:table-cell>
          <table:table-cell table:formula="of:=[wtga.E26]" office:value-type="float" office:value="1" calcext:value-type="float">
            <text:p>1</text:p>
          </table:table-cell>
          <table:table-cell/>
          <table:table-cell office:value-type="string" calcext:value-type="string">
            <text:p>\\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8"/>
          <table:table-cell table:style-name="ce171"/>
          <table:table-cell table:number-columns-repeated="4"/>
          <table:table-cell table:style-name="ce171"/>
          <table:table-cell table:number-columns-repeated="2"/>
          <table:table-cell table:style-name="ce171"/>
          <table:table-cell table:number-columns-repeated="5"/>
        </table:table-row>
        <table:table-row table:style-name="ro1">
          <table:table-cell office:value-type="string" calcext:value-type="string">
            <text:p>wtga</text:p>
          </table:table-cell>
          <table:table-cell office:value-type="string" calcext:value-type="string">
            <text:p>&amp;</text:p>
          </table:table-cell>
          <table:table-cell table:formula="of:=[btga.B26]" office:value-type="float" office:value="1" calcext:value-type="float">
            <text:p>1</text:p>
          </table:table-cell>
          <table:table-cell/>
          <table:table-cell office:value-type="string" calcext:value-type="string">
            <text:p>&amp;</text:p>
          </table:table-cell>
          <table:table-cell table:formula="of:=[btga.C26]" office:value-type="float" office:value="0" calcext:value-type="float">
            <text:p>0</text:p>
          </table:table-cell>
          <table:table-cell/>
          <table:table-cell office:value-type="string" calcext:value-type="string">
            <text:p>&amp;</text:p>
          </table:table-cell>
          <table:table-cell table:formula="of:=[btga.D26]" office:value-type="float" office:value="0" calcext:value-type="float">
            <text:p>0</text:p>
          </table:table-cell>
          <table:table-cell/>
          <table:table-cell office:value-type="string" calcext:value-type="string">
            <text:p>&amp;</text:p>
          </table:table-cell>
          <table:table-cell table:formula="of:=[btga.E26]" office:value-type="float" office:value="0" calcext:value-type="float">
            <text:p>0</text:p>
          </table:table-cell>
          <table:table-cell/>
          <table:table-cell office:value-type="string" calcext:value-type="string">
            <text:p>\\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\hline</text:p>
          </table:table-cell>
          <table:table-cell table:number-columns-repeated="16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2"/>
        </table:table-row>
        <table:table-row table:style-name="ro1">
          <table:table-cell table:number-columns-repeated="17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2"/>
        </table:table-row>
        <table:table-row table:style-name="ro1">
          <table:table-cell table:number-columns-repeated="17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2"/>
        </table:table-row>
        <table:table-row table:style-name="ro1">
          <table:table-cell table:number-columns-repeated="17"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2"/>
        </table:table-row>
        <table:table-row table:style-name="ro1">
          <table:table-cell table:number-columns-repeated="17"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2"/>
        </table:table-row>
        <table:table-row table:style-name="ro1" table:number-rows-repeated="3">
          <table:table-cell table:number-columns-repeated="49"/>
        </table:table-row>
        <table:table-row table:style-name="ro1">
          <table:table-cell table:number-columns-repeated="17"/>
          <table:table-cell office:value-type="string" calcext:value-type="string">
            <text:p>GA</text:p>
          </table:table-cell>
          <table:table-cell table:number-columns-repeated="2"/>
          <table:table-cell office:value-type="string" calcext:value-type="string">
            <text:p>Rank-ga</text:p>
          </table:table-cell>
          <table:table-cell table:formula="of:=TTEST([.$R56:.$R64];[.U56:.U64];2;1)" office:value-type="float" office:value="0.727573393663436" calcext:value-type="float">
            <text:p>0.7275733937</text:p>
          </table:table-cell>
          <table:table-cell/>
          <table:table-cell office:value-type="string" calcext:value-type="string">
            <text:p>SFS-GA</text:p>
          </table:table-cell>
          <table:table-cell table:formula="of:=TTEST([.$R56:.$R64];[.X56:.X64];2;1)" office:value-type="float" office:value="0.140356027312606" calcext:value-type="float">
            <text:p>0.1403560273</text:p>
          </table:table-cell>
          <table:table-cell/>
          <table:table-cell office:value-type="string" calcext:value-type="string">
            <text:p>R-S-GA</text:p>
          </table:table-cell>
          <table:table-cell table:formula="of:=TTEST([.$R56:.$R64];[.AA56:.AA64];2;1)" office:value-type="float" office:value="0.694267616665409" calcext:value-type="float">
            <text:p>0.6942676167</text:p>
          </table:table-cell>
          <table:table-cell table:number-columns-repeated="21"/>
        </table:table-row>
        <table:table-row table:style-name="ro1">
          <table:table-cell table:number-columns-repeated="17"/>
          <table:table-cell table:style-name="ce145" office:value-type="float" office:value="13867" calcext:value-type="float">
            <text:p>1.39E+004</text:p>
          </table:table-cell>
          <table:table-cell table:number-columns-repeated="2"/>
          <table:table-cell table:style-name="ce145" office:value-type="float" office:value="8715.4" calcext:value-type="float">
            <text:p>8.72E+003</text:p>
          </table:table-cell>
          <table:table-cell table:number-columns-repeated="2"/>
          <table:table-cell table:style-name="ce145" office:value-type="float" office:value="14446" calcext:value-type="float">
            <text:p>1.44E+004</text:p>
          </table:table-cell>
          <table:table-cell table:number-columns-repeated="2"/>
          <table:table-cell table:style-name="ce145" office:value-type="float" office:value="13017" calcext:value-type="float">
            <text:p>1.30E+004</text:p>
          </table:table-cell>
          <table:table-cell table:number-columns-repeated="22"/>
        </table:table-row>
        <table:table-row table:style-name="ro1">
          <table:table-cell table:number-columns-repeated="17"/>
          <table:table-cell table:style-name="ce145" office:value-type="float" office:value="14074" calcext:value-type="float">
            <text:p>1.41E+004</text:p>
          </table:table-cell>
          <table:table-cell table:number-columns-repeated="2"/>
          <table:table-cell table:style-name="ce145" office:value-type="float" office:value="17525" calcext:value-type="float">
            <text:p>1.75E+004</text:p>
          </table:table-cell>
          <table:table-cell table:number-columns-repeated="2"/>
          <table:table-cell table:style-name="ce145" office:value-type="float" office:value="9272.6" calcext:value-type="float">
            <text:p>9.27E+003</text:p>
          </table:table-cell>
          <table:table-cell table:number-columns-repeated="2"/>
          <table:table-cell table:style-name="ce145" office:value-type="float" office:value="10491" calcext:value-type="float">
            <text:p>1.05E+004</text:p>
          </table:table-cell>
          <table:table-cell table:number-columns-repeated="22"/>
        </table:table-row>
        <table:table-row table:style-name="ro1">
          <table:table-cell table:number-columns-repeated="17"/>
          <table:table-cell table:style-name="ce146" office:value-type="float" office:value="15468" calcext:value-type="float">
            <text:p>1.55E+04</text:p>
          </table:table-cell>
          <table:table-cell table:number-columns-repeated="2"/>
          <table:table-cell table:style-name="ce146" office:value-type="float" office:value="14580" calcext:value-type="float">
            <text:p>1.46E+04</text:p>
          </table:table-cell>
          <table:table-cell table:number-columns-repeated="2"/>
          <table:table-cell table:style-name="ce146" office:value-type="float" office:value="12574" calcext:value-type="float">
            <text:p>1.26E+04</text:p>
          </table:table-cell>
          <table:table-cell table:number-columns-repeated="2"/>
          <table:table-cell table:style-name="ce146" office:value-type="float" office:value="21778" calcext:value-type="float">
            <text:p>2.18E+04</text:p>
          </table:table-cell>
          <table:table-cell table:number-columns-repeated="22"/>
        </table:table-row>
        <table:table-row table:style-name="ro1">
          <table:table-cell table:number-columns-repeated="17"/>
          <table:table-cell table:style-name="ce146" office:value-type="float" office:value="13294" calcext:value-type="float">
            <text:p>1.33E+04</text:p>
          </table:table-cell>
          <table:table-cell table:number-columns-repeated="2"/>
          <table:table-cell table:style-name="ce146" office:value-type="float" office:value="13661" calcext:value-type="float">
            <text:p>1.37E+04</text:p>
          </table:table-cell>
          <table:table-cell table:number-columns-repeated="2"/>
          <table:table-cell table:style-name="ce146" office:value-type="float" office:value="14295" calcext:value-type="float">
            <text:p>1.43E+04</text:p>
          </table:table-cell>
          <table:table-cell table:number-columns-repeated="2"/>
          <table:table-cell table:style-name="ce146" office:value-type="float" office:value="10057" calcext:value-type="float">
            <text:p>1.01E+04</text:p>
          </table:table-cell>
          <table:table-cell table:number-columns-repeated="22"/>
        </table:table-row>
        <table:table-row table:style-name="ro1">
          <table:table-cell table:number-columns-repeated="17"/>
          <table:table-cell table:style-name="ce146" office:value-type="float" office:value="12776" calcext:value-type="float">
            <text:p>1.28E+04</text:p>
          </table:table-cell>
          <table:table-cell table:number-columns-repeated="2"/>
          <table:table-cell table:style-name="ce146" office:value-type="float" office:value="14491" calcext:value-type="float">
            <text:p>1.45E+04</text:p>
          </table:table-cell>
          <table:table-cell table:number-columns-repeated="2"/>
          <table:table-cell table:style-name="ce146" office:value-type="float" office:value="12621" calcext:value-type="float">
            <text:p>1.26E+04</text:p>
          </table:table-cell>
          <table:table-cell table:number-columns-repeated="2"/>
          <table:table-cell table:style-name="ce146" office:value-type="float" office:value="21715" calcext:value-type="float">
            <text:p>2.17E+04</text:p>
          </table:table-cell>
          <table:table-cell table:number-columns-repeated="22"/>
        </table:table-row>
        <table:table-row table:style-name="ro1">
          <table:table-cell table:number-columns-repeated="17"/>
          <table:table-cell table:style-name="ce146" office:value-type="float" office:value="14098" calcext:value-type="float">
            <text:p>1.41E+04</text:p>
          </table:table-cell>
          <table:table-cell table:number-columns-repeated="2"/>
          <table:table-cell table:style-name="ce146" office:value-type="float" office:value="15767" calcext:value-type="float">
            <text:p>1.58E+04</text:p>
          </table:table-cell>
          <table:table-cell table:number-columns-repeated="2"/>
          <table:table-cell table:style-name="ce146" office:value-type="float" office:value="13743" calcext:value-type="float">
            <text:p>1.37E+04</text:p>
          </table:table-cell>
          <table:table-cell table:number-columns-repeated="2"/>
          <table:table-cell table:style-name="ce146" office:value-type="float" office:value="10393" calcext:value-type="float">
            <text:p>1.04E+04</text:p>
          </table:table-cell>
          <table:table-cell table:number-columns-repeated="22"/>
        </table:table-row>
        <table:table-row table:style-name="ro1">
          <table:table-cell table:number-columns-repeated="17"/>
          <table:table-cell table:style-name="ce146" office:value-type="float" office:value="20167" calcext:value-type="float">
            <text:p>2.02E+04</text:p>
          </table:table-cell>
          <table:table-cell table:number-columns-repeated="2"/>
          <table:table-cell table:style-name="ce146" office:value-type="float" office:value="14254" calcext:value-type="float">
            <text:p>1.43E+04</text:p>
          </table:table-cell>
          <table:table-cell table:number-columns-repeated="2"/>
          <table:table-cell table:style-name="ce146" office:value-type="float" office:value="9746.2" calcext:value-type="float">
            <text:p>9.75E+03</text:p>
          </table:table-cell>
          <table:table-cell table:number-columns-repeated="2"/>
          <table:table-cell table:style-name="ce146" office:value-type="float" office:value="10732" calcext:value-type="float">
            <text:p>1.07E+04</text:p>
          </table:table-cell>
          <table:table-cell table:number-columns-repeated="22"/>
        </table:table-row>
        <table:table-row table:style-name="ro1">
          <table:table-cell table:number-columns-repeated="17"/>
          <table:table-cell table:style-name="ce146" office:value-type="float" office:value="9876.8" calcext:value-type="float">
            <text:p>9.88E+03</text:p>
          </table:table-cell>
          <table:table-cell table:number-columns-repeated="2"/>
          <table:table-cell table:style-name="ce146" office:value-type="float" office:value="12355" calcext:value-type="float">
            <text:p>1.24E+04</text:p>
          </table:table-cell>
          <table:table-cell table:number-columns-repeated="2"/>
          <table:table-cell table:style-name="ce146" office:value-type="float" office:value="12714" calcext:value-type="float">
            <text:p>1.27E+04</text:p>
          </table:table-cell>
          <table:table-cell table:number-columns-repeated="2"/>
          <table:table-cell table:style-name="ce146" office:value-type="float" office:value="12668" calcext:value-type="float">
            <text:p>1.27E+04</text:p>
          </table:table-cell>
          <table:table-cell table:number-columns-repeated="22"/>
        </table:table-row>
        <table:table-row table:style-name="ro1">
          <table:table-cell table:number-columns-repeated="17"/>
          <table:table-cell table:style-name="ce146" office:value-type="float" office:value="17394" calcext:value-type="float">
            <text:p>1.74E+04</text:p>
          </table:table-cell>
          <table:table-cell table:number-columns-repeated="2"/>
          <table:table-cell table:style-name="ce146" office:value-type="float" office:value="16108" calcext:value-type="float">
            <text:p>1.61E+04</text:p>
          </table:table-cell>
          <table:table-cell table:number-columns-repeated="2"/>
          <table:table-cell table:style-name="ce146" office:value-type="float" office:value="10539" calcext:value-type="float">
            <text:p>1.05E+04</text:p>
          </table:table-cell>
          <table:table-cell table:number-columns-repeated="2"/>
          <table:table-cell table:style-name="ce146" office:value-type="float" office:value="13097" calcext:value-type="float">
            <text:p>1.31E+04</text:p>
          </table:table-cell>
          <table:table-cell table:number-columns-repeated="22"/>
        </table:table-row>
        <table:table-row table:style-name="ro1">
          <table:table-cell table:number-columns-repeated="17"/>
          <table:table-cell table:style-name="ce146" office:value-type="float" office:value="20963" calcext:value-type="float">
            <text:p>2.10E+04</text:p>
          </table:table-cell>
          <table:table-cell table:number-columns-repeated="2"/>
          <table:table-cell table:style-name="ce146" office:value-type="float" office:value="13311" calcext:value-type="float">
            <text:p>1.33E+04</text:p>
          </table:table-cell>
          <table:table-cell table:number-columns-repeated="2"/>
          <table:table-cell table:style-name="ce146" office:value-type="float" office:value="15918" calcext:value-type="float">
            <text:p>1.59E+04</text:p>
          </table:table-cell>
          <table:table-cell table:number-columns-repeated="2"/>
          <table:table-cell table:style-name="ce146" office:value-type="float" office:value="13972" calcext:value-type="float">
            <text:p>1.40E+04</text:p>
          </table:table-cell>
          <table:table-cell table:number-columns-repeated="22"/>
        </table:table-row>
        <calcext:conditional-formats>
          <calcext:conditional-format calcext:target-range-address="results.C5:results.C5">
            <calcext:condition calcext:apply-style-name="italic" calcext:value="formula-is([.B5]=&quot;&amp;\it&quot;)" calcext:base-cell-address="results.C5"/>
            <calcext:condition calcext:apply-style-name="bold" calcext:value="formula-is([.B5]=&quot;&amp;\bf&quot;)" calcext:base-cell-address="results.C5"/>
            <calcext:condition calcext:apply-style-name="bold-italic" calcext:value="formula-is([.B5]=&quot;&amp;\bf\it&quot;)" calcext:base-cell-address="results.C5"/>
          </calcext:conditional-format>
          <calcext:conditional-format calcext:target-range-address="results.D5:results.D5">
            <calcext:condition calcext:apply-style-name="italic" calcext:value="formula-is([.B5]=&quot;&amp;\it&quot;)" calcext:base-cell-address="results.D5"/>
            <calcext:condition calcext:apply-style-name="bold" calcext:value="formula-is([.B5]=&quot;&amp;\bf&quot;)" calcext:base-cell-address="results.D5"/>
            <calcext:condition calcext:apply-style-name="bold-italic" calcext:value="formula-is([.B5]=&quot;&amp;\bf\it&quot;)" calcext:base-cell-address="results.D5"/>
          </calcext:conditional-format>
          <calcext:conditional-format calcext:target-range-address="results.F5:results.F5">
            <calcext:condition calcext:apply-style-name="italic" calcext:value="formula-is([.E5]=&quot;&amp;\it&quot;)" calcext:base-cell-address="results.F5"/>
            <calcext:condition calcext:apply-style-name="bold" calcext:value="formula-is([.E5]=&quot;&amp;\bf&quot;)" calcext:base-cell-address="results.F5"/>
            <calcext:condition calcext:apply-style-name="bold-italic" calcext:value="formula-is([.E5]=&quot;&amp;\bf\it&quot;)" calcext:base-cell-address="results.F5"/>
          </calcext:conditional-format>
          <calcext:conditional-format calcext:target-range-address="results.G5:results.G5">
            <calcext:condition calcext:apply-style-name="italic" calcext:value="formula-is([.E5]=&quot;&amp;\it&quot;)" calcext:base-cell-address="results.G5"/>
            <calcext:condition calcext:apply-style-name="bold" calcext:value="formula-is([.E5]=&quot;&amp;\bf&quot;)" calcext:base-cell-address="results.G5"/>
            <calcext:condition calcext:apply-style-name="bold-italic" calcext:value="formula-is([.E5]=&quot;&amp;\bf\it&quot;)" calcext:base-cell-address="results.G5"/>
          </calcext:conditional-format>
          <calcext:conditional-format calcext:target-range-address="results.I5:results.I5">
            <calcext:condition calcext:apply-style-name="italic" calcext:value="formula-is([.H5]=&quot;&amp;\it&quot;)" calcext:base-cell-address="results.I5"/>
            <calcext:condition calcext:apply-style-name="bold" calcext:value="formula-is([.H5]=&quot;&amp;\bf&quot;)" calcext:base-cell-address="results.I5"/>
            <calcext:condition calcext:apply-style-name="bold-italic" calcext:value="formula-is([.H5]=&quot;&amp;\bf\it&quot;)" calcext:base-cell-address="results.I5"/>
          </calcext:conditional-format>
          <calcext:conditional-format calcext:target-range-address="results.J5:results.J5">
            <calcext:condition calcext:apply-style-name="italic" calcext:value="formula-is([.H5]=&quot;&amp;\it&quot;)" calcext:base-cell-address="results.J5"/>
            <calcext:condition calcext:apply-style-name="bold" calcext:value="formula-is([.H5]=&quot;&amp;\bf&quot;)" calcext:base-cell-address="results.J5"/>
            <calcext:condition calcext:apply-style-name="bold-italic" calcext:value="formula-is([.H5]=&quot;&amp;\bf\it&quot;)" calcext:base-cell-address="results.J5"/>
          </calcext:conditional-format>
          <calcext:conditional-format calcext:target-range-address="results.L5:results.L5">
            <calcext:condition calcext:apply-style-name="italic" calcext:value="formula-is([.K5]=&quot;&amp;\it&quot;)" calcext:base-cell-address="results.L5"/>
            <calcext:condition calcext:apply-style-name="bold" calcext:value="formula-is([.K5]=&quot;&amp;\bf&quot;)" calcext:base-cell-address="results.L5"/>
            <calcext:condition calcext:apply-style-name="bold-italic" calcext:value="formula-is([.K5]=&quot;&amp;\bf\it&quot;)" calcext:base-cell-address="results.L5"/>
          </calcext:conditional-format>
          <calcext:conditional-format calcext:target-range-address="results.M5:results.M5">
            <calcext:condition calcext:apply-style-name="italic" calcext:value="formula-is([.K5]=&quot;&amp;\it&quot;)" calcext:base-cell-address="results.M5"/>
            <calcext:condition calcext:apply-style-name="bold" calcext:value="formula-is([.K5]=&quot;&amp;\bf&quot;)" calcext:base-cell-address="results.M5"/>
            <calcext:condition calcext:apply-style-name="bold-italic" calcext:value="formula-is([.K5]=&quot;&amp;\bf\it&quot;)" calcext:base-cell-address="results.M5"/>
          </calcext:conditional-format>
          <calcext:conditional-format calcext:target-range-address="results.C6:results.C6">
            <calcext:condition calcext:apply-style-name="italic" calcext:value="formula-is([.B6]=&quot;&amp;\it&quot;)" calcext:base-cell-address="results.C6"/>
            <calcext:condition calcext:apply-style-name="bold" calcext:value="formula-is([.B6]=&quot;&amp;\bf&quot;)" calcext:base-cell-address="results.C6"/>
            <calcext:condition calcext:apply-style-name="bold-italic" calcext:value="formula-is([.B6]=&quot;&amp;\bf\it&quot;)" calcext:base-cell-address="results.C6"/>
          </calcext:conditional-format>
          <calcext:conditional-format calcext:target-range-address="results.D6:results.D6">
            <calcext:condition calcext:apply-style-name="italic" calcext:value="formula-is([.B6]=&quot;&amp;\it&quot;)" calcext:base-cell-address="results.D6"/>
            <calcext:condition calcext:apply-style-name="bold" calcext:value="formula-is([.B6]=&quot;&amp;\bf&quot;)" calcext:base-cell-address="results.D6"/>
            <calcext:condition calcext:apply-style-name="bold-italic" calcext:value="formula-is([.B6]=&quot;&amp;\bf\it&quot;)" calcext:base-cell-address="results.D6"/>
          </calcext:conditional-format>
          <calcext:conditional-format calcext:target-range-address="results.F6:results.F6">
            <calcext:condition calcext:apply-style-name="italic" calcext:value="formula-is([.E6]=&quot;&amp;\it&quot;)" calcext:base-cell-address="results.F6"/>
            <calcext:condition calcext:apply-style-name="bold" calcext:value="formula-is([.E6]=&quot;&amp;\bf&quot;)" calcext:base-cell-address="results.F6"/>
            <calcext:condition calcext:apply-style-name="bold-italic" calcext:value="formula-is([.E6]=&quot;&amp;\bf\it&quot;)" calcext:base-cell-address="results.F6"/>
          </calcext:conditional-format>
          <calcext:conditional-format calcext:target-range-address="results.G6:results.G6">
            <calcext:condition calcext:apply-style-name="italic" calcext:value="formula-is([.E6]=&quot;&amp;\it&quot;)" calcext:base-cell-address="results.G6"/>
            <calcext:condition calcext:apply-style-name="bold" calcext:value="formula-is([.E6]=&quot;&amp;\bf&quot;)" calcext:base-cell-address="results.G6"/>
            <calcext:condition calcext:apply-style-name="bold-italic" calcext:value="formula-is([.E6]=&quot;&amp;\bf\it&quot;)" calcext:base-cell-address="results.G6"/>
          </calcext:conditional-format>
          <calcext:conditional-format calcext:target-range-address="results.I6:results.I6">
            <calcext:condition calcext:apply-style-name="italic" calcext:value="formula-is([.H6]=&quot;&amp;\it&quot;)" calcext:base-cell-address="results.I6"/>
            <calcext:condition calcext:apply-style-name="bold" calcext:value="formula-is([.H6]=&quot;&amp;\bf&quot;)" calcext:base-cell-address="results.I6"/>
            <calcext:condition calcext:apply-style-name="bold-italic" calcext:value="formula-is([.H6]=&quot;&amp;\bf\it&quot;)" calcext:base-cell-address="results.I6"/>
          </calcext:conditional-format>
          <calcext:conditional-format calcext:target-range-address="results.J6:results.J6">
            <calcext:condition calcext:apply-style-name="italic" calcext:value="formula-is([.H6]=&quot;&amp;\it&quot;)" calcext:base-cell-address="results.J6"/>
            <calcext:condition calcext:apply-style-name="bold" calcext:value="formula-is([.H6]=&quot;&amp;\bf&quot;)" calcext:base-cell-address="results.J6"/>
            <calcext:condition calcext:apply-style-name="bold-italic" calcext:value="formula-is([.H6]=&quot;&amp;\bf\it&quot;)" calcext:base-cell-address="results.J6"/>
          </calcext:conditional-format>
          <calcext:conditional-format calcext:target-range-address="results.L6:results.L6">
            <calcext:condition calcext:apply-style-name="italic" calcext:value="formula-is([.K6]=&quot;&amp;\it&quot;)" calcext:base-cell-address="results.L6"/>
            <calcext:condition calcext:apply-style-name="bold" calcext:value="formula-is([.K6]=&quot;&amp;\bf&quot;)" calcext:base-cell-address="results.L6"/>
            <calcext:condition calcext:apply-style-name="bold-italic" calcext:value="formula-is([.K6]=&quot;&amp;\bf\it&quot;)" calcext:base-cell-address="results.L6"/>
          </calcext:conditional-format>
          <calcext:conditional-format calcext:target-range-address="results.M6:results.M6">
            <calcext:condition calcext:apply-style-name="italic" calcext:value="formula-is([.K6]=&quot;&amp;\it&quot;)" calcext:base-cell-address="results.M6"/>
            <calcext:condition calcext:apply-style-name="bold" calcext:value="formula-is([.K6]=&quot;&amp;\bf&quot;)" calcext:base-cell-address="results.M6"/>
            <calcext:condition calcext:apply-style-name="bold-italic" calcext:value="formula-is([.K6]=&quot;&amp;\bf\it&quot;)" calcext:base-cell-address="results.M6"/>
          </calcext:conditional-format>
          <calcext:conditional-format calcext:target-range-address="results.C7:results.C7">
            <calcext:condition calcext:apply-style-name="italic" calcext:value="formula-is([.B7]=&quot;&amp;\it&quot;)" calcext:base-cell-address="results.C7"/>
            <calcext:condition calcext:apply-style-name="bold" calcext:value="formula-is([.B7]=&quot;&amp;\bf&quot;)" calcext:base-cell-address="results.C7"/>
            <calcext:condition calcext:apply-style-name="bold-italic" calcext:value="formula-is([.B7]=&quot;&amp;\bf\it&quot;)" calcext:base-cell-address="results.C7"/>
          </calcext:conditional-format>
          <calcext:conditional-format calcext:target-range-address="results.D7:results.D7">
            <calcext:condition calcext:apply-style-name="italic" calcext:value="formula-is([.B7]=&quot;&amp;\it&quot;)" calcext:base-cell-address="results.D7"/>
            <calcext:condition calcext:apply-style-name="bold" calcext:value="formula-is([.B7]=&quot;&amp;\bf&quot;)" calcext:base-cell-address="results.D7"/>
            <calcext:condition calcext:apply-style-name="bold-italic" calcext:value="formula-is([.B7]=&quot;&amp;\bf\it&quot;)" calcext:base-cell-address="results.D7"/>
          </calcext:conditional-format>
          <calcext:conditional-format calcext:target-range-address="results.F7:results.F7">
            <calcext:condition calcext:apply-style-name="italic" calcext:value="formula-is([.E7]=&quot;&amp;\it&quot;)" calcext:base-cell-address="results.F7"/>
            <calcext:condition calcext:apply-style-name="bold" calcext:value="formula-is([.E7]=&quot;&amp;\bf&quot;)" calcext:base-cell-address="results.F7"/>
            <calcext:condition calcext:apply-style-name="bold-italic" calcext:value="formula-is([.E7]=&quot;&amp;\bf\it&quot;)" calcext:base-cell-address="results.F7"/>
          </calcext:conditional-format>
          <calcext:conditional-format calcext:target-range-address="results.G7:results.G7">
            <calcext:condition calcext:apply-style-name="italic" calcext:value="formula-is([.E7]=&quot;&amp;\it&quot;)" calcext:base-cell-address="results.G7"/>
            <calcext:condition calcext:apply-style-name="bold" calcext:value="formula-is([.E7]=&quot;&amp;\bf&quot;)" calcext:base-cell-address="results.G7"/>
            <calcext:condition calcext:apply-style-name="bold-italic" calcext:value="formula-is([.E7]=&quot;&amp;\bf\it&quot;)" calcext:base-cell-address="results.G7"/>
          </calcext:conditional-format>
          <calcext:conditional-format calcext:target-range-address="results.I7:results.I7">
            <calcext:condition calcext:apply-style-name="italic" calcext:value="formula-is([.H7]=&quot;&amp;\it&quot;)" calcext:base-cell-address="results.I7"/>
            <calcext:condition calcext:apply-style-name="bold" calcext:value="formula-is([.H7]=&quot;&amp;\bf&quot;)" calcext:base-cell-address="results.I7"/>
            <calcext:condition calcext:apply-style-name="bold-italic" calcext:value="formula-is([.H7]=&quot;&amp;\bf\it&quot;)" calcext:base-cell-address="results.I7"/>
          </calcext:conditional-format>
          <calcext:conditional-format calcext:target-range-address="results.J7:results.J7">
            <calcext:condition calcext:apply-style-name="italic" calcext:value="formula-is([.H7]=&quot;&amp;\it&quot;)" calcext:base-cell-address="results.J7"/>
            <calcext:condition calcext:apply-style-name="bold" calcext:value="formula-is([.H7]=&quot;&amp;\bf&quot;)" calcext:base-cell-address="results.J7"/>
            <calcext:condition calcext:apply-style-name="bold-italic" calcext:value="formula-is([.H7]=&quot;&amp;\bf\it&quot;)" calcext:base-cell-address="results.J7"/>
          </calcext:conditional-format>
          <calcext:conditional-format calcext:target-range-address="results.L7:results.L7">
            <calcext:condition calcext:apply-style-name="italic" calcext:value="formula-is([.K7]=&quot;&amp;\it&quot;)" calcext:base-cell-address="results.L7"/>
            <calcext:condition calcext:apply-style-name="bold" calcext:value="formula-is([.K7]=&quot;&amp;\bf&quot;)" calcext:base-cell-address="results.L7"/>
            <calcext:condition calcext:apply-style-name="bold-italic" calcext:value="formula-is([.K7]=&quot;&amp;\bf\it&quot;)" calcext:base-cell-address="results.L7"/>
          </calcext:conditional-format>
          <calcext:conditional-format calcext:target-range-address="results.M7:results.M7">
            <calcext:condition calcext:apply-style-name="italic" calcext:value="formula-is([.K7]=&quot;&amp;\it&quot;)" calcext:base-cell-address="results.M7"/>
            <calcext:condition calcext:apply-style-name="bold" calcext:value="formula-is([.K7]=&quot;&amp;\bf&quot;)" calcext:base-cell-address="results.M7"/>
            <calcext:condition calcext:apply-style-name="bold-italic" calcext:value="formula-is([.K7]=&quot;&amp;\bf\it&quot;)" calcext:base-cell-address="results.M7"/>
          </calcext:conditional-format>
          <calcext:conditional-format calcext:target-range-address="results.C8:results.C8">
            <calcext:condition calcext:apply-style-name="italic" calcext:value="formula-is([.B8]=&quot;&amp;\it&quot;)" calcext:base-cell-address="results.C8"/>
            <calcext:condition calcext:apply-style-name="bold" calcext:value="formula-is([.B8]=&quot;&amp;\bf&quot;)" calcext:base-cell-address="results.C8"/>
            <calcext:condition calcext:apply-style-name="bold-italic" calcext:value="formula-is([.B8]=&quot;&amp;\bf\it&quot;)" calcext:base-cell-address="results.C8"/>
          </calcext:conditional-format>
          <calcext:conditional-format calcext:target-range-address="results.D8:results.D8">
            <calcext:condition calcext:apply-style-name="italic" calcext:value="formula-is([.B8]=&quot;&amp;\it&quot;)" calcext:base-cell-address="results.D8"/>
            <calcext:condition calcext:apply-style-name="bold" calcext:value="formula-is([.B8]=&quot;&amp;\bf&quot;)" calcext:base-cell-address="results.D8"/>
            <calcext:condition calcext:apply-style-name="bold-italic" calcext:value="formula-is([.B8]=&quot;&amp;\bf\it&quot;)" calcext:base-cell-address="results.D8"/>
          </calcext:conditional-format>
          <calcext:conditional-format calcext:target-range-address="results.F8:results.F8">
            <calcext:condition calcext:apply-style-name="italic" calcext:value="formula-is([.E8]=&quot;&amp;\it&quot;)" calcext:base-cell-address="results.F8"/>
            <calcext:condition calcext:apply-style-name="bold" calcext:value="formula-is([.E8]=&quot;&amp;\bf&quot;)" calcext:base-cell-address="results.F8"/>
            <calcext:condition calcext:apply-style-name="bold-italic" calcext:value="formula-is([.E8]=&quot;&amp;\bf\it&quot;)" calcext:base-cell-address="results.F8"/>
          </calcext:conditional-format>
          <calcext:conditional-format calcext:target-range-address="results.G8:results.G8">
            <calcext:condition calcext:apply-style-name="italic" calcext:value="formula-is([.E8]=&quot;&amp;\it&quot;)" calcext:base-cell-address="results.G8"/>
            <calcext:condition calcext:apply-style-name="bold" calcext:value="formula-is([.E8]=&quot;&amp;\bf&quot;)" calcext:base-cell-address="results.G8"/>
            <calcext:condition calcext:apply-style-name="bold-italic" calcext:value="formula-is([.E8]=&quot;&amp;\bf\it&quot;)" calcext:base-cell-address="results.G8"/>
          </calcext:conditional-format>
          <calcext:conditional-format calcext:target-range-address="results.I8:results.I8">
            <calcext:condition calcext:apply-style-name="italic" calcext:value="formula-is([.H8]=&quot;&amp;\it&quot;)" calcext:base-cell-address="results.I8"/>
            <calcext:condition calcext:apply-style-name="bold" calcext:value="formula-is([.H8]=&quot;&amp;\bf&quot;)" calcext:base-cell-address="results.I8"/>
            <calcext:condition calcext:apply-style-name="bold-italic" calcext:value="formula-is([.H8]=&quot;&amp;\bf\it&quot;)" calcext:base-cell-address="results.I8"/>
          </calcext:conditional-format>
          <calcext:conditional-format calcext:target-range-address="results.J8:results.J8">
            <calcext:condition calcext:apply-style-name="italic" calcext:value="formula-is([.H8]=&quot;&amp;\it&quot;)" calcext:base-cell-address="results.J8"/>
            <calcext:condition calcext:apply-style-name="bold" calcext:value="formula-is([.H8]=&quot;&amp;\bf&quot;)" calcext:base-cell-address="results.J8"/>
            <calcext:condition calcext:apply-style-name="bold-italic" calcext:value="formula-is([.H8]=&quot;&amp;\bf\it&quot;)" calcext:base-cell-address="results.J8"/>
          </calcext:conditional-format>
          <calcext:conditional-format calcext:target-range-address="results.L8:results.L8">
            <calcext:condition calcext:apply-style-name="italic" calcext:value="formula-is([.K8]=&quot;&amp;\it&quot;)" calcext:base-cell-address="results.L8"/>
            <calcext:condition calcext:apply-style-name="bold" calcext:value="formula-is([.K8]=&quot;&amp;\bf&quot;)" calcext:base-cell-address="results.L8"/>
            <calcext:condition calcext:apply-style-name="bold-italic" calcext:value="formula-is([.K8]=&quot;&amp;\bf\it&quot;)" calcext:base-cell-address="results.L8"/>
          </calcext:conditional-format>
          <calcext:conditional-format calcext:target-range-address="results.M8:results.M8">
            <calcext:condition calcext:apply-style-name="italic" calcext:value="formula-is([.K8]=&quot;&amp;\it&quot;)" calcext:base-cell-address="results.M8"/>
            <calcext:condition calcext:apply-style-name="bold" calcext:value="formula-is([.K8]=&quot;&amp;\bf&quot;)" calcext:base-cell-address="results.M8"/>
            <calcext:condition calcext:apply-style-name="bold-italic" calcext:value="formula-is([.K8]=&quot;&amp;\bf\it&quot;)" calcext:base-cell-address="results.M8"/>
          </calcext:conditional-format>
          <calcext:conditional-format calcext:target-range-address="results.C9:results.C9">
            <calcext:condition calcext:apply-style-name="italic" calcext:value="formula-is([.B9]=&quot;&amp;\it&quot;)" calcext:base-cell-address="results.C9"/>
            <calcext:condition calcext:apply-style-name="bold" calcext:value="formula-is([.B9]=&quot;&amp;\bf&quot;)" calcext:base-cell-address="results.C9"/>
            <calcext:condition calcext:apply-style-name="bold-italic" calcext:value="formula-is([.B9]=&quot;&amp;\bf\it&quot;)" calcext:base-cell-address="results.C9"/>
          </calcext:conditional-format>
          <calcext:conditional-format calcext:target-range-address="results.D9:results.D9">
            <calcext:condition calcext:apply-style-name="italic" calcext:value="formula-is([.B9]=&quot;&amp;\it&quot;)" calcext:base-cell-address="results.D9"/>
            <calcext:condition calcext:apply-style-name="bold" calcext:value="formula-is([.B9]=&quot;&amp;\bf&quot;)" calcext:base-cell-address="results.D9"/>
            <calcext:condition calcext:apply-style-name="bold-italic" calcext:value="formula-is([.B9]=&quot;&amp;\bf\it&quot;)" calcext:base-cell-address="results.D9"/>
          </calcext:conditional-format>
          <calcext:conditional-format calcext:target-range-address="results.F9:results.F9">
            <calcext:condition calcext:apply-style-name="italic" calcext:value="formula-is([.E9]=&quot;&amp;\it&quot;)" calcext:base-cell-address="results.F9"/>
            <calcext:condition calcext:apply-style-name="bold" calcext:value="formula-is([.E9]=&quot;&amp;\bf&quot;)" calcext:base-cell-address="results.F9"/>
            <calcext:condition calcext:apply-style-name="bold-italic" calcext:value="formula-is([.E9]=&quot;&amp;\bf\it&quot;)" calcext:base-cell-address="results.F9"/>
          </calcext:conditional-format>
          <calcext:conditional-format calcext:target-range-address="results.G9:results.G9">
            <calcext:condition calcext:apply-style-name="italic" calcext:value="formula-is([.E9]=&quot;&amp;\it&quot;)" calcext:base-cell-address="results.G9"/>
            <calcext:condition calcext:apply-style-name="bold" calcext:value="formula-is([.E9]=&quot;&amp;\bf&quot;)" calcext:base-cell-address="results.G9"/>
            <calcext:condition calcext:apply-style-name="bold-italic" calcext:value="formula-is([.E9]=&quot;&amp;\bf\it&quot;)" calcext:base-cell-address="results.G9"/>
          </calcext:conditional-format>
          <calcext:conditional-format calcext:target-range-address="results.I9:results.I9">
            <calcext:condition calcext:apply-style-name="italic" calcext:value="formula-is([.H9]=&quot;&amp;\it&quot;)" calcext:base-cell-address="results.I9"/>
            <calcext:condition calcext:apply-style-name="bold" calcext:value="formula-is([.H9]=&quot;&amp;\bf&quot;)" calcext:base-cell-address="results.I9"/>
            <calcext:condition calcext:apply-style-name="bold-italic" calcext:value="formula-is([.H9]=&quot;&amp;\bf\it&quot;)" calcext:base-cell-address="results.I9"/>
          </calcext:conditional-format>
          <calcext:conditional-format calcext:target-range-address="results.J9:results.J9">
            <calcext:condition calcext:apply-style-name="italic" calcext:value="formula-is([.H9]=&quot;&amp;\it&quot;)" calcext:base-cell-address="results.J9"/>
            <calcext:condition calcext:apply-style-name="bold" calcext:value="formula-is([.H9]=&quot;&amp;\bf&quot;)" calcext:base-cell-address="results.J9"/>
            <calcext:condition calcext:apply-style-name="bold-italic" calcext:value="formula-is([.H9]=&quot;&amp;\bf\it&quot;)" calcext:base-cell-address="results.J9"/>
          </calcext:conditional-format>
          <calcext:conditional-format calcext:target-range-address="results.L9:results.L9">
            <calcext:condition calcext:apply-style-name="italic" calcext:value="formula-is([.K9]=&quot;&amp;\it&quot;)" calcext:base-cell-address="results.L9"/>
            <calcext:condition calcext:apply-style-name="bold" calcext:value="formula-is([.K9]=&quot;&amp;\bf&quot;)" calcext:base-cell-address="results.L9"/>
            <calcext:condition calcext:apply-style-name="bold-italic" calcext:value="formula-is([.K9]=&quot;&amp;\bf\it&quot;)" calcext:base-cell-address="results.L9"/>
          </calcext:conditional-format>
          <calcext:conditional-format calcext:target-range-address="results.M9:results.M9">
            <calcext:condition calcext:apply-style-name="italic" calcext:value="formula-is([.K9]=&quot;&amp;\it&quot;)" calcext:base-cell-address="results.M9"/>
            <calcext:condition calcext:apply-style-name="bold" calcext:value="formula-is([.K9]=&quot;&amp;\bf&quot;)" calcext:base-cell-address="results.M9"/>
            <calcext:condition calcext:apply-style-name="bold-italic" calcext:value="formula-is([.K9]=&quot;&amp;\bf\it&quot;)" calcext:base-cell-address="results.M9"/>
          </calcext:conditional-format>
          <calcext:conditional-format calcext:target-range-address="results.R5:results.R5">
            <calcext:condition calcext:apply-style-name="italic" calcext:value="formula-is([.Q5]=&quot;&amp;\it&quot;)" calcext:base-cell-address="results.R5"/>
            <calcext:condition calcext:apply-style-name="bold" calcext:value="formula-is([.Q5]=&quot;&amp;\bf&quot;)" calcext:base-cell-address="results.R5"/>
            <calcext:condition calcext:apply-style-name="bold-italic" calcext:value="formula-is([.Q5]=&quot;&amp;\bf\it&quot;)" calcext:base-cell-address="results.R5"/>
          </calcext:conditional-format>
          <calcext:conditional-format calcext:target-range-address="results.S5:results.S5">
            <calcext:condition calcext:apply-style-name="italic" calcext:value="formula-is([.Q5]=&quot;&amp;\it&quot;)" calcext:base-cell-address="results.S5"/>
            <calcext:condition calcext:apply-style-name="bold" calcext:value="formula-is([.Q5]=&quot;&amp;\bf&quot;)" calcext:base-cell-address="results.S5"/>
            <calcext:condition calcext:apply-style-name="bold-italic" calcext:value="formula-is([.Q5]=&quot;&amp;\bf\it&quot;)" calcext:base-cell-address="results.S5"/>
          </calcext:conditional-format>
          <calcext:conditional-format calcext:target-range-address="results.U5:results.U5">
            <calcext:condition calcext:apply-style-name="italic" calcext:value="formula-is([.T5]=&quot;&amp;\it&quot;)" calcext:base-cell-address="results.U5"/>
            <calcext:condition calcext:apply-style-name="bold" calcext:value="formula-is([.T5]=&quot;&amp;\bf&quot;)" calcext:base-cell-address="results.U5"/>
            <calcext:condition calcext:apply-style-name="bold-italic" calcext:value="formula-is([.T5]=&quot;&amp;\bf\it&quot;)" calcext:base-cell-address="results.U5"/>
          </calcext:conditional-format>
          <calcext:conditional-format calcext:target-range-address="results.V5:results.V5">
            <calcext:condition calcext:apply-style-name="italic" calcext:value="formula-is([.T5]=&quot;&amp;\it&quot;)" calcext:base-cell-address="results.V5"/>
            <calcext:condition calcext:apply-style-name="bold" calcext:value="formula-is([.T5]=&quot;&amp;\bf&quot;)" calcext:base-cell-address="results.V5"/>
            <calcext:condition calcext:apply-style-name="bold-italic" calcext:value="formula-is([.T5]=&quot;&amp;\bf\it&quot;)" calcext:base-cell-address="results.V5"/>
          </calcext:conditional-format>
          <calcext:conditional-format calcext:target-range-address="results.X5:results.X5">
            <calcext:condition calcext:apply-style-name="italic" calcext:value="formula-is([.W5]=&quot;&amp;\it&quot;)" calcext:base-cell-address="results.X5"/>
            <calcext:condition calcext:apply-style-name="bold" calcext:value="formula-is([.W5]=&quot;&amp;\bf&quot;)" calcext:base-cell-address="results.X5"/>
            <calcext:condition calcext:apply-style-name="bold-italic" calcext:value="formula-is([.W5]=&quot;&amp;\bf\it&quot;)" calcext:base-cell-address="results.X5"/>
          </calcext:conditional-format>
          <calcext:conditional-format calcext:target-range-address="results.Y5:results.Y5">
            <calcext:condition calcext:apply-style-name="italic" calcext:value="formula-is([.W5]=&quot;&amp;\it&quot;)" calcext:base-cell-address="results.Y5"/>
            <calcext:condition calcext:apply-style-name="bold" calcext:value="formula-is([.W5]=&quot;&amp;\bf&quot;)" calcext:base-cell-address="results.Y5"/>
            <calcext:condition calcext:apply-style-name="bold-italic" calcext:value="formula-is([.W5]=&quot;&amp;\bf\it&quot;)" calcext:base-cell-address="results.Y5"/>
          </calcext:conditional-format>
          <calcext:conditional-format calcext:target-range-address="results.AA5:results.AA5">
            <calcext:condition calcext:apply-style-name="italic" calcext:value="formula-is([.Z5]=&quot;&amp;\it&quot;)" calcext:base-cell-address="results.AA5"/>
            <calcext:condition calcext:apply-style-name="bold" calcext:value="formula-is([.Z5]=&quot;&amp;\bf&quot;)" calcext:base-cell-address="results.AA5"/>
            <calcext:condition calcext:apply-style-name="bold-italic" calcext:value="formula-is([.Z5]=&quot;&amp;\bf\it&quot;)" calcext:base-cell-address="results.AA5"/>
          </calcext:conditional-format>
          <calcext:conditional-format calcext:target-range-address="results.AB5:results.AB5">
            <calcext:condition calcext:apply-style-name="italic" calcext:value="formula-is([.Z5]=&quot;&amp;\it&quot;)" calcext:base-cell-address="results.AB5"/>
            <calcext:condition calcext:apply-style-name="bold" calcext:value="formula-is([.Z5]=&quot;&amp;\bf&quot;)" calcext:base-cell-address="results.AB5"/>
            <calcext:condition calcext:apply-style-name="bold-italic" calcext:value="formula-is([.Z5]=&quot;&amp;\bf\it&quot;)" calcext:base-cell-address="results.AB5"/>
          </calcext:conditional-format>
          <calcext:conditional-format calcext:target-range-address="results.R6:results.R6">
            <calcext:condition calcext:apply-style-name="italic" calcext:value="formula-is([.Q6]=&quot;&amp;\it&quot;)" calcext:base-cell-address="results.R6"/>
            <calcext:condition calcext:apply-style-name="bold" calcext:value="formula-is([.Q6]=&quot;&amp;\bf&quot;)" calcext:base-cell-address="results.R6"/>
            <calcext:condition calcext:apply-style-name="bold-italic" calcext:value="formula-is([.Q6]=&quot;&amp;\bf\it&quot;)" calcext:base-cell-address="results.R6"/>
          </calcext:conditional-format>
          <calcext:conditional-format calcext:target-range-address="results.S6:results.S6">
            <calcext:condition calcext:apply-style-name="italic" calcext:value="formula-is([.Q6]=&quot;&amp;\it&quot;)" calcext:base-cell-address="results.S6"/>
            <calcext:condition calcext:apply-style-name="bold" calcext:value="formula-is([.Q6]=&quot;&amp;\bf&quot;)" calcext:base-cell-address="results.S6"/>
            <calcext:condition calcext:apply-style-name="bold-italic" calcext:value="formula-is([.Q6]=&quot;&amp;\bf\it&quot;)" calcext:base-cell-address="results.S6"/>
          </calcext:conditional-format>
          <calcext:conditional-format calcext:target-range-address="results.U6:results.U6">
            <calcext:condition calcext:apply-style-name="italic" calcext:value="formula-is([.T6]=&quot;&amp;\it&quot;)" calcext:base-cell-address="results.U6"/>
            <calcext:condition calcext:apply-style-name="bold" calcext:value="formula-is([.T6]=&quot;&amp;\bf&quot;)" calcext:base-cell-address="results.U6"/>
            <calcext:condition calcext:apply-style-name="bold-italic" calcext:value="formula-is([.T6]=&quot;&amp;\bf\it&quot;)" calcext:base-cell-address="results.U6"/>
          </calcext:conditional-format>
          <calcext:conditional-format calcext:target-range-address="results.V6:results.V6">
            <calcext:condition calcext:apply-style-name="italic" calcext:value="formula-is([.T6]=&quot;&amp;\it&quot;)" calcext:base-cell-address="results.V6"/>
            <calcext:condition calcext:apply-style-name="bold" calcext:value="formula-is([.T6]=&quot;&amp;\bf&quot;)" calcext:base-cell-address="results.V6"/>
            <calcext:condition calcext:apply-style-name="bold-italic" calcext:value="formula-is([.T6]=&quot;&amp;\bf\it&quot;)" calcext:base-cell-address="results.V6"/>
          </calcext:conditional-format>
          <calcext:conditional-format calcext:target-range-address="results.X6:results.X6">
            <calcext:condition calcext:apply-style-name="italic" calcext:value="formula-is([.W6]=&quot;&amp;\it&quot;)" calcext:base-cell-address="results.X6"/>
            <calcext:condition calcext:apply-style-name="bold" calcext:value="formula-is([.W6]=&quot;&amp;\bf&quot;)" calcext:base-cell-address="results.X6"/>
            <calcext:condition calcext:apply-style-name="bold-italic" calcext:value="formula-is([.W6]=&quot;&amp;\bf\it&quot;)" calcext:base-cell-address="results.X6"/>
          </calcext:conditional-format>
          <calcext:conditional-format calcext:target-range-address="results.Y6:results.Y6">
            <calcext:condition calcext:apply-style-name="italic" calcext:value="formula-is([.W6]=&quot;&amp;\it&quot;)" calcext:base-cell-address="results.Y6"/>
            <calcext:condition calcext:apply-style-name="bold" calcext:value="formula-is([.W6]=&quot;&amp;\bf&quot;)" calcext:base-cell-address="results.Y6"/>
            <calcext:condition calcext:apply-style-name="bold-italic" calcext:value="formula-is([.W6]=&quot;&amp;\bf\it&quot;)" calcext:base-cell-address="results.Y6"/>
          </calcext:conditional-format>
          <calcext:conditional-format calcext:target-range-address="results.AA6:results.AA6">
            <calcext:condition calcext:apply-style-name="italic" calcext:value="formula-is([.Z6]=&quot;&amp;\it&quot;)" calcext:base-cell-address="results.AA6"/>
            <calcext:condition calcext:apply-style-name="bold" calcext:value="formula-is([.Z6]=&quot;&amp;\bf&quot;)" calcext:base-cell-address="results.AA6"/>
            <calcext:condition calcext:apply-style-name="bold-italic" calcext:value="formula-is([.Z6]=&quot;&amp;\bf\it&quot;)" calcext:base-cell-address="results.AA6"/>
          </calcext:conditional-format>
          <calcext:conditional-format calcext:target-range-address="results.AB6:results.AB6">
            <calcext:condition calcext:apply-style-name="italic" calcext:value="formula-is([.Z6]=&quot;&amp;\it&quot;)" calcext:base-cell-address="results.AB6"/>
            <calcext:condition calcext:apply-style-name="bold" calcext:value="formula-is([.Z6]=&quot;&amp;\bf&quot;)" calcext:base-cell-address="results.AB6"/>
            <calcext:condition calcext:apply-style-name="bold-italic" calcext:value="formula-is([.Z6]=&quot;&amp;\bf\it&quot;)" calcext:base-cell-address="results.AB6"/>
          </calcext:conditional-format>
          <calcext:conditional-format calcext:target-range-address="results.R7:results.R7">
            <calcext:condition calcext:apply-style-name="italic" calcext:value="formula-is([.Q7]=&quot;&amp;\it&quot;)" calcext:base-cell-address="results.R7"/>
            <calcext:condition calcext:apply-style-name="bold" calcext:value="formula-is([.Q7]=&quot;&amp;\bf&quot;)" calcext:base-cell-address="results.R7"/>
            <calcext:condition calcext:apply-style-name="bold-italic" calcext:value="formula-is([.Q7]=&quot;&amp;\bf\it&quot;)" calcext:base-cell-address="results.R7"/>
          </calcext:conditional-format>
          <calcext:conditional-format calcext:target-range-address="results.S7:results.S7">
            <calcext:condition calcext:apply-style-name="italic" calcext:value="formula-is([.Q7]=&quot;&amp;\it&quot;)" calcext:base-cell-address="results.S7"/>
            <calcext:condition calcext:apply-style-name="bold" calcext:value="formula-is([.Q7]=&quot;&amp;\bf&quot;)" calcext:base-cell-address="results.S7"/>
            <calcext:condition calcext:apply-style-name="bold-italic" calcext:value="formula-is([.Q7]=&quot;&amp;\bf\it&quot;)" calcext:base-cell-address="results.S7"/>
          </calcext:conditional-format>
          <calcext:conditional-format calcext:target-range-address="results.U7:results.U7">
            <calcext:condition calcext:apply-style-name="italic" calcext:value="formula-is([.T7]=&quot;&amp;\it&quot;)" calcext:base-cell-address="results.U7"/>
            <calcext:condition calcext:apply-style-name="bold" calcext:value="formula-is([.T7]=&quot;&amp;\bf&quot;)" calcext:base-cell-address="results.U7"/>
            <calcext:condition calcext:apply-style-name="bold-italic" calcext:value="formula-is([.T7]=&quot;&amp;\bf\it&quot;)" calcext:base-cell-address="results.U7"/>
          </calcext:conditional-format>
          <calcext:conditional-format calcext:target-range-address="results.V7:results.V7">
            <calcext:condition calcext:apply-style-name="italic" calcext:value="formula-is([.T7]=&quot;&amp;\it&quot;)" calcext:base-cell-address="results.V7"/>
            <calcext:condition calcext:apply-style-name="bold" calcext:value="formula-is([.T7]=&quot;&amp;\bf&quot;)" calcext:base-cell-address="results.V7"/>
            <calcext:condition calcext:apply-style-name="bold-italic" calcext:value="formula-is([.T7]=&quot;&amp;\bf\it&quot;)" calcext:base-cell-address="results.V7"/>
          </calcext:conditional-format>
          <calcext:conditional-format calcext:target-range-address="results.X7:results.X7">
            <calcext:condition calcext:apply-style-name="italic" calcext:value="formula-is([.W7]=&quot;&amp;\it&quot;)" calcext:base-cell-address="results.X7"/>
            <calcext:condition calcext:apply-style-name="bold" calcext:value="formula-is([.W7]=&quot;&amp;\bf&quot;)" calcext:base-cell-address="results.X7"/>
            <calcext:condition calcext:apply-style-name="bold-italic" calcext:value="formula-is([.W7]=&quot;&amp;\bf\it&quot;)" calcext:base-cell-address="results.X7"/>
          </calcext:conditional-format>
          <calcext:conditional-format calcext:target-range-address="results.Y7:results.Y7">
            <calcext:condition calcext:apply-style-name="italic" calcext:value="formula-is([.W7]=&quot;&amp;\it&quot;)" calcext:base-cell-address="results.Y7"/>
            <calcext:condition calcext:apply-style-name="bold" calcext:value="formula-is([.W7]=&quot;&amp;\bf&quot;)" calcext:base-cell-address="results.Y7"/>
            <calcext:condition calcext:apply-style-name="bold-italic" calcext:value="formula-is([.W7]=&quot;&amp;\bf\it&quot;)" calcext:base-cell-address="results.Y7"/>
          </calcext:conditional-format>
          <calcext:conditional-format calcext:target-range-address="results.AA7:results.AA7">
            <calcext:condition calcext:apply-style-name="italic" calcext:value="formula-is([.Z7]=&quot;&amp;\it&quot;)" calcext:base-cell-address="results.AA7"/>
            <calcext:condition calcext:apply-style-name="bold" calcext:value="formula-is([.Z7]=&quot;&amp;\bf&quot;)" calcext:base-cell-address="results.AA7"/>
            <calcext:condition calcext:apply-style-name="bold-italic" calcext:value="formula-is([.Z7]=&quot;&amp;\bf\it&quot;)" calcext:base-cell-address="results.AA7"/>
          </calcext:conditional-format>
          <calcext:conditional-format calcext:target-range-address="results.AB7:results.AB7">
            <calcext:condition calcext:apply-style-name="italic" calcext:value="formula-is([.Z7]=&quot;&amp;\it&quot;)" calcext:base-cell-address="results.AB7"/>
            <calcext:condition calcext:apply-style-name="bold" calcext:value="formula-is([.Z7]=&quot;&amp;\bf&quot;)" calcext:base-cell-address="results.AB7"/>
            <calcext:condition calcext:apply-style-name="bold-italic" calcext:value="formula-is([.Z7]=&quot;&amp;\bf\it&quot;)" calcext:base-cell-address="results.AB7"/>
          </calcext:conditional-format>
          <calcext:conditional-format calcext:target-range-address="results.R8:results.R8">
            <calcext:condition calcext:apply-style-name="italic" calcext:value="formula-is([.Q8]=&quot;&amp;\it&quot;)" calcext:base-cell-address="results.R8"/>
            <calcext:condition calcext:apply-style-name="bold" calcext:value="formula-is([.Q8]=&quot;&amp;\bf&quot;)" calcext:base-cell-address="results.R8"/>
            <calcext:condition calcext:apply-style-name="bold-italic" calcext:value="formula-is([.Q8]=&quot;&amp;\bf\it&quot;)" calcext:base-cell-address="results.R8"/>
          </calcext:conditional-format>
          <calcext:conditional-format calcext:target-range-address="results.S8:results.S8">
            <calcext:condition calcext:apply-style-name="italic" calcext:value="formula-is([.Q8]=&quot;&amp;\it&quot;)" calcext:base-cell-address="results.S8"/>
            <calcext:condition calcext:apply-style-name="bold" calcext:value="formula-is([.Q8]=&quot;&amp;\bf&quot;)" calcext:base-cell-address="results.S8"/>
            <calcext:condition calcext:apply-style-name="bold-italic" calcext:value="formula-is([.Q8]=&quot;&amp;\bf\it&quot;)" calcext:base-cell-address="results.S8"/>
          </calcext:conditional-format>
          <calcext:conditional-format calcext:target-range-address="results.U8:results.U8">
            <calcext:condition calcext:apply-style-name="italic" calcext:value="formula-is([.T8]=&quot;&amp;\it&quot;)" calcext:base-cell-address="results.U8"/>
            <calcext:condition calcext:apply-style-name="bold" calcext:value="formula-is([.T8]=&quot;&amp;\bf&quot;)" calcext:base-cell-address="results.U8"/>
            <calcext:condition calcext:apply-style-name="bold-italic" calcext:value="formula-is([.T8]=&quot;&amp;\bf\it&quot;)" calcext:base-cell-address="results.U8"/>
          </calcext:conditional-format>
          <calcext:conditional-format calcext:target-range-address="results.V8:results.V8">
            <calcext:condition calcext:apply-style-name="italic" calcext:value="formula-is([.T8]=&quot;&amp;\it&quot;)" calcext:base-cell-address="results.V8"/>
            <calcext:condition calcext:apply-style-name="bold" calcext:value="formula-is([.T8]=&quot;&amp;\bf&quot;)" calcext:base-cell-address="results.V8"/>
            <calcext:condition calcext:apply-style-name="bold-italic" calcext:value="formula-is([.T8]=&quot;&amp;\bf\it&quot;)" calcext:base-cell-address="results.V8"/>
          </calcext:conditional-format>
          <calcext:conditional-format calcext:target-range-address="results.X8:results.X8">
            <calcext:condition calcext:apply-style-name="italic" calcext:value="formula-is([.W8]=&quot;&amp;\it&quot;)" calcext:base-cell-address="results.X8"/>
            <calcext:condition calcext:apply-style-name="bold" calcext:value="formula-is([.W8]=&quot;&amp;\bf&quot;)" calcext:base-cell-address="results.X8"/>
            <calcext:condition calcext:apply-style-name="bold-italic" calcext:value="formula-is([.W8]=&quot;&amp;\bf\it&quot;)" calcext:base-cell-address="results.X8"/>
          </calcext:conditional-format>
          <calcext:conditional-format calcext:target-range-address="results.Y8:results.Y8">
            <calcext:condition calcext:apply-style-name="italic" calcext:value="formula-is([.W8]=&quot;&amp;\it&quot;)" calcext:base-cell-address="results.Y8"/>
            <calcext:condition calcext:apply-style-name="bold" calcext:value="formula-is([.W8]=&quot;&amp;\bf&quot;)" calcext:base-cell-address="results.Y8"/>
            <calcext:condition calcext:apply-style-name="bold-italic" calcext:value="formula-is([.W8]=&quot;&amp;\bf\it&quot;)" calcext:base-cell-address="results.Y8"/>
          </calcext:conditional-format>
          <calcext:conditional-format calcext:target-range-address="results.AA8:results.AA8">
            <calcext:condition calcext:apply-style-name="italic" calcext:value="formula-is([.Z8]=&quot;&amp;\it&quot;)" calcext:base-cell-address="results.AA8"/>
            <calcext:condition calcext:apply-style-name="bold" calcext:value="formula-is([.Z8]=&quot;&amp;\bf&quot;)" calcext:base-cell-address="results.AA8"/>
            <calcext:condition calcext:apply-style-name="bold-italic" calcext:value="formula-is([.Z8]=&quot;&amp;\bf\it&quot;)" calcext:base-cell-address="results.AA8"/>
          </calcext:conditional-format>
          <calcext:conditional-format calcext:target-range-address="results.AB8:results.AB8">
            <calcext:condition calcext:apply-style-name="italic" calcext:value="formula-is([.Z8]=&quot;&amp;\it&quot;)" calcext:base-cell-address="results.AB8"/>
            <calcext:condition calcext:apply-style-name="bold" calcext:value="formula-is([.Z8]=&quot;&amp;\bf&quot;)" calcext:base-cell-address="results.AB8"/>
            <calcext:condition calcext:apply-style-name="bold-italic" calcext:value="formula-is([.Z8]=&quot;&amp;\bf\it&quot;)" calcext:base-cell-address="results.AB8"/>
          </calcext:conditional-format>
          <calcext:conditional-format calcext:target-range-address="results.R9:results.R9">
            <calcext:condition calcext:apply-style-name="italic" calcext:value="formula-is([.Q9]=&quot;&amp;\it&quot;)" calcext:base-cell-address="results.R9"/>
            <calcext:condition calcext:apply-style-name="bold" calcext:value="formula-is([.Q9]=&quot;&amp;\bf&quot;)" calcext:base-cell-address="results.R9"/>
            <calcext:condition calcext:apply-style-name="bold-italic" calcext:value="formula-is([.Q9]=&quot;&amp;\bf\it&quot;)" calcext:base-cell-address="results.R9"/>
          </calcext:conditional-format>
          <calcext:conditional-format calcext:target-range-address="results.S9:results.S9">
            <calcext:condition calcext:apply-style-name="italic" calcext:value="formula-is([.Q9]=&quot;&amp;\it&quot;)" calcext:base-cell-address="results.S9"/>
            <calcext:condition calcext:apply-style-name="bold" calcext:value="formula-is([.Q9]=&quot;&amp;\bf&quot;)" calcext:base-cell-address="results.S9"/>
            <calcext:condition calcext:apply-style-name="bold-italic" calcext:value="formula-is([.Q9]=&quot;&amp;\bf\it&quot;)" calcext:base-cell-address="results.S9"/>
          </calcext:conditional-format>
          <calcext:conditional-format calcext:target-range-address="results.U9:results.U9">
            <calcext:condition calcext:apply-style-name="italic" calcext:value="formula-is([.T9]=&quot;&amp;\it&quot;)" calcext:base-cell-address="results.U9"/>
            <calcext:condition calcext:apply-style-name="bold" calcext:value="formula-is([.T9]=&quot;&amp;\bf&quot;)" calcext:base-cell-address="results.U9"/>
            <calcext:condition calcext:apply-style-name="bold-italic" calcext:value="formula-is([.T9]=&quot;&amp;\bf\it&quot;)" calcext:base-cell-address="results.U9"/>
          </calcext:conditional-format>
          <calcext:conditional-format calcext:target-range-address="results.V9:results.V9">
            <calcext:condition calcext:apply-style-name="italic" calcext:value="formula-is([.T9]=&quot;&amp;\it&quot;)" calcext:base-cell-address="results.V9"/>
            <calcext:condition calcext:apply-style-name="bold" calcext:value="formula-is([.T9]=&quot;&amp;\bf&quot;)" calcext:base-cell-address="results.V9"/>
            <calcext:condition calcext:apply-style-name="bold-italic" calcext:value="formula-is([.T9]=&quot;&amp;\bf\it&quot;)" calcext:base-cell-address="results.V9"/>
          </calcext:conditional-format>
          <calcext:conditional-format calcext:target-range-address="results.X9:results.X9">
            <calcext:condition calcext:apply-style-name="italic" calcext:value="formula-is([.W9]=&quot;&amp;\it&quot;)" calcext:base-cell-address="results.X9"/>
            <calcext:condition calcext:apply-style-name="bold" calcext:value="formula-is([.W9]=&quot;&amp;\bf&quot;)" calcext:base-cell-address="results.X9"/>
            <calcext:condition calcext:apply-style-name="bold-italic" calcext:value="formula-is([.W9]=&quot;&amp;\bf\it&quot;)" calcext:base-cell-address="results.X9"/>
          </calcext:conditional-format>
          <calcext:conditional-format calcext:target-range-address="results.Y9:results.Y9">
            <calcext:condition calcext:apply-style-name="italic" calcext:value="formula-is([.W9]=&quot;&amp;\it&quot;)" calcext:base-cell-address="results.Y9"/>
            <calcext:condition calcext:apply-style-name="bold" calcext:value="formula-is([.W9]=&quot;&amp;\bf&quot;)" calcext:base-cell-address="results.Y9"/>
            <calcext:condition calcext:apply-style-name="bold-italic" calcext:value="formula-is([.W9]=&quot;&amp;\bf\it&quot;)" calcext:base-cell-address="results.Y9"/>
          </calcext:conditional-format>
          <calcext:conditional-format calcext:target-range-address="results.AA9:results.AA9">
            <calcext:condition calcext:apply-style-name="italic" calcext:value="formula-is([.Z9]=&quot;&amp;\it&quot;)" calcext:base-cell-address="results.AA9"/>
            <calcext:condition calcext:apply-style-name="bold" calcext:value="formula-is([.Z9]=&quot;&amp;\bf&quot;)" calcext:base-cell-address="results.AA9"/>
            <calcext:condition calcext:apply-style-name="bold-italic" calcext:value="formula-is([.Z9]=&quot;&amp;\bf\it&quot;)" calcext:base-cell-address="results.AA9"/>
          </calcext:conditional-format>
          <calcext:conditional-format calcext:target-range-address="results.AB9:results.AB9">
            <calcext:condition calcext:apply-style-name="italic" calcext:value="formula-is([.Z9]=&quot;&amp;\it&quot;)" calcext:base-cell-address="results.AB9"/>
            <calcext:condition calcext:apply-style-name="bold" calcext:value="formula-is([.Z9]=&quot;&amp;\bf&quot;)" calcext:base-cell-address="results.AB9"/>
            <calcext:condition calcext:apply-style-name="bold-italic" calcext:value="formula-is([.Z9]=&quot;&amp;\bf\it&quot;)" calcext:base-cell-address="results.AB9"/>
          </calcext:conditional-format>
          <calcext:conditional-format calcext:target-range-address="results.R21:results.R21">
            <calcext:condition calcext:apply-style-name="italic" calcext:value="formula-is([.Q21]=&quot;&amp;\it&quot;)" calcext:base-cell-address="results.R21"/>
            <calcext:condition calcext:apply-style-name="bold" calcext:value="formula-is([.Q21]=&quot;&amp;\bf&quot;)" calcext:base-cell-address="results.R21"/>
            <calcext:condition calcext:apply-style-name="bold-italic" calcext:value="formula-is([.Q21]=&quot;&amp;\bf\it&quot;)" calcext:base-cell-address="results.R21"/>
          </calcext:conditional-format>
          <calcext:conditional-format calcext:target-range-address="results.S21:results.S21">
            <calcext:condition calcext:apply-style-name="italic" calcext:value="formula-is([.Q21]=&quot;&amp;\it&quot;)" calcext:base-cell-address="results.S21"/>
            <calcext:condition calcext:apply-style-name="bold" calcext:value="formula-is([.Q21]=&quot;&amp;\bf&quot;)" calcext:base-cell-address="results.S21"/>
            <calcext:condition calcext:apply-style-name="bold-italic" calcext:value="formula-is([.Q21]=&quot;&amp;\bf\it&quot;)" calcext:base-cell-address="results.S21"/>
          </calcext:conditional-format>
          <calcext:conditional-format calcext:target-range-address="results.U21:results.U21">
            <calcext:condition calcext:apply-style-name="italic" calcext:value="formula-is([.T21]=&quot;&amp;\it&quot;)" calcext:base-cell-address="results.U21"/>
            <calcext:condition calcext:apply-style-name="bold" calcext:value="formula-is([.T21]=&quot;&amp;\bf&quot;)" calcext:base-cell-address="results.U21"/>
            <calcext:condition calcext:apply-style-name="bold-italic" calcext:value="formula-is([.T21]=&quot;&amp;\bf\it&quot;)" calcext:base-cell-address="results.U21"/>
          </calcext:conditional-format>
          <calcext:conditional-format calcext:target-range-address="results.V21:results.V21">
            <calcext:condition calcext:apply-style-name="italic" calcext:value="formula-is([.T21]=&quot;&amp;\it&quot;)" calcext:base-cell-address="results.V21"/>
            <calcext:condition calcext:apply-style-name="bold" calcext:value="formula-is([.T21]=&quot;&amp;\bf&quot;)" calcext:base-cell-address="results.V21"/>
            <calcext:condition calcext:apply-style-name="bold-italic" calcext:value="formula-is([.T21]=&quot;&amp;\bf\it&quot;)" calcext:base-cell-address="results.V21"/>
          </calcext:conditional-format>
          <calcext:conditional-format calcext:target-range-address="results.X21:results.X21">
            <calcext:condition calcext:apply-style-name="italic" calcext:value="formula-is([.W21]=&quot;&amp;\it&quot;)" calcext:base-cell-address="results.X21"/>
            <calcext:condition calcext:apply-style-name="bold" calcext:value="formula-is([.W21]=&quot;&amp;\bf&quot;)" calcext:base-cell-address="results.X21"/>
            <calcext:condition calcext:apply-style-name="bold-italic" calcext:value="formula-is([.W21]=&quot;&amp;\bf\it&quot;)" calcext:base-cell-address="results.X21"/>
          </calcext:conditional-format>
          <calcext:conditional-format calcext:target-range-address="results.Y21:results.Y21">
            <calcext:condition calcext:apply-style-name="italic" calcext:value="formula-is([.W21]=&quot;&amp;\it&quot;)" calcext:base-cell-address="results.Y21"/>
            <calcext:condition calcext:apply-style-name="bold" calcext:value="formula-is([.W21]=&quot;&amp;\bf&quot;)" calcext:base-cell-address="results.Y21"/>
            <calcext:condition calcext:apply-style-name="bold-italic" calcext:value="formula-is([.W21]=&quot;&amp;\bf\it&quot;)" calcext:base-cell-address="results.Y21"/>
          </calcext:conditional-format>
          <calcext:conditional-format calcext:target-range-address="results.AA21:results.AA21">
            <calcext:condition calcext:apply-style-name="italic" calcext:value="formula-is([.Z21]=&quot;&amp;\it&quot;)" calcext:base-cell-address="results.AA21"/>
            <calcext:condition calcext:apply-style-name="bold" calcext:value="formula-is([.Z21]=&quot;&amp;\bf&quot;)" calcext:base-cell-address="results.AA21"/>
            <calcext:condition calcext:apply-style-name="bold-italic" calcext:value="formula-is([.Z21]=&quot;&amp;\bf\it&quot;)" calcext:base-cell-address="results.AA21"/>
          </calcext:conditional-format>
          <calcext:conditional-format calcext:target-range-address="results.AB21:results.AB21">
            <calcext:condition calcext:apply-style-name="italic" calcext:value="formula-is([.Z21]=&quot;&amp;\it&quot;)" calcext:base-cell-address="results.AB21"/>
            <calcext:condition calcext:apply-style-name="bold" calcext:value="formula-is([.Z21]=&quot;&amp;\bf&quot;)" calcext:base-cell-address="results.AB21"/>
            <calcext:condition calcext:apply-style-name="bold-italic" calcext:value="formula-is([.Z21]=&quot;&amp;\bf\it&quot;)" calcext:base-cell-address="results.AB21"/>
          </calcext:conditional-format>
          <calcext:conditional-format calcext:target-range-address="results.R22:results.R22">
            <calcext:condition calcext:apply-style-name="italic" calcext:value="formula-is([.Q22]=&quot;&amp;\it&quot;)" calcext:base-cell-address="results.R22"/>
            <calcext:condition calcext:apply-style-name="bold" calcext:value="formula-is([.Q22]=&quot;&amp;\bf&quot;)" calcext:base-cell-address="results.R22"/>
            <calcext:condition calcext:apply-style-name="bold-italic" calcext:value="formula-is([.Q22]=&quot;&amp;\bf\it&quot;)" calcext:base-cell-address="results.R22"/>
          </calcext:conditional-format>
          <calcext:conditional-format calcext:target-range-address="results.S22:results.S22">
            <calcext:condition calcext:apply-style-name="italic" calcext:value="formula-is([.Q22]=&quot;&amp;\it&quot;)" calcext:base-cell-address="results.S22"/>
            <calcext:condition calcext:apply-style-name="bold" calcext:value="formula-is([.Q22]=&quot;&amp;\bf&quot;)" calcext:base-cell-address="results.S22"/>
            <calcext:condition calcext:apply-style-name="bold-italic" calcext:value="formula-is([.Q22]=&quot;&amp;\bf\it&quot;)" calcext:base-cell-address="results.S22"/>
          </calcext:conditional-format>
          <calcext:conditional-format calcext:target-range-address="results.U22:results.U22">
            <calcext:condition calcext:apply-style-name="italic" calcext:value="formula-is([.T22]=&quot;&amp;\it&quot;)" calcext:base-cell-address="results.U22"/>
            <calcext:condition calcext:apply-style-name="bold" calcext:value="formula-is([.T22]=&quot;&amp;\bf&quot;)" calcext:base-cell-address="results.U22"/>
            <calcext:condition calcext:apply-style-name="bold-italic" calcext:value="formula-is([.T22]=&quot;&amp;\bf\it&quot;)" calcext:base-cell-address="results.U22"/>
          </calcext:conditional-format>
          <calcext:conditional-format calcext:target-range-address="results.V22:results.V22">
            <calcext:condition calcext:apply-style-name="italic" calcext:value="formula-is([.T22]=&quot;&amp;\it&quot;)" calcext:base-cell-address="results.V22"/>
            <calcext:condition calcext:apply-style-name="bold" calcext:value="formula-is([.T22]=&quot;&amp;\bf&quot;)" calcext:base-cell-address="results.V22"/>
            <calcext:condition calcext:apply-style-name="bold-italic" calcext:value="formula-is([.T22]=&quot;&amp;\bf\it&quot;)" calcext:base-cell-address="results.V22"/>
          </calcext:conditional-format>
          <calcext:conditional-format calcext:target-range-address="results.X22:results.X22">
            <calcext:condition calcext:apply-style-name="italic" calcext:value="formula-is([.W22]=&quot;&amp;\it&quot;)" calcext:base-cell-address="results.X22"/>
            <calcext:condition calcext:apply-style-name="bold" calcext:value="formula-is([.W22]=&quot;&amp;\bf&quot;)" calcext:base-cell-address="results.X22"/>
            <calcext:condition calcext:apply-style-name="bold-italic" calcext:value="formula-is([.W22]=&quot;&amp;\bf\it&quot;)" calcext:base-cell-address="results.X22"/>
          </calcext:conditional-format>
          <calcext:conditional-format calcext:target-range-address="results.Y22:results.Y22">
            <calcext:condition calcext:apply-style-name="italic" calcext:value="formula-is([.W22]=&quot;&amp;\it&quot;)" calcext:base-cell-address="results.Y22"/>
            <calcext:condition calcext:apply-style-name="bold" calcext:value="formula-is([.W22]=&quot;&amp;\bf&quot;)" calcext:base-cell-address="results.Y22"/>
            <calcext:condition calcext:apply-style-name="bold-italic" calcext:value="formula-is([.W22]=&quot;&amp;\bf\it&quot;)" calcext:base-cell-address="results.Y22"/>
          </calcext:conditional-format>
          <calcext:conditional-format calcext:target-range-address="results.AA22:results.AA22">
            <calcext:condition calcext:apply-style-name="italic" calcext:value="formula-is([.Z22]=&quot;&amp;\it&quot;)" calcext:base-cell-address="results.AA22"/>
            <calcext:condition calcext:apply-style-name="bold" calcext:value="formula-is([.Z22]=&quot;&amp;\bf&quot;)" calcext:base-cell-address="results.AA22"/>
            <calcext:condition calcext:apply-style-name="bold-italic" calcext:value="formula-is([.Z22]=&quot;&amp;\bf\it&quot;)" calcext:base-cell-address="results.AA22"/>
          </calcext:conditional-format>
          <calcext:conditional-format calcext:target-range-address="results.AB22:results.AB22">
            <calcext:condition calcext:apply-style-name="italic" calcext:value="formula-is([.Z22]=&quot;&amp;\it&quot;)" calcext:base-cell-address="results.AB22"/>
            <calcext:condition calcext:apply-style-name="bold" calcext:value="formula-is([.Z22]=&quot;&amp;\bf&quot;)" calcext:base-cell-address="results.AB22"/>
            <calcext:condition calcext:apply-style-name="bold-italic" calcext:value="formula-is([.Z22]=&quot;&amp;\bf\it&quot;)" calcext:base-cell-address="results.AB22"/>
          </calcext:conditional-format>
          <calcext:conditional-format calcext:target-range-address="results.R23:results.R23">
            <calcext:condition calcext:apply-style-name="italic" calcext:value="formula-is([.Q23]=&quot;&amp;\it&quot;)" calcext:base-cell-address="results.R23"/>
            <calcext:condition calcext:apply-style-name="bold" calcext:value="formula-is([.Q23]=&quot;&amp;\bf&quot;)" calcext:base-cell-address="results.R23"/>
            <calcext:condition calcext:apply-style-name="bold-italic" calcext:value="formula-is([.Q23]=&quot;&amp;\bf\it&quot;)" calcext:base-cell-address="results.R23"/>
          </calcext:conditional-format>
          <calcext:conditional-format calcext:target-range-address="results.S23:results.S23">
            <calcext:condition calcext:apply-style-name="italic" calcext:value="formula-is([.Q23]=&quot;&amp;\it&quot;)" calcext:base-cell-address="results.S23"/>
            <calcext:condition calcext:apply-style-name="bold" calcext:value="formula-is([.Q23]=&quot;&amp;\bf&quot;)" calcext:base-cell-address="results.S23"/>
            <calcext:condition calcext:apply-style-name="bold-italic" calcext:value="formula-is([.Q23]=&quot;&amp;\bf\it&quot;)" calcext:base-cell-address="results.S23"/>
          </calcext:conditional-format>
          <calcext:conditional-format calcext:target-range-address="results.U23:results.U23">
            <calcext:condition calcext:apply-style-name="italic" calcext:value="formula-is([.T23]=&quot;&amp;\it&quot;)" calcext:base-cell-address="results.U23"/>
            <calcext:condition calcext:apply-style-name="bold" calcext:value="formula-is([.T23]=&quot;&amp;\bf&quot;)" calcext:base-cell-address="results.U23"/>
            <calcext:condition calcext:apply-style-name="bold-italic" calcext:value="formula-is([.T23]=&quot;&amp;\bf\it&quot;)" calcext:base-cell-address="results.U23"/>
          </calcext:conditional-format>
          <calcext:conditional-format calcext:target-range-address="results.V23:results.V23">
            <calcext:condition calcext:apply-style-name="italic" calcext:value="formula-is([.T23]=&quot;&amp;\it&quot;)" calcext:base-cell-address="results.V23"/>
            <calcext:condition calcext:apply-style-name="bold" calcext:value="formula-is([.T23]=&quot;&amp;\bf&quot;)" calcext:base-cell-address="results.V23"/>
            <calcext:condition calcext:apply-style-name="bold-italic" calcext:value="formula-is([.T23]=&quot;&amp;\bf\it&quot;)" calcext:base-cell-address="results.V23"/>
          </calcext:conditional-format>
          <calcext:conditional-format calcext:target-range-address="results.X23:results.X23">
            <calcext:condition calcext:apply-style-name="italic" calcext:value="formula-is([.W23]=&quot;&amp;\it&quot;)" calcext:base-cell-address="results.X23"/>
            <calcext:condition calcext:apply-style-name="bold" calcext:value="formula-is([.W23]=&quot;&amp;\bf&quot;)" calcext:base-cell-address="results.X23"/>
            <calcext:condition calcext:apply-style-name="bold-italic" calcext:value="formula-is([.W23]=&quot;&amp;\bf\it&quot;)" calcext:base-cell-address="results.X23"/>
          </calcext:conditional-format>
          <calcext:conditional-format calcext:target-range-address="results.Y23:results.Y23">
            <calcext:condition calcext:apply-style-name="italic" calcext:value="formula-is([.W23]=&quot;&amp;\it&quot;)" calcext:base-cell-address="results.Y23"/>
            <calcext:condition calcext:apply-style-name="bold" calcext:value="formula-is([.W23]=&quot;&amp;\bf&quot;)" calcext:base-cell-address="results.Y23"/>
            <calcext:condition calcext:apply-style-name="bold-italic" calcext:value="formula-is([.W23]=&quot;&amp;\bf\it&quot;)" calcext:base-cell-address="results.Y23"/>
          </calcext:conditional-format>
          <calcext:conditional-format calcext:target-range-address="results.AA23:results.AA23">
            <calcext:condition calcext:apply-style-name="italic" calcext:value="formula-is([.Z23]=&quot;&amp;\it&quot;)" calcext:base-cell-address="results.AA23"/>
            <calcext:condition calcext:apply-style-name="bold" calcext:value="formula-is([.Z23]=&quot;&amp;\bf&quot;)" calcext:base-cell-address="results.AA23"/>
            <calcext:condition calcext:apply-style-name="bold-italic" calcext:value="formula-is([.Z23]=&quot;&amp;\bf\it&quot;)" calcext:base-cell-address="results.AA23"/>
          </calcext:conditional-format>
          <calcext:conditional-format calcext:target-range-address="results.AB23:results.AB23">
            <calcext:condition calcext:apply-style-name="italic" calcext:value="formula-is([.Z23]=&quot;&amp;\it&quot;)" calcext:base-cell-address="results.AB23"/>
            <calcext:condition calcext:apply-style-name="bold" calcext:value="formula-is([.Z23]=&quot;&amp;\bf&quot;)" calcext:base-cell-address="results.AB23"/>
            <calcext:condition calcext:apply-style-name="bold-italic" calcext:value="formula-is([.Z23]=&quot;&amp;\bf\it&quot;)" calcext:base-cell-address="results.AB23"/>
          </calcext:conditional-format>
          <calcext:conditional-format calcext:target-range-address="results.R24:results.R24">
            <calcext:condition calcext:apply-style-name="italic" calcext:value="formula-is([.Q24]=&quot;&amp;\it&quot;)" calcext:base-cell-address="results.R24"/>
            <calcext:condition calcext:apply-style-name="bold" calcext:value="formula-is([.Q24]=&quot;&amp;\bf&quot;)" calcext:base-cell-address="results.R24"/>
            <calcext:condition calcext:apply-style-name="bold-italic" calcext:value="formula-is([.Q24]=&quot;&amp;\bf\it&quot;)" calcext:base-cell-address="results.R24"/>
          </calcext:conditional-format>
          <calcext:conditional-format calcext:target-range-address="results.S24:results.S24">
            <calcext:condition calcext:apply-style-name="italic" calcext:value="formula-is([.Q24]=&quot;&amp;\it&quot;)" calcext:base-cell-address="results.S24"/>
            <calcext:condition calcext:apply-style-name="bold" calcext:value="formula-is([.Q24]=&quot;&amp;\bf&quot;)" calcext:base-cell-address="results.S24"/>
            <calcext:condition calcext:apply-style-name="bold-italic" calcext:value="formula-is([.Q24]=&quot;&amp;\bf\it&quot;)" calcext:base-cell-address="results.S24"/>
          </calcext:conditional-format>
          <calcext:conditional-format calcext:target-range-address="results.U24:results.U24">
            <calcext:condition calcext:apply-style-name="italic" calcext:value="formula-is([.T24]=&quot;&amp;\it&quot;)" calcext:base-cell-address="results.U24"/>
            <calcext:condition calcext:apply-style-name="bold" calcext:value="formula-is([.T24]=&quot;&amp;\bf&quot;)" calcext:base-cell-address="results.U24"/>
            <calcext:condition calcext:apply-style-name="bold-italic" calcext:value="formula-is([.T24]=&quot;&amp;\bf\it&quot;)" calcext:base-cell-address="results.U24"/>
          </calcext:conditional-format>
          <calcext:conditional-format calcext:target-range-address="results.V24:results.V24">
            <calcext:condition calcext:apply-style-name="italic" calcext:value="formula-is([.T24]=&quot;&amp;\it&quot;)" calcext:base-cell-address="results.V24"/>
            <calcext:condition calcext:apply-style-name="bold" calcext:value="formula-is([.T24]=&quot;&amp;\bf&quot;)" calcext:base-cell-address="results.V24"/>
            <calcext:condition calcext:apply-style-name="bold-italic" calcext:value="formula-is([.T24]=&quot;&amp;\bf\it&quot;)" calcext:base-cell-address="results.V24"/>
          </calcext:conditional-format>
          <calcext:conditional-format calcext:target-range-address="results.X24:results.X24">
            <calcext:condition calcext:apply-style-name="italic" calcext:value="formula-is([.W24]=&quot;&amp;\it&quot;)" calcext:base-cell-address="results.X24"/>
            <calcext:condition calcext:apply-style-name="bold" calcext:value="formula-is([.W24]=&quot;&amp;\bf&quot;)" calcext:base-cell-address="results.X24"/>
            <calcext:condition calcext:apply-style-name="bold-italic" calcext:value="formula-is([.W24]=&quot;&amp;\bf\it&quot;)" calcext:base-cell-address="results.X24"/>
          </calcext:conditional-format>
          <calcext:conditional-format calcext:target-range-address="results.Y24:results.Y24">
            <calcext:condition calcext:apply-style-name="italic" calcext:value="formula-is([.W24]=&quot;&amp;\it&quot;)" calcext:base-cell-address="results.Y24"/>
            <calcext:condition calcext:apply-style-name="bold" calcext:value="formula-is([.W24]=&quot;&amp;\bf&quot;)" calcext:base-cell-address="results.Y24"/>
            <calcext:condition calcext:apply-style-name="bold-italic" calcext:value="formula-is([.W24]=&quot;&amp;\bf\it&quot;)" calcext:base-cell-address="results.Y24"/>
          </calcext:conditional-format>
          <calcext:conditional-format calcext:target-range-address="results.AA24:results.AA24">
            <calcext:condition calcext:apply-style-name="italic" calcext:value="formula-is([.Z24]=&quot;&amp;\it&quot;)" calcext:base-cell-address="results.AA24"/>
            <calcext:condition calcext:apply-style-name="bold" calcext:value="formula-is([.Z24]=&quot;&amp;\bf&quot;)" calcext:base-cell-address="results.AA24"/>
            <calcext:condition calcext:apply-style-name="bold-italic" calcext:value="formula-is([.Z24]=&quot;&amp;\bf\it&quot;)" calcext:base-cell-address="results.AA24"/>
          </calcext:conditional-format>
          <calcext:conditional-format calcext:target-range-address="results.AB24:results.AB24">
            <calcext:condition calcext:apply-style-name="italic" calcext:value="formula-is([.Z24]=&quot;&amp;\it&quot;)" calcext:base-cell-address="results.AB24"/>
            <calcext:condition calcext:apply-style-name="bold" calcext:value="formula-is([.Z24]=&quot;&amp;\bf&quot;)" calcext:base-cell-address="results.AB24"/>
            <calcext:condition calcext:apply-style-name="bold-italic" calcext:value="formula-is([.Z24]=&quot;&amp;\bf\it&quot;)" calcext:base-cell-address="results.AB24"/>
          </calcext:conditional-format>
          <calcext:conditional-format calcext:target-range-address="results.R25:results.R25">
            <calcext:condition calcext:apply-style-name="italic" calcext:value="formula-is([.Q25]=&quot;&amp;\it&quot;)" calcext:base-cell-address="results.R25"/>
            <calcext:condition calcext:apply-style-name="bold" calcext:value="formula-is([.Q25]=&quot;&amp;\bf&quot;)" calcext:base-cell-address="results.R25"/>
            <calcext:condition calcext:apply-style-name="bold-italic" calcext:value="formula-is([.Q25]=&quot;&amp;\bf\it&quot;)" calcext:base-cell-address="results.R25"/>
          </calcext:conditional-format>
          <calcext:conditional-format calcext:target-range-address="results.S25:results.S25">
            <calcext:condition calcext:apply-style-name="italic" calcext:value="formula-is([.Q25]=&quot;&amp;\it&quot;)" calcext:base-cell-address="results.S25"/>
            <calcext:condition calcext:apply-style-name="bold" calcext:value="formula-is([.Q25]=&quot;&amp;\bf&quot;)" calcext:base-cell-address="results.S25"/>
            <calcext:condition calcext:apply-style-name="bold-italic" calcext:value="formula-is([.Q25]=&quot;&amp;\bf\it&quot;)" calcext:base-cell-address="results.S25"/>
          </calcext:conditional-format>
          <calcext:conditional-format calcext:target-range-address="results.U25:results.U25">
            <calcext:condition calcext:apply-style-name="italic" calcext:value="formula-is([.T25]=&quot;&amp;\it&quot;)" calcext:base-cell-address="results.U25"/>
            <calcext:condition calcext:apply-style-name="bold" calcext:value="formula-is([.T25]=&quot;&amp;\bf&quot;)" calcext:base-cell-address="results.U25"/>
            <calcext:condition calcext:apply-style-name="bold-italic" calcext:value="formula-is([.T25]=&quot;&amp;\bf\it&quot;)" calcext:base-cell-address="results.U25"/>
          </calcext:conditional-format>
          <calcext:conditional-format calcext:target-range-address="results.V25:results.V25">
            <calcext:condition calcext:apply-style-name="italic" calcext:value="formula-is([.T25]=&quot;&amp;\it&quot;)" calcext:base-cell-address="results.V25"/>
            <calcext:condition calcext:apply-style-name="bold" calcext:value="formula-is([.T25]=&quot;&amp;\bf&quot;)" calcext:base-cell-address="results.V25"/>
            <calcext:condition calcext:apply-style-name="bold-italic" calcext:value="formula-is([.T25]=&quot;&amp;\bf\it&quot;)" calcext:base-cell-address="results.V25"/>
          </calcext:conditional-format>
          <calcext:conditional-format calcext:target-range-address="results.X25:results.X25">
            <calcext:condition calcext:apply-style-name="italic" calcext:value="formula-is([.W25]=&quot;&amp;\it&quot;)" calcext:base-cell-address="results.X25"/>
            <calcext:condition calcext:apply-style-name="bold" calcext:value="formula-is([.W25]=&quot;&amp;\bf&quot;)" calcext:base-cell-address="results.X25"/>
            <calcext:condition calcext:apply-style-name="bold-italic" calcext:value="formula-is([.W25]=&quot;&amp;\bf\it&quot;)" calcext:base-cell-address="results.X25"/>
          </calcext:conditional-format>
          <calcext:conditional-format calcext:target-range-address="results.Y25:results.Y25">
            <calcext:condition calcext:apply-style-name="italic" calcext:value="formula-is([.W25]=&quot;&amp;\it&quot;)" calcext:base-cell-address="results.Y25"/>
            <calcext:condition calcext:apply-style-name="bold" calcext:value="formula-is([.W25]=&quot;&amp;\bf&quot;)" calcext:base-cell-address="results.Y25"/>
            <calcext:condition calcext:apply-style-name="bold-italic" calcext:value="formula-is([.W25]=&quot;&amp;\bf\it&quot;)" calcext:base-cell-address="results.Y25"/>
          </calcext:conditional-format>
          <calcext:conditional-format calcext:target-range-address="results.AA25:results.AA25">
            <calcext:condition calcext:apply-style-name="italic" calcext:value="formula-is([.Z25]=&quot;&amp;\it&quot;)" calcext:base-cell-address="results.AA25"/>
            <calcext:condition calcext:apply-style-name="bold" calcext:value="formula-is([.Z25]=&quot;&amp;\bf&quot;)" calcext:base-cell-address="results.AA25"/>
            <calcext:condition calcext:apply-style-name="bold-italic" calcext:value="formula-is([.Z25]=&quot;&amp;\bf\it&quot;)" calcext:base-cell-address="results.AA25"/>
          </calcext:conditional-format>
          <calcext:conditional-format calcext:target-range-address="results.AB25:results.AB25">
            <calcext:condition calcext:apply-style-name="italic" calcext:value="formula-is([.Z25]=&quot;&amp;\it&quot;)" calcext:base-cell-address="results.AB25"/>
            <calcext:condition calcext:apply-style-name="bold" calcext:value="formula-is([.Z25]=&quot;&amp;\bf&quot;)" calcext:base-cell-address="results.AB25"/>
            <calcext:condition calcext:apply-style-name="bold-italic" calcext:value="formula-is([.Z25]=&quot;&amp;\bf\it&quot;)" calcext:base-cell-address="results.AB25"/>
          </calcext:conditional-format>
          <calcext:conditional-format calcext:target-range-address="results.C21:results.C21">
            <calcext:condition calcext:apply-style-name="italic" calcext:value="formula-is([.B21]=&quot;&amp;\it&quot;)" calcext:base-cell-address="results.C21"/>
            <calcext:condition calcext:apply-style-name="bold" calcext:value="formula-is([.B21]=&quot;&amp;\bf&quot;)" calcext:base-cell-address="results.C21"/>
            <calcext:condition calcext:apply-style-name="bold-italic" calcext:value="formula-is([.B21]=&quot;&amp;\bf\it&quot;)" calcext:base-cell-address="results.C21"/>
          </calcext:conditional-format>
          <calcext:conditional-format calcext:target-range-address="results.D21:results.D21">
            <calcext:condition calcext:apply-style-name="italic" calcext:value="formula-is([.B21]=&quot;&amp;\it&quot;)" calcext:base-cell-address="results.D21"/>
            <calcext:condition calcext:apply-style-name="bold" calcext:value="formula-is([.B21]=&quot;&amp;\bf&quot;)" calcext:base-cell-address="results.D21"/>
            <calcext:condition calcext:apply-style-name="bold-italic" calcext:value="formula-is([.B21]=&quot;&amp;\bf\it&quot;)" calcext:base-cell-address="results.D21"/>
          </calcext:conditional-format>
          <calcext:conditional-format calcext:target-range-address="results.F21:results.F21">
            <calcext:condition calcext:apply-style-name="italic" calcext:value="formula-is([.E21]=&quot;&amp;\it&quot;)" calcext:base-cell-address="results.F21"/>
            <calcext:condition calcext:apply-style-name="bold" calcext:value="formula-is([.E21]=&quot;&amp;\bf&quot;)" calcext:base-cell-address="results.F21"/>
            <calcext:condition calcext:apply-style-name="bold-italic" calcext:value="formula-is([.E21]=&quot;&amp;\bf\it&quot;)" calcext:base-cell-address="results.F21"/>
          </calcext:conditional-format>
          <calcext:conditional-format calcext:target-range-address="results.G21:results.G21">
            <calcext:condition calcext:apply-style-name="italic" calcext:value="formula-is([.E21]=&quot;&amp;\it&quot;)" calcext:base-cell-address="results.G21"/>
            <calcext:condition calcext:apply-style-name="bold" calcext:value="formula-is([.E21]=&quot;&amp;\bf&quot;)" calcext:base-cell-address="results.G21"/>
            <calcext:condition calcext:apply-style-name="bold-italic" calcext:value="formula-is([.E21]=&quot;&amp;\bf\it&quot;)" calcext:base-cell-address="results.G21"/>
          </calcext:conditional-format>
          <calcext:conditional-format calcext:target-range-address="results.I21:results.I21">
            <calcext:condition calcext:apply-style-name="italic" calcext:value="formula-is([.H21]=&quot;&amp;\it&quot;)" calcext:base-cell-address="results.I21"/>
            <calcext:condition calcext:apply-style-name="bold" calcext:value="formula-is([.H21]=&quot;&amp;\bf&quot;)" calcext:base-cell-address="results.I21"/>
            <calcext:condition calcext:apply-style-name="bold-italic" calcext:value="formula-is([.H21]=&quot;&amp;\bf\it&quot;)" calcext:base-cell-address="results.I21"/>
          </calcext:conditional-format>
          <calcext:conditional-format calcext:target-range-address="results.J21:results.J21">
            <calcext:condition calcext:apply-style-name="italic" calcext:value="formula-is([.H21]=&quot;&amp;\it&quot;)" calcext:base-cell-address="results.J21"/>
            <calcext:condition calcext:apply-style-name="bold" calcext:value="formula-is([.H21]=&quot;&amp;\bf&quot;)" calcext:base-cell-address="results.J21"/>
            <calcext:condition calcext:apply-style-name="bold-italic" calcext:value="formula-is([.H21]=&quot;&amp;\bf\it&quot;)" calcext:base-cell-address="results.J21"/>
          </calcext:conditional-format>
          <calcext:conditional-format calcext:target-range-address="results.L21:results.L21">
            <calcext:condition calcext:apply-style-name="italic" calcext:value="formula-is([.K21]=&quot;&amp;\it&quot;)" calcext:base-cell-address="results.L21"/>
            <calcext:condition calcext:apply-style-name="bold" calcext:value="formula-is([.K21]=&quot;&amp;\bf&quot;)" calcext:base-cell-address="results.L21"/>
            <calcext:condition calcext:apply-style-name="bold-italic" calcext:value="formula-is([.K21]=&quot;&amp;\bf\it&quot;)" calcext:base-cell-address="results.L21"/>
          </calcext:conditional-format>
          <calcext:conditional-format calcext:target-range-address="results.M21:results.M21">
            <calcext:condition calcext:apply-style-name="italic" calcext:value="formula-is([.K21]=&quot;&amp;\it&quot;)" calcext:base-cell-address="results.M21"/>
            <calcext:condition calcext:apply-style-name="bold" calcext:value="formula-is([.K21]=&quot;&amp;\bf&quot;)" calcext:base-cell-address="results.M21"/>
            <calcext:condition calcext:apply-style-name="bold-italic" calcext:value="formula-is([.K21]=&quot;&amp;\bf\it&quot;)" calcext:base-cell-address="results.M21"/>
          </calcext:conditional-format>
          <calcext:conditional-format calcext:target-range-address="results.C22:results.C22">
            <calcext:condition calcext:apply-style-name="italic" calcext:value="formula-is([.B22]=&quot;&amp;\it&quot;)" calcext:base-cell-address="results.C22"/>
            <calcext:condition calcext:apply-style-name="bold" calcext:value="formula-is([.B22]=&quot;&amp;\bf&quot;)" calcext:base-cell-address="results.C22"/>
            <calcext:condition calcext:apply-style-name="bold-italic" calcext:value="formula-is([.B22]=&quot;&amp;\bf\it&quot;)" calcext:base-cell-address="results.C22"/>
          </calcext:conditional-format>
          <calcext:conditional-format calcext:target-range-address="results.D22:results.D22">
            <calcext:condition calcext:apply-style-name="italic" calcext:value="formula-is([.B22]=&quot;&amp;\it&quot;)" calcext:base-cell-address="results.D22"/>
            <calcext:condition calcext:apply-style-name="bold" calcext:value="formula-is([.B22]=&quot;&amp;\bf&quot;)" calcext:base-cell-address="results.D22"/>
            <calcext:condition calcext:apply-style-name="bold-italic" calcext:value="formula-is([.B22]=&quot;&amp;\bf\it&quot;)" calcext:base-cell-address="results.D22"/>
          </calcext:conditional-format>
          <calcext:conditional-format calcext:target-range-address="results.F22:results.F22">
            <calcext:condition calcext:apply-style-name="italic" calcext:value="formula-is([.E22]=&quot;&amp;\it&quot;)" calcext:base-cell-address="results.F22"/>
            <calcext:condition calcext:apply-style-name="bold" calcext:value="formula-is([.E22]=&quot;&amp;\bf&quot;)" calcext:base-cell-address="results.F22"/>
            <calcext:condition calcext:apply-style-name="bold-italic" calcext:value="formula-is([.E22]=&quot;&amp;\bf\it&quot;)" calcext:base-cell-address="results.F22"/>
          </calcext:conditional-format>
          <calcext:conditional-format calcext:target-range-address="results.G22:results.G22">
            <calcext:condition calcext:apply-style-name="italic" calcext:value="formula-is([.E22]=&quot;&amp;\it&quot;)" calcext:base-cell-address="results.G22"/>
            <calcext:condition calcext:apply-style-name="bold" calcext:value="formula-is([.E22]=&quot;&amp;\bf&quot;)" calcext:base-cell-address="results.G22"/>
            <calcext:condition calcext:apply-style-name="bold-italic" calcext:value="formula-is([.E22]=&quot;&amp;\bf\it&quot;)" calcext:base-cell-address="results.G22"/>
          </calcext:conditional-format>
          <calcext:conditional-format calcext:target-range-address="results.I22:results.I22">
            <calcext:condition calcext:apply-style-name="italic" calcext:value="formula-is([.H22]=&quot;&amp;\it&quot;)" calcext:base-cell-address="results.I22"/>
            <calcext:condition calcext:apply-style-name="bold" calcext:value="formula-is([.H22]=&quot;&amp;\bf&quot;)" calcext:base-cell-address="results.I22"/>
            <calcext:condition calcext:apply-style-name="bold-italic" calcext:value="formula-is([.H22]=&quot;&amp;\bf\it&quot;)" calcext:base-cell-address="results.I22"/>
          </calcext:conditional-format>
          <calcext:conditional-format calcext:target-range-address="results.J22:results.J22">
            <calcext:condition calcext:apply-style-name="italic" calcext:value="formula-is([.H22]=&quot;&amp;\it&quot;)" calcext:base-cell-address="results.J22"/>
            <calcext:condition calcext:apply-style-name="bold" calcext:value="formula-is([.H22]=&quot;&amp;\bf&quot;)" calcext:base-cell-address="results.J22"/>
            <calcext:condition calcext:apply-style-name="bold-italic" calcext:value="formula-is([.H22]=&quot;&amp;\bf\it&quot;)" calcext:base-cell-address="results.J22"/>
          </calcext:conditional-format>
          <calcext:conditional-format calcext:target-range-address="results.L22:results.L22">
            <calcext:condition calcext:apply-style-name="italic" calcext:value="formula-is([.K22]=&quot;&amp;\it&quot;)" calcext:base-cell-address="results.L22"/>
            <calcext:condition calcext:apply-style-name="bold" calcext:value="formula-is([.K22]=&quot;&amp;\bf&quot;)" calcext:base-cell-address="results.L22"/>
            <calcext:condition calcext:apply-style-name="bold-italic" calcext:value="formula-is([.K22]=&quot;&amp;\bf\it&quot;)" calcext:base-cell-address="results.L22"/>
          </calcext:conditional-format>
          <calcext:conditional-format calcext:target-range-address="results.M22:results.M22">
            <calcext:condition calcext:apply-style-name="italic" calcext:value="formula-is([.K22]=&quot;&amp;\it&quot;)" calcext:base-cell-address="results.M22"/>
            <calcext:condition calcext:apply-style-name="bold" calcext:value="formula-is([.K22]=&quot;&amp;\bf&quot;)" calcext:base-cell-address="results.M22"/>
            <calcext:condition calcext:apply-style-name="bold-italic" calcext:value="formula-is([.K22]=&quot;&amp;\bf\it&quot;)" calcext:base-cell-address="results.M22"/>
          </calcext:conditional-format>
          <calcext:conditional-format calcext:target-range-address="results.C23:results.C23">
            <calcext:condition calcext:apply-style-name="italic" calcext:value="formula-is([.B23]=&quot;&amp;\it&quot;)" calcext:base-cell-address="results.C23"/>
            <calcext:condition calcext:apply-style-name="bold" calcext:value="formula-is([.B23]=&quot;&amp;\bf&quot;)" calcext:base-cell-address="results.C23"/>
            <calcext:condition calcext:apply-style-name="bold-italic" calcext:value="formula-is([.B23]=&quot;&amp;\bf\it&quot;)" calcext:base-cell-address="results.C23"/>
          </calcext:conditional-format>
          <calcext:conditional-format calcext:target-range-address="results.D23:results.D23">
            <calcext:condition calcext:apply-style-name="italic" calcext:value="formula-is([.B23]=&quot;&amp;\it&quot;)" calcext:base-cell-address="results.D23"/>
            <calcext:condition calcext:apply-style-name="bold" calcext:value="formula-is([.B23]=&quot;&amp;\bf&quot;)" calcext:base-cell-address="results.D23"/>
            <calcext:condition calcext:apply-style-name="bold-italic" calcext:value="formula-is([.B23]=&quot;&amp;\bf\it&quot;)" calcext:base-cell-address="results.D23"/>
          </calcext:conditional-format>
          <calcext:conditional-format calcext:target-range-address="results.F23:results.F23">
            <calcext:condition calcext:apply-style-name="italic" calcext:value="formula-is([.E23]=&quot;&amp;\it&quot;)" calcext:base-cell-address="results.F23"/>
            <calcext:condition calcext:apply-style-name="bold" calcext:value="formula-is([.E23]=&quot;&amp;\bf&quot;)" calcext:base-cell-address="results.F23"/>
            <calcext:condition calcext:apply-style-name="bold-italic" calcext:value="formula-is([.E23]=&quot;&amp;\bf\it&quot;)" calcext:base-cell-address="results.F23"/>
          </calcext:conditional-format>
          <calcext:conditional-format calcext:target-range-address="results.G23:results.G23">
            <calcext:condition calcext:apply-style-name="italic" calcext:value="formula-is([.E23]=&quot;&amp;\it&quot;)" calcext:base-cell-address="results.G23"/>
            <calcext:condition calcext:apply-style-name="bold" calcext:value="formula-is([.E23]=&quot;&amp;\bf&quot;)" calcext:base-cell-address="results.G23"/>
            <calcext:condition calcext:apply-style-name="bold-italic" calcext:value="formula-is([.E23]=&quot;&amp;\bf\it&quot;)" calcext:base-cell-address="results.G23"/>
          </calcext:conditional-format>
          <calcext:conditional-format calcext:target-range-address="results.I23:results.I23">
            <calcext:condition calcext:apply-style-name="italic" calcext:value="formula-is([.H23]=&quot;&amp;\it&quot;)" calcext:base-cell-address="results.I23"/>
            <calcext:condition calcext:apply-style-name="bold" calcext:value="formula-is([.H23]=&quot;&amp;\bf&quot;)" calcext:base-cell-address="results.I23"/>
            <calcext:condition calcext:apply-style-name="bold-italic" calcext:value="formula-is([.H23]=&quot;&amp;\bf\it&quot;)" calcext:base-cell-address="results.I23"/>
          </calcext:conditional-format>
          <calcext:conditional-format calcext:target-range-address="results.J23:results.J23">
            <calcext:condition calcext:apply-style-name="italic" calcext:value="formula-is([.H23]=&quot;&amp;\it&quot;)" calcext:base-cell-address="results.J23"/>
            <calcext:condition calcext:apply-style-name="bold" calcext:value="formula-is([.H23]=&quot;&amp;\bf&quot;)" calcext:base-cell-address="results.J23"/>
            <calcext:condition calcext:apply-style-name="bold-italic" calcext:value="formula-is([.H23]=&quot;&amp;\bf\it&quot;)" calcext:base-cell-address="results.J23"/>
          </calcext:conditional-format>
          <calcext:conditional-format calcext:target-range-address="results.L23:results.L23">
            <calcext:condition calcext:apply-style-name="italic" calcext:value="formula-is([.K23]=&quot;&amp;\it&quot;)" calcext:base-cell-address="results.L23"/>
            <calcext:condition calcext:apply-style-name="bold" calcext:value="formula-is([.K23]=&quot;&amp;\bf&quot;)" calcext:base-cell-address="results.L23"/>
            <calcext:condition calcext:apply-style-name="bold-italic" calcext:value="formula-is([.K23]=&quot;&amp;\bf\it&quot;)" calcext:base-cell-address="results.L23"/>
          </calcext:conditional-format>
          <calcext:conditional-format calcext:target-range-address="results.M23:results.M23">
            <calcext:condition calcext:apply-style-name="italic" calcext:value="formula-is([.K23]=&quot;&amp;\it&quot;)" calcext:base-cell-address="results.M23"/>
            <calcext:condition calcext:apply-style-name="bold" calcext:value="formula-is([.K23]=&quot;&amp;\bf&quot;)" calcext:base-cell-address="results.M23"/>
            <calcext:condition calcext:apply-style-name="bold-italic" calcext:value="formula-is([.K23]=&quot;&amp;\bf\it&quot;)" calcext:base-cell-address="results.M23"/>
          </calcext:conditional-format>
          <calcext:conditional-format calcext:target-range-address="results.C24:results.C24">
            <calcext:condition calcext:apply-style-name="italic" calcext:value="formula-is([.B24]=&quot;&amp;\it&quot;)" calcext:base-cell-address="results.C24"/>
            <calcext:condition calcext:apply-style-name="bold" calcext:value="formula-is([.B24]=&quot;&amp;\bf&quot;)" calcext:base-cell-address="results.C24"/>
            <calcext:condition calcext:apply-style-name="bold-italic" calcext:value="formula-is([.B24]=&quot;&amp;\bf\it&quot;)" calcext:base-cell-address="results.C24"/>
          </calcext:conditional-format>
          <calcext:conditional-format calcext:target-range-address="results.D24:results.D24">
            <calcext:condition calcext:apply-style-name="italic" calcext:value="formula-is([.B24]=&quot;&amp;\it&quot;)" calcext:base-cell-address="results.D24"/>
            <calcext:condition calcext:apply-style-name="bold" calcext:value="formula-is([.B24]=&quot;&amp;\bf&quot;)" calcext:base-cell-address="results.D24"/>
            <calcext:condition calcext:apply-style-name="bold-italic" calcext:value="formula-is([.B24]=&quot;&amp;\bf\it&quot;)" calcext:base-cell-address="results.D24"/>
          </calcext:conditional-format>
          <calcext:conditional-format calcext:target-range-address="results.F24:results.F24">
            <calcext:condition calcext:apply-style-name="italic" calcext:value="formula-is([.E24]=&quot;&amp;\it&quot;)" calcext:base-cell-address="results.F24"/>
            <calcext:condition calcext:apply-style-name="bold" calcext:value="formula-is([.E24]=&quot;&amp;\bf&quot;)" calcext:base-cell-address="results.F24"/>
            <calcext:condition calcext:apply-style-name="bold-italic" calcext:value="formula-is([.E24]=&quot;&amp;\bf\it&quot;)" calcext:base-cell-address="results.F24"/>
          </calcext:conditional-format>
          <calcext:conditional-format calcext:target-range-address="results.G24:results.G24">
            <calcext:condition calcext:apply-style-name="italic" calcext:value="formula-is([.E24]=&quot;&amp;\it&quot;)" calcext:base-cell-address="results.G24"/>
            <calcext:condition calcext:apply-style-name="bold" calcext:value="formula-is([.E24]=&quot;&amp;\bf&quot;)" calcext:base-cell-address="results.G24"/>
            <calcext:condition calcext:apply-style-name="bold-italic" calcext:value="formula-is([.E24]=&quot;&amp;\bf\it&quot;)" calcext:base-cell-address="results.G24"/>
          </calcext:conditional-format>
          <calcext:conditional-format calcext:target-range-address="results.I24:results.I24">
            <calcext:condition calcext:apply-style-name="italic" calcext:value="formula-is([.H24]=&quot;&amp;\it&quot;)" calcext:base-cell-address="results.I24"/>
            <calcext:condition calcext:apply-style-name="bold" calcext:value="formula-is([.H24]=&quot;&amp;\bf&quot;)" calcext:base-cell-address="results.I24"/>
            <calcext:condition calcext:apply-style-name="bold-italic" calcext:value="formula-is([.H24]=&quot;&amp;\bf\it&quot;)" calcext:base-cell-address="results.I24"/>
          </calcext:conditional-format>
          <calcext:conditional-format calcext:target-range-address="results.J24:results.J24">
            <calcext:condition calcext:apply-style-name="italic" calcext:value="formula-is([.H24]=&quot;&amp;\it&quot;)" calcext:base-cell-address="results.J24"/>
            <calcext:condition calcext:apply-style-name="bold" calcext:value="formula-is([.H24]=&quot;&amp;\bf&quot;)" calcext:base-cell-address="results.J24"/>
            <calcext:condition calcext:apply-style-name="bold-italic" calcext:value="formula-is([.H24]=&quot;&amp;\bf\it&quot;)" calcext:base-cell-address="results.J24"/>
          </calcext:conditional-format>
          <calcext:conditional-format calcext:target-range-address="results.L24:results.L24">
            <calcext:condition calcext:apply-style-name="italic" calcext:value="formula-is([.K24]=&quot;&amp;\it&quot;)" calcext:base-cell-address="results.L24"/>
            <calcext:condition calcext:apply-style-name="bold" calcext:value="formula-is([.K24]=&quot;&amp;\bf&quot;)" calcext:base-cell-address="results.L24"/>
            <calcext:condition calcext:apply-style-name="bold-italic" calcext:value="formula-is([.K24]=&quot;&amp;\bf\it&quot;)" calcext:base-cell-address="results.L24"/>
          </calcext:conditional-format>
          <calcext:conditional-format calcext:target-range-address="results.M24:results.M24">
            <calcext:condition calcext:apply-style-name="italic" calcext:value="formula-is([.K24]=&quot;&amp;\it&quot;)" calcext:base-cell-address="results.M24"/>
            <calcext:condition calcext:apply-style-name="bold" calcext:value="formula-is([.K24]=&quot;&amp;\bf&quot;)" calcext:base-cell-address="results.M24"/>
            <calcext:condition calcext:apply-style-name="bold-italic" calcext:value="formula-is([.K24]=&quot;&amp;\bf\it&quot;)" calcext:base-cell-address="results.M24"/>
          </calcext:conditional-format>
          <calcext:conditional-format calcext:target-range-address="results.C25:results.C25">
            <calcext:condition calcext:apply-style-name="italic" calcext:value="formula-is([.B25]=&quot;&amp;\it&quot;)" calcext:base-cell-address="results.C25"/>
            <calcext:condition calcext:apply-style-name="bold" calcext:value="formula-is([.B25]=&quot;&amp;\bf&quot;)" calcext:base-cell-address="results.C25"/>
            <calcext:condition calcext:apply-style-name="bold-italic" calcext:value="formula-is([.B25]=&quot;&amp;\bf\it&quot;)" calcext:base-cell-address="results.C25"/>
          </calcext:conditional-format>
          <calcext:conditional-format calcext:target-range-address="results.D25:results.D25">
            <calcext:condition calcext:apply-style-name="italic" calcext:value="formula-is([.B25]=&quot;&amp;\it&quot;)" calcext:base-cell-address="results.D25"/>
            <calcext:condition calcext:apply-style-name="bold" calcext:value="formula-is([.B25]=&quot;&amp;\bf&quot;)" calcext:base-cell-address="results.D25"/>
            <calcext:condition calcext:apply-style-name="bold-italic" calcext:value="formula-is([.B25]=&quot;&amp;\bf\it&quot;)" calcext:base-cell-address="results.D25"/>
          </calcext:conditional-format>
          <calcext:conditional-format calcext:target-range-address="results.F25:results.F25">
            <calcext:condition calcext:apply-style-name="italic" calcext:value="formula-is([.E25]=&quot;&amp;\it&quot;)" calcext:base-cell-address="results.F25"/>
            <calcext:condition calcext:apply-style-name="bold" calcext:value="formula-is([.E25]=&quot;&amp;\bf&quot;)" calcext:base-cell-address="results.F25"/>
            <calcext:condition calcext:apply-style-name="bold-italic" calcext:value="formula-is([.E25]=&quot;&amp;\bf\it&quot;)" calcext:base-cell-address="results.F25"/>
          </calcext:conditional-format>
          <calcext:conditional-format calcext:target-range-address="results.G25:results.G25">
            <calcext:condition calcext:apply-style-name="italic" calcext:value="formula-is([.E25]=&quot;&amp;\it&quot;)" calcext:base-cell-address="results.G25"/>
            <calcext:condition calcext:apply-style-name="bold" calcext:value="formula-is([.E25]=&quot;&amp;\bf&quot;)" calcext:base-cell-address="results.G25"/>
            <calcext:condition calcext:apply-style-name="bold-italic" calcext:value="formula-is([.E25]=&quot;&amp;\bf\it&quot;)" calcext:base-cell-address="results.G25"/>
          </calcext:conditional-format>
          <calcext:conditional-format calcext:target-range-address="results.I25:results.I25">
            <calcext:condition calcext:apply-style-name="italic" calcext:value="formula-is([.H25]=&quot;&amp;\it&quot;)" calcext:base-cell-address="results.I25"/>
            <calcext:condition calcext:apply-style-name="bold" calcext:value="formula-is([.H25]=&quot;&amp;\bf&quot;)" calcext:base-cell-address="results.I25"/>
            <calcext:condition calcext:apply-style-name="bold-italic" calcext:value="formula-is([.H25]=&quot;&amp;\bf\it&quot;)" calcext:base-cell-address="results.I25"/>
          </calcext:conditional-format>
          <calcext:conditional-format calcext:target-range-address="results.J25:results.J25">
            <calcext:condition calcext:apply-style-name="italic" calcext:value="formula-is([.H25]=&quot;&amp;\it&quot;)" calcext:base-cell-address="results.J25"/>
            <calcext:condition calcext:apply-style-name="bold" calcext:value="formula-is([.H25]=&quot;&amp;\bf&quot;)" calcext:base-cell-address="results.J25"/>
            <calcext:condition calcext:apply-style-name="bold-italic" calcext:value="formula-is([.H25]=&quot;&amp;\bf\it&quot;)" calcext:base-cell-address="results.J25"/>
          </calcext:conditional-format>
          <calcext:conditional-format calcext:target-range-address="results.L25:results.L25">
            <calcext:condition calcext:apply-style-name="italic" calcext:value="formula-is([.K25]=&quot;&amp;\it&quot;)" calcext:base-cell-address="results.L25"/>
            <calcext:condition calcext:apply-style-name="bold" calcext:value="formula-is([.K25]=&quot;&amp;\bf&quot;)" calcext:base-cell-address="results.L25"/>
            <calcext:condition calcext:apply-style-name="bold-italic" calcext:value="formula-is([.K25]=&quot;&amp;\bf\it&quot;)" calcext:base-cell-address="results.L25"/>
          </calcext:conditional-format>
          <calcext:conditional-format calcext:target-range-address="results.M25:results.M25">
            <calcext:condition calcext:apply-style-name="italic" calcext:value="formula-is([.K25]=&quot;&amp;\it&quot;)" calcext:base-cell-address="results.M25"/>
            <calcext:condition calcext:apply-style-name="bold" calcext:value="formula-is([.K25]=&quot;&amp;\bf&quot;)" calcext:base-cell-address="results.M25"/>
            <calcext:condition calcext:apply-style-name="bold-italic" calcext:value="formula-is([.K25]=&quot;&amp;\bf\it&quot;)" calcext:base-cell-address="results.M25"/>
          </calcext:conditional-format>
          <calcext:conditional-format calcext:target-range-address="results.C37:results.C37">
            <calcext:condition calcext:apply-style-name="italic" calcext:value="formula-is([.B37]=&quot;&amp;\it&quot;)" calcext:base-cell-address="results.C37"/>
            <calcext:condition calcext:apply-style-name="bold" calcext:value="formula-is([.B37]=&quot;&amp;\bf&quot;)" calcext:base-cell-address="results.C37"/>
            <calcext:condition calcext:apply-style-name="bold-italic" calcext:value="formula-is([.B37]=&quot;&amp;\bf\it&quot;)" calcext:base-cell-address="results.C37"/>
          </calcext:conditional-format>
          <calcext:conditional-format calcext:target-range-address="results.D37:results.D41">
            <calcext:condition calcext:apply-style-name="italic" calcext:value="formula-is([.B37]=&quot;&amp;\it&quot;)" calcext:base-cell-address="results.D37"/>
            <calcext:condition calcext:apply-style-name="bold" calcext:value="formula-is([.B37]=&quot;&amp;\bf&quot;)" calcext:base-cell-address="results.D37"/>
            <calcext:condition calcext:apply-style-name="bold-italic" calcext:value="formula-is([.B37]=&quot;&amp;\bf\it&quot;)" calcext:base-cell-address="results.D37"/>
          </calcext:conditional-format>
          <calcext:conditional-format calcext:target-range-address="results.G37:results.G41">
            <calcext:condition calcext:apply-style-name="italic" calcext:value="formula-is([.E37]=&quot;&amp;\it&quot;)" calcext:base-cell-address="results.G37"/>
            <calcext:condition calcext:apply-style-name="bold" calcext:value="formula-is([.E37]=&quot;&amp;\bf&quot;)" calcext:base-cell-address="results.G37"/>
            <calcext:condition calcext:apply-style-name="bold-italic" calcext:value="formula-is([.E37]=&quot;&amp;\bf\it&quot;)" calcext:base-cell-address="results.G37"/>
          </calcext:conditional-format>
          <calcext:conditional-format calcext:target-range-address="results.J37:results.J41">
            <calcext:condition calcext:apply-style-name="italic" calcext:value="formula-is([.H37]=&quot;&amp;\it&quot;)" calcext:base-cell-address="results.J37"/>
            <calcext:condition calcext:apply-style-name="bold" calcext:value="formula-is([.H37]=&quot;&amp;\bf&quot;)" calcext:base-cell-address="results.J37"/>
            <calcext:condition calcext:apply-style-name="bold-italic" calcext:value="formula-is([.H37]=&quot;&amp;\bf\it&quot;)" calcext:base-cell-address="results.J37"/>
          </calcext:conditional-format>
          <calcext:conditional-format calcext:target-range-address="results.M37:results.M41">
            <calcext:condition calcext:apply-style-name="italic" calcext:value="formula-is([.K37]=&quot;&amp;\it&quot;)" calcext:base-cell-address="results.M37"/>
            <calcext:condition calcext:apply-style-name="bold" calcext:value="formula-is([.K37]=&quot;&amp;\bf&quot;)" calcext:base-cell-address="results.M37"/>
            <calcext:condition calcext:apply-style-name="bold-italic" calcext:value="formula-is([.K37]=&quot;&amp;\bf\it&quot;)" calcext:base-cell-address="results.M37"/>
          </calcext:conditional-format>
          <calcext:conditional-format calcext:target-range-address="results.C38:results.C38">
            <calcext:condition calcext:apply-style-name="italic" calcext:value="formula-is([.B38]=&quot;&amp;\it&quot;)" calcext:base-cell-address="results.C38"/>
            <calcext:condition calcext:apply-style-name="bold" calcext:value="formula-is([.B38]=&quot;&amp;\bf&quot;)" calcext:base-cell-address="results.C38"/>
            <calcext:condition calcext:apply-style-name="bold-italic" calcext:value="formula-is([.B38]=&quot;&amp;\bf\it&quot;)" calcext:base-cell-address="results.C38"/>
          </calcext:conditional-format>
          <calcext:conditional-format calcext:target-range-address="results.C39:results.C39">
            <calcext:condition calcext:apply-style-name="italic" calcext:value="formula-is([.B39]=&quot;&amp;\it&quot;)" calcext:base-cell-address="results.C39"/>
            <calcext:condition calcext:apply-style-name="bold" calcext:value="formula-is([.B39]=&quot;&amp;\bf&quot;)" calcext:base-cell-address="results.C39"/>
            <calcext:condition calcext:apply-style-name="bold-italic" calcext:value="formula-is([.B39]=&quot;&amp;\bf\it&quot;)" calcext:base-cell-address="results.C39"/>
          </calcext:conditional-format>
          <calcext:conditional-format calcext:target-range-address="results.C40:results.C40">
            <calcext:condition calcext:apply-style-name="italic" calcext:value="formula-is([.B40]=&quot;&amp;\it&quot;)" calcext:base-cell-address="results.C40"/>
            <calcext:condition calcext:apply-style-name="bold" calcext:value="formula-is([.B40]=&quot;&amp;\bf&quot;)" calcext:base-cell-address="results.C40"/>
            <calcext:condition calcext:apply-style-name="bold-italic" calcext:value="formula-is([.B40]=&quot;&amp;\bf\it&quot;)" calcext:base-cell-address="results.C40"/>
          </calcext:conditional-format>
          <calcext:conditional-format calcext:target-range-address="results.C41:results.C41">
            <calcext:condition calcext:apply-style-name="italic" calcext:value="formula-is([.B41]=&quot;&amp;\it&quot;)" calcext:base-cell-address="results.C41"/>
            <calcext:condition calcext:apply-style-name="bold" calcext:value="formula-is([.B41]=&quot;&amp;\bf&quot;)" calcext:base-cell-address="results.C41"/>
            <calcext:condition calcext:apply-style-name="bold-italic" calcext:value="formula-is([.B41]=&quot;&amp;\bf\it&quot;)" calcext:base-cell-address="results.C41"/>
          </calcext:conditional-format>
          <calcext:conditional-format calcext:target-range-address="results.C11:results.C11">
            <calcext:condition calcext:apply-style-name="italic" calcext:value="formula-is([.B11]=&quot;&amp;\it&quot;)" calcext:base-cell-address="results.C11"/>
            <calcext:condition calcext:apply-style-name="bold" calcext:value="formula-is([.B11]=&quot;&amp;\bf&quot;)" calcext:base-cell-address="results.C11"/>
            <calcext:condition calcext:apply-style-name="bold-italic" calcext:value="formula-is([.B11]=&quot;&amp;\bf\it&quot;)" calcext:base-cell-address="results.C11"/>
          </calcext:conditional-format>
          <calcext:conditional-format calcext:target-range-address="results.D11:results.D11">
            <calcext:condition calcext:apply-style-name="italic" calcext:value="formula-is([.B11]=&quot;&amp;\it&quot;)" calcext:base-cell-address="results.D11"/>
            <calcext:condition calcext:apply-style-name="bold" calcext:value="formula-is([.B11]=&quot;&amp;\bf&quot;)" calcext:base-cell-address="results.D11"/>
            <calcext:condition calcext:apply-style-name="bold-italic" calcext:value="formula-is([.B11]=&quot;&amp;\bf\it&quot;)" calcext:base-cell-address="results.D11"/>
          </calcext:conditional-format>
          <calcext:conditional-format calcext:target-range-address="results.F11:results.F11">
            <calcext:condition calcext:apply-style-name="italic" calcext:value="formula-is([.E11]=&quot;&amp;\it&quot;)" calcext:base-cell-address="results.F11"/>
            <calcext:condition calcext:apply-style-name="bold" calcext:value="formula-is([.E11]=&quot;&amp;\bf&quot;)" calcext:base-cell-address="results.F11"/>
            <calcext:condition calcext:apply-style-name="bold-italic" calcext:value="formula-is([.E11]=&quot;&amp;\bf\it&quot;)" calcext:base-cell-address="results.F11"/>
          </calcext:conditional-format>
          <calcext:conditional-format calcext:target-range-address="results.G11:results.G11">
            <calcext:condition calcext:apply-style-name="italic" calcext:value="formula-is([.E11]=&quot;&amp;\it&quot;)" calcext:base-cell-address="results.G11"/>
            <calcext:condition calcext:apply-style-name="bold" calcext:value="formula-is([.E11]=&quot;&amp;\bf&quot;)" calcext:base-cell-address="results.G11"/>
            <calcext:condition calcext:apply-style-name="bold-italic" calcext:value="formula-is([.E11]=&quot;&amp;\bf\it&quot;)" calcext:base-cell-address="results.G11"/>
          </calcext:conditional-format>
          <calcext:conditional-format calcext:target-range-address="results.I11:results.I11">
            <calcext:condition calcext:apply-style-name="italic" calcext:value="formula-is([.H11]=&quot;&amp;\it&quot;)" calcext:base-cell-address="results.I11"/>
            <calcext:condition calcext:apply-style-name="bold" calcext:value="formula-is([.H11]=&quot;&amp;\bf&quot;)" calcext:base-cell-address="results.I11"/>
            <calcext:condition calcext:apply-style-name="bold-italic" calcext:value="formula-is([.H11]=&quot;&amp;\bf\it&quot;)" calcext:base-cell-address="results.I11"/>
          </calcext:conditional-format>
          <calcext:conditional-format calcext:target-range-address="results.J11:results.J11">
            <calcext:condition calcext:apply-style-name="italic" calcext:value="formula-is([.H11]=&quot;&amp;\it&quot;)" calcext:base-cell-address="results.J11"/>
            <calcext:condition calcext:apply-style-name="bold" calcext:value="formula-is([.H11]=&quot;&amp;\bf&quot;)" calcext:base-cell-address="results.J11"/>
            <calcext:condition calcext:apply-style-name="bold-italic" calcext:value="formula-is([.H11]=&quot;&amp;\bf\it&quot;)" calcext:base-cell-address="results.J11"/>
          </calcext:conditional-format>
          <calcext:conditional-format calcext:target-range-address="results.L11:results.L11">
            <calcext:condition calcext:apply-style-name="italic" calcext:value="formula-is([.K11]=&quot;&amp;\it&quot;)" calcext:base-cell-address="results.L11"/>
            <calcext:condition calcext:apply-style-name="bold" calcext:value="formula-is([.K11]=&quot;&amp;\bf&quot;)" calcext:base-cell-address="results.L11"/>
            <calcext:condition calcext:apply-style-name="bold-italic" calcext:value="formula-is([.K11]=&quot;&amp;\bf\it&quot;)" calcext:base-cell-address="results.L11"/>
          </calcext:conditional-format>
          <calcext:conditional-format calcext:target-range-address="results.M11:results.M11">
            <calcext:condition calcext:apply-style-name="italic" calcext:value="formula-is([.K11]=&quot;&amp;\it&quot;)" calcext:base-cell-address="results.M11"/>
            <calcext:condition calcext:apply-style-name="bold" calcext:value="formula-is([.K11]=&quot;&amp;\bf&quot;)" calcext:base-cell-address="results.M11"/>
            <calcext:condition calcext:apply-style-name="bold-italic" calcext:value="formula-is([.K11]=&quot;&amp;\bf\it&quot;)" calcext:base-cell-address="results.M11"/>
          </calcext:conditional-format>
          <calcext:conditional-format calcext:target-range-address="results.R11:results.R11">
            <calcext:condition calcext:apply-style-name="italic" calcext:value="formula-is([.Q11]=&quot;&amp;\it&quot;)" calcext:base-cell-address="results.R11"/>
            <calcext:condition calcext:apply-style-name="bold" calcext:value="formula-is([.Q11]=&quot;&amp;\bf&quot;)" calcext:base-cell-address="results.R11"/>
            <calcext:condition calcext:apply-style-name="bold-italic" calcext:value="formula-is([.Q11]=&quot;&amp;\bf\it&quot;)" calcext:base-cell-address="results.R11"/>
          </calcext:conditional-format>
          <calcext:conditional-format calcext:target-range-address="results.S11:results.S11">
            <calcext:condition calcext:apply-style-name="italic" calcext:value="formula-is([.Q11]=&quot;&amp;\it&quot;)" calcext:base-cell-address="results.S11"/>
            <calcext:condition calcext:apply-style-name="bold" calcext:value="formula-is([.Q11]=&quot;&amp;\bf&quot;)" calcext:base-cell-address="results.S11"/>
            <calcext:condition calcext:apply-style-name="bold-italic" calcext:value="formula-is([.Q11]=&quot;&amp;\bf\it&quot;)" calcext:base-cell-address="results.S11"/>
          </calcext:conditional-format>
          <calcext:conditional-format calcext:target-range-address="results.U11:results.U11">
            <calcext:condition calcext:apply-style-name="italic" calcext:value="formula-is([.T11]=&quot;&amp;\it&quot;)" calcext:base-cell-address="results.U11"/>
            <calcext:condition calcext:apply-style-name="bold" calcext:value="formula-is([.T11]=&quot;&amp;\bf&quot;)" calcext:base-cell-address="results.U11"/>
            <calcext:condition calcext:apply-style-name="bold-italic" calcext:value="formula-is([.T11]=&quot;&amp;\bf\it&quot;)" calcext:base-cell-address="results.U11"/>
          </calcext:conditional-format>
          <calcext:conditional-format calcext:target-range-address="results.V11:results.V11">
            <calcext:condition calcext:apply-style-name="italic" calcext:value="formula-is([.T11]=&quot;&amp;\it&quot;)" calcext:base-cell-address="results.V11"/>
            <calcext:condition calcext:apply-style-name="bold" calcext:value="formula-is([.T11]=&quot;&amp;\bf&quot;)" calcext:base-cell-address="results.V11"/>
            <calcext:condition calcext:apply-style-name="bold-italic" calcext:value="formula-is([.T11]=&quot;&amp;\bf\it&quot;)" calcext:base-cell-address="results.V11"/>
          </calcext:conditional-format>
          <calcext:conditional-format calcext:target-range-address="results.X11:results.X11">
            <calcext:condition calcext:apply-style-name="italic" calcext:value="formula-is([.W11]=&quot;&amp;\it&quot;)" calcext:base-cell-address="results.X11"/>
            <calcext:condition calcext:apply-style-name="bold" calcext:value="formula-is([.W11]=&quot;&amp;\bf&quot;)" calcext:base-cell-address="results.X11"/>
            <calcext:condition calcext:apply-style-name="bold-italic" calcext:value="formula-is([.W11]=&quot;&amp;\bf\it&quot;)" calcext:base-cell-address="results.X11"/>
          </calcext:conditional-format>
          <calcext:conditional-format calcext:target-range-address="results.Y11:results.Y11">
            <calcext:condition calcext:apply-style-name="italic" calcext:value="formula-is([.W11]=&quot;&amp;\it&quot;)" calcext:base-cell-address="results.Y11"/>
            <calcext:condition calcext:apply-style-name="bold" calcext:value="formula-is([.W11]=&quot;&amp;\bf&quot;)" calcext:base-cell-address="results.Y11"/>
            <calcext:condition calcext:apply-style-name="bold-italic" calcext:value="formula-is([.W11]=&quot;&amp;\bf\it&quot;)" calcext:base-cell-address="results.Y11"/>
          </calcext:conditional-format>
          <calcext:conditional-format calcext:target-range-address="results.AA11:results.AA11">
            <calcext:condition calcext:apply-style-name="italic" calcext:value="formula-is([.Z11]=&quot;&amp;\it&quot;)" calcext:base-cell-address="results.AA11"/>
            <calcext:condition calcext:apply-style-name="bold" calcext:value="formula-is([.Z11]=&quot;&amp;\bf&quot;)" calcext:base-cell-address="results.AA11"/>
            <calcext:condition calcext:apply-style-name="bold-italic" calcext:value="formula-is([.Z11]=&quot;&amp;\bf\it&quot;)" calcext:base-cell-address="results.AA11"/>
          </calcext:conditional-format>
          <calcext:conditional-format calcext:target-range-address="results.AB11:results.AB11">
            <calcext:condition calcext:apply-style-name="italic" calcext:value="formula-is([.Z11]=&quot;&amp;\it&quot;)" calcext:base-cell-address="results.AB11"/>
            <calcext:condition calcext:apply-style-name="bold" calcext:value="formula-is([.Z11]=&quot;&amp;\bf&quot;)" calcext:base-cell-address="results.AB11"/>
            <calcext:condition calcext:apply-style-name="bold-italic" calcext:value="formula-is([.Z11]=&quot;&amp;\bf\it&quot;)" calcext:base-cell-address="results.AB11"/>
          </calcext:conditional-format>
          <calcext:conditional-format calcext:target-range-address="results.C27:results.C27">
            <calcext:condition calcext:apply-style-name="italic" calcext:value="formula-is([.B27]=&quot;&amp;\it&quot;)" calcext:base-cell-address="results.C27"/>
            <calcext:condition calcext:apply-style-name="bold" calcext:value="formula-is([.B27]=&quot;&amp;\bf&quot;)" calcext:base-cell-address="results.C27"/>
            <calcext:condition calcext:apply-style-name="bold-italic" calcext:value="formula-is([.B27]=&quot;&amp;\bf\it&quot;)" calcext:base-cell-address="results.C27"/>
          </calcext:conditional-format>
          <calcext:conditional-format calcext:target-range-address="results.D27:results.D27">
            <calcext:condition calcext:apply-style-name="italic" calcext:value="formula-is([.B27]=&quot;&amp;\it&quot;)" calcext:base-cell-address="results.D27"/>
            <calcext:condition calcext:apply-style-name="bold" calcext:value="formula-is([.B27]=&quot;&amp;\bf&quot;)" calcext:base-cell-address="results.D27"/>
            <calcext:condition calcext:apply-style-name="bold-italic" calcext:value="formula-is([.B27]=&quot;&amp;\bf\it&quot;)" calcext:base-cell-address="results.D27"/>
          </calcext:conditional-format>
          <calcext:conditional-format calcext:target-range-address="results.F27:results.F27">
            <calcext:condition calcext:apply-style-name="italic" calcext:value="formula-is([.E27]=&quot;&amp;\it&quot;)" calcext:base-cell-address="results.F27"/>
            <calcext:condition calcext:apply-style-name="bold" calcext:value="formula-is([.E27]=&quot;&amp;\bf&quot;)" calcext:base-cell-address="results.F27"/>
            <calcext:condition calcext:apply-style-name="bold-italic" calcext:value="formula-is([.E27]=&quot;&amp;\bf\it&quot;)" calcext:base-cell-address="results.F27"/>
          </calcext:conditional-format>
          <calcext:conditional-format calcext:target-range-address="results.G27:results.G27">
            <calcext:condition calcext:apply-style-name="italic" calcext:value="formula-is([.E27]=&quot;&amp;\it&quot;)" calcext:base-cell-address="results.G27"/>
            <calcext:condition calcext:apply-style-name="bold" calcext:value="formula-is([.E27]=&quot;&amp;\bf&quot;)" calcext:base-cell-address="results.G27"/>
            <calcext:condition calcext:apply-style-name="bold-italic" calcext:value="formula-is([.E27]=&quot;&amp;\bf\it&quot;)" calcext:base-cell-address="results.G27"/>
          </calcext:conditional-format>
          <calcext:conditional-format calcext:target-range-address="results.I27:results.I27">
            <calcext:condition calcext:apply-style-name="italic" calcext:value="formula-is([.H27]=&quot;&amp;\it&quot;)" calcext:base-cell-address="results.I27"/>
            <calcext:condition calcext:apply-style-name="bold" calcext:value="formula-is([.H27]=&quot;&amp;\bf&quot;)" calcext:base-cell-address="results.I27"/>
            <calcext:condition calcext:apply-style-name="bold-italic" calcext:value="formula-is([.H27]=&quot;&amp;\bf\it&quot;)" calcext:base-cell-address="results.I27"/>
          </calcext:conditional-format>
          <calcext:conditional-format calcext:target-range-address="results.J27:results.J27">
            <calcext:condition calcext:apply-style-name="italic" calcext:value="formula-is([.H27]=&quot;&amp;\it&quot;)" calcext:base-cell-address="results.J27"/>
            <calcext:condition calcext:apply-style-name="bold" calcext:value="formula-is([.H27]=&quot;&amp;\bf&quot;)" calcext:base-cell-address="results.J27"/>
            <calcext:condition calcext:apply-style-name="bold-italic" calcext:value="formula-is([.H27]=&quot;&amp;\bf\it&quot;)" calcext:base-cell-address="results.J27"/>
          </calcext:conditional-format>
          <calcext:conditional-format calcext:target-range-address="results.L27:results.L27">
            <calcext:condition calcext:apply-style-name="italic" calcext:value="formula-is([.K27]=&quot;&amp;\it&quot;)" calcext:base-cell-address="results.L27"/>
            <calcext:condition calcext:apply-style-name="bold" calcext:value="formula-is([.K27]=&quot;&amp;\bf&quot;)" calcext:base-cell-address="results.L27"/>
            <calcext:condition calcext:apply-style-name="bold-italic" calcext:value="formula-is([.K27]=&quot;&amp;\bf\it&quot;)" calcext:base-cell-address="results.L27"/>
          </calcext:conditional-format>
          <calcext:conditional-format calcext:target-range-address="results.M27:results.M27">
            <calcext:condition calcext:apply-style-name="italic" calcext:value="formula-is([.K27]=&quot;&amp;\it&quot;)" calcext:base-cell-address="results.M27"/>
            <calcext:condition calcext:apply-style-name="bold" calcext:value="formula-is([.K27]=&quot;&amp;\bf&quot;)" calcext:base-cell-address="results.M27"/>
            <calcext:condition calcext:apply-style-name="bold-italic" calcext:value="formula-is([.K27]=&quot;&amp;\bf\it&quot;)" calcext:base-cell-address="results.M27"/>
          </calcext:conditional-format>
          <calcext:conditional-format calcext:target-range-address="results.R27:results.R27">
            <calcext:condition calcext:apply-style-name="italic" calcext:value="formula-is([.Q27]=&quot;&amp;\it&quot;)" calcext:base-cell-address="results.R27"/>
            <calcext:condition calcext:apply-style-name="bold" calcext:value="formula-is([.Q27]=&quot;&amp;\bf&quot;)" calcext:base-cell-address="results.R27"/>
            <calcext:condition calcext:apply-style-name="bold-italic" calcext:value="formula-is([.Q27]=&quot;&amp;\bf\it&quot;)" calcext:base-cell-address="results.R27"/>
          </calcext:conditional-format>
          <calcext:conditional-format calcext:target-range-address="results.S27:results.S27">
            <calcext:condition calcext:apply-style-name="italic" calcext:value="formula-is([.Q27]=&quot;&amp;\it&quot;)" calcext:base-cell-address="results.S27"/>
            <calcext:condition calcext:apply-style-name="bold" calcext:value="formula-is([.Q27]=&quot;&amp;\bf&quot;)" calcext:base-cell-address="results.S27"/>
            <calcext:condition calcext:apply-style-name="bold-italic" calcext:value="formula-is([.Q27]=&quot;&amp;\bf\it&quot;)" calcext:base-cell-address="results.S27"/>
          </calcext:conditional-format>
          <calcext:conditional-format calcext:target-range-address="results.U27:results.U27">
            <calcext:condition calcext:apply-style-name="italic" calcext:value="formula-is([.T27]=&quot;&amp;\it&quot;)" calcext:base-cell-address="results.U27"/>
            <calcext:condition calcext:apply-style-name="bold" calcext:value="formula-is([.T27]=&quot;&amp;\bf&quot;)" calcext:base-cell-address="results.U27"/>
            <calcext:condition calcext:apply-style-name="bold-italic" calcext:value="formula-is([.T27]=&quot;&amp;\bf\it&quot;)" calcext:base-cell-address="results.U27"/>
          </calcext:conditional-format>
          <calcext:conditional-format calcext:target-range-address="results.V27:results.V27">
            <calcext:condition calcext:apply-style-name="italic" calcext:value="formula-is([.T27]=&quot;&amp;\it&quot;)" calcext:base-cell-address="results.V27"/>
            <calcext:condition calcext:apply-style-name="bold" calcext:value="formula-is([.T27]=&quot;&amp;\bf&quot;)" calcext:base-cell-address="results.V27"/>
            <calcext:condition calcext:apply-style-name="bold-italic" calcext:value="formula-is([.T27]=&quot;&amp;\bf\it&quot;)" calcext:base-cell-address="results.V27"/>
          </calcext:conditional-format>
          <calcext:conditional-format calcext:target-range-address="results.X27:results.X27">
            <calcext:condition calcext:apply-style-name="italic" calcext:value="formula-is([.W27]=&quot;&amp;\it&quot;)" calcext:base-cell-address="results.X27"/>
            <calcext:condition calcext:apply-style-name="bold" calcext:value="formula-is([.W27]=&quot;&amp;\bf&quot;)" calcext:base-cell-address="results.X27"/>
            <calcext:condition calcext:apply-style-name="bold-italic" calcext:value="formula-is([.W27]=&quot;&amp;\bf\it&quot;)" calcext:base-cell-address="results.X27"/>
          </calcext:conditional-format>
          <calcext:conditional-format calcext:target-range-address="results.Y27:results.Y27">
            <calcext:condition calcext:apply-style-name="italic" calcext:value="formula-is([.W27]=&quot;&amp;\it&quot;)" calcext:base-cell-address="results.Y27"/>
            <calcext:condition calcext:apply-style-name="bold" calcext:value="formula-is([.W27]=&quot;&amp;\bf&quot;)" calcext:base-cell-address="results.Y27"/>
            <calcext:condition calcext:apply-style-name="bold-italic" calcext:value="formula-is([.W27]=&quot;&amp;\bf\it&quot;)" calcext:base-cell-address="results.Y27"/>
          </calcext:conditional-format>
          <calcext:conditional-format calcext:target-range-address="results.AA27:results.AA27">
            <calcext:condition calcext:apply-style-name="italic" calcext:value="formula-is([.Z27]=&quot;&amp;\it&quot;)" calcext:base-cell-address="results.AA27"/>
            <calcext:condition calcext:apply-style-name="bold" calcext:value="formula-is([.Z27]=&quot;&amp;\bf&quot;)" calcext:base-cell-address="results.AA27"/>
            <calcext:condition calcext:apply-style-name="bold-italic" calcext:value="formula-is([.Z27]=&quot;&amp;\bf\it&quot;)" calcext:base-cell-address="results.AA27"/>
          </calcext:conditional-format>
          <calcext:conditional-format calcext:target-range-address="results.AB27:results.AB27">
            <calcext:condition calcext:apply-style-name="italic" calcext:value="formula-is([.Z27]=&quot;&amp;\it&quot;)" calcext:base-cell-address="results.AB27"/>
            <calcext:condition calcext:apply-style-name="bold" calcext:value="formula-is([.Z27]=&quot;&amp;\bf&quot;)" calcext:base-cell-address="results.AB27"/>
            <calcext:condition calcext:apply-style-name="bold-italic" calcext:value="formula-is([.Z27]=&quot;&amp;\bf\it&quot;)" calcext:base-cell-address="results.AB27"/>
          </calcext:conditional-format>
          <calcext:conditional-format calcext:target-range-address="results.C43:results.C43">
            <calcext:condition calcext:apply-style-name="italic" calcext:value="formula-is([.B43]=&quot;&amp;\it&quot;)" calcext:base-cell-address="results.C43"/>
            <calcext:condition calcext:apply-style-name="bold" calcext:value="formula-is([.B43]=&quot;&amp;\bf&quot;)" calcext:base-cell-address="results.C43"/>
            <calcext:condition calcext:apply-style-name="bold-italic" calcext:value="formula-is([.B43]=&quot;&amp;\bf\it&quot;)" calcext:base-cell-address="results.C43"/>
          </calcext:conditional-format>
          <calcext:conditional-format calcext:target-range-address="results.D43:results.D43">
            <calcext:condition calcext:apply-style-name="italic" calcext:value="formula-is([.B43]=&quot;&amp;\it&quot;)" calcext:base-cell-address="results.D43"/>
            <calcext:condition calcext:apply-style-name="bold" calcext:value="formula-is([.B43]=&quot;&amp;\bf&quot;)" calcext:base-cell-address="results.D43"/>
            <calcext:condition calcext:apply-style-name="bold-italic" calcext:value="formula-is([.B43]=&quot;&amp;\bf\it&quot;)" calcext:base-cell-address="results.D43"/>
          </calcext:conditional-format>
          <calcext:conditional-format calcext:target-range-address="results.F43:results.F43">
            <calcext:condition calcext:apply-style-name="italic" calcext:value="formula-is([.E43]=&quot;&amp;\it&quot;)" calcext:base-cell-address="results.F43"/>
            <calcext:condition calcext:apply-style-name="bold" calcext:value="formula-is([.E43]=&quot;&amp;\bf&quot;)" calcext:base-cell-address="results.F43"/>
            <calcext:condition calcext:apply-style-name="bold-italic" calcext:value="formula-is([.E43]=&quot;&amp;\bf\it&quot;)" calcext:base-cell-address="results.F43"/>
          </calcext:conditional-format>
          <calcext:conditional-format calcext:target-range-address="results.G43:results.G43">
            <calcext:condition calcext:apply-style-name="italic" calcext:value="formula-is([.E43]=&quot;&amp;\it&quot;)" calcext:base-cell-address="results.G43"/>
            <calcext:condition calcext:apply-style-name="bold" calcext:value="formula-is([.E43]=&quot;&amp;\bf&quot;)" calcext:base-cell-address="results.G43"/>
            <calcext:condition calcext:apply-style-name="bold-italic" calcext:value="formula-is([.E43]=&quot;&amp;\bf\it&quot;)" calcext:base-cell-address="results.G43"/>
          </calcext:conditional-format>
          <calcext:conditional-format calcext:target-range-address="results.I43:results.I43">
            <calcext:condition calcext:apply-style-name="italic" calcext:value="formula-is([.H43]=&quot;&amp;\it&quot;)" calcext:base-cell-address="results.I43"/>
            <calcext:condition calcext:apply-style-name="bold" calcext:value="formula-is([.H43]=&quot;&amp;\bf&quot;)" calcext:base-cell-address="results.I43"/>
            <calcext:condition calcext:apply-style-name="bold-italic" calcext:value="formula-is([.H43]=&quot;&amp;\bf\it&quot;)" calcext:base-cell-address="results.I43"/>
          </calcext:conditional-format>
          <calcext:conditional-format calcext:target-range-address="results.J43:results.J43">
            <calcext:condition calcext:apply-style-name="italic" calcext:value="formula-is([.H43]=&quot;&amp;\it&quot;)" calcext:base-cell-address="results.J43"/>
            <calcext:condition calcext:apply-style-name="bold" calcext:value="formula-is([.H43]=&quot;&amp;\bf&quot;)" calcext:base-cell-address="results.J43"/>
            <calcext:condition calcext:apply-style-name="bold-italic" calcext:value="formula-is([.H43]=&quot;&amp;\bf\it&quot;)" calcext:base-cell-address="results.J43"/>
          </calcext:conditional-format>
          <calcext:conditional-format calcext:target-range-address="results.L43:results.L43">
            <calcext:condition calcext:apply-style-name="italic" calcext:value="formula-is([.K43]=&quot;&amp;\it&quot;)" calcext:base-cell-address="results.L43"/>
            <calcext:condition calcext:apply-style-name="bold" calcext:value="formula-is([.K43]=&quot;&amp;\bf&quot;)" calcext:base-cell-address="results.L43"/>
            <calcext:condition calcext:apply-style-name="bold-italic" calcext:value="formula-is([.K43]=&quot;&amp;\bf\it&quot;)" calcext:base-cell-address="results.L43"/>
          </calcext:conditional-format>
          <calcext:conditional-format calcext:target-range-address="results.M43:results.M43">
            <calcext:condition calcext:apply-style-name="italic" calcext:value="formula-is([.K43]=&quot;&amp;\it&quot;)" calcext:base-cell-address="results.M43"/>
            <calcext:condition calcext:apply-style-name="bold" calcext:value="formula-is([.K43]=&quot;&amp;\bf&quot;)" calcext:base-cell-address="results.M43"/>
            <calcext:condition calcext:apply-style-name="bold-italic" calcext:value="formula-is([.K43]=&quot;&amp;\bf\it&quot;)" calcext:base-cell-address="results.M43"/>
          </calcext:conditional-format>
          <calcext:conditional-format calcext:target-range-address="results.F37:results.F37">
            <calcext:condition calcext:apply-style-name="italic" calcext:value="formula-is([.E37]=&quot;&amp;\it&quot;)" calcext:base-cell-address="results.F37"/>
            <calcext:condition calcext:apply-style-name="bold" calcext:value="formula-is([.E37]=&quot;&amp;\bf&quot;)" calcext:base-cell-address="results.F37"/>
            <calcext:condition calcext:apply-style-name="bold-italic" calcext:value="formula-is([.E37]=&quot;&amp;\bf\it&quot;)" calcext:base-cell-address="results.F37"/>
          </calcext:conditional-format>
          <calcext:conditional-format calcext:target-range-address="results.F38:results.F38">
            <calcext:condition calcext:apply-style-name="italic" calcext:value="formula-is([.E38]=&quot;&amp;\it&quot;)" calcext:base-cell-address="results.F38"/>
            <calcext:condition calcext:apply-style-name="bold" calcext:value="formula-is([.E38]=&quot;&amp;\bf&quot;)" calcext:base-cell-address="results.F38"/>
            <calcext:condition calcext:apply-style-name="bold-italic" calcext:value="formula-is([.E38]=&quot;&amp;\bf\it&quot;)" calcext:base-cell-address="results.F38"/>
          </calcext:conditional-format>
          <calcext:conditional-format calcext:target-range-address="results.F39:results.F39">
            <calcext:condition calcext:apply-style-name="italic" calcext:value="formula-is([.E39]=&quot;&amp;\it&quot;)" calcext:base-cell-address="results.F39"/>
            <calcext:condition calcext:apply-style-name="bold" calcext:value="formula-is([.E39]=&quot;&amp;\bf&quot;)" calcext:base-cell-address="results.F39"/>
            <calcext:condition calcext:apply-style-name="bold-italic" calcext:value="formula-is([.E39]=&quot;&amp;\bf\it&quot;)" calcext:base-cell-address="results.F39"/>
          </calcext:conditional-format>
          <calcext:conditional-format calcext:target-range-address="results.F40:results.F40">
            <calcext:condition calcext:apply-style-name="italic" calcext:value="formula-is([.E40]=&quot;&amp;\it&quot;)" calcext:base-cell-address="results.F40"/>
            <calcext:condition calcext:apply-style-name="bold" calcext:value="formula-is([.E40]=&quot;&amp;\bf&quot;)" calcext:base-cell-address="results.F40"/>
            <calcext:condition calcext:apply-style-name="bold-italic" calcext:value="formula-is([.E40]=&quot;&amp;\bf\it&quot;)" calcext:base-cell-address="results.F40"/>
          </calcext:conditional-format>
          <calcext:conditional-format calcext:target-range-address="results.F41:results.F41">
            <calcext:condition calcext:apply-style-name="italic" calcext:value="formula-is([.E41]=&quot;&amp;\it&quot;)" calcext:base-cell-address="results.F41"/>
            <calcext:condition calcext:apply-style-name="bold" calcext:value="formula-is([.E41]=&quot;&amp;\bf&quot;)" calcext:base-cell-address="results.F41"/>
            <calcext:condition calcext:apply-style-name="bold-italic" calcext:value="formula-is([.E41]=&quot;&amp;\bf\it&quot;)" calcext:base-cell-address="results.F41"/>
          </calcext:conditional-format>
          <calcext:conditional-format calcext:target-range-address="results.I37:results.I37">
            <calcext:condition calcext:apply-style-name="italic" calcext:value="formula-is([.H37]=&quot;&amp;\it&quot;)" calcext:base-cell-address="results.I37"/>
            <calcext:condition calcext:apply-style-name="bold" calcext:value="formula-is([.H37]=&quot;&amp;\bf&quot;)" calcext:base-cell-address="results.I37"/>
            <calcext:condition calcext:apply-style-name="bold-italic" calcext:value="formula-is([.H37]=&quot;&amp;\bf\it&quot;)" calcext:base-cell-address="results.I37"/>
          </calcext:conditional-format>
          <calcext:conditional-format calcext:target-range-address="results.I38:results.I38">
            <calcext:condition calcext:apply-style-name="italic" calcext:value="formula-is([.H38]=&quot;&amp;\it&quot;)" calcext:base-cell-address="results.I38"/>
            <calcext:condition calcext:apply-style-name="bold" calcext:value="formula-is([.H38]=&quot;&amp;\bf&quot;)" calcext:base-cell-address="results.I38"/>
            <calcext:condition calcext:apply-style-name="bold-italic" calcext:value="formula-is([.H38]=&quot;&amp;\bf\it&quot;)" calcext:base-cell-address="results.I38"/>
          </calcext:conditional-format>
          <calcext:conditional-format calcext:target-range-address="results.I39:results.I39">
            <calcext:condition calcext:apply-style-name="italic" calcext:value="formula-is([.H39]=&quot;&amp;\it&quot;)" calcext:base-cell-address="results.I39"/>
            <calcext:condition calcext:apply-style-name="bold" calcext:value="formula-is([.H39]=&quot;&amp;\bf&quot;)" calcext:base-cell-address="results.I39"/>
            <calcext:condition calcext:apply-style-name="bold-italic" calcext:value="formula-is([.H39]=&quot;&amp;\bf\it&quot;)" calcext:base-cell-address="results.I39"/>
          </calcext:conditional-format>
          <calcext:conditional-format calcext:target-range-address="results.I40:results.I40">
            <calcext:condition calcext:apply-style-name="italic" calcext:value="formula-is([.H40]=&quot;&amp;\it&quot;)" calcext:base-cell-address="results.I40"/>
            <calcext:condition calcext:apply-style-name="bold" calcext:value="formula-is([.H40]=&quot;&amp;\bf&quot;)" calcext:base-cell-address="results.I40"/>
            <calcext:condition calcext:apply-style-name="bold-italic" calcext:value="formula-is([.H40]=&quot;&amp;\bf\it&quot;)" calcext:base-cell-address="results.I40"/>
          </calcext:conditional-format>
          <calcext:conditional-format calcext:target-range-address="results.I41:results.I41">
            <calcext:condition calcext:apply-style-name="italic" calcext:value="formula-is([.H41]=&quot;&amp;\it&quot;)" calcext:base-cell-address="results.I41"/>
            <calcext:condition calcext:apply-style-name="bold" calcext:value="formula-is([.H41]=&quot;&amp;\bf&quot;)" calcext:base-cell-address="results.I41"/>
            <calcext:condition calcext:apply-style-name="bold-italic" calcext:value="formula-is([.H41]=&quot;&amp;\bf\it&quot;)" calcext:base-cell-address="results.I41"/>
          </calcext:conditional-format>
          <calcext:conditional-format calcext:target-range-address="results.L37:results.L37">
            <calcext:condition calcext:apply-style-name="italic" calcext:value="formula-is([.K37]=&quot;&amp;\it&quot;)" calcext:base-cell-address="results.L37"/>
            <calcext:condition calcext:apply-style-name="bold" calcext:value="formula-is([.K37]=&quot;&amp;\bf&quot;)" calcext:base-cell-address="results.L37"/>
            <calcext:condition calcext:apply-style-name="bold-italic" calcext:value="formula-is([.K37]=&quot;&amp;\bf\it&quot;)" calcext:base-cell-address="results.L37"/>
          </calcext:conditional-format>
          <calcext:conditional-format calcext:target-range-address="results.L38:results.L38">
            <calcext:condition calcext:apply-style-name="italic" calcext:value="formula-is([.K38]=&quot;&amp;\it&quot;)" calcext:base-cell-address="results.L38"/>
            <calcext:condition calcext:apply-style-name="bold" calcext:value="formula-is([.K38]=&quot;&amp;\bf&quot;)" calcext:base-cell-address="results.L38"/>
            <calcext:condition calcext:apply-style-name="bold-italic" calcext:value="formula-is([.K38]=&quot;&amp;\bf\it&quot;)" calcext:base-cell-address="results.L38"/>
          </calcext:conditional-format>
          <calcext:conditional-format calcext:target-range-address="results.L39:results.L39">
            <calcext:condition calcext:apply-style-name="italic" calcext:value="formula-is([.K39]=&quot;&amp;\it&quot;)" calcext:base-cell-address="results.L39"/>
            <calcext:condition calcext:apply-style-name="bold" calcext:value="formula-is([.K39]=&quot;&amp;\bf&quot;)" calcext:base-cell-address="results.L39"/>
            <calcext:condition calcext:apply-style-name="bold-italic" calcext:value="formula-is([.K39]=&quot;&amp;\bf\it&quot;)" calcext:base-cell-address="results.L39"/>
          </calcext:conditional-format>
          <calcext:conditional-format calcext:target-range-address="results.L40:results.L40">
            <calcext:condition calcext:apply-style-name="italic" calcext:value="formula-is([.K40]=&quot;&amp;\it&quot;)" calcext:base-cell-address="results.L40"/>
            <calcext:condition calcext:apply-style-name="bold" calcext:value="formula-is([.K40]=&quot;&amp;\bf&quot;)" calcext:base-cell-address="results.L40"/>
            <calcext:condition calcext:apply-style-name="bold-italic" calcext:value="formula-is([.K40]=&quot;&amp;\bf\it&quot;)" calcext:base-cell-address="results.L40"/>
          </calcext:conditional-format>
          <calcext:conditional-format calcext:target-range-address="results.L41:results.L41">
            <calcext:condition calcext:apply-style-name="italic" calcext:value="formula-is([.K41]=&quot;&amp;\it&quot;)" calcext:base-cell-address="results.L41"/>
            <calcext:condition calcext:apply-style-name="bold" calcext:value="formula-is([.K41]=&quot;&amp;\bf&quot;)" calcext:base-cell-address="results.L41"/>
            <calcext:condition calcext:apply-style-name="bold-italic" calcext:value="formula-is([.K41]=&quot;&amp;\bf\it&quot;)" calcext:base-cell-address="results.L41"/>
          </calcext:conditional-format>
        </calcext:conditional-formats>
      </table:table>
      <table:table table:name="ga" table:style-name="ta1">
        <table:table-column table:style-name="co42" table:default-cell-style-name="Default"/>
        <table:table-column table:style-name="co41" table:number-columns-repeated="5" table:default-cell-style-name="Default"/>
        <table:table-column table:style-name="co43" table:default-cell-style-name="Default"/>
        <table:table-column table:style-name="co41" table:number-columns-repeated="5" table:default-cell-style-name="Default"/>
        <table:table-column table:style-name="co18" table:default-cell-style-name="Default"/>
        <table:table-column table:style-name="co42" table:number-columns-repeated="52" table:default-cell-style-name="Default"/>
        <table:table-column table:style-name="co44" table:number-columns-repeated="2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tetime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f1s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tetime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f1s</text:p>
          </table:table-cell>
          <table:table-cell/>
          <table:table-cell office:value-type="string" calcext:value-type="string">
            <text:p>tetime</text:p>
          </table:table-cell>
          <table:table-cell table:number-columns-repeated="10"/>
          <table:table-cell office:value-type="string" calcext:value-type="string">
            <text:p>acc</text:p>
          </table:table-cell>
          <table:table-cell table:number-columns-repeated="10"/>
          <table:table-cell office:value-type="string" calcext:value-type="string">
            <text:p>prec</text:p>
          </table:table-cell>
          <table:table-cell table:number-columns-repeated="10"/>
          <table:table-cell office:value-type="string" calcext:value-type="string">
            <text:p>rec</text:p>
          </table:table-cell>
          <table:table-cell table:number-columns-repeated="10"/>
          <table:table-cell office:value-type="string" calcext:value-type="string">
            <text:p>f1s</text:p>
          </table:table-cell>
          <table:table-cell table:number-columns-repeated="9"/>
        </table:table-row>
        <table:table-row table:style-name="ro1">
          <table:table-cell table:formula="of:=[$results.A5]" office:value-type="string" office:string-value="d00" calcext:value-type="string">
            <text:p>d00</text:p>
          </table:table-cell>
          <table:table-cell table:formula="of:=MROUND(AVERAGE([.N2:.W2]);0.0001)" office:value-type="float" office:value="0.046" calcext:value-type="float">
            <text:p>0.046</text:p>
          </table:table-cell>
          <table:table-cell table:formula="of:=MROUND(AVERAGE([.Y2:.AH2])*100;0.01)" office:value-type="float" office:value="99.91" calcext:value-type="float">
            <text:p>99.91</text:p>
          </table:table-cell>
          <table:table-cell table:formula="of:=MROUND(AVERAGE([.AJ2:.AS2])*100;0.01)" office:value-type="float" office:value="99.91" calcext:value-type="float">
            <text:p>99.91</text:p>
          </table:table-cell>
          <table:table-cell table:formula="of:=MROUND(AVERAGE([.AU2:.BD2])*100;0.01)" office:value-type="float" office:value="100" calcext:value-type="float">
            <text:p>100</text:p>
          </table:table-cell>
          <table:table-cell table:formula="of:=MROUND(AVERAGE([.BF2:.BO2])*100;0.01)" office:value-type="float" office:value="99.95" calcext:value-type="float">
            <text:p>99.95</text:p>
          </table:table-cell>
          <table:table-cell/>
          <table:table-cell table:formula="of:=STDEV([.N2:.W2])" office:value-type="float" office:value="0.00516397779494322" calcext:value-type="float">
            <text:p>0.0051639778</text:p>
          </table:table-cell>
          <table:table-cell table:formula="of:=STDEV([.Y2:.AH2])*100" office:value-type="float" office:value="0.114629201728397" calcext:value-type="float">
            <text:p>0.1146292017</text:p>
          </table:table-cell>
          <table:table-cell table:formula="of:=STDEV([.AJ2:.AS2])*100" office:value-type="float" office:value="0.114629201728397" calcext:value-type="float">
            <text:p>0.1146292017</text:p>
          </table:table-cell>
          <table:table-cell table:formula="of:=STDEV([.AU2:.BD2])*100" office:value-type="float" office:value="0" calcext:value-type="float">
            <text:p>0</text:p>
          </table:table-cell>
          <table:table-cell table:formula="of:=STDEV([.BF2:.BO2])*100" office:value-type="float" office:value="0.0574009301124809" calcext:value-type="float">
            <text:p>0.0574009301</text:p>
          </table:table-cell>
          <table:table-cell/>
          <table:table-cell table:formula="of:=IF(ISBLANK([.B10]);&quot;&quot;;[.B10])" office:value-type="float" office:value="0.04" calcext:value-type="float">
            <text:p>0.04</text:p>
          </table:table-cell>
          <table:table-cell table:formula="of:=IF(ISBLANK([.B15]);&quot;&quot;;[.B15])" office:value-type="float" office:value="0.04" calcext:value-type="float">
            <text:p>0.04</text:p>
          </table:table-cell>
          <table:table-cell table:formula="of:=IF(ISBLANK([.B20]);&quot;&quot;;[.B20])" office:value-type="float" office:value="0.05" calcext:value-type="float">
            <text:p>0.05</text:p>
          </table:table-cell>
          <table:table-cell table:formula="of:=IF(ISBLANK([.B25]);&quot;&quot;;[.B25])" office:value-type="float" office:value="0.04" calcext:value-type="float">
            <text:p>0.04</text:p>
          </table:table-cell>
          <table:table-cell table:formula="of:=IF(ISBLANK([.B30]);&quot;&quot;;[.B30])" office:value-type="float" office:value="0.04" calcext:value-type="float">
            <text:p>0.04</text:p>
          </table:table-cell>
          <table:table-cell table:formula="of:=IF(ISBLANK([.B35]);&quot;&quot;;[.B35])" office:value-type="float" office:value="0.05" calcext:value-type="float">
            <text:p>0.05</text:p>
          </table:table-cell>
          <table:table-cell table:formula="of:=IF(ISBLANK([.B40]);&quot;&quot;;[.B40])" office:value-type="float" office:value="0.05" calcext:value-type="float">
            <text:p>0.05</text:p>
          </table:table-cell>
          <table:table-cell table:formula="of:=IF(ISBLANK([.B45]);&quot;&quot;;[.B45])" office:value-type="float" office:value="0.05" calcext:value-type="float">
            <text:p>0.05</text:p>
          </table:table-cell>
          <table:table-cell table:formula="of:=IF(ISBLANK([.B50]);&quot;&quot;;[.B50])" office:value-type="float" office:value="0.05" calcext:value-type="float">
            <text:p>0.05</text:p>
          </table:table-cell>
          <table:table-cell table:formula="of:=IF(ISBLANK([.B55]);&quot;&quot;;[.B55])" office:value-type="float" office:value="0.05" calcext:value-type="float">
            <text:p>0.05</text:p>
          </table:table-cell>
          <table:table-cell/>
          <table:table-cell table:formula="of:=IF(ISBLANK([.C10]);&quot;&quot;;[.C10])" office:value-type="float" office:value="1" calcext:value-type="float">
            <text:p>1</text:p>
          </table:table-cell>
          <table:table-cell table:formula="of:=IF(ISBLANK([.C15]);&quot;&quot;;[.C15])" office:value-type="float" office:value="0.996875" calcext:value-type="float">
            <text:p>0.996875</text:p>
          </table:table-cell>
          <table:table-cell table:formula="of:=IF(ISBLANK([.C20]);&quot;&quot;;[.C20])" office:value-type="float" office:value="1" calcext:value-type="float">
            <text:p>1</text:p>
          </table:table-cell>
          <table:table-cell table:formula="of:=IF(ISBLANK([.C25]);&quot;&quot;;[.C25])" office:value-type="float" office:value="1" calcext:value-type="float">
            <text:p>1</text:p>
          </table:table-cell>
          <table:table-cell table:formula="of:=IF(ISBLANK([.C30]);&quot;&quot;;[.C30])" office:value-type="float" office:value="0.998958" calcext:value-type="float">
            <text:p>0.998958</text:p>
          </table:table-cell>
          <table:table-cell table:formula="of:=IF(ISBLANK([.C35]);&quot;&quot;;[.C35])" office:value-type="float" office:value="0.997917" calcext:value-type="float">
            <text:p>0.997917</text:p>
          </table:table-cell>
          <table:table-cell table:formula="of:=IF(ISBLANK([.C40]);&quot;&quot;;[.C40])" office:value-type="float" office:value="1" calcext:value-type="float">
            <text:p>1</text:p>
          </table:table-cell>
          <table:table-cell table:formula="of:=IF(ISBLANK([.C45]);&quot;&quot;;[.C45])" office:value-type="float" office:value="0.997917" calcext:value-type="float">
            <text:p>0.997917</text:p>
          </table:table-cell>
          <table:table-cell table:formula="of:=IF(ISBLANK([.C50]);&quot;&quot;;[.C50])" office:value-type="float" office:value="1" calcext:value-type="float">
            <text:p>1</text:p>
          </table:table-cell>
          <table:table-cell table:formula="of:=IF(ISBLANK([.C55]);&quot;&quot;;[.C55])" office:value-type="float" office:value="0.998958" calcext:value-type="float">
            <text:p>0.998958</text:p>
          </table:table-cell>
          <table:table-cell/>
          <table:table-cell table:formula="of:=IF(ISBLANK([.D10]);&quot;&quot;;[.D10])" office:value-type="float" office:value="1" calcext:value-type="float">
            <text:p>1</text:p>
          </table:table-cell>
          <table:table-cell table:formula="of:=IF(ISBLANK([.D15]);&quot;&quot;;[.D15])" office:value-type="float" office:value="0.996875" calcext:value-type="float">
            <text:p>0.996875</text:p>
          </table:table-cell>
          <table:table-cell table:formula="of:=IF(ISBLANK([.D20]);&quot;&quot;;[.D20])" office:value-type="float" office:value="1" calcext:value-type="float">
            <text:p>1</text:p>
          </table:table-cell>
          <table:table-cell table:formula="of:=IF(ISBLANK([.D25]);&quot;&quot;;[.D25])" office:value-type="float" office:value="1" calcext:value-type="float">
            <text:p>1</text:p>
          </table:table-cell>
          <table:table-cell table:formula="of:=IF(ISBLANK([.D30]);&quot;&quot;;[.D30])" office:value-type="float" office:value="0.998958" calcext:value-type="float">
            <text:p>0.998958</text:p>
          </table:table-cell>
          <table:table-cell table:formula="of:=IF(ISBLANK([.D35]);&quot;&quot;;[.D35])" office:value-type="float" office:value="0.997917" calcext:value-type="float">
            <text:p>0.997917</text:p>
          </table:table-cell>
          <table:table-cell table:formula="of:=IF(ISBLANK([.D40]);&quot;&quot;;[.D40])" office:value-type="float" office:value="1" calcext:value-type="float">
            <text:p>1</text:p>
          </table:table-cell>
          <table:table-cell table:formula="of:=IF(ISBLANK([.D45]);&quot;&quot;;[.D45])" office:value-type="float" office:value="0.997917" calcext:value-type="float">
            <text:p>0.997917</text:p>
          </table:table-cell>
          <table:table-cell table:formula="of:=IF(ISBLANK([.D50]);&quot;&quot;;[.D50])" office:value-type="float" office:value="1" calcext:value-type="float">
            <text:p>1</text:p>
          </table:table-cell>
          <table:table-cell table:formula="of:=IF(ISBLANK([.D55]);&quot;&quot;;[.D55])" office:value-type="float" office:value="0.998958" calcext:value-type="float">
            <text:p>0.998958</text:p>
          </table:table-cell>
          <table:table-cell/>
          <table:table-cell table:formula="of:=IF(ISBLANK([.E10]);&quot;&quot;;[.E10])" office:value-type="float" office:value="1" calcext:value-type="float">
            <text:p>1</text:p>
          </table:table-cell>
          <table:table-cell table:formula="of:=IF(ISBLANK([.E15]);&quot;&quot;;[.E15])" office:value-type="float" office:value="1" calcext:value-type="float">
            <text:p>1</text:p>
          </table:table-cell>
          <table:table-cell table:formula="of:=IF(ISBLANK([.E20]);&quot;&quot;;[.E20])" office:value-type="float" office:value="1" calcext:value-type="float">
            <text:p>1</text:p>
          </table:table-cell>
          <table:table-cell table:formula="of:=IF(ISBLANK([.E25]);&quot;&quot;;[.E25])" office:value-type="float" office:value="1" calcext:value-type="float">
            <text:p>1</text:p>
          </table:table-cell>
          <table:table-cell table:formula="of:=IF(ISBLANK([.E30]);&quot;&quot;;[.E30])" office:value-type="float" office:value="1" calcext:value-type="float">
            <text:p>1</text:p>
          </table:table-cell>
          <table:table-cell table:formula="of:=IF(ISBLANK([.E35]);&quot;&quot;;[.E35])" office:value-type="float" office:value="1" calcext:value-type="float">
            <text:p>1</text:p>
          </table:table-cell>
          <table:table-cell table:formula="of:=IF(ISBLANK([.E40]);&quot;&quot;;[.E40])" office:value-type="float" office:value="1" calcext:value-type="float">
            <text:p>1</text:p>
          </table:table-cell>
          <table:table-cell table:formula="of:=IF(ISBLANK([.E45]);&quot;&quot;;[.E45])" office:value-type="float" office:value="1" calcext:value-type="float">
            <text:p>1</text:p>
          </table:table-cell>
          <table:table-cell table:formula="of:=IF(ISBLANK([.E50]);&quot;&quot;;[.E50])" office:value-type="float" office:value="1" calcext:value-type="float">
            <text:p>1</text:p>
          </table:table-cell>
          <table:table-cell table:formula="of:=IF(ISBLANK([.E55]);&quot;&quot;;[.E55])" office:value-type="float" office:value="1" calcext:value-type="float">
            <text:p>1</text:p>
          </table:table-cell>
          <table:table-cell/>
          <table:table-cell table:formula="of:=IF(ISBLANK([.F10]);&quot;&quot;;[.F10])" office:value-type="float" office:value="1" calcext:value-type="float">
            <text:p>1</text:p>
          </table:table-cell>
          <table:table-cell table:formula="of:=IF(ISBLANK([.F15]);&quot;&quot;;[.F15])" office:value-type="float" office:value="0.998435" calcext:value-type="float">
            <text:p>0.998435</text:p>
          </table:table-cell>
          <table:table-cell table:formula="of:=IF(ISBLANK([.F20]);&quot;&quot;;[.F20])" office:value-type="float" office:value="1" calcext:value-type="float">
            <text:p>1</text:p>
          </table:table-cell>
          <table:table-cell table:formula="of:=IF(ISBLANK([.F25]);&quot;&quot;;[.F25])" office:value-type="float" office:value="1" calcext:value-type="float">
            <text:p>1</text:p>
          </table:table-cell>
          <table:table-cell table:formula="of:=IF(ISBLANK([.F30]);&quot;&quot;;[.F30])" office:value-type="float" office:value="0.999479" calcext:value-type="float">
            <text:p>0.999479</text:p>
          </table:table-cell>
          <table:table-cell table:formula="of:=IF(ISBLANK([.F35]);&quot;&quot;;[.F35])" office:value-type="float" office:value="0.998957" calcext:value-type="float">
            <text:p>0.998957</text:p>
          </table:table-cell>
          <table:table-cell table:formula="of:=IF(ISBLANK([.F40]);&quot;&quot;;[.F40])" office:value-type="float" office:value="1" calcext:value-type="float">
            <text:p>1</text:p>
          </table:table-cell>
          <table:table-cell table:formula="of:=IF(ISBLANK([.F45]);&quot;&quot;;[.F45])" office:value-type="float" office:value="0.998957" calcext:value-type="float">
            <text:p>0.998957</text:p>
          </table:table-cell>
          <table:table-cell table:formula="of:=IF(ISBLANK([.F50]);&quot;&quot;;[.F50])" office:value-type="float" office:value="1" calcext:value-type="float">
            <text:p>1</text:p>
          </table:table-cell>
          <table:table-cell table:formula="of:=IF(ISBLANK([.F55]);&quot;&quot;;[.F55])" office:value-type="float" office:value="0.999479" calcext:value-type="float">
            <text:p>0.999479</text:p>
          </table:table-cell>
        </table:table-row>
        <table:table-row table:style-name="ro1">
          <table:table-cell table:formula="of:=[$results.A6]" office:value-type="string" office:string-value="d01" calcext:value-type="string">
            <text:p>d01</text:p>
          </table:table-cell>
          <table:table-cell table:formula="of:=MROUND(AVERAGE([.N3:.W3]);0.0001)" office:value-type="float" office:value="0.057" calcext:value-type="float">
            <text:p>0.057</text:p>
          </table:table-cell>
          <table:table-cell table:formula="of:=MROUND(AVERAGE([.Y3:.AH3])*100;0.01)" office:value-type="float" office:value="99.5" calcext:value-type="float">
            <text:p>99.5</text:p>
          </table:table-cell>
          <table:table-cell table:formula="of:=MROUND(AVERAGE([.AJ3:.AS3])*100;0.01)" office:value-type="float" office:value="99.41" calcext:value-type="float">
            <text:p>99.41</text:p>
          </table:table-cell>
          <table:table-cell table:formula="of:=MROUND(AVERAGE([.AU3:.BD3])*100;0.01)" office:value-type="float" office:value="100" calcext:value-type="float">
            <text:p>100</text:p>
          </table:table-cell>
          <table:table-cell table:formula="of:=MROUND(AVERAGE([.BF3:.BO3])*100;0.01)" office:value-type="float" office:value="99.71" calcext:value-type="float">
            <text:p>99.71</text:p>
          </table:table-cell>
          <table:table-cell/>
          <table:table-cell table:formula="of:=STDEV([.N3:.W3])" office:value-type="float" office:value="0.00674948557710553" calcext:value-type="float">
            <text:p>0.0067494856</text:p>
          </table:table-cell>
          <table:table-cell table:formula="of:=STDEV([.Y3:.AH3])*100" office:value-type="float" office:value="0.0957048292059075" calcext:value-type="float">
            <text:p>0.0957048292</text:p>
          </table:table-cell>
          <table:table-cell table:formula="of:=STDEV([.AJ3:.AS3])*100" office:value-type="float" office:value="0.102909075293567" calcext:value-type="float">
            <text:p>0.1029090753</text:p>
          </table:table-cell>
          <table:table-cell table:formula="of:=STDEV([.AU3:.BD3])*100" office:value-type="float" office:value="0" calcext:value-type="float">
            <text:p>0</text:p>
          </table:table-cell>
          <table:table-cell table:formula="of:=STDEV([.BF3:.BO3])*100" office:value-type="float" office:value="0.0517838466877239" calcext:value-type="float">
            <text:p>0.0517838467</text:p>
          </table:table-cell>
          <table:table-cell/>
          <table:table-cell table:formula="of:=IF(ISBLANK([.B11]);&quot;&quot;;[.B11])" office:value-type="float" office:value="0.06" calcext:value-type="float">
            <text:p>0.06</text:p>
          </table:table-cell>
          <table:table-cell table:formula="of:=IF(ISBLANK([.B16]);&quot;&quot;;[.B16])" office:value-type="float" office:value="0.04" calcext:value-type="float">
            <text:p>0.04</text:p>
          </table:table-cell>
          <table:table-cell table:formula="of:=IF(ISBLANK([.B21]);&quot;&quot;;[.B21])" office:value-type="float" office:value="0.06" calcext:value-type="float">
            <text:p>0.06</text:p>
          </table:table-cell>
          <table:table-cell table:formula="of:=IF(ISBLANK([.B26]);&quot;&quot;;[.B26])" office:value-type="float" office:value="0.06" calcext:value-type="float">
            <text:p>0.06</text:p>
          </table:table-cell>
          <table:table-cell table:formula="of:=IF(ISBLANK([.B31]);&quot;&quot;;[.B31])" office:value-type="float" office:value="0.05" calcext:value-type="float">
            <text:p>0.05</text:p>
          </table:table-cell>
          <table:table-cell table:formula="of:=IF(ISBLANK([.B36]);&quot;&quot;;[.B36])" office:value-type="float" office:value="0.06" calcext:value-type="float">
            <text:p>0.06</text:p>
          </table:table-cell>
          <table:table-cell table:formula="of:=IF(ISBLANK([.B41]);&quot;&quot;;[.B41])" office:value-type="float" office:value="0.06" calcext:value-type="float">
            <text:p>0.06</text:p>
          </table:table-cell>
          <table:table-cell table:formula="of:=IF(ISBLANK([.B46]);&quot;&quot;;[.B46])" office:value-type="float" office:value="0.06" calcext:value-type="float">
            <text:p>0.06</text:p>
          </table:table-cell>
          <table:table-cell table:formula="of:=IF(ISBLANK([.B51]);&quot;&quot;;[.B51])" office:value-type="float" office:value="0.06" calcext:value-type="float">
            <text:p>0.06</text:p>
          </table:table-cell>
          <table:table-cell table:formula="of:=IF(ISBLANK([.B56]);&quot;&quot;;[.B56])" office:value-type="float" office:value="0.06" calcext:value-type="float">
            <text:p>0.06</text:p>
          </table:table-cell>
          <table:table-cell/>
          <table:table-cell table:formula="of:=IF(ISBLANK([.C11]);&quot;&quot;;[.C11])" office:value-type="float" office:value="0.995833" calcext:value-type="float">
            <text:p>0.995833</text:p>
          </table:table-cell>
          <table:table-cell table:formula="of:=IF(ISBLANK([.C16]);&quot;&quot;;[.C16])" office:value-type="float" office:value="0.995833" calcext:value-type="float">
            <text:p>0.995833</text:p>
          </table:table-cell>
          <table:table-cell table:formula="of:=IF(ISBLANK([.C21]);&quot;&quot;;[.C21])" office:value-type="float" office:value="0.994792" calcext:value-type="float">
            <text:p>0.994792</text:p>
          </table:table-cell>
          <table:table-cell table:formula="of:=IF(ISBLANK([.C26]);&quot;&quot;;[.C26])" office:value-type="float" office:value="0.99375" calcext:value-type="float">
            <text:p>0.99375</text:p>
          </table:table-cell>
          <table:table-cell table:formula="of:=IF(ISBLANK([.C31]);&quot;&quot;;[.C31])" office:value-type="float" office:value="0.994792" calcext:value-type="float">
            <text:p>0.994792</text:p>
          </table:table-cell>
          <table:table-cell table:formula="of:=IF(ISBLANK([.C36]);&quot;&quot;;[.C36])" office:value-type="float" office:value="0.99375" calcext:value-type="float">
            <text:p>0.99375</text:p>
          </table:table-cell>
          <table:table-cell table:formula="of:=IF(ISBLANK([.C41]);&quot;&quot;;[.C41])" office:value-type="float" office:value="0.995833" calcext:value-type="float">
            <text:p>0.995833</text:p>
          </table:table-cell>
          <table:table-cell table:formula="of:=IF(ISBLANK([.C46]);&quot;&quot;;[.C46])" office:value-type="float" office:value="0.99375" calcext:value-type="float">
            <text:p>0.99375</text:p>
          </table:table-cell>
          <table:table-cell table:formula="of:=IF(ISBLANK([.C51]);&quot;&quot;;[.C51])" office:value-type="float" office:value="0.995833" calcext:value-type="float">
            <text:p>0.995833</text:p>
          </table:table-cell>
          <table:table-cell table:formula="of:=IF(ISBLANK([.C56]);&quot;&quot;;[.C56])" office:value-type="float" office:value="0.995833" calcext:value-type="float">
            <text:p>0.995833</text:p>
          </table:table-cell>
          <table:table-cell/>
          <table:table-cell table:formula="of:=IF(ISBLANK([.D11]);&quot;&quot;;[.D11])" office:value-type="float" office:value="0.995" calcext:value-type="float">
            <text:p>0.995</text:p>
          </table:table-cell>
          <table:table-cell table:formula="of:=IF(ISBLANK([.D16]);&quot;&quot;;[.D16])" office:value-type="float" office:value="0.995" calcext:value-type="float">
            <text:p>0.995</text:p>
          </table:table-cell>
          <table:table-cell table:formula="of:=IF(ISBLANK([.D21]);&quot;&quot;;[.D21])" office:value-type="float" office:value="0.99375" calcext:value-type="float">
            <text:p>0.99375</text:p>
          </table:table-cell>
          <table:table-cell table:formula="of:=IF(ISBLANK([.D26]);&quot;&quot;;[.D26])" office:value-type="float" office:value="0.9925" calcext:value-type="float">
            <text:p>0.9925</text:p>
          </table:table-cell>
          <table:table-cell table:formula="of:=IF(ISBLANK([.D31]);&quot;&quot;;[.D31])" office:value-type="float" office:value="0.99375" calcext:value-type="float">
            <text:p>0.99375</text:p>
          </table:table-cell>
          <table:table-cell table:formula="of:=IF(ISBLANK([.D36]);&quot;&quot;;[.D36])" office:value-type="float" office:value="0.99375" calcext:value-type="float">
            <text:p>0.99375</text:p>
          </table:table-cell>
          <table:table-cell table:formula="of:=IF(ISBLANK([.D41]);&quot;&quot;;[.D41])" office:value-type="float" office:value="0.995" calcext:value-type="float">
            <text:p>0.995</text:p>
          </table:table-cell>
          <table:table-cell table:formula="of:=IF(ISBLANK([.D46]);&quot;&quot;;[.D46])" office:value-type="float" office:value="0.9925" calcext:value-type="float">
            <text:p>0.9925</text:p>
          </table:table-cell>
          <table:table-cell table:formula="of:=IF(ISBLANK([.D51]);&quot;&quot;;[.D51])" office:value-type="float" office:value="0.995" calcext:value-type="float">
            <text:p>0.995</text:p>
          </table:table-cell>
          <table:table-cell table:formula="of:=IF(ISBLANK([.D56]);&quot;&quot;;[.D56])" office:value-type="float" office:value="0.995" calcext:value-type="float">
            <text:p>0.995</text:p>
          </table:table-cell>
          <table:table-cell/>
          <table:table-cell table:formula="of:=IF(ISBLANK([.E11]);&quot;&quot;;[.E11])" office:value-type="float" office:value="1" calcext:value-type="float">
            <text:p>1</text:p>
          </table:table-cell>
          <table:table-cell table:formula="of:=IF(ISBLANK([.E16]);&quot;&quot;;[.E16])" office:value-type="float" office:value="1" calcext:value-type="float">
            <text:p>1</text:p>
          </table:table-cell>
          <table:table-cell table:formula="of:=IF(ISBLANK([.E21]);&quot;&quot;;[.E21])" office:value-type="float" office:value="1" calcext:value-type="float">
            <text:p>1</text:p>
          </table:table-cell>
          <table:table-cell table:formula="of:=IF(ISBLANK([.E26]);&quot;&quot;;[.E26])" office:value-type="float" office:value="1" calcext:value-type="float">
            <text:p>1</text:p>
          </table:table-cell>
          <table:table-cell table:formula="of:=IF(ISBLANK([.E31]);&quot;&quot;;[.E31])" office:value-type="float" office:value="1" calcext:value-type="float">
            <text:p>1</text:p>
          </table:table-cell>
          <table:table-cell table:formula="of:=IF(ISBLANK([.E36]);&quot;&quot;;[.E36])" office:value-type="float" office:value="1" calcext:value-type="float">
            <text:p>1</text:p>
          </table:table-cell>
          <table:table-cell table:formula="of:=IF(ISBLANK([.E41]);&quot;&quot;;[.E41])" office:value-type="float" office:value="1" calcext:value-type="float">
            <text:p>1</text:p>
          </table:table-cell>
          <table:table-cell table:formula="of:=IF(ISBLANK([.E46]);&quot;&quot;;[.E46])" office:value-type="float" office:value="1" calcext:value-type="float">
            <text:p>1</text:p>
          </table:table-cell>
          <table:table-cell table:formula="of:=IF(ISBLANK([.E51]);&quot;&quot;;[.E51])" office:value-type="float" office:value="1" calcext:value-type="float">
            <text:p>1</text:p>
          </table:table-cell>
          <table:table-cell table:formula="of:=IF(ISBLANK([.E56]);&quot;&quot;;[.E56])" office:value-type="float" office:value="1" calcext:value-type="float">
            <text:p>1</text:p>
          </table:table-cell>
          <table:table-cell/>
          <table:table-cell table:formula="of:=IF(ISBLANK([.F11]);&quot;&quot;;[.F11])" office:value-type="float" office:value="0.997494" calcext:value-type="float">
            <text:p>0.997494</text:p>
          </table:table-cell>
          <table:table-cell table:formula="of:=IF(ISBLANK([.F16]);&quot;&quot;;[.F16])" office:value-type="float" office:value="0.997494" calcext:value-type="float">
            <text:p>0.997494</text:p>
          </table:table-cell>
          <table:table-cell table:formula="of:=IF(ISBLANK([.F21]);&quot;&quot;;[.F21])" office:value-type="float" office:value="0.996865" calcext:value-type="float">
            <text:p>0.996865</text:p>
          </table:table-cell>
          <table:table-cell table:formula="of:=IF(ISBLANK([.F26]);&quot;&quot;;[.F26])" office:value-type="float" office:value="0.996236" calcext:value-type="float">
            <text:p>0.996236</text:p>
          </table:table-cell>
          <table:table-cell table:formula="of:=IF(ISBLANK([.F31]);&quot;&quot;;[.F31])" office:value-type="float" office:value="0.996865" calcext:value-type="float">
            <text:p>0.996865</text:p>
          </table:table-cell>
          <table:table-cell table:formula="of:=IF(ISBLANK([.F36]);&quot;&quot;;[.F36])" office:value-type="float" office:value="0.996865" calcext:value-type="float">
            <text:p>0.996865</text:p>
          </table:table-cell>
          <table:table-cell table:formula="of:=IF(ISBLANK([.F41]);&quot;&quot;;[.F41])" office:value-type="float" office:value="0.997494" calcext:value-type="float">
            <text:p>0.997494</text:p>
          </table:table-cell>
          <table:table-cell table:formula="of:=IF(ISBLANK([.F46]);&quot;&quot;;[.F46])" office:value-type="float" office:value="0.996236" calcext:value-type="float">
            <text:p>0.996236</text:p>
          </table:table-cell>
          <table:table-cell table:formula="of:=IF(ISBLANK([.F51]);&quot;&quot;;[.F51])" office:value-type="float" office:value="0.997494" calcext:value-type="float">
            <text:p>0.997494</text:p>
          </table:table-cell>
          <table:table-cell table:formula="of:=IF(ISBLANK([.F56]);&quot;&quot;;[.F56])" office:value-type="float" office:value="0.997494" calcext:value-type="float">
            <text:p>0.997494</text:p>
          </table:table-cell>
        </table:table-row>
        <table:table-row table:style-name="ro1">
          <table:table-cell table:formula="of:=[$results.A7]" office:value-type="string" office:string-value="d02" calcext:value-type="string">
            <text:p>d02</text:p>
          </table:table-cell>
          <table:table-cell table:formula="of:=MROUND(AVERAGE([.N4:.W4]);0.0001)" office:value-type="float" office:value="0.048" calcext:value-type="float">
            <text:p>0.048</text:p>
          </table:table-cell>
          <table:table-cell table:formula="of:=MROUND(AVERAGE([.Y4:.AH4])*100;0.01)" office:value-type="float" office:value="98.07" calcext:value-type="float">
            <text:p>98.07</text:p>
          </table:table-cell>
          <table:table-cell table:formula="of:=MROUND(AVERAGE([.AJ4:.AS4])*100;0.01)" office:value-type="float" office:value="97.76" calcext:value-type="float">
            <text:p>97.76</text:p>
          </table:table-cell>
          <table:table-cell table:formula="of:=MROUND(AVERAGE([.AU4:.BD4])*100;0.01)" office:value-type="float" office:value="100" calcext:value-type="float">
            <text:p>100</text:p>
          </table:table-cell>
          <table:table-cell table:formula="of:=MROUND(AVERAGE([.BF4:.BO4])*100;0.01)" office:value-type="float" office:value="98.87" calcext:value-type="float">
            <text:p>98.87</text:p>
          </table:table-cell>
          <table:table-cell/>
          <table:table-cell table:formula="of:=STDEV([.N4:.W4])" office:value-type="float" office:value="0.0103279555898864" calcext:value-type="float">
            <text:p>0.0103279556</text:p>
          </table:table-cell>
          <table:table-cell table:formula="of:=STDEV([.Y4:.AH4])*100" office:value-type="float" office:value="0.31155010101819" calcext:value-type="float">
            <text:p>0.311550101</text:p>
          </table:table-cell>
          <table:table-cell table:formula="of:=STDEV([.AJ4:.AS4])*100" office:value-type="float" office:value="0.39286165221077" calcext:value-type="float">
            <text:p>0.3928616522</text:p>
          </table:table-cell>
          <table:table-cell table:formula="of:=STDEV([.AU4:.BD4])*100" office:value-type="float" office:value="0" calcext:value-type="float">
            <text:p>0</text:p>
          </table:table-cell>
          <table:table-cell table:formula="of:=STDEV([.BF4:.BO4])*100" office:value-type="float" office:value="0.201331998064004" calcext:value-type="float">
            <text:p>0.2013319981</text:p>
          </table:table-cell>
          <table:table-cell/>
          <table:table-cell table:formula="of:=IF(ISBLANK([.B12]);&quot;&quot;;[.B12])" office:value-type="float" office:value="0.04" calcext:value-type="float">
            <text:p>0.04</text:p>
          </table:table-cell>
          <table:table-cell table:formula="of:=IF(ISBLANK([.B17]);&quot;&quot;;[.B17])" office:value-type="float" office:value="0.05" calcext:value-type="float">
            <text:p>0.05</text:p>
          </table:table-cell>
          <table:table-cell table:formula="of:=IF(ISBLANK([.B22]);&quot;&quot;;[.B22])" office:value-type="float" office:value="0.04" calcext:value-type="float">
            <text:p>0.04</text:p>
          </table:table-cell>
          <table:table-cell table:formula="of:=IF(ISBLANK([.B27]);&quot;&quot;;[.B27])" office:value-type="float" office:value="0.06" calcext:value-type="float">
            <text:p>0.06</text:p>
          </table:table-cell>
          <table:table-cell table:formula="of:=IF(ISBLANK([.B32]);&quot;&quot;;[.B32])" office:value-type="float" office:value="0.04" calcext:value-type="float">
            <text:p>0.04</text:p>
          </table:table-cell>
          <table:table-cell table:formula="of:=IF(ISBLANK([.B37]);&quot;&quot;;[.B37])" office:value-type="float" office:value="0.05" calcext:value-type="float">
            <text:p>0.05</text:p>
          </table:table-cell>
          <table:table-cell table:formula="of:=IF(ISBLANK([.B42]);&quot;&quot;;[.B42])" office:value-type="float" office:value="0.05" calcext:value-type="float">
            <text:p>0.05</text:p>
          </table:table-cell>
          <table:table-cell table:formula="of:=IF(ISBLANK([.B47]);&quot;&quot;;[.B47])" office:value-type="float" office:value="0.04" calcext:value-type="float">
            <text:p>0.04</text:p>
          </table:table-cell>
          <table:table-cell table:formula="of:=IF(ISBLANK([.B52]);&quot;&quot;;[.B52])" office:value-type="float" office:value="0.07" calcext:value-type="float">
            <text:p>0.07</text:p>
          </table:table-cell>
          <table:table-cell table:formula="of:=IF(ISBLANK([.B57]);&quot;&quot;;[.B57])" office:value-type="float" office:value="0.04" calcext:value-type="float">
            <text:p>0.04</text:p>
          </table:table-cell>
          <table:table-cell/>
          <table:table-cell table:formula="of:=IF(ISBLANK([.C12]);&quot;&quot;;[.C12])" office:value-type="float" office:value="0.984375" calcext:value-type="float">
            <text:p>0.984375</text:p>
          </table:table-cell>
          <table:table-cell table:formula="of:=IF(ISBLANK([.C17]);&quot;&quot;;[.C17])" office:value-type="float" office:value="0.982292" calcext:value-type="float">
            <text:p>0.982292</text:p>
          </table:table-cell>
          <table:table-cell table:formula="of:=IF(ISBLANK([.C22]);&quot;&quot;;[.C22])" office:value-type="float" office:value="0.98125" calcext:value-type="float">
            <text:p>0.98125</text:p>
          </table:table-cell>
          <table:table-cell table:formula="of:=IF(ISBLANK([.C27]);&quot;&quot;;[.C27])" office:value-type="float" office:value="0.982292" calcext:value-type="float">
            <text:p>0.982292</text:p>
          </table:table-cell>
          <table:table-cell table:formula="of:=IF(ISBLANK([.C32]);&quot;&quot;;[.C32])" office:value-type="float" office:value="0.982292" calcext:value-type="float">
            <text:p>0.982292</text:p>
          </table:table-cell>
          <table:table-cell table:formula="of:=IF(ISBLANK([.C37]);&quot;&quot;;[.C37])" office:value-type="float" office:value="0.983333" calcext:value-type="float">
            <text:p>0.983333</text:p>
          </table:table-cell>
          <table:table-cell table:formula="of:=IF(ISBLANK([.C42]);&quot;&quot;;[.C42])" office:value-type="float" office:value="0.973958" calcext:value-type="float">
            <text:p>0.973958</text:p>
          </table:table-cell>
          <table:table-cell table:formula="of:=IF(ISBLANK([.C47]);&quot;&quot;;[.C47])" office:value-type="float" office:value="0.980208" calcext:value-type="float">
            <text:p>0.980208</text:p>
          </table:table-cell>
          <table:table-cell table:formula="of:=IF(ISBLANK([.C52]);&quot;&quot;;[.C52])" office:value-type="float" office:value="0.977083" calcext:value-type="float">
            <text:p>0.977083</text:p>
          </table:table-cell>
          <table:table-cell table:formula="of:=IF(ISBLANK([.C57]);&quot;&quot;;[.C57])" office:value-type="float" office:value="0.980208" calcext:value-type="float">
            <text:p>0.980208</text:p>
          </table:table-cell>
          <table:table-cell/>
          <table:table-cell table:formula="of:=IF(ISBLANK([.D12]);&quot;&quot;;[.D12])" office:value-type="float" office:value="0.9825" calcext:value-type="float">
            <text:p>0.9825</text:p>
          </table:table-cell>
          <table:table-cell table:formula="of:=IF(ISBLANK([.D17]);&quot;&quot;;[.D17])" office:value-type="float" office:value="0.97875" calcext:value-type="float">
            <text:p>0.97875</text:p>
          </table:table-cell>
          <table:table-cell table:formula="of:=IF(ISBLANK([.D22]);&quot;&quot;;[.D22])" office:value-type="float" office:value="0.9775" calcext:value-type="float">
            <text:p>0.9775</text:p>
          </table:table-cell>
          <table:table-cell table:formula="of:=IF(ISBLANK([.D27]);&quot;&quot;;[.D27])" office:value-type="float" office:value="0.98125" calcext:value-type="float">
            <text:p>0.98125</text:p>
          </table:table-cell>
          <table:table-cell table:formula="of:=IF(ISBLANK([.D32]);&quot;&quot;;[.D32])" office:value-type="float" office:value="0.97875" calcext:value-type="float">
            <text:p>0.97875</text:p>
          </table:table-cell>
          <table:table-cell table:formula="of:=IF(ISBLANK([.D37]);&quot;&quot;;[.D37])" office:value-type="float" office:value="0.98" calcext:value-type="float">
            <text:p>0.98</text:p>
          </table:table-cell>
          <table:table-cell table:formula="of:=IF(ISBLANK([.D42]);&quot;&quot;;[.D42])" office:value-type="float" office:value="0.96875" calcext:value-type="float">
            <text:p>0.96875</text:p>
          </table:table-cell>
          <table:table-cell table:formula="of:=IF(ISBLANK([.D47]);&quot;&quot;;[.D47])" office:value-type="float" office:value="0.9775" calcext:value-type="float">
            <text:p>0.9775</text:p>
          </table:table-cell>
          <table:table-cell table:formula="of:=IF(ISBLANK([.D52]);&quot;&quot;;[.D52])" office:value-type="float" office:value="0.97375" calcext:value-type="float">
            <text:p>0.97375</text:p>
          </table:table-cell>
          <table:table-cell table:formula="of:=IF(ISBLANK([.D57]);&quot;&quot;;[.D57])" office:value-type="float" office:value="0.9775" calcext:value-type="float">
            <text:p>0.9775</text:p>
          </table:table-cell>
          <table:table-cell/>
          <table:table-cell table:formula="of:=IF(ISBLANK([.E12]);&quot;&quot;;[.E12])" office:value-type="float" office:value="1" calcext:value-type="float">
            <text:p>1</text:p>
          </table:table-cell>
          <table:table-cell table:formula="of:=IF(ISBLANK([.E17]);&quot;&quot;;[.E17])" office:value-type="float" office:value="1" calcext:value-type="float">
            <text:p>1</text:p>
          </table:table-cell>
          <table:table-cell table:formula="of:=IF(ISBLANK([.E22]);&quot;&quot;;[.E22])" office:value-type="float" office:value="1" calcext:value-type="float">
            <text:p>1</text:p>
          </table:table-cell>
          <table:table-cell table:formula="of:=IF(ISBLANK([.E27]);&quot;&quot;;[.E27])" office:value-type="float" office:value="1" calcext:value-type="float">
            <text:p>1</text:p>
          </table:table-cell>
          <table:table-cell table:formula="of:=IF(ISBLANK([.E32]);&quot;&quot;;[.E32])" office:value-type="float" office:value="1" calcext:value-type="float">
            <text:p>1</text:p>
          </table:table-cell>
          <table:table-cell table:formula="of:=IF(ISBLANK([.E37]);&quot;&quot;;[.E37])" office:value-type="float" office:value="1" calcext:value-type="float">
            <text:p>1</text:p>
          </table:table-cell>
          <table:table-cell table:formula="of:=IF(ISBLANK([.E42]);&quot;&quot;;[.E42])" office:value-type="float" office:value="1" calcext:value-type="float">
            <text:p>1</text:p>
          </table:table-cell>
          <table:table-cell table:formula="of:=IF(ISBLANK([.E47]);&quot;&quot;;[.E47])" office:value-type="float" office:value="1" calcext:value-type="float">
            <text:p>1</text:p>
          </table:table-cell>
          <table:table-cell table:formula="of:=IF(ISBLANK([.E52]);&quot;&quot;;[.E52])" office:value-type="float" office:value="1" calcext:value-type="float">
            <text:p>1</text:p>
          </table:table-cell>
          <table:table-cell table:formula="of:=IF(ISBLANK([.E57]);&quot;&quot;;[.E57])" office:value-type="float" office:value="1" calcext:value-type="float">
            <text:p>1</text:p>
          </table:table-cell>
          <table:table-cell/>
          <table:table-cell table:formula="of:=IF(ISBLANK([.F12]);&quot;&quot;;[.F12])" office:value-type="float" office:value="0.991173" calcext:value-type="float">
            <text:p>0.991173</text:p>
          </table:table-cell>
          <table:table-cell table:formula="of:=IF(ISBLANK([.F17]);&quot;&quot;;[.F17])" office:value-type="float" office:value="0.989261" calcext:value-type="float">
            <text:p>0.989261</text:p>
          </table:table-cell>
          <table:table-cell table:formula="of:=IF(ISBLANK([.F22]);&quot;&quot;;[.F22])" office:value-type="float" office:value="0.988622" calcext:value-type="float">
            <text:p>0.988622</text:p>
          </table:table-cell>
          <table:table-cell table:formula="of:=IF(ISBLANK([.F27]);&quot;&quot;;[.F27])" office:value-type="float" office:value="0.990536" calcext:value-type="float">
            <text:p>0.990536</text:p>
          </table:table-cell>
          <table:table-cell table:formula="of:=IF(ISBLANK([.F32]);&quot;&quot;;[.F32])" office:value-type="float" office:value="0.989261" calcext:value-type="float">
            <text:p>0.989261</text:p>
          </table:table-cell>
          <table:table-cell table:formula="of:=IF(ISBLANK([.F37]);&quot;&quot;;[.F37])" office:value-type="float" office:value="0.989899" calcext:value-type="float">
            <text:p>0.989899</text:p>
          </table:table-cell>
          <table:table-cell table:formula="of:=IF(ISBLANK([.F42]);&quot;&quot;;[.F42])" office:value-type="float" office:value="0.984127" calcext:value-type="float">
            <text:p>0.984127</text:p>
          </table:table-cell>
          <table:table-cell table:formula="of:=IF(ISBLANK([.F47]);&quot;&quot;;[.F47])" office:value-type="float" office:value="0.988622" calcext:value-type="float">
            <text:p>0.988622</text:p>
          </table:table-cell>
          <table:table-cell table:formula="of:=IF(ISBLANK([.F52]);&quot;&quot;;[.F52])" office:value-type="float" office:value="0.9867" calcext:value-type="float">
            <text:p>0.9867</text:p>
          </table:table-cell>
          <table:table-cell table:formula="of:=IF(ISBLANK([.F57]);&quot;&quot;;[.F57])" office:value-type="float" office:value="0.988622" calcext:value-type="float">
            <text:p>0.988622</text:p>
          </table:table-cell>
        </table:table-row>
        <table:table-row table:style-name="ro1">
          <table:table-cell table:formula="of:=[$results.A8]" office:value-type="string" office:string-value="d04" calcext:value-type="string">
            <text:p>d04</text:p>
          </table:table-cell>
          <table:table-cell table:formula="of:=MROUND(AVERAGE([.N5:.W5]);0.0001)" office:value-type="float" office:value="0.053" calcext:value-type="float">
            <text:p>0.053</text:p>
          </table:table-cell>
          <table:table-cell table:formula="of:=MROUND(AVERAGE([.Y5:.AH5])*100;0.01)" office:value-type="float" office:value="100" calcext:value-type="float">
            <text:p>100</text:p>
          </table:table-cell>
          <table:table-cell table:formula="of:=MROUND(AVERAGE([.AJ5:.AS5])*100;0.01)" office:value-type="float" office:value="100" calcext:value-type="float">
            <text:p>100</text:p>
          </table:table-cell>
          <table:table-cell table:formula="of:=MROUND(AVERAGE([.AU5:.BD5])*100;0.01)" office:value-type="float" office:value="100" calcext:value-type="float">
            <text:p>100</text:p>
          </table:table-cell>
          <table:table-cell table:formula="of:=MROUND(AVERAGE([.BF5:.BO5])*100;0.01)" office:value-type="float" office:value="100" calcext:value-type="float">
            <text:p>100</text:p>
          </table:table-cell>
          <table:table-cell/>
          <table:table-cell table:formula="of:=STDEV([.N5:.W5])" office:value-type="float" office:value="0.00674948557710553" calcext:value-type="float">
            <text:p>0.0067494856</text:p>
          </table:table-cell>
          <table:table-cell table:formula="of:=STDEV([.Y5:.AH5])*100" office:value-type="float" office:value="0" calcext:value-type="float">
            <text:p>0</text:p>
          </table:table-cell>
          <table:table-cell table:formula="of:=STDEV([.AJ5:.AS5])*100" office:value-type="float" office:value="0" calcext:value-type="float">
            <text:p>0</text:p>
          </table:table-cell>
          <table:table-cell table:formula="of:=STDEV([.AU5:.BD5])*100" office:value-type="float" office:value="0" calcext:value-type="float">
            <text:p>0</text:p>
          </table:table-cell>
          <table:table-cell table:formula="of:=STDEV([.BF5:.BO5])*100" office:value-type="float" office:value="0" calcext:value-type="float">
            <text:p>0</text:p>
          </table:table-cell>
          <table:table-cell/>
          <table:table-cell table:formula="of:=IF(ISBLANK([.B13]);&quot;&quot;;[.B13])" office:value-type="float" office:value="0.05" calcext:value-type="float">
            <text:p>0.05</text:p>
          </table:table-cell>
          <table:table-cell table:formula="of:=IF(ISBLANK([.B18]);&quot;&quot;;[.B18])" office:value-type="float" office:value="0.05" calcext:value-type="float">
            <text:p>0.05</text:p>
          </table:table-cell>
          <table:table-cell table:formula="of:=IF(ISBLANK([.B23]);&quot;&quot;;[.B23])" office:value-type="float" office:value="0.05" calcext:value-type="float">
            <text:p>0.05</text:p>
          </table:table-cell>
          <table:table-cell table:formula="of:=IF(ISBLANK([.B28]);&quot;&quot;;[.B28])" office:value-type="float" office:value="0.06" calcext:value-type="float">
            <text:p>0.06</text:p>
          </table:table-cell>
          <table:table-cell table:formula="of:=IF(ISBLANK([.B33]);&quot;&quot;;[.B33])" office:value-type="float" office:value="0.05" calcext:value-type="float">
            <text:p>0.05</text:p>
          </table:table-cell>
          <table:table-cell table:formula="of:=IF(ISBLANK([.B38]);&quot;&quot;;[.B38])" office:value-type="float" office:value="0.04" calcext:value-type="float">
            <text:p>0.04</text:p>
          </table:table-cell>
          <table:table-cell table:formula="of:=IF(ISBLANK([.B43]);&quot;&quot;;[.B43])" office:value-type="float" office:value="0.06" calcext:value-type="float">
            <text:p>0.06</text:p>
          </table:table-cell>
          <table:table-cell table:formula="of:=IF(ISBLANK([.B48]);&quot;&quot;;[.B48])" office:value-type="float" office:value="0.06" calcext:value-type="float">
            <text:p>0.06</text:p>
          </table:table-cell>
          <table:table-cell table:formula="of:=IF(ISBLANK([.B53]);&quot;&quot;;[.B53])" office:value-type="float" office:value="0.05" calcext:value-type="float">
            <text:p>0.05</text:p>
          </table:table-cell>
          <table:table-cell table:formula="of:=IF(ISBLANK([.B58]);&quot;&quot;;[.B58])" office:value-type="float" office:value="0.06" calcext:value-type="float">
            <text:p>0.06</text:p>
          </table:table-cell>
          <table:table-cell/>
          <table:table-cell table:formula="of:=IF(ISBLANK([.C13]);&quot;&quot;;[.C13])" office:value-type="float" office:value="1" calcext:value-type="float">
            <text:p>1</text:p>
          </table:table-cell>
          <table:table-cell table:formula="of:=IF(ISBLANK([.C18]);&quot;&quot;;[.C18])" office:value-type="float" office:value="1" calcext:value-type="float">
            <text:p>1</text:p>
          </table:table-cell>
          <table:table-cell table:formula="of:=IF(ISBLANK([.C23]);&quot;&quot;;[.C23])" office:value-type="float" office:value="1" calcext:value-type="float">
            <text:p>1</text:p>
          </table:table-cell>
          <table:table-cell table:formula="of:=IF(ISBLANK([.C28]);&quot;&quot;;[.C28])" office:value-type="float" office:value="1" calcext:value-type="float">
            <text:p>1</text:p>
          </table:table-cell>
          <table:table-cell table:formula="of:=IF(ISBLANK([.C33]);&quot;&quot;;[.C33])" office:value-type="float" office:value="1" calcext:value-type="float">
            <text:p>1</text:p>
          </table:table-cell>
          <table:table-cell table:formula="of:=IF(ISBLANK([.C38]);&quot;&quot;;[.C38])" office:value-type="float" office:value="1" calcext:value-type="float">
            <text:p>1</text:p>
          </table:table-cell>
          <table:table-cell table:formula="of:=IF(ISBLANK([.C43]);&quot;&quot;;[.C43])" office:value-type="float" office:value="1" calcext:value-type="float">
            <text:p>1</text:p>
          </table:table-cell>
          <table:table-cell table:formula="of:=IF(ISBLANK([.C48]);&quot;&quot;;[.C48])" office:value-type="float" office:value="1" calcext:value-type="float">
            <text:p>1</text:p>
          </table:table-cell>
          <table:table-cell table:formula="of:=IF(ISBLANK([.C53]);&quot;&quot;;[.C53])" office:value-type="float" office:value="1" calcext:value-type="float">
            <text:p>1</text:p>
          </table:table-cell>
          <table:table-cell table:formula="of:=IF(ISBLANK([.C58]);&quot;&quot;;[.C58])" office:value-type="float" office:value="1" calcext:value-type="float">
            <text:p>1</text:p>
          </table:table-cell>
          <table:table-cell/>
          <table:table-cell table:formula="of:=IF(ISBLANK([.D13]);&quot;&quot;;[.D13])" office:value-type="float" office:value="1" calcext:value-type="float">
            <text:p>1</text:p>
          </table:table-cell>
          <table:table-cell table:formula="of:=IF(ISBLANK([.D18]);&quot;&quot;;[.D18])" office:value-type="float" office:value="1" calcext:value-type="float">
            <text:p>1</text:p>
          </table:table-cell>
          <table:table-cell table:formula="of:=IF(ISBLANK([.D23]);&quot;&quot;;[.D23])" office:value-type="float" office:value="1" calcext:value-type="float">
            <text:p>1</text:p>
          </table:table-cell>
          <table:table-cell table:formula="of:=IF(ISBLANK([.D28]);&quot;&quot;;[.D28])" office:value-type="float" office:value="1" calcext:value-type="float">
            <text:p>1</text:p>
          </table:table-cell>
          <table:table-cell table:formula="of:=IF(ISBLANK([.D33]);&quot;&quot;;[.D33])" office:value-type="float" office:value="1" calcext:value-type="float">
            <text:p>1</text:p>
          </table:table-cell>
          <table:table-cell table:formula="of:=IF(ISBLANK([.D38]);&quot;&quot;;[.D38])" office:value-type="float" office:value="1" calcext:value-type="float">
            <text:p>1</text:p>
          </table:table-cell>
          <table:table-cell table:formula="of:=IF(ISBLANK([.D43]);&quot;&quot;;[.D43])" office:value-type="float" office:value="1" calcext:value-type="float">
            <text:p>1</text:p>
          </table:table-cell>
          <table:table-cell table:formula="of:=IF(ISBLANK([.D48]);&quot;&quot;;[.D48])" office:value-type="float" office:value="1" calcext:value-type="float">
            <text:p>1</text:p>
          </table:table-cell>
          <table:table-cell table:formula="of:=IF(ISBLANK([.D53]);&quot;&quot;;[.D53])" office:value-type="float" office:value="1" calcext:value-type="float">
            <text:p>1</text:p>
          </table:table-cell>
          <table:table-cell table:formula="of:=IF(ISBLANK([.D58]);&quot;&quot;;[.D58])" office:value-type="float" office:value="1" calcext:value-type="float">
            <text:p>1</text:p>
          </table:table-cell>
          <table:table-cell/>
          <table:table-cell table:formula="of:=IF(ISBLANK([.E13]);&quot;&quot;;[.E13])" office:value-type="float" office:value="1" calcext:value-type="float">
            <text:p>1</text:p>
          </table:table-cell>
          <table:table-cell table:formula="of:=IF(ISBLANK([.E18]);&quot;&quot;;[.E18])" office:value-type="float" office:value="1" calcext:value-type="float">
            <text:p>1</text:p>
          </table:table-cell>
          <table:table-cell table:formula="of:=IF(ISBLANK([.E23]);&quot;&quot;;[.E23])" office:value-type="float" office:value="1" calcext:value-type="float">
            <text:p>1</text:p>
          </table:table-cell>
          <table:table-cell table:formula="of:=IF(ISBLANK([.E28]);&quot;&quot;;[.E28])" office:value-type="float" office:value="1" calcext:value-type="float">
            <text:p>1</text:p>
          </table:table-cell>
          <table:table-cell table:formula="of:=IF(ISBLANK([.E33]);&quot;&quot;;[.E33])" office:value-type="float" office:value="1" calcext:value-type="float">
            <text:p>1</text:p>
          </table:table-cell>
          <table:table-cell table:formula="of:=IF(ISBLANK([.E38]);&quot;&quot;;[.E38])" office:value-type="float" office:value="1" calcext:value-type="float">
            <text:p>1</text:p>
          </table:table-cell>
          <table:table-cell table:formula="of:=IF(ISBLANK([.E43]);&quot;&quot;;[.E43])" office:value-type="float" office:value="1" calcext:value-type="float">
            <text:p>1</text:p>
          </table:table-cell>
          <table:table-cell table:formula="of:=IF(ISBLANK([.E48]);&quot;&quot;;[.E48])" office:value-type="float" office:value="1" calcext:value-type="float">
            <text:p>1</text:p>
          </table:table-cell>
          <table:table-cell table:formula="of:=IF(ISBLANK([.E53]);&quot;&quot;;[.E53])" office:value-type="float" office:value="1" calcext:value-type="float">
            <text:p>1</text:p>
          </table:table-cell>
          <table:table-cell table:formula="of:=IF(ISBLANK([.E58]);&quot;&quot;;[.E58])" office:value-type="float" office:value="1" calcext:value-type="float">
            <text:p>1</text:p>
          </table:table-cell>
          <table:table-cell/>
          <table:table-cell table:formula="of:=IF(ISBLANK([.F13]);&quot;&quot;;[.F13])" office:value-type="float" office:value="1" calcext:value-type="float">
            <text:p>1</text:p>
          </table:table-cell>
          <table:table-cell table:formula="of:=IF(ISBLANK([.F18]);&quot;&quot;;[.F18])" office:value-type="float" office:value="1" calcext:value-type="float">
            <text:p>1</text:p>
          </table:table-cell>
          <table:table-cell table:formula="of:=IF(ISBLANK([.F23]);&quot;&quot;;[.F23])" office:value-type="float" office:value="1" calcext:value-type="float">
            <text:p>1</text:p>
          </table:table-cell>
          <table:table-cell table:formula="of:=IF(ISBLANK([.F28]);&quot;&quot;;[.F28])" office:value-type="float" office:value="1" calcext:value-type="float">
            <text:p>1</text:p>
          </table:table-cell>
          <table:table-cell table:formula="of:=IF(ISBLANK([.F33]);&quot;&quot;;[.F33])" office:value-type="float" office:value="1" calcext:value-type="float">
            <text:p>1</text:p>
          </table:table-cell>
          <table:table-cell table:formula="of:=IF(ISBLANK([.F38]);&quot;&quot;;[.F38])" office:value-type="float" office:value="1" calcext:value-type="float">
            <text:p>1</text:p>
          </table:table-cell>
          <table:table-cell table:formula="of:=IF(ISBLANK([.F43]);&quot;&quot;;[.F43])" office:value-type="float" office:value="1" calcext:value-type="float">
            <text:p>1</text:p>
          </table:table-cell>
          <table:table-cell table:formula="of:=IF(ISBLANK([.F48]);&quot;&quot;;[.F48])" office:value-type="float" office:value="1" calcext:value-type="float">
            <text:p>1</text:p>
          </table:table-cell>
          <table:table-cell table:formula="of:=IF(ISBLANK([.F53]);&quot;&quot;;[.F53])" office:value-type="float" office:value="1" calcext:value-type="float">
            <text:p>1</text:p>
          </table:table-cell>
          <table:table-cell table:formula="of:=IF(ISBLANK([.F58]);&quot;&quot;;[.F58])" office:value-type="float" office:value="1" calcext:value-type="float">
            <text:p>1</text:p>
          </table:table-cell>
        </table:table-row>
        <table:table-row table:style-name="ro1">
          <table:table-cell table:formula="of:=[$results.A9]" office:value-type="string" office:string-value="d05" calcext:value-type="string">
            <text:p>d05</text:p>
          </table:table-cell>
          <table:table-cell table:formula="of:=MROUND(AVERAGE([.N6:.W6]);0.0001)" office:value-type="float" office:value="0.063" calcext:value-type="float">
            <text:p>0.063</text:p>
          </table:table-cell>
          <table:table-cell table:formula="of:=MROUND(AVERAGE([.Y6:.AH6])*100;0.01)" office:value-type="float" office:value="99.78" calcext:value-type="float">
            <text:p>99.78</text:p>
          </table:table-cell>
          <table:table-cell table:formula="of:=MROUND(AVERAGE([.AJ6:.AS6])*100;0.01)" office:value-type="float" office:value="99.74" calcext:value-type="float">
            <text:p>99.74</text:p>
          </table:table-cell>
          <table:table-cell table:formula="of:=MROUND(AVERAGE([.AU6:.BD6])*100;0.01)" office:value-type="float" office:value="100" calcext:value-type="float">
            <text:p>100</text:p>
          </table:table-cell>
          <table:table-cell table:formula="of:=MROUND(AVERAGE([.BF6:.BO6])*100;0.01)" office:value-type="float" office:value="99.87" calcext:value-type="float">
            <text:p>99.87</text:p>
          </table:table-cell>
          <table:table-cell/>
          <table:table-cell table:formula="of:=STDEV([.N6:.W6])" office:value-type="float" office:value="0.00948683298050514" calcext:value-type="float">
            <text:p>0.009486833</text:p>
          </table:table-cell>
          <table:table-cell table:formula="of:=STDEV([.Y6:.AH6])*100" office:value-type="float" office:value="0.13401979165614" calcext:value-type="float">
            <text:p>0.1340197917</text:p>
          </table:table-cell>
          <table:table-cell table:formula="of:=STDEV([.AJ6:.AS6])*100" office:value-type="float" office:value="0.160835492213486" calcext:value-type="float">
            <text:p>0.1608354922</text:p>
          </table:table-cell>
          <table:table-cell table:formula="of:=STDEV([.AU6:.BD6])*100" office:value-type="float" office:value="0" calcext:value-type="float">
            <text:p>0</text:p>
          </table:table-cell>
          <table:table-cell table:formula="of:=STDEV([.BF6:.BO6])*100" office:value-type="float" office:value="0.0806889425165825" calcext:value-type="float">
            <text:p>0.0806889425</text:p>
          </table:table-cell>
          <table:table-cell/>
          <table:table-cell table:formula="of:=IF(ISBLANK([.B14]);&quot;&quot;;[.B14])" office:value-type="float" office:value="0.06" calcext:value-type="float">
            <text:p>0.06</text:p>
          </table:table-cell>
          <table:table-cell table:formula="of:=IF(ISBLANK([.B19]);&quot;&quot;;[.B19])" office:value-type="float" office:value="0.07" calcext:value-type="float">
            <text:p>0.07</text:p>
          </table:table-cell>
          <table:table-cell table:formula="of:=IF(ISBLANK([.B24]);&quot;&quot;;[.B24])" office:value-type="float" office:value="0.06" calcext:value-type="float">
            <text:p>0.06</text:p>
          </table:table-cell>
          <table:table-cell table:formula="of:=IF(ISBLANK([.B29]);&quot;&quot;;[.B29])" office:value-type="float" office:value="0.06" calcext:value-type="float">
            <text:p>0.06</text:p>
          </table:table-cell>
          <table:table-cell table:formula="of:=IF(ISBLANK([.B34]);&quot;&quot;;[.B34])" office:value-type="float" office:value="0.05" calcext:value-type="float">
            <text:p>0.05</text:p>
          </table:table-cell>
          <table:table-cell table:formula="of:=IF(ISBLANK([.B39]);&quot;&quot;;[.B39])" office:value-type="float" office:value="0.07" calcext:value-type="float">
            <text:p>0.07</text:p>
          </table:table-cell>
          <table:table-cell table:formula="of:=IF(ISBLANK([.B44]);&quot;&quot;;[.B44])" office:value-type="float" office:value="0.08" calcext:value-type="float">
            <text:p>0.08</text:p>
          </table:table-cell>
          <table:table-cell table:formula="of:=IF(ISBLANK([.B49]);&quot;&quot;;[.B49])" office:value-type="float" office:value="0.05" calcext:value-type="float">
            <text:p>0.05</text:p>
          </table:table-cell>
          <table:table-cell table:formula="of:=IF(ISBLANK([.B54]);&quot;&quot;;[.B54])" office:value-type="float" office:value="0.06" calcext:value-type="float">
            <text:p>0.06</text:p>
          </table:table-cell>
          <table:table-cell table:formula="of:=IF(ISBLANK([.B59]);&quot;&quot;;[.B59])" office:value-type="float" office:value="0.07" calcext:value-type="float">
            <text:p>0.07</text:p>
          </table:table-cell>
          <table:table-cell/>
          <table:table-cell table:formula="of:=IF(ISBLANK([.C14]);&quot;&quot;;[.C14])" office:value-type="float" office:value="0.997917" calcext:value-type="float">
            <text:p>0.997917</text:p>
          </table:table-cell>
          <table:table-cell table:formula="of:=IF(ISBLANK([.C19]);&quot;&quot;;[.C19])" office:value-type="float" office:value="0.994792" calcext:value-type="float">
            <text:p>0.994792</text:p>
          </table:table-cell>
          <table:table-cell table:formula="of:=IF(ISBLANK([.C24]);&quot;&quot;;[.C24])" office:value-type="float" office:value="0.997917" calcext:value-type="float">
            <text:p>0.997917</text:p>
          </table:table-cell>
          <table:table-cell table:formula="of:=IF(ISBLANK([.C29]);&quot;&quot;;[.C29])" office:value-type="float" office:value="0.997917" calcext:value-type="float">
            <text:p>0.997917</text:p>
          </table:table-cell>
          <table:table-cell table:formula="of:=IF(ISBLANK([.C34]);&quot;&quot;;[.C34])" office:value-type="float" office:value="1" calcext:value-type="float">
            <text:p>1</text:p>
          </table:table-cell>
          <table:table-cell table:formula="of:=IF(ISBLANK([.C39]);&quot;&quot;;[.C39])" office:value-type="float" office:value="0.998958" calcext:value-type="float">
            <text:p>0.998958</text:p>
          </table:table-cell>
          <table:table-cell table:formula="of:=IF(ISBLANK([.C44]);&quot;&quot;;[.C44])" office:value-type="float" office:value="0.996875" calcext:value-type="float">
            <text:p>0.996875</text:p>
          </table:table-cell>
          <table:table-cell table:formula="of:=IF(ISBLANK([.C49]);&quot;&quot;;[.C49])" office:value-type="float" office:value="0.997917" calcext:value-type="float">
            <text:p>0.997917</text:p>
          </table:table-cell>
          <table:table-cell table:formula="of:=IF(ISBLANK([.C54]);&quot;&quot;;[.C54])" office:value-type="float" office:value="0.997917" calcext:value-type="float">
            <text:p>0.997917</text:p>
          </table:table-cell>
          <table:table-cell table:formula="of:=IF(ISBLANK([.C59]);&quot;&quot;;[.C59])" office:value-type="float" office:value="0.997917" calcext:value-type="float">
            <text:p>0.997917</text:p>
          </table:table-cell>
          <table:table-cell/>
          <table:table-cell table:formula="of:=IF(ISBLANK([.D14]);&quot;&quot;;[.D14])" office:value-type="float" office:value="0.9975" calcext:value-type="float">
            <text:p>0.9975</text:p>
          </table:table-cell>
          <table:table-cell table:formula="of:=IF(ISBLANK([.D19]);&quot;&quot;;[.D19])" office:value-type="float" office:value="0.99375" calcext:value-type="float">
            <text:p>0.99375</text:p>
          </table:table-cell>
          <table:table-cell table:formula="of:=IF(ISBLANK([.D24]);&quot;&quot;;[.D24])" office:value-type="float" office:value="0.9975" calcext:value-type="float">
            <text:p>0.9975</text:p>
          </table:table-cell>
          <table:table-cell table:formula="of:=IF(ISBLANK([.D29]);&quot;&quot;;[.D29])" office:value-type="float" office:value="0.9975" calcext:value-type="float">
            <text:p>0.9975</text:p>
          </table:table-cell>
          <table:table-cell table:formula="of:=IF(ISBLANK([.D34]);&quot;&quot;;[.D34])" office:value-type="float" office:value="1" calcext:value-type="float">
            <text:p>1</text:p>
          </table:table-cell>
          <table:table-cell table:formula="of:=IF(ISBLANK([.D39]);&quot;&quot;;[.D39])" office:value-type="float" office:value="0.99875" calcext:value-type="float">
            <text:p>0.99875</text:p>
          </table:table-cell>
          <table:table-cell table:formula="of:=IF(ISBLANK([.D44]);&quot;&quot;;[.D44])" office:value-type="float" office:value="0.99625" calcext:value-type="float">
            <text:p>0.99625</text:p>
          </table:table-cell>
          <table:table-cell table:formula="of:=IF(ISBLANK([.D49]);&quot;&quot;;[.D49])" office:value-type="float" office:value="0.9975" calcext:value-type="float">
            <text:p>0.9975</text:p>
          </table:table-cell>
          <table:table-cell table:formula="of:=IF(ISBLANK([.D54]);&quot;&quot;;[.D54])" office:value-type="float" office:value="0.9975" calcext:value-type="float">
            <text:p>0.9975</text:p>
          </table:table-cell>
          <table:table-cell table:formula="of:=IF(ISBLANK([.D59]);&quot;&quot;;[.D59])" office:value-type="float" office:value="0.9975" calcext:value-type="float">
            <text:p>0.9975</text:p>
          </table:table-cell>
          <table:table-cell/>
          <table:table-cell table:formula="of:=IF(ISBLANK([.E14]);&quot;&quot;;[.E14])" office:value-type="float" office:value="1" calcext:value-type="float">
            <text:p>1</text:p>
          </table:table-cell>
          <table:table-cell table:formula="of:=IF(ISBLANK([.E19]);&quot;&quot;;[.E19])" office:value-type="float" office:value="1" calcext:value-type="float">
            <text:p>1</text:p>
          </table:table-cell>
          <table:table-cell table:formula="of:=IF(ISBLANK([.E24]);&quot;&quot;;[.E24])" office:value-type="float" office:value="1" calcext:value-type="float">
            <text:p>1</text:p>
          </table:table-cell>
          <table:table-cell table:formula="of:=IF(ISBLANK([.E29]);&quot;&quot;;[.E29])" office:value-type="float" office:value="1" calcext:value-type="float">
            <text:p>1</text:p>
          </table:table-cell>
          <table:table-cell table:formula="of:=IF(ISBLANK([.E34]);&quot;&quot;;[.E34])" office:value-type="float" office:value="1" calcext:value-type="float">
            <text:p>1</text:p>
          </table:table-cell>
          <table:table-cell table:formula="of:=IF(ISBLANK([.E39]);&quot;&quot;;[.E39])" office:value-type="float" office:value="1" calcext:value-type="float">
            <text:p>1</text:p>
          </table:table-cell>
          <table:table-cell table:formula="of:=IF(ISBLANK([.E44]);&quot;&quot;;[.E44])" office:value-type="float" office:value="1" calcext:value-type="float">
            <text:p>1</text:p>
          </table:table-cell>
          <table:table-cell table:formula="of:=IF(ISBLANK([.E49]);&quot;&quot;;[.E49])" office:value-type="float" office:value="1" calcext:value-type="float">
            <text:p>1</text:p>
          </table:table-cell>
          <table:table-cell table:formula="of:=IF(ISBLANK([.E54]);&quot;&quot;;[.E54])" office:value-type="float" office:value="1" calcext:value-type="float">
            <text:p>1</text:p>
          </table:table-cell>
          <table:table-cell table:formula="of:=IF(ISBLANK([.E59]);&quot;&quot;;[.E59])" office:value-type="float" office:value="1" calcext:value-type="float">
            <text:p>1</text:p>
          </table:table-cell>
          <table:table-cell/>
          <table:table-cell table:formula="of:=IF(ISBLANK([.F14]);&quot;&quot;;[.F14])" office:value-type="float" office:value="0.998748" calcext:value-type="float">
            <text:p>0.998748</text:p>
          </table:table-cell>
          <table:table-cell table:formula="of:=IF(ISBLANK([.F19]);&quot;&quot;;[.F19])" office:value-type="float" office:value="0.996865" calcext:value-type="float">
            <text:p>0.996865</text:p>
          </table:table-cell>
          <table:table-cell table:formula="of:=IF(ISBLANK([.F24]);&quot;&quot;;[.F24])" office:value-type="float" office:value="0.998748" calcext:value-type="float">
            <text:p>0.998748</text:p>
          </table:table-cell>
          <table:table-cell table:formula="of:=IF(ISBLANK([.F29]);&quot;&quot;;[.F29])" office:value-type="float" office:value="0.998748" calcext:value-type="float">
            <text:p>0.998748</text:p>
          </table:table-cell>
          <table:table-cell table:formula="of:=IF(ISBLANK([.F34]);&quot;&quot;;[.F34])" office:value-type="float" office:value="1" calcext:value-type="float">
            <text:p>1</text:p>
          </table:table-cell>
          <table:table-cell table:formula="of:=IF(ISBLANK([.F39]);&quot;&quot;;[.F39])" office:value-type="float" office:value="0.999375" calcext:value-type="float">
            <text:p>0.999375</text:p>
          </table:table-cell>
          <table:table-cell table:formula="of:=IF(ISBLANK([.F44]);&quot;&quot;;[.F44])" office:value-type="float" office:value="0.998121" calcext:value-type="float">
            <text:p>0.998121</text:p>
          </table:table-cell>
          <table:table-cell table:formula="of:=IF(ISBLANK([.F49]);&quot;&quot;;[.F49])" office:value-type="float" office:value="0.998748" calcext:value-type="float">
            <text:p>0.998748</text:p>
          </table:table-cell>
          <table:table-cell table:formula="of:=IF(ISBLANK([.F54]);&quot;&quot;;[.F54])" office:value-type="float" office:value="0.998748" calcext:value-type="float">
            <text:p>0.998748</text:p>
          </table:table-cell>
          <table:table-cell table:formula="of:=IF(ISBLANK([.F59]);&quot;&quot;;[.F59])" office:value-type="float" office:value="0.998748" calcext:value-type="float">
            <text:p>0.998748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MROUND(AVERAGE([.B2:.B6]);0.001)" office:value-type="float" office:value="0.053" calcext:value-type="float">
            <text:p>0.053</text:p>
          </table:table-cell>
          <table:table-cell table:formula="of:=MROUND(AVERAGE([.C2:.C6]);0.01)" office:value-type="float" office:value="99.45" calcext:value-type="float">
            <text:p>99.45</text:p>
          </table:table-cell>
          <table:table-cell table:formula="of:=MROUND(AVERAGE([.D2:.D6]);0.01)" office:value-type="float" office:value="99.36" calcext:value-type="float">
            <text:p>99.36</text:p>
          </table:table-cell>
          <table:table-cell table:formula="of:=MROUND(AVERAGE([.E2:.E6]);0.01)" office:value-type="float" office:value="100" calcext:value-type="float">
            <text:p>100</text:p>
          </table:table-cell>
          <table:table-cell table:formula="of:=MROUND(AVERAGE([.F2:.F6]);0.01)" office:value-type="float" office:value="99.68" calcext:value-type="float">
            <text:p>99.68</text:p>
          </table:table-cell>
          <table:table-cell/>
          <table:table-cell table:formula="of:=MROUND(AVERAGE([.H2:.H6]);0.001)" office:value-type="float" office:value="0.008" calcext:value-type="float">
            <text:p>0.008</text:p>
          </table:table-cell>
          <table:table-cell table:formula="of:=MROUND(AVERAGE([.I2:.I6]);0.01)" office:value-type="float" office:value="0.13" calcext:value-type="float">
            <text:p>0.13</text:p>
          </table:table-cell>
          <table:table-cell table:formula="of:=MROUND(AVERAGE([.J2:.J6]);0.01)" office:value-type="float" office:value="0.15" calcext:value-type="float">
            <text:p>0.15</text:p>
          </table:table-cell>
          <table:table-cell table:formula="of:=MROUND(AVERAGE([.K2:.K6]);0.01)" office:value-type="float" office:value="0" calcext:value-type="float">
            <text:p>0</text:p>
          </table:table-cell>
          <table:table-cell table:formula="of:=MROUND(AVERAGE([.L2:.L6]);0.01)" office:value-type="float" office:value="0.08" calcext:value-type="float">
            <text:p>0.0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tdev</text:p>
          </table:table-cell>
          <table:table-cell table:formula="of:=STDEV([.B2:.B6])" office:value-type="float" office:value="0.00687749954561976" calcext:value-type="float">
            <text:p>0.0068774995</text:p>
          </table:table-cell>
          <table:table-cell table:formula="of:=STDEV([.C2:.C6])" office:value-type="float" office:value="0.795279824967284" calcext:value-type="float">
            <text:p>0.795279825</text:p>
          </table:table-cell>
          <table:table-cell table:formula="of:=STDEV([.D2:.D6])" office:value-type="float" office:value="0.924516089638248" calcext:value-type="float">
            <text:p>0.9245160896</text:p>
          </table:table-cell>
          <table:table-cell table:formula="of:=STDEV([.E2:.E6])" office:value-type="float" office:value="0" calcext:value-type="float">
            <text:p>0</text:p>
          </table:table-cell>
          <table:table-cell table:formula="of:=STDEV([.F2:.F6])" office:value-type="float" office:value="0.465939910288869" calcext:value-type="float">
            <text:p>0.4659399103</text:p>
          </table:table-cell>
          <table:table-cell table:number-columns-repeated="61"/>
        </table:table-row>
        <table:table-row table:style-name="ro1">
          <table:table-cell table:formula="of:=COUNTIF([.A10:.A64];&quot;d05&quot;)"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d00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1</text:p>
          </table:table-cell>
          <table:table-cell office:value-type="float" office:value="0.06" calcext:value-type="float">
            <text:p>0.06</text:p>
          </table:table-cell>
          <table:table-cell office:value-type="float" office:value="0.995833" calcext:value-type="float">
            <text:p>0.995833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0.997494" calcext:value-type="float">
            <text:p>0.99749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2</text:p>
          </table:table-cell>
          <table:table-cell office:value-type="float" office:value="0.04" calcext:value-type="float">
            <text:p>0.04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9825" calcext:value-type="float">
            <text:p>0.9825</text:p>
          </table:table-cell>
          <table:table-cell office:value-type="float" office:value="1" calcext:value-type="float">
            <text:p>1</text:p>
          </table:table-cell>
          <table:table-cell office:value-type="float" office:value="0.991173" calcext:value-type="float">
            <text:p>0.99117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4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5</text:p>
          </table:table-cell>
          <table:table-cell office:value-type="float" office:value="0.06" calcext:value-type="float">
            <text:p>0.06</text:p>
          </table:table-cell>
          <table:table-cell office:value-type="float" office:value="0.997917" calcext:value-type="float">
            <text:p>0.997917</text:p>
          </table:table-cell>
          <table:table-cell office:value-type="float" office:value="0.9975" calcext:value-type="float">
            <text:p>0.9975</text:p>
          </table:table-cell>
          <table:table-cell office:value-type="float" office:value="1" calcext:value-type="float">
            <text:p>1</text:p>
          </table:table-cell>
          <table:table-cell office:value-type="float" office:value="0.998748" calcext:value-type="float">
            <text:p>0.99874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996875" calcext:value-type="float">
            <text:p>0.996875</text:p>
          </table:table-cell>
          <table:table-cell office:value-type="float" office:value="1" calcext:value-type="float">
            <text:p>1</text:p>
          </table:table-cell>
          <table:table-cell office:value-type="float" office:value="0.998435" calcext:value-type="float">
            <text:p>0.99843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1</text:p>
          </table:table-cell>
          <table:table-cell office:value-type="float" office:value="0.04" calcext:value-type="float">
            <text:p>0.04</text:p>
          </table:table-cell>
          <table:table-cell office:value-type="float" office:value="0.995833" calcext:value-type="float">
            <text:p>0.995833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0.997494" calcext:value-type="float">
            <text:p>0.99749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2</text:p>
          </table:table-cell>
          <table:table-cell office:value-type="float" office:value="0.05" calcext:value-type="float">
            <text:p>0.05</text:p>
          </table:table-cell>
          <table:table-cell office:value-type="float" office:value="0.982292" calcext:value-type="float">
            <text:p>0.982292</text:p>
          </table:table-cell>
          <table:table-cell office:value-type="float" office:value="0.97875" calcext:value-type="float">
            <text:p>0.97875</text:p>
          </table:table-cell>
          <table:table-cell office:value-type="float" office:value="1" calcext:value-type="float">
            <text:p>1</text:p>
          </table:table-cell>
          <table:table-cell office:value-type="float" office:value="0.989261" calcext:value-type="float">
            <text:p>0.98926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4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5</text:p>
          </table:table-cell>
          <table:table-cell office:value-type="float" office:value="0.07" calcext:value-type="float">
            <text:p>0.07</text:p>
          </table:table-cell>
          <table:table-cell office:value-type="float" office:value="0.994792" calcext:value-type="float">
            <text:p>0.994792</text:p>
          </table:table-cell>
          <table:table-cell office:value-type="float" office:value="0.99375" calcext:value-type="float">
            <text:p>0.99375</text:p>
          </table:table-cell>
          <table:table-cell office:value-type="float" office:value="1" calcext:value-type="float">
            <text:p>1</text:p>
          </table:table-cell>
          <table:table-cell office:value-type="float" office:value="0.996865" calcext:value-type="float">
            <text:p>0.99686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0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1</text:p>
          </table:table-cell>
          <table:table-cell office:value-type="float" office:value="0.06" calcext:value-type="float">
            <text:p>0.06</text:p>
          </table:table-cell>
          <table:table-cell office:value-type="float" office:value="0.994792" calcext:value-type="float">
            <text:p>0.994792</text:p>
          </table:table-cell>
          <table:table-cell office:value-type="float" office:value="0.99375" calcext:value-type="float">
            <text:p>0.99375</text:p>
          </table:table-cell>
          <table:table-cell office:value-type="float" office:value="1" calcext:value-type="float">
            <text:p>1</text:p>
          </table:table-cell>
          <table:table-cell office:value-type="float" office:value="0.996865" calcext:value-type="float">
            <text:p>0.99686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2</text:p>
          </table:table-cell>
          <table:table-cell office:value-type="float" office:value="0.04" calcext:value-type="float">
            <text:p>0.04</text:p>
          </table:table-cell>
          <table:table-cell office:value-type="float" office:value="0.98125" calcext:value-type="float">
            <text:p>0.98125</text:p>
          </table:table-cell>
          <table:table-cell office:value-type="float" office:value="0.9775" calcext:value-type="float">
            <text:p>0.9775</text:p>
          </table:table-cell>
          <table:table-cell office:value-type="float" office:value="1" calcext:value-type="float">
            <text:p>1</text:p>
          </table:table-cell>
          <table:table-cell office:value-type="float" office:value="0.988622" calcext:value-type="float">
            <text:p>0.9886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4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5</text:p>
          </table:table-cell>
          <table:table-cell office:value-type="float" office:value="0.06" calcext:value-type="float">
            <text:p>0.06</text:p>
          </table:table-cell>
          <table:table-cell office:value-type="float" office:value="0.997917" calcext:value-type="float">
            <text:p>0.997917</text:p>
          </table:table-cell>
          <table:table-cell office:value-type="float" office:value="0.9975" calcext:value-type="float">
            <text:p>0.9975</text:p>
          </table:table-cell>
          <table:table-cell office:value-type="float" office:value="1" calcext:value-type="float">
            <text:p>1</text:p>
          </table:table-cell>
          <table:table-cell office:value-type="float" office:value="0.998748" calcext:value-type="float">
            <text:p>0.99874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0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1</text:p>
          </table:table-cell>
          <table:table-cell office:value-type="float" office:value="0.06" calcext:value-type="float">
            <text:p>0.06</text:p>
          </table:table-cell>
          <table:table-cell office:value-type="float" office:value="0.99375" calcext:value-type="float">
            <text:p>0.99375</text:p>
          </table:table-cell>
          <table:table-cell office:value-type="float" office:value="0.9925" calcext:value-type="float">
            <text:p>0.9925</text:p>
          </table:table-cell>
          <table:table-cell office:value-type="float" office:value="1" calcext:value-type="float">
            <text:p>1</text:p>
          </table:table-cell>
          <table:table-cell office:value-type="float" office:value="0.996236" calcext:value-type="float">
            <text:p>0.99623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2</text:p>
          </table:table-cell>
          <table:table-cell office:value-type="float" office:value="0.06" calcext:value-type="float">
            <text:p>0.06</text:p>
          </table:table-cell>
          <table:table-cell office:value-type="float" office:value="0.982292" calcext:value-type="float">
            <text:p>0.982292</text:p>
          </table:table-cell>
          <table:table-cell office:value-type="float" office:value="0.98125" calcext:value-type="float">
            <text:p>0.98125</text:p>
          </table:table-cell>
          <table:table-cell office:value-type="float" office:value="1" calcext:value-type="float">
            <text:p>1</text:p>
          </table:table-cell>
          <table:table-cell office:value-type="float" office:value="0.990536" calcext:value-type="float">
            <text:p>0.99053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4</text:p>
          </table:table-cell>
          <table:table-cell office:value-type="float" office:value="0.06" calcext:value-type="float">
            <text:p>0.0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5</text:p>
          </table:table-cell>
          <table:table-cell office:value-type="float" office:value="0.06" calcext:value-type="float">
            <text:p>0.06</text:p>
          </table:table-cell>
          <table:table-cell office:value-type="float" office:value="0.997917" calcext:value-type="float">
            <text:p>0.997917</text:p>
          </table:table-cell>
          <table:table-cell office:value-type="float" office:value="0.9975" calcext:value-type="float">
            <text:p>0.9975</text:p>
          </table:table-cell>
          <table:table-cell office:value-type="float" office:value="1" calcext:value-type="float">
            <text:p>1</text:p>
          </table:table-cell>
          <table:table-cell office:value-type="float" office:value="0.998748" calcext:value-type="float">
            <text:p>0.99874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998958" calcext:value-type="float">
            <text:p>0.998958</text:p>
          </table:table-cell>
          <table:table-cell office:value-type="float" office:value="1" calcext:value-type="float">
            <text:p>1</text:p>
          </table:table-cell>
          <table:table-cell office:value-type="float" office:value="0.999479" calcext:value-type="float">
            <text:p>0.99947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1</text:p>
          </table:table-cell>
          <table:table-cell office:value-type="float" office:value="0.05" calcext:value-type="float">
            <text:p>0.05</text:p>
          </table:table-cell>
          <table:table-cell office:value-type="float" office:value="0.994792" calcext:value-type="float">
            <text:p>0.994792</text:p>
          </table:table-cell>
          <table:table-cell office:value-type="float" office:value="0.99375" calcext:value-type="float">
            <text:p>0.99375</text:p>
          </table:table-cell>
          <table:table-cell office:value-type="float" office:value="1" calcext:value-type="float">
            <text:p>1</text:p>
          </table:table-cell>
          <table:table-cell office:value-type="float" office:value="0.996865" calcext:value-type="float">
            <text:p>0.99686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2</text:p>
          </table:table-cell>
          <table:table-cell office:value-type="float" office:value="0.04" calcext:value-type="float">
            <text:p>0.04</text:p>
          </table:table-cell>
          <table:table-cell office:value-type="float" office:value="0.982292" calcext:value-type="float">
            <text:p>0.982292</text:p>
          </table:table-cell>
          <table:table-cell office:value-type="float" office:value="0.97875" calcext:value-type="float">
            <text:p>0.97875</text:p>
          </table:table-cell>
          <table:table-cell office:value-type="float" office:value="1" calcext:value-type="float">
            <text:p>1</text:p>
          </table:table-cell>
          <table:table-cell office:value-type="float" office:value="0.989261" calcext:value-type="float">
            <text:p>0.98926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4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5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997917" calcext:value-type="float">
            <text:p>0.997917</text:p>
          </table:table-cell>
          <table:table-cell office:value-type="float" office:value="1" calcext:value-type="float">
            <text:p>1</text:p>
          </table:table-cell>
          <table:table-cell office:value-type="float" office:value="0.998957" calcext:value-type="float">
            <text:p>0.99895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1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99375" calcext:value-type="float">
            <text:p>0.99375</text:p>
          </table:table-cell>
          <table:table-cell office:value-type="float" office:value="1" calcext:value-type="float">
            <text:p>1</text:p>
          </table:table-cell>
          <table:table-cell office:value-type="float" office:value="0.996865" calcext:value-type="float">
            <text:p>0.99686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2</text:p>
          </table:table-cell>
          <table:table-cell office:value-type="float" office:value="0.05" calcext:value-type="float">
            <text:p>0.05</text:p>
          </table:table-cell>
          <table:table-cell office:value-type="float" office:value="0.983333" calcext:value-type="float">
            <text:p>0.983333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89899" calcext:value-type="float">
            <text:p>0.98989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4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5</text:p>
          </table:table-cell>
          <table:table-cell office:value-type="float" office:value="0.07" calcext:value-type="float">
            <text:p>0.07</text:p>
          </table:table-cell>
          <table:table-cell office:value-type="float" office:value="0.998958" calcext:value-type="float">
            <text:p>0.998958</text:p>
          </table:table-cell>
          <table:table-cell office:value-type="float" office:value="0.99875" calcext:value-type="float">
            <text:p>0.99875</text:p>
          </table:table-cell>
          <table:table-cell office:value-type="float" office:value="1" calcext:value-type="float">
            <text:p>1</text:p>
          </table:table-cell>
          <table:table-cell office:value-type="float" office:value="0.999375" calcext:value-type="float">
            <text:p>0.9993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0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1</text:p>
          </table:table-cell>
          <table:table-cell office:value-type="float" office:value="0.06" calcext:value-type="float">
            <text:p>0.06</text:p>
          </table:table-cell>
          <table:table-cell office:value-type="float" office:value="0.995833" calcext:value-type="float">
            <text:p>0.995833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0.997494" calcext:value-type="float">
            <text:p>0.99749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2</text:p>
          </table:table-cell>
          <table:table-cell office:value-type="float" office:value="0.05" calcext:value-type="float">
            <text:p>0.05</text:p>
          </table:table-cell>
          <table:table-cell office:value-type="float" office:value="0.973958" calcext:value-type="float">
            <text:p>0.973958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84127" calcext:value-type="float">
            <text:p>0.98412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4</text:p>
          </table:table-cell>
          <table:table-cell office:value-type="float" office:value="0.06" calcext:value-type="float">
            <text:p>0.0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5</text:p>
          </table:table-cell>
          <table:table-cell office:value-type="float" office:value="0.08" calcext:value-type="float">
            <text:p>0.08</text:p>
          </table:table-cell>
          <table:table-cell office:value-type="float" office:value="0.996875" calcext:value-type="float">
            <text:p>0.996875</text:p>
          </table:table-cell>
          <table:table-cell office:value-type="float" office:value="0.99625" calcext:value-type="float">
            <text:p>0.99625</text:p>
          </table:table-cell>
          <table:table-cell office:value-type="float" office:value="1" calcext:value-type="float">
            <text:p>1</text:p>
          </table:table-cell>
          <table:table-cell office:value-type="float" office:value="0.998121" calcext:value-type="float">
            <text:p>0.99812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997917" calcext:value-type="float">
            <text:p>0.997917</text:p>
          </table:table-cell>
          <table:table-cell office:value-type="float" office:value="1" calcext:value-type="float">
            <text:p>1</text:p>
          </table:table-cell>
          <table:table-cell office:value-type="float" office:value="0.998957" calcext:value-type="float">
            <text:p>0.99895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1</text:p>
          </table:table-cell>
          <table:table-cell office:value-type="float" office:value="0.06" calcext:value-type="float">
            <text:p>0.06</text:p>
          </table:table-cell>
          <table:table-cell office:value-type="float" office:value="0.99375" calcext:value-type="float">
            <text:p>0.99375</text:p>
          </table:table-cell>
          <table:table-cell office:value-type="float" office:value="0.9925" calcext:value-type="float">
            <text:p>0.9925</text:p>
          </table:table-cell>
          <table:table-cell office:value-type="float" office:value="1" calcext:value-type="float">
            <text:p>1</text:p>
          </table:table-cell>
          <table:table-cell office:value-type="float" office:value="0.996236" calcext:value-type="float">
            <text:p>0.99623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2</text:p>
          </table:table-cell>
          <table:table-cell office:value-type="float" office:value="0.04" calcext:value-type="float">
            <text:p>0.04</text:p>
          </table:table-cell>
          <table:table-cell office:value-type="float" office:value="0.980208" calcext:value-type="float">
            <text:p>0.980208</text:p>
          </table:table-cell>
          <table:table-cell office:value-type="float" office:value="0.9775" calcext:value-type="float">
            <text:p>0.9775</text:p>
          </table:table-cell>
          <table:table-cell office:value-type="float" office:value="1" calcext:value-type="float">
            <text:p>1</text:p>
          </table:table-cell>
          <table:table-cell office:value-type="float" office:value="0.988622" calcext:value-type="float">
            <text:p>0.9886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4</text:p>
          </table:table-cell>
          <table:table-cell office:value-type="float" office:value="0.06" calcext:value-type="float">
            <text:p>0.0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5</text:p>
          </table:table-cell>
          <table:table-cell office:value-type="float" office:value="0.05" calcext:value-type="float">
            <text:p>0.05</text:p>
          </table:table-cell>
          <table:table-cell office:value-type="float" office:value="0.997917" calcext:value-type="float">
            <text:p>0.997917</text:p>
          </table:table-cell>
          <table:table-cell office:value-type="float" office:value="0.9975" calcext:value-type="float">
            <text:p>0.9975</text:p>
          </table:table-cell>
          <table:table-cell office:value-type="float" office:value="1" calcext:value-type="float">
            <text:p>1</text:p>
          </table:table-cell>
          <table:table-cell office:value-type="float" office:value="0.998748" calcext:value-type="float">
            <text:p>0.99874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0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1</text:p>
          </table:table-cell>
          <table:table-cell office:value-type="float" office:value="0.06" calcext:value-type="float">
            <text:p>0.06</text:p>
          </table:table-cell>
          <table:table-cell office:value-type="float" office:value="0.995833" calcext:value-type="float">
            <text:p>0.995833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0.997494" calcext:value-type="float">
            <text:p>0.99749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2</text:p>
          </table:table-cell>
          <table:table-cell office:value-type="float" office:value="0.07" calcext:value-type="float">
            <text:p>0.07</text:p>
          </table:table-cell>
          <table:table-cell office:value-type="float" office:value="0.977083" calcext:value-type="float">
            <text:p>0.977083</text:p>
          </table:table-cell>
          <table:table-cell office:value-type="float" office:value="0.97375" calcext:value-type="float">
            <text:p>0.97375</text:p>
          </table:table-cell>
          <table:table-cell office:value-type="float" office:value="1" calcext:value-type="float">
            <text:p>1</text:p>
          </table:table-cell>
          <table:table-cell office:value-type="float" office:value="0.9867" calcext:value-type="float">
            <text:p>0.986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4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5</text:p>
          </table:table-cell>
          <table:table-cell office:value-type="float" office:value="0.06" calcext:value-type="float">
            <text:p>0.06</text:p>
          </table:table-cell>
          <table:table-cell office:value-type="float" office:value="0.997917" calcext:value-type="float">
            <text:p>0.997917</text:p>
          </table:table-cell>
          <table:table-cell office:value-type="float" office:value="0.9975" calcext:value-type="float">
            <text:p>0.9975</text:p>
          </table:table-cell>
          <table:table-cell office:value-type="float" office:value="1" calcext:value-type="float">
            <text:p>1</text:p>
          </table:table-cell>
          <table:table-cell office:value-type="float" office:value="0.998748" calcext:value-type="float">
            <text:p>0.99874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998958" calcext:value-type="float">
            <text:p>0.998958</text:p>
          </table:table-cell>
          <table:table-cell office:value-type="float" office:value="1" calcext:value-type="float">
            <text:p>1</text:p>
          </table:table-cell>
          <table:table-cell office:value-type="float" office:value="0.999479" calcext:value-type="float">
            <text:p>0.99947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1</text:p>
          </table:table-cell>
          <table:table-cell office:value-type="float" office:value="0.06" calcext:value-type="float">
            <text:p>0.06</text:p>
          </table:table-cell>
          <table:table-cell office:value-type="float" office:value="0.995833" calcext:value-type="float">
            <text:p>0.995833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0.997494" calcext:value-type="float">
            <text:p>0.99749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2</text:p>
          </table:table-cell>
          <table:table-cell office:value-type="float" office:value="0.04" calcext:value-type="float">
            <text:p>0.04</text:p>
          </table:table-cell>
          <table:table-cell office:value-type="float" office:value="0.980208" calcext:value-type="float">
            <text:p>0.980208</text:p>
          </table:table-cell>
          <table:table-cell office:value-type="float" office:value="0.9775" calcext:value-type="float">
            <text:p>0.9775</text:p>
          </table:table-cell>
          <table:table-cell office:value-type="float" office:value="1" calcext:value-type="float">
            <text:p>1</text:p>
          </table:table-cell>
          <table:table-cell office:value-type="float" office:value="0.988622" calcext:value-type="float">
            <text:p>0.9886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4</text:p>
          </table:table-cell>
          <table:table-cell office:value-type="float" office:value="0.06" calcext:value-type="float">
            <text:p>0.0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5</text:p>
          </table:table-cell>
          <table:table-cell office:value-type="float" office:value="0.07" calcext:value-type="float">
            <text:p>0.07</text:p>
          </table:table-cell>
          <table:table-cell office:value-type="float" office:value="0.997917" calcext:value-type="float">
            <text:p>0.997917</text:p>
          </table:table-cell>
          <table:table-cell office:value-type="float" office:value="0.9975" calcext:value-type="float">
            <text:p>0.9975</text:p>
          </table:table-cell>
          <table:table-cell office:value-type="float" office:value="1" calcext:value-type="float">
            <text:p>1</text:p>
          </table:table-cell>
          <table:table-cell office:value-type="float" office:value="0.998748" calcext:value-type="float">
            <text:p>0.998748</text:p>
          </table:table-cell>
          <table:table-cell table:number-columns-repeated="61"/>
        </table:table-row>
      </table:table>
      <table:table table:name="rank-ga" table:style-name="ta1">
        <table:table-column table:style-name="co42" table:default-cell-style-name="Default"/>
        <table:table-column table:style-name="co41" table:number-columns-repeated="5" table:default-cell-style-name="Default"/>
        <table:table-column table:style-name="co43" table:default-cell-style-name="Default"/>
        <table:table-column table:style-name="co41" table:number-columns-repeated="5" table:default-cell-style-name="Default"/>
        <table:table-column table:style-name="co18" table:default-cell-style-name="Default"/>
        <table:table-column table:style-name="co42" table:number-columns-repeated="52" table:default-cell-style-name="Default"/>
        <table:table-column table:style-name="co44" table:number-columns-repeated="2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tetime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f1s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tetime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f1s</text:p>
          </table:table-cell>
          <table:table-cell/>
          <table:table-cell office:value-type="string" calcext:value-type="string">
            <text:p>tetime</text:p>
          </table:table-cell>
          <table:table-cell table:number-columns-repeated="10"/>
          <table:table-cell office:value-type="string" calcext:value-type="string">
            <text:p>acc</text:p>
          </table:table-cell>
          <table:table-cell table:number-columns-repeated="10"/>
          <table:table-cell office:value-type="string" calcext:value-type="string">
            <text:p>prec</text:p>
          </table:table-cell>
          <table:table-cell table:number-columns-repeated="10"/>
          <table:table-cell office:value-type="string" calcext:value-type="string">
            <text:p>rec</text:p>
          </table:table-cell>
          <table:table-cell table:number-columns-repeated="10"/>
          <table:table-cell office:value-type="string" calcext:value-type="string">
            <text:p>f1s</text:p>
          </table:table-cell>
          <table:table-cell table:number-columns-repeated="9"/>
        </table:table-row>
        <table:table-row table:style-name="ro1">
          <table:table-cell table:formula="of:=[$results.A5]" office:value-type="string" office:string-value="d00" calcext:value-type="string">
            <text:p>d00</text:p>
          </table:table-cell>
          <table:table-cell table:formula="of:=MROUND(AVERAGE([.N2:.W2]);0.0001)" office:value-type="float" office:value="0.049" calcext:value-type="float">
            <text:p>0.049</text:p>
          </table:table-cell>
          <table:table-cell table:formula="of:=MROUND(AVERAGE([.Y2:.AH2])*100;0.01)" office:value-type="float" office:value="99.96" calcext:value-type="float">
            <text:p>99.96</text:p>
          </table:table-cell>
          <table:table-cell table:formula="of:=MROUND(AVERAGE([.AJ2:.AS2])*100;0.01)" office:value-type="float" office:value="99.96" calcext:value-type="float">
            <text:p>99.96</text:p>
          </table:table-cell>
          <table:table-cell table:formula="of:=MROUND(AVERAGE([.AU2:.BD2])*100;0.01)" office:value-type="float" office:value="100" calcext:value-type="float">
            <text:p>100</text:p>
          </table:table-cell>
          <table:table-cell table:formula="of:=MROUND(AVERAGE([.BF2:.BO2])*100;0.01)" office:value-type="float" office:value="99.98" calcext:value-type="float">
            <text:p>99.98</text:p>
          </table:table-cell>
          <table:table-cell/>
          <table:table-cell table:formula="of:=STDEV([.N2:.W2])" office:value-type="float" office:value="0.00875595035770913" calcext:value-type="float">
            <text:p>0.0087559504</text:p>
          </table:table-cell>
          <table:table-cell table:formula="of:=STDEV([.Y2:.AH2])*100" office:value-type="float" office:value="0.0728318314109096" calcext:value-type="float">
            <text:p>0.0728318314</text:p>
          </table:table-cell>
          <table:table-cell table:formula="of:=STDEV([.AJ2:.AS2])*100" office:value-type="float" office:value="0.0728318314109096" calcext:value-type="float">
            <text:p>0.0728318314</text:p>
          </table:table-cell>
          <table:table-cell table:formula="of:=STDEV([.AU2:.BD2])*100" office:value-type="float" office:value="0" calcext:value-type="float">
            <text:p>0</text:p>
          </table:table-cell>
          <table:table-cell table:formula="of:=STDEV([.BF2:.BO2])*100" office:value-type="float" office:value="0.0364540578445439" calcext:value-type="float">
            <text:p>0.0364540578</text:p>
          </table:table-cell>
          <table:table-cell/>
          <table:table-cell table:formula="of:=IF(ISBLANK([.B10]);&quot;&quot;;[.B10])" office:value-type="float" office:value="0.04" calcext:value-type="float">
            <text:p>0.04</text:p>
          </table:table-cell>
          <table:table-cell table:formula="of:=IF(ISBLANK([.B15]);&quot;&quot;;[.B15])" office:value-type="float" office:value="0.05" calcext:value-type="float">
            <text:p>0.05</text:p>
          </table:table-cell>
          <table:table-cell table:formula="of:=IF(ISBLANK([.B20]);&quot;&quot;;[.B20])" office:value-type="float" office:value="0.06" calcext:value-type="float">
            <text:p>0.06</text:p>
          </table:table-cell>
          <table:table-cell table:formula="of:=IF(ISBLANK([.B25]);&quot;&quot;;[.B25])" office:value-type="float" office:value="0.05" calcext:value-type="float">
            <text:p>0.05</text:p>
          </table:table-cell>
          <table:table-cell table:formula="of:=IF(ISBLANK([.B30]);&quot;&quot;;[.B30])" office:value-type="float" office:value="0.04" calcext:value-type="float">
            <text:p>0.04</text:p>
          </table:table-cell>
          <table:table-cell table:formula="of:=IF(ISBLANK([.B35]);&quot;&quot;;[.B35])" office:value-type="float" office:value="0.06" calcext:value-type="float">
            <text:p>0.06</text:p>
          </table:table-cell>
          <table:table-cell table:formula="of:=IF(ISBLANK([.B40]);&quot;&quot;;[.B40])" office:value-type="float" office:value="0.05" calcext:value-type="float">
            <text:p>0.05</text:p>
          </table:table-cell>
          <table:table-cell table:formula="of:=IF(ISBLANK([.B45]);&quot;&quot;;[.B45])" office:value-type="float" office:value="0.04" calcext:value-type="float">
            <text:p>0.04</text:p>
          </table:table-cell>
          <table:table-cell table:formula="of:=IF(ISBLANK([.B50]);&quot;&quot;;[.B50])" office:value-type="float" office:value="0.04" calcext:value-type="float">
            <text:p>0.04</text:p>
          </table:table-cell>
          <table:table-cell table:formula="of:=IF(ISBLANK([.B55]);&quot;&quot;;[.B55])" office:value-type="float" office:value="0.06" calcext:value-type="float">
            <text:p>0.06</text:p>
          </table:table-cell>
          <table:table-cell/>
          <table:table-cell table:formula="of:=IF(ISBLANK([.C10]);&quot;&quot;;[.C10])" office:value-type="float" office:value="1" calcext:value-type="float">
            <text:p>1</text:p>
          </table:table-cell>
          <table:table-cell table:formula="of:=IF(ISBLANK([.C15]);&quot;&quot;;[.C15])" office:value-type="float" office:value="0.998958" calcext:value-type="float">
            <text:p>0.998958</text:p>
          </table:table-cell>
          <table:table-cell table:formula="of:=IF(ISBLANK([.C20]);&quot;&quot;;[.C20])" office:value-type="float" office:value="1" calcext:value-type="float">
            <text:p>1</text:p>
          </table:table-cell>
          <table:table-cell table:formula="of:=IF(ISBLANK([.C25]);&quot;&quot;;[.C25])" office:value-type="float" office:value="1" calcext:value-type="float">
            <text:p>1</text:p>
          </table:table-cell>
          <table:table-cell table:formula="of:=IF(ISBLANK([.C30]);&quot;&quot;;[.C30])" office:value-type="float" office:value="1" calcext:value-type="float">
            <text:p>1</text:p>
          </table:table-cell>
          <table:table-cell table:formula="of:=IF(ISBLANK([.C35]);&quot;&quot;;[.C35])" office:value-type="float" office:value="0.998958" calcext:value-type="float">
            <text:p>0.998958</text:p>
          </table:table-cell>
          <table:table-cell table:formula="of:=IF(ISBLANK([.C40]);&quot;&quot;;[.C40])" office:value-type="float" office:value="1" calcext:value-type="float">
            <text:p>1</text:p>
          </table:table-cell>
          <table:table-cell table:formula="of:=IF(ISBLANK([.C45]);&quot;&quot;;[.C45])" office:value-type="float" office:value="1" calcext:value-type="float">
            <text:p>1</text:p>
          </table:table-cell>
          <table:table-cell table:formula="of:=IF(ISBLANK([.C50]);&quot;&quot;;[.C50])" office:value-type="float" office:value="1" calcext:value-type="float">
            <text:p>1</text:p>
          </table:table-cell>
          <table:table-cell table:formula="of:=IF(ISBLANK([.C55]);&quot;&quot;;[.C55])" office:value-type="float" office:value="0.997917" calcext:value-type="float">
            <text:p>0.997917</text:p>
          </table:table-cell>
          <table:table-cell/>
          <table:table-cell table:formula="of:=IF(ISBLANK([.D10]);&quot;&quot;;[.D10])" office:value-type="float" office:value="1" calcext:value-type="float">
            <text:p>1</text:p>
          </table:table-cell>
          <table:table-cell table:formula="of:=IF(ISBLANK([.D15]);&quot;&quot;;[.D15])" office:value-type="float" office:value="0.998958" calcext:value-type="float">
            <text:p>0.998958</text:p>
          </table:table-cell>
          <table:table-cell table:formula="of:=IF(ISBLANK([.D20]);&quot;&quot;;[.D20])" office:value-type="float" office:value="1" calcext:value-type="float">
            <text:p>1</text:p>
          </table:table-cell>
          <table:table-cell table:formula="of:=IF(ISBLANK([.D25]);&quot;&quot;;[.D25])" office:value-type="float" office:value="1" calcext:value-type="float">
            <text:p>1</text:p>
          </table:table-cell>
          <table:table-cell table:formula="of:=IF(ISBLANK([.D30]);&quot;&quot;;[.D30])" office:value-type="float" office:value="1" calcext:value-type="float">
            <text:p>1</text:p>
          </table:table-cell>
          <table:table-cell table:formula="of:=IF(ISBLANK([.D35]);&quot;&quot;;[.D35])" office:value-type="float" office:value="0.998958" calcext:value-type="float">
            <text:p>0.998958</text:p>
          </table:table-cell>
          <table:table-cell table:formula="of:=IF(ISBLANK([.D40]);&quot;&quot;;[.D40])" office:value-type="float" office:value="1" calcext:value-type="float">
            <text:p>1</text:p>
          </table:table-cell>
          <table:table-cell table:formula="of:=IF(ISBLANK([.D45]);&quot;&quot;;[.D45])" office:value-type="float" office:value="1" calcext:value-type="float">
            <text:p>1</text:p>
          </table:table-cell>
          <table:table-cell table:formula="of:=IF(ISBLANK([.D50]);&quot;&quot;;[.D50])" office:value-type="float" office:value="1" calcext:value-type="float">
            <text:p>1</text:p>
          </table:table-cell>
          <table:table-cell table:formula="of:=IF(ISBLANK([.D55]);&quot;&quot;;[.D55])" office:value-type="float" office:value="0.997917" calcext:value-type="float">
            <text:p>0.997917</text:p>
          </table:table-cell>
          <table:table-cell/>
          <table:table-cell table:formula="of:=IF(ISBLANK([.E10]);&quot;&quot;;[.E10])" office:value-type="float" office:value="1" calcext:value-type="float">
            <text:p>1</text:p>
          </table:table-cell>
          <table:table-cell table:formula="of:=IF(ISBLANK([.E15]);&quot;&quot;;[.E15])" office:value-type="float" office:value="1" calcext:value-type="float">
            <text:p>1</text:p>
          </table:table-cell>
          <table:table-cell table:formula="of:=IF(ISBLANK([.E20]);&quot;&quot;;[.E20])" office:value-type="float" office:value="1" calcext:value-type="float">
            <text:p>1</text:p>
          </table:table-cell>
          <table:table-cell table:formula="of:=IF(ISBLANK([.E25]);&quot;&quot;;[.E25])" office:value-type="float" office:value="1" calcext:value-type="float">
            <text:p>1</text:p>
          </table:table-cell>
          <table:table-cell table:formula="of:=IF(ISBLANK([.E30]);&quot;&quot;;[.E30])" office:value-type="float" office:value="1" calcext:value-type="float">
            <text:p>1</text:p>
          </table:table-cell>
          <table:table-cell table:formula="of:=IF(ISBLANK([.E35]);&quot;&quot;;[.E35])" office:value-type="float" office:value="1" calcext:value-type="float">
            <text:p>1</text:p>
          </table:table-cell>
          <table:table-cell table:formula="of:=IF(ISBLANK([.E40]);&quot;&quot;;[.E40])" office:value-type="float" office:value="1" calcext:value-type="float">
            <text:p>1</text:p>
          </table:table-cell>
          <table:table-cell table:formula="of:=IF(ISBLANK([.E45]);&quot;&quot;;[.E45])" office:value-type="float" office:value="1" calcext:value-type="float">
            <text:p>1</text:p>
          </table:table-cell>
          <table:table-cell table:formula="of:=IF(ISBLANK([.E50]);&quot;&quot;;[.E50])" office:value-type="float" office:value="1" calcext:value-type="float">
            <text:p>1</text:p>
          </table:table-cell>
          <table:table-cell table:formula="of:=IF(ISBLANK([.E55]);&quot;&quot;;[.E55])" office:value-type="float" office:value="1" calcext:value-type="float">
            <text:p>1</text:p>
          </table:table-cell>
          <table:table-cell/>
          <table:table-cell table:formula="of:=IF(ISBLANK([.F10]);&quot;&quot;;[.F10])" office:value-type="float" office:value="1" calcext:value-type="float">
            <text:p>1</text:p>
          </table:table-cell>
          <table:table-cell table:formula="of:=IF(ISBLANK([.F15]);&quot;&quot;;[.F15])" office:value-type="float" office:value="0.999479" calcext:value-type="float">
            <text:p>0.999479</text:p>
          </table:table-cell>
          <table:table-cell table:formula="of:=IF(ISBLANK([.F20]);&quot;&quot;;[.F20])" office:value-type="float" office:value="1" calcext:value-type="float">
            <text:p>1</text:p>
          </table:table-cell>
          <table:table-cell table:formula="of:=IF(ISBLANK([.F25]);&quot;&quot;;[.F25])" office:value-type="float" office:value="1" calcext:value-type="float">
            <text:p>1</text:p>
          </table:table-cell>
          <table:table-cell table:formula="of:=IF(ISBLANK([.F30]);&quot;&quot;;[.F30])" office:value-type="float" office:value="1" calcext:value-type="float">
            <text:p>1</text:p>
          </table:table-cell>
          <table:table-cell table:formula="of:=IF(ISBLANK([.F35]);&quot;&quot;;[.F35])" office:value-type="float" office:value="0.999479" calcext:value-type="float">
            <text:p>0.999479</text:p>
          </table:table-cell>
          <table:table-cell table:formula="of:=IF(ISBLANK([.F40]);&quot;&quot;;[.F40])" office:value-type="float" office:value="1" calcext:value-type="float">
            <text:p>1</text:p>
          </table:table-cell>
          <table:table-cell table:formula="of:=IF(ISBLANK([.F45]);&quot;&quot;;[.F45])" office:value-type="float" office:value="1" calcext:value-type="float">
            <text:p>1</text:p>
          </table:table-cell>
          <table:table-cell table:formula="of:=IF(ISBLANK([.F50]);&quot;&quot;;[.F50])" office:value-type="float" office:value="1" calcext:value-type="float">
            <text:p>1</text:p>
          </table:table-cell>
          <table:table-cell table:formula="of:=IF(ISBLANK([.F55]);&quot;&quot;;[.F55])" office:value-type="float" office:value="0.998957" calcext:value-type="float">
            <text:p>0.998957</text:p>
          </table:table-cell>
        </table:table-row>
        <table:table-row table:style-name="ro1">
          <table:table-cell table:formula="of:=[$results.A6]" office:value-type="string" office:string-value="d01" calcext:value-type="string">
            <text:p>d01</text:p>
          </table:table-cell>
          <table:table-cell table:formula="of:=MROUND(AVERAGE([.N3:.W3]);0.0001)" office:value-type="float" office:value="0.047" calcext:value-type="float">
            <text:p>0.047</text:p>
          </table:table-cell>
          <table:table-cell table:formula="of:=MROUND(AVERAGE([.Y3:.AH3])*100;0.01)" office:value-type="float" office:value="99.54" calcext:value-type="float">
            <text:p>99.54</text:p>
          </table:table-cell>
          <table:table-cell table:formula="of:=MROUND(AVERAGE([.AJ3:.AS3])*100;0.01)" office:value-type="float" office:value="99.45" calcext:value-type="float">
            <text:p>99.45</text:p>
          </table:table-cell>
          <table:table-cell table:formula="of:=MROUND(AVERAGE([.AU3:.BD3])*100;0.01)" office:value-type="float" office:value="100" calcext:value-type="float">
            <text:p>100</text:p>
          </table:table-cell>
          <table:table-cell table:formula="of:=MROUND(AVERAGE([.BF3:.BO3])*100;0.01)" office:value-type="float" office:value="99.72" calcext:value-type="float">
            <text:p>99.72</text:p>
          </table:table-cell>
          <table:table-cell/>
          <table:table-cell table:formula="of:=STDEV([.N3:.W3])" office:value-type="float" office:value="0.0105934990547138" calcext:value-type="float">
            <text:p>0.0105934991</text:p>
          </table:table-cell>
          <table:table-cell table:formula="of:=STDEV([.Y3:.AH3])*100" office:value-type="float" office:value="0.122261359844841" calcext:value-type="float">
            <text:p>0.1222613598</text:p>
          </table:table-cell>
          <table:table-cell table:formula="of:=STDEV([.AJ3:.AS3])*100" office:value-type="float" office:value="0.146723473847158" calcext:value-type="float">
            <text:p>0.1467234738</text:p>
          </table:table-cell>
          <table:table-cell table:formula="of:=STDEV([.AU3:.BD3])*100" office:value-type="float" office:value="0" calcext:value-type="float">
            <text:p>0</text:p>
          </table:table-cell>
          <table:table-cell table:formula="of:=STDEV([.BF3:.BO3])*100" office:value-type="float" office:value="0.0737517577944911" calcext:value-type="float">
            <text:p>0.0737517578</text:p>
          </table:table-cell>
          <table:table-cell/>
          <table:table-cell table:formula="of:=IF(ISBLANK([.B11]);&quot;&quot;;[.B11])" office:value-type="float" office:value="0.04" calcext:value-type="float">
            <text:p>0.04</text:p>
          </table:table-cell>
          <table:table-cell table:formula="of:=IF(ISBLANK([.B16]);&quot;&quot;;[.B16])" office:value-type="float" office:value="0.05" calcext:value-type="float">
            <text:p>0.05</text:p>
          </table:table-cell>
          <table:table-cell table:formula="of:=IF(ISBLANK([.B21]);&quot;&quot;;[.B21])" office:value-type="float" office:value="0.04" calcext:value-type="float">
            <text:p>0.04</text:p>
          </table:table-cell>
          <table:table-cell table:formula="of:=IF(ISBLANK([.B26]);&quot;&quot;;[.B26])" office:value-type="float" office:value="0.07" calcext:value-type="float">
            <text:p>0.07</text:p>
          </table:table-cell>
          <table:table-cell table:formula="of:=IF(ISBLANK([.B31]);&quot;&quot;;[.B31])" office:value-type="float" office:value="0.06" calcext:value-type="float">
            <text:p>0.06</text:p>
          </table:table-cell>
          <table:table-cell table:formula="of:=IF(ISBLANK([.B36]);&quot;&quot;;[.B36])" office:value-type="float" office:value="0.05" calcext:value-type="float">
            <text:p>0.05</text:p>
          </table:table-cell>
          <table:table-cell table:formula="of:=IF(ISBLANK([.B41]);&quot;&quot;;[.B41])" office:value-type="float" office:value="0.04" calcext:value-type="float">
            <text:p>0.04</text:p>
          </table:table-cell>
          <table:table-cell table:formula="of:=IF(ISBLANK([.B46]);&quot;&quot;;[.B46])" office:value-type="float" office:value="0.04" calcext:value-type="float">
            <text:p>0.04</text:p>
          </table:table-cell>
          <table:table-cell table:formula="of:=IF(ISBLANK([.B51]);&quot;&quot;;[.B51])" office:value-type="float" office:value="0.04" calcext:value-type="float">
            <text:p>0.04</text:p>
          </table:table-cell>
          <table:table-cell table:formula="of:=IF(ISBLANK([.B56]);&quot;&quot;;[.B56])" office:value-type="float" office:value="0.04" calcext:value-type="float">
            <text:p>0.04</text:p>
          </table:table-cell>
          <table:table-cell/>
          <table:table-cell table:formula="of:=IF(ISBLANK([.C11]);&quot;&quot;;[.C11])" office:value-type="float" office:value="0.99375" calcext:value-type="float">
            <text:p>0.99375</text:p>
          </table:table-cell>
          <table:table-cell table:formula="of:=IF(ISBLANK([.C16]);&quot;&quot;;[.C16])" office:value-type="float" office:value="0.996875" calcext:value-type="float">
            <text:p>0.996875</text:p>
          </table:table-cell>
          <table:table-cell table:formula="of:=IF(ISBLANK([.C21]);&quot;&quot;;[.C21])" office:value-type="float" office:value="0.996875" calcext:value-type="float">
            <text:p>0.996875</text:p>
          </table:table-cell>
          <table:table-cell table:formula="of:=IF(ISBLANK([.C26]);&quot;&quot;;[.C26])" office:value-type="float" office:value="0.995833" calcext:value-type="float">
            <text:p>0.995833</text:p>
          </table:table-cell>
          <table:table-cell table:formula="of:=IF(ISBLANK([.C31]);&quot;&quot;;[.C31])" office:value-type="float" office:value="0.996875" calcext:value-type="float">
            <text:p>0.996875</text:p>
          </table:table-cell>
          <table:table-cell table:formula="of:=IF(ISBLANK([.C36]);&quot;&quot;;[.C36])" office:value-type="float" office:value="0.995833" calcext:value-type="float">
            <text:p>0.995833</text:p>
          </table:table-cell>
          <table:table-cell table:formula="of:=IF(ISBLANK([.C41]);&quot;&quot;;[.C41])" office:value-type="float" office:value="0.994792" calcext:value-type="float">
            <text:p>0.994792</text:p>
          </table:table-cell>
          <table:table-cell table:formula="of:=IF(ISBLANK([.C46]);&quot;&quot;;[.C46])" office:value-type="float" office:value="0.99375" calcext:value-type="float">
            <text:p>0.99375</text:p>
          </table:table-cell>
          <table:table-cell table:formula="of:=IF(ISBLANK([.C51]);&quot;&quot;;[.C51])" office:value-type="float" office:value="0.994792" calcext:value-type="float">
            <text:p>0.994792</text:p>
          </table:table-cell>
          <table:table-cell table:formula="of:=IF(ISBLANK([.C56]);&quot;&quot;;[.C56])" office:value-type="float" office:value="0.994792" calcext:value-type="float">
            <text:p>0.994792</text:p>
          </table:table-cell>
          <table:table-cell/>
          <table:table-cell table:formula="of:=IF(ISBLANK([.D11]);&quot;&quot;;[.D11])" office:value-type="float" office:value="0.9925" calcext:value-type="float">
            <text:p>0.9925</text:p>
          </table:table-cell>
          <table:table-cell table:formula="of:=IF(ISBLANK([.D16]);&quot;&quot;;[.D16])" office:value-type="float" office:value="0.99625" calcext:value-type="float">
            <text:p>0.99625</text:p>
          </table:table-cell>
          <table:table-cell table:formula="of:=IF(ISBLANK([.D21]);&quot;&quot;;[.D21])" office:value-type="float" office:value="0.99625" calcext:value-type="float">
            <text:p>0.99625</text:p>
          </table:table-cell>
          <table:table-cell table:formula="of:=IF(ISBLANK([.D26]);&quot;&quot;;[.D26])" office:value-type="float" office:value="0.995" calcext:value-type="float">
            <text:p>0.995</text:p>
          </table:table-cell>
          <table:table-cell table:formula="of:=IF(ISBLANK([.D31]);&quot;&quot;;[.D31])" office:value-type="float" office:value="0.99625" calcext:value-type="float">
            <text:p>0.99625</text:p>
          </table:table-cell>
          <table:table-cell table:formula="of:=IF(ISBLANK([.D36]);&quot;&quot;;[.D36])" office:value-type="float" office:value="0.995" calcext:value-type="float">
            <text:p>0.995</text:p>
          </table:table-cell>
          <table:table-cell table:formula="of:=IF(ISBLANK([.D41]);&quot;&quot;;[.D41])" office:value-type="float" office:value="0.99375" calcext:value-type="float">
            <text:p>0.99375</text:p>
          </table:table-cell>
          <table:table-cell table:formula="of:=IF(ISBLANK([.D46]);&quot;&quot;;[.D46])" office:value-type="float" office:value="0.9925" calcext:value-type="float">
            <text:p>0.9925</text:p>
          </table:table-cell>
          <table:table-cell table:formula="of:=IF(ISBLANK([.D51]);&quot;&quot;;[.D51])" office:value-type="float" office:value="0.99375" calcext:value-type="float">
            <text:p>0.99375</text:p>
          </table:table-cell>
          <table:table-cell table:formula="of:=IF(ISBLANK([.D56]);&quot;&quot;;[.D56])" office:value-type="float" office:value="0.99375" calcext:value-type="float">
            <text:p>0.99375</text:p>
          </table:table-cell>
          <table:table-cell/>
          <table:table-cell table:formula="of:=IF(ISBLANK([.E11]);&quot;&quot;;[.E11])" office:value-type="float" office:value="1" calcext:value-type="float">
            <text:p>1</text:p>
          </table:table-cell>
          <table:table-cell table:formula="of:=IF(ISBLANK([.E16]);&quot;&quot;;[.E16])" office:value-type="float" office:value="1" calcext:value-type="float">
            <text:p>1</text:p>
          </table:table-cell>
          <table:table-cell table:formula="of:=IF(ISBLANK([.E21]);&quot;&quot;;[.E21])" office:value-type="float" office:value="1" calcext:value-type="float">
            <text:p>1</text:p>
          </table:table-cell>
          <table:table-cell table:formula="of:=IF(ISBLANK([.E26]);&quot;&quot;;[.E26])" office:value-type="float" office:value="1" calcext:value-type="float">
            <text:p>1</text:p>
          </table:table-cell>
          <table:table-cell table:formula="of:=IF(ISBLANK([.E31]);&quot;&quot;;[.E31])" office:value-type="float" office:value="1" calcext:value-type="float">
            <text:p>1</text:p>
          </table:table-cell>
          <table:table-cell table:formula="of:=IF(ISBLANK([.E36]);&quot;&quot;;[.E36])" office:value-type="float" office:value="1" calcext:value-type="float">
            <text:p>1</text:p>
          </table:table-cell>
          <table:table-cell table:formula="of:=IF(ISBLANK([.E41]);&quot;&quot;;[.E41])" office:value-type="float" office:value="1" calcext:value-type="float">
            <text:p>1</text:p>
          </table:table-cell>
          <table:table-cell table:formula="of:=IF(ISBLANK([.E46]);&quot;&quot;;[.E46])" office:value-type="float" office:value="1" calcext:value-type="float">
            <text:p>1</text:p>
          </table:table-cell>
          <table:table-cell table:formula="of:=IF(ISBLANK([.E51]);&quot;&quot;;[.E51])" office:value-type="float" office:value="1" calcext:value-type="float">
            <text:p>1</text:p>
          </table:table-cell>
          <table:table-cell table:formula="of:=IF(ISBLANK([.E56]);&quot;&quot;;[.E56])" office:value-type="float" office:value="1" calcext:value-type="float">
            <text:p>1</text:p>
          </table:table-cell>
          <table:table-cell/>
          <table:table-cell table:formula="of:=IF(ISBLANK([.F11]);&quot;&quot;;[.F11])" office:value-type="float" office:value="0.996236" calcext:value-type="float">
            <text:p>0.996236</text:p>
          </table:table-cell>
          <table:table-cell table:formula="of:=IF(ISBLANK([.F16]);&quot;&quot;;[.F16])" office:value-type="float" office:value="0.998121" calcext:value-type="float">
            <text:p>0.998121</text:p>
          </table:table-cell>
          <table:table-cell table:formula="of:=IF(ISBLANK([.F21]);&quot;&quot;;[.F21])" office:value-type="float" office:value="0.998121" calcext:value-type="float">
            <text:p>0.998121</text:p>
          </table:table-cell>
          <table:table-cell table:formula="of:=IF(ISBLANK([.F26]);&quot;&quot;;[.F26])" office:value-type="float" office:value="0.997494" calcext:value-type="float">
            <text:p>0.997494</text:p>
          </table:table-cell>
          <table:table-cell table:formula="of:=IF(ISBLANK([.F31]);&quot;&quot;;[.F31])" office:value-type="float" office:value="0.998121" calcext:value-type="float">
            <text:p>0.998121</text:p>
          </table:table-cell>
          <table:table-cell table:formula="of:=IF(ISBLANK([.F36]);&quot;&quot;;[.F36])" office:value-type="float" office:value="0.997494" calcext:value-type="float">
            <text:p>0.997494</text:p>
          </table:table-cell>
          <table:table-cell table:formula="of:=IF(ISBLANK([.F41]);&quot;&quot;;[.F41])" office:value-type="float" office:value="0.996865" calcext:value-type="float">
            <text:p>0.996865</text:p>
          </table:table-cell>
          <table:table-cell table:formula="of:=IF(ISBLANK([.F46]);&quot;&quot;;[.F46])" office:value-type="float" office:value="0.996236" calcext:value-type="float">
            <text:p>0.996236</text:p>
          </table:table-cell>
          <table:table-cell table:formula="of:=IF(ISBLANK([.F51]);&quot;&quot;;[.F51])" office:value-type="float" office:value="0.996865" calcext:value-type="float">
            <text:p>0.996865</text:p>
          </table:table-cell>
          <table:table-cell table:formula="of:=IF(ISBLANK([.F56]);&quot;&quot;;[.F56])" office:value-type="float" office:value="0.996865" calcext:value-type="float">
            <text:p>0.996865</text:p>
          </table:table-cell>
        </table:table-row>
        <table:table-row table:style-name="ro1">
          <table:table-cell table:formula="of:=[$results.A7]" office:value-type="string" office:string-value="d02" calcext:value-type="string">
            <text:p>d02</text:p>
          </table:table-cell>
          <table:table-cell table:formula="of:=MROUND(AVERAGE([.N4:.W4]);0.0001)" office:value-type="float" office:value="0.049" calcext:value-type="float">
            <text:p>0.049</text:p>
          </table:table-cell>
          <table:table-cell table:formula="of:=MROUND(AVERAGE([.Y4:.AH4])*100;0.01)" office:value-type="float" office:value="98.03" calcext:value-type="float">
            <text:p>98.03</text:p>
          </table:table-cell>
          <table:table-cell table:formula="of:=MROUND(AVERAGE([.AJ4:.AS4])*100;0.01)" office:value-type="float" office:value="97.74" calcext:value-type="float">
            <text:p>97.74</text:p>
          </table:table-cell>
          <table:table-cell table:formula="of:=MROUND(AVERAGE([.AU4:.BD4])*100;0.01)" office:value-type="float" office:value="100" calcext:value-type="float">
            <text:p>100</text:p>
          </table:table-cell>
          <table:table-cell table:formula="of:=MROUND(AVERAGE([.BF4:.BO4])*100;0.01)" office:value-type="float" office:value="98.86" calcext:value-type="float">
            <text:p>98.86</text:p>
          </table:table-cell>
          <table:table-cell/>
          <table:table-cell table:formula="of:=STDEV([.N4:.W4])" office:value-type="float" office:value="0.00994428926011753" calcext:value-type="float">
            <text:p>0.0099442893</text:p>
          </table:table-cell>
          <table:table-cell table:formula="of:=STDEV([.Y4:.AH4])*100" office:value-type="float" office:value="0.210926913355735" calcext:value-type="float">
            <text:p>0.2109269134</text:p>
          </table:table-cell>
          <table:table-cell table:formula="of:=STDEV([.AJ4:.AS4])*100" office:value-type="float" office:value="0.2853482278044" calcext:value-type="float">
            <text:p>0.2853482278</text:p>
          </table:table-cell>
          <table:table-cell table:formula="of:=STDEV([.AU4:.BD4])*100" office:value-type="float" office:value="0" calcext:value-type="float">
            <text:p>0</text:p>
          </table:table-cell>
          <table:table-cell table:formula="of:=STDEV([.BF4:.BO4])*100" office:value-type="float" office:value="0.146313603833227" calcext:value-type="float">
            <text:p>0.1463136038</text:p>
          </table:table-cell>
          <table:table-cell/>
          <table:table-cell table:formula="of:=IF(ISBLANK([.B12]);&quot;&quot;;[.B12])" office:value-type="float" office:value="0.05" calcext:value-type="float">
            <text:p>0.05</text:p>
          </table:table-cell>
          <table:table-cell table:formula="of:=IF(ISBLANK([.B17]);&quot;&quot;;[.B17])" office:value-type="float" office:value="0.05" calcext:value-type="float">
            <text:p>0.05</text:p>
          </table:table-cell>
          <table:table-cell table:formula="of:=IF(ISBLANK([.B22]);&quot;&quot;;[.B22])" office:value-type="float" office:value="0.06" calcext:value-type="float">
            <text:p>0.06</text:p>
          </table:table-cell>
          <table:table-cell table:formula="of:=IF(ISBLANK([.B27]);&quot;&quot;;[.B27])" office:value-type="float" office:value="0.04" calcext:value-type="float">
            <text:p>0.04</text:p>
          </table:table-cell>
          <table:table-cell table:formula="of:=IF(ISBLANK([.B32]);&quot;&quot;;[.B32])" office:value-type="float" office:value="0.07" calcext:value-type="float">
            <text:p>0.07</text:p>
          </table:table-cell>
          <table:table-cell table:formula="of:=IF(ISBLANK([.B37]);&quot;&quot;;[.B37])" office:value-type="float" office:value="0.04" calcext:value-type="float">
            <text:p>0.04</text:p>
          </table:table-cell>
          <table:table-cell table:formula="of:=IF(ISBLANK([.B42]);&quot;&quot;;[.B42])" office:value-type="float" office:value="0.05" calcext:value-type="float">
            <text:p>0.05</text:p>
          </table:table-cell>
          <table:table-cell table:formula="of:=IF(ISBLANK([.B47]);&quot;&quot;;[.B47])" office:value-type="float" office:value="0.04" calcext:value-type="float">
            <text:p>0.04</text:p>
          </table:table-cell>
          <table:table-cell table:formula="of:=IF(ISBLANK([.B52]);&quot;&quot;;[.B52])" office:value-type="float" office:value="0.04" calcext:value-type="float">
            <text:p>0.04</text:p>
          </table:table-cell>
          <table:table-cell table:formula="of:=IF(ISBLANK([.B57]);&quot;&quot;;[.B57])" office:value-type="float" office:value="0.05" calcext:value-type="float">
            <text:p>0.05</text:p>
          </table:table-cell>
          <table:table-cell/>
          <table:table-cell table:formula="of:=IF(ISBLANK([.C12]);&quot;&quot;;[.C12])" office:value-type="float" office:value="0.98125" calcext:value-type="float">
            <text:p>0.98125</text:p>
          </table:table-cell>
          <table:table-cell table:formula="of:=IF(ISBLANK([.C17]);&quot;&quot;;[.C17])" office:value-type="float" office:value="0.975" calcext:value-type="float">
            <text:p>0.975</text:p>
          </table:table-cell>
          <table:table-cell table:formula="of:=IF(ISBLANK([.C22]);&quot;&quot;;[.C22])" office:value-type="float" office:value="0.980208" calcext:value-type="float">
            <text:p>0.980208</text:p>
          </table:table-cell>
          <table:table-cell table:formula="of:=IF(ISBLANK([.C27]);&quot;&quot;;[.C27])" office:value-type="float" office:value="0.980208" calcext:value-type="float">
            <text:p>0.980208</text:p>
          </table:table-cell>
          <table:table-cell table:formula="of:=IF(ISBLANK([.C32]);&quot;&quot;;[.C32])" office:value-type="float" office:value="0.980208" calcext:value-type="float">
            <text:p>0.980208</text:p>
          </table:table-cell>
          <table:table-cell table:formula="of:=IF(ISBLANK([.C37]);&quot;&quot;;[.C37])" office:value-type="float" office:value="0.979167" calcext:value-type="float">
            <text:p>0.979167</text:p>
          </table:table-cell>
          <table:table-cell table:formula="of:=IF(ISBLANK([.C42]);&quot;&quot;;[.C42])" office:value-type="float" office:value="0.98125" calcext:value-type="float">
            <text:p>0.98125</text:p>
          </table:table-cell>
          <table:table-cell table:formula="of:=IF(ISBLANK([.C47]);&quot;&quot;;[.C47])" office:value-type="float" office:value="0.982292" calcext:value-type="float">
            <text:p>0.982292</text:p>
          </table:table-cell>
          <table:table-cell table:formula="of:=IF(ISBLANK([.C52]);&quot;&quot;;[.C52])" office:value-type="float" office:value="0.98125" calcext:value-type="float">
            <text:p>0.98125</text:p>
          </table:table-cell>
          <table:table-cell table:formula="of:=IF(ISBLANK([.C57]);&quot;&quot;;[.C57])" office:value-type="float" office:value="0.982292" calcext:value-type="float">
            <text:p>0.982292</text:p>
          </table:table-cell>
          <table:table-cell/>
          <table:table-cell table:formula="of:=IF(ISBLANK([.D12]);&quot;&quot;;[.D12])" office:value-type="float" office:value="0.9775" calcext:value-type="float">
            <text:p>0.9775</text:p>
          </table:table-cell>
          <table:table-cell table:formula="of:=IF(ISBLANK([.D17]);&quot;&quot;;[.D17])" office:value-type="float" office:value="0.97" calcext:value-type="float">
            <text:p>0.97</text:p>
          </table:table-cell>
          <table:table-cell table:formula="of:=IF(ISBLANK([.D22]);&quot;&quot;;[.D22])" office:value-type="float" office:value="0.9775" calcext:value-type="float">
            <text:p>0.9775</text:p>
          </table:table-cell>
          <table:table-cell table:formula="of:=IF(ISBLANK([.D27]);&quot;&quot;;[.D27])" office:value-type="float" office:value="0.9775" calcext:value-type="float">
            <text:p>0.9775</text:p>
          </table:table-cell>
          <table:table-cell table:formula="of:=IF(ISBLANK([.D32]);&quot;&quot;;[.D32])" office:value-type="float" office:value="0.9775" calcext:value-type="float">
            <text:p>0.9775</text:p>
          </table:table-cell>
          <table:table-cell table:formula="of:=IF(ISBLANK([.D37]);&quot;&quot;;[.D37])" office:value-type="float" office:value="0.97625" calcext:value-type="float">
            <text:p>0.97625</text:p>
          </table:table-cell>
          <table:table-cell table:formula="of:=IF(ISBLANK([.D42]);&quot;&quot;;[.D42])" office:value-type="float" office:value="0.97875" calcext:value-type="float">
            <text:p>0.97875</text:p>
          </table:table-cell>
          <table:table-cell table:formula="of:=IF(ISBLANK([.D47]);&quot;&quot;;[.D47])" office:value-type="float" office:value="0.98" calcext:value-type="float">
            <text:p>0.98</text:p>
          </table:table-cell>
          <table:table-cell table:formula="of:=IF(ISBLANK([.D52]);&quot;&quot;;[.D52])" office:value-type="float" office:value="0.97875" calcext:value-type="float">
            <text:p>0.97875</text:p>
          </table:table-cell>
          <table:table-cell table:formula="of:=IF(ISBLANK([.D57]);&quot;&quot;;[.D57])" office:value-type="float" office:value="0.98" calcext:value-type="float">
            <text:p>0.98</text:p>
          </table:table-cell>
          <table:table-cell/>
          <table:table-cell table:formula="of:=IF(ISBLANK([.E12]);&quot;&quot;;[.E12])" office:value-type="float" office:value="1" calcext:value-type="float">
            <text:p>1</text:p>
          </table:table-cell>
          <table:table-cell table:formula="of:=IF(ISBLANK([.E17]);&quot;&quot;;[.E17])" office:value-type="float" office:value="1" calcext:value-type="float">
            <text:p>1</text:p>
          </table:table-cell>
          <table:table-cell table:formula="of:=IF(ISBLANK([.E22]);&quot;&quot;;[.E22])" office:value-type="float" office:value="1" calcext:value-type="float">
            <text:p>1</text:p>
          </table:table-cell>
          <table:table-cell table:formula="of:=IF(ISBLANK([.E27]);&quot;&quot;;[.E27])" office:value-type="float" office:value="1" calcext:value-type="float">
            <text:p>1</text:p>
          </table:table-cell>
          <table:table-cell table:formula="of:=IF(ISBLANK([.E32]);&quot;&quot;;[.E32])" office:value-type="float" office:value="1" calcext:value-type="float">
            <text:p>1</text:p>
          </table:table-cell>
          <table:table-cell table:formula="of:=IF(ISBLANK([.E37]);&quot;&quot;;[.E37])" office:value-type="float" office:value="1" calcext:value-type="float">
            <text:p>1</text:p>
          </table:table-cell>
          <table:table-cell table:formula="of:=IF(ISBLANK([.E42]);&quot;&quot;;[.E42])" office:value-type="float" office:value="1" calcext:value-type="float">
            <text:p>1</text:p>
          </table:table-cell>
          <table:table-cell table:formula="of:=IF(ISBLANK([.E47]);&quot;&quot;;[.E47])" office:value-type="float" office:value="1" calcext:value-type="float">
            <text:p>1</text:p>
          </table:table-cell>
          <table:table-cell table:formula="of:=IF(ISBLANK([.E52]);&quot;&quot;;[.E52])" office:value-type="float" office:value="1" calcext:value-type="float">
            <text:p>1</text:p>
          </table:table-cell>
          <table:table-cell table:formula="of:=IF(ISBLANK([.E57]);&quot;&quot;;[.E57])" office:value-type="float" office:value="1" calcext:value-type="float">
            <text:p>1</text:p>
          </table:table-cell>
          <table:table-cell/>
          <table:table-cell table:formula="of:=IF(ISBLANK([.F12]);&quot;&quot;;[.F12])" office:value-type="float" office:value="0.988622" calcext:value-type="float">
            <text:p>0.988622</text:p>
          </table:table-cell>
          <table:table-cell table:formula="of:=IF(ISBLANK([.F17]);&quot;&quot;;[.F17])" office:value-type="float" office:value="0.984772" calcext:value-type="float">
            <text:p>0.984772</text:p>
          </table:table-cell>
          <table:table-cell table:formula="of:=IF(ISBLANK([.F22]);&quot;&quot;;[.F22])" office:value-type="float" office:value="0.988622" calcext:value-type="float">
            <text:p>0.988622</text:p>
          </table:table-cell>
          <table:table-cell table:formula="of:=IF(ISBLANK([.F27]);&quot;&quot;;[.F27])" office:value-type="float" office:value="0.988622" calcext:value-type="float">
            <text:p>0.988622</text:p>
          </table:table-cell>
          <table:table-cell table:formula="of:=IF(ISBLANK([.F32]);&quot;&quot;;[.F32])" office:value-type="float" office:value="0.988622" calcext:value-type="float">
            <text:p>0.988622</text:p>
          </table:table-cell>
          <table:table-cell table:formula="of:=IF(ISBLANK([.F37]);&quot;&quot;;[.F37])" office:value-type="float" office:value="0.987982" calcext:value-type="float">
            <text:p>0.987982</text:p>
          </table:table-cell>
          <table:table-cell table:formula="of:=IF(ISBLANK([.F42]);&quot;&quot;;[.F42])" office:value-type="float" office:value="0.989261" calcext:value-type="float">
            <text:p>0.989261</text:p>
          </table:table-cell>
          <table:table-cell table:formula="of:=IF(ISBLANK([.F47]);&quot;&quot;;[.F47])" office:value-type="float" office:value="0.989899" calcext:value-type="float">
            <text:p>0.989899</text:p>
          </table:table-cell>
          <table:table-cell table:formula="of:=IF(ISBLANK([.F52]);&quot;&quot;;[.F52])" office:value-type="float" office:value="0.989261" calcext:value-type="float">
            <text:p>0.989261</text:p>
          </table:table-cell>
          <table:table-cell table:formula="of:=IF(ISBLANK([.F57]);&quot;&quot;;[.F57])" office:value-type="float" office:value="0.989899" calcext:value-type="float">
            <text:p>0.989899</text:p>
          </table:table-cell>
        </table:table-row>
        <table:table-row table:style-name="ro1">
          <table:table-cell table:formula="of:=[$results.A8]" office:value-type="string" office:string-value="d04" calcext:value-type="string">
            <text:p>d04</text:p>
          </table:table-cell>
          <table:table-cell table:formula="of:=MROUND(AVERAGE([.N5:.W5]);0.0001)" office:value-type="float" office:value="0.054" calcext:value-type="float">
            <text:p>0.054</text:p>
          </table:table-cell>
          <table:table-cell table:formula="of:=MROUND(AVERAGE([.Y5:.AH5])*100;0.01)" office:value-type="float" office:value="99.98" calcext:value-type="float">
            <text:p>99.98</text:p>
          </table:table-cell>
          <table:table-cell table:formula="of:=MROUND(AVERAGE([.AJ5:.AS5])*100;0.01)" office:value-type="float" office:value="99.98" calcext:value-type="float">
            <text:p>99.98</text:p>
          </table:table-cell>
          <table:table-cell table:formula="of:=MROUND(AVERAGE([.AU5:.BD5])*100;0.01)" office:value-type="float" office:value="100" calcext:value-type="float">
            <text:p>100</text:p>
          </table:table-cell>
          <table:table-cell table:formula="of:=MROUND(AVERAGE([.BF5:.BO5])*100;0.01)" office:value-type="float" office:value="99.99" calcext:value-type="float">
            <text:p>99.99</text:p>
          </table:table-cell>
          <table:table-cell/>
          <table:table-cell table:formula="of:=STDEV([.N5:.W5])" office:value-type="float" office:value="0.00843274042711568" calcext:value-type="float">
            <text:p>0.0084327404</text:p>
          </table:table-cell>
          <table:table-cell table:formula="of:=STDEV([.Y5:.AH5])*100" office:value-type="float" office:value="0.0439345776252768" calcext:value-type="float">
            <text:p>0.0439345776</text:p>
          </table:table-cell>
          <table:table-cell table:formula="of:=STDEV([.AJ5:.AS5])*100" office:value-type="float" office:value="0.0527046276694719" calcext:value-type="float">
            <text:p>0.0527046277</text:p>
          </table:table-cell>
          <table:table-cell table:formula="of:=STDEV([.AU5:.BD5])*100" office:value-type="float" office:value="0" calcext:value-type="float">
            <text:p>0</text:p>
          </table:table-cell>
          <table:table-cell table:formula="of:=STDEV([.BF5:.BO5])*100" office:value-type="float" office:value="0.0263523138347406" calcext:value-type="float">
            <text:p>0.0263523138</text:p>
          </table:table-cell>
          <table:table-cell/>
          <table:table-cell table:formula="of:=IF(ISBLANK([.B13]);&quot;&quot;;[.B13])" office:value-type="float" office:value="0.05" calcext:value-type="float">
            <text:p>0.05</text:p>
          </table:table-cell>
          <table:table-cell table:formula="of:=IF(ISBLANK([.B18]);&quot;&quot;;[.B18])" office:value-type="float" office:value="0.05" calcext:value-type="float">
            <text:p>0.05</text:p>
          </table:table-cell>
          <table:table-cell table:formula="of:=IF(ISBLANK([.B23]);&quot;&quot;;[.B23])" office:value-type="float" office:value="0.05" calcext:value-type="float">
            <text:p>0.05</text:p>
          </table:table-cell>
          <table:table-cell table:formula="of:=IF(ISBLANK([.B28]);&quot;&quot;;[.B28])" office:value-type="float" office:value="0.05" calcext:value-type="float">
            <text:p>0.05</text:p>
          </table:table-cell>
          <table:table-cell table:formula="of:=IF(ISBLANK([.B33]);&quot;&quot;;[.B33])" office:value-type="float" office:value="0.05" calcext:value-type="float">
            <text:p>0.05</text:p>
          </table:table-cell>
          <table:table-cell table:formula="of:=IF(ISBLANK([.B38]);&quot;&quot;;[.B38])" office:value-type="float" office:value="0.05" calcext:value-type="float">
            <text:p>0.05</text:p>
          </table:table-cell>
          <table:table-cell table:formula="of:=IF(ISBLANK([.B43]);&quot;&quot;;[.B43])" office:value-type="float" office:value="0.05" calcext:value-type="float">
            <text:p>0.05</text:p>
          </table:table-cell>
          <table:table-cell table:formula="of:=IF(ISBLANK([.B48]);&quot;&quot;;[.B48])" office:value-type="float" office:value="0.05" calcext:value-type="float">
            <text:p>0.05</text:p>
          </table:table-cell>
          <table:table-cell table:formula="of:=IF(ISBLANK([.B53]);&quot;&quot;;[.B53])" office:value-type="float" office:value="0.07" calcext:value-type="float">
            <text:p>0.07</text:p>
          </table:table-cell>
          <table:table-cell table:formula="of:=IF(ISBLANK([.B58]);&quot;&quot;;[.B58])" office:value-type="float" office:value="0.07" calcext:value-type="float">
            <text:p>0.07</text:p>
          </table:table-cell>
          <table:table-cell/>
          <table:table-cell table:formula="of:=IF(ISBLANK([.C13]);&quot;&quot;;[.C13])" office:value-type="float" office:value="1" calcext:value-type="float">
            <text:p>1</text:p>
          </table:table-cell>
          <table:table-cell table:formula="of:=IF(ISBLANK([.C18]);&quot;&quot;;[.C18])" office:value-type="float" office:value="1" calcext:value-type="float">
            <text:p>1</text:p>
          </table:table-cell>
          <table:table-cell table:formula="of:=IF(ISBLANK([.C23]);&quot;&quot;;[.C23])" office:value-type="float" office:value="1" calcext:value-type="float">
            <text:p>1</text:p>
          </table:table-cell>
          <table:table-cell table:formula="of:=IF(ISBLANK([.C28]);&quot;&quot;;[.C28])" office:value-type="float" office:value="1" calcext:value-type="float">
            <text:p>1</text:p>
          </table:table-cell>
          <table:table-cell table:formula="of:=IF(ISBLANK([.C33]);&quot;&quot;;[.C33])" office:value-type="float" office:value="1" calcext:value-type="float">
            <text:p>1</text:p>
          </table:table-cell>
          <table:table-cell table:formula="of:=IF(ISBLANK([.C38]);&quot;&quot;;[.C38])" office:value-type="float" office:value="0.998958" calcext:value-type="float">
            <text:p>0.998958</text:p>
          </table:table-cell>
          <table:table-cell table:formula="of:=IF(ISBLANK([.C43]);&quot;&quot;;[.C43])" office:value-type="float" office:value="1" calcext:value-type="float">
            <text:p>1</text:p>
          </table:table-cell>
          <table:table-cell table:formula="of:=IF(ISBLANK([.C48]);&quot;&quot;;[.C48])" office:value-type="float" office:value="0.998958" calcext:value-type="float">
            <text:p>0.998958</text:p>
          </table:table-cell>
          <table:table-cell table:formula="of:=IF(ISBLANK([.C53]);&quot;&quot;;[.C53])" office:value-type="float" office:value="1" calcext:value-type="float">
            <text:p>1</text:p>
          </table:table-cell>
          <table:table-cell table:formula="of:=IF(ISBLANK([.C58]);&quot;&quot;;[.C58])" office:value-type="float" office:value="1" calcext:value-type="float">
            <text:p>1</text:p>
          </table:table-cell>
          <table:table-cell/>
          <table:table-cell table:formula="of:=IF(ISBLANK([.D13]);&quot;&quot;;[.D13])" office:value-type="float" office:value="1" calcext:value-type="float">
            <text:p>1</text:p>
          </table:table-cell>
          <table:table-cell table:formula="of:=IF(ISBLANK([.D18]);&quot;&quot;;[.D18])" office:value-type="float" office:value="1" calcext:value-type="float">
            <text:p>1</text:p>
          </table:table-cell>
          <table:table-cell table:formula="of:=IF(ISBLANK([.D23]);&quot;&quot;;[.D23])" office:value-type="float" office:value="1" calcext:value-type="float">
            <text:p>1</text:p>
          </table:table-cell>
          <table:table-cell table:formula="of:=IF(ISBLANK([.D28]);&quot;&quot;;[.D28])" office:value-type="float" office:value="1" calcext:value-type="float">
            <text:p>1</text:p>
          </table:table-cell>
          <table:table-cell table:formula="of:=IF(ISBLANK([.D33]);&quot;&quot;;[.D33])" office:value-type="float" office:value="1" calcext:value-type="float">
            <text:p>1</text:p>
          </table:table-cell>
          <table:table-cell table:formula="of:=IF(ISBLANK([.D38]);&quot;&quot;;[.D38])" office:value-type="float" office:value="0.99875" calcext:value-type="float">
            <text:p>0.99875</text:p>
          </table:table-cell>
          <table:table-cell table:formula="of:=IF(ISBLANK([.D43]);&quot;&quot;;[.D43])" office:value-type="float" office:value="1" calcext:value-type="float">
            <text:p>1</text:p>
          </table:table-cell>
          <table:table-cell table:formula="of:=IF(ISBLANK([.D48]);&quot;&quot;;[.D48])" office:value-type="float" office:value="0.99875" calcext:value-type="float">
            <text:p>0.99875</text:p>
          </table:table-cell>
          <table:table-cell table:formula="of:=IF(ISBLANK([.D53]);&quot;&quot;;[.D53])" office:value-type="float" office:value="1" calcext:value-type="float">
            <text:p>1</text:p>
          </table:table-cell>
          <table:table-cell table:formula="of:=IF(ISBLANK([.D58]);&quot;&quot;;[.D58])" office:value-type="float" office:value="1" calcext:value-type="float">
            <text:p>1</text:p>
          </table:table-cell>
          <table:table-cell/>
          <table:table-cell table:formula="of:=IF(ISBLANK([.E13]);&quot;&quot;;[.E13])" office:value-type="float" office:value="1" calcext:value-type="float">
            <text:p>1</text:p>
          </table:table-cell>
          <table:table-cell table:formula="of:=IF(ISBLANK([.E18]);&quot;&quot;;[.E18])" office:value-type="float" office:value="1" calcext:value-type="float">
            <text:p>1</text:p>
          </table:table-cell>
          <table:table-cell table:formula="of:=IF(ISBLANK([.E23]);&quot;&quot;;[.E23])" office:value-type="float" office:value="1" calcext:value-type="float">
            <text:p>1</text:p>
          </table:table-cell>
          <table:table-cell table:formula="of:=IF(ISBLANK([.E28]);&quot;&quot;;[.E28])" office:value-type="float" office:value="1" calcext:value-type="float">
            <text:p>1</text:p>
          </table:table-cell>
          <table:table-cell table:formula="of:=IF(ISBLANK([.E33]);&quot;&quot;;[.E33])" office:value-type="float" office:value="1" calcext:value-type="float">
            <text:p>1</text:p>
          </table:table-cell>
          <table:table-cell table:formula="of:=IF(ISBLANK([.E38]);&quot;&quot;;[.E38])" office:value-type="float" office:value="1" calcext:value-type="float">
            <text:p>1</text:p>
          </table:table-cell>
          <table:table-cell table:formula="of:=IF(ISBLANK([.E43]);&quot;&quot;;[.E43])" office:value-type="float" office:value="1" calcext:value-type="float">
            <text:p>1</text:p>
          </table:table-cell>
          <table:table-cell table:formula="of:=IF(ISBLANK([.E48]);&quot;&quot;;[.E48])" office:value-type="float" office:value="1" calcext:value-type="float">
            <text:p>1</text:p>
          </table:table-cell>
          <table:table-cell table:formula="of:=IF(ISBLANK([.E53]);&quot;&quot;;[.E53])" office:value-type="float" office:value="1" calcext:value-type="float">
            <text:p>1</text:p>
          </table:table-cell>
          <table:table-cell table:formula="of:=IF(ISBLANK([.E58]);&quot;&quot;;[.E58])" office:value-type="float" office:value="1" calcext:value-type="float">
            <text:p>1</text:p>
          </table:table-cell>
          <table:table-cell/>
          <table:table-cell table:formula="of:=IF(ISBLANK([.F13]);&quot;&quot;;[.F13])" office:value-type="float" office:value="1" calcext:value-type="float">
            <text:p>1</text:p>
          </table:table-cell>
          <table:table-cell table:formula="of:=IF(ISBLANK([.F18]);&quot;&quot;;[.F18])" office:value-type="float" office:value="1" calcext:value-type="float">
            <text:p>1</text:p>
          </table:table-cell>
          <table:table-cell table:formula="of:=IF(ISBLANK([.F23]);&quot;&quot;;[.F23])" office:value-type="float" office:value="1" calcext:value-type="float">
            <text:p>1</text:p>
          </table:table-cell>
          <table:table-cell table:formula="of:=IF(ISBLANK([.F28]);&quot;&quot;;[.F28])" office:value-type="float" office:value="1" calcext:value-type="float">
            <text:p>1</text:p>
          </table:table-cell>
          <table:table-cell table:formula="of:=IF(ISBLANK([.F33]);&quot;&quot;;[.F33])" office:value-type="float" office:value="1" calcext:value-type="float">
            <text:p>1</text:p>
          </table:table-cell>
          <table:table-cell table:formula="of:=IF(ISBLANK([.F38]);&quot;&quot;;[.F38])" office:value-type="float" office:value="0.999375" calcext:value-type="float">
            <text:p>0.999375</text:p>
          </table:table-cell>
          <table:table-cell table:formula="of:=IF(ISBLANK([.F43]);&quot;&quot;;[.F43])" office:value-type="float" office:value="1" calcext:value-type="float">
            <text:p>1</text:p>
          </table:table-cell>
          <table:table-cell table:formula="of:=IF(ISBLANK([.F48]);&quot;&quot;;[.F48])" office:value-type="float" office:value="0.999375" calcext:value-type="float">
            <text:p>0.999375</text:p>
          </table:table-cell>
          <table:table-cell table:formula="of:=IF(ISBLANK([.F53]);&quot;&quot;;[.F53])" office:value-type="float" office:value="1" calcext:value-type="float">
            <text:p>1</text:p>
          </table:table-cell>
          <table:table-cell table:formula="of:=IF(ISBLANK([.F58]);&quot;&quot;;[.F58])" office:value-type="float" office:value="1" calcext:value-type="float">
            <text:p>1</text:p>
          </table:table-cell>
        </table:table-row>
        <table:table-row table:style-name="ro1">
          <table:table-cell table:formula="of:=[$results.A9]" office:value-type="string" office:string-value="d05" calcext:value-type="string">
            <text:p>d05</text:p>
          </table:table-cell>
          <table:table-cell table:formula="of:=MROUND(AVERAGE([.N6:.W6]);0.0001)" office:value-type="float" office:value="0.06" calcext:value-type="float">
            <text:p>0.06</text:p>
          </table:table-cell>
          <table:table-cell table:formula="of:=MROUND(AVERAGE([.Y6:.AH6])*100;0.01)" office:value-type="float" office:value="99.74" calcext:value-type="float">
            <text:p>99.74</text:p>
          </table:table-cell>
          <table:table-cell table:formula="of:=MROUND(AVERAGE([.AJ6:.AS6])*100;0.01)" office:value-type="float" office:value="99.69" calcext:value-type="float">
            <text:p>99.69</text:p>
          </table:table-cell>
          <table:table-cell table:formula="of:=MROUND(AVERAGE([.AU6:.BD6])*100;0.01)" office:value-type="float" office:value="100" calcext:value-type="float">
            <text:p>100</text:p>
          </table:table-cell>
          <table:table-cell table:formula="of:=MROUND(AVERAGE([.BF6:.BO6])*100;0.01)" office:value-type="float" office:value="99.84" calcext:value-type="float">
            <text:p>99.84</text:p>
          </table:table-cell>
          <table:table-cell/>
          <table:table-cell table:formula="of:=STDEV([.N6:.W6])" office:value-type="float" office:value="0.00816496580927726" calcext:value-type="float">
            <text:p>0.0081649658</text:p>
          </table:table-cell>
          <table:table-cell table:formula="of:=STDEV([.Y6:.AH6])*100" office:value-type="float" office:value="0.112518006460199" calcext:value-type="float">
            <text:p>0.1125180065</text:p>
          </table:table-cell>
          <table:table-cell table:formula="of:=STDEV([.AJ6:.AS6])*100" office:value-type="float" office:value="0.135015431216831" calcext:value-type="float">
            <text:p>0.1350154312</text:p>
          </table:table-cell>
          <table:table-cell table:formula="of:=STDEV([.AU6:.BD6])*100" office:value-type="float" office:value="0" calcext:value-type="float">
            <text:p>0</text:p>
          </table:table-cell>
          <table:table-cell table:formula="of:=STDEV([.BF6:.BO6])*100" office:value-type="float" office:value="0.0677237402983601" calcext:value-type="float">
            <text:p>0.0677237403</text:p>
          </table:table-cell>
          <table:table-cell/>
          <table:table-cell table:formula="of:=IF(ISBLANK([.B14]);&quot;&quot;;[.B14])" office:value-type="float" office:value="0.05" calcext:value-type="float">
            <text:p>0.05</text:p>
          </table:table-cell>
          <table:table-cell table:formula="of:=IF(ISBLANK([.B19]);&quot;&quot;;[.B19])" office:value-type="float" office:value="0.07" calcext:value-type="float">
            <text:p>0.07</text:p>
          </table:table-cell>
          <table:table-cell table:formula="of:=IF(ISBLANK([.B24]);&quot;&quot;;[.B24])" office:value-type="float" office:value="0.06" calcext:value-type="float">
            <text:p>0.06</text:p>
          </table:table-cell>
          <table:table-cell table:formula="of:=IF(ISBLANK([.B29]);&quot;&quot;;[.B29])" office:value-type="float" office:value="0.07" calcext:value-type="float">
            <text:p>0.07</text:p>
          </table:table-cell>
          <table:table-cell table:formula="of:=IF(ISBLANK([.B34]);&quot;&quot;;[.B34])" office:value-type="float" office:value="0.07" calcext:value-type="float">
            <text:p>0.07</text:p>
          </table:table-cell>
          <table:table-cell table:formula="of:=IF(ISBLANK([.B39]);&quot;&quot;;[.B39])" office:value-type="float" office:value="0.06" calcext:value-type="float">
            <text:p>0.06</text:p>
          </table:table-cell>
          <table:table-cell table:formula="of:=IF(ISBLANK([.B44]);&quot;&quot;;[.B44])" office:value-type="float" office:value="0.05" calcext:value-type="float">
            <text:p>0.05</text:p>
          </table:table-cell>
          <table:table-cell table:formula="of:=IF(ISBLANK([.B49]);&quot;&quot;;[.B49])" office:value-type="float" office:value="0.05" calcext:value-type="float">
            <text:p>0.05</text:p>
          </table:table-cell>
          <table:table-cell table:formula="of:=IF(ISBLANK([.B54]);&quot;&quot;;[.B54])" office:value-type="float" office:value="0.06" calcext:value-type="float">
            <text:p>0.06</text:p>
          </table:table-cell>
          <table:table-cell table:formula="of:=IF(ISBLANK([.B59]);&quot;&quot;;[.B59])" office:value-type="float" office:value="0.06" calcext:value-type="float">
            <text:p>0.06</text:p>
          </table:table-cell>
          <table:table-cell/>
          <table:table-cell table:formula="of:=IF(ISBLANK([.C14]);&quot;&quot;;[.C14])" office:value-type="float" office:value="0.998958" calcext:value-type="float">
            <text:p>0.998958</text:p>
          </table:table-cell>
          <table:table-cell table:formula="of:=IF(ISBLANK([.C19]);&quot;&quot;;[.C19])" office:value-type="float" office:value="0.997917" calcext:value-type="float">
            <text:p>0.997917</text:p>
          </table:table-cell>
          <table:table-cell table:formula="of:=IF(ISBLANK([.C24]);&quot;&quot;;[.C24])" office:value-type="float" office:value="0.996875" calcext:value-type="float">
            <text:p>0.996875</text:p>
          </table:table-cell>
          <table:table-cell table:formula="of:=IF(ISBLANK([.C29]);&quot;&quot;;[.C29])" office:value-type="float" office:value="0.995833" calcext:value-type="float">
            <text:p>0.995833</text:p>
          </table:table-cell>
          <table:table-cell table:formula="of:=IF(ISBLANK([.C34]);&quot;&quot;;[.C34])" office:value-type="float" office:value="0.996875" calcext:value-type="float">
            <text:p>0.996875</text:p>
          </table:table-cell>
          <table:table-cell table:formula="of:=IF(ISBLANK([.C39]);&quot;&quot;;[.C39])" office:value-type="float" office:value="0.996875" calcext:value-type="float">
            <text:p>0.996875</text:p>
          </table:table-cell>
          <table:table-cell table:formula="of:=IF(ISBLANK([.C44]);&quot;&quot;;[.C44])" office:value-type="float" office:value="0.997917" calcext:value-type="float">
            <text:p>0.997917</text:p>
          </table:table-cell>
          <table:table-cell table:formula="of:=IF(ISBLANK([.C49]);&quot;&quot;;[.C49])" office:value-type="float" office:value="0.997917" calcext:value-type="float">
            <text:p>0.997917</text:p>
          </table:table-cell>
          <table:table-cell table:formula="of:=IF(ISBLANK([.C54]);&quot;&quot;;[.C54])" office:value-type="float" office:value="0.998958" calcext:value-type="float">
            <text:p>0.998958</text:p>
          </table:table-cell>
          <table:table-cell table:formula="of:=IF(ISBLANK([.C59]);&quot;&quot;;[.C59])" office:value-type="float" office:value="0.995833" calcext:value-type="float">
            <text:p>0.995833</text:p>
          </table:table-cell>
          <table:table-cell/>
          <table:table-cell table:formula="of:=IF(ISBLANK([.D14]);&quot;&quot;;[.D14])" office:value-type="float" office:value="0.99875" calcext:value-type="float">
            <text:p>0.99875</text:p>
          </table:table-cell>
          <table:table-cell table:formula="of:=IF(ISBLANK([.D19]);&quot;&quot;;[.D19])" office:value-type="float" office:value="0.9975" calcext:value-type="float">
            <text:p>0.9975</text:p>
          </table:table-cell>
          <table:table-cell table:formula="of:=IF(ISBLANK([.D24]);&quot;&quot;;[.D24])" office:value-type="float" office:value="0.99625" calcext:value-type="float">
            <text:p>0.99625</text:p>
          </table:table-cell>
          <table:table-cell table:formula="of:=IF(ISBLANK([.D29]);&quot;&quot;;[.D29])" office:value-type="float" office:value="0.995" calcext:value-type="float">
            <text:p>0.995</text:p>
          </table:table-cell>
          <table:table-cell table:formula="of:=IF(ISBLANK([.D34]);&quot;&quot;;[.D34])" office:value-type="float" office:value="0.99625" calcext:value-type="float">
            <text:p>0.99625</text:p>
          </table:table-cell>
          <table:table-cell table:formula="of:=IF(ISBLANK([.D39]);&quot;&quot;;[.D39])" office:value-type="float" office:value="0.99625" calcext:value-type="float">
            <text:p>0.99625</text:p>
          </table:table-cell>
          <table:table-cell table:formula="of:=IF(ISBLANK([.D44]);&quot;&quot;;[.D44])" office:value-type="float" office:value="0.9975" calcext:value-type="float">
            <text:p>0.9975</text:p>
          </table:table-cell>
          <table:table-cell table:formula="of:=IF(ISBLANK([.D49]);&quot;&quot;;[.D49])" office:value-type="float" office:value="0.9975" calcext:value-type="float">
            <text:p>0.9975</text:p>
          </table:table-cell>
          <table:table-cell table:formula="of:=IF(ISBLANK([.D54]);&quot;&quot;;[.D54])" office:value-type="float" office:value="0.99875" calcext:value-type="float">
            <text:p>0.99875</text:p>
          </table:table-cell>
          <table:table-cell table:formula="of:=IF(ISBLANK([.D59]);&quot;&quot;;[.D59])" office:value-type="float" office:value="0.995" calcext:value-type="float">
            <text:p>0.995</text:p>
          </table:table-cell>
          <table:table-cell/>
          <table:table-cell table:formula="of:=IF(ISBLANK([.E14]);&quot;&quot;;[.E14])" office:value-type="float" office:value="1" calcext:value-type="float">
            <text:p>1</text:p>
          </table:table-cell>
          <table:table-cell table:formula="of:=IF(ISBLANK([.E19]);&quot;&quot;;[.E19])" office:value-type="float" office:value="1" calcext:value-type="float">
            <text:p>1</text:p>
          </table:table-cell>
          <table:table-cell table:formula="of:=IF(ISBLANK([.E24]);&quot;&quot;;[.E24])" office:value-type="float" office:value="1" calcext:value-type="float">
            <text:p>1</text:p>
          </table:table-cell>
          <table:table-cell table:formula="of:=IF(ISBLANK([.E29]);&quot;&quot;;[.E29])" office:value-type="float" office:value="1" calcext:value-type="float">
            <text:p>1</text:p>
          </table:table-cell>
          <table:table-cell table:formula="of:=IF(ISBLANK([.E34]);&quot;&quot;;[.E34])" office:value-type="float" office:value="1" calcext:value-type="float">
            <text:p>1</text:p>
          </table:table-cell>
          <table:table-cell table:formula="of:=IF(ISBLANK([.E39]);&quot;&quot;;[.E39])" office:value-type="float" office:value="1" calcext:value-type="float">
            <text:p>1</text:p>
          </table:table-cell>
          <table:table-cell table:formula="of:=IF(ISBLANK([.E44]);&quot;&quot;;[.E44])" office:value-type="float" office:value="1" calcext:value-type="float">
            <text:p>1</text:p>
          </table:table-cell>
          <table:table-cell table:formula="of:=IF(ISBLANK([.E49]);&quot;&quot;;[.E49])" office:value-type="float" office:value="1" calcext:value-type="float">
            <text:p>1</text:p>
          </table:table-cell>
          <table:table-cell table:formula="of:=IF(ISBLANK([.E54]);&quot;&quot;;[.E54])" office:value-type="float" office:value="1" calcext:value-type="float">
            <text:p>1</text:p>
          </table:table-cell>
          <table:table-cell table:formula="of:=IF(ISBLANK([.E59]);&quot;&quot;;[.E59])" office:value-type="float" office:value="1" calcext:value-type="float">
            <text:p>1</text:p>
          </table:table-cell>
          <table:table-cell/>
          <table:table-cell table:formula="of:=IF(ISBLANK([.F14]);&quot;&quot;;[.F14])" office:value-type="float" office:value="0.999375" calcext:value-type="float">
            <text:p>0.999375</text:p>
          </table:table-cell>
          <table:table-cell table:formula="of:=IF(ISBLANK([.F19]);&quot;&quot;;[.F19])" office:value-type="float" office:value="0.998748" calcext:value-type="float">
            <text:p>0.998748</text:p>
          </table:table-cell>
          <table:table-cell table:formula="of:=IF(ISBLANK([.F24]);&quot;&quot;;[.F24])" office:value-type="float" office:value="0.998121" calcext:value-type="float">
            <text:p>0.998121</text:p>
          </table:table-cell>
          <table:table-cell table:formula="of:=IF(ISBLANK([.F29]);&quot;&quot;;[.F29])" office:value-type="float" office:value="0.997494" calcext:value-type="float">
            <text:p>0.997494</text:p>
          </table:table-cell>
          <table:table-cell table:formula="of:=IF(ISBLANK([.F34]);&quot;&quot;;[.F34])" office:value-type="float" office:value="0.998121" calcext:value-type="float">
            <text:p>0.998121</text:p>
          </table:table-cell>
          <table:table-cell table:formula="of:=IF(ISBLANK([.F39]);&quot;&quot;;[.F39])" office:value-type="float" office:value="0.998121" calcext:value-type="float">
            <text:p>0.998121</text:p>
          </table:table-cell>
          <table:table-cell table:formula="of:=IF(ISBLANK([.F44]);&quot;&quot;;[.F44])" office:value-type="float" office:value="0.998748" calcext:value-type="float">
            <text:p>0.998748</text:p>
          </table:table-cell>
          <table:table-cell table:formula="of:=IF(ISBLANK([.F49]);&quot;&quot;;[.F49])" office:value-type="float" office:value="0.998748" calcext:value-type="float">
            <text:p>0.998748</text:p>
          </table:table-cell>
          <table:table-cell table:formula="of:=IF(ISBLANK([.F54]);&quot;&quot;;[.F54])" office:value-type="float" office:value="0.999375" calcext:value-type="float">
            <text:p>0.999375</text:p>
          </table:table-cell>
          <table:table-cell table:formula="of:=IF(ISBLANK([.F59]);&quot;&quot;;[.F59])" office:value-type="float" office:value="0.997494" calcext:value-type="float">
            <text:p>0.99749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MROUND(AVERAGE([.B2:.B6]);0.001)" office:value-type="float" office:value="0.052" calcext:value-type="float">
            <text:p>0.052</text:p>
          </table:table-cell>
          <table:table-cell table:formula="of:=MROUND(AVERAGE([.C2:.C6]);0.01)" office:value-type="float" office:value="99.45" calcext:value-type="float">
            <text:p>99.45</text:p>
          </table:table-cell>
          <table:table-cell table:formula="of:=MROUND(AVERAGE([.D2:.D6]);0.01)" office:value-type="float" office:value="99.36" calcext:value-type="float">
            <text:p>99.36</text:p>
          </table:table-cell>
          <table:table-cell table:formula="of:=MROUND(AVERAGE([.E2:.E6]);0.01)" office:value-type="float" office:value="100" calcext:value-type="float">
            <text:p>100</text:p>
          </table:table-cell>
          <table:table-cell table:formula="of:=MROUND(AVERAGE([.F2:.F6]);0.01)" office:value-type="float" office:value="99.68" calcext:value-type="float">
            <text:p>99.68</text:p>
          </table:table-cell>
          <table:table-cell/>
          <table:table-cell table:formula="of:=MROUND(AVERAGE([.H2:.H6]);0.001)" office:value-type="float" office:value="0.009" calcext:value-type="float">
            <text:p>0.009</text:p>
          </table:table-cell>
          <table:table-cell table:formula="of:=MROUND(AVERAGE([.I2:.I6]);0.01)" office:value-type="float" office:value="0.11" calcext:value-type="float">
            <text:p>0.11</text:p>
          </table:table-cell>
          <table:table-cell table:formula="of:=MROUND(AVERAGE([.J2:.J6]);0.01)" office:value-type="float" office:value="0.14" calcext:value-type="float">
            <text:p>0.14</text:p>
          </table:table-cell>
          <table:table-cell table:formula="of:=MROUND(AVERAGE([.K2:.K6]);0.01)" office:value-type="float" office:value="0" calcext:value-type="float">
            <text:p>0</text:p>
          </table:table-cell>
          <table:table-cell table:formula="of:=MROUND(AVERAGE([.L2:.L6]);0.01)" office:value-type="float" office:value="0.07" calcext:value-type="float">
            <text:p>0.0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tdev</text:p>
          </table:table-cell>
          <table:table-cell table:formula="of:=STDEV([.B2:.B6])" office:value-type="float" office:value="0.00526307894677631" calcext:value-type="float">
            <text:p>0.0052630789</text:p>
          </table:table-cell>
          <table:table-cell table:formula="of:=STDEV([.C2:.C6])" office:value-type="float" office:value="0.813879597975035" calcext:value-type="float">
            <text:p>0.813879598</text:p>
          </table:table-cell>
          <table:table-cell table:formula="of:=STDEV([.D2:.D6])" office:value-type="float" office:value="0.933504151035225" calcext:value-type="float">
            <text:p>0.933504151</text:p>
          </table:table-cell>
          <table:table-cell table:formula="of:=STDEV([.E2:.E6])" office:value-type="float" office:value="0" calcext:value-type="float">
            <text:p>0</text:p>
          </table:table-cell>
          <table:table-cell table:formula="of:=STDEV([.F2:.F6])" office:value-type="float" office:value="0.470552866317912" calcext:value-type="float">
            <text:p>0.4705528663</text:p>
          </table:table-cell>
          <table:table-cell table:number-columns-repeated="61"/>
        </table:table-row>
        <table:table-row table:style-name="ro1">
          <table:table-cell table:formula="of:=COUNTIF([.A10:.A64];&quot;d05&quot;)"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d00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1</text:p>
          </table:table-cell>
          <table:table-cell office:value-type="float" office:value="0.04" calcext:value-type="float">
            <text:p>0.04</text:p>
          </table:table-cell>
          <table:table-cell office:value-type="float" office:value="0.99375" calcext:value-type="float">
            <text:p>0.99375</text:p>
          </table:table-cell>
          <table:table-cell office:value-type="float" office:value="0.9925" calcext:value-type="float">
            <text:p>0.9925</text:p>
          </table:table-cell>
          <table:table-cell office:value-type="float" office:value="1" calcext:value-type="float">
            <text:p>1</text:p>
          </table:table-cell>
          <table:table-cell office:value-type="float" office:value="0.996236" calcext:value-type="float">
            <text:p>0.99623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2</text:p>
          </table:table-cell>
          <table:table-cell office:value-type="float" office:value="0.05" calcext:value-type="float">
            <text:p>0.05</text:p>
          </table:table-cell>
          <table:table-cell office:value-type="float" office:value="0.98125" calcext:value-type="float">
            <text:p>0.98125</text:p>
          </table:table-cell>
          <table:table-cell office:value-type="float" office:value="0.9775" calcext:value-type="float">
            <text:p>0.9775</text:p>
          </table:table-cell>
          <table:table-cell office:value-type="float" office:value="1" calcext:value-type="float">
            <text:p>1</text:p>
          </table:table-cell>
          <table:table-cell office:value-type="float" office:value="0.988622" calcext:value-type="float">
            <text:p>0.9886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4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5</text:p>
          </table:table-cell>
          <table:table-cell office:value-type="float" office:value="0.05" calcext:value-type="float">
            <text:p>0.05</text:p>
          </table:table-cell>
          <table:table-cell office:value-type="float" office:value="0.998958" calcext:value-type="float">
            <text:p>0.998958</text:p>
          </table:table-cell>
          <table:table-cell office:value-type="float" office:value="0.99875" calcext:value-type="float">
            <text:p>0.99875</text:p>
          </table:table-cell>
          <table:table-cell office:value-type="float" office:value="1" calcext:value-type="float">
            <text:p>1</text:p>
          </table:table-cell>
          <table:table-cell office:value-type="float" office:value="0.999375" calcext:value-type="float">
            <text:p>0.9993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998958" calcext:value-type="float">
            <text:p>0.998958</text:p>
          </table:table-cell>
          <table:table-cell office:value-type="float" office:value="1" calcext:value-type="float">
            <text:p>1</text:p>
          </table:table-cell>
          <table:table-cell office:value-type="float" office:value="0.999479" calcext:value-type="float">
            <text:p>0.99947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1</text:p>
          </table:table-cell>
          <table:table-cell office:value-type="float" office:value="0.05" calcext:value-type="float">
            <text:p>0.05</text:p>
          </table:table-cell>
          <table:table-cell office:value-type="float" office:value="0.996875" calcext:value-type="float">
            <text:p>0.996875</text:p>
          </table:table-cell>
          <table:table-cell office:value-type="float" office:value="0.99625" calcext:value-type="float">
            <text:p>0.99625</text:p>
          </table:table-cell>
          <table:table-cell office:value-type="float" office:value="1" calcext:value-type="float">
            <text:p>1</text:p>
          </table:table-cell>
          <table:table-cell office:value-type="float" office:value="0.998121" calcext:value-type="float">
            <text:p>0.99812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2</text:p>
          </table:table-cell>
          <table:table-cell office:value-type="float" office:value="0.05" calcext:value-type="float">
            <text:p>0.05</text:p>
          </table:table-cell>
          <table:table-cell office:value-type="float" office:value="0.975" calcext:value-type="float">
            <text:p>0.975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0.984772" calcext:value-type="float">
            <text:p>0.98477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4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5</text:p>
          </table:table-cell>
          <table:table-cell office:value-type="float" office:value="0.07" calcext:value-type="float">
            <text:p>0.07</text:p>
          </table:table-cell>
          <table:table-cell office:value-type="float" office:value="0.997917" calcext:value-type="float">
            <text:p>0.997917</text:p>
          </table:table-cell>
          <table:table-cell office:value-type="float" office:value="0.9975" calcext:value-type="float">
            <text:p>0.9975</text:p>
          </table:table-cell>
          <table:table-cell office:value-type="float" office:value="1" calcext:value-type="float">
            <text:p>1</text:p>
          </table:table-cell>
          <table:table-cell office:value-type="float" office:value="0.998748" calcext:value-type="float">
            <text:p>0.99874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0</text:p>
          </table:table-cell>
          <table:table-cell office:value-type="float" office:value="0.06" calcext:value-type="float">
            <text:p>0.0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1</text:p>
          </table:table-cell>
          <table:table-cell office:value-type="float" office:value="0.04" calcext:value-type="float">
            <text:p>0.04</text:p>
          </table:table-cell>
          <table:table-cell office:value-type="float" office:value="0.996875" calcext:value-type="float">
            <text:p>0.996875</text:p>
          </table:table-cell>
          <table:table-cell office:value-type="float" office:value="0.99625" calcext:value-type="float">
            <text:p>0.99625</text:p>
          </table:table-cell>
          <table:table-cell office:value-type="float" office:value="1" calcext:value-type="float">
            <text:p>1</text:p>
          </table:table-cell>
          <table:table-cell office:value-type="float" office:value="0.998121" calcext:value-type="float">
            <text:p>0.99812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2</text:p>
          </table:table-cell>
          <table:table-cell office:value-type="float" office:value="0.06" calcext:value-type="float">
            <text:p>0.06</text:p>
          </table:table-cell>
          <table:table-cell office:value-type="float" office:value="0.980208" calcext:value-type="float">
            <text:p>0.980208</text:p>
          </table:table-cell>
          <table:table-cell office:value-type="float" office:value="0.9775" calcext:value-type="float">
            <text:p>0.9775</text:p>
          </table:table-cell>
          <table:table-cell office:value-type="float" office:value="1" calcext:value-type="float">
            <text:p>1</text:p>
          </table:table-cell>
          <table:table-cell office:value-type="float" office:value="0.988622" calcext:value-type="float">
            <text:p>0.9886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4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5</text:p>
          </table:table-cell>
          <table:table-cell office:value-type="float" office:value="0.06" calcext:value-type="float">
            <text:p>0.06</text:p>
          </table:table-cell>
          <table:table-cell office:value-type="float" office:value="0.996875" calcext:value-type="float">
            <text:p>0.996875</text:p>
          </table:table-cell>
          <table:table-cell office:value-type="float" office:value="0.99625" calcext:value-type="float">
            <text:p>0.99625</text:p>
          </table:table-cell>
          <table:table-cell office:value-type="float" office:value="1" calcext:value-type="float">
            <text:p>1</text:p>
          </table:table-cell>
          <table:table-cell office:value-type="float" office:value="0.998121" calcext:value-type="float">
            <text:p>0.99812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0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1</text:p>
          </table:table-cell>
          <table:table-cell office:value-type="float" office:value="0.07" calcext:value-type="float">
            <text:p>0.07</text:p>
          </table:table-cell>
          <table:table-cell office:value-type="float" office:value="0.995833" calcext:value-type="float">
            <text:p>0.995833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0.997494" calcext:value-type="float">
            <text:p>0.99749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2</text:p>
          </table:table-cell>
          <table:table-cell office:value-type="float" office:value="0.04" calcext:value-type="float">
            <text:p>0.04</text:p>
          </table:table-cell>
          <table:table-cell office:value-type="float" office:value="0.980208" calcext:value-type="float">
            <text:p>0.980208</text:p>
          </table:table-cell>
          <table:table-cell office:value-type="float" office:value="0.9775" calcext:value-type="float">
            <text:p>0.9775</text:p>
          </table:table-cell>
          <table:table-cell office:value-type="float" office:value="1" calcext:value-type="float">
            <text:p>1</text:p>
          </table:table-cell>
          <table:table-cell office:value-type="float" office:value="0.988622" calcext:value-type="float">
            <text:p>0.9886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4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5</text:p>
          </table:table-cell>
          <table:table-cell office:value-type="float" office:value="0.07" calcext:value-type="float">
            <text:p>0.07</text:p>
          </table:table-cell>
          <table:table-cell office:value-type="float" office:value="0.995833" calcext:value-type="float">
            <text:p>0.995833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0.997494" calcext:value-type="float">
            <text:p>0.99749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0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1</text:p>
          </table:table-cell>
          <table:table-cell office:value-type="float" office:value="0.06" calcext:value-type="float">
            <text:p>0.06</text:p>
          </table:table-cell>
          <table:table-cell office:value-type="float" office:value="0.996875" calcext:value-type="float">
            <text:p>0.996875</text:p>
          </table:table-cell>
          <table:table-cell office:value-type="float" office:value="0.99625" calcext:value-type="float">
            <text:p>0.99625</text:p>
          </table:table-cell>
          <table:table-cell office:value-type="float" office:value="1" calcext:value-type="float">
            <text:p>1</text:p>
          </table:table-cell>
          <table:table-cell office:value-type="float" office:value="0.998121" calcext:value-type="float">
            <text:p>0.99812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2</text:p>
          </table:table-cell>
          <table:table-cell office:value-type="float" office:value="0.07" calcext:value-type="float">
            <text:p>0.07</text:p>
          </table:table-cell>
          <table:table-cell office:value-type="float" office:value="0.980208" calcext:value-type="float">
            <text:p>0.980208</text:p>
          </table:table-cell>
          <table:table-cell office:value-type="float" office:value="0.9775" calcext:value-type="float">
            <text:p>0.9775</text:p>
          </table:table-cell>
          <table:table-cell office:value-type="float" office:value="1" calcext:value-type="float">
            <text:p>1</text:p>
          </table:table-cell>
          <table:table-cell office:value-type="float" office:value="0.988622" calcext:value-type="float">
            <text:p>0.9886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4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5</text:p>
          </table:table-cell>
          <table:table-cell office:value-type="float" office:value="0.07" calcext:value-type="float">
            <text:p>0.07</text:p>
          </table:table-cell>
          <table:table-cell office:value-type="float" office:value="0.996875" calcext:value-type="float">
            <text:p>0.996875</text:p>
          </table:table-cell>
          <table:table-cell office:value-type="float" office:value="0.99625" calcext:value-type="float">
            <text:p>0.99625</text:p>
          </table:table-cell>
          <table:table-cell office:value-type="float" office:value="1" calcext:value-type="float">
            <text:p>1</text:p>
          </table:table-cell>
          <table:table-cell office:value-type="float" office:value="0.998121" calcext:value-type="float">
            <text:p>0.99812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998958" calcext:value-type="float">
            <text:p>0.998958</text:p>
          </table:table-cell>
          <table:table-cell office:value-type="float" office:value="1" calcext:value-type="float">
            <text:p>1</text:p>
          </table:table-cell>
          <table:table-cell office:value-type="float" office:value="0.999479" calcext:value-type="float">
            <text:p>0.99947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1</text:p>
          </table:table-cell>
          <table:table-cell office:value-type="float" office:value="0.05" calcext:value-type="float">
            <text:p>0.05</text:p>
          </table:table-cell>
          <table:table-cell office:value-type="float" office:value="0.995833" calcext:value-type="float">
            <text:p>0.995833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0.997494" calcext:value-type="float">
            <text:p>0.99749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2</text:p>
          </table:table-cell>
          <table:table-cell office:value-type="float" office:value="0.04" calcext:value-type="float">
            <text:p>0.04</text:p>
          </table:table-cell>
          <table:table-cell office:value-type="float" office:value="0.979167" calcext:value-type="float">
            <text:p>0.979167</text:p>
          </table:table-cell>
          <table:table-cell office:value-type="float" office:value="0.97625" calcext:value-type="float">
            <text:p>0.97625</text:p>
          </table:table-cell>
          <table:table-cell office:value-type="float" office:value="1" calcext:value-type="float">
            <text:p>1</text:p>
          </table:table-cell>
          <table:table-cell office:value-type="float" office:value="0.987982" calcext:value-type="float">
            <text:p>0.98798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4</text:p>
          </table:table-cell>
          <table:table-cell office:value-type="float" office:value="0.05" calcext:value-type="float">
            <text:p>0.05</text:p>
          </table:table-cell>
          <table:table-cell office:value-type="float" office:value="0.998958" calcext:value-type="float">
            <text:p>0.998958</text:p>
          </table:table-cell>
          <table:table-cell office:value-type="float" office:value="0.99875" calcext:value-type="float">
            <text:p>0.99875</text:p>
          </table:table-cell>
          <table:table-cell office:value-type="float" office:value="1" calcext:value-type="float">
            <text:p>1</text:p>
          </table:table-cell>
          <table:table-cell office:value-type="float" office:value="0.999375" calcext:value-type="float">
            <text:p>0.9993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5</text:p>
          </table:table-cell>
          <table:table-cell office:value-type="float" office:value="0.06" calcext:value-type="float">
            <text:p>0.06</text:p>
          </table:table-cell>
          <table:table-cell office:value-type="float" office:value="0.996875" calcext:value-type="float">
            <text:p>0.996875</text:p>
          </table:table-cell>
          <table:table-cell office:value-type="float" office:value="0.99625" calcext:value-type="float">
            <text:p>0.99625</text:p>
          </table:table-cell>
          <table:table-cell office:value-type="float" office:value="1" calcext:value-type="float">
            <text:p>1</text:p>
          </table:table-cell>
          <table:table-cell office:value-type="float" office:value="0.998121" calcext:value-type="float">
            <text:p>0.99812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0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1</text:p>
          </table:table-cell>
          <table:table-cell office:value-type="float" office:value="0.04" calcext:value-type="float">
            <text:p>0.04</text:p>
          </table:table-cell>
          <table:table-cell office:value-type="float" office:value="0.994792" calcext:value-type="float">
            <text:p>0.994792</text:p>
          </table:table-cell>
          <table:table-cell office:value-type="float" office:value="0.99375" calcext:value-type="float">
            <text:p>0.99375</text:p>
          </table:table-cell>
          <table:table-cell office:value-type="float" office:value="1" calcext:value-type="float">
            <text:p>1</text:p>
          </table:table-cell>
          <table:table-cell office:value-type="float" office:value="0.996865" calcext:value-type="float">
            <text:p>0.99686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2</text:p>
          </table:table-cell>
          <table:table-cell office:value-type="float" office:value="0.05" calcext:value-type="float">
            <text:p>0.05</text:p>
          </table:table-cell>
          <table:table-cell office:value-type="float" office:value="0.98125" calcext:value-type="float">
            <text:p>0.98125</text:p>
          </table:table-cell>
          <table:table-cell office:value-type="float" office:value="0.97875" calcext:value-type="float">
            <text:p>0.97875</text:p>
          </table:table-cell>
          <table:table-cell office:value-type="float" office:value="1" calcext:value-type="float">
            <text:p>1</text:p>
          </table:table-cell>
          <table:table-cell office:value-type="float" office:value="0.989261" calcext:value-type="float">
            <text:p>0.98926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4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5</text:p>
          </table:table-cell>
          <table:table-cell office:value-type="float" office:value="0.05" calcext:value-type="float">
            <text:p>0.05</text:p>
          </table:table-cell>
          <table:table-cell office:value-type="float" office:value="0.997917" calcext:value-type="float">
            <text:p>0.997917</text:p>
          </table:table-cell>
          <table:table-cell office:value-type="float" office:value="0.9975" calcext:value-type="float">
            <text:p>0.9975</text:p>
          </table:table-cell>
          <table:table-cell office:value-type="float" office:value="1" calcext:value-type="float">
            <text:p>1</text:p>
          </table:table-cell>
          <table:table-cell office:value-type="float" office:value="0.998748" calcext:value-type="float">
            <text:p>0.99874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0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1</text:p>
          </table:table-cell>
          <table:table-cell office:value-type="float" office:value="0.04" calcext:value-type="float">
            <text:p>0.04</text:p>
          </table:table-cell>
          <table:table-cell office:value-type="float" office:value="0.99375" calcext:value-type="float">
            <text:p>0.99375</text:p>
          </table:table-cell>
          <table:table-cell office:value-type="float" office:value="0.9925" calcext:value-type="float">
            <text:p>0.9925</text:p>
          </table:table-cell>
          <table:table-cell office:value-type="float" office:value="1" calcext:value-type="float">
            <text:p>1</text:p>
          </table:table-cell>
          <table:table-cell office:value-type="float" office:value="0.996236" calcext:value-type="float">
            <text:p>0.99623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2</text:p>
          </table:table-cell>
          <table:table-cell office:value-type="float" office:value="0.04" calcext:value-type="float">
            <text:p>0.04</text:p>
          </table:table-cell>
          <table:table-cell office:value-type="float" office:value="0.982292" calcext:value-type="float">
            <text:p>0.982292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89899" calcext:value-type="float">
            <text:p>0.98989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4</text:p>
          </table:table-cell>
          <table:table-cell office:value-type="float" office:value="0.05" calcext:value-type="float">
            <text:p>0.05</text:p>
          </table:table-cell>
          <table:table-cell office:value-type="float" office:value="0.998958" calcext:value-type="float">
            <text:p>0.998958</text:p>
          </table:table-cell>
          <table:table-cell office:value-type="float" office:value="0.99875" calcext:value-type="float">
            <text:p>0.99875</text:p>
          </table:table-cell>
          <table:table-cell office:value-type="float" office:value="1" calcext:value-type="float">
            <text:p>1</text:p>
          </table:table-cell>
          <table:table-cell office:value-type="float" office:value="0.999375" calcext:value-type="float">
            <text:p>0.9993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5</text:p>
          </table:table-cell>
          <table:table-cell office:value-type="float" office:value="0.05" calcext:value-type="float">
            <text:p>0.05</text:p>
          </table:table-cell>
          <table:table-cell office:value-type="float" office:value="0.997917" calcext:value-type="float">
            <text:p>0.997917</text:p>
          </table:table-cell>
          <table:table-cell office:value-type="float" office:value="0.9975" calcext:value-type="float">
            <text:p>0.9975</text:p>
          </table:table-cell>
          <table:table-cell office:value-type="float" office:value="1" calcext:value-type="float">
            <text:p>1</text:p>
          </table:table-cell>
          <table:table-cell office:value-type="float" office:value="0.998748" calcext:value-type="float">
            <text:p>0.99874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0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1</text:p>
          </table:table-cell>
          <table:table-cell office:value-type="float" office:value="0.04" calcext:value-type="float">
            <text:p>0.04</text:p>
          </table:table-cell>
          <table:table-cell office:value-type="float" office:value="0.994792" calcext:value-type="float">
            <text:p>0.994792</text:p>
          </table:table-cell>
          <table:table-cell office:value-type="float" office:value="0.99375" calcext:value-type="float">
            <text:p>0.99375</text:p>
          </table:table-cell>
          <table:table-cell office:value-type="float" office:value="1" calcext:value-type="float">
            <text:p>1</text:p>
          </table:table-cell>
          <table:table-cell office:value-type="float" office:value="0.996865" calcext:value-type="float">
            <text:p>0.99686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2</text:p>
          </table:table-cell>
          <table:table-cell office:value-type="float" office:value="0.04" calcext:value-type="float">
            <text:p>0.04</text:p>
          </table:table-cell>
          <table:table-cell office:value-type="float" office:value="0.98125" calcext:value-type="float">
            <text:p>0.98125</text:p>
          </table:table-cell>
          <table:table-cell office:value-type="float" office:value="0.97875" calcext:value-type="float">
            <text:p>0.97875</text:p>
          </table:table-cell>
          <table:table-cell office:value-type="float" office:value="1" calcext:value-type="float">
            <text:p>1</text:p>
          </table:table-cell>
          <table:table-cell office:value-type="float" office:value="0.989261" calcext:value-type="float">
            <text:p>0.98926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4</text:p>
          </table:table-cell>
          <table:table-cell office:value-type="float" office:value="0.07" calcext:value-type="float">
            <text:p>0.0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5</text:p>
          </table:table-cell>
          <table:table-cell office:value-type="float" office:value="0.06" calcext:value-type="float">
            <text:p>0.06</text:p>
          </table:table-cell>
          <table:table-cell office:value-type="float" office:value="0.998958" calcext:value-type="float">
            <text:p>0.998958</text:p>
          </table:table-cell>
          <table:table-cell office:value-type="float" office:value="0.99875" calcext:value-type="float">
            <text:p>0.99875</text:p>
          </table:table-cell>
          <table:table-cell office:value-type="float" office:value="1" calcext:value-type="float">
            <text:p>1</text:p>
          </table:table-cell>
          <table:table-cell office:value-type="float" office:value="0.999375" calcext:value-type="float">
            <text:p>0.9993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997917" calcext:value-type="float">
            <text:p>0.997917</text:p>
          </table:table-cell>
          <table:table-cell office:value-type="float" office:value="1" calcext:value-type="float">
            <text:p>1</text:p>
          </table:table-cell>
          <table:table-cell office:value-type="float" office:value="0.998957" calcext:value-type="float">
            <text:p>0.99895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1</text:p>
          </table:table-cell>
          <table:table-cell office:value-type="float" office:value="0.04" calcext:value-type="float">
            <text:p>0.04</text:p>
          </table:table-cell>
          <table:table-cell office:value-type="float" office:value="0.994792" calcext:value-type="float">
            <text:p>0.994792</text:p>
          </table:table-cell>
          <table:table-cell office:value-type="float" office:value="0.99375" calcext:value-type="float">
            <text:p>0.99375</text:p>
          </table:table-cell>
          <table:table-cell office:value-type="float" office:value="1" calcext:value-type="float">
            <text:p>1</text:p>
          </table:table-cell>
          <table:table-cell office:value-type="float" office:value="0.996865" calcext:value-type="float">
            <text:p>0.99686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2</text:p>
          </table:table-cell>
          <table:table-cell office:value-type="float" office:value="0.05" calcext:value-type="float">
            <text:p>0.05</text:p>
          </table:table-cell>
          <table:table-cell office:value-type="float" office:value="0.982292" calcext:value-type="float">
            <text:p>0.982292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89899" calcext:value-type="float">
            <text:p>0.98989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4</text:p>
          </table:table-cell>
          <table:table-cell office:value-type="float" office:value="0.07" calcext:value-type="float">
            <text:p>0.0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5</text:p>
          </table:table-cell>
          <table:table-cell office:value-type="float" office:value="0.06" calcext:value-type="float">
            <text:p>0.06</text:p>
          </table:table-cell>
          <table:table-cell office:value-type="float" office:value="0.995833" calcext:value-type="float">
            <text:p>0.995833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0.997494" calcext:value-type="float">
            <text:p>0.997494</text:p>
          </table:table-cell>
          <table:table-cell table:number-columns-repeated="61"/>
        </table:table-row>
      </table:table>
      <table:table table:name="sfs-ga" table:style-name="ta1">
        <table:table-column table:style-name="co42" table:default-cell-style-name="Default"/>
        <table:table-column table:style-name="co41" table:number-columns-repeated="5" table:default-cell-style-name="Default"/>
        <table:table-column table:style-name="co43" table:default-cell-style-name="Default"/>
        <table:table-column table:style-name="co41" table:number-columns-repeated="5" table:default-cell-style-name="Default"/>
        <table:table-column table:style-name="co18" table:default-cell-style-name="Default"/>
        <table:table-column table:style-name="co42" table:number-columns-repeated="52" table:default-cell-style-name="Default"/>
        <table:table-column table:style-name="co44" table:number-columns-repeated="2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tetime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f1s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tetime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f1s</text:p>
          </table:table-cell>
          <table:table-cell/>
          <table:table-cell office:value-type="string" calcext:value-type="string">
            <text:p>tetime</text:p>
          </table:table-cell>
          <table:table-cell table:number-columns-repeated="10"/>
          <table:table-cell office:value-type="string" calcext:value-type="string">
            <text:p>acc</text:p>
          </table:table-cell>
          <table:table-cell table:number-columns-repeated="10"/>
          <table:table-cell office:value-type="string" calcext:value-type="string">
            <text:p>prec</text:p>
          </table:table-cell>
          <table:table-cell table:number-columns-repeated="10"/>
          <table:table-cell office:value-type="string" calcext:value-type="string">
            <text:p>rec</text:p>
          </table:table-cell>
          <table:table-cell table:number-columns-repeated="10"/>
          <table:table-cell office:value-type="string" calcext:value-type="string">
            <text:p>f1s</text:p>
          </table:table-cell>
          <table:table-cell table:number-columns-repeated="9"/>
        </table:table-row>
        <table:table-row table:style-name="ro1">
          <table:table-cell table:formula="of:=[$results.A5]" office:value-type="string" office:string-value="d00" calcext:value-type="string">
            <text:p>d00</text:p>
          </table:table-cell>
          <table:table-cell table:formula="of:=MROUND(AVERAGE([.N2:.W2]);0.0001)" office:value-type="float" office:value="0.045" calcext:value-type="float">
            <text:p>0.045</text:p>
          </table:table-cell>
          <table:table-cell table:formula="of:=MROUND(AVERAGE([.Y2:.AH2])*100;0.01)" office:value-type="float" office:value="99.94" calcext:value-type="float">
            <text:p>99.94</text:p>
          </table:table-cell>
          <table:table-cell table:formula="of:=MROUND(AVERAGE([.AJ2:.AS2])*100;0.01)" office:value-type="float" office:value="99.94" calcext:value-type="float">
            <text:p>99.94</text:p>
          </table:table-cell>
          <table:table-cell table:formula="of:=MROUND(AVERAGE([.AU2:.BD2])*100;0.01)" office:value-type="float" office:value="100" calcext:value-type="float">
            <text:p>100</text:p>
          </table:table-cell>
          <table:table-cell table:formula="of:=MROUND(AVERAGE([.BF2:.BO2])*100;0.01)" office:value-type="float" office:value="99.97" calcext:value-type="float">
            <text:p>99.97</text:p>
          </table:table-cell>
          <table:table-cell/>
          <table:table-cell table:formula="of:=STDEV([.N2:.W2])" office:value-type="float" office:value="0.0117851130197758" calcext:value-type="float">
            <text:p>0.011785113</text:p>
          </table:table-cell>
          <table:table-cell table:formula="of:=STDEV([.Y2:.AH2])*100" office:value-type="float" office:value="0.100639162357407" calcext:value-type="float">
            <text:p>0.1006391624</text:p>
          </table:table-cell>
          <table:table-cell table:formula="of:=STDEV([.AJ2:.AS2])*100" office:value-type="float" office:value="0.100639162357407" calcext:value-type="float">
            <text:p>0.1006391624</text:p>
          </table:table-cell>
          <table:table-cell table:formula="of:=STDEV([.AU2:.BD2])*100" office:value-type="float" office:value="0" calcext:value-type="float">
            <text:p>0</text:p>
          </table:table-cell>
          <table:table-cell table:formula="of:=STDEV([.BF2:.BO2])*100" office:value-type="float" office:value="0.0503885965935425" calcext:value-type="float">
            <text:p>0.0503885966</text:p>
          </table:table-cell>
          <table:table-cell/>
          <table:table-cell table:formula="of:=IF(ISBLANK([.B10]);&quot;&quot;;[.B10])" office:value-type="float" office:value="0.04" calcext:value-type="float">
            <text:p>0.04</text:p>
          </table:table-cell>
          <table:table-cell table:formula="of:=IF(ISBLANK([.B15]);&quot;&quot;;[.B15])" office:value-type="float" office:value="0.07" calcext:value-type="float">
            <text:p>0.07</text:p>
          </table:table-cell>
          <table:table-cell table:formula="of:=IF(ISBLANK([.B20]);&quot;&quot;;[.B20])" office:value-type="float" office:value="0.05" calcext:value-type="float">
            <text:p>0.05</text:p>
          </table:table-cell>
          <table:table-cell table:formula="of:=IF(ISBLANK([.B25]);&quot;&quot;;[.B25])" office:value-type="float" office:value="0.04" calcext:value-type="float">
            <text:p>0.04</text:p>
          </table:table-cell>
          <table:table-cell table:formula="of:=IF(ISBLANK([.B30]);&quot;&quot;;[.B30])" office:value-type="float" office:value="0.06" calcext:value-type="float">
            <text:p>0.06</text:p>
          </table:table-cell>
          <table:table-cell table:formula="of:=IF(ISBLANK([.B35]);&quot;&quot;;[.B35])" office:value-type="float" office:value="0.03" calcext:value-type="float">
            <text:p>0.03</text:p>
          </table:table-cell>
          <table:table-cell table:formula="of:=IF(ISBLANK([.B40]);&quot;&quot;;[.B40])" office:value-type="float" office:value="0.04" calcext:value-type="float">
            <text:p>0.04</text:p>
          </table:table-cell>
          <table:table-cell table:formula="of:=IF(ISBLANK([.B45]);&quot;&quot;;[.B45])" office:value-type="float" office:value="0.04" calcext:value-type="float">
            <text:p>0.04</text:p>
          </table:table-cell>
          <table:table-cell table:formula="of:=IF(ISBLANK([.B50]);&quot;&quot;;[.B50])" office:value-type="float" office:value="0.04" calcext:value-type="float">
            <text:p>0.04</text:p>
          </table:table-cell>
          <table:table-cell table:formula="of:=IF(ISBLANK([.B55]);&quot;&quot;;[.B55])" office:value-type="float" office:value="0.04" calcext:value-type="float">
            <text:p>0.04</text:p>
          </table:table-cell>
          <table:table-cell/>
          <table:table-cell table:formula="of:=IF(ISBLANK([.C10]);&quot;&quot;;[.C10])" office:value-type="float" office:value="1" calcext:value-type="float">
            <text:p>1</text:p>
          </table:table-cell>
          <table:table-cell table:formula="of:=IF(ISBLANK([.C15]);&quot;&quot;;[.C15])" office:value-type="float" office:value="1" calcext:value-type="float">
            <text:p>1</text:p>
          </table:table-cell>
          <table:table-cell table:formula="of:=IF(ISBLANK([.C20]);&quot;&quot;;[.C20])" office:value-type="float" office:value="1" calcext:value-type="float">
            <text:p>1</text:p>
          </table:table-cell>
          <table:table-cell table:formula="of:=IF(ISBLANK([.C25]);&quot;&quot;;[.C25])" office:value-type="float" office:value="0.996875" calcext:value-type="float">
            <text:p>0.996875</text:p>
          </table:table-cell>
          <table:table-cell table:formula="of:=IF(ISBLANK([.C30]);&quot;&quot;;[.C30])" office:value-type="float" office:value="1" calcext:value-type="float">
            <text:p>1</text:p>
          </table:table-cell>
          <table:table-cell table:formula="of:=IF(ISBLANK([.C35]);&quot;&quot;;[.C35])" office:value-type="float" office:value="0.998958" calcext:value-type="float">
            <text:p>0.998958</text:p>
          </table:table-cell>
          <table:table-cell table:formula="of:=IF(ISBLANK([.C40]);&quot;&quot;;[.C40])" office:value-type="float" office:value="0.998958" calcext:value-type="float">
            <text:p>0.998958</text:p>
          </table:table-cell>
          <table:table-cell table:formula="of:=IF(ISBLANK([.C45]);&quot;&quot;;[.C45])" office:value-type="float" office:value="0.998958" calcext:value-type="float">
            <text:p>0.998958</text:p>
          </table:table-cell>
          <table:table-cell table:formula="of:=IF(ISBLANK([.C50]);&quot;&quot;;[.C50])" office:value-type="float" office:value="1" calcext:value-type="float">
            <text:p>1</text:p>
          </table:table-cell>
          <table:table-cell table:formula="of:=IF(ISBLANK([.C55]);&quot;&quot;;[.C55])" office:value-type="float" office:value="1" calcext:value-type="float">
            <text:p>1</text:p>
          </table:table-cell>
          <table:table-cell/>
          <table:table-cell table:formula="of:=IF(ISBLANK([.D10]);&quot;&quot;;[.D10])" office:value-type="float" office:value="1" calcext:value-type="float">
            <text:p>1</text:p>
          </table:table-cell>
          <table:table-cell table:formula="of:=IF(ISBLANK([.D15]);&quot;&quot;;[.D15])" office:value-type="float" office:value="1" calcext:value-type="float">
            <text:p>1</text:p>
          </table:table-cell>
          <table:table-cell table:formula="of:=IF(ISBLANK([.D20]);&quot;&quot;;[.D20])" office:value-type="float" office:value="1" calcext:value-type="float">
            <text:p>1</text:p>
          </table:table-cell>
          <table:table-cell table:formula="of:=IF(ISBLANK([.D25]);&quot;&quot;;[.D25])" office:value-type="float" office:value="0.996875" calcext:value-type="float">
            <text:p>0.996875</text:p>
          </table:table-cell>
          <table:table-cell table:formula="of:=IF(ISBLANK([.D30]);&quot;&quot;;[.D30])" office:value-type="float" office:value="1" calcext:value-type="float">
            <text:p>1</text:p>
          </table:table-cell>
          <table:table-cell table:formula="of:=IF(ISBLANK([.D35]);&quot;&quot;;[.D35])" office:value-type="float" office:value="0.998958" calcext:value-type="float">
            <text:p>0.998958</text:p>
          </table:table-cell>
          <table:table-cell table:formula="of:=IF(ISBLANK([.D40]);&quot;&quot;;[.D40])" office:value-type="float" office:value="0.998958" calcext:value-type="float">
            <text:p>0.998958</text:p>
          </table:table-cell>
          <table:table-cell table:formula="of:=IF(ISBLANK([.D45]);&quot;&quot;;[.D45])" office:value-type="float" office:value="0.998958" calcext:value-type="float">
            <text:p>0.998958</text:p>
          </table:table-cell>
          <table:table-cell table:formula="of:=IF(ISBLANK([.D50]);&quot;&quot;;[.D50])" office:value-type="float" office:value="1" calcext:value-type="float">
            <text:p>1</text:p>
          </table:table-cell>
          <table:table-cell table:formula="of:=IF(ISBLANK([.D55]);&quot;&quot;;[.D55])" office:value-type="float" office:value="1" calcext:value-type="float">
            <text:p>1</text:p>
          </table:table-cell>
          <table:table-cell/>
          <table:table-cell table:formula="of:=IF(ISBLANK([.E10]);&quot;&quot;;[.E10])" office:value-type="float" office:value="1" calcext:value-type="float">
            <text:p>1</text:p>
          </table:table-cell>
          <table:table-cell table:formula="of:=IF(ISBLANK([.E15]);&quot;&quot;;[.E15])" office:value-type="float" office:value="1" calcext:value-type="float">
            <text:p>1</text:p>
          </table:table-cell>
          <table:table-cell table:formula="of:=IF(ISBLANK([.E20]);&quot;&quot;;[.E20])" office:value-type="float" office:value="1" calcext:value-type="float">
            <text:p>1</text:p>
          </table:table-cell>
          <table:table-cell table:formula="of:=IF(ISBLANK([.E25]);&quot;&quot;;[.E25])" office:value-type="float" office:value="1" calcext:value-type="float">
            <text:p>1</text:p>
          </table:table-cell>
          <table:table-cell table:formula="of:=IF(ISBLANK([.E30]);&quot;&quot;;[.E30])" office:value-type="float" office:value="1" calcext:value-type="float">
            <text:p>1</text:p>
          </table:table-cell>
          <table:table-cell table:formula="of:=IF(ISBLANK([.E35]);&quot;&quot;;[.E35])" office:value-type="float" office:value="1" calcext:value-type="float">
            <text:p>1</text:p>
          </table:table-cell>
          <table:table-cell table:formula="of:=IF(ISBLANK([.E40]);&quot;&quot;;[.E40])" office:value-type="float" office:value="1" calcext:value-type="float">
            <text:p>1</text:p>
          </table:table-cell>
          <table:table-cell table:formula="of:=IF(ISBLANK([.E45]);&quot;&quot;;[.E45])" office:value-type="float" office:value="1" calcext:value-type="float">
            <text:p>1</text:p>
          </table:table-cell>
          <table:table-cell table:formula="of:=IF(ISBLANK([.E50]);&quot;&quot;;[.E50])" office:value-type="float" office:value="1" calcext:value-type="float">
            <text:p>1</text:p>
          </table:table-cell>
          <table:table-cell table:formula="of:=IF(ISBLANK([.E55]);&quot;&quot;;[.E55])" office:value-type="float" office:value="1" calcext:value-type="float">
            <text:p>1</text:p>
          </table:table-cell>
          <table:table-cell/>
          <table:table-cell table:formula="of:=IF(ISBLANK([.F10]);&quot;&quot;;[.F10])" office:value-type="float" office:value="1" calcext:value-type="float">
            <text:p>1</text:p>
          </table:table-cell>
          <table:table-cell table:formula="of:=IF(ISBLANK([.F15]);&quot;&quot;;[.F15])" office:value-type="float" office:value="1" calcext:value-type="float">
            <text:p>1</text:p>
          </table:table-cell>
          <table:table-cell table:formula="of:=IF(ISBLANK([.F20]);&quot;&quot;;[.F20])" office:value-type="float" office:value="1" calcext:value-type="float">
            <text:p>1</text:p>
          </table:table-cell>
          <table:table-cell table:formula="of:=IF(ISBLANK([.F25]);&quot;&quot;;[.F25])" office:value-type="float" office:value="0.998435" calcext:value-type="float">
            <text:p>0.998435</text:p>
          </table:table-cell>
          <table:table-cell table:formula="of:=IF(ISBLANK([.F30]);&quot;&quot;;[.F30])" office:value-type="float" office:value="1" calcext:value-type="float">
            <text:p>1</text:p>
          </table:table-cell>
          <table:table-cell table:formula="of:=IF(ISBLANK([.F35]);&quot;&quot;;[.F35])" office:value-type="float" office:value="0.999479" calcext:value-type="float">
            <text:p>0.999479</text:p>
          </table:table-cell>
          <table:table-cell table:formula="of:=IF(ISBLANK([.F40]);&quot;&quot;;[.F40])" office:value-type="float" office:value="0.999479" calcext:value-type="float">
            <text:p>0.999479</text:p>
          </table:table-cell>
          <table:table-cell table:formula="of:=IF(ISBLANK([.F45]);&quot;&quot;;[.F45])" office:value-type="float" office:value="0.999479" calcext:value-type="float">
            <text:p>0.999479</text:p>
          </table:table-cell>
          <table:table-cell table:formula="of:=IF(ISBLANK([.F50]);&quot;&quot;;[.F50])" office:value-type="float" office:value="1" calcext:value-type="float">
            <text:p>1</text:p>
          </table:table-cell>
          <table:table-cell table:formula="of:=IF(ISBLANK([.F55]);&quot;&quot;;[.F55])" office:value-type="float" office:value="1" calcext:value-type="float">
            <text:p>1</text:p>
          </table:table-cell>
        </table:table-row>
        <table:table-row table:style-name="ro1">
          <table:table-cell table:formula="of:=[$results.A6]" office:value-type="string" office:string-value="d01" calcext:value-type="string">
            <text:p>d01</text:p>
          </table:table-cell>
          <table:table-cell table:formula="of:=MROUND(AVERAGE([.N3:.W3]);0.0001)" office:value-type="float" office:value="0.043" calcext:value-type="float">
            <text:p>0.043</text:p>
          </table:table-cell>
          <table:table-cell table:formula="of:=MROUND(AVERAGE([.Y3:.AH3])*100;0.01)" office:value-type="float" office:value="99.67" calcext:value-type="float">
            <text:p>99.67</text:p>
          </table:table-cell>
          <table:table-cell table:formula="of:=MROUND(AVERAGE([.AJ3:.AS3])*100;0.01)" office:value-type="float" office:value="99.6" calcext:value-type="float">
            <text:p>99.6</text:p>
          </table:table-cell>
          <table:table-cell table:formula="of:=MROUND(AVERAGE([.AU3:.BD3])*100;0.01)" office:value-type="float" office:value="100" calcext:value-type="float">
            <text:p>100</text:p>
          </table:table-cell>
          <table:table-cell table:formula="of:=MROUND(AVERAGE([.BF3:.BO3])*100;0.01)" office:value-type="float" office:value="99.8" calcext:value-type="float">
            <text:p>99.8</text:p>
          </table:table-cell>
          <table:table-cell/>
          <table:table-cell table:formula="of:=STDEV([.N3:.W3])" office:value-type="float" office:value="0.00674948557710553" calcext:value-type="float">
            <text:p>0.0067494856</text:p>
          </table:table-cell>
          <table:table-cell table:formula="of:=STDEV([.Y3:.AH3])*100" office:value-type="float" office:value="0.118270068064573" calcext:value-type="float">
            <text:p>0.1182700681</text:p>
          </table:table-cell>
          <table:table-cell table:formula="of:=STDEV([.AJ3:.AS3])*100" office:value-type="float" office:value="0.141911553049388" calcext:value-type="float">
            <text:p>0.141911553</text:p>
          </table:table-cell>
          <table:table-cell table:formula="of:=STDEV([.AU3:.BD3])*100" office:value-type="float" office:value="0" calcext:value-type="float">
            <text:p>0</text:p>
          </table:table-cell>
          <table:table-cell table:formula="of:=STDEV([.BF3:.BO3])*100" office:value-type="float" office:value="0.0712924773965183" calcext:value-type="float">
            <text:p>0.0712924774</text:p>
          </table:table-cell>
          <table:table-cell/>
          <table:table-cell table:formula="of:=IF(ISBLANK([.B11]);&quot;&quot;;[.B11])" office:value-type="float" office:value="0.05" calcext:value-type="float">
            <text:p>0.05</text:p>
          </table:table-cell>
          <table:table-cell table:formula="of:=IF(ISBLANK([.B16]);&quot;&quot;;[.B16])" office:value-type="float" office:value="0.04" calcext:value-type="float">
            <text:p>0.04</text:p>
          </table:table-cell>
          <table:table-cell table:formula="of:=IF(ISBLANK([.B21]);&quot;&quot;;[.B21])" office:value-type="float" office:value="0.04" calcext:value-type="float">
            <text:p>0.04</text:p>
          </table:table-cell>
          <table:table-cell table:formula="of:=IF(ISBLANK([.B26]);&quot;&quot;;[.B26])" office:value-type="float" office:value="0.05" calcext:value-type="float">
            <text:p>0.05</text:p>
          </table:table-cell>
          <table:table-cell table:formula="of:=IF(ISBLANK([.B31]);&quot;&quot;;[.B31])" office:value-type="float" office:value="0.04" calcext:value-type="float">
            <text:p>0.04</text:p>
          </table:table-cell>
          <table:table-cell table:formula="of:=IF(ISBLANK([.B36]);&quot;&quot;;[.B36])" office:value-type="float" office:value="0.04" calcext:value-type="float">
            <text:p>0.04</text:p>
          </table:table-cell>
          <table:table-cell table:formula="of:=IF(ISBLANK([.B41]);&quot;&quot;;[.B41])" office:value-type="float" office:value="0.03" calcext:value-type="float">
            <text:p>0.03</text:p>
          </table:table-cell>
          <table:table-cell table:formula="of:=IF(ISBLANK([.B46]);&quot;&quot;;[.B46])" office:value-type="float" office:value="0.04" calcext:value-type="float">
            <text:p>0.04</text:p>
          </table:table-cell>
          <table:table-cell table:formula="of:=IF(ISBLANK([.B51]);&quot;&quot;;[.B51])" office:value-type="float" office:value="0.05" calcext:value-type="float">
            <text:p>0.05</text:p>
          </table:table-cell>
          <table:table-cell table:formula="of:=IF(ISBLANK([.B56]);&quot;&quot;;[.B56])" office:value-type="float" office:value="0.05" calcext:value-type="float">
            <text:p>0.05</text:p>
          </table:table-cell>
          <table:table-cell/>
          <table:table-cell table:formula="of:=IF(ISBLANK([.C11]);&quot;&quot;;[.C11])" office:value-type="float" office:value="0.996875" calcext:value-type="float">
            <text:p>0.996875</text:p>
          </table:table-cell>
          <table:table-cell table:formula="of:=IF(ISBLANK([.C16]);&quot;&quot;;[.C16])" office:value-type="float" office:value="0.996875" calcext:value-type="float">
            <text:p>0.996875</text:p>
          </table:table-cell>
          <table:table-cell table:formula="of:=IF(ISBLANK([.C21]);&quot;&quot;;[.C21])" office:value-type="float" office:value="0.996875" calcext:value-type="float">
            <text:p>0.996875</text:p>
          </table:table-cell>
          <table:table-cell table:formula="of:=IF(ISBLANK([.C26]);&quot;&quot;;[.C26])" office:value-type="float" office:value="0.995833" calcext:value-type="float">
            <text:p>0.995833</text:p>
          </table:table-cell>
          <table:table-cell table:formula="of:=IF(ISBLANK([.C31]);&quot;&quot;;[.C31])" office:value-type="float" office:value="0.996875" calcext:value-type="float">
            <text:p>0.996875</text:p>
          </table:table-cell>
          <table:table-cell table:formula="of:=IF(ISBLANK([.C36]);&quot;&quot;;[.C36])" office:value-type="float" office:value="0.996875" calcext:value-type="float">
            <text:p>0.996875</text:p>
          </table:table-cell>
          <table:table-cell table:formula="of:=IF(ISBLANK([.C41]);&quot;&quot;;[.C41])" office:value-type="float" office:value="0.997917" calcext:value-type="float">
            <text:p>0.997917</text:p>
          </table:table-cell>
          <table:table-cell table:formula="of:=IF(ISBLANK([.C46]);&quot;&quot;;[.C46])" office:value-type="float" office:value="0.997917" calcext:value-type="float">
            <text:p>0.997917</text:p>
          </table:table-cell>
          <table:table-cell table:formula="of:=IF(ISBLANK([.C51]);&quot;&quot;;[.C51])" office:value-type="float" office:value="0.99375" calcext:value-type="float">
            <text:p>0.99375</text:p>
          </table:table-cell>
          <table:table-cell table:formula="of:=IF(ISBLANK([.C56]);&quot;&quot;;[.C56])" office:value-type="float" office:value="0.996875" calcext:value-type="float">
            <text:p>0.996875</text:p>
          </table:table-cell>
          <table:table-cell/>
          <table:table-cell table:formula="of:=IF(ISBLANK([.D11]);&quot;&quot;;[.D11])" office:value-type="float" office:value="0.99625" calcext:value-type="float">
            <text:p>0.99625</text:p>
          </table:table-cell>
          <table:table-cell table:formula="of:=IF(ISBLANK([.D16]);&quot;&quot;;[.D16])" office:value-type="float" office:value="0.99625" calcext:value-type="float">
            <text:p>0.99625</text:p>
          </table:table-cell>
          <table:table-cell table:formula="of:=IF(ISBLANK([.D21]);&quot;&quot;;[.D21])" office:value-type="float" office:value="0.99625" calcext:value-type="float">
            <text:p>0.99625</text:p>
          </table:table-cell>
          <table:table-cell table:formula="of:=IF(ISBLANK([.D26]);&quot;&quot;;[.D26])" office:value-type="float" office:value="0.995" calcext:value-type="float">
            <text:p>0.995</text:p>
          </table:table-cell>
          <table:table-cell table:formula="of:=IF(ISBLANK([.D31]);&quot;&quot;;[.D31])" office:value-type="float" office:value="0.99625" calcext:value-type="float">
            <text:p>0.99625</text:p>
          </table:table-cell>
          <table:table-cell table:formula="of:=IF(ISBLANK([.D36]);&quot;&quot;;[.D36])" office:value-type="float" office:value="0.99625" calcext:value-type="float">
            <text:p>0.99625</text:p>
          </table:table-cell>
          <table:table-cell table:formula="of:=IF(ISBLANK([.D41]);&quot;&quot;;[.D41])" office:value-type="float" office:value="0.9975" calcext:value-type="float">
            <text:p>0.9975</text:p>
          </table:table-cell>
          <table:table-cell table:formula="of:=IF(ISBLANK([.D46]);&quot;&quot;;[.D46])" office:value-type="float" office:value="0.9975" calcext:value-type="float">
            <text:p>0.9975</text:p>
          </table:table-cell>
          <table:table-cell table:formula="of:=IF(ISBLANK([.D51]);&quot;&quot;;[.D51])" office:value-type="float" office:value="0.9925" calcext:value-type="float">
            <text:p>0.9925</text:p>
          </table:table-cell>
          <table:table-cell table:formula="of:=IF(ISBLANK([.D56]);&quot;&quot;;[.D56])" office:value-type="float" office:value="0.99625" calcext:value-type="float">
            <text:p>0.99625</text:p>
          </table:table-cell>
          <table:table-cell/>
          <table:table-cell table:formula="of:=IF(ISBLANK([.E11]);&quot;&quot;;[.E11])" office:value-type="float" office:value="1" calcext:value-type="float">
            <text:p>1</text:p>
          </table:table-cell>
          <table:table-cell table:formula="of:=IF(ISBLANK([.E16]);&quot;&quot;;[.E16])" office:value-type="float" office:value="1" calcext:value-type="float">
            <text:p>1</text:p>
          </table:table-cell>
          <table:table-cell table:formula="of:=IF(ISBLANK([.E21]);&quot;&quot;;[.E21])" office:value-type="float" office:value="1" calcext:value-type="float">
            <text:p>1</text:p>
          </table:table-cell>
          <table:table-cell table:formula="of:=IF(ISBLANK([.E26]);&quot;&quot;;[.E26])" office:value-type="float" office:value="1" calcext:value-type="float">
            <text:p>1</text:p>
          </table:table-cell>
          <table:table-cell table:formula="of:=IF(ISBLANK([.E31]);&quot;&quot;;[.E31])" office:value-type="float" office:value="1" calcext:value-type="float">
            <text:p>1</text:p>
          </table:table-cell>
          <table:table-cell table:formula="of:=IF(ISBLANK([.E36]);&quot;&quot;;[.E36])" office:value-type="float" office:value="1" calcext:value-type="float">
            <text:p>1</text:p>
          </table:table-cell>
          <table:table-cell table:formula="of:=IF(ISBLANK([.E41]);&quot;&quot;;[.E41])" office:value-type="float" office:value="1" calcext:value-type="float">
            <text:p>1</text:p>
          </table:table-cell>
          <table:table-cell table:formula="of:=IF(ISBLANK([.E46]);&quot;&quot;;[.E46])" office:value-type="float" office:value="1" calcext:value-type="float">
            <text:p>1</text:p>
          </table:table-cell>
          <table:table-cell table:formula="of:=IF(ISBLANK([.E51]);&quot;&quot;;[.E51])" office:value-type="float" office:value="1" calcext:value-type="float">
            <text:p>1</text:p>
          </table:table-cell>
          <table:table-cell table:formula="of:=IF(ISBLANK([.E56]);&quot;&quot;;[.E56])" office:value-type="float" office:value="1" calcext:value-type="float">
            <text:p>1</text:p>
          </table:table-cell>
          <table:table-cell/>
          <table:table-cell table:formula="of:=IF(ISBLANK([.F11]);&quot;&quot;;[.F11])" office:value-type="float" office:value="0.998121" calcext:value-type="float">
            <text:p>0.998121</text:p>
          </table:table-cell>
          <table:table-cell table:formula="of:=IF(ISBLANK([.F16]);&quot;&quot;;[.F16])" office:value-type="float" office:value="0.998121" calcext:value-type="float">
            <text:p>0.998121</text:p>
          </table:table-cell>
          <table:table-cell table:formula="of:=IF(ISBLANK([.F21]);&quot;&quot;;[.F21])" office:value-type="float" office:value="0.998121" calcext:value-type="float">
            <text:p>0.998121</text:p>
          </table:table-cell>
          <table:table-cell table:formula="of:=IF(ISBLANK([.F26]);&quot;&quot;;[.F26])" office:value-type="float" office:value="0.997494" calcext:value-type="float">
            <text:p>0.997494</text:p>
          </table:table-cell>
          <table:table-cell table:formula="of:=IF(ISBLANK([.F31]);&quot;&quot;;[.F31])" office:value-type="float" office:value="0.998121" calcext:value-type="float">
            <text:p>0.998121</text:p>
          </table:table-cell>
          <table:table-cell table:formula="of:=IF(ISBLANK([.F36]);&quot;&quot;;[.F36])" office:value-type="float" office:value="0.998121" calcext:value-type="float">
            <text:p>0.998121</text:p>
          </table:table-cell>
          <table:table-cell table:formula="of:=IF(ISBLANK([.F41]);&quot;&quot;;[.F41])" office:value-type="float" office:value="0.998748" calcext:value-type="float">
            <text:p>0.998748</text:p>
          </table:table-cell>
          <table:table-cell table:formula="of:=IF(ISBLANK([.F46]);&quot;&quot;;[.F46])" office:value-type="float" office:value="0.998748" calcext:value-type="float">
            <text:p>0.998748</text:p>
          </table:table-cell>
          <table:table-cell table:formula="of:=IF(ISBLANK([.F51]);&quot;&quot;;[.F51])" office:value-type="float" office:value="0.996236" calcext:value-type="float">
            <text:p>0.996236</text:p>
          </table:table-cell>
          <table:table-cell table:formula="of:=IF(ISBLANK([.F56]);&quot;&quot;;[.F56])" office:value-type="float" office:value="0.998121" calcext:value-type="float">
            <text:p>0.998121</text:p>
          </table:table-cell>
        </table:table-row>
        <table:table-row table:style-name="ro1">
          <table:table-cell table:formula="of:=[$results.A7]" office:value-type="string" office:string-value="d02" calcext:value-type="string">
            <text:p>d02</text:p>
          </table:table-cell>
          <table:table-cell table:formula="of:=MROUND(AVERAGE([.N4:.W4]);0.0001)" office:value-type="float" office:value="0.046" calcext:value-type="float">
            <text:p>0.046</text:p>
          </table:table-cell>
          <table:table-cell table:formula="of:=MROUND(AVERAGE([.Y4:.AH4])*100;0.01)" office:value-type="float" office:value="97.96" calcext:value-type="float">
            <text:p>97.96</text:p>
          </table:table-cell>
          <table:table-cell table:formula="of:=MROUND(AVERAGE([.AJ4:.AS4])*100;0.01)" office:value-type="float" office:value="97.58" calcext:value-type="float">
            <text:p>97.58</text:p>
          </table:table-cell>
          <table:table-cell table:formula="of:=MROUND(AVERAGE([.AU4:.BD4])*100;0.01)" office:value-type="float" office:value="100" calcext:value-type="float">
            <text:p>100</text:p>
          </table:table-cell>
          <table:table-cell table:formula="of:=MROUND(AVERAGE([.BF4:.BO4])*100;0.01)" office:value-type="float" office:value="98.77" calcext:value-type="float">
            <text:p>98.77</text:p>
          </table:table-cell>
          <table:table-cell/>
          <table:table-cell table:formula="of:=STDEV([.N4:.W4])" office:value-type="float" office:value="0.00966091783079296" calcext:value-type="float">
            <text:p>0.0096609178</text:p>
          </table:table-cell>
          <table:table-cell table:formula="of:=STDEV([.Y4:.AH4])*100" office:value-type="float" office:value="0.517805794139506" calcext:value-type="float">
            <text:p>0.5178057941</text:p>
          </table:table-cell>
          <table:table-cell table:formula="of:=STDEV([.AJ4:.AS4])*100" office:value-type="float" office:value="0.612939184947775" calcext:value-type="float">
            <text:p>0.6129391849</text:p>
          </table:table-cell>
          <table:table-cell table:formula="of:=STDEV([.AU4:.BD4])*100" office:value-type="float" office:value="0" calcext:value-type="float">
            <text:p>0</text:p>
          </table:table-cell>
          <table:table-cell table:formula="of:=STDEV([.BF4:.BO4])*100" office:value-type="float" office:value="0.314824417378602" calcext:value-type="float">
            <text:p>0.3148244174</text:p>
          </table:table-cell>
          <table:table-cell/>
          <table:table-cell table:formula="of:=IF(ISBLANK([.B12]);&quot;&quot;;[.B12])" office:value-type="float" office:value="0.05" calcext:value-type="float">
            <text:p>0.05</text:p>
          </table:table-cell>
          <table:table-cell table:formula="of:=IF(ISBLANK([.B17]);&quot;&quot;;[.B17])" office:value-type="float" office:value="0.05" calcext:value-type="float">
            <text:p>0.05</text:p>
          </table:table-cell>
          <table:table-cell table:formula="of:=IF(ISBLANK([.B22]);&quot;&quot;;[.B22])" office:value-type="float" office:value="0.04" calcext:value-type="float">
            <text:p>0.04</text:p>
          </table:table-cell>
          <table:table-cell table:formula="of:=IF(ISBLANK([.B27]);&quot;&quot;;[.B27])" office:value-type="float" office:value="0.06" calcext:value-type="float">
            <text:p>0.06</text:p>
          </table:table-cell>
          <table:table-cell table:formula="of:=IF(ISBLANK([.B32]);&quot;&quot;;[.B32])" office:value-type="float" office:value="0.06" calcext:value-type="float">
            <text:p>0.06</text:p>
          </table:table-cell>
          <table:table-cell table:formula="of:=IF(ISBLANK([.B37]);&quot;&quot;;[.B37])" office:value-type="float" office:value="0.04" calcext:value-type="float">
            <text:p>0.04</text:p>
          </table:table-cell>
          <table:table-cell table:formula="of:=IF(ISBLANK([.B42]);&quot;&quot;;[.B42])" office:value-type="float" office:value="0.04" calcext:value-type="float">
            <text:p>0.04</text:p>
          </table:table-cell>
          <table:table-cell table:formula="of:=IF(ISBLANK([.B47]);&quot;&quot;;[.B47])" office:value-type="float" office:value="0.03" calcext:value-type="float">
            <text:p>0.03</text:p>
          </table:table-cell>
          <table:table-cell table:formula="of:=IF(ISBLANK([.B52]);&quot;&quot;;[.B52])" office:value-type="float" office:value="0.05" calcext:value-type="float">
            <text:p>0.05</text:p>
          </table:table-cell>
          <table:table-cell table:formula="of:=IF(ISBLANK([.B57]);&quot;&quot;;[.B57])" office:value-type="float" office:value="0.04" calcext:value-type="float">
            <text:p>0.04</text:p>
          </table:table-cell>
          <table:table-cell/>
          <table:table-cell table:formula="of:=IF(ISBLANK([.C12]);&quot;&quot;;[.C12])" office:value-type="float" office:value="0.979167" calcext:value-type="float">
            <text:p>0.979167</text:p>
          </table:table-cell>
          <table:table-cell table:formula="of:=IF(ISBLANK([.C17]);&quot;&quot;;[.C17])" office:value-type="float" office:value="0.985417" calcext:value-type="float">
            <text:p>0.985417</text:p>
          </table:table-cell>
          <table:table-cell table:formula="of:=IF(ISBLANK([.C22]);&quot;&quot;;[.C22])" office:value-type="float" office:value="0.983333" calcext:value-type="float">
            <text:p>0.983333</text:p>
          </table:table-cell>
          <table:table-cell table:formula="of:=IF(ISBLANK([.C27]);&quot;&quot;;[.C27])" office:value-type="float" office:value="0.972917" calcext:value-type="float">
            <text:p>0.972917</text:p>
          </table:table-cell>
          <table:table-cell table:formula="of:=IF(ISBLANK([.C32]);&quot;&quot;;[.C32])" office:value-type="float" office:value="0.983333" calcext:value-type="float">
            <text:p>0.983333</text:p>
          </table:table-cell>
          <table:table-cell table:formula="of:=IF(ISBLANK([.C37]);&quot;&quot;;[.C37])" office:value-type="float" office:value="0.977083" calcext:value-type="float">
            <text:p>0.977083</text:p>
          </table:table-cell>
          <table:table-cell table:formula="of:=IF(ISBLANK([.C42]);&quot;&quot;;[.C42])" office:value-type="float" office:value="0.969792" calcext:value-type="float">
            <text:p>0.969792</text:p>
          </table:table-cell>
          <table:table-cell table:formula="of:=IF(ISBLANK([.C47]);&quot;&quot;;[.C47])" office:value-type="float" office:value="0.978125" calcext:value-type="float">
            <text:p>0.978125</text:p>
          </table:table-cell>
          <table:table-cell table:formula="of:=IF(ISBLANK([.C52]);&quot;&quot;;[.C52])" office:value-type="float" office:value="0.984375" calcext:value-type="float">
            <text:p>0.984375</text:p>
          </table:table-cell>
          <table:table-cell table:formula="of:=IF(ISBLANK([.C57]);&quot;&quot;;[.C57])" office:value-type="float" office:value="0.982292" calcext:value-type="float">
            <text:p>0.982292</text:p>
          </table:table-cell>
          <table:table-cell/>
          <table:table-cell table:formula="of:=IF(ISBLANK([.D12]);&quot;&quot;;[.D12])" office:value-type="float" office:value="0.975" calcext:value-type="float">
            <text:p>0.975</text:p>
          </table:table-cell>
          <table:table-cell table:formula="of:=IF(ISBLANK([.D17]);&quot;&quot;;[.D17])" office:value-type="float" office:value="0.9825" calcext:value-type="float">
            <text:p>0.9825</text:p>
          </table:table-cell>
          <table:table-cell table:formula="of:=IF(ISBLANK([.D22]);&quot;&quot;;[.D22])" office:value-type="float" office:value="0.98" calcext:value-type="float">
            <text:p>0.98</text:p>
          </table:table-cell>
          <table:table-cell table:formula="of:=IF(ISBLANK([.D27]);&quot;&quot;;[.D27])" office:value-type="float" office:value="0.9675" calcext:value-type="float">
            <text:p>0.9675</text:p>
          </table:table-cell>
          <table:table-cell table:formula="of:=IF(ISBLANK([.D32]);&quot;&quot;;[.D32])" office:value-type="float" office:value="0.98" calcext:value-type="float">
            <text:p>0.98</text:p>
          </table:table-cell>
          <table:table-cell table:formula="of:=IF(ISBLANK([.D37]);&quot;&quot;;[.D37])" office:value-type="float" office:value="0.97375" calcext:value-type="float">
            <text:p>0.97375</text:p>
          </table:table-cell>
          <table:table-cell table:formula="of:=IF(ISBLANK([.D42]);&quot;&quot;;[.D42])" office:value-type="float" office:value="0.96375" calcext:value-type="float">
            <text:p>0.96375</text:p>
          </table:table-cell>
          <table:table-cell table:formula="of:=IF(ISBLANK([.D47]);&quot;&quot;;[.D47])" office:value-type="float" office:value="0.975" calcext:value-type="float">
            <text:p>0.975</text:p>
          </table:table-cell>
          <table:table-cell table:formula="of:=IF(ISBLANK([.D52]);&quot;&quot;;[.D52])" office:value-type="float" office:value="0.98125" calcext:value-type="float">
            <text:p>0.98125</text:p>
          </table:table-cell>
          <table:table-cell table:formula="of:=IF(ISBLANK([.D57]);&quot;&quot;;[.D57])" office:value-type="float" office:value="0.97875" calcext:value-type="float">
            <text:p>0.97875</text:p>
          </table:table-cell>
          <table:table-cell/>
          <table:table-cell table:formula="of:=IF(ISBLANK([.E12]);&quot;&quot;;[.E12])" office:value-type="float" office:value="1" calcext:value-type="float">
            <text:p>1</text:p>
          </table:table-cell>
          <table:table-cell table:formula="of:=IF(ISBLANK([.E17]);&quot;&quot;;[.E17])" office:value-type="float" office:value="1" calcext:value-type="float">
            <text:p>1</text:p>
          </table:table-cell>
          <table:table-cell table:formula="of:=IF(ISBLANK([.E22]);&quot;&quot;;[.E22])" office:value-type="float" office:value="1" calcext:value-type="float">
            <text:p>1</text:p>
          </table:table-cell>
          <table:table-cell table:formula="of:=IF(ISBLANK([.E27]);&quot;&quot;;[.E27])" office:value-type="float" office:value="1" calcext:value-type="float">
            <text:p>1</text:p>
          </table:table-cell>
          <table:table-cell table:formula="of:=IF(ISBLANK([.E32]);&quot;&quot;;[.E32])" office:value-type="float" office:value="1" calcext:value-type="float">
            <text:p>1</text:p>
          </table:table-cell>
          <table:table-cell table:formula="of:=IF(ISBLANK([.E37]);&quot;&quot;;[.E37])" office:value-type="float" office:value="1" calcext:value-type="float">
            <text:p>1</text:p>
          </table:table-cell>
          <table:table-cell table:formula="of:=IF(ISBLANK([.E42]);&quot;&quot;;[.E42])" office:value-type="float" office:value="1" calcext:value-type="float">
            <text:p>1</text:p>
          </table:table-cell>
          <table:table-cell table:formula="of:=IF(ISBLANK([.E47]);&quot;&quot;;[.E47])" office:value-type="float" office:value="1" calcext:value-type="float">
            <text:p>1</text:p>
          </table:table-cell>
          <table:table-cell table:formula="of:=IF(ISBLANK([.E52]);&quot;&quot;;[.E52])" office:value-type="float" office:value="1" calcext:value-type="float">
            <text:p>1</text:p>
          </table:table-cell>
          <table:table-cell table:formula="of:=IF(ISBLANK([.E57]);&quot;&quot;;[.E57])" office:value-type="float" office:value="1" calcext:value-type="float">
            <text:p>1</text:p>
          </table:table-cell>
          <table:table-cell/>
          <table:table-cell table:formula="of:=IF(ISBLANK([.F12]);&quot;&quot;;[.F12])" office:value-type="float" office:value="0.987342" calcext:value-type="float">
            <text:p>0.987342</text:p>
          </table:table-cell>
          <table:table-cell table:formula="of:=IF(ISBLANK([.F17]);&quot;&quot;;[.F17])" office:value-type="float" office:value="0.991173" calcext:value-type="float">
            <text:p>0.991173</text:p>
          </table:table-cell>
          <table:table-cell table:formula="of:=IF(ISBLANK([.F22]);&quot;&quot;;[.F22])" office:value-type="float" office:value="0.989899" calcext:value-type="float">
            <text:p>0.989899</text:p>
          </table:table-cell>
          <table:table-cell table:formula="of:=IF(ISBLANK([.F27]);&quot;&quot;;[.F27])" office:value-type="float" office:value="0.983482" calcext:value-type="float">
            <text:p>0.983482</text:p>
          </table:table-cell>
          <table:table-cell table:formula="of:=IF(ISBLANK([.F32]);&quot;&quot;;[.F32])" office:value-type="float" office:value="0.989899" calcext:value-type="float">
            <text:p>0.989899</text:p>
          </table:table-cell>
          <table:table-cell table:formula="of:=IF(ISBLANK([.F37]);&quot;&quot;;[.F37])" office:value-type="float" office:value="0.9867" calcext:value-type="float">
            <text:p>0.9867</text:p>
          </table:table-cell>
          <table:table-cell table:formula="of:=IF(ISBLANK([.F42]);&quot;&quot;;[.F42])" office:value-type="float" office:value="0.98154" calcext:value-type="float">
            <text:p>0.98154</text:p>
          </table:table-cell>
          <table:table-cell table:formula="of:=IF(ISBLANK([.F47]);&quot;&quot;;[.F47])" office:value-type="float" office:value="0.987342" calcext:value-type="float">
            <text:p>0.987342</text:p>
          </table:table-cell>
          <table:table-cell table:formula="of:=IF(ISBLANK([.F52]);&quot;&quot;;[.F52])" office:value-type="float" office:value="0.990536" calcext:value-type="float">
            <text:p>0.990536</text:p>
          </table:table-cell>
          <table:table-cell table:formula="of:=IF(ISBLANK([.F57]);&quot;&quot;;[.F57])" office:value-type="float" office:value="0.989261" calcext:value-type="float">
            <text:p>0.989261</text:p>
          </table:table-cell>
        </table:table-row>
        <table:table-row table:style-name="ro1">
          <table:table-cell table:formula="of:=[$results.A8]" office:value-type="string" office:string-value="d04" calcext:value-type="string">
            <text:p>d04</text:p>
          </table:table-cell>
          <table:table-cell table:formula="of:=MROUND(AVERAGE([.N5:.W5]);0.0001)" office:value-type="float" office:value="0.056" calcext:value-type="float">
            <text:p>0.056</text:p>
          </table:table-cell>
          <table:table-cell table:formula="of:=MROUND(AVERAGE([.Y5:.AH5])*100;0.01)" office:value-type="float" office:value="99.99" calcext:value-type="float">
            <text:p>99.99</text:p>
          </table:table-cell>
          <table:table-cell table:formula="of:=MROUND(AVERAGE([.AJ5:.AS5])*100;0.01)" office:value-type="float" office:value="99.99" calcext:value-type="float">
            <text:p>99.99</text:p>
          </table:table-cell>
          <table:table-cell table:formula="of:=MROUND(AVERAGE([.AU5:.BD5])*100;0.01)" office:value-type="float" office:value="100" calcext:value-type="float">
            <text:p>100</text:p>
          </table:table-cell>
          <table:table-cell table:formula="of:=MROUND(AVERAGE([.BF5:.BO5])*100;0.01)" office:value-type="float" office:value="99.99" calcext:value-type="float">
            <text:p>99.99</text:p>
          </table:table-cell>
          <table:table-cell/>
          <table:table-cell table:formula="of:=STDEV([.N5:.W5])" office:value-type="float" office:value="0.0134989711542111" calcext:value-type="float">
            <text:p>0.0134989712</text:p>
          </table:table-cell>
          <table:table-cell table:formula="of:=STDEV([.Y5:.AH5])*100" office:value-type="float" office:value="0.0329509332189576" calcext:value-type="float">
            <text:p>0.0329509332</text:p>
          </table:table-cell>
          <table:table-cell table:formula="of:=STDEV([.AJ5:.AS5])*100" office:value-type="float" office:value="0.0395284707521039" calcext:value-type="float">
            <text:p>0.0395284708</text:p>
          </table:table-cell>
          <table:table-cell table:formula="of:=STDEV([.AU5:.BD5])*100" office:value-type="float" office:value="0" calcext:value-type="float">
            <text:p>0</text:p>
          </table:table-cell>
          <table:table-cell table:formula="of:=STDEV([.BF5:.BO5])*100" office:value-type="float" office:value="0.0197642353760555" calcext:value-type="float">
            <text:p>0.0197642354</text:p>
          </table:table-cell>
          <table:table-cell/>
          <table:table-cell table:formula="of:=IF(ISBLANK([.B13]);&quot;&quot;;[.B13])" office:value-type="float" office:value="0.05" calcext:value-type="float">
            <text:p>0.05</text:p>
          </table:table-cell>
          <table:table-cell table:formula="of:=IF(ISBLANK([.B18]);&quot;&quot;;[.B18])" office:value-type="float" office:value="0.05" calcext:value-type="float">
            <text:p>0.05</text:p>
          </table:table-cell>
          <table:table-cell table:formula="of:=IF(ISBLANK([.B23]);&quot;&quot;;[.B23])" office:value-type="float" office:value="0.04" calcext:value-type="float">
            <text:p>0.04</text:p>
          </table:table-cell>
          <table:table-cell table:formula="of:=IF(ISBLANK([.B28]);&quot;&quot;;[.B28])" office:value-type="float" office:value="0.05" calcext:value-type="float">
            <text:p>0.05</text:p>
          </table:table-cell>
          <table:table-cell table:formula="of:=IF(ISBLANK([.B33]);&quot;&quot;;[.B33])" office:value-type="float" office:value="0.05" calcext:value-type="float">
            <text:p>0.05</text:p>
          </table:table-cell>
          <table:table-cell table:formula="of:=IF(ISBLANK([.B38]);&quot;&quot;;[.B38])" office:value-type="float" office:value="0.06" calcext:value-type="float">
            <text:p>0.06</text:p>
          </table:table-cell>
          <table:table-cell table:formula="of:=IF(ISBLANK([.B43]);&quot;&quot;;[.B43])" office:value-type="float" office:value="0.05" calcext:value-type="float">
            <text:p>0.05</text:p>
          </table:table-cell>
          <table:table-cell table:formula="of:=IF(ISBLANK([.B48]);&quot;&quot;;[.B48])" office:value-type="float" office:value="0.06" calcext:value-type="float">
            <text:p>0.06</text:p>
          </table:table-cell>
          <table:table-cell table:formula="of:=IF(ISBLANK([.B53]);&quot;&quot;;[.B53])" office:value-type="float" office:value="0.06" calcext:value-type="float">
            <text:p>0.06</text:p>
          </table:table-cell>
          <table:table-cell table:formula="of:=IF(ISBLANK([.B58]);&quot;&quot;;[.B58])" office:value-type="float" office:value="0.09" calcext:value-type="float">
            <text:p>0.09</text:p>
          </table:table-cell>
          <table:table-cell/>
          <table:table-cell table:formula="of:=IF(ISBLANK([.C13]);&quot;&quot;;[.C13])" office:value-type="float" office:value="1" calcext:value-type="float">
            <text:p>1</text:p>
          </table:table-cell>
          <table:table-cell table:formula="of:=IF(ISBLANK([.C18]);&quot;&quot;;[.C18])" office:value-type="float" office:value="1" calcext:value-type="float">
            <text:p>1</text:p>
          </table:table-cell>
          <table:table-cell table:formula="of:=IF(ISBLANK([.C23]);&quot;&quot;;[.C23])" office:value-type="float" office:value="1" calcext:value-type="float">
            <text:p>1</text:p>
          </table:table-cell>
          <table:table-cell table:formula="of:=IF(ISBLANK([.C28]);&quot;&quot;;[.C28])" office:value-type="float" office:value="1" calcext:value-type="float">
            <text:p>1</text:p>
          </table:table-cell>
          <table:table-cell table:formula="of:=IF(ISBLANK([.C33]);&quot;&quot;;[.C33])" office:value-type="float" office:value="1" calcext:value-type="float">
            <text:p>1</text:p>
          </table:table-cell>
          <table:table-cell table:formula="of:=IF(ISBLANK([.C38]);&quot;&quot;;[.C38])" office:value-type="float" office:value="1" calcext:value-type="float">
            <text:p>1</text:p>
          </table:table-cell>
          <table:table-cell table:formula="of:=IF(ISBLANK([.C43]);&quot;&quot;;[.C43])" office:value-type="float" office:value="1" calcext:value-type="float">
            <text:p>1</text:p>
          </table:table-cell>
          <table:table-cell table:formula="of:=IF(ISBLANK([.C48]);&quot;&quot;;[.C48])" office:value-type="float" office:value="1" calcext:value-type="float">
            <text:p>1</text:p>
          </table:table-cell>
          <table:table-cell table:formula="of:=IF(ISBLANK([.C53]);&quot;&quot;;[.C53])" office:value-type="float" office:value="1" calcext:value-type="float">
            <text:p>1</text:p>
          </table:table-cell>
          <table:table-cell table:formula="of:=IF(ISBLANK([.C58]);&quot;&quot;;[.C58])" office:value-type="float" office:value="0.998958" calcext:value-type="float">
            <text:p>0.998958</text:p>
          </table:table-cell>
          <table:table-cell/>
          <table:table-cell table:formula="of:=IF(ISBLANK([.D13]);&quot;&quot;;[.D13])" office:value-type="float" office:value="1" calcext:value-type="float">
            <text:p>1</text:p>
          </table:table-cell>
          <table:table-cell table:formula="of:=IF(ISBLANK([.D18]);&quot;&quot;;[.D18])" office:value-type="float" office:value="1" calcext:value-type="float">
            <text:p>1</text:p>
          </table:table-cell>
          <table:table-cell table:formula="of:=IF(ISBLANK([.D23]);&quot;&quot;;[.D23])" office:value-type="float" office:value="1" calcext:value-type="float">
            <text:p>1</text:p>
          </table:table-cell>
          <table:table-cell table:formula="of:=IF(ISBLANK([.D28]);&quot;&quot;;[.D28])" office:value-type="float" office:value="1" calcext:value-type="float">
            <text:p>1</text:p>
          </table:table-cell>
          <table:table-cell table:formula="of:=IF(ISBLANK([.D33]);&quot;&quot;;[.D33])" office:value-type="float" office:value="1" calcext:value-type="float">
            <text:p>1</text:p>
          </table:table-cell>
          <table:table-cell table:formula="of:=IF(ISBLANK([.D38]);&quot;&quot;;[.D38])" office:value-type="float" office:value="1" calcext:value-type="float">
            <text:p>1</text:p>
          </table:table-cell>
          <table:table-cell table:formula="of:=IF(ISBLANK([.D43]);&quot;&quot;;[.D43])" office:value-type="float" office:value="1" calcext:value-type="float">
            <text:p>1</text:p>
          </table:table-cell>
          <table:table-cell table:formula="of:=IF(ISBLANK([.D48]);&quot;&quot;;[.D48])" office:value-type="float" office:value="1" calcext:value-type="float">
            <text:p>1</text:p>
          </table:table-cell>
          <table:table-cell table:formula="of:=IF(ISBLANK([.D53]);&quot;&quot;;[.D53])" office:value-type="float" office:value="1" calcext:value-type="float">
            <text:p>1</text:p>
          </table:table-cell>
          <table:table-cell table:formula="of:=IF(ISBLANK([.D58]);&quot;&quot;;[.D58])" office:value-type="float" office:value="0.99875" calcext:value-type="float">
            <text:p>0.99875</text:p>
          </table:table-cell>
          <table:table-cell/>
          <table:table-cell table:formula="of:=IF(ISBLANK([.E13]);&quot;&quot;;[.E13])" office:value-type="float" office:value="1" calcext:value-type="float">
            <text:p>1</text:p>
          </table:table-cell>
          <table:table-cell table:formula="of:=IF(ISBLANK([.E18]);&quot;&quot;;[.E18])" office:value-type="float" office:value="1" calcext:value-type="float">
            <text:p>1</text:p>
          </table:table-cell>
          <table:table-cell table:formula="of:=IF(ISBLANK([.E23]);&quot;&quot;;[.E23])" office:value-type="float" office:value="1" calcext:value-type="float">
            <text:p>1</text:p>
          </table:table-cell>
          <table:table-cell table:formula="of:=IF(ISBLANK([.E28]);&quot;&quot;;[.E28])" office:value-type="float" office:value="1" calcext:value-type="float">
            <text:p>1</text:p>
          </table:table-cell>
          <table:table-cell table:formula="of:=IF(ISBLANK([.E33]);&quot;&quot;;[.E33])" office:value-type="float" office:value="1" calcext:value-type="float">
            <text:p>1</text:p>
          </table:table-cell>
          <table:table-cell table:formula="of:=IF(ISBLANK([.E38]);&quot;&quot;;[.E38])" office:value-type="float" office:value="1" calcext:value-type="float">
            <text:p>1</text:p>
          </table:table-cell>
          <table:table-cell table:formula="of:=IF(ISBLANK([.E43]);&quot;&quot;;[.E43])" office:value-type="float" office:value="1" calcext:value-type="float">
            <text:p>1</text:p>
          </table:table-cell>
          <table:table-cell table:formula="of:=IF(ISBLANK([.E48]);&quot;&quot;;[.E48])" office:value-type="float" office:value="1" calcext:value-type="float">
            <text:p>1</text:p>
          </table:table-cell>
          <table:table-cell table:formula="of:=IF(ISBLANK([.E53]);&quot;&quot;;[.E53])" office:value-type="float" office:value="1" calcext:value-type="float">
            <text:p>1</text:p>
          </table:table-cell>
          <table:table-cell table:formula="of:=IF(ISBLANK([.E58]);&quot;&quot;;[.E58])" office:value-type="float" office:value="1" calcext:value-type="float">
            <text:p>1</text:p>
          </table:table-cell>
          <table:table-cell/>
          <table:table-cell table:formula="of:=IF(ISBLANK([.F13]);&quot;&quot;;[.F13])" office:value-type="float" office:value="1" calcext:value-type="float">
            <text:p>1</text:p>
          </table:table-cell>
          <table:table-cell table:formula="of:=IF(ISBLANK([.F18]);&quot;&quot;;[.F18])" office:value-type="float" office:value="1" calcext:value-type="float">
            <text:p>1</text:p>
          </table:table-cell>
          <table:table-cell table:formula="of:=IF(ISBLANK([.F23]);&quot;&quot;;[.F23])" office:value-type="float" office:value="1" calcext:value-type="float">
            <text:p>1</text:p>
          </table:table-cell>
          <table:table-cell table:formula="of:=IF(ISBLANK([.F28]);&quot;&quot;;[.F28])" office:value-type="float" office:value="1" calcext:value-type="float">
            <text:p>1</text:p>
          </table:table-cell>
          <table:table-cell table:formula="of:=IF(ISBLANK([.F33]);&quot;&quot;;[.F33])" office:value-type="float" office:value="1" calcext:value-type="float">
            <text:p>1</text:p>
          </table:table-cell>
          <table:table-cell table:formula="of:=IF(ISBLANK([.F38]);&quot;&quot;;[.F38])" office:value-type="float" office:value="1" calcext:value-type="float">
            <text:p>1</text:p>
          </table:table-cell>
          <table:table-cell table:formula="of:=IF(ISBLANK([.F43]);&quot;&quot;;[.F43])" office:value-type="float" office:value="1" calcext:value-type="float">
            <text:p>1</text:p>
          </table:table-cell>
          <table:table-cell table:formula="of:=IF(ISBLANK([.F48]);&quot;&quot;;[.F48])" office:value-type="float" office:value="1" calcext:value-type="float">
            <text:p>1</text:p>
          </table:table-cell>
          <table:table-cell table:formula="of:=IF(ISBLANK([.F53]);&quot;&quot;;[.F53])" office:value-type="float" office:value="1" calcext:value-type="float">
            <text:p>1</text:p>
          </table:table-cell>
          <table:table-cell table:formula="of:=IF(ISBLANK([.F58]);&quot;&quot;;[.F58])" office:value-type="float" office:value="0.999375" calcext:value-type="float">
            <text:p>0.999375</text:p>
          </table:table-cell>
        </table:table-row>
        <table:table-row table:style-name="ro1">
          <table:table-cell table:formula="of:=[$results.A9]" office:value-type="string" office:string-value="d05" calcext:value-type="string">
            <text:p>d05</text:p>
          </table:table-cell>
          <table:table-cell table:formula="of:=MROUND(AVERAGE([.N6:.W6]);0.0001)" office:value-type="float" office:value="0.058" calcext:value-type="float">
            <text:p>0.058</text:p>
          </table:table-cell>
          <table:table-cell table:formula="of:=MROUND(AVERAGE([.Y6:.AH6])*100;0.01)" office:value-type="float" office:value="99.76" calcext:value-type="float">
            <text:p>99.76</text:p>
          </table:table-cell>
          <table:table-cell table:formula="of:=MROUND(AVERAGE([.AJ6:.AS6])*100;0.01)" office:value-type="float" office:value="99.71" calcext:value-type="float">
            <text:p>99.71</text:p>
          </table:table-cell>
          <table:table-cell table:formula="of:=MROUND(AVERAGE([.AU6:.BD6])*100;0.01)" office:value-type="float" office:value="100" calcext:value-type="float">
            <text:p>100</text:p>
          </table:table-cell>
          <table:table-cell table:formula="of:=MROUND(AVERAGE([.BF6:.BO6])*100;0.01)" office:value-type="float" office:value="99.86" calcext:value-type="float">
            <text:p>99.86</text:p>
          </table:table-cell>
          <table:table-cell/>
          <table:table-cell table:formula="of:=STDEV([.N6:.W6])" office:value-type="float" office:value="0.00788810637746616" calcext:value-type="float">
            <text:p>0.0078881064</text:p>
          </table:table-cell>
          <table:table-cell table:formula="of:=STDEV([.Y6:.AH6])*100" office:value-type="float" office:value="0.155663531731458" calcext:value-type="float">
            <text:p>0.1556635317</text:p>
          </table:table-cell>
          <table:table-cell table:formula="of:=STDEV([.AJ6:.AS6])*100" office:value-type="float" office:value="0.186804264762163" calcext:value-type="float">
            <text:p>0.1868042648</text:p>
          </table:table-cell>
          <table:table-cell table:formula="of:=STDEV([.AU6:.BD6])*100" office:value-type="float" office:value="0" calcext:value-type="float">
            <text:p>0</text:p>
          </table:table-cell>
          <table:table-cell table:formula="of:=STDEV([.BF6:.BO6])*100" office:value-type="float" office:value="0.0937070049557532" calcext:value-type="float">
            <text:p>0.093707005</text:p>
          </table:table-cell>
          <table:table-cell/>
          <table:table-cell table:formula="of:=IF(ISBLANK([.B14]);&quot;&quot;;[.B14])" office:value-type="float" office:value="0.05" calcext:value-type="float">
            <text:p>0.05</text:p>
          </table:table-cell>
          <table:table-cell table:formula="of:=IF(ISBLANK([.B19]);&quot;&quot;;[.B19])" office:value-type="float" office:value="0.07" calcext:value-type="float">
            <text:p>0.07</text:p>
          </table:table-cell>
          <table:table-cell table:formula="of:=IF(ISBLANK([.B24]);&quot;&quot;;[.B24])" office:value-type="float" office:value="0.05" calcext:value-type="float">
            <text:p>0.05</text:p>
          </table:table-cell>
          <table:table-cell table:formula="of:=IF(ISBLANK([.B29]);&quot;&quot;;[.B29])" office:value-type="float" office:value="0.05" calcext:value-type="float">
            <text:p>0.05</text:p>
          </table:table-cell>
          <table:table-cell table:formula="of:=IF(ISBLANK([.B34]);&quot;&quot;;[.B34])" office:value-type="float" office:value="0.06" calcext:value-type="float">
            <text:p>0.06</text:p>
          </table:table-cell>
          <table:table-cell table:formula="of:=IF(ISBLANK([.B39]);&quot;&quot;;[.B39])" office:value-type="float" office:value="0.06" calcext:value-type="float">
            <text:p>0.06</text:p>
          </table:table-cell>
          <table:table-cell table:formula="of:=IF(ISBLANK([.B44]);&quot;&quot;;[.B44])" office:value-type="float" office:value="0.05" calcext:value-type="float">
            <text:p>0.05</text:p>
          </table:table-cell>
          <table:table-cell table:formula="of:=IF(ISBLANK([.B49]);&quot;&quot;;[.B49])" office:value-type="float" office:value="0.06" calcext:value-type="float">
            <text:p>0.06</text:p>
          </table:table-cell>
          <table:table-cell table:formula="of:=IF(ISBLANK([.B54]);&quot;&quot;;[.B54])" office:value-type="float" office:value="0.06" calcext:value-type="float">
            <text:p>0.06</text:p>
          </table:table-cell>
          <table:table-cell table:formula="of:=IF(ISBLANK([.B59]);&quot;&quot;;[.B59])" office:value-type="float" office:value="0.07" calcext:value-type="float">
            <text:p>0.07</text:p>
          </table:table-cell>
          <table:table-cell/>
          <table:table-cell table:formula="of:=IF(ISBLANK([.C14]);&quot;&quot;;[.C14])" office:value-type="float" office:value="0.997917" calcext:value-type="float">
            <text:p>0.997917</text:p>
          </table:table-cell>
          <table:table-cell table:formula="of:=IF(ISBLANK([.C19]);&quot;&quot;;[.C19])" office:value-type="float" office:value="0.997917" calcext:value-type="float">
            <text:p>0.997917</text:p>
          </table:table-cell>
          <table:table-cell table:formula="of:=IF(ISBLANK([.C24]);&quot;&quot;;[.C24])" office:value-type="float" office:value="0.996875" calcext:value-type="float">
            <text:p>0.996875</text:p>
          </table:table-cell>
          <table:table-cell table:formula="of:=IF(ISBLANK([.C29]);&quot;&quot;;[.C29])" office:value-type="float" office:value="0.998958" calcext:value-type="float">
            <text:p>0.998958</text:p>
          </table:table-cell>
          <table:table-cell table:formula="of:=IF(ISBLANK([.C34]);&quot;&quot;;[.C34])" office:value-type="float" office:value="0.996875" calcext:value-type="float">
            <text:p>0.996875</text:p>
          </table:table-cell>
          <table:table-cell table:formula="of:=IF(ISBLANK([.C39]);&quot;&quot;;[.C39])" office:value-type="float" office:value="0.994792" calcext:value-type="float">
            <text:p>0.994792</text:p>
          </table:table-cell>
          <table:table-cell table:formula="of:=IF(ISBLANK([.C44]);&quot;&quot;;[.C44])" office:value-type="float" office:value="0.997917" calcext:value-type="float">
            <text:p>0.997917</text:p>
          </table:table-cell>
          <table:table-cell table:formula="of:=IF(ISBLANK([.C49]);&quot;&quot;;[.C49])" office:value-type="float" office:value="1" calcext:value-type="float">
            <text:p>1</text:p>
          </table:table-cell>
          <table:table-cell table:formula="of:=IF(ISBLANK([.C54]);&quot;&quot;;[.C54])" office:value-type="float" office:value="0.995833" calcext:value-type="float">
            <text:p>0.995833</text:p>
          </table:table-cell>
          <table:table-cell table:formula="of:=IF(ISBLANK([.C59]);&quot;&quot;;[.C59])" office:value-type="float" office:value="0.998958" calcext:value-type="float">
            <text:p>0.998958</text:p>
          </table:table-cell>
          <table:table-cell/>
          <table:table-cell table:formula="of:=IF(ISBLANK([.D14]);&quot;&quot;;[.D14])" office:value-type="float" office:value="0.9975" calcext:value-type="float">
            <text:p>0.9975</text:p>
          </table:table-cell>
          <table:table-cell table:formula="of:=IF(ISBLANK([.D19]);&quot;&quot;;[.D19])" office:value-type="float" office:value="0.9975" calcext:value-type="float">
            <text:p>0.9975</text:p>
          </table:table-cell>
          <table:table-cell table:formula="of:=IF(ISBLANK([.D24]);&quot;&quot;;[.D24])" office:value-type="float" office:value="0.99625" calcext:value-type="float">
            <text:p>0.99625</text:p>
          </table:table-cell>
          <table:table-cell table:formula="of:=IF(ISBLANK([.D29]);&quot;&quot;;[.D29])" office:value-type="float" office:value="0.99875" calcext:value-type="float">
            <text:p>0.99875</text:p>
          </table:table-cell>
          <table:table-cell table:formula="of:=IF(ISBLANK([.D34]);&quot;&quot;;[.D34])" office:value-type="float" office:value="0.99625" calcext:value-type="float">
            <text:p>0.99625</text:p>
          </table:table-cell>
          <table:table-cell table:formula="of:=IF(ISBLANK([.D39]);&quot;&quot;;[.D39])" office:value-type="float" office:value="0.99375" calcext:value-type="float">
            <text:p>0.99375</text:p>
          </table:table-cell>
          <table:table-cell table:formula="of:=IF(ISBLANK([.D44]);&quot;&quot;;[.D44])" office:value-type="float" office:value="0.9975" calcext:value-type="float">
            <text:p>0.9975</text:p>
          </table:table-cell>
          <table:table-cell table:formula="of:=IF(ISBLANK([.D49]);&quot;&quot;;[.D49])" office:value-type="float" office:value="1" calcext:value-type="float">
            <text:p>1</text:p>
          </table:table-cell>
          <table:table-cell table:formula="of:=IF(ISBLANK([.D54]);&quot;&quot;;[.D54])" office:value-type="float" office:value="0.995" calcext:value-type="float">
            <text:p>0.995</text:p>
          </table:table-cell>
          <table:table-cell table:formula="of:=IF(ISBLANK([.D59]);&quot;&quot;;[.D59])" office:value-type="float" office:value="0.99875" calcext:value-type="float">
            <text:p>0.99875</text:p>
          </table:table-cell>
          <table:table-cell/>
          <table:table-cell table:formula="of:=IF(ISBLANK([.E14]);&quot;&quot;;[.E14])" office:value-type="float" office:value="1" calcext:value-type="float">
            <text:p>1</text:p>
          </table:table-cell>
          <table:table-cell table:formula="of:=IF(ISBLANK([.E19]);&quot;&quot;;[.E19])" office:value-type="float" office:value="1" calcext:value-type="float">
            <text:p>1</text:p>
          </table:table-cell>
          <table:table-cell table:formula="of:=IF(ISBLANK([.E24]);&quot;&quot;;[.E24])" office:value-type="float" office:value="1" calcext:value-type="float">
            <text:p>1</text:p>
          </table:table-cell>
          <table:table-cell table:formula="of:=IF(ISBLANK([.E29]);&quot;&quot;;[.E29])" office:value-type="float" office:value="1" calcext:value-type="float">
            <text:p>1</text:p>
          </table:table-cell>
          <table:table-cell table:formula="of:=IF(ISBLANK([.E34]);&quot;&quot;;[.E34])" office:value-type="float" office:value="1" calcext:value-type="float">
            <text:p>1</text:p>
          </table:table-cell>
          <table:table-cell table:formula="of:=IF(ISBLANK([.E39]);&quot;&quot;;[.E39])" office:value-type="float" office:value="1" calcext:value-type="float">
            <text:p>1</text:p>
          </table:table-cell>
          <table:table-cell table:formula="of:=IF(ISBLANK([.E44]);&quot;&quot;;[.E44])" office:value-type="float" office:value="1" calcext:value-type="float">
            <text:p>1</text:p>
          </table:table-cell>
          <table:table-cell table:formula="of:=IF(ISBLANK([.E49]);&quot;&quot;;[.E49])" office:value-type="float" office:value="1" calcext:value-type="float">
            <text:p>1</text:p>
          </table:table-cell>
          <table:table-cell table:formula="of:=IF(ISBLANK([.E54]);&quot;&quot;;[.E54])" office:value-type="float" office:value="1" calcext:value-type="float">
            <text:p>1</text:p>
          </table:table-cell>
          <table:table-cell table:formula="of:=IF(ISBLANK([.E59]);&quot;&quot;;[.E59])" office:value-type="float" office:value="1" calcext:value-type="float">
            <text:p>1</text:p>
          </table:table-cell>
          <table:table-cell/>
          <table:table-cell table:formula="of:=IF(ISBLANK([.F14]);&quot;&quot;;[.F14])" office:value-type="float" office:value="0.998748" calcext:value-type="float">
            <text:p>0.998748</text:p>
          </table:table-cell>
          <table:table-cell table:formula="of:=IF(ISBLANK([.F19]);&quot;&quot;;[.F19])" office:value-type="float" office:value="0.998748" calcext:value-type="float">
            <text:p>0.998748</text:p>
          </table:table-cell>
          <table:table-cell table:formula="of:=IF(ISBLANK([.F24]);&quot;&quot;;[.F24])" office:value-type="float" office:value="0.998121" calcext:value-type="float">
            <text:p>0.998121</text:p>
          </table:table-cell>
          <table:table-cell table:formula="of:=IF(ISBLANK([.F29]);&quot;&quot;;[.F29])" office:value-type="float" office:value="0.999375" calcext:value-type="float">
            <text:p>0.999375</text:p>
          </table:table-cell>
          <table:table-cell table:formula="of:=IF(ISBLANK([.F34]);&quot;&quot;;[.F34])" office:value-type="float" office:value="0.998121" calcext:value-type="float">
            <text:p>0.998121</text:p>
          </table:table-cell>
          <table:table-cell table:formula="of:=IF(ISBLANK([.F39]);&quot;&quot;;[.F39])" office:value-type="float" office:value="0.996865" calcext:value-type="float">
            <text:p>0.996865</text:p>
          </table:table-cell>
          <table:table-cell table:formula="of:=IF(ISBLANK([.F44]);&quot;&quot;;[.F44])" office:value-type="float" office:value="0.998748" calcext:value-type="float">
            <text:p>0.998748</text:p>
          </table:table-cell>
          <table:table-cell table:formula="of:=IF(ISBLANK([.F49]);&quot;&quot;;[.F49])" office:value-type="float" office:value="1" calcext:value-type="float">
            <text:p>1</text:p>
          </table:table-cell>
          <table:table-cell table:formula="of:=IF(ISBLANK([.F54]);&quot;&quot;;[.F54])" office:value-type="float" office:value="0.997494" calcext:value-type="float">
            <text:p>0.997494</text:p>
          </table:table-cell>
          <table:table-cell table:formula="of:=IF(ISBLANK([.F59]);&quot;&quot;;[.F59])" office:value-type="float" office:value="0.999375" calcext:value-type="float">
            <text:p>0.999375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MROUND(AVERAGE([.B2:.B6]);0.001)" office:value-type="float" office:value="0.05" calcext:value-type="float">
            <text:p>0.05</text:p>
          </table:table-cell>
          <table:table-cell table:formula="of:=MROUND(AVERAGE([.C2:.C6]);0.01)" office:value-type="float" office:value="99.46" calcext:value-type="float">
            <text:p>99.46</text:p>
          </table:table-cell>
          <table:table-cell table:formula="of:=MROUND(AVERAGE([.D2:.D6]);0.01)" office:value-type="float" office:value="99.36" calcext:value-type="float">
            <text:p>99.36</text:p>
          </table:table-cell>
          <table:table-cell table:formula="of:=MROUND(AVERAGE([.E2:.E6]);0.01)" office:value-type="float" office:value="100" calcext:value-type="float">
            <text:p>100</text:p>
          </table:table-cell>
          <table:table-cell table:formula="of:=MROUND(AVERAGE([.F2:.F6]);0.01)" office:value-type="float" office:value="99.68" calcext:value-type="float">
            <text:p>99.68</text:p>
          </table:table-cell>
          <table:table-cell/>
          <table:table-cell table:formula="of:=MROUND(AVERAGE([.H2:.H6]);0.001)" office:value-type="float" office:value="0.01" calcext:value-type="float">
            <text:p>0.01</text:p>
          </table:table-cell>
          <table:table-cell table:formula="of:=MROUND(AVERAGE([.I2:.I6]);0.01)" office:value-type="float" office:value="0.19" calcext:value-type="float">
            <text:p>0.19</text:p>
          </table:table-cell>
          <table:table-cell table:formula="of:=MROUND(AVERAGE([.J2:.J6]);0.01)" office:value-type="float" office:value="0.22" calcext:value-type="float">
            <text:p>0.22</text:p>
          </table:table-cell>
          <table:table-cell table:formula="of:=MROUND(AVERAGE([.K2:.K6]);0.01)" office:value-type="float" office:value="0" calcext:value-type="float">
            <text:p>0</text:p>
          </table:table-cell>
          <table:table-cell table:formula="of:=MROUND(AVERAGE([.L2:.L6]);0.01)" office:value-type="float" office:value="0.11" calcext:value-type="float">
            <text:p>0.1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tdev</text:p>
          </table:table-cell>
          <table:table-cell table:formula="of:=STDEV([.B2:.B6])" office:value-type="float" office:value="0.00687749954561976" calcext:value-type="float">
            <text:p>0.0068774995</text:p>
          </table:table-cell>
          <table:table-cell table:formula="of:=STDEV([.C2:.C6])" office:value-type="float" office:value="0.850781993227405" calcext:value-type="float">
            <text:p>0.8507819932</text:p>
          </table:table-cell>
          <table:table-cell table:formula="of:=STDEV([.D2:.D6])" office:value-type="float" office:value="1.01016335312662" calcext:value-type="float">
            <text:p>1.0101633531</text:p>
          </table:table-cell>
          <table:table-cell table:formula="of:=STDEV([.E2:.E6])" office:value-type="float" office:value="0" calcext:value-type="float">
            <text:p>0</text:p>
          </table:table-cell>
          <table:table-cell table:formula="of:=STDEV([.F2:.F6])" office:value-type="float" office:value="0.513585435930579" calcext:value-type="float">
            <text:p>0.5135854359</text:p>
          </table:table-cell>
          <table:table-cell table:number-columns-repeated="61"/>
        </table:table-row>
        <table:table-row table:style-name="ro1">
          <table:table-cell table:formula="of:=COUNTIF([.A10:.A64];&quot;d05&quot;)"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d00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1</text:p>
          </table:table-cell>
          <table:table-cell office:value-type="float" office:value="0.05" calcext:value-type="float">
            <text:p>0.05</text:p>
          </table:table-cell>
          <table:table-cell office:value-type="float" office:value="0.996875" calcext:value-type="float">
            <text:p>0.996875</text:p>
          </table:table-cell>
          <table:table-cell office:value-type="float" office:value="0.99625" calcext:value-type="float">
            <text:p>0.99625</text:p>
          </table:table-cell>
          <table:table-cell office:value-type="float" office:value="1" calcext:value-type="float">
            <text:p>1</text:p>
          </table:table-cell>
          <table:table-cell office:value-type="float" office:value="0.998121" calcext:value-type="float">
            <text:p>0.99812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2</text:p>
          </table:table-cell>
          <table:table-cell office:value-type="float" office:value="0.05" calcext:value-type="float">
            <text:p>0.05</text:p>
          </table:table-cell>
          <table:table-cell office:value-type="float" office:value="0.979167" calcext:value-type="float">
            <text:p>0.979167</text:p>
          </table:table-cell>
          <table:table-cell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office:value-type="float" office:value="0.987342" calcext:value-type="float">
            <text:p>0.98734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4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5</text:p>
          </table:table-cell>
          <table:table-cell office:value-type="float" office:value="0.05" calcext:value-type="float">
            <text:p>0.05</text:p>
          </table:table-cell>
          <table:table-cell office:value-type="float" office:value="0.997917" calcext:value-type="float">
            <text:p>0.997917</text:p>
          </table:table-cell>
          <table:table-cell office:value-type="float" office:value="0.9975" calcext:value-type="float">
            <text:p>0.9975</text:p>
          </table:table-cell>
          <table:table-cell office:value-type="float" office:value="1" calcext:value-type="float">
            <text:p>1</text:p>
          </table:table-cell>
          <table:table-cell office:value-type="float" office:value="0.998748" calcext:value-type="float">
            <text:p>0.99874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0</text:p>
          </table:table-cell>
          <table:table-cell office:value-type="float" office:value="0.07" calcext:value-type="float">
            <text:p>0.0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1</text:p>
          </table:table-cell>
          <table:table-cell office:value-type="float" office:value="0.04" calcext:value-type="float">
            <text:p>0.04</text:p>
          </table:table-cell>
          <table:table-cell office:value-type="float" office:value="0.996875" calcext:value-type="float">
            <text:p>0.996875</text:p>
          </table:table-cell>
          <table:table-cell office:value-type="float" office:value="0.99625" calcext:value-type="float">
            <text:p>0.99625</text:p>
          </table:table-cell>
          <table:table-cell office:value-type="float" office:value="1" calcext:value-type="float">
            <text:p>1</text:p>
          </table:table-cell>
          <table:table-cell office:value-type="float" office:value="0.998121" calcext:value-type="float">
            <text:p>0.99812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2</text:p>
          </table:table-cell>
          <table:table-cell office:value-type="float" office:value="0.05" calcext:value-type="float">
            <text:p>0.05</text:p>
          </table:table-cell>
          <table:table-cell office:value-type="float" office:value="0.985417" calcext:value-type="float">
            <text:p>0.985417</text:p>
          </table:table-cell>
          <table:table-cell office:value-type="float" office:value="0.9825" calcext:value-type="float">
            <text:p>0.9825</text:p>
          </table:table-cell>
          <table:table-cell office:value-type="float" office:value="1" calcext:value-type="float">
            <text:p>1</text:p>
          </table:table-cell>
          <table:table-cell office:value-type="float" office:value="0.991173" calcext:value-type="float">
            <text:p>0.99117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4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5</text:p>
          </table:table-cell>
          <table:table-cell office:value-type="float" office:value="0.07" calcext:value-type="float">
            <text:p>0.07</text:p>
          </table:table-cell>
          <table:table-cell office:value-type="float" office:value="0.997917" calcext:value-type="float">
            <text:p>0.997917</text:p>
          </table:table-cell>
          <table:table-cell office:value-type="float" office:value="0.9975" calcext:value-type="float">
            <text:p>0.9975</text:p>
          </table:table-cell>
          <table:table-cell office:value-type="float" office:value="1" calcext:value-type="float">
            <text:p>1</text:p>
          </table:table-cell>
          <table:table-cell office:value-type="float" office:value="0.998748" calcext:value-type="float">
            <text:p>0.99874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0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1</text:p>
          </table:table-cell>
          <table:table-cell office:value-type="float" office:value="0.04" calcext:value-type="float">
            <text:p>0.04</text:p>
          </table:table-cell>
          <table:table-cell office:value-type="float" office:value="0.996875" calcext:value-type="float">
            <text:p>0.996875</text:p>
          </table:table-cell>
          <table:table-cell office:value-type="float" office:value="0.99625" calcext:value-type="float">
            <text:p>0.99625</text:p>
          </table:table-cell>
          <table:table-cell office:value-type="float" office:value="1" calcext:value-type="float">
            <text:p>1</text:p>
          </table:table-cell>
          <table:table-cell office:value-type="float" office:value="0.998121" calcext:value-type="float">
            <text:p>0.99812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2</text:p>
          </table:table-cell>
          <table:table-cell office:value-type="float" office:value="0.04" calcext:value-type="float">
            <text:p>0.04</text:p>
          </table:table-cell>
          <table:table-cell office:value-type="float" office:value="0.983333" calcext:value-type="float">
            <text:p>0.983333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89899" calcext:value-type="float">
            <text:p>0.98989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4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5</text:p>
          </table:table-cell>
          <table:table-cell office:value-type="float" office:value="0.05" calcext:value-type="float">
            <text:p>0.05</text:p>
          </table:table-cell>
          <table:table-cell office:value-type="float" office:value="0.996875" calcext:value-type="float">
            <text:p>0.996875</text:p>
          </table:table-cell>
          <table:table-cell office:value-type="float" office:value="0.99625" calcext:value-type="float">
            <text:p>0.99625</text:p>
          </table:table-cell>
          <table:table-cell office:value-type="float" office:value="1" calcext:value-type="float">
            <text:p>1</text:p>
          </table:table-cell>
          <table:table-cell office:value-type="float" office:value="0.998121" calcext:value-type="float">
            <text:p>0.99812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996875" calcext:value-type="float">
            <text:p>0.996875</text:p>
          </table:table-cell>
          <table:table-cell office:value-type="float" office:value="1" calcext:value-type="float">
            <text:p>1</text:p>
          </table:table-cell>
          <table:table-cell office:value-type="float" office:value="0.998435" calcext:value-type="float">
            <text:p>0.99843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1</text:p>
          </table:table-cell>
          <table:table-cell office:value-type="float" office:value="0.05" calcext:value-type="float">
            <text:p>0.05</text:p>
          </table:table-cell>
          <table:table-cell office:value-type="float" office:value="0.995833" calcext:value-type="float">
            <text:p>0.995833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0.997494" calcext:value-type="float">
            <text:p>0.99749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2</text:p>
          </table:table-cell>
          <table:table-cell office:value-type="float" office:value="0.06" calcext:value-type="float">
            <text:p>0.06</text:p>
          </table:table-cell>
          <table:table-cell office:value-type="float" office:value="0.972917" calcext:value-type="float">
            <text:p>0.972917</text:p>
          </table:table-cell>
          <table:table-cell office:value-type="float" office:value="0.9675" calcext:value-type="float">
            <text:p>0.9675</text:p>
          </table:table-cell>
          <table:table-cell office:value-type="float" office:value="1" calcext:value-type="float">
            <text:p>1</text:p>
          </table:table-cell>
          <table:table-cell office:value-type="float" office:value="0.983482" calcext:value-type="float">
            <text:p>0.98348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4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5</text:p>
          </table:table-cell>
          <table:table-cell office:value-type="float" office:value="0.05" calcext:value-type="float">
            <text:p>0.05</text:p>
          </table:table-cell>
          <table:table-cell office:value-type="float" office:value="0.998958" calcext:value-type="float">
            <text:p>0.998958</text:p>
          </table:table-cell>
          <table:table-cell office:value-type="float" office:value="0.99875" calcext:value-type="float">
            <text:p>0.99875</text:p>
          </table:table-cell>
          <table:table-cell office:value-type="float" office:value="1" calcext:value-type="float">
            <text:p>1</text:p>
          </table:table-cell>
          <table:table-cell office:value-type="float" office:value="0.999375" calcext:value-type="float">
            <text:p>0.9993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0</text:p>
          </table:table-cell>
          <table:table-cell office:value-type="float" office:value="0.06" calcext:value-type="float">
            <text:p>0.0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1</text:p>
          </table:table-cell>
          <table:table-cell office:value-type="float" office:value="0.04" calcext:value-type="float">
            <text:p>0.04</text:p>
          </table:table-cell>
          <table:table-cell office:value-type="float" office:value="0.996875" calcext:value-type="float">
            <text:p>0.996875</text:p>
          </table:table-cell>
          <table:table-cell office:value-type="float" office:value="0.99625" calcext:value-type="float">
            <text:p>0.99625</text:p>
          </table:table-cell>
          <table:table-cell office:value-type="float" office:value="1" calcext:value-type="float">
            <text:p>1</text:p>
          </table:table-cell>
          <table:table-cell office:value-type="float" office:value="0.998121" calcext:value-type="float">
            <text:p>0.99812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2</text:p>
          </table:table-cell>
          <table:table-cell office:value-type="float" office:value="0.06" calcext:value-type="float">
            <text:p>0.06</text:p>
          </table:table-cell>
          <table:table-cell office:value-type="float" office:value="0.983333" calcext:value-type="float">
            <text:p>0.983333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89899" calcext:value-type="float">
            <text:p>0.98989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4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5</text:p>
          </table:table-cell>
          <table:table-cell office:value-type="float" office:value="0.06" calcext:value-type="float">
            <text:p>0.06</text:p>
          </table:table-cell>
          <table:table-cell office:value-type="float" office:value="0.996875" calcext:value-type="float">
            <text:p>0.996875</text:p>
          </table:table-cell>
          <table:table-cell office:value-type="float" office:value="0.99625" calcext:value-type="float">
            <text:p>0.99625</text:p>
          </table:table-cell>
          <table:table-cell office:value-type="float" office:value="1" calcext:value-type="float">
            <text:p>1</text:p>
          </table:table-cell>
          <table:table-cell office:value-type="float" office:value="0.998121" calcext:value-type="float">
            <text:p>0.99812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998958" calcext:value-type="float">
            <text:p>0.998958</text:p>
          </table:table-cell>
          <table:table-cell office:value-type="float" office:value="1" calcext:value-type="float">
            <text:p>1</text:p>
          </table:table-cell>
          <table:table-cell office:value-type="float" office:value="0.999479" calcext:value-type="float">
            <text:p>0.99947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1</text:p>
          </table:table-cell>
          <table:table-cell office:value-type="float" office:value="0.04" calcext:value-type="float">
            <text:p>0.04</text:p>
          </table:table-cell>
          <table:table-cell office:value-type="float" office:value="0.996875" calcext:value-type="float">
            <text:p>0.996875</text:p>
          </table:table-cell>
          <table:table-cell office:value-type="float" office:value="0.99625" calcext:value-type="float">
            <text:p>0.99625</text:p>
          </table:table-cell>
          <table:table-cell office:value-type="float" office:value="1" calcext:value-type="float">
            <text:p>1</text:p>
          </table:table-cell>
          <table:table-cell office:value-type="float" office:value="0.998121" calcext:value-type="float">
            <text:p>0.99812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2</text:p>
          </table:table-cell>
          <table:table-cell office:value-type="float" office:value="0.04" calcext:value-type="float">
            <text:p>0.04</text:p>
          </table:table-cell>
          <table:table-cell office:value-type="float" office:value="0.977083" calcext:value-type="float">
            <text:p>0.977083</text:p>
          </table:table-cell>
          <table:table-cell office:value-type="float" office:value="0.97375" calcext:value-type="float">
            <text:p>0.97375</text:p>
          </table:table-cell>
          <table:table-cell office:value-type="float" office:value="1" calcext:value-type="float">
            <text:p>1</text:p>
          </table:table-cell>
          <table:table-cell office:value-type="float" office:value="0.9867" calcext:value-type="float">
            <text:p>0.986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4</text:p>
          </table:table-cell>
          <table:table-cell office:value-type="float" office:value="0.06" calcext:value-type="float">
            <text:p>0.0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5</text:p>
          </table:table-cell>
          <table:table-cell office:value-type="float" office:value="0.06" calcext:value-type="float">
            <text:p>0.06</text:p>
          </table:table-cell>
          <table:table-cell office:value-type="float" office:value="0.994792" calcext:value-type="float">
            <text:p>0.994792</text:p>
          </table:table-cell>
          <table:table-cell office:value-type="float" office:value="0.99375" calcext:value-type="float">
            <text:p>0.99375</text:p>
          </table:table-cell>
          <table:table-cell office:value-type="float" office:value="1" calcext:value-type="float">
            <text:p>1</text:p>
          </table:table-cell>
          <table:table-cell office:value-type="float" office:value="0.996865" calcext:value-type="float">
            <text:p>0.99686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998958" calcext:value-type="float">
            <text:p>0.998958</text:p>
          </table:table-cell>
          <table:table-cell office:value-type="float" office:value="1" calcext:value-type="float">
            <text:p>1</text:p>
          </table:table-cell>
          <table:table-cell office:value-type="float" office:value="0.999479" calcext:value-type="float">
            <text:p>0.99947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1</text:p>
          </table:table-cell>
          <table:table-cell office:value-type="float" office:value="0.03" calcext:value-type="float">
            <text:p>0.03</text:p>
          </table:table-cell>
          <table:table-cell office:value-type="float" office:value="0.997917" calcext:value-type="float">
            <text:p>0.997917</text:p>
          </table:table-cell>
          <table:table-cell office:value-type="float" office:value="0.9975" calcext:value-type="float">
            <text:p>0.9975</text:p>
          </table:table-cell>
          <table:table-cell office:value-type="float" office:value="1" calcext:value-type="float">
            <text:p>1</text:p>
          </table:table-cell>
          <table:table-cell office:value-type="float" office:value="0.998748" calcext:value-type="float">
            <text:p>0.99874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2</text:p>
          </table:table-cell>
          <table:table-cell office:value-type="float" office:value="0.04" calcext:value-type="float">
            <text:p>0.04</text:p>
          </table:table-cell>
          <table:table-cell office:value-type="float" office:value="0.969792" calcext:value-type="float">
            <text:p>0.969792</text:p>
          </table:table-cell>
          <table:table-cell office:value-type="float" office:value="0.96375" calcext:value-type="float">
            <text:p>0.96375</text:p>
          </table:table-cell>
          <table:table-cell office:value-type="float" office:value="1" calcext:value-type="float">
            <text:p>1</text:p>
          </table:table-cell>
          <table:table-cell office:value-type="float" office:value="0.98154" calcext:value-type="float">
            <text:p>0.9815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4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5</text:p>
          </table:table-cell>
          <table:table-cell office:value-type="float" office:value="0.05" calcext:value-type="float">
            <text:p>0.05</text:p>
          </table:table-cell>
          <table:table-cell office:value-type="float" office:value="0.997917" calcext:value-type="float">
            <text:p>0.997917</text:p>
          </table:table-cell>
          <table:table-cell office:value-type="float" office:value="0.9975" calcext:value-type="float">
            <text:p>0.9975</text:p>
          </table:table-cell>
          <table:table-cell office:value-type="float" office:value="1" calcext:value-type="float">
            <text:p>1</text:p>
          </table:table-cell>
          <table:table-cell office:value-type="float" office:value="0.998748" calcext:value-type="float">
            <text:p>0.99874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998958" calcext:value-type="float">
            <text:p>0.998958</text:p>
          </table:table-cell>
          <table:table-cell office:value-type="float" office:value="1" calcext:value-type="float">
            <text:p>1</text:p>
          </table:table-cell>
          <table:table-cell office:value-type="float" office:value="0.999479" calcext:value-type="float">
            <text:p>0.99947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1</text:p>
          </table:table-cell>
          <table:table-cell office:value-type="float" office:value="0.04" calcext:value-type="float">
            <text:p>0.04</text:p>
          </table:table-cell>
          <table:table-cell office:value-type="float" office:value="0.997917" calcext:value-type="float">
            <text:p>0.997917</text:p>
          </table:table-cell>
          <table:table-cell office:value-type="float" office:value="0.9975" calcext:value-type="float">
            <text:p>0.9975</text:p>
          </table:table-cell>
          <table:table-cell office:value-type="float" office:value="1" calcext:value-type="float">
            <text:p>1</text:p>
          </table:table-cell>
          <table:table-cell office:value-type="float" office:value="0.998748" calcext:value-type="float">
            <text:p>0.99874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2</text:p>
          </table:table-cell>
          <table:table-cell office:value-type="float" office:value="0.03" calcext:value-type="float">
            <text:p>0.03</text:p>
          </table:table-cell>
          <table:table-cell office:value-type="float" office:value="0.978125" calcext:value-type="float">
            <text:p>0.978125</text:p>
          </table:table-cell>
          <table:table-cell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office:value-type="float" office:value="0.987342" calcext:value-type="float">
            <text:p>0.98734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4</text:p>
          </table:table-cell>
          <table:table-cell office:value-type="float" office:value="0.06" calcext:value-type="float">
            <text:p>0.0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5</text:p>
          </table:table-cell>
          <table:table-cell office:value-type="float" office:value="0.06" calcext:value-type="float">
            <text:p>0.0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0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1</text:p>
          </table:table-cell>
          <table:table-cell office:value-type="float" office:value="0.05" calcext:value-type="float">
            <text:p>0.05</text:p>
          </table:table-cell>
          <table:table-cell office:value-type="float" office:value="0.99375" calcext:value-type="float">
            <text:p>0.99375</text:p>
          </table:table-cell>
          <table:table-cell office:value-type="float" office:value="0.9925" calcext:value-type="float">
            <text:p>0.9925</text:p>
          </table:table-cell>
          <table:table-cell office:value-type="float" office:value="1" calcext:value-type="float">
            <text:p>1</text:p>
          </table:table-cell>
          <table:table-cell office:value-type="float" office:value="0.996236" calcext:value-type="float">
            <text:p>0.99623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2</text:p>
          </table:table-cell>
          <table:table-cell office:value-type="float" office:value="0.05" calcext:value-type="float">
            <text:p>0.05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98125" calcext:value-type="float">
            <text:p>0.98125</text:p>
          </table:table-cell>
          <table:table-cell office:value-type="float" office:value="1" calcext:value-type="float">
            <text:p>1</text:p>
          </table:table-cell>
          <table:table-cell office:value-type="float" office:value="0.990536" calcext:value-type="float">
            <text:p>0.99053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4</text:p>
          </table:table-cell>
          <table:table-cell office:value-type="float" office:value="0.06" calcext:value-type="float">
            <text:p>0.0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5</text:p>
          </table:table-cell>
          <table:table-cell office:value-type="float" office:value="0.06" calcext:value-type="float">
            <text:p>0.06</text:p>
          </table:table-cell>
          <table:table-cell office:value-type="float" office:value="0.995833" calcext:value-type="float">
            <text:p>0.995833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0.997494" calcext:value-type="float">
            <text:p>0.99749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0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1</text:p>
          </table:table-cell>
          <table:table-cell office:value-type="float" office:value="0.05" calcext:value-type="float">
            <text:p>0.05</text:p>
          </table:table-cell>
          <table:table-cell office:value-type="float" office:value="0.996875" calcext:value-type="float">
            <text:p>0.996875</text:p>
          </table:table-cell>
          <table:table-cell office:value-type="float" office:value="0.99625" calcext:value-type="float">
            <text:p>0.99625</text:p>
          </table:table-cell>
          <table:table-cell office:value-type="float" office:value="1" calcext:value-type="float">
            <text:p>1</text:p>
          </table:table-cell>
          <table:table-cell office:value-type="float" office:value="0.998121" calcext:value-type="float">
            <text:p>0.99812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2</text:p>
          </table:table-cell>
          <table:table-cell office:value-type="float" office:value="0.04" calcext:value-type="float">
            <text:p>0.04</text:p>
          </table:table-cell>
          <table:table-cell office:value-type="float" office:value="0.982292" calcext:value-type="float">
            <text:p>0.982292</text:p>
          </table:table-cell>
          <table:table-cell office:value-type="float" office:value="0.97875" calcext:value-type="float">
            <text:p>0.97875</text:p>
          </table:table-cell>
          <table:table-cell office:value-type="float" office:value="1" calcext:value-type="float">
            <text:p>1</text:p>
          </table:table-cell>
          <table:table-cell office:value-type="float" office:value="0.989261" calcext:value-type="float">
            <text:p>0.98926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4</text:p>
          </table:table-cell>
          <table:table-cell office:value-type="float" office:value="0.09" calcext:value-type="float">
            <text:p>0.09</text:p>
          </table:table-cell>
          <table:table-cell office:value-type="float" office:value="0.998958" calcext:value-type="float">
            <text:p>0.998958</text:p>
          </table:table-cell>
          <table:table-cell office:value-type="float" office:value="0.99875" calcext:value-type="float">
            <text:p>0.99875</text:p>
          </table:table-cell>
          <table:table-cell office:value-type="float" office:value="1" calcext:value-type="float">
            <text:p>1</text:p>
          </table:table-cell>
          <table:table-cell office:value-type="float" office:value="0.999375" calcext:value-type="float">
            <text:p>0.9993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5</text:p>
          </table:table-cell>
          <table:table-cell office:value-type="float" office:value="0.07" calcext:value-type="float">
            <text:p>0.07</text:p>
          </table:table-cell>
          <table:table-cell office:value-type="float" office:value="0.998958" calcext:value-type="float">
            <text:p>0.998958</text:p>
          </table:table-cell>
          <table:table-cell office:value-type="float" office:value="0.99875" calcext:value-type="float">
            <text:p>0.99875</text:p>
          </table:table-cell>
          <table:table-cell office:value-type="float" office:value="1" calcext:value-type="float">
            <text:p>1</text:p>
          </table:table-cell>
          <table:table-cell office:value-type="float" office:value="0.999375" calcext:value-type="float">
            <text:p>0.999375</text:p>
          </table:table-cell>
          <table:table-cell table:number-columns-repeated="61"/>
        </table:table-row>
      </table:table>
      <table:table table:name="rank-sfs-ga" table:style-name="ta1">
        <table:table-column table:style-name="co42" table:default-cell-style-name="Default"/>
        <table:table-column table:style-name="co41" table:number-columns-repeated="5" table:default-cell-style-name="Default"/>
        <table:table-column table:style-name="co43" table:default-cell-style-name="Default"/>
        <table:table-column table:style-name="co41" table:number-columns-repeated="5" table:default-cell-style-name="Default"/>
        <table:table-column table:style-name="co18" table:default-cell-style-name="Default"/>
        <table:table-column table:style-name="co42" table:number-columns-repeated="52" table:default-cell-style-name="Default"/>
        <table:table-column table:style-name="co44" table:number-columns-repeated="2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tetime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f1s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tetime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f1s</text:p>
          </table:table-cell>
          <table:table-cell/>
          <table:table-cell office:value-type="string" calcext:value-type="string">
            <text:p>tetime</text:p>
          </table:table-cell>
          <table:table-cell table:number-columns-repeated="10"/>
          <table:table-cell office:value-type="string" calcext:value-type="string">
            <text:p>acc</text:p>
          </table:table-cell>
          <table:table-cell table:number-columns-repeated="10"/>
          <table:table-cell office:value-type="string" calcext:value-type="string">
            <text:p>prec</text:p>
          </table:table-cell>
          <table:table-cell table:number-columns-repeated="10"/>
          <table:table-cell office:value-type="string" calcext:value-type="string">
            <text:p>rec</text:p>
          </table:table-cell>
          <table:table-cell table:number-columns-repeated="10"/>
          <table:table-cell office:value-type="string" calcext:value-type="string">
            <text:p>f1s</text:p>
          </table:table-cell>
          <table:table-cell table:number-columns-repeated="9"/>
        </table:table-row>
        <table:table-row table:style-name="ro1">
          <table:table-cell table:formula="of:=[$results.A5]" office:value-type="string" office:string-value="d00" calcext:value-type="string">
            <text:p>d00</text:p>
          </table:table-cell>
          <table:table-cell table:formula="of:=MROUND(AVERAGE([.N2:.W2]);0.0001)" office:value-type="float" office:value="0.046" calcext:value-type="float">
            <text:p>0.046</text:p>
          </table:table-cell>
          <table:table-cell table:formula="of:=MROUND(AVERAGE([.Y2:.AH2])*100;0.01)" office:value-type="float" office:value="99.96" calcext:value-type="float">
            <text:p>99.96</text:p>
          </table:table-cell>
          <table:table-cell table:formula="of:=MROUND(AVERAGE([.AJ2:.AS2])*100;0.01)" office:value-type="float" office:value="99.96" calcext:value-type="float">
            <text:p>99.96</text:p>
          </table:table-cell>
          <table:table-cell table:formula="of:=MROUND(AVERAGE([.AU2:.BD2])*100;0.01)" office:value-type="float" office:value="100" calcext:value-type="float">
            <text:p>100</text:p>
          </table:table-cell>
          <table:table-cell table:formula="of:=MROUND(AVERAGE([.BF2:.BO2])*100;0.01)" office:value-type="float" office:value="99.98" calcext:value-type="float">
            <text:p>99.98</text:p>
          </table:table-cell>
          <table:table-cell/>
          <table:table-cell table:formula="of:=STDEV([.N2:.W2])" office:value-type="float" office:value="0.00966091783079296" calcext:value-type="float">
            <text:p>0.0096609178</text:p>
          </table:table-cell>
          <table:table-cell table:formula="of:=STDEV([.Y2:.AH2])*100" office:value-type="float" office:value="0.0538086486233135" calcext:value-type="float">
            <text:p>0.0538086486</text:p>
          </table:table-cell>
          <table:table-cell table:formula="of:=STDEV([.AJ2:.AS2])*100" office:value-type="float" office:value="0.0538086486233135" calcext:value-type="float">
            <text:p>0.0538086486</text:p>
          </table:table-cell>
          <table:table-cell table:formula="of:=STDEV([.AU2:.BD2])*100" office:value-type="float" office:value="0" calcext:value-type="float">
            <text:p>0</text:p>
          </table:table-cell>
          <table:table-cell table:formula="of:=STDEV([.BF2:.BO2])*100" office:value-type="float" office:value="0.0269043243116539" calcext:value-type="float">
            <text:p>0.0269043243</text:p>
          </table:table-cell>
          <table:table-cell/>
          <table:table-cell table:formula="of:=IF(ISBLANK([.B10]);&quot;&quot;;[.B10])" office:value-type="float" office:value="0.06" calcext:value-type="float">
            <text:p>0.06</text:p>
          </table:table-cell>
          <table:table-cell table:formula="of:=IF(ISBLANK([.B15]);&quot;&quot;;[.B15])" office:value-type="float" office:value="0.05" calcext:value-type="float">
            <text:p>0.05</text:p>
          </table:table-cell>
          <table:table-cell table:formula="of:=IF(ISBLANK([.B20]);&quot;&quot;;[.B20])" office:value-type="float" office:value="0.05" calcext:value-type="float">
            <text:p>0.05</text:p>
          </table:table-cell>
          <table:table-cell table:formula="of:=IF(ISBLANK([.B25]);&quot;&quot;;[.B25])" office:value-type="float" office:value="0.05" calcext:value-type="float">
            <text:p>0.05</text:p>
          </table:table-cell>
          <table:table-cell table:formula="of:=IF(ISBLANK([.B30]);&quot;&quot;;[.B30])" office:value-type="float" office:value="0.05" calcext:value-type="float">
            <text:p>0.05</text:p>
          </table:table-cell>
          <table:table-cell table:formula="of:=IF(ISBLANK([.B35]);&quot;&quot;;[.B35])" office:value-type="float" office:value="0.03" calcext:value-type="float">
            <text:p>0.03</text:p>
          </table:table-cell>
          <table:table-cell table:formula="of:=IF(ISBLANK([.B40]);&quot;&quot;;[.B40])" office:value-type="float" office:value="0.05" calcext:value-type="float">
            <text:p>0.05</text:p>
          </table:table-cell>
          <table:table-cell table:formula="of:=IF(ISBLANK([.B45]);&quot;&quot;;[.B45])" office:value-type="float" office:value="0.04" calcext:value-type="float">
            <text:p>0.04</text:p>
          </table:table-cell>
          <table:table-cell table:formula="of:=IF(ISBLANK([.B50]);&quot;&quot;;[.B50])" office:value-type="float" office:value="0.05" calcext:value-type="float">
            <text:p>0.05</text:p>
          </table:table-cell>
          <table:table-cell table:formula="of:=IF(ISBLANK([.B55]);&quot;&quot;;[.B55])" office:value-type="float" office:value="0.03" calcext:value-type="float">
            <text:p>0.03</text:p>
          </table:table-cell>
          <table:table-cell/>
          <table:table-cell table:formula="of:=IF(ISBLANK([.C10]);&quot;&quot;;[.C10])" office:value-type="float" office:value="0.998958" calcext:value-type="float">
            <text:p>0.998958</text:p>
          </table:table-cell>
          <table:table-cell table:formula="of:=IF(ISBLANK([.C15]);&quot;&quot;;[.C15])" office:value-type="float" office:value="1" calcext:value-type="float">
            <text:p>1</text:p>
          </table:table-cell>
          <table:table-cell table:formula="of:=IF(ISBLANK([.C20]);&quot;&quot;;[.C20])" office:value-type="float" office:value="0.998958" calcext:value-type="float">
            <text:p>0.998958</text:p>
          </table:table-cell>
          <table:table-cell table:formula="of:=IF(ISBLANK([.C25]);&quot;&quot;;[.C25])" office:value-type="float" office:value="0.998958" calcext:value-type="float">
            <text:p>0.998958</text:p>
          </table:table-cell>
          <table:table-cell table:formula="of:=IF(ISBLANK([.C30]);&quot;&quot;;[.C30])" office:value-type="float" office:value="0.998958" calcext:value-type="float">
            <text:p>0.998958</text:p>
          </table:table-cell>
          <table:table-cell table:formula="of:=IF(ISBLANK([.C35]);&quot;&quot;;[.C35])" office:value-type="float" office:value="1" calcext:value-type="float">
            <text:p>1</text:p>
          </table:table-cell>
          <table:table-cell table:formula="of:=IF(ISBLANK([.C40]);&quot;&quot;;[.C40])" office:value-type="float" office:value="1" calcext:value-type="float">
            <text:p>1</text:p>
          </table:table-cell>
          <table:table-cell table:formula="of:=IF(ISBLANK([.C45]);&quot;&quot;;[.C45])" office:value-type="float" office:value="1" calcext:value-type="float">
            <text:p>1</text:p>
          </table:table-cell>
          <table:table-cell table:formula="of:=IF(ISBLANK([.C50]);&quot;&quot;;[.C50])" office:value-type="float" office:value="1" calcext:value-type="float">
            <text:p>1</text:p>
          </table:table-cell>
          <table:table-cell table:formula="of:=IF(ISBLANK([.C55]);&quot;&quot;;[.C55])" office:value-type="float" office:value="1" calcext:value-type="float">
            <text:p>1</text:p>
          </table:table-cell>
          <table:table-cell/>
          <table:table-cell table:formula="of:=IF(ISBLANK([.D10]);&quot;&quot;;[.D10])" office:value-type="float" office:value="0.998958" calcext:value-type="float">
            <text:p>0.998958</text:p>
          </table:table-cell>
          <table:table-cell table:formula="of:=IF(ISBLANK([.D15]);&quot;&quot;;[.D15])" office:value-type="float" office:value="1" calcext:value-type="float">
            <text:p>1</text:p>
          </table:table-cell>
          <table:table-cell table:formula="of:=IF(ISBLANK([.D20]);&quot;&quot;;[.D20])" office:value-type="float" office:value="0.998958" calcext:value-type="float">
            <text:p>0.998958</text:p>
          </table:table-cell>
          <table:table-cell table:formula="of:=IF(ISBLANK([.D25]);&quot;&quot;;[.D25])" office:value-type="float" office:value="0.998958" calcext:value-type="float">
            <text:p>0.998958</text:p>
          </table:table-cell>
          <table:table-cell table:formula="of:=IF(ISBLANK([.D30]);&quot;&quot;;[.D30])" office:value-type="float" office:value="0.998958" calcext:value-type="float">
            <text:p>0.998958</text:p>
          </table:table-cell>
          <table:table-cell table:formula="of:=IF(ISBLANK([.D35]);&quot;&quot;;[.D35])" office:value-type="float" office:value="1" calcext:value-type="float">
            <text:p>1</text:p>
          </table:table-cell>
          <table:table-cell table:formula="of:=IF(ISBLANK([.D40]);&quot;&quot;;[.D40])" office:value-type="float" office:value="1" calcext:value-type="float">
            <text:p>1</text:p>
          </table:table-cell>
          <table:table-cell table:formula="of:=IF(ISBLANK([.D45]);&quot;&quot;;[.D45])" office:value-type="float" office:value="1" calcext:value-type="float">
            <text:p>1</text:p>
          </table:table-cell>
          <table:table-cell table:formula="of:=IF(ISBLANK([.D50]);&quot;&quot;;[.D50])" office:value-type="float" office:value="1" calcext:value-type="float">
            <text:p>1</text:p>
          </table:table-cell>
          <table:table-cell table:formula="of:=IF(ISBLANK([.D55]);&quot;&quot;;[.D55])" office:value-type="float" office:value="1" calcext:value-type="float">
            <text:p>1</text:p>
          </table:table-cell>
          <table:table-cell/>
          <table:table-cell table:formula="of:=IF(ISBLANK([.E10]);&quot;&quot;;[.E10])" office:value-type="float" office:value="1" calcext:value-type="float">
            <text:p>1</text:p>
          </table:table-cell>
          <table:table-cell table:formula="of:=IF(ISBLANK([.E15]);&quot;&quot;;[.E15])" office:value-type="float" office:value="1" calcext:value-type="float">
            <text:p>1</text:p>
          </table:table-cell>
          <table:table-cell table:formula="of:=IF(ISBLANK([.E20]);&quot;&quot;;[.E20])" office:value-type="float" office:value="1" calcext:value-type="float">
            <text:p>1</text:p>
          </table:table-cell>
          <table:table-cell table:formula="of:=IF(ISBLANK([.E25]);&quot;&quot;;[.E25])" office:value-type="float" office:value="1" calcext:value-type="float">
            <text:p>1</text:p>
          </table:table-cell>
          <table:table-cell table:formula="of:=IF(ISBLANK([.E30]);&quot;&quot;;[.E30])" office:value-type="float" office:value="1" calcext:value-type="float">
            <text:p>1</text:p>
          </table:table-cell>
          <table:table-cell table:formula="of:=IF(ISBLANK([.E35]);&quot;&quot;;[.E35])" office:value-type="float" office:value="1" calcext:value-type="float">
            <text:p>1</text:p>
          </table:table-cell>
          <table:table-cell table:formula="of:=IF(ISBLANK([.E40]);&quot;&quot;;[.E40])" office:value-type="float" office:value="1" calcext:value-type="float">
            <text:p>1</text:p>
          </table:table-cell>
          <table:table-cell table:formula="of:=IF(ISBLANK([.E45]);&quot;&quot;;[.E45])" office:value-type="float" office:value="1" calcext:value-type="float">
            <text:p>1</text:p>
          </table:table-cell>
          <table:table-cell table:formula="of:=IF(ISBLANK([.E50]);&quot;&quot;;[.E50])" office:value-type="float" office:value="1" calcext:value-type="float">
            <text:p>1</text:p>
          </table:table-cell>
          <table:table-cell table:formula="of:=IF(ISBLANK([.E55]);&quot;&quot;;[.E55])" office:value-type="float" office:value="1" calcext:value-type="float">
            <text:p>1</text:p>
          </table:table-cell>
          <table:table-cell/>
          <table:table-cell table:formula="of:=IF(ISBLANK([.F10]);&quot;&quot;;[.F10])" office:value-type="float" office:value="0.999479" calcext:value-type="float">
            <text:p>0.999479</text:p>
          </table:table-cell>
          <table:table-cell table:formula="of:=IF(ISBLANK([.F15]);&quot;&quot;;[.F15])" office:value-type="float" office:value="1" calcext:value-type="float">
            <text:p>1</text:p>
          </table:table-cell>
          <table:table-cell table:formula="of:=IF(ISBLANK([.F20]);&quot;&quot;;[.F20])" office:value-type="float" office:value="0.999479" calcext:value-type="float">
            <text:p>0.999479</text:p>
          </table:table-cell>
          <table:table-cell table:formula="of:=IF(ISBLANK([.F25]);&quot;&quot;;[.F25])" office:value-type="float" office:value="0.999479" calcext:value-type="float">
            <text:p>0.999479</text:p>
          </table:table-cell>
          <table:table-cell table:formula="of:=IF(ISBLANK([.F30]);&quot;&quot;;[.F30])" office:value-type="float" office:value="0.999479" calcext:value-type="float">
            <text:p>0.999479</text:p>
          </table:table-cell>
          <table:table-cell table:formula="of:=IF(ISBLANK([.F35]);&quot;&quot;;[.F35])" office:value-type="float" office:value="1" calcext:value-type="float">
            <text:p>1</text:p>
          </table:table-cell>
          <table:table-cell table:formula="of:=IF(ISBLANK([.F40]);&quot;&quot;;[.F40])" office:value-type="float" office:value="1" calcext:value-type="float">
            <text:p>1</text:p>
          </table:table-cell>
          <table:table-cell table:formula="of:=IF(ISBLANK([.F45]);&quot;&quot;;[.F45])" office:value-type="float" office:value="1" calcext:value-type="float">
            <text:p>1</text:p>
          </table:table-cell>
          <table:table-cell table:formula="of:=IF(ISBLANK([.F50]);&quot;&quot;;[.F50])" office:value-type="float" office:value="1" calcext:value-type="float">
            <text:p>1</text:p>
          </table:table-cell>
          <table:table-cell table:formula="of:=IF(ISBLANK([.F55]);&quot;&quot;;[.F55])" office:value-type="float" office:value="1" calcext:value-type="float">
            <text:p>1</text:p>
          </table:table-cell>
        </table:table-row>
        <table:table-row table:style-name="ro1">
          <table:table-cell table:formula="of:=[$results.A6]" office:value-type="string" office:string-value="d01" calcext:value-type="string">
            <text:p>d01</text:p>
          </table:table-cell>
          <table:table-cell table:formula="of:=MROUND(AVERAGE([.N3:.W3]);0.0001)" office:value-type="float" office:value="0.044" calcext:value-type="float">
            <text:p>0.044</text:p>
          </table:table-cell>
          <table:table-cell table:formula="of:=MROUND(AVERAGE([.Y3:.AH3])*100;0.01)" office:value-type="float" office:value="99.53" calcext:value-type="float">
            <text:p>99.53</text:p>
          </table:table-cell>
          <table:table-cell table:formula="of:=MROUND(AVERAGE([.AJ3:.AS3])*100;0.01)" office:value-type="float" office:value="99.44" calcext:value-type="float">
            <text:p>99.44</text:p>
          </table:table-cell>
          <table:table-cell table:formula="of:=MROUND(AVERAGE([.AU3:.BD3])*100;0.01)" office:value-type="float" office:value="100" calcext:value-type="float">
            <text:p>100</text:p>
          </table:table-cell>
          <table:table-cell table:formula="of:=MROUND(AVERAGE([.BF3:.BO3])*100;0.01)" office:value-type="float" office:value="99.72" calcext:value-type="float">
            <text:p>99.72</text:p>
          </table:table-cell>
          <table:table-cell/>
          <table:table-cell table:formula="of:=STDEV([.N3:.W3])" office:value-type="float" office:value="0.00516397779494322" calcext:value-type="float">
            <text:p>0.0051639778</text:p>
          </table:table-cell>
          <table:table-cell table:formula="of:=STDEV([.Y3:.AH3])*100" office:value-type="float" office:value="0.122758455241714" calcext:value-type="float">
            <text:p>0.1227584552</text:p>
          </table:table-cell>
          <table:table-cell table:formula="of:=STDEV([.AJ3:.AS3])*100" office:value-type="float" office:value="0.147313912747195" calcext:value-type="float">
            <text:p>0.1473139127</text:p>
          </table:table-cell>
          <table:table-cell table:formula="of:=STDEV([.AU3:.BD3])*100" office:value-type="float" office:value="0" calcext:value-type="float">
            <text:p>0</text:p>
          </table:table-cell>
          <table:table-cell table:formula="of:=STDEV([.BF3:.BO3])*100" office:value-type="float" office:value="0.0740341280161449" calcext:value-type="float">
            <text:p>0.074034128</text:p>
          </table:table-cell>
          <table:table-cell/>
          <table:table-cell table:formula="of:=IF(ISBLANK([.B11]);&quot;&quot;;[.B11])" office:value-type="float" office:value="0.04" calcext:value-type="float">
            <text:p>0.04</text:p>
          </table:table-cell>
          <table:table-cell table:formula="of:=IF(ISBLANK([.B16]);&quot;&quot;;[.B16])" office:value-type="float" office:value="0.05" calcext:value-type="float">
            <text:p>0.05</text:p>
          </table:table-cell>
          <table:table-cell table:formula="of:=IF(ISBLANK([.B21]);&quot;&quot;;[.B21])" office:value-type="float" office:value="0.04" calcext:value-type="float">
            <text:p>0.04</text:p>
          </table:table-cell>
          <table:table-cell table:formula="of:=IF(ISBLANK([.B26]);&quot;&quot;;[.B26])" office:value-type="float" office:value="0.04" calcext:value-type="float">
            <text:p>0.04</text:p>
          </table:table-cell>
          <table:table-cell table:formula="of:=IF(ISBLANK([.B31]);&quot;&quot;;[.B31])" office:value-type="float" office:value="0.04" calcext:value-type="float">
            <text:p>0.04</text:p>
          </table:table-cell>
          <table:table-cell table:formula="of:=IF(ISBLANK([.B36]);&quot;&quot;;[.B36])" office:value-type="float" office:value="0.05" calcext:value-type="float">
            <text:p>0.05</text:p>
          </table:table-cell>
          <table:table-cell table:formula="of:=IF(ISBLANK([.B41]);&quot;&quot;;[.B41])" office:value-type="float" office:value="0.05" calcext:value-type="float">
            <text:p>0.05</text:p>
          </table:table-cell>
          <table:table-cell table:formula="of:=IF(ISBLANK([.B46]);&quot;&quot;;[.B46])" office:value-type="float" office:value="0.04" calcext:value-type="float">
            <text:p>0.04</text:p>
          </table:table-cell>
          <table:table-cell table:formula="of:=IF(ISBLANK([.B51]);&quot;&quot;;[.B51])" office:value-type="float" office:value="0.05" calcext:value-type="float">
            <text:p>0.05</text:p>
          </table:table-cell>
          <table:table-cell table:formula="of:=IF(ISBLANK([.B56]);&quot;&quot;;[.B56])" office:value-type="float" office:value="0.04" calcext:value-type="float">
            <text:p>0.04</text:p>
          </table:table-cell>
          <table:table-cell/>
          <table:table-cell table:formula="of:=IF(ISBLANK([.C11]);&quot;&quot;;[.C11])" office:value-type="float" office:value="0.997917" calcext:value-type="float">
            <text:p>0.997917</text:p>
          </table:table-cell>
          <table:table-cell table:formula="of:=IF(ISBLANK([.C16]);&quot;&quot;;[.C16])" office:value-type="float" office:value="0.995833" calcext:value-type="float">
            <text:p>0.995833</text:p>
          </table:table-cell>
          <table:table-cell table:formula="of:=IF(ISBLANK([.C21]);&quot;&quot;;[.C21])" office:value-type="float" office:value="0.99375" calcext:value-type="float">
            <text:p>0.99375</text:p>
          </table:table-cell>
          <table:table-cell table:formula="of:=IF(ISBLANK([.C26]);&quot;&quot;;[.C26])" office:value-type="float" office:value="0.994792" calcext:value-type="float">
            <text:p>0.994792</text:p>
          </table:table-cell>
          <table:table-cell table:formula="of:=IF(ISBLANK([.C31]);&quot;&quot;;[.C31])" office:value-type="float" office:value="0.99375" calcext:value-type="float">
            <text:p>0.99375</text:p>
          </table:table-cell>
          <table:table-cell table:formula="of:=IF(ISBLANK([.C36]);&quot;&quot;;[.C36])" office:value-type="float" office:value="0.995833" calcext:value-type="float">
            <text:p>0.995833</text:p>
          </table:table-cell>
          <table:table-cell table:formula="of:=IF(ISBLANK([.C41]);&quot;&quot;;[.C41])" office:value-type="float" office:value="0.995833" calcext:value-type="float">
            <text:p>0.995833</text:p>
          </table:table-cell>
          <table:table-cell table:formula="of:=IF(ISBLANK([.C46]);&quot;&quot;;[.C46])" office:value-type="float" office:value="0.995833" calcext:value-type="float">
            <text:p>0.995833</text:p>
          </table:table-cell>
          <table:table-cell table:formula="of:=IF(ISBLANK([.C51]);&quot;&quot;;[.C51])" office:value-type="float" office:value="0.994792" calcext:value-type="float">
            <text:p>0.994792</text:p>
          </table:table-cell>
          <table:table-cell table:formula="of:=IF(ISBLANK([.C56]);&quot;&quot;;[.C56])" office:value-type="float" office:value="0.994792" calcext:value-type="float">
            <text:p>0.994792</text:p>
          </table:table-cell>
          <table:table-cell/>
          <table:table-cell table:formula="of:=IF(ISBLANK([.D11]);&quot;&quot;;[.D11])" office:value-type="float" office:value="0.9975" calcext:value-type="float">
            <text:p>0.9975</text:p>
          </table:table-cell>
          <table:table-cell table:formula="of:=IF(ISBLANK([.D16]);&quot;&quot;;[.D16])" office:value-type="float" office:value="0.995" calcext:value-type="float">
            <text:p>0.995</text:p>
          </table:table-cell>
          <table:table-cell table:formula="of:=IF(ISBLANK([.D21]);&quot;&quot;;[.D21])" office:value-type="float" office:value="0.9925" calcext:value-type="float">
            <text:p>0.9925</text:p>
          </table:table-cell>
          <table:table-cell table:formula="of:=IF(ISBLANK([.D26]);&quot;&quot;;[.D26])" office:value-type="float" office:value="0.99375" calcext:value-type="float">
            <text:p>0.99375</text:p>
          </table:table-cell>
          <table:table-cell table:formula="of:=IF(ISBLANK([.D31]);&quot;&quot;;[.D31])" office:value-type="float" office:value="0.9925" calcext:value-type="float">
            <text:p>0.9925</text:p>
          </table:table-cell>
          <table:table-cell table:formula="of:=IF(ISBLANK([.D36]);&quot;&quot;;[.D36])" office:value-type="float" office:value="0.995" calcext:value-type="float">
            <text:p>0.995</text:p>
          </table:table-cell>
          <table:table-cell table:formula="of:=IF(ISBLANK([.D41]);&quot;&quot;;[.D41])" office:value-type="float" office:value="0.995" calcext:value-type="float">
            <text:p>0.995</text:p>
          </table:table-cell>
          <table:table-cell table:formula="of:=IF(ISBLANK([.D46]);&quot;&quot;;[.D46])" office:value-type="float" office:value="0.995" calcext:value-type="float">
            <text:p>0.995</text:p>
          </table:table-cell>
          <table:table-cell table:formula="of:=IF(ISBLANK([.D51]);&quot;&quot;;[.D51])" office:value-type="float" office:value="0.99375" calcext:value-type="float">
            <text:p>0.99375</text:p>
          </table:table-cell>
          <table:table-cell table:formula="of:=IF(ISBLANK([.D56]);&quot;&quot;;[.D56])" office:value-type="float" office:value="0.99375" calcext:value-type="float">
            <text:p>0.99375</text:p>
          </table:table-cell>
          <table:table-cell/>
          <table:table-cell table:formula="of:=IF(ISBLANK([.E11]);&quot;&quot;;[.E11])" office:value-type="float" office:value="1" calcext:value-type="float">
            <text:p>1</text:p>
          </table:table-cell>
          <table:table-cell table:formula="of:=IF(ISBLANK([.E16]);&quot;&quot;;[.E16])" office:value-type="float" office:value="1" calcext:value-type="float">
            <text:p>1</text:p>
          </table:table-cell>
          <table:table-cell table:formula="of:=IF(ISBLANK([.E21]);&quot;&quot;;[.E21])" office:value-type="float" office:value="1" calcext:value-type="float">
            <text:p>1</text:p>
          </table:table-cell>
          <table:table-cell table:formula="of:=IF(ISBLANK([.E26]);&quot;&quot;;[.E26])" office:value-type="float" office:value="1" calcext:value-type="float">
            <text:p>1</text:p>
          </table:table-cell>
          <table:table-cell table:formula="of:=IF(ISBLANK([.E31]);&quot;&quot;;[.E31])" office:value-type="float" office:value="1" calcext:value-type="float">
            <text:p>1</text:p>
          </table:table-cell>
          <table:table-cell table:formula="of:=IF(ISBLANK([.E36]);&quot;&quot;;[.E36])" office:value-type="float" office:value="1" calcext:value-type="float">
            <text:p>1</text:p>
          </table:table-cell>
          <table:table-cell table:formula="of:=IF(ISBLANK([.E41]);&quot;&quot;;[.E41])" office:value-type="float" office:value="1" calcext:value-type="float">
            <text:p>1</text:p>
          </table:table-cell>
          <table:table-cell table:formula="of:=IF(ISBLANK([.E46]);&quot;&quot;;[.E46])" office:value-type="float" office:value="1" calcext:value-type="float">
            <text:p>1</text:p>
          </table:table-cell>
          <table:table-cell table:formula="of:=IF(ISBLANK([.E51]);&quot;&quot;;[.E51])" office:value-type="float" office:value="1" calcext:value-type="float">
            <text:p>1</text:p>
          </table:table-cell>
          <table:table-cell table:formula="of:=IF(ISBLANK([.E56]);&quot;&quot;;[.E56])" office:value-type="float" office:value="1" calcext:value-type="float">
            <text:p>1</text:p>
          </table:table-cell>
          <table:table-cell/>
          <table:table-cell table:formula="of:=IF(ISBLANK([.F11]);&quot;&quot;;[.F11])" office:value-type="float" office:value="0.998748" calcext:value-type="float">
            <text:p>0.998748</text:p>
          </table:table-cell>
          <table:table-cell table:formula="of:=IF(ISBLANK([.F16]);&quot;&quot;;[.F16])" office:value-type="float" office:value="0.997494" calcext:value-type="float">
            <text:p>0.997494</text:p>
          </table:table-cell>
          <table:table-cell table:formula="of:=IF(ISBLANK([.F21]);&quot;&quot;;[.F21])" office:value-type="float" office:value="0.996236" calcext:value-type="float">
            <text:p>0.996236</text:p>
          </table:table-cell>
          <table:table-cell table:formula="of:=IF(ISBLANK([.F26]);&quot;&quot;;[.F26])" office:value-type="float" office:value="0.996865" calcext:value-type="float">
            <text:p>0.996865</text:p>
          </table:table-cell>
          <table:table-cell table:formula="of:=IF(ISBLANK([.F31]);&quot;&quot;;[.F31])" office:value-type="float" office:value="0.996236" calcext:value-type="float">
            <text:p>0.996236</text:p>
          </table:table-cell>
          <table:table-cell table:formula="of:=IF(ISBLANK([.F36]);&quot;&quot;;[.F36])" office:value-type="float" office:value="0.997494" calcext:value-type="float">
            <text:p>0.997494</text:p>
          </table:table-cell>
          <table:table-cell table:formula="of:=IF(ISBLANK([.F41]);&quot;&quot;;[.F41])" office:value-type="float" office:value="0.997494" calcext:value-type="float">
            <text:p>0.997494</text:p>
          </table:table-cell>
          <table:table-cell table:formula="of:=IF(ISBLANK([.F46]);&quot;&quot;;[.F46])" office:value-type="float" office:value="0.997494" calcext:value-type="float">
            <text:p>0.997494</text:p>
          </table:table-cell>
          <table:table-cell table:formula="of:=IF(ISBLANK([.F51]);&quot;&quot;;[.F51])" office:value-type="float" office:value="0.996865" calcext:value-type="float">
            <text:p>0.996865</text:p>
          </table:table-cell>
          <table:table-cell table:formula="of:=IF(ISBLANK([.F56]);&quot;&quot;;[.F56])" office:value-type="float" office:value="0.996865" calcext:value-type="float">
            <text:p>0.996865</text:p>
          </table:table-cell>
        </table:table-row>
        <table:table-row table:style-name="ro1">
          <table:table-cell table:formula="of:=[$results.A7]" office:value-type="string" office:string-value="d02" calcext:value-type="string">
            <text:p>d02</text:p>
          </table:table-cell>
          <table:table-cell table:formula="of:=MROUND(AVERAGE([.N4:.W4]);0.0001)" office:value-type="float" office:value="0.052" calcext:value-type="float">
            <text:p>0.052</text:p>
          </table:table-cell>
          <table:table-cell table:formula="of:=MROUND(AVERAGE([.Y4:.AH4])*100;0.01)" office:value-type="float" office:value="97.92" calcext:value-type="float">
            <text:p>97.92</text:p>
          </table:table-cell>
          <table:table-cell table:formula="of:=MROUND(AVERAGE([.AJ4:.AS4])*100;0.01)" office:value-type="float" office:value="97.56" calcext:value-type="float">
            <text:p>97.56</text:p>
          </table:table-cell>
          <table:table-cell table:formula="of:=MROUND(AVERAGE([.AU4:.BD4])*100;0.01)" office:value-type="float" office:value="100" calcext:value-type="float">
            <text:p>100</text:p>
          </table:table-cell>
          <table:table-cell table:formula="of:=MROUND(AVERAGE([.BF4:.BO4])*100;0.01)" office:value-type="float" office:value="98.77" calcext:value-type="float">
            <text:p>98.77</text:p>
          </table:table-cell>
          <table:table-cell/>
          <table:table-cell table:formula="of:=STDEV([.N4:.W4])" office:value-type="float" office:value="0.00918936583472681" calcext:value-type="float">
            <text:p>0.0091893658</text:p>
          </table:table-cell>
          <table:table-cell table:formula="of:=STDEV([.Y4:.AH4])*100" office:value-type="float" office:value="0.493498628164256" calcext:value-type="float">
            <text:p>0.4934986282</text:p>
          </table:table-cell>
          <table:table-cell table:formula="of:=STDEV([.AJ4:.AS4])*100" office:value-type="float" office:value="0.578101538562983" calcext:value-type="float">
            <text:p>0.5781015386</text:p>
          </table:table-cell>
          <table:table-cell table:formula="of:=STDEV([.AU4:.BD4])*100" office:value-type="float" office:value="0" calcext:value-type="float">
            <text:p>0</text:p>
          </table:table-cell>
          <table:table-cell table:formula="of:=STDEV([.BF4:.BO4])*100" office:value-type="float" office:value="0.297478404258192" calcext:value-type="float">
            <text:p>0.2974784043</text:p>
          </table:table-cell>
          <table:table-cell/>
          <table:table-cell table:formula="of:=IF(ISBLANK([.B12]);&quot;&quot;;[.B12])" office:value-type="float" office:value="0.06" calcext:value-type="float">
            <text:p>0.06</text:p>
          </table:table-cell>
          <table:table-cell table:formula="of:=IF(ISBLANK([.B17]);&quot;&quot;;[.B17])" office:value-type="float" office:value="0.05" calcext:value-type="float">
            <text:p>0.05</text:p>
          </table:table-cell>
          <table:table-cell table:formula="of:=IF(ISBLANK([.B22]);&quot;&quot;;[.B22])" office:value-type="float" office:value="0.06" calcext:value-type="float">
            <text:p>0.06</text:p>
          </table:table-cell>
          <table:table-cell table:formula="of:=IF(ISBLANK([.B27]);&quot;&quot;;[.B27])" office:value-type="float" office:value="0.05" calcext:value-type="float">
            <text:p>0.05</text:p>
          </table:table-cell>
          <table:table-cell table:formula="of:=IF(ISBLANK([.B32]);&quot;&quot;;[.B32])" office:value-type="float" office:value="0.05" calcext:value-type="float">
            <text:p>0.05</text:p>
          </table:table-cell>
          <table:table-cell table:formula="of:=IF(ISBLANK([.B37]);&quot;&quot;;[.B37])" office:value-type="float" office:value="0.05" calcext:value-type="float">
            <text:p>0.05</text:p>
          </table:table-cell>
          <table:table-cell table:formula="of:=IF(ISBLANK([.B42]);&quot;&quot;;[.B42])" office:value-type="float" office:value="0.07" calcext:value-type="float">
            <text:p>0.07</text:p>
          </table:table-cell>
          <table:table-cell table:formula="of:=IF(ISBLANK([.B47]);&quot;&quot;;[.B47])" office:value-type="float" office:value="0.04" calcext:value-type="float">
            <text:p>0.04</text:p>
          </table:table-cell>
          <table:table-cell table:formula="of:=IF(ISBLANK([.B52]);&quot;&quot;;[.B52])" office:value-type="float" office:value="0.05" calcext:value-type="float">
            <text:p>0.05</text:p>
          </table:table-cell>
          <table:table-cell table:formula="of:=IF(ISBLANK([.B57]);&quot;&quot;;[.B57])" office:value-type="float" office:value="0.04" calcext:value-type="float">
            <text:p>0.04</text:p>
          </table:table-cell>
          <table:table-cell/>
          <table:table-cell table:formula="of:=IF(ISBLANK([.C12]);&quot;&quot;;[.C12])" office:value-type="float" office:value="0.98125" calcext:value-type="float">
            <text:p>0.98125</text:p>
          </table:table-cell>
          <table:table-cell table:formula="of:=IF(ISBLANK([.C17]);&quot;&quot;;[.C17])" office:value-type="float" office:value="0.980208" calcext:value-type="float">
            <text:p>0.980208</text:p>
          </table:table-cell>
          <table:table-cell table:formula="of:=IF(ISBLANK([.C22]);&quot;&quot;;[.C22])" office:value-type="float" office:value="0.976042" calcext:value-type="float">
            <text:p>0.976042</text:p>
          </table:table-cell>
          <table:table-cell table:formula="of:=IF(ISBLANK([.C27]);&quot;&quot;;[.C27])" office:value-type="float" office:value="0.983333" calcext:value-type="float">
            <text:p>0.983333</text:p>
          </table:table-cell>
          <table:table-cell table:formula="of:=IF(ISBLANK([.C32]);&quot;&quot;;[.C32])" office:value-type="float" office:value="0.976042" calcext:value-type="float">
            <text:p>0.976042</text:p>
          </table:table-cell>
          <table:table-cell table:formula="of:=IF(ISBLANK([.C37]);&quot;&quot;;[.C37])" office:value-type="float" office:value="0.967708" calcext:value-type="float">
            <text:p>0.967708</text:p>
          </table:table-cell>
          <table:table-cell table:formula="of:=IF(ISBLANK([.C42]);&quot;&quot;;[.C42])" office:value-type="float" office:value="0.985417" calcext:value-type="float">
            <text:p>0.985417</text:p>
          </table:table-cell>
          <table:table-cell table:formula="of:=IF(ISBLANK([.C47]);&quot;&quot;;[.C47])" office:value-type="float" office:value="0.980208" calcext:value-type="float">
            <text:p>0.980208</text:p>
          </table:table-cell>
          <table:table-cell table:formula="of:=IF(ISBLANK([.C52]);&quot;&quot;;[.C52])" office:value-type="float" office:value="0.98125" calcext:value-type="float">
            <text:p>0.98125</text:p>
          </table:table-cell>
          <table:table-cell table:formula="of:=IF(ISBLANK([.C57]);&quot;&quot;;[.C57])" office:value-type="float" office:value="0.980208" calcext:value-type="float">
            <text:p>0.980208</text:p>
          </table:table-cell>
          <table:table-cell/>
          <table:table-cell table:formula="of:=IF(ISBLANK([.D12]);&quot;&quot;;[.D12])" office:value-type="float" office:value="0.9775" calcext:value-type="float">
            <text:p>0.9775</text:p>
          </table:table-cell>
          <table:table-cell table:formula="of:=IF(ISBLANK([.D17]);&quot;&quot;;[.D17])" office:value-type="float" office:value="0.97625" calcext:value-type="float">
            <text:p>0.97625</text:p>
          </table:table-cell>
          <table:table-cell table:formula="of:=IF(ISBLANK([.D22]);&quot;&quot;;[.D22])" office:value-type="float" office:value="0.97375" calcext:value-type="float">
            <text:p>0.97375</text:p>
          </table:table-cell>
          <table:table-cell table:formula="of:=IF(ISBLANK([.D27]);&quot;&quot;;[.D27])" office:value-type="float" office:value="0.98125" calcext:value-type="float">
            <text:p>0.98125</text:p>
          </table:table-cell>
          <table:table-cell table:formula="of:=IF(ISBLANK([.D32]);&quot;&quot;;[.D32])" office:value-type="float" office:value="0.97375" calcext:value-type="float">
            <text:p>0.97375</text:p>
          </table:table-cell>
          <table:table-cell table:formula="of:=IF(ISBLANK([.D37]);&quot;&quot;;[.D37])" office:value-type="float" office:value="0.96125" calcext:value-type="float">
            <text:p>0.96125</text:p>
          </table:table-cell>
          <table:table-cell table:formula="of:=IF(ISBLANK([.D42]);&quot;&quot;;[.D42])" office:value-type="float" office:value="0.9825" calcext:value-type="float">
            <text:p>0.9825</text:p>
          </table:table-cell>
          <table:table-cell table:formula="of:=IF(ISBLANK([.D47]);&quot;&quot;;[.D47])" office:value-type="float" office:value="0.97625" calcext:value-type="float">
            <text:p>0.97625</text:p>
          </table:table-cell>
          <table:table-cell table:formula="of:=IF(ISBLANK([.D52]);&quot;&quot;;[.D52])" office:value-type="float" office:value="0.9775" calcext:value-type="float">
            <text:p>0.9775</text:p>
          </table:table-cell>
          <table:table-cell table:formula="of:=IF(ISBLANK([.D57]);&quot;&quot;;[.D57])" office:value-type="float" office:value="0.97625" calcext:value-type="float">
            <text:p>0.97625</text:p>
          </table:table-cell>
          <table:table-cell/>
          <table:table-cell table:formula="of:=IF(ISBLANK([.E12]);&quot;&quot;;[.E12])" office:value-type="float" office:value="1" calcext:value-type="float">
            <text:p>1</text:p>
          </table:table-cell>
          <table:table-cell table:formula="of:=IF(ISBLANK([.E17]);&quot;&quot;;[.E17])" office:value-type="float" office:value="1" calcext:value-type="float">
            <text:p>1</text:p>
          </table:table-cell>
          <table:table-cell table:formula="of:=IF(ISBLANK([.E22]);&quot;&quot;;[.E22])" office:value-type="float" office:value="1" calcext:value-type="float">
            <text:p>1</text:p>
          </table:table-cell>
          <table:table-cell table:formula="of:=IF(ISBLANK([.E27]);&quot;&quot;;[.E27])" office:value-type="float" office:value="1" calcext:value-type="float">
            <text:p>1</text:p>
          </table:table-cell>
          <table:table-cell table:formula="of:=IF(ISBLANK([.E32]);&quot;&quot;;[.E32])" office:value-type="float" office:value="1" calcext:value-type="float">
            <text:p>1</text:p>
          </table:table-cell>
          <table:table-cell table:formula="of:=IF(ISBLANK([.E37]);&quot;&quot;;[.E37])" office:value-type="float" office:value="1" calcext:value-type="float">
            <text:p>1</text:p>
          </table:table-cell>
          <table:table-cell table:formula="of:=IF(ISBLANK([.E42]);&quot;&quot;;[.E42])" office:value-type="float" office:value="1" calcext:value-type="float">
            <text:p>1</text:p>
          </table:table-cell>
          <table:table-cell table:formula="of:=IF(ISBLANK([.E47]);&quot;&quot;;[.E47])" office:value-type="float" office:value="1" calcext:value-type="float">
            <text:p>1</text:p>
          </table:table-cell>
          <table:table-cell table:formula="of:=IF(ISBLANK([.E52]);&quot;&quot;;[.E52])" office:value-type="float" office:value="1" calcext:value-type="float">
            <text:p>1</text:p>
          </table:table-cell>
          <table:table-cell table:formula="of:=IF(ISBLANK([.E57]);&quot;&quot;;[.E57])" office:value-type="float" office:value="1" calcext:value-type="float">
            <text:p>1</text:p>
          </table:table-cell>
          <table:table-cell/>
          <table:table-cell table:formula="of:=IF(ISBLANK([.F12]);&quot;&quot;;[.F12])" office:value-type="float" office:value="0.988622" calcext:value-type="float">
            <text:p>0.988622</text:p>
          </table:table-cell>
          <table:table-cell table:formula="of:=IF(ISBLANK([.F17]);&quot;&quot;;[.F17])" office:value-type="float" office:value="0.987982" calcext:value-type="float">
            <text:p>0.987982</text:p>
          </table:table-cell>
          <table:table-cell table:formula="of:=IF(ISBLANK([.F22]);&quot;&quot;;[.F22])" office:value-type="float" office:value="0.9867" calcext:value-type="float">
            <text:p>0.9867</text:p>
          </table:table-cell>
          <table:table-cell table:formula="of:=IF(ISBLANK([.F27]);&quot;&quot;;[.F27])" office:value-type="float" office:value="0.990536" calcext:value-type="float">
            <text:p>0.990536</text:p>
          </table:table-cell>
          <table:table-cell table:formula="of:=IF(ISBLANK([.F32]);&quot;&quot;;[.F32])" office:value-type="float" office:value="0.9867" calcext:value-type="float">
            <text:p>0.9867</text:p>
          </table:table-cell>
          <table:table-cell table:formula="of:=IF(ISBLANK([.F37]);&quot;&quot;;[.F37])" office:value-type="float" office:value="0.980242" calcext:value-type="float">
            <text:p>0.980242</text:p>
          </table:table-cell>
          <table:table-cell table:formula="of:=IF(ISBLANK([.F42]);&quot;&quot;;[.F42])" office:value-type="float" office:value="0.991173" calcext:value-type="float">
            <text:p>0.991173</text:p>
          </table:table-cell>
          <table:table-cell table:formula="of:=IF(ISBLANK([.F47]);&quot;&quot;;[.F47])" office:value-type="float" office:value="0.987982" calcext:value-type="float">
            <text:p>0.987982</text:p>
          </table:table-cell>
          <table:table-cell table:formula="of:=IF(ISBLANK([.F52]);&quot;&quot;;[.F52])" office:value-type="float" office:value="0.988622" calcext:value-type="float">
            <text:p>0.988622</text:p>
          </table:table-cell>
          <table:table-cell table:formula="of:=IF(ISBLANK([.F57]);&quot;&quot;;[.F57])" office:value-type="float" office:value="0.987982" calcext:value-type="float">
            <text:p>0.987982</text:p>
          </table:table-cell>
        </table:table-row>
        <table:table-row table:style-name="ro1">
          <table:table-cell table:formula="of:=[$results.A8]" office:value-type="string" office:string-value="d04" calcext:value-type="string">
            <text:p>d04</text:p>
          </table:table-cell>
          <table:table-cell table:formula="of:=MROUND(AVERAGE([.N5:.W5]);0.0001)" office:value-type="float" office:value="0.054" calcext:value-type="float">
            <text:p>0.054</text:p>
          </table:table-cell>
          <table:table-cell table:formula="of:=MROUND(AVERAGE([.Y5:.AH5])*100;0.01)" office:value-type="float" office:value="99.97" calcext:value-type="float">
            <text:p>99.97</text:p>
          </table:table-cell>
          <table:table-cell table:formula="of:=MROUND(AVERAGE([.AJ5:.AS5])*100;0.01)" office:value-type="float" office:value="100" calcext:value-type="float">
            <text:p>100</text:p>
          </table:table-cell>
          <table:table-cell table:formula="of:=MROUND(AVERAGE([.AU5:.BD5])*100;0.01)" office:value-type="float" office:value="99.96" calcext:value-type="float">
            <text:p>99.96</text:p>
          </table:table-cell>
          <table:table-cell table:formula="of:=MROUND(AVERAGE([.BF5:.BO5])*100;0.01)" office:value-type="float" office:value="99.98" calcext:value-type="float">
            <text:p>99.98</text:p>
          </table:table-cell>
          <table:table-cell/>
          <table:table-cell table:formula="of:=STDEV([.N5:.W5])" office:value-type="float" office:value="0.0107496769977314" calcext:value-type="float">
            <text:p>0.010749677</text:p>
          </table:table-cell>
          <table:table-cell table:formula="of:=STDEV([.Y5:.AH5])*100" office:value-type="float" office:value="0.0503333818984361" calcext:value-type="float">
            <text:p>0.0503333819</text:p>
          </table:table-cell>
          <table:table-cell table:formula="of:=STDEV([.AJ5:.AS5])*100" office:value-type="float" office:value="0" calcext:value-type="float">
            <text:p>0</text:p>
          </table:table-cell>
          <table:table-cell table:formula="of:=STDEV([.AU5:.BD5])*100" office:value-type="float" office:value="0.0602841272641494" calcext:value-type="float">
            <text:p>0.0602841273</text:p>
          </table:table-cell>
          <table:table-cell table:formula="of:=STDEV([.BF5:.BO5])*100" office:value-type="float" office:value="0.0301903682212327" calcext:value-type="float">
            <text:p>0.0301903682</text:p>
          </table:table-cell>
          <table:table-cell/>
          <table:table-cell table:formula="of:=IF(ISBLANK([.B13]);&quot;&quot;;[.B13])" office:value-type="float" office:value="0.07" calcext:value-type="float">
            <text:p>0.07</text:p>
          </table:table-cell>
          <table:table-cell table:formula="of:=IF(ISBLANK([.B18]);&quot;&quot;;[.B18])" office:value-type="float" office:value="0.05" calcext:value-type="float">
            <text:p>0.05</text:p>
          </table:table-cell>
          <table:table-cell table:formula="of:=IF(ISBLANK([.B23]);&quot;&quot;;[.B23])" office:value-type="float" office:value="0.06" calcext:value-type="float">
            <text:p>0.06</text:p>
          </table:table-cell>
          <table:table-cell table:formula="of:=IF(ISBLANK([.B28]);&quot;&quot;;[.B28])" office:value-type="float" office:value="0.05" calcext:value-type="float">
            <text:p>0.05</text:p>
          </table:table-cell>
          <table:table-cell table:formula="of:=IF(ISBLANK([.B33]);&quot;&quot;;[.B33])" office:value-type="float" office:value="0.05" calcext:value-type="float">
            <text:p>0.05</text:p>
          </table:table-cell>
          <table:table-cell table:formula="of:=IF(ISBLANK([.B38]);&quot;&quot;;[.B38])" office:value-type="float" office:value="0.04" calcext:value-type="float">
            <text:p>0.04</text:p>
          </table:table-cell>
          <table:table-cell table:formula="of:=IF(ISBLANK([.B43]);&quot;&quot;;[.B43])" office:value-type="float" office:value="0.06" calcext:value-type="float">
            <text:p>0.06</text:p>
          </table:table-cell>
          <table:table-cell table:formula="of:=IF(ISBLANK([.B48]);&quot;&quot;;[.B48])" office:value-type="float" office:value="0.04" calcext:value-type="float">
            <text:p>0.04</text:p>
          </table:table-cell>
          <table:table-cell table:formula="of:=IF(ISBLANK([.B53]);&quot;&quot;;[.B53])" office:value-type="float" office:value="0.07" calcext:value-type="float">
            <text:p>0.07</text:p>
          </table:table-cell>
          <table:table-cell table:formula="of:=IF(ISBLANK([.B58]);&quot;&quot;;[.B58])" office:value-type="float" office:value="0.05" calcext:value-type="float">
            <text:p>0.05</text:p>
          </table:table-cell>
          <table:table-cell/>
          <table:table-cell table:formula="of:=IF(ISBLANK([.C13]);&quot;&quot;;[.C13])" office:value-type="float" office:value="1" calcext:value-type="float">
            <text:p>1</text:p>
          </table:table-cell>
          <table:table-cell table:formula="of:=IF(ISBLANK([.C18]);&quot;&quot;;[.C18])" office:value-type="float" office:value="1" calcext:value-type="float">
            <text:p>1</text:p>
          </table:table-cell>
          <table:table-cell table:formula="of:=IF(ISBLANK([.C23]);&quot;&quot;;[.C23])" office:value-type="float" office:value="0.998958" calcext:value-type="float">
            <text:p>0.998958</text:p>
          </table:table-cell>
          <table:table-cell table:formula="of:=IF(ISBLANK([.C28]);&quot;&quot;;[.C28])" office:value-type="float" office:value="1" calcext:value-type="float">
            <text:p>1</text:p>
          </table:table-cell>
          <table:table-cell table:formula="of:=IF(ISBLANK([.C33]);&quot;&quot;;[.C33])" office:value-type="float" office:value="0.998958" calcext:value-type="float">
            <text:p>0.998958</text:p>
          </table:table-cell>
          <table:table-cell table:formula="of:=IF(ISBLANK([.C38]);&quot;&quot;;[.C38])" office:value-type="float" office:value="1" calcext:value-type="float">
            <text:p>1</text:p>
          </table:table-cell>
          <table:table-cell table:formula="of:=IF(ISBLANK([.C43]);&quot;&quot;;[.C43])" office:value-type="float" office:value="1" calcext:value-type="float">
            <text:p>1</text:p>
          </table:table-cell>
          <table:table-cell table:formula="of:=IF(ISBLANK([.C48]);&quot;&quot;;[.C48])" office:value-type="float" office:value="1" calcext:value-type="float">
            <text:p>1</text:p>
          </table:table-cell>
          <table:table-cell table:formula="of:=IF(ISBLANK([.C53]);&quot;&quot;;[.C53])" office:value-type="float" office:value="0.998958" calcext:value-type="float">
            <text:p>0.998958</text:p>
          </table:table-cell>
          <table:table-cell table:formula="of:=IF(ISBLANK([.C58]);&quot;&quot;;[.C58])" office:value-type="float" office:value="1" calcext:value-type="float">
            <text:p>1</text:p>
          </table:table-cell>
          <table:table-cell/>
          <table:table-cell table:formula="of:=IF(ISBLANK([.D13]);&quot;&quot;;[.D13])" office:value-type="float" office:value="1" calcext:value-type="float">
            <text:p>1</text:p>
          </table:table-cell>
          <table:table-cell table:formula="of:=IF(ISBLANK([.D18]);&quot;&quot;;[.D18])" office:value-type="float" office:value="1" calcext:value-type="float">
            <text:p>1</text:p>
          </table:table-cell>
          <table:table-cell table:formula="of:=IF(ISBLANK([.D23]);&quot;&quot;;[.D23])" office:value-type="float" office:value="1" calcext:value-type="float">
            <text:p>1</text:p>
          </table:table-cell>
          <table:table-cell table:formula="of:=IF(ISBLANK([.D28]);&quot;&quot;;[.D28])" office:value-type="float" office:value="1" calcext:value-type="float">
            <text:p>1</text:p>
          </table:table-cell>
          <table:table-cell table:formula="of:=IF(ISBLANK([.D33]);&quot;&quot;;[.D33])" office:value-type="float" office:value="1" calcext:value-type="float">
            <text:p>1</text:p>
          </table:table-cell>
          <table:table-cell table:formula="of:=IF(ISBLANK([.D38]);&quot;&quot;;[.D38])" office:value-type="float" office:value="1" calcext:value-type="float">
            <text:p>1</text:p>
          </table:table-cell>
          <table:table-cell table:formula="of:=IF(ISBLANK([.D43]);&quot;&quot;;[.D43])" office:value-type="float" office:value="1" calcext:value-type="float">
            <text:p>1</text:p>
          </table:table-cell>
          <table:table-cell table:formula="of:=IF(ISBLANK([.D48]);&quot;&quot;;[.D48])" office:value-type="float" office:value="1" calcext:value-type="float">
            <text:p>1</text:p>
          </table:table-cell>
          <table:table-cell table:formula="of:=IF(ISBLANK([.D53]);&quot;&quot;;[.D53])" office:value-type="float" office:value="1" calcext:value-type="float">
            <text:p>1</text:p>
          </table:table-cell>
          <table:table-cell table:formula="of:=IF(ISBLANK([.D58]);&quot;&quot;;[.D58])" office:value-type="float" office:value="1" calcext:value-type="float">
            <text:p>1</text:p>
          </table:table-cell>
          <table:table-cell/>
          <table:table-cell table:formula="of:=IF(ISBLANK([.E13]);&quot;&quot;;[.E13])" office:value-type="float" office:value="1" calcext:value-type="float">
            <text:p>1</text:p>
          </table:table-cell>
          <table:table-cell table:formula="of:=IF(ISBLANK([.E18]);&quot;&quot;;[.E18])" office:value-type="float" office:value="1" calcext:value-type="float">
            <text:p>1</text:p>
          </table:table-cell>
          <table:table-cell table:formula="of:=IF(ISBLANK([.E23]);&quot;&quot;;[.E23])" office:value-type="float" office:value="0.998752" calcext:value-type="float">
            <text:p>0.998752</text:p>
          </table:table-cell>
          <table:table-cell table:formula="of:=IF(ISBLANK([.E28]);&quot;&quot;;[.E28])" office:value-type="float" office:value="1" calcext:value-type="float">
            <text:p>1</text:p>
          </table:table-cell>
          <table:table-cell table:formula="of:=IF(ISBLANK([.E33]);&quot;&quot;;[.E33])" office:value-type="float" office:value="0.998752" calcext:value-type="float">
            <text:p>0.998752</text:p>
          </table:table-cell>
          <table:table-cell table:formula="of:=IF(ISBLANK([.E38]);&quot;&quot;;[.E38])" office:value-type="float" office:value="1" calcext:value-type="float">
            <text:p>1</text:p>
          </table:table-cell>
          <table:table-cell table:formula="of:=IF(ISBLANK([.E43]);&quot;&quot;;[.E43])" office:value-type="float" office:value="1" calcext:value-type="float">
            <text:p>1</text:p>
          </table:table-cell>
          <table:table-cell table:formula="of:=IF(ISBLANK([.E48]);&quot;&quot;;[.E48])" office:value-type="float" office:value="1" calcext:value-type="float">
            <text:p>1</text:p>
          </table:table-cell>
          <table:table-cell table:formula="of:=IF(ISBLANK([.E53]);&quot;&quot;;[.E53])" office:value-type="float" office:value="0.998752" calcext:value-type="float">
            <text:p>0.998752</text:p>
          </table:table-cell>
          <table:table-cell table:formula="of:=IF(ISBLANK([.E58]);&quot;&quot;;[.E58])" office:value-type="float" office:value="1" calcext:value-type="float">
            <text:p>1</text:p>
          </table:table-cell>
          <table:table-cell/>
          <table:table-cell table:formula="of:=IF(ISBLANK([.F13]);&quot;&quot;;[.F13])" office:value-type="float" office:value="1" calcext:value-type="float">
            <text:p>1</text:p>
          </table:table-cell>
          <table:table-cell table:formula="of:=IF(ISBLANK([.F18]);&quot;&quot;;[.F18])" office:value-type="float" office:value="1" calcext:value-type="float">
            <text:p>1</text:p>
          </table:table-cell>
          <table:table-cell table:formula="of:=IF(ISBLANK([.F23]);&quot;&quot;;[.F23])" office:value-type="float" office:value="0.999375" calcext:value-type="float">
            <text:p>0.999375</text:p>
          </table:table-cell>
          <table:table-cell table:formula="of:=IF(ISBLANK([.F28]);&quot;&quot;;[.F28])" office:value-type="float" office:value="1" calcext:value-type="float">
            <text:p>1</text:p>
          </table:table-cell>
          <table:table-cell table:formula="of:=IF(ISBLANK([.F33]);&quot;&quot;;[.F33])" office:value-type="float" office:value="0.999375" calcext:value-type="float">
            <text:p>0.999375</text:p>
          </table:table-cell>
          <table:table-cell table:formula="of:=IF(ISBLANK([.F38]);&quot;&quot;;[.F38])" office:value-type="float" office:value="1" calcext:value-type="float">
            <text:p>1</text:p>
          </table:table-cell>
          <table:table-cell table:formula="of:=IF(ISBLANK([.F43]);&quot;&quot;;[.F43])" office:value-type="float" office:value="1" calcext:value-type="float">
            <text:p>1</text:p>
          </table:table-cell>
          <table:table-cell table:formula="of:=IF(ISBLANK([.F48]);&quot;&quot;;[.F48])" office:value-type="float" office:value="1" calcext:value-type="float">
            <text:p>1</text:p>
          </table:table-cell>
          <table:table-cell table:formula="of:=IF(ISBLANK([.F53]);&quot;&quot;;[.F53])" office:value-type="float" office:value="0.999375" calcext:value-type="float">
            <text:p>0.999375</text:p>
          </table:table-cell>
          <table:table-cell table:formula="of:=IF(ISBLANK([.F58]);&quot;&quot;;[.F58])" office:value-type="float" office:value="1" calcext:value-type="float">
            <text:p>1</text:p>
          </table:table-cell>
        </table:table-row>
        <table:table-row table:style-name="ro1">
          <table:table-cell table:formula="of:=[$results.A9]" office:value-type="string" office:string-value="d05" calcext:value-type="string">
            <text:p>d05</text:p>
          </table:table-cell>
          <table:table-cell table:formula="of:=MROUND(AVERAGE([.N6:.W6]);0.0001)" office:value-type="float" office:value="0.064" calcext:value-type="float">
            <text:p>0.064</text:p>
          </table:table-cell>
          <table:table-cell table:formula="of:=MROUND(AVERAGE([.Y6:.AH6])*100;0.01)" office:value-type="float" office:value="99.7" calcext:value-type="float">
            <text:p>99.7</text:p>
          </table:table-cell>
          <table:table-cell table:formula="of:=MROUND(AVERAGE([.AJ6:.AS6])*100;0.01)" office:value-type="float" office:value="99.68" calcext:value-type="float">
            <text:p>99.68</text:p>
          </table:table-cell>
          <table:table-cell table:formula="of:=MROUND(AVERAGE([.AU6:.BD6])*100;0.01)" office:value-type="float" office:value="100" calcext:value-type="float">
            <text:p>100</text:p>
          </table:table-cell>
          <table:table-cell table:formula="of:=MROUND(AVERAGE([.BF6:.BO6])*100;0.01)" office:value-type="float" office:value="99.84" calcext:value-type="float">
            <text:p>99.84</text:p>
          </table:table-cell>
          <table:table-cell/>
          <table:table-cell table:formula="of:=STDEV([.N6:.W6])" office:value-type="float" office:value="0.00966091783079296" calcext:value-type="float">
            <text:p>0.0096609178</text:p>
          </table:table-cell>
          <table:table-cell table:formula="of:=STDEV([.Y6:.AH6])*100" office:value-type="float" office:value="0.180094391608644" calcext:value-type="float">
            <text:p>0.1800943916</text:p>
          </table:table-cell>
          <table:table-cell table:formula="of:=STDEV([.AJ6:.AS6])*100" office:value-type="float" office:value="0.22973414586817" calcext:value-type="float">
            <text:p>0.2297341459</text:p>
          </table:table-cell>
          <table:table-cell table:formula="of:=STDEV([.AU6:.BD6])*100" office:value-type="float" office:value="0" calcext:value-type="float">
            <text:p>0</text:p>
          </table:table-cell>
          <table:table-cell table:formula="of:=STDEV([.BF6:.BO6])*100" office:value-type="float" office:value="0.115285498750804" calcext:value-type="float">
            <text:p>0.1152854988</text:p>
          </table:table-cell>
          <table:table-cell/>
          <table:table-cell table:formula="of:=IF(ISBLANK([.B14]);&quot;&quot;;[.B14])" office:value-type="float" office:value="0.07" calcext:value-type="float">
            <text:p>0.07</text:p>
          </table:table-cell>
          <table:table-cell table:formula="of:=IF(ISBLANK([.B19]);&quot;&quot;;[.B19])" office:value-type="float" office:value="0.07" calcext:value-type="float">
            <text:p>0.07</text:p>
          </table:table-cell>
          <table:table-cell table:formula="of:=IF(ISBLANK([.B24]);&quot;&quot;;[.B24])" office:value-type="float" office:value="0.06" calcext:value-type="float">
            <text:p>0.06</text:p>
          </table:table-cell>
          <table:table-cell table:formula="of:=IF(ISBLANK([.B29]);&quot;&quot;;[.B29])" office:value-type="float" office:value="0.07" calcext:value-type="float">
            <text:p>0.07</text:p>
          </table:table-cell>
          <table:table-cell table:formula="of:=IF(ISBLANK([.B34]);&quot;&quot;;[.B34])" office:value-type="float" office:value="0.07" calcext:value-type="float">
            <text:p>0.07</text:p>
          </table:table-cell>
          <table:table-cell table:formula="of:=IF(ISBLANK([.B39]);&quot;&quot;;[.B39])" office:value-type="float" office:value="0.05" calcext:value-type="float">
            <text:p>0.05</text:p>
          </table:table-cell>
          <table:table-cell table:formula="of:=IF(ISBLANK([.B44]);&quot;&quot;;[.B44])" office:value-type="float" office:value="0.06" calcext:value-type="float">
            <text:p>0.06</text:p>
          </table:table-cell>
          <table:table-cell table:formula="of:=IF(ISBLANK([.B49]);&quot;&quot;;[.B49])" office:value-type="float" office:value="0.06" calcext:value-type="float">
            <text:p>0.06</text:p>
          </table:table-cell>
          <table:table-cell table:formula="of:=IF(ISBLANK([.B54]);&quot;&quot;;[.B54])" office:value-type="float" office:value="0.05" calcext:value-type="float">
            <text:p>0.05</text:p>
          </table:table-cell>
          <table:table-cell table:formula="of:=IF(ISBLANK([.B59]);&quot;&quot;;[.B59])" office:value-type="float" office:value="0.08" calcext:value-type="float">
            <text:p>0.08</text:p>
          </table:table-cell>
          <table:table-cell/>
          <table:table-cell table:formula="of:=IF(ISBLANK([.C14]);&quot;&quot;;[.C14])" office:value-type="float" office:value="0.996875" calcext:value-type="float">
            <text:p>0.996875</text:p>
          </table:table-cell>
          <table:table-cell table:formula="of:=IF(ISBLANK([.C19]);&quot;&quot;;[.C19])" office:value-type="float" office:value="1" calcext:value-type="float">
            <text:p>1</text:p>
          </table:table-cell>
          <table:table-cell table:formula="of:=IF(ISBLANK([.C24]);&quot;&quot;;[.C24])" office:value-type="float" office:value="0.997917" calcext:value-type="float">
            <text:p>0.997917</text:p>
          </table:table-cell>
          <table:table-cell table:formula="of:=IF(ISBLANK([.C29]);&quot;&quot;;[.C29])" office:value-type="float" office:value="0.996875" calcext:value-type="float">
            <text:p>0.996875</text:p>
          </table:table-cell>
          <table:table-cell table:formula="of:=IF(ISBLANK([.C34]);&quot;&quot;;[.C34])" office:value-type="float" office:value="0.997917" calcext:value-type="float">
            <text:p>0.997917</text:p>
          </table:table-cell>
          <table:table-cell table:formula="of:=IF(ISBLANK([.C39]);&quot;&quot;;[.C39])" office:value-type="float" office:value="0.998958" calcext:value-type="float">
            <text:p>0.998958</text:p>
          </table:table-cell>
          <table:table-cell table:formula="of:=IF(ISBLANK([.C44]);&quot;&quot;;[.C44])" office:value-type="float" office:value="0.99375" calcext:value-type="float">
            <text:p>0.99375</text:p>
          </table:table-cell>
          <table:table-cell table:formula="of:=IF(ISBLANK([.C49]);&quot;&quot;;[.C49])" office:value-type="float" office:value="0.995833" calcext:value-type="float">
            <text:p>0.995833</text:p>
          </table:table-cell>
          <table:table-cell table:formula="of:=IF(ISBLANK([.C54]);&quot;&quot;;[.C54])" office:value-type="float" office:value="0.995833" calcext:value-type="float">
            <text:p>0.995833</text:p>
          </table:table-cell>
          <table:table-cell table:formula="of:=IF(ISBLANK([.C59]);&quot;&quot;;[.C59])" office:value-type="float" office:value="0.995833" calcext:value-type="float">
            <text:p>0.995833</text:p>
          </table:table-cell>
          <table:table-cell/>
          <table:table-cell table:formula="of:=IF(ISBLANK([.D14]);&quot;&quot;;[.D14])" office:value-type="float" office:value="0.99625" calcext:value-type="float">
            <text:p>0.99625</text:p>
          </table:table-cell>
          <table:table-cell table:formula="of:=IF(ISBLANK([.D19]);&quot;&quot;;[.D19])" office:value-type="float" office:value="1" calcext:value-type="float">
            <text:p>1</text:p>
          </table:table-cell>
          <table:table-cell table:formula="of:=IF(ISBLANK([.D24]);&quot;&quot;;[.D24])" office:value-type="float" office:value="0.99875" calcext:value-type="float">
            <text:p>0.99875</text:p>
          </table:table-cell>
          <table:table-cell table:formula="of:=IF(ISBLANK([.D29]);&quot;&quot;;[.D29])" office:value-type="float" office:value="0.99625" calcext:value-type="float">
            <text:p>0.99625</text:p>
          </table:table-cell>
          <table:table-cell table:formula="of:=IF(ISBLANK([.D34]);&quot;&quot;;[.D34])" office:value-type="float" office:value="0.99875" calcext:value-type="float">
            <text:p>0.99875</text:p>
          </table:table-cell>
          <table:table-cell table:formula="of:=IF(ISBLANK([.D39]);&quot;&quot;;[.D39])" office:value-type="float" office:value="0.99875" calcext:value-type="float">
            <text:p>0.99875</text:p>
          </table:table-cell>
          <table:table-cell table:formula="of:=IF(ISBLANK([.D44]);&quot;&quot;;[.D44])" office:value-type="float" office:value="0.9925" calcext:value-type="float">
            <text:p>0.9925</text:p>
          </table:table-cell>
          <table:table-cell table:formula="of:=IF(ISBLANK([.D49]);&quot;&quot;;[.D49])" office:value-type="float" office:value="0.995" calcext:value-type="float">
            <text:p>0.995</text:p>
          </table:table-cell>
          <table:table-cell table:formula="of:=IF(ISBLANK([.D54]);&quot;&quot;;[.D54])" office:value-type="float" office:value="0.99625" calcext:value-type="float">
            <text:p>0.99625</text:p>
          </table:table-cell>
          <table:table-cell table:formula="of:=IF(ISBLANK([.D59]);&quot;&quot;;[.D59])" office:value-type="float" office:value="0.995" calcext:value-type="float">
            <text:p>0.995</text:p>
          </table:table-cell>
          <table:table-cell/>
          <table:table-cell table:formula="of:=IF(ISBLANK([.E14]);&quot;&quot;;[.E14])" office:value-type="float" office:value="1" calcext:value-type="float">
            <text:p>1</text:p>
          </table:table-cell>
          <table:table-cell table:formula="of:=IF(ISBLANK([.E19]);&quot;&quot;;[.E19])" office:value-type="float" office:value="1" calcext:value-type="float">
            <text:p>1</text:p>
          </table:table-cell>
          <table:table-cell table:formula="of:=IF(ISBLANK([.E24]);&quot;&quot;;[.E24])" office:value-type="float" office:value="1" calcext:value-type="float">
            <text:p>1</text:p>
          </table:table-cell>
          <table:table-cell table:formula="of:=IF(ISBLANK([.E29]);&quot;&quot;;[.E29])" office:value-type="float" office:value="1" calcext:value-type="float">
            <text:p>1</text:p>
          </table:table-cell>
          <table:table-cell table:formula="of:=IF(ISBLANK([.E34]);&quot;&quot;;[.E34])" office:value-type="float" office:value="1" calcext:value-type="float">
            <text:p>1</text:p>
          </table:table-cell>
          <table:table-cell table:formula="of:=IF(ISBLANK([.E39]);&quot;&quot;;[.E39])" office:value-type="float" office:value="1" calcext:value-type="float">
            <text:p>1</text:p>
          </table:table-cell>
          <table:table-cell table:formula="of:=IF(ISBLANK([.E44]);&quot;&quot;;[.E44])" office:value-type="float" office:value="1" calcext:value-type="float">
            <text:p>1</text:p>
          </table:table-cell>
          <table:table-cell table:formula="of:=IF(ISBLANK([.E49]);&quot;&quot;;[.E49])" office:value-type="float" office:value="1" calcext:value-type="float">
            <text:p>1</text:p>
          </table:table-cell>
          <table:table-cell table:formula="of:=IF(ISBLANK([.E54]);&quot;&quot;;[.E54])" office:value-type="float" office:value="1" calcext:value-type="float">
            <text:p>1</text:p>
          </table:table-cell>
          <table:table-cell table:formula="of:=IF(ISBLANK([.E59]);&quot;&quot;;[.E59])" office:value-type="float" office:value="1" calcext:value-type="float">
            <text:p>1</text:p>
          </table:table-cell>
          <table:table-cell/>
          <table:table-cell table:formula="of:=IF(ISBLANK([.F14]);&quot;&quot;;[.F14])" office:value-type="float" office:value="0.998121" calcext:value-type="float">
            <text:p>0.998121</text:p>
          </table:table-cell>
          <table:table-cell table:formula="of:=IF(ISBLANK([.F19]);&quot;&quot;;[.F19])" office:value-type="float" office:value="1" calcext:value-type="float">
            <text:p>1</text:p>
          </table:table-cell>
          <table:table-cell table:formula="of:=IF(ISBLANK([.F24]);&quot;&quot;;[.F24])" office:value-type="float" office:value="0.999375" calcext:value-type="float">
            <text:p>0.999375</text:p>
          </table:table-cell>
          <table:table-cell table:formula="of:=IF(ISBLANK([.F29]);&quot;&quot;;[.F29])" office:value-type="float" office:value="0.998121" calcext:value-type="float">
            <text:p>0.998121</text:p>
          </table:table-cell>
          <table:table-cell table:formula="of:=IF(ISBLANK([.F34]);&quot;&quot;;[.F34])" office:value-type="float" office:value="0.999375" calcext:value-type="float">
            <text:p>0.999375</text:p>
          </table:table-cell>
          <table:table-cell table:formula="of:=IF(ISBLANK([.F39]);&quot;&quot;;[.F39])" office:value-type="float" office:value="0.999375" calcext:value-type="float">
            <text:p>0.999375</text:p>
          </table:table-cell>
          <table:table-cell table:formula="of:=IF(ISBLANK([.F44]);&quot;&quot;;[.F44])" office:value-type="float" office:value="0.996236" calcext:value-type="float">
            <text:p>0.996236</text:p>
          </table:table-cell>
          <table:table-cell table:formula="of:=IF(ISBLANK([.F49]);&quot;&quot;;[.F49])" office:value-type="float" office:value="0.997494" calcext:value-type="float">
            <text:p>0.997494</text:p>
          </table:table-cell>
          <table:table-cell table:formula="of:=IF(ISBLANK([.F54]);&quot;&quot;;[.F54])" office:value-type="float" office:value="0.998121" calcext:value-type="float">
            <text:p>0.998121</text:p>
          </table:table-cell>
          <table:table-cell table:formula="of:=IF(ISBLANK([.F59]);&quot;&quot;;[.F59])" office:value-type="float" office:value="0.997494" calcext:value-type="float">
            <text:p>0.99749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MROUND(AVERAGE([.B2:.B6]);0.001)" office:value-type="float" office:value="0.052" calcext:value-type="float">
            <text:p>0.052</text:p>
          </table:table-cell>
          <table:table-cell table:formula="of:=MROUND(AVERAGE([.C2:.C6]);0.01)" office:value-type="float" office:value="99.42" calcext:value-type="float">
            <text:p>99.42</text:p>
          </table:table-cell>
          <table:table-cell table:formula="of:=MROUND(AVERAGE([.D2:.D6]);0.01)" office:value-type="float" office:value="99.33" calcext:value-type="float">
            <text:p>99.33</text:p>
          </table:table-cell>
          <table:table-cell table:formula="of:=MROUND(AVERAGE([.E2:.E6]);0.01)" office:value-type="float" office:value="99.99" calcext:value-type="float">
            <text:p>99.99</text:p>
          </table:table-cell>
          <table:table-cell table:formula="of:=MROUND(AVERAGE([.F2:.F6]);0.01)" office:value-type="float" office:value="99.66" calcext:value-type="float">
            <text:p>99.66</text:p>
          </table:table-cell>
          <table:table-cell/>
          <table:table-cell table:formula="of:=MROUND(AVERAGE([.H2:.H6]);0.001)" office:value-type="float" office:value="0.009" calcext:value-type="float">
            <text:p>0.009</text:p>
          </table:table-cell>
          <table:table-cell table:formula="of:=MROUND(AVERAGE([.I2:.I6]);0.01)" office:value-type="float" office:value="0.18" calcext:value-type="float">
            <text:p>0.18</text:p>
          </table:table-cell>
          <table:table-cell table:formula="of:=MROUND(AVERAGE([.J2:.J6]);0.01)" office:value-type="float" office:value="0.2" calcext:value-type="float">
            <text:p>0.2</text:p>
          </table:table-cell>
          <table:table-cell table:formula="of:=MROUND(AVERAGE([.K2:.K6]);0.01)" office:value-type="float" office:value="0.01" calcext:value-type="float">
            <text:p>0.01</text:p>
          </table:table-cell>
          <table:table-cell table:formula="of:=MROUND(AVERAGE([.L2:.L6]);0.01)" office:value-type="float" office:value="0.11" calcext:value-type="float">
            <text:p>0.1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tdev</text:p>
          </table:table-cell>
          <table:table-cell table:formula="of:=STDEV([.B2:.B6])" office:value-type="float" office:value="0.00787400787401181" calcext:value-type="float">
            <text:p>0.0078740079</text:p>
          </table:table-cell>
          <table:table-cell table:formula="of:=STDEV([.C2:.C6])" office:value-type="float" office:value="0.856522037077857" calcext:value-type="float">
            <text:p>0.8565220371</text:p>
          </table:table-cell>
          <table:table-cell table:formula="of:=STDEV([.D2:.D6])" office:value-type="float" office:value="1.01406114214085" calcext:value-type="float">
            <text:p>1.0140611421</text:p>
          </table:table-cell>
          <table:table-cell table:formula="of:=STDEV([.E2:.E6])" office:value-type="float" office:value="0.0178885438199948" calcext:value-type="float">
            <text:p>0.0178885438</text:p>
          </table:table-cell>
          <table:table-cell table:formula="of:=STDEV([.F2:.F6])" office:value-type="float" office:value="0.508153520109822" calcext:value-type="float">
            <text:p>0.5081535201</text:p>
          </table:table-cell>
          <table:table-cell table:number-columns-repeated="61"/>
        </table:table-row>
        <table:table-row table:style-name="ro1">
          <table:table-cell table:formula="of:=COUNTIF([.A10:.A64];&quot;d05&quot;)" office:value-type="float" office:value="10" calcext:value-type="float">
            <text:p>10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d0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998958" calcext:value-type="float">
            <text:p>0.998958</text:p>
          </table:table-cell>
          <table:table-cell office:value-type="float" office:value="1" calcext:value-type="float">
            <text:p>1</text:p>
          </table:table-cell>
          <table:table-cell office:value-type="float" office:value="0.999479" calcext:value-type="float">
            <text:p>0.99947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1</text:p>
          </table:table-cell>
          <table:table-cell office:value-type="float" office:value="0.04" calcext:value-type="float">
            <text:p>0.04</text:p>
          </table:table-cell>
          <table:table-cell office:value-type="float" office:value="0.997917" calcext:value-type="float">
            <text:p>0.997917</text:p>
          </table:table-cell>
          <table:table-cell office:value-type="float" office:value="0.9975" calcext:value-type="float">
            <text:p>0.9975</text:p>
          </table:table-cell>
          <table:table-cell office:value-type="float" office:value="1" calcext:value-type="float">
            <text:p>1</text:p>
          </table:table-cell>
          <table:table-cell office:value-type="float" office:value="0.998748" calcext:value-type="float">
            <text:p>0.99874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2</text:p>
          </table:table-cell>
          <table:table-cell office:value-type="float" office:value="0.06" calcext:value-type="float">
            <text:p>0.06</text:p>
          </table:table-cell>
          <table:table-cell office:value-type="float" office:value="0.98125" calcext:value-type="float">
            <text:p>0.98125</text:p>
          </table:table-cell>
          <table:table-cell office:value-type="float" office:value="0.9775" calcext:value-type="float">
            <text:p>0.9775</text:p>
          </table:table-cell>
          <table:table-cell office:value-type="float" office:value="1" calcext:value-type="float">
            <text:p>1</text:p>
          </table:table-cell>
          <table:table-cell office:value-type="float" office:value="0.988622" calcext:value-type="float">
            <text:p>0.9886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4</text:p>
          </table:table-cell>
          <table:table-cell office:value-type="float" office:value="0.07" calcext:value-type="float">
            <text:p>0.0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5</text:p>
          </table:table-cell>
          <table:table-cell office:value-type="float" office:value="0.07" calcext:value-type="float">
            <text:p>0.07</text:p>
          </table:table-cell>
          <table:table-cell office:value-type="float" office:value="0.996875" calcext:value-type="float">
            <text:p>0.996875</text:p>
          </table:table-cell>
          <table:table-cell office:value-type="float" office:value="0.99625" calcext:value-type="float">
            <text:p>0.99625</text:p>
          </table:table-cell>
          <table:table-cell office:value-type="float" office:value="1" calcext:value-type="float">
            <text:p>1</text:p>
          </table:table-cell>
          <table:table-cell office:value-type="float" office:value="0.998121" calcext:value-type="float">
            <text:p>0.99812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0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1</text:p>
          </table:table-cell>
          <table:table-cell office:value-type="float" office:value="0.05" calcext:value-type="float">
            <text:p>0.05</text:p>
          </table:table-cell>
          <table:table-cell office:value-type="float" office:value="0.995833" calcext:value-type="float">
            <text:p>0.995833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0.997494" calcext:value-type="float">
            <text:p>0.99749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2</text:p>
          </table:table-cell>
          <table:table-cell office:value-type="float" office:value="0.05" calcext:value-type="float">
            <text:p>0.05</text:p>
          </table:table-cell>
          <table:table-cell office:value-type="float" office:value="0.980208" calcext:value-type="float">
            <text:p>0.980208</text:p>
          </table:table-cell>
          <table:table-cell office:value-type="float" office:value="0.97625" calcext:value-type="float">
            <text:p>0.97625</text:p>
          </table:table-cell>
          <table:table-cell office:value-type="float" office:value="1" calcext:value-type="float">
            <text:p>1</text:p>
          </table:table-cell>
          <table:table-cell office:value-type="float" office:value="0.987982" calcext:value-type="float">
            <text:p>0.98798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4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5</text:p>
          </table:table-cell>
          <table:table-cell office:value-type="float" office:value="0.07" calcext:value-type="float">
            <text:p>0.0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998958" calcext:value-type="float">
            <text:p>0.998958</text:p>
          </table:table-cell>
          <table:table-cell office:value-type="float" office:value="1" calcext:value-type="float">
            <text:p>1</text:p>
          </table:table-cell>
          <table:table-cell office:value-type="float" office:value="0.999479" calcext:value-type="float">
            <text:p>0.99947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1</text:p>
          </table:table-cell>
          <table:table-cell office:value-type="float" office:value="0.04" calcext:value-type="float">
            <text:p>0.04</text:p>
          </table:table-cell>
          <table:table-cell office:value-type="float" office:value="0.99375" calcext:value-type="float">
            <text:p>0.99375</text:p>
          </table:table-cell>
          <table:table-cell office:value-type="float" office:value="0.9925" calcext:value-type="float">
            <text:p>0.9925</text:p>
          </table:table-cell>
          <table:table-cell office:value-type="float" office:value="1" calcext:value-type="float">
            <text:p>1</text:p>
          </table:table-cell>
          <table:table-cell office:value-type="float" office:value="0.996236" calcext:value-type="float">
            <text:p>0.99623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2</text:p>
          </table:table-cell>
          <table:table-cell office:value-type="float" office:value="0.06" calcext:value-type="float">
            <text:p>0.06</text:p>
          </table:table-cell>
          <table:table-cell office:value-type="float" office:value="0.976042" calcext:value-type="float">
            <text:p>0.976042</text:p>
          </table:table-cell>
          <table:table-cell office:value-type="float" office:value="0.97375" calcext:value-type="float">
            <text:p>0.97375</text:p>
          </table:table-cell>
          <table:table-cell office:value-type="float" office:value="1" calcext:value-type="float">
            <text:p>1</text:p>
          </table:table-cell>
          <table:table-cell office:value-type="float" office:value="0.9867" calcext:value-type="float">
            <text:p>0.986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4</text:p>
          </table:table-cell>
          <table:table-cell office:value-type="float" office:value="0.06" calcext:value-type="float">
            <text:p>0.06</text:p>
          </table:table-cell>
          <table:table-cell office:value-type="float" office:value="0.998958" calcext:value-type="float">
            <text:p>0.998958</text:p>
          </table:table-cell>
          <table:table-cell office:value-type="float" office:value="1" calcext:value-type="float">
            <text:p>1</text:p>
          </table:table-cell>
          <table:table-cell office:value-type="float" office:value="0.998752" calcext:value-type="float">
            <text:p>0.998752</text:p>
          </table:table-cell>
          <table:table-cell office:value-type="float" office:value="0.999375" calcext:value-type="float">
            <text:p>0.9993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5</text:p>
          </table:table-cell>
          <table:table-cell office:value-type="float" office:value="0.06" calcext:value-type="float">
            <text:p>0.06</text:p>
          </table:table-cell>
          <table:table-cell office:value-type="float" office:value="0.997917" calcext:value-type="float">
            <text:p>0.997917</text:p>
          </table:table-cell>
          <table:table-cell office:value-type="float" office:value="0.99875" calcext:value-type="float">
            <text:p>0.99875</text:p>
          </table:table-cell>
          <table:table-cell office:value-type="float" office:value="1" calcext:value-type="float">
            <text:p>1</text:p>
          </table:table-cell>
          <table:table-cell office:value-type="float" office:value="0.999375" calcext:value-type="float">
            <text:p>0.9993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998958" calcext:value-type="float">
            <text:p>0.998958</text:p>
          </table:table-cell>
          <table:table-cell office:value-type="float" office:value="1" calcext:value-type="float">
            <text:p>1</text:p>
          </table:table-cell>
          <table:table-cell office:value-type="float" office:value="0.999479" calcext:value-type="float">
            <text:p>0.99947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1</text:p>
          </table:table-cell>
          <table:table-cell office:value-type="float" office:value="0.04" calcext:value-type="float">
            <text:p>0.04</text:p>
          </table:table-cell>
          <table:table-cell office:value-type="float" office:value="0.994792" calcext:value-type="float">
            <text:p>0.994792</text:p>
          </table:table-cell>
          <table:table-cell office:value-type="float" office:value="0.99375" calcext:value-type="float">
            <text:p>0.99375</text:p>
          </table:table-cell>
          <table:table-cell office:value-type="float" office:value="1" calcext:value-type="float">
            <text:p>1</text:p>
          </table:table-cell>
          <table:table-cell office:value-type="float" office:value="0.996865" calcext:value-type="float">
            <text:p>0.99686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2</text:p>
          </table:table-cell>
          <table:table-cell office:value-type="float" office:value="0.05" calcext:value-type="float">
            <text:p>0.05</text:p>
          </table:table-cell>
          <table:table-cell office:value-type="float" office:value="0.983333" calcext:value-type="float">
            <text:p>0.983333</text:p>
          </table:table-cell>
          <table:table-cell office:value-type="float" office:value="0.98125" calcext:value-type="float">
            <text:p>0.98125</text:p>
          </table:table-cell>
          <table:table-cell office:value-type="float" office:value="1" calcext:value-type="float">
            <text:p>1</text:p>
          </table:table-cell>
          <table:table-cell office:value-type="float" office:value="0.990536" calcext:value-type="float">
            <text:p>0.99053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4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5</text:p>
          </table:table-cell>
          <table:table-cell office:value-type="float" office:value="0.07" calcext:value-type="float">
            <text:p>0.07</text:p>
          </table:table-cell>
          <table:table-cell office:value-type="float" office:value="0.996875" calcext:value-type="float">
            <text:p>0.996875</text:p>
          </table:table-cell>
          <table:table-cell office:value-type="float" office:value="0.99625" calcext:value-type="float">
            <text:p>0.99625</text:p>
          </table:table-cell>
          <table:table-cell office:value-type="float" office:value="1" calcext:value-type="float">
            <text:p>1</text:p>
          </table:table-cell>
          <table:table-cell office:value-type="float" office:value="0.998121" calcext:value-type="float">
            <text:p>0.99812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998958" calcext:value-type="float">
            <text:p>0.998958</text:p>
          </table:table-cell>
          <table:table-cell office:value-type="float" office:value="1" calcext:value-type="float">
            <text:p>1</text:p>
          </table:table-cell>
          <table:table-cell office:value-type="float" office:value="0.999479" calcext:value-type="float">
            <text:p>0.99947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1</text:p>
          </table:table-cell>
          <table:table-cell office:value-type="float" office:value="0.04" calcext:value-type="float">
            <text:p>0.04</text:p>
          </table:table-cell>
          <table:table-cell office:value-type="float" office:value="0.99375" calcext:value-type="float">
            <text:p>0.99375</text:p>
          </table:table-cell>
          <table:table-cell office:value-type="float" office:value="0.9925" calcext:value-type="float">
            <text:p>0.9925</text:p>
          </table:table-cell>
          <table:table-cell office:value-type="float" office:value="1" calcext:value-type="float">
            <text:p>1</text:p>
          </table:table-cell>
          <table:table-cell office:value-type="float" office:value="0.996236" calcext:value-type="float">
            <text:p>0.99623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2</text:p>
          </table:table-cell>
          <table:table-cell office:value-type="float" office:value="0.05" calcext:value-type="float">
            <text:p>0.05</text:p>
          </table:table-cell>
          <table:table-cell office:value-type="float" office:value="0.976042" calcext:value-type="float">
            <text:p>0.976042</text:p>
          </table:table-cell>
          <table:table-cell office:value-type="float" office:value="0.97375" calcext:value-type="float">
            <text:p>0.97375</text:p>
          </table:table-cell>
          <table:table-cell office:value-type="float" office:value="1" calcext:value-type="float">
            <text:p>1</text:p>
          </table:table-cell>
          <table:table-cell office:value-type="float" office:value="0.9867" calcext:value-type="float">
            <text:p>0.986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4</text:p>
          </table:table-cell>
          <table:table-cell office:value-type="float" office:value="0.05" calcext:value-type="float">
            <text:p>0.05</text:p>
          </table:table-cell>
          <table:table-cell office:value-type="float" office:value="0.998958" calcext:value-type="float">
            <text:p>0.998958</text:p>
          </table:table-cell>
          <table:table-cell office:value-type="float" office:value="1" calcext:value-type="float">
            <text:p>1</text:p>
          </table:table-cell>
          <table:table-cell office:value-type="float" office:value="0.998752" calcext:value-type="float">
            <text:p>0.998752</text:p>
          </table:table-cell>
          <table:table-cell office:value-type="float" office:value="0.999375" calcext:value-type="float">
            <text:p>0.9993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5</text:p>
          </table:table-cell>
          <table:table-cell office:value-type="float" office:value="0.07" calcext:value-type="float">
            <text:p>0.07</text:p>
          </table:table-cell>
          <table:table-cell office:value-type="float" office:value="0.997917" calcext:value-type="float">
            <text:p>0.997917</text:p>
          </table:table-cell>
          <table:table-cell office:value-type="float" office:value="0.99875" calcext:value-type="float">
            <text:p>0.99875</text:p>
          </table:table-cell>
          <table:table-cell office:value-type="float" office:value="1" calcext:value-type="float">
            <text:p>1</text:p>
          </table:table-cell>
          <table:table-cell office:value-type="float" office:value="0.999375" calcext:value-type="float">
            <text:p>0.9993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0</text:p>
          </table:table-cell>
          <table:table-cell office:value-type="float" office:value="0.03" calcext:value-type="float">
            <text:p>0.0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1</text:p>
          </table:table-cell>
          <table:table-cell office:value-type="float" office:value="0.05" calcext:value-type="float">
            <text:p>0.05</text:p>
          </table:table-cell>
          <table:table-cell office:value-type="float" office:value="0.995833" calcext:value-type="float">
            <text:p>0.995833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0.997494" calcext:value-type="float">
            <text:p>0.99749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2</text:p>
          </table:table-cell>
          <table:table-cell office:value-type="float" office:value="0.05" calcext:value-type="float">
            <text:p>0.05</text:p>
          </table:table-cell>
          <table:table-cell office:value-type="float" office:value="0.967708" calcext:value-type="float">
            <text:p>0.967708</text:p>
          </table:table-cell>
          <table:table-cell office:value-type="float" office:value="0.96125" calcext:value-type="float">
            <text:p>0.96125</text:p>
          </table:table-cell>
          <table:table-cell office:value-type="float" office:value="1" calcext:value-type="float">
            <text:p>1</text:p>
          </table:table-cell>
          <table:table-cell office:value-type="float" office:value="0.980242" calcext:value-type="float">
            <text:p>0.98024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4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5</text:p>
          </table:table-cell>
          <table:table-cell office:value-type="float" office:value="0.05" calcext:value-type="float">
            <text:p>0.05</text:p>
          </table:table-cell>
          <table:table-cell office:value-type="float" office:value="0.998958" calcext:value-type="float">
            <text:p>0.998958</text:p>
          </table:table-cell>
          <table:table-cell office:value-type="float" office:value="0.99875" calcext:value-type="float">
            <text:p>0.99875</text:p>
          </table:table-cell>
          <table:table-cell office:value-type="float" office:value="1" calcext:value-type="float">
            <text:p>1</text:p>
          </table:table-cell>
          <table:table-cell office:value-type="float" office:value="0.999375" calcext:value-type="float">
            <text:p>0.9993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0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1</text:p>
          </table:table-cell>
          <table:table-cell office:value-type="float" office:value="0.05" calcext:value-type="float">
            <text:p>0.05</text:p>
          </table:table-cell>
          <table:table-cell office:value-type="float" office:value="0.995833" calcext:value-type="float">
            <text:p>0.995833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0.997494" calcext:value-type="float">
            <text:p>0.99749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2</text:p>
          </table:table-cell>
          <table:table-cell office:value-type="float" office:value="0.07" calcext:value-type="float">
            <text:p>0.07</text:p>
          </table:table-cell>
          <table:table-cell office:value-type="float" office:value="0.985417" calcext:value-type="float">
            <text:p>0.985417</text:p>
          </table:table-cell>
          <table:table-cell office:value-type="float" office:value="0.9825" calcext:value-type="float">
            <text:p>0.9825</text:p>
          </table:table-cell>
          <table:table-cell office:value-type="float" office:value="1" calcext:value-type="float">
            <text:p>1</text:p>
          </table:table-cell>
          <table:table-cell office:value-type="float" office:value="0.991173" calcext:value-type="float">
            <text:p>0.99117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4</text:p>
          </table:table-cell>
          <table:table-cell office:value-type="float" office:value="0.06" calcext:value-type="float">
            <text:p>0.0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5</text:p>
          </table:table-cell>
          <table:table-cell office:value-type="float" office:value="0.06" calcext:value-type="float">
            <text:p>0.06</text:p>
          </table:table-cell>
          <table:table-cell office:value-type="float" office:value="0.99375" calcext:value-type="float">
            <text:p>0.99375</text:p>
          </table:table-cell>
          <table:table-cell office:value-type="float" office:value="0.9925" calcext:value-type="float">
            <text:p>0.9925</text:p>
          </table:table-cell>
          <table:table-cell office:value-type="float" office:value="1" calcext:value-type="float">
            <text:p>1</text:p>
          </table:table-cell>
          <table:table-cell office:value-type="float" office:value="0.996236" calcext:value-type="float">
            <text:p>0.99623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0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1</text:p>
          </table:table-cell>
          <table:table-cell office:value-type="float" office:value="0.04" calcext:value-type="float">
            <text:p>0.04</text:p>
          </table:table-cell>
          <table:table-cell office:value-type="float" office:value="0.995833" calcext:value-type="float">
            <text:p>0.995833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0.997494" calcext:value-type="float">
            <text:p>0.99749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2</text:p>
          </table:table-cell>
          <table:table-cell office:value-type="float" office:value="0.04" calcext:value-type="float">
            <text:p>0.04</text:p>
          </table:table-cell>
          <table:table-cell office:value-type="float" office:value="0.980208" calcext:value-type="float">
            <text:p>0.980208</text:p>
          </table:table-cell>
          <table:table-cell office:value-type="float" office:value="0.97625" calcext:value-type="float">
            <text:p>0.97625</text:p>
          </table:table-cell>
          <table:table-cell office:value-type="float" office:value="1" calcext:value-type="float">
            <text:p>1</text:p>
          </table:table-cell>
          <table:table-cell office:value-type="float" office:value="0.987982" calcext:value-type="float">
            <text:p>0.98798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4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5</text:p>
          </table:table-cell>
          <table:table-cell office:value-type="float" office:value="0.06" calcext:value-type="float">
            <text:p>0.06</text:p>
          </table:table-cell>
          <table:table-cell office:value-type="float" office:value="0.995833" calcext:value-type="float">
            <text:p>0.995833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0.997494" calcext:value-type="float">
            <text:p>0.99749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0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1</text:p>
          </table:table-cell>
          <table:table-cell office:value-type="float" office:value="0.05" calcext:value-type="float">
            <text:p>0.05</text:p>
          </table:table-cell>
          <table:table-cell office:value-type="float" office:value="0.994792" calcext:value-type="float">
            <text:p>0.994792</text:p>
          </table:table-cell>
          <table:table-cell office:value-type="float" office:value="0.99375" calcext:value-type="float">
            <text:p>0.99375</text:p>
          </table:table-cell>
          <table:table-cell office:value-type="float" office:value="1" calcext:value-type="float">
            <text:p>1</text:p>
          </table:table-cell>
          <table:table-cell office:value-type="float" office:value="0.996865" calcext:value-type="float">
            <text:p>0.99686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2</text:p>
          </table:table-cell>
          <table:table-cell office:value-type="float" office:value="0.05" calcext:value-type="float">
            <text:p>0.05</text:p>
          </table:table-cell>
          <table:table-cell office:value-type="float" office:value="0.98125" calcext:value-type="float">
            <text:p>0.98125</text:p>
          </table:table-cell>
          <table:table-cell office:value-type="float" office:value="0.9775" calcext:value-type="float">
            <text:p>0.9775</text:p>
          </table:table-cell>
          <table:table-cell office:value-type="float" office:value="1" calcext:value-type="float">
            <text:p>1</text:p>
          </table:table-cell>
          <table:table-cell office:value-type="float" office:value="0.988622" calcext:value-type="float">
            <text:p>0.9886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4</text:p>
          </table:table-cell>
          <table:table-cell office:value-type="float" office:value="0.07" calcext:value-type="float">
            <text:p>0.07</text:p>
          </table:table-cell>
          <table:table-cell office:value-type="float" office:value="0.998958" calcext:value-type="float">
            <text:p>0.998958</text:p>
          </table:table-cell>
          <table:table-cell office:value-type="float" office:value="1" calcext:value-type="float">
            <text:p>1</text:p>
          </table:table-cell>
          <table:table-cell office:value-type="float" office:value="0.998752" calcext:value-type="float">
            <text:p>0.998752</text:p>
          </table:table-cell>
          <table:table-cell office:value-type="float" office:value="0.999375" calcext:value-type="float">
            <text:p>0.9993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5</text:p>
          </table:table-cell>
          <table:table-cell office:value-type="float" office:value="0.05" calcext:value-type="float">
            <text:p>0.05</text:p>
          </table:table-cell>
          <table:table-cell office:value-type="float" office:value="0.995833" calcext:value-type="float">
            <text:p>0.995833</text:p>
          </table:table-cell>
          <table:table-cell office:value-type="float" office:value="0.99625" calcext:value-type="float">
            <text:p>0.99625</text:p>
          </table:table-cell>
          <table:table-cell office:value-type="float" office:value="1" calcext:value-type="float">
            <text:p>1</text:p>
          </table:table-cell>
          <table:table-cell office:value-type="float" office:value="0.998121" calcext:value-type="float">
            <text:p>0.99812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0</text:p>
          </table:table-cell>
          <table:table-cell office:value-type="float" office:value="0.03" calcext:value-type="float">
            <text:p>0.0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1</text:p>
          </table:table-cell>
          <table:table-cell office:value-type="float" office:value="0.04" calcext:value-type="float">
            <text:p>0.04</text:p>
          </table:table-cell>
          <table:table-cell office:value-type="float" office:value="0.994792" calcext:value-type="float">
            <text:p>0.994792</text:p>
          </table:table-cell>
          <table:table-cell office:value-type="float" office:value="0.99375" calcext:value-type="float">
            <text:p>0.99375</text:p>
          </table:table-cell>
          <table:table-cell office:value-type="float" office:value="1" calcext:value-type="float">
            <text:p>1</text:p>
          </table:table-cell>
          <table:table-cell office:value-type="float" office:value="0.996865" calcext:value-type="float">
            <text:p>0.99686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2</text:p>
          </table:table-cell>
          <table:table-cell office:value-type="float" office:value="0.04" calcext:value-type="float">
            <text:p>0.04</text:p>
          </table:table-cell>
          <table:table-cell office:value-type="float" office:value="0.980208" calcext:value-type="float">
            <text:p>0.980208</text:p>
          </table:table-cell>
          <table:table-cell office:value-type="float" office:value="0.97625" calcext:value-type="float">
            <text:p>0.97625</text:p>
          </table:table-cell>
          <table:table-cell office:value-type="float" office:value="1" calcext:value-type="float">
            <text:p>1</text:p>
          </table:table-cell>
          <table:table-cell office:value-type="float" office:value="0.987982" calcext:value-type="float">
            <text:p>0.98798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4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05</text:p>
          </table:table-cell>
          <table:table-cell office:value-type="float" office:value="0.08" calcext:value-type="float">
            <text:p>0.08</text:p>
          </table:table-cell>
          <table:table-cell office:value-type="float" office:value="0.995833" calcext:value-type="float">
            <text:p>0.995833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0.997494" calcext:value-type="float">
            <text:p>0.997494</text:p>
          </table:table-cell>
          <table:table-cell table:number-columns-repeated="61"/>
        </table:table-row>
      </table:table>
      <table:table table:name="significance" table:style-name="ta1">
        <table:table-column table:style-name="co27" table:default-cell-style-name="Default"/>
        <table:table-column table:style-name="co28" table:default-cell-style-name="ce245"/>
        <table:table-column table:style-name="co29" table:default-cell-style-name="ce245"/>
        <table:table-column table:style-name="co28" table:number-columns-repeated="2" table:default-cell-style-name="ce245"/>
        <table:table-column table:style-name="co18" table:default-cell-style-name="Default"/>
        <table:table-column table:style-name="co30" table:default-cell-style-name="Default"/>
        <table:table-column table:style-name="co28" table:default-cell-style-name="ce245"/>
        <table:table-column table:style-name="co29" table:default-cell-style-name="ce245"/>
        <table:table-column table:style-name="co28" table:number-columns-repeated="2" table:default-cell-style-name="ce245"/>
        <table:table-row table:style-name="ro1">
          <table:table-cell table:formula="of:=[$results.A1]" office:value-type="string" office:string-value="%acc" calcext:value-type="string">
            <text:p>%acc</text:p>
          </table:table-cell>
          <table:table-cell table:style-name="Default" table:formula="of:=[$results.C3]" office:value-type="string" office:string-value="GA" calcext:value-type="string">
            <text:p>GA</text:p>
          </table:table-cell>
          <table:table-cell table:style-name="Default" table:formula="of:=[$results.F3]" office:value-type="string" office:string-value="Rank-GA" calcext:value-type="string">
            <text:p>Rank-GA</text:p>
          </table:table-cell>
          <table:table-cell table:style-name="Default" table:formula="of:=[$results.I3]" office:value-type="string" office:string-value="SFS-GA" calcext:value-type="string">
            <text:p>SFS-GA</text:p>
          </table:table-cell>
          <table:table-cell table:style-name="Default" table:formula="of:=[$results.L3]" office:value-type="string" office:string-value="R-S-GA" calcext:value-type="string">
            <text:p>R-S-GA</text:p>
          </table:table-cell>
          <table:table-cell/>
          <table:table-cell table:formula="of:=[$results.P1]" office:value-type="string" office:string-value="%f1s" calcext:value-type="string">
            <text:p>%f1s</text:p>
          </table:table-cell>
          <table:table-cell table:style-name="Default" table:formula="of:=[$results.R3]" office:value-type="string" office:string-value="GA" calcext:value-type="string">
            <text:p>GA</text:p>
          </table:table-cell>
          <table:table-cell table:style-name="Default" table:formula="of:=[$results.U3]" office:value-type="string" office:string-value="Rank-GA" calcext:value-type="string">
            <text:p>Rank-GA</text:p>
          </table:table-cell>
          <table:table-cell table:style-name="Default" table:formula="of:=[$results.X3]" office:value-type="string" office:string-value="SFS-GA" calcext:value-type="string">
            <text:p>SFS-GA</text:p>
          </table:table-cell>
          <table:table-cell table:style-name="Default" table:formula="of:=[$results.AA3]" office:value-type="string" office:string-value="R-S-GA" calcext:value-type="string">
            <text:p>R-S-GA</text:p>
          </table:table-cell>
        </table:table-row>
        <table:table-row table:style-name="ro1">
          <table:table-cell table:formula="of:=[$results.A5]" office:value-type="string" office:string-value="d00" calcext:value-type="string">
            <text:p>d00</text:p>
          </table:table-cell>
          <table:table-cell table:formula="of:=OR([.C2:.E2])" office:value-type="boolean" office:boolean-value="false" calcext:value-type="boolean">
            <text:p>FALSE</text:p>
          </table:table-cell>
          <table:table-cell table:formula="of:=IFERROR(COM.MICROSOFT.T.TEST([$ga.Y2:.AH2];[$'rank-ga'.Y2:.AH2];2;1)&lt;[.$I$19];1)" office:value-type="boolean" office:boolean-value="false" calcext:value-type="boolean">
            <text:p>FALSE</text:p>
          </table:table-cell>
          <table:table-cell table:formula="of:=IFERROR(COM.MICROSOFT.T.TEST([$ga.Y2:.AH2];[$'sfs-ga'.Y2:.AH2];2;1)&lt;[.$I$19];1)" office:value-type="boolean" office:boolean-value="false" calcext:value-type="boolean">
            <text:p>FALSE</text:p>
          </table:table-cell>
          <table:table-cell table:formula="of:=IFERROR(COM.MICROSOFT.T.TEST([$ga.Y2:.AH2];[$'rank-sfs-ga'.Y2:.AH2];2;1)&lt;[.$I$19];1)" office:value-type="boolean" office:boolean-value="false" calcext:value-type="boolean">
            <text:p>FALSE</text:p>
          </table:table-cell>
          <table:table-cell/>
          <table:table-cell table:formula="of:=[$results.P5]" office:value-type="string" office:string-value="d00" calcext:value-type="string">
            <text:p>d00</text:p>
          </table:table-cell>
          <table:table-cell table:formula="of:=OR([.I2:.K2])" office:value-type="boolean" office:boolean-value="false" calcext:value-type="boolean">
            <text:p>FALSE</text:p>
          </table:table-cell>
          <table:table-cell table:formula="of:=IFERROR(COM.MICROSOFT.T.TEST([$ga.BF2:.BO2];[$'rank-ga'.BF2:.BO2];2;1)&lt;[.$I$19];1)" office:value-type="boolean" office:boolean-value="false" calcext:value-type="boolean">
            <text:p>FALSE</text:p>
          </table:table-cell>
          <table:table-cell table:formula="of:=IFERROR(COM.MICROSOFT.T.TEST([$ga.BF2:.BO2];[$'sfs-ga'.BF2:.BO2];2;1)&lt;[.$I$19];1)" office:value-type="boolean" office:boolean-value="false" calcext:value-type="boolean">
            <text:p>FALSE</text:p>
          </table:table-cell>
          <table:table-cell table:formula="of:=IFERROR(COM.MICROSOFT.T.TEST([$ga.BF2:.BO2];[$'rank-sfs-ga'.BF2:.BO2];2;1)&lt;[.$I$19];1)" office:value-type="boolean" office:boolean-value="false" calcext:value-type="boolean">
            <text:p>FALSE</text:p>
          </table:table-cell>
        </table:table-row>
        <table:table-row table:style-name="ro1">
          <table:table-cell table:formula="of:=[$results.A6]" office:value-type="string" office:string-value="d01" calcext:value-type="string">
            <text:p>d01</text:p>
          </table:table-cell>
          <table:table-cell table:formula="of:=OR([.C3:.E3])" office:value-type="boolean" office:boolean-value="true" calcext:value-type="boolean">
            <text:p>TRUE</text:p>
          </table:table-cell>
          <table:table-cell table:formula="of:=IFERROR(COM.MICROSOFT.T.TEST([$ga.Y3:.AH3];[$'rank-ga'.Y3:.AH3];2;1)&lt;[.$I$19];1)" office:value-type="boolean" office:boolean-value="false" calcext:value-type="boolean">
            <text:p>FALSE</text:p>
          </table:table-cell>
          <table:table-cell table:formula="of:=IFERROR(COM.MICROSOFT.T.TEST([$ga.Y3:.AH3];[$'sfs-ga'.Y3:.AH3];2;1)&lt;[.$I$19];1)" office:value-type="boolean" office:boolean-value="true" calcext:value-type="boolean">
            <text:p>TRUE</text:p>
          </table:table-cell>
          <table:table-cell table:formula="of:=IFERROR(COM.MICROSOFT.T.TEST([$ga.Y3:.AH3];[$'rank-sfs-ga'.Y3:.AH3];2;1)&lt;[.$I$19];1)" office:value-type="boolean" office:boolean-value="false" calcext:value-type="boolean">
            <text:p>FALSE</text:p>
          </table:table-cell>
          <table:table-cell/>
          <table:table-cell table:formula="of:=[$results.P6]" office:value-type="string" office:string-value="d01" calcext:value-type="string">
            <text:p>d01</text:p>
          </table:table-cell>
          <table:table-cell table:formula="of:=OR([.I3:.K3])" office:value-type="boolean" office:boolean-value="true" calcext:value-type="boolean">
            <text:p>TRUE</text:p>
          </table:table-cell>
          <table:table-cell table:formula="of:=IFERROR(COM.MICROSOFT.T.TEST([$ga.BF3:.BO3];[$'rank-ga'.BF3:.BO3];2;1)&lt;[.$I$19];1)" office:value-type="boolean" office:boolean-value="false" calcext:value-type="boolean">
            <text:p>FALSE</text:p>
          </table:table-cell>
          <table:table-cell table:formula="of:=IFERROR(COM.MICROSOFT.T.TEST([$ga.BF3:.BO3];[$'sfs-ga'.BF3:.BO3];2;1)&lt;[.$I$19];1)" office:value-type="boolean" office:boolean-value="true" calcext:value-type="boolean">
            <text:p>TRUE</text:p>
          </table:table-cell>
          <table:table-cell table:formula="of:=IFERROR(COM.MICROSOFT.T.TEST([$ga.BF3:.BO3];[$'rank-sfs-ga'.BF3:.BO3];2;1)&lt;[.$I$19];1)" office:value-type="boolean" office:boolean-value="false" calcext:value-type="boolean">
            <text:p>FALSE</text:p>
          </table:table-cell>
        </table:table-row>
        <table:table-row table:style-name="ro1">
          <table:table-cell table:formula="of:=[$results.A7]" office:value-type="string" office:string-value="d02" calcext:value-type="string">
            <text:p>d02</text:p>
          </table:table-cell>
          <table:table-cell table:formula="of:=OR([.C4:.E4])" office:value-type="boolean" office:boolean-value="false" calcext:value-type="boolean">
            <text:p>FALSE</text:p>
          </table:table-cell>
          <table:table-cell table:formula="of:=IFERROR(COM.MICROSOFT.T.TEST([$ga.Y4:.AH4];[$'rank-ga'.Y4:.AH4];2;1)&lt;[.$I$19];1)" office:value-type="boolean" office:boolean-value="false" calcext:value-type="boolean">
            <text:p>FALSE</text:p>
          </table:table-cell>
          <table:table-cell table:formula="of:=IFERROR(COM.MICROSOFT.T.TEST([$ga.Y4:.AH4];[$'sfs-ga'.Y4:.AH4];2;1)&lt;[.$I$19];1)" office:value-type="boolean" office:boolean-value="false" calcext:value-type="boolean">
            <text:p>FALSE</text:p>
          </table:table-cell>
          <table:table-cell table:formula="of:=IFERROR(COM.MICROSOFT.T.TEST([$ga.Y4:.AH4];[$'rank-sfs-ga'.Y4:.AH4];2;1)&lt;[.$I$19];1)" office:value-type="boolean" office:boolean-value="false" calcext:value-type="boolean">
            <text:p>FALSE</text:p>
          </table:table-cell>
          <table:table-cell/>
          <table:table-cell table:formula="of:=[$results.P7]" office:value-type="string" office:string-value="d02" calcext:value-type="string">
            <text:p>d02</text:p>
          </table:table-cell>
          <table:table-cell table:formula="of:=OR([.I4:.K4])" office:value-type="boolean" office:boolean-value="false" calcext:value-type="boolean">
            <text:p>FALSE</text:p>
          </table:table-cell>
          <table:table-cell table:formula="of:=IFERROR(COM.MICROSOFT.T.TEST([$ga.BF4:.BO4];[$'rank-ga'.BF4:.BO4];2;1)&lt;[.$I$19];1)" office:value-type="boolean" office:boolean-value="false" calcext:value-type="boolean">
            <text:p>FALSE</text:p>
          </table:table-cell>
          <table:table-cell table:formula="of:=IFERROR(COM.MICROSOFT.T.TEST([$ga.BF4:.BO4];[$'sfs-ga'.BF4:.BO4];2;1)&lt;[.$I$19];1)" office:value-type="boolean" office:boolean-value="false" calcext:value-type="boolean">
            <text:p>FALSE</text:p>
          </table:table-cell>
          <table:table-cell table:formula="of:=IFERROR(COM.MICROSOFT.T.TEST([$ga.BF4:.BO4];[$'rank-sfs-ga'.BF4:.BO4];2;1)&lt;[.$I$19];1)" office:value-type="boolean" office:boolean-value="false" calcext:value-type="boolean">
            <text:p>FALSE</text:p>
          </table:table-cell>
        </table:table-row>
        <table:table-row table:style-name="ro1">
          <table:table-cell table:formula="of:=[$results.A8]" office:value-type="string" office:string-value="d04" calcext:value-type="string">
            <text:p>d04</text:p>
          </table:table-cell>
          <table:table-cell table:formula="of:=OR([.C5:.E5])" office:value-type="boolean" office:boolean-value="false" calcext:value-type="boolean">
            <text:p>FALSE</text:p>
          </table:table-cell>
          <table:table-cell table:formula="of:=IFERROR(COM.MICROSOFT.T.TEST([$ga.Y5:.AH5];[$'rank-ga'.Y5:.AH5];2;1)&lt;[.$I$19];1)" office:value-type="boolean" office:boolean-value="false" calcext:value-type="boolean">
            <text:p>FALSE</text:p>
          </table:table-cell>
          <table:table-cell table:formula="of:=IFERROR(COM.MICROSOFT.T.TEST([$ga.Y5:.AH5];[$'sfs-ga'.Y5:.AH5];2;1)&lt;[.$I$19];1)" office:value-type="boolean" office:boolean-value="false" calcext:value-type="boolean">
            <text:p>FALSE</text:p>
          </table:table-cell>
          <table:table-cell table:formula="of:=IFERROR(COM.MICROSOFT.T.TEST([$ga.Y5:.AH5];[$'rank-sfs-ga'.Y5:.AH5];2;1)&lt;[.$I$19];1)" office:value-type="boolean" office:boolean-value="false" calcext:value-type="boolean">
            <text:p>FALSE</text:p>
          </table:table-cell>
          <table:table-cell/>
          <table:table-cell table:formula="of:=[$results.P8]" office:value-type="string" office:string-value="d04" calcext:value-type="string">
            <text:p>d04</text:p>
          </table:table-cell>
          <table:table-cell table:formula="of:=OR([.I5:.K5])" office:value-type="boolean" office:boolean-value="false" calcext:value-type="boolean">
            <text:p>FALSE</text:p>
          </table:table-cell>
          <table:table-cell table:formula="of:=IFERROR(COM.MICROSOFT.T.TEST([$ga.BF5:.BO5];[$'rank-ga'.BF5:.BO5];2;1)&lt;[.$I$19];1)" office:value-type="boolean" office:boolean-value="false" calcext:value-type="boolean">
            <text:p>FALSE</text:p>
          </table:table-cell>
          <table:table-cell table:formula="of:=IFERROR(COM.MICROSOFT.T.TEST([$ga.BF5:.BO5];[$'sfs-ga'.BF5:.BO5];2;1)&lt;[.$I$19];1)" office:value-type="boolean" office:boolean-value="false" calcext:value-type="boolean">
            <text:p>FALSE</text:p>
          </table:table-cell>
          <table:table-cell table:formula="of:=IFERROR(COM.MICROSOFT.T.TEST([$ga.BF5:.BO5];[$'rank-sfs-ga'.BF5:.BO5];2;1)&lt;[.$I$19];1)" office:value-type="boolean" office:boolean-value="false" calcext:value-type="boolean">
            <text:p>FALSE</text:p>
          </table:table-cell>
        </table:table-row>
        <table:table-row table:style-name="ro1">
          <table:table-cell table:formula="of:=[$results.A9]" office:value-type="string" office:string-value="d05" calcext:value-type="string">
            <text:p>d05</text:p>
          </table:table-cell>
          <table:table-cell table:formula="of:=OR([.C6:.E6])" office:value-type="boolean" office:boolean-value="false" calcext:value-type="boolean">
            <text:p>FALSE</text:p>
          </table:table-cell>
          <table:table-cell table:formula="of:=IFERROR(COM.MICROSOFT.T.TEST([$ga.Y6:.AH6];[$'rank-ga'.Y6:.AH6];2;1)&lt;[.$I$19];1)" office:value-type="boolean" office:boolean-value="false" calcext:value-type="boolean">
            <text:p>FALSE</text:p>
          </table:table-cell>
          <table:table-cell table:formula="of:=IFERROR(COM.MICROSOFT.T.TEST([$ga.Y6:.AH6];[$'sfs-ga'.Y6:.AH6];2;1)&lt;[.$I$19];1)" office:value-type="boolean" office:boolean-value="false" calcext:value-type="boolean">
            <text:p>FALSE</text:p>
          </table:table-cell>
          <table:table-cell table:formula="of:=IFERROR(COM.MICROSOFT.T.TEST([$ga.Y6:.AH6];[$'rank-sfs-ga'.Y6:.AH6];2;1)&lt;[.$I$19];1)" office:value-type="boolean" office:boolean-value="false" calcext:value-type="boolean">
            <text:p>FALSE</text:p>
          </table:table-cell>
          <table:table-cell/>
          <table:table-cell table:formula="of:=[$results.P9]" office:value-type="string" office:string-value="d05" calcext:value-type="string">
            <text:p>d05</text:p>
          </table:table-cell>
          <table:table-cell table:formula="of:=OR([.I6:.K6])" office:value-type="boolean" office:boolean-value="false" calcext:value-type="boolean">
            <text:p>FALSE</text:p>
          </table:table-cell>
          <table:table-cell table:formula="of:=IFERROR(COM.MICROSOFT.T.TEST([$ga.BF6:.BO6];[$'rank-ga'.BF6:.BO6];2;1)&lt;[.$I$19];1)" office:value-type="boolean" office:boolean-value="false" calcext:value-type="boolean">
            <text:p>FALSE</text:p>
          </table:table-cell>
          <table:table-cell table:formula="of:=IFERROR(COM.MICROSOFT.T.TEST([$ga.BF6:.BO6];[$'sfs-ga'.BF6:.BO6];2;1)&lt;[.$I$19];1)" office:value-type="boolean" office:boolean-value="false" calcext:value-type="boolean">
            <text:p>FALSE</text:p>
          </table:table-cell>
          <table:table-cell table:formula="of:=IFERROR(COM.MICROSOFT.T.TEST([$ga.BF6:.BO6];[$'rank-sfs-ga'.BF6:.BO6];2;1)&lt;[.$I$19];1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OR([.C7:.E7])" office:value-type="boolean" office:boolean-value="true" calcext:value-type="boolean">
            <text:p>TRUE</text:p>
          </table:table-cell>
          <table:table-cell table:formula="of:=IFERROR(COM.MICROSOFT.T.TEST([$ga.Y7:.AH7];[$'rank-ga'.Y23:.AH23];2;1)&lt;[.$I$19];1)" office:value-type="boolean" office:boolean-value="true" calcext:value-type="boolean">
            <text:p>TRUE</text:p>
          </table:table-cell>
          <table:table-cell table:formula="of:=IFERROR(COM.MICROSOFT.T.TEST([$ga.Y7:.AH7];[$'sfs-ga'.Y23:.AH23];2;1)&lt;[.$I$19];1)" office:value-type="boolean" office:boolean-value="true" calcext:value-type="boolean">
            <text:p>TRUE</text:p>
          </table:table-cell>
          <table:table-cell table:formula="of:=IFERROR(COM.MICROSOFT.T.TEST([$ga.Y7:.AH7];[$'rank-sfs-ga'.Y23:.AH23];2;1)&lt;[.$I$19];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avg</text:p>
          </table:table-cell>
          <table:table-cell table:formula="of:=OR([.I7:.K7])" office:value-type="boolean" office:boolean-value="true" calcext:value-type="boolean">
            <text:p>TRUE</text:p>
          </table:table-cell>
          <table:table-cell table:formula="of:=IFERROR(COM.MICROSOFT.T.TEST([$ga.BF7:.BO7];[$'rank-ga'.BF23:.BO23];2;1)&lt;[.$I$19];1)" office:value-type="boolean" office:boolean-value="true" calcext:value-type="boolean">
            <text:p>TRUE</text:p>
          </table:table-cell>
          <table:table-cell table:formula="of:=IFERROR(COM.MICROSOFT.T.TEST([$ga.BF7:.BO7];[$'sfs-ga'.BF23:.BO23];2;1)&lt;[.$I$19];1)" office:value-type="boolean" office:boolean-value="true" calcext:value-type="boolean">
            <text:p>TRUE</text:p>
          </table:table-cell>
          <table:table-cell table:formula="of:=IFERROR(COM.MICROSOFT.T.TEST([$ga.BF7:.BO7];[$'rank-sfs-ga'.BF23:.BO23];2;1)&lt;[.$I$19];1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 table:formula="of:=[$results.A17]" office:value-type="string" office:string-value="%prec" calcext:value-type="string">
            <text:p>%prec</text:p>
          </table:table-cell>
          <table:table-cell table:style-name="Default" table:formula="of:=[$results.C19]" office:value-type="string" office:string-value="GA" calcext:value-type="string">
            <text:p>GA</text:p>
          </table:table-cell>
          <table:table-cell table:style-name="Default" table:formula="of:=[$results.F19]" office:value-type="string" office:string-value="Rank-GA" calcext:value-type="string">
            <text:p>Rank-GA</text:p>
          </table:table-cell>
          <table:table-cell table:style-name="Default" table:formula="of:=[$results.I19]" office:value-type="string" office:string-value="SFS-GA" calcext:value-type="string">
            <text:p>SFS-GA</text:p>
          </table:table-cell>
          <table:table-cell table:style-name="Default" table:formula="of:=[$results.L19]" office:value-type="string" office:string-value="R-S-GA" calcext:value-type="string">
            <text:p>R-S-GA</text:p>
          </table:table-cell>
          <table:table-cell/>
          <table:table-cell table:formula="of:=[$results.P17]" office:value-type="string" office:string-value="%rec" calcext:value-type="string">
            <text:p>%rec</text:p>
          </table:table-cell>
          <table:table-cell table:style-name="Default" table:formula="of:=[$results.R19]" office:value-type="string" office:string-value="GA" calcext:value-type="string">
            <text:p>GA</text:p>
          </table:table-cell>
          <table:table-cell table:style-name="Default" table:formula="of:=[$results.U19]" office:value-type="string" office:string-value="Rank-GA" calcext:value-type="string">
            <text:p>Rank-GA</text:p>
          </table:table-cell>
          <table:table-cell table:style-name="Default" table:formula="of:=[$results.X19]" office:value-type="string" office:string-value="SFS-GA" calcext:value-type="string">
            <text:p>SFS-GA</text:p>
          </table:table-cell>
          <table:table-cell table:style-name="Default" table:formula="of:=[$results.AA19]" office:value-type="string" office:string-value="R-S-GA" calcext:value-type="string">
            <text:p>R-S-GA</text:p>
          </table:table-cell>
        </table:table-row>
        <table:table-row table:style-name="ro1">
          <table:table-cell table:formula="of:=[$results.A21]" office:value-type="string" office:string-value="d00" calcext:value-type="string">
            <text:p>d00</text:p>
          </table:table-cell>
          <table:table-cell table:formula="of:=OR([.C11:.E11])" office:value-type="boolean" office:boolean-value="false" calcext:value-type="boolean">
            <text:p>FALSE</text:p>
          </table:table-cell>
          <table:table-cell table:formula="of:=IFERROR(COM.MICROSOFT.T.TEST([$ga.AJ2:.AS2];[$'rank-ga'.AJ2:.AS2];2;1)&lt;[.$I$19];1)" office:value-type="boolean" office:boolean-value="false" calcext:value-type="boolean">
            <text:p>FALSE</text:p>
          </table:table-cell>
          <table:table-cell table:formula="of:=IFERROR(COM.MICROSOFT.T.TEST([$ga.AJ2:.AS2];[$'sfs-ga'.AJ2:.AS2];2;1)&lt;[.$I$19];1)" office:value-type="boolean" office:boolean-value="false" calcext:value-type="boolean">
            <text:p>FALSE</text:p>
          </table:table-cell>
          <table:table-cell table:formula="of:=IFERROR(COM.MICROSOFT.T.TEST([$ga.AJ2:.AS2];[$'rank-sfs-ga'.AJ2:.AS2];2;1)&lt;[.$I$19];1)" office:value-type="boolean" office:boolean-value="false" calcext:value-type="boolean">
            <text:p>FALSE</text:p>
          </table:table-cell>
          <table:table-cell/>
          <table:table-cell table:formula="of:=[$results.P21]" office:value-type="string" office:string-value="d00" calcext:value-type="string">
            <text:p>d00</text:p>
          </table:table-cell>
          <table:table-cell table:formula="of:=OR([.I11:.K11])" office:value-type="boolean" office:boolean-value="true" calcext:value-type="boolean">
            <text:p>TRUE</text:p>
          </table:table-cell>
          <table:table-cell table:formula="of:=IFERROR(COM.MICROSOFT.T.TEST([$ga.AU2:.BD2];[$'rank-ga'.AU2:.BD2];2;1)&lt;[.$I$19];1)" office:value-type="boolean" office:boolean-value="true" calcext:value-type="boolean">
            <text:p>TRUE</text:p>
          </table:table-cell>
          <table:table-cell table:formula="of:=IFERROR(COM.MICROSOFT.T.TEST([$ga.AU2:.BD2];[$'sfs-ga'.AU2:.BD2];2;1)&lt;[.$I$19];1)" office:value-type="boolean" office:boolean-value="true" calcext:value-type="boolean">
            <text:p>TRUE</text:p>
          </table:table-cell>
          <table:table-cell table:formula="of:=IFERROR(COM.MICROSOFT.T.TEST([$ga.AU2:.BD2];[$'rank-sfs-ga'.AU2:.BD2];2;1)&lt;[.$I$19];1)" office:value-type="boolean" office:boolean-value="true" calcext:value-type="boolean">
            <text:p>TRUE</text:p>
          </table:table-cell>
        </table:table-row>
        <table:table-row table:style-name="ro1">
          <table:table-cell table:formula="of:=[$results.A22]" office:value-type="string" office:string-value="d01" calcext:value-type="string">
            <text:p>d01</text:p>
          </table:table-cell>
          <table:table-cell table:formula="of:=OR([.C12:.E12])" office:value-type="boolean" office:boolean-value="true" calcext:value-type="boolean">
            <text:p>TRUE</text:p>
          </table:table-cell>
          <table:table-cell table:formula="of:=IFERROR(COM.MICROSOFT.T.TEST([$ga.AJ3:.AS3];[$'rank-ga'.AJ3:.AS3];2;1)&lt;[.$I$19];1)" office:value-type="boolean" office:boolean-value="false" calcext:value-type="boolean">
            <text:p>FALSE</text:p>
          </table:table-cell>
          <table:table-cell table:formula="of:=IFERROR(COM.MICROSOFT.T.TEST([$ga.AJ3:.AS3];[$'sfs-ga'.AJ3:.AS3];2;1)&lt;[.$I$19];1)" office:value-type="boolean" office:boolean-value="true" calcext:value-type="boolean">
            <text:p>TRUE</text:p>
          </table:table-cell>
          <table:table-cell table:formula="of:=IFERROR(COM.MICROSOFT.T.TEST([$ga.AJ3:.AS3];[$'rank-sfs-ga'.AJ3:.AS3];2;1)&lt;[.$I$19];1)" office:value-type="boolean" office:boolean-value="false" calcext:value-type="boolean">
            <text:p>FALSE</text:p>
          </table:table-cell>
          <table:table-cell/>
          <table:table-cell table:formula="of:=[$results.P22]" office:value-type="string" office:string-value="d01" calcext:value-type="string">
            <text:p>d01</text:p>
          </table:table-cell>
          <table:table-cell table:formula="of:=OR([.I12:.K12])" office:value-type="boolean" office:boolean-value="true" calcext:value-type="boolean">
            <text:p>TRUE</text:p>
          </table:table-cell>
          <table:table-cell table:formula="of:=IFERROR(COM.MICROSOFT.T.TEST([$ga.AU3:.BD3];[$'rank-ga'.AU3:.BD3];2;1)&lt;[.$I$19];1)" office:value-type="boolean" office:boolean-value="true" calcext:value-type="boolean">
            <text:p>TRUE</text:p>
          </table:table-cell>
          <table:table-cell table:formula="of:=IFERROR(COM.MICROSOFT.T.TEST([$ga.AU3:.BD3];[$'sfs-ga'.AU3:.BD3];2;1)&lt;[.$I$19];1)" office:value-type="boolean" office:boolean-value="true" calcext:value-type="boolean">
            <text:p>TRUE</text:p>
          </table:table-cell>
          <table:table-cell table:formula="of:=IFERROR(COM.MICROSOFT.T.TEST([$ga.AU3:.BD3];[$'rank-sfs-ga'.AU3:.BD3];2;1)&lt;[.$I$19];1)" office:value-type="boolean" office:boolean-value="true" calcext:value-type="boolean">
            <text:p>TRUE</text:p>
          </table:table-cell>
        </table:table-row>
        <table:table-row table:style-name="ro1">
          <table:table-cell table:formula="of:=[$results.A23]" office:value-type="string" office:string-value="d02" calcext:value-type="string">
            <text:p>d02</text:p>
          </table:table-cell>
          <table:table-cell table:formula="of:=OR([.C13:.E13])" office:value-type="boolean" office:boolean-value="false" calcext:value-type="boolean">
            <text:p>FALSE</text:p>
          </table:table-cell>
          <table:table-cell table:formula="of:=IFERROR(COM.MICROSOFT.T.TEST([$ga.AJ4:.AS4];[$'rank-ga'.AJ4:.AS4];2;1)&lt;[.$I$19];1)" office:value-type="boolean" office:boolean-value="false" calcext:value-type="boolean">
            <text:p>FALSE</text:p>
          </table:table-cell>
          <table:table-cell table:formula="of:=IFERROR(COM.MICROSOFT.T.TEST([$ga.AJ4:.AS4];[$'sfs-ga'.AJ4:.AS4];2;1)&lt;[.$I$19];1)" office:value-type="boolean" office:boolean-value="false" calcext:value-type="boolean">
            <text:p>FALSE</text:p>
          </table:table-cell>
          <table:table-cell table:formula="of:=IFERROR(COM.MICROSOFT.T.TEST([$ga.AJ4:.AS4];[$'rank-sfs-ga'.AJ4:.AS4];2;1)&lt;[.$I$19];1)" office:value-type="boolean" office:boolean-value="false" calcext:value-type="boolean">
            <text:p>FALSE</text:p>
          </table:table-cell>
          <table:table-cell/>
          <table:table-cell table:formula="of:=[$results.P23]" office:value-type="string" office:string-value="d02" calcext:value-type="string">
            <text:p>d02</text:p>
          </table:table-cell>
          <table:table-cell table:formula="of:=OR([.I13:.K13])" office:value-type="boolean" office:boolean-value="true" calcext:value-type="boolean">
            <text:p>TRUE</text:p>
          </table:table-cell>
          <table:table-cell table:formula="of:=IFERROR(COM.MICROSOFT.T.TEST([$ga.AU4:.BD4];[$'rank-ga'.AU4:.BD4];2;1)&lt;[.$I$19];1)" office:value-type="boolean" office:boolean-value="true" calcext:value-type="boolean">
            <text:p>TRUE</text:p>
          </table:table-cell>
          <table:table-cell table:formula="of:=IFERROR(COM.MICROSOFT.T.TEST([$ga.AU4:.BD4];[$'sfs-ga'.AU4:.BD4];2;1)&lt;[.$I$19];1)" office:value-type="boolean" office:boolean-value="true" calcext:value-type="boolean">
            <text:p>TRUE</text:p>
          </table:table-cell>
          <table:table-cell table:formula="of:=IFERROR(COM.MICROSOFT.T.TEST([$ga.AU4:.BD4];[$'rank-sfs-ga'.AU4:.BD4];2;1)&lt;[.$I$19];1)" office:value-type="boolean" office:boolean-value="true" calcext:value-type="boolean">
            <text:p>TRUE</text:p>
          </table:table-cell>
        </table:table-row>
        <table:table-row table:style-name="ro1">
          <table:table-cell table:formula="of:=[$results.A24]" office:value-type="string" office:string-value="d04" calcext:value-type="string">
            <text:p>d04</text:p>
          </table:table-cell>
          <table:table-cell table:formula="of:=OR([.C14:.E14])" office:value-type="boolean" office:boolean-value="true" calcext:value-type="boolean">
            <text:p>TRUE</text:p>
          </table:table-cell>
          <table:table-cell table:formula="of:=IFERROR(COM.MICROSOFT.T.TEST([$ga.AJ5:.AS5];[$'rank-ga'.AJ5:.AS5];2;1)&lt;[.$I$19];1)" office:value-type="boolean" office:boolean-value="false" calcext:value-type="boolean">
            <text:p>FALSE</text:p>
          </table:table-cell>
          <table:table-cell table:formula="of:=IFERROR(COM.MICROSOFT.T.TEST([$ga.AJ5:.AS5];[$'sfs-ga'.AJ5:.AS5];2;1)&lt;[.$I$19];1)" office:value-type="boolean" office:boolean-value="false" calcext:value-type="boolean">
            <text:p>FALSE</text:p>
          </table:table-cell>
          <table:table-cell table:formula="of:=IFERROR(COM.MICROSOFT.T.TEST([$ga.AJ5:.AS5];[$'rank-sfs-ga'.AJ5:.AS5];2;1)&lt;[.$I$19];1)" office:value-type="boolean" office:boolean-value="true" calcext:value-type="boolean">
            <text:p>TRUE</text:p>
          </table:table-cell>
          <table:table-cell/>
          <table:table-cell table:formula="of:=[$results.P24]" office:value-type="string" office:string-value="d04" calcext:value-type="string">
            <text:p>d04</text:p>
          </table:table-cell>
          <table:table-cell table:formula="of:=OR([.I14:.K14])" office:value-type="boolean" office:boolean-value="true" calcext:value-type="boolean">
            <text:p>TRUE</text:p>
          </table:table-cell>
          <table:table-cell table:formula="of:=IFERROR(COM.MICROSOFT.T.TEST([$ga.AU5:.BD5];[$'rank-ga'.AU5:.BD5];2;1)&lt;[.$I$19];1)" office:value-type="boolean" office:boolean-value="true" calcext:value-type="boolean">
            <text:p>TRUE</text:p>
          </table:table-cell>
          <table:table-cell table:formula="of:=IFERROR(COM.MICROSOFT.T.TEST([$ga.AU5:.BD5];[$'sfs-ga'.AU5:.BD5];2;1)&lt;[.$I$19];1)" office:value-type="boolean" office:boolean-value="true" calcext:value-type="boolean">
            <text:p>TRUE</text:p>
          </table:table-cell>
          <table:table-cell table:formula="of:=IFERROR(COM.MICROSOFT.T.TEST([$ga.AU5:.BD5];[$'rank-sfs-ga'.AU5:.BD5];2;1)&lt;[.$I$19];1)" office:value-type="boolean" office:boolean-value="false" calcext:value-type="boolean">
            <text:p>FALSE</text:p>
          </table:table-cell>
        </table:table-row>
        <table:table-row table:style-name="ro1">
          <table:table-cell table:formula="of:=[$results.A25]" office:value-type="string" office:string-value="d05" calcext:value-type="string">
            <text:p>d05</text:p>
          </table:table-cell>
          <table:table-cell table:formula="of:=OR([.C15:.E15])" office:value-type="boolean" office:boolean-value="false" calcext:value-type="boolean">
            <text:p>FALSE</text:p>
          </table:table-cell>
          <table:table-cell table:formula="of:=IFERROR(COM.MICROSOFT.T.TEST([$ga.AJ6:.AS6];[$'rank-ga'.AJ6:.AS6];2;1)&lt;[.$I$19];1)" office:value-type="boolean" office:boolean-value="false" calcext:value-type="boolean">
            <text:p>FALSE</text:p>
          </table:table-cell>
          <table:table-cell table:formula="of:=IFERROR(COM.MICROSOFT.T.TEST([$ga.AJ6:.AS6];[$'sfs-ga'.AJ6:.AS6];2;1)&lt;[.$I$19];1)" office:value-type="boolean" office:boolean-value="false" calcext:value-type="boolean">
            <text:p>FALSE</text:p>
          </table:table-cell>
          <table:table-cell table:formula="of:=IFERROR(COM.MICROSOFT.T.TEST([$ga.AJ6:.AS6];[$'rank-sfs-ga'.AJ6:.AS6];2;1)&lt;[.$I$19];1)" office:value-type="boolean" office:boolean-value="false" calcext:value-type="boolean">
            <text:p>FALSE</text:p>
          </table:table-cell>
          <table:table-cell/>
          <table:table-cell table:formula="of:=[$results.P25]" office:value-type="string" office:string-value="d05" calcext:value-type="string">
            <text:p>d05</text:p>
          </table:table-cell>
          <table:table-cell table:formula="of:=OR([.I15:.K15])" office:value-type="boolean" office:boolean-value="true" calcext:value-type="boolean">
            <text:p>TRUE</text:p>
          </table:table-cell>
          <table:table-cell table:formula="of:=IFERROR(COM.MICROSOFT.T.TEST([$ga.AU6:.BD6];[$'rank-ga'.AU6:.BD6];2;1)&lt;[.$I$19];1)" office:value-type="boolean" office:boolean-value="true" calcext:value-type="boolean">
            <text:p>TRUE</text:p>
          </table:table-cell>
          <table:table-cell table:formula="of:=IFERROR(COM.MICROSOFT.T.TEST([$ga.AU6:.BD6];[$'sfs-ga'.AU6:.BD6];2;1)&lt;[.$I$19];1)" office:value-type="boolean" office:boolean-value="true" calcext:value-type="boolean">
            <text:p>TRUE</text:p>
          </table:table-cell>
          <table:table-cell table:formula="of:=IFERROR(COM.MICROSOFT.T.TEST([$ga.AU6:.BD6];[$'rank-sfs-ga'.AU6:.BD6];2;1)&lt;[.$I$19];1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OR([.C16:.E16])" office:value-type="boolean" office:boolean-value="true" calcext:value-type="boolean">
            <text:p>TRUE</text:p>
          </table:table-cell>
          <table:table-cell table:formula="of:=IFERROR(COM.MICROSOFT.T.TEST([$ga.AJ7:.AS7];[$'rank-ga'.AJ23:.AS23];2;1)&lt;[.$I$19];1)" office:value-type="boolean" office:boolean-value="true" calcext:value-type="boolean">
            <text:p>TRUE</text:p>
          </table:table-cell>
          <table:table-cell table:formula="of:=IFERROR(COM.MICROSOFT.T.TEST([$ga.AJ7:.AS7];[$'sfs-ga'.AJ23:.AS23];2;1)&lt;[.$I$19];1)" office:value-type="boolean" office:boolean-value="true" calcext:value-type="boolean">
            <text:p>TRUE</text:p>
          </table:table-cell>
          <table:table-cell table:formula="of:=IFERROR(COM.MICROSOFT.T.TEST([$ga.AJ7:.AS7];[$'rank-sfs-ga'.AJ23:.AS23];2;1)&lt;[.$I$19];1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avg</text:p>
          </table:table-cell>
          <table:table-cell table:formula="of:=OR([.I16:.K16])" office:value-type="boolean" office:boolean-value="true" calcext:value-type="boolean">
            <text:p>TRUE</text:p>
          </table:table-cell>
          <table:table-cell table:formula="of:=IFERROR(COM.MICROSOFT.T.TEST([$ga.AU7:.BD7];[$'rank-ga'.AU23:.BD23];2;1)&lt;[.$I$19];1)" office:value-type="boolean" office:boolean-value="true" calcext:value-type="boolean">
            <text:p>TRUE</text:p>
          </table:table-cell>
          <table:table-cell table:formula="of:=IFERROR(COM.MICROSOFT.T.TEST([$ga.AU7:.BD7];[$'sfs-ga'.AU23:.BD23];2;1)&lt;[.$I$19];1)" office:value-type="boolean" office:boolean-value="true" calcext:value-type="boolean">
            <text:p>TRUE</text:p>
          </table:table-cell>
          <table:table-cell table:formula="of:=IFERROR(COM.MICROSOFT.T.TEST([$ga.AU7:.BD7];[$'rank-sfs-ga'.AU23:.BD23];2;1)&lt;[.$I$19];1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 table:number-columns-repeated="4"/>
        </table:table-row>
        <table:table-row table:style-name="ro1">
          <table:table-cell table:formula="of:=[$results.A33]" office:value-type="string" office:string-value="%tetime" calcext:value-type="string">
            <text:p>%tetime</text:p>
          </table:table-cell>
          <table:table-cell table:style-name="Default" table:formula="of:=[$results.C35]" office:value-type="string" office:string-value="GA" calcext:value-type="string">
            <text:p>GA</text:p>
          </table:table-cell>
          <table:table-cell table:style-name="Default" table:formula="of:=[$results.F35]" office:value-type="string" office:string-value="Rank-GA" calcext:value-type="string">
            <text:p>Rank-GA</text:p>
          </table:table-cell>
          <table:table-cell table:style-name="Default" table:formula="of:=[$results.I35]" office:value-type="string" office:string-value="SFS-GA" calcext:value-type="string">
            <text:p>SFS-GA</text:p>
          </table:table-cell>
          <table:table-cell table:style-name="Default" table:formula="of:=[$results.L35]" office:value-type="string" office:string-value="R-S-GA" calcext:value-type="string">
            <text:p>R-S-GA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formula="of:=[$results.A37]" office:value-type="string" office:string-value="d00" calcext:value-type="string">
            <text:p>d00</text:p>
          </table:table-cell>
          <table:table-cell table:formula="of:=OR([.C19:.E19])" office:value-type="boolean" office:boolean-value="false" calcext:value-type="boolean">
            <text:p>FALSE</text:p>
          </table:table-cell>
          <table:table-cell table:formula="of:=IFERROR(COM.MICROSOFT.T.TEST([$ga.N2:.W2];[$'rank-ga'.N2:.W2];2;1)&lt;[.$I$19];1)" office:value-type="boolean" office:boolean-value="false" calcext:value-type="boolean">
            <text:p>FALSE</text:p>
          </table:table-cell>
          <table:table-cell table:formula="of:=IFERROR(COM.MICROSOFT.T.TEST([$ga.N2:.W2];[$'sfs-ga'.N2:.W2];2;1)&lt;[.$I$19];1)" office:value-type="boolean" office:boolean-value="false" calcext:value-type="boolean">
            <text:p>FALSE</text:p>
          </table:table-cell>
          <table:table-cell table:formula="of:=IFERROR(COM.MICROSOFT.T.TEST([$ga.N2:.W2];[$'rank-sfs-ga'.N2:.W2];2;1)&lt;[.$I$19];1)" office:value-type="boolean" office:boolean-value="false" calcext:value-type="boolean">
            <text:p>FALSE</text:p>
          </table:table-cell>
          <table:table-cell table:number-columns-repeated="2"/>
          <table:table-cell table:style-name="Default" office:value-type="string" calcext:value-type="string">
            <text:p>alpha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table:number-columns-repeated="2"/>
        </table:table-row>
        <table:table-row table:style-name="ro1">
          <table:table-cell table:formula="of:=[$results.A38]" office:value-type="string" office:string-value="d01" calcext:value-type="string">
            <text:p>d01</text:p>
          </table:table-cell>
          <table:table-cell table:formula="of:=OR([.C20:.E20])" office:value-type="boolean" office:boolean-value="true" calcext:value-type="boolean">
            <text:p>TRUE</text:p>
          </table:table-cell>
          <table:table-cell table:formula="of:=IFERROR(COM.MICROSOFT.T.TEST([$ga.N3:.W3];[$'rank-ga'.N3:.W3];2;1)&lt;[.$I$19];1)" office:value-type="boolean" office:boolean-value="false" calcext:value-type="boolean">
            <text:p>FALSE</text:p>
          </table:table-cell>
          <table:table-cell table:formula="of:=IFERROR(COM.MICROSOFT.T.TEST([$ga.N3:.W3];[$'sfs-ga'.N3:.W3];2;1)&lt;[.$I$19];1)" office:value-type="boolean" office:boolean-value="true" calcext:value-type="boolean">
            <text:p>TRUE</text:p>
          </table:table-cell>
          <table:table-cell table:formula="of:=IFERROR(COM.MICROSOFT.T.TEST([$ga.N3:.W3];[$'rank-sfs-ga'.N3:.W3];2;1)&lt;[.$I$19];1)" office:value-type="boolean" office:boolean-value="true" calcext:value-type="boolean">
            <text:p>TRUE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formula="of:=[$results.A39]" office:value-type="string" office:string-value="d02" calcext:value-type="string">
            <text:p>d02</text:p>
          </table:table-cell>
          <table:table-cell table:formula="of:=OR([.C21:.E21])" office:value-type="boolean" office:boolean-value="false" calcext:value-type="boolean">
            <text:p>FALSE</text:p>
          </table:table-cell>
          <table:table-cell table:formula="of:=IFERROR(COM.MICROSOFT.T.TEST([$ga.N4:.W4];[$'rank-ga'.N4:.W4];2;1)&lt;[.$I$19];1)" office:value-type="boolean" office:boolean-value="false" calcext:value-type="boolean">
            <text:p>FALSE</text:p>
          </table:table-cell>
          <table:table-cell table:formula="of:=IFERROR(COM.MICROSOFT.T.TEST([$ga.N4:.W4];[$'sfs-ga'.N4:.W4];2;1)&lt;[.$I$19];1)" office:value-type="boolean" office:boolean-value="false" calcext:value-type="boolean">
            <text:p>FALSE</text:p>
          </table:table-cell>
          <table:table-cell table:formula="of:=IFERROR(COM.MICROSOFT.T.TEST([$ga.N4:.W4];[$'rank-sfs-ga'.N4:.W4];2;1)&lt;[.$I$19];1)" office:value-type="boolean" office:boolean-value="false" calcext:value-type="boolean">
            <text:p>FALSE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formula="of:=[$results.A40]" office:value-type="string" office:string-value="d04" calcext:value-type="string">
            <text:p>d04</text:p>
          </table:table-cell>
          <table:table-cell table:formula="of:=OR([.C22:.E22])" office:value-type="boolean" office:boolean-value="false" calcext:value-type="boolean">
            <text:p>FALSE</text:p>
          </table:table-cell>
          <table:table-cell table:formula="of:=IFERROR(COM.MICROSOFT.T.TEST([$ga.N5:.W5];[$'rank-ga'.N5:.W5];2;1)&lt;[.$I$19];1)" office:value-type="boolean" office:boolean-value="false" calcext:value-type="boolean">
            <text:p>FALSE</text:p>
          </table:table-cell>
          <table:table-cell table:formula="of:=IFERROR(COM.MICROSOFT.T.TEST([$ga.N5:.W5];[$'sfs-ga'.N5:.W5];2;1)&lt;[.$I$19];1)" office:value-type="boolean" office:boolean-value="false" calcext:value-type="boolean">
            <text:p>FALSE</text:p>
          </table:table-cell>
          <table:table-cell table:formula="of:=IFERROR(COM.MICROSOFT.T.TEST([$ga.N5:.W5];[$'rank-sfs-ga'.N5:.W5];2;1)&lt;[.$I$19];1)" office:value-type="boolean" office:boolean-value="false" calcext:value-type="boolean">
            <text:p>FALSE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formula="of:=[$results.A41]" office:value-type="string" office:string-value="d05" calcext:value-type="string">
            <text:p>d05</text:p>
          </table:table-cell>
          <table:table-cell table:formula="of:=OR([.C23:.E23])" office:value-type="boolean" office:boolean-value="false" calcext:value-type="boolean">
            <text:p>FALSE</text:p>
          </table:table-cell>
          <table:table-cell table:formula="of:=IFERROR(COM.MICROSOFT.T.TEST([$ga.N6:.W6];[$'rank-ga'.N6:.W6];2;1)&lt;[.$I$19];1)" office:value-type="boolean" office:boolean-value="false" calcext:value-type="boolean">
            <text:p>FALSE</text:p>
          </table:table-cell>
          <table:table-cell table:formula="of:=IFERROR(COM.MICROSOFT.T.TEST([$ga.N6:.W6];[$'sfs-ga'.N6:.W6];2;1)&lt;[.$I$19];1)" office:value-type="boolean" office:boolean-value="false" calcext:value-type="boolean">
            <text:p>FALSE</text:p>
          </table:table-cell>
          <table:table-cell table:formula="of:=IFERROR(COM.MICROSOFT.T.TEST([$ga.N6:.W6];[$'rank-sfs-ga'.N6:.W6];2;1)&lt;[.$I$19];1)" office:value-type="boolean" office:boolean-value="false" calcext:value-type="boolean">
            <text:p>FALSE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string" calcext:value-type="string">
            <text:p>avg</text:p>
          </table:table-cell>
          <table:table-cell table:formula="of:=OR([.C24:.E24])" office:value-type="boolean" office:boolean-value="true" calcext:value-type="boolean">
            <text:p>TRUE</text:p>
          </table:table-cell>
          <table:table-cell table:formula="of:=IFERROR(COM.MICROSOFT.T.TEST([$ga.N7:.W7];[$'rank-ga'.N23:.W23];2;1)&lt;[.$I$19];1)" office:value-type="boolean" office:boolean-value="true" calcext:value-type="boolean">
            <text:p>TRUE</text:p>
          </table:table-cell>
          <table:table-cell table:formula="of:=IFERROR(COM.MICROSOFT.T.TEST([$ga.N7:.W7];[$'sfs-ga'.N23:.W23];2;1)&lt;[.$I$19];1)" office:value-type="boolean" office:boolean-value="true" calcext:value-type="boolean">
            <text:p>TRUE</text:p>
          </table:table-cell>
          <table:table-cell table:formula="of:=IFERROR(COM.MICROSOFT.T.TEST([$ga.N7:.W7];[$'rank-sfs-ga'.N23:.W23];2;1)&lt;[.$I$19];1)" office:value-type="boolean" office:boolean-value="true" calcext:value-type="boolean">
            <text:p>TRUE</text:p>
          </table:table-cell>
          <table:table-cell table:number-columns-repeated="2"/>
          <table:table-cell table:style-name="Default" table:number-columns-repeated="4"/>
        </table:table-row>
      </table:table>
      <table:table table:name="consolidation" table:style-name="ta1">
        <table:table-column table:style-name="co31" table:default-cell-style-name="Default"/>
        <table:table-column table:style-name="co32" table:default-cell-style-name="ce246"/>
        <table:table-column table:style-name="co29" table:default-cell-style-name="ce246"/>
        <table:table-column table:style-name="co33" table:default-cell-style-name="ce246"/>
        <table:table-column table:style-name="co34" table:default-cell-style-name="ce246"/>
        <table:table-column table:style-name="co27" table:default-cell-style-name="ce246"/>
        <table:table-column table:style-name="co31" table:default-cell-style-name="Default"/>
        <table:table-column table:style-name="co32" table:default-cell-style-name="Default"/>
        <table:table-column table:style-name="co29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table:formula="of:=[results.A1]" office:value-type="string" office:string-value="%acc" calcext:value-type="string">
            <text:p>%acc</text:p>
          </table:table-cell>
          <table:table-cell table:style-name="Default" table:formula="of:=[results.C3]" office:value-type="string" office:string-value="GA" calcext:value-type="string">
            <text:p>GA</text:p>
          </table:table-cell>
          <table:table-cell table:style-name="Default" table:formula="of:=[results.F3]" office:value-type="string" office:string-value="Rank-GA" calcext:value-type="string">
            <text:p>Rank-GA</text:p>
          </table:table-cell>
          <table:table-cell table:style-name="Default" table:formula="of:=[results.I3]" office:value-type="string" office:string-value="SFS-GA" calcext:value-type="string">
            <text:p>SFS-GA</text:p>
          </table:table-cell>
          <table:table-cell table:style-name="Default" table:formula="of:=[results.L3]" office:value-type="string" office:string-value="R-S-GA" calcext:value-type="string">
            <text:p>R-S-GA</text:p>
          </table:table-cell>
          <table:table-cell/>
          <table:table-cell table:formula="of:=[results.P1]" office:value-type="string" office:string-value="%f1s" calcext:value-type="string">
            <text:p>%f1s</text:p>
          </table:table-cell>
          <table:table-cell table:formula="of:=[results.R3]" office:value-type="string" office:string-value="GA" calcext:value-type="string">
            <text:p>GA</text:p>
          </table:table-cell>
          <table:table-cell table:formula="of:=[results.U3]" office:value-type="string" office:string-value="Rank-GA" calcext:value-type="string">
            <text:p>Rank-GA</text:p>
          </table:table-cell>
          <table:table-cell table:formula="of:=[results.X3]" office:value-type="string" office:string-value="SFS-GA" calcext:value-type="string">
            <text:p>SFS-GA</text:p>
          </table:table-cell>
          <table:table-cell table:formula="of:=[results.AA3]" office:value-type="string" office:string-value="R-S-GA" calcext:value-type="string">
            <text:p>R-S-GA</text:p>
          </table:table-cell>
        </table:table-row>
        <table:table-row table:style-name="ro1">
          <table:table-cell table:formula="of:=[results.A5]" office:value-type="string" office:string-value="d00" calcext:value-type="string">
            <text:p>d00</text:p>
          </table:table-cell>
          <table:table-cell table:formula="of:=[results.C5]" office:value-type="float" office:value="99.91" calcext:value-type="float">
            <text:p>99.91</text:p>
          </table:table-cell>
          <table:table-cell table:formula="of:=[results.F5]" office:value-type="float" office:value="99.96" calcext:value-type="float">
            <text:p>99.96</text:p>
          </table:table-cell>
          <table:table-cell table:formula="of:=[results.I5]" office:value-type="float" office:value="99.94" calcext:value-type="float">
            <text:p>99.94</text:p>
          </table:table-cell>
          <table:table-cell table:formula="of:=[results.L5]" office:value-type="float" office:value="99.96" calcext:value-type="float">
            <text:p>99.96</text:p>
          </table:table-cell>
          <table:table-cell/>
          <table:table-cell table:formula="of:=[results.P5]" office:value-type="string" office:string-value="d00" calcext:value-type="string">
            <text:p>d00</text:p>
          </table:table-cell>
          <table:table-cell table:style-name="ce246" table:formula="of:=[results.R5]" office:value-type="float" office:value="99.95" calcext:value-type="float">
            <text:p>99.95</text:p>
          </table:table-cell>
          <table:table-cell table:style-name="ce246" table:formula="of:=[results.U5]" office:value-type="float" office:value="99.98" calcext:value-type="float">
            <text:p>99.98</text:p>
          </table:table-cell>
          <table:table-cell table:style-name="ce246" table:formula="of:=[results.X5]" office:value-type="float" office:value="99.97" calcext:value-type="float">
            <text:p>99.97</text:p>
          </table:table-cell>
          <table:table-cell table:style-name="ce246" table:formula="of:=[results.AA5]" office:value-type="float" office:value="99.98" calcext:value-type="float">
            <text:p>99.98</text:p>
          </table:table-cell>
        </table:table-row>
        <table:table-row table:style-name="ro1">
          <table:table-cell table:formula="of:=[results.A6]" office:value-type="string" office:string-value="d01" calcext:value-type="string">
            <text:p>d01</text:p>
          </table:table-cell>
          <table:table-cell table:formula="of:=[results.C6]" office:value-type="float" office:value="99.5" calcext:value-type="float">
            <text:p>99.50</text:p>
          </table:table-cell>
          <table:table-cell table:formula="of:=[results.F6]" office:value-type="float" office:value="99.54" calcext:value-type="float">
            <text:p>99.54</text:p>
          </table:table-cell>
          <table:table-cell table:formula="of:=[results.I6]" office:value-type="float" office:value="99.67" calcext:value-type="float">
            <text:p>99.67</text:p>
          </table:table-cell>
          <table:table-cell table:formula="of:=[results.L6]" office:value-type="float" office:value="99.53" calcext:value-type="float">
            <text:p>99.53</text:p>
          </table:table-cell>
          <table:table-cell/>
          <table:table-cell table:formula="of:=[results.P6]" office:value-type="string" office:string-value="d01" calcext:value-type="string">
            <text:p>d01</text:p>
          </table:table-cell>
          <table:table-cell table:style-name="ce246" table:formula="of:=[results.R6]" office:value-type="float" office:value="99.71" calcext:value-type="float">
            <text:p>99.71</text:p>
          </table:table-cell>
          <table:table-cell table:style-name="ce246" table:formula="of:=[results.U6]" office:value-type="float" office:value="99.72" calcext:value-type="float">
            <text:p>99.72</text:p>
          </table:table-cell>
          <table:table-cell table:style-name="ce246" table:formula="of:=[results.X6]" office:value-type="float" office:value="99.8" calcext:value-type="float">
            <text:p>99.80</text:p>
          </table:table-cell>
          <table:table-cell table:style-name="ce246" table:formula="of:=[results.AA6]" office:value-type="float" office:value="99.72" calcext:value-type="float">
            <text:p>99.72</text:p>
          </table:table-cell>
        </table:table-row>
        <table:table-row table:style-name="ro1">
          <table:table-cell table:formula="of:=[results.A7]" office:value-type="string" office:string-value="d02" calcext:value-type="string">
            <text:p>d02</text:p>
          </table:table-cell>
          <table:table-cell table:formula="of:=[results.C7]" office:value-type="float" office:value="98.07" calcext:value-type="float">
            <text:p>98.07</text:p>
          </table:table-cell>
          <table:table-cell table:formula="of:=[results.F7]" office:value-type="float" office:value="98.03" calcext:value-type="float">
            <text:p>98.03</text:p>
          </table:table-cell>
          <table:table-cell table:formula="of:=[results.I7]" office:value-type="float" office:value="97.96" calcext:value-type="float">
            <text:p>97.96</text:p>
          </table:table-cell>
          <table:table-cell table:formula="of:=[results.L7]" office:value-type="float" office:value="97.92" calcext:value-type="float">
            <text:p>97.92</text:p>
          </table:table-cell>
          <table:table-cell/>
          <table:table-cell table:formula="of:=[results.P7]" office:value-type="string" office:string-value="d02" calcext:value-type="string">
            <text:p>d02</text:p>
          </table:table-cell>
          <table:table-cell table:style-name="ce246" table:formula="of:=[results.R7]" office:value-type="float" office:value="98.87" calcext:value-type="float">
            <text:p>98.87</text:p>
          </table:table-cell>
          <table:table-cell table:style-name="ce246" table:formula="of:=[results.U7]" office:value-type="float" office:value="98.86" calcext:value-type="float">
            <text:p>98.86</text:p>
          </table:table-cell>
          <table:table-cell table:style-name="ce246" table:formula="of:=[results.X7]" office:value-type="float" office:value="98.77" calcext:value-type="float">
            <text:p>98.77</text:p>
          </table:table-cell>
          <table:table-cell table:style-name="ce246" table:formula="of:=[results.AA7]" office:value-type="float" office:value="98.77" calcext:value-type="float">
            <text:p>98.77</text:p>
          </table:table-cell>
        </table:table-row>
        <table:table-row table:style-name="ro1">
          <table:table-cell table:formula="of:=[results.A8]" office:value-type="string" office:string-value="d04" calcext:value-type="string">
            <text:p>d04</text:p>
          </table:table-cell>
          <table:table-cell table:formula="of:=[results.C8]" office:value-type="float" office:value="100" calcext:value-type="float">
            <text:p>100.00</text:p>
          </table:table-cell>
          <table:table-cell table:formula="of:=[results.F8]" office:value-type="float" office:value="99.98" calcext:value-type="float">
            <text:p>99.98</text:p>
          </table:table-cell>
          <table:table-cell table:formula="of:=[results.I8]" office:value-type="float" office:value="99.99" calcext:value-type="float">
            <text:p>99.99</text:p>
          </table:table-cell>
          <table:table-cell table:formula="of:=[results.L8]" office:value-type="float" office:value="99.97" calcext:value-type="float">
            <text:p>99.97</text:p>
          </table:table-cell>
          <table:table-cell/>
          <table:table-cell table:formula="of:=[results.P8]" office:value-type="string" office:string-value="d04" calcext:value-type="string">
            <text:p>d04</text:p>
          </table:table-cell>
          <table:table-cell table:style-name="ce246" table:formula="of:=[results.R8]" office:value-type="float" office:value="100" calcext:value-type="float">
            <text:p>100.00</text:p>
          </table:table-cell>
          <table:table-cell table:style-name="ce246" table:formula="of:=[results.U8]" office:value-type="float" office:value="99.99" calcext:value-type="float">
            <text:p>99.99</text:p>
          </table:table-cell>
          <table:table-cell table:style-name="ce246" table:formula="of:=[results.X8]" office:value-type="float" office:value="99.99" calcext:value-type="float">
            <text:p>99.99</text:p>
          </table:table-cell>
          <table:table-cell table:style-name="ce246" table:formula="of:=[results.AA8]" office:value-type="float" office:value="99.98" calcext:value-type="float">
            <text:p>99.98</text:p>
          </table:table-cell>
        </table:table-row>
        <table:table-row table:style-name="ro1">
          <table:table-cell table:formula="of:=[results.A9]" office:value-type="string" office:string-value="d05" calcext:value-type="string">
            <text:p>d05</text:p>
          </table:table-cell>
          <table:table-cell table:formula="of:=[results.C9]" office:value-type="float" office:value="99.78" calcext:value-type="float">
            <text:p>99.78</text:p>
          </table:table-cell>
          <table:table-cell table:formula="of:=[results.F9]" office:value-type="float" office:value="99.74" calcext:value-type="float">
            <text:p>99.74</text:p>
          </table:table-cell>
          <table:table-cell table:formula="of:=[results.I9]" office:value-type="float" office:value="99.76" calcext:value-type="float">
            <text:p>99.76</text:p>
          </table:table-cell>
          <table:table-cell table:formula="of:=[results.L9]" office:value-type="float" office:value="99.7" calcext:value-type="float">
            <text:p>99.70</text:p>
          </table:table-cell>
          <table:table-cell/>
          <table:table-cell table:formula="of:=[results.P9]" office:value-type="string" office:string-value="d05" calcext:value-type="string">
            <text:p>d05</text:p>
          </table:table-cell>
          <table:table-cell table:style-name="ce246" table:formula="of:=[results.R9]" office:value-type="float" office:value="99.87" calcext:value-type="float">
            <text:p>99.87</text:p>
          </table:table-cell>
          <table:table-cell table:style-name="ce246" table:formula="of:=[results.U9]" office:value-type="float" office:value="99.84" calcext:value-type="float">
            <text:p>99.84</text:p>
          </table:table-cell>
          <table:table-cell table:style-name="ce246" table:formula="of:=[results.X9]" office:value-type="float" office:value="99.86" calcext:value-type="float">
            <text:p>99.86</text:p>
          </table:table-cell>
          <table:table-cell table:style-name="ce246" table:formula="of:=[results.AA9]" office:value-type="float" office:value="99.84" calcext:value-type="float">
            <text:p>99.84</text:p>
          </table:table-cell>
        </table:table-row>
        <table:table-row table:style-name="ro1">
          <table:table-cell table:formula="of:=[results.A11]" office:value-type="string" office:string-value="avg" calcext:value-type="string">
            <text:p>avg</text:p>
          </table:table-cell>
          <table:table-cell table:formula="of:=[results.C11]" office:value-type="float" office:value="99.45" calcext:value-type="float">
            <text:p>99.45</text:p>
          </table:table-cell>
          <table:table-cell table:formula="of:=[results.F11]" office:value-type="float" office:value="99.45" calcext:value-type="float">
            <text:p>99.45</text:p>
          </table:table-cell>
          <table:table-cell table:formula="of:=[results.I11]" office:value-type="float" office:value="99.46" calcext:value-type="float">
            <text:p>99.46</text:p>
          </table:table-cell>
          <table:table-cell table:formula="of:=[results.L11]" office:value-type="float" office:value="99.42" calcext:value-type="float">
            <text:p>99.42</text:p>
          </table:table-cell>
          <table:table-cell/>
          <table:table-cell table:formula="of:=[results.P11]" office:value-type="string" office:string-value="avg" calcext:value-type="string">
            <text:p>avg</text:p>
          </table:table-cell>
          <table:table-cell table:style-name="ce246" table:formula="of:=[results.R11]" office:value-type="float" office:value="99.68" calcext:value-type="float">
            <text:p>99.68</text:p>
          </table:table-cell>
          <table:table-cell table:style-name="ce246" table:formula="of:=[results.U11]" office:value-type="float" office:value="99.68" calcext:value-type="float">
            <text:p>99.68</text:p>
          </table:table-cell>
          <table:table-cell table:style-name="ce246" table:formula="of:=[results.X11]" office:value-type="float" office:value="99.68" calcext:value-type="float">
            <text:p>99.68</text:p>
          </table:table-cell>
          <table:table-cell table:style-name="ce246" table:formula="of:=[results.AA11]" office:value-type="float" office:value="99.66" calcext:value-type="float">
            <text:p>99.66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5"/>
        </table:table-row>
        <table:table-row table:style-name="ro1">
          <table:table-cell table:formula="of:=[results.A17]" office:value-type="string" office:string-value="%prec" calcext:value-type="string">
            <text:p>%prec</text:p>
          </table:table-cell>
          <table:table-cell table:style-name="Default" table:formula="of:=[results.C19]" office:value-type="string" office:string-value="GA" calcext:value-type="string">
            <text:p>GA</text:p>
          </table:table-cell>
          <table:table-cell table:style-name="Default" table:formula="of:=[results.F19]" office:value-type="string" office:string-value="Rank-GA" calcext:value-type="string">
            <text:p>Rank-GA</text:p>
          </table:table-cell>
          <table:table-cell table:style-name="Default" table:formula="of:=[results.I19]" office:value-type="string" office:string-value="SFS-GA" calcext:value-type="string">
            <text:p>SFS-GA</text:p>
          </table:table-cell>
          <table:table-cell table:style-name="Default" table:formula="of:=[results.L19]" office:value-type="string" office:string-value="R-S-GA" calcext:value-type="string">
            <text:p>R-S-GA</text:p>
          </table:table-cell>
          <table:table-cell/>
          <table:table-cell table:formula="of:=[results.P17]" office:value-type="string" office:string-value="%rec" calcext:value-type="string">
            <text:p>%rec</text:p>
          </table:table-cell>
          <table:table-cell table:formula="of:=[results.R19]" office:value-type="string" office:string-value="GA" calcext:value-type="string">
            <text:p>GA</text:p>
          </table:table-cell>
          <table:table-cell table:formula="of:=[results.U19]" office:value-type="string" office:string-value="Rank-GA" calcext:value-type="string">
            <text:p>Rank-GA</text:p>
          </table:table-cell>
          <table:table-cell table:formula="of:=[results.X19]" office:value-type="string" office:string-value="SFS-GA" calcext:value-type="string">
            <text:p>SFS-GA</text:p>
          </table:table-cell>
          <table:table-cell table:formula="of:=[results.AA19]" office:value-type="string" office:string-value="R-S-GA" calcext:value-type="string">
            <text:p>R-S-GA</text:p>
          </table:table-cell>
        </table:table-row>
        <table:table-row table:style-name="ro1">
          <table:table-cell table:formula="of:=[results.A21]" office:value-type="string" office:string-value="d00" calcext:value-type="string">
            <text:p>d00</text:p>
          </table:table-cell>
          <table:table-cell table:formula="of:=[results.C21]" office:value-type="float" office:value="99.91" calcext:value-type="float">
            <text:p>99.91</text:p>
          </table:table-cell>
          <table:table-cell table:formula="of:=[results.F21]" office:value-type="float" office:value="99.96" calcext:value-type="float">
            <text:p>99.96</text:p>
          </table:table-cell>
          <table:table-cell table:formula="of:=[results.I21]" office:value-type="float" office:value="99.94" calcext:value-type="float">
            <text:p>99.94</text:p>
          </table:table-cell>
          <table:table-cell table:formula="of:=[results.L21]" office:value-type="float" office:value="99.96" calcext:value-type="float">
            <text:p>99.96</text:p>
          </table:table-cell>
          <table:table-cell/>
          <table:table-cell table:formula="of:=[results.P21]" office:value-type="string" office:string-value="d00" calcext:value-type="string">
            <text:p>d00</text:p>
          </table:table-cell>
          <table:table-cell table:style-name="ce246" table:formula="of:=[results.R21]" office:value-type="float" office:value="100" calcext:value-type="float">
            <text:p>100.00</text:p>
          </table:table-cell>
          <table:table-cell table:style-name="ce246" table:formula="of:=[results.U21]" office:value-type="float" office:value="100" calcext:value-type="float">
            <text:p>100.00</text:p>
          </table:table-cell>
          <table:table-cell table:style-name="ce246" table:formula="of:=[results.X21]" office:value-type="float" office:value="100" calcext:value-type="float">
            <text:p>100.00</text:p>
          </table:table-cell>
          <table:table-cell table:style-name="ce246" table:formula="of:=[results.AA21]" office:value-type="float" office:value="100" calcext:value-type="float">
            <text:p>100.00</text:p>
          </table:table-cell>
        </table:table-row>
        <table:table-row table:style-name="ro1">
          <table:table-cell table:formula="of:=[results.A22]" office:value-type="string" office:string-value="d01" calcext:value-type="string">
            <text:p>d01</text:p>
          </table:table-cell>
          <table:table-cell table:formula="of:=[results.C22]" office:value-type="float" office:value="99.41" calcext:value-type="float">
            <text:p>99.41</text:p>
          </table:table-cell>
          <table:table-cell table:formula="of:=[results.F22]" office:value-type="float" office:value="99.45" calcext:value-type="float">
            <text:p>99.45</text:p>
          </table:table-cell>
          <table:table-cell table:formula="of:=[results.I22]" office:value-type="float" office:value="99.6" calcext:value-type="float">
            <text:p>99.60</text:p>
          </table:table-cell>
          <table:table-cell table:formula="of:=[results.L22]" office:value-type="float" office:value="99.44" calcext:value-type="float">
            <text:p>99.44</text:p>
          </table:table-cell>
          <table:table-cell/>
          <table:table-cell table:formula="of:=[results.P22]" office:value-type="string" office:string-value="d01" calcext:value-type="string">
            <text:p>d01</text:p>
          </table:table-cell>
          <table:table-cell table:style-name="ce246" table:formula="of:=[results.R22]" office:value-type="float" office:value="100" calcext:value-type="float">
            <text:p>100.00</text:p>
          </table:table-cell>
          <table:table-cell table:style-name="ce246" table:formula="of:=[results.U22]" office:value-type="float" office:value="100" calcext:value-type="float">
            <text:p>100.00</text:p>
          </table:table-cell>
          <table:table-cell table:style-name="ce246" table:formula="of:=[results.X22]" office:value-type="float" office:value="100" calcext:value-type="float">
            <text:p>100.00</text:p>
          </table:table-cell>
          <table:table-cell table:style-name="ce246" table:formula="of:=[results.AA22]" office:value-type="float" office:value="100" calcext:value-type="float">
            <text:p>100.00</text:p>
          </table:table-cell>
        </table:table-row>
        <table:table-row table:style-name="ro1">
          <table:table-cell table:formula="of:=[results.A23]" office:value-type="string" office:string-value="d02" calcext:value-type="string">
            <text:p>d02</text:p>
          </table:table-cell>
          <table:table-cell table:formula="of:=[results.C23]" office:value-type="float" office:value="97.76" calcext:value-type="float">
            <text:p>97.76</text:p>
          </table:table-cell>
          <table:table-cell table:formula="of:=[results.F23]" office:value-type="float" office:value="97.74" calcext:value-type="float">
            <text:p>97.74</text:p>
          </table:table-cell>
          <table:table-cell table:formula="of:=[results.I23]" office:value-type="float" office:value="97.58" calcext:value-type="float">
            <text:p>97.58</text:p>
          </table:table-cell>
          <table:table-cell table:formula="of:=[results.L23]" office:value-type="float" office:value="97.56" calcext:value-type="float">
            <text:p>97.56</text:p>
          </table:table-cell>
          <table:table-cell/>
          <table:table-cell table:formula="of:=[results.P23]" office:value-type="string" office:string-value="d02" calcext:value-type="string">
            <text:p>d02</text:p>
          </table:table-cell>
          <table:table-cell table:style-name="ce246" table:formula="of:=[results.R23]" office:value-type="float" office:value="100" calcext:value-type="float">
            <text:p>100.00</text:p>
          </table:table-cell>
          <table:table-cell table:style-name="ce246" table:formula="of:=[results.U23]" office:value-type="float" office:value="100" calcext:value-type="float">
            <text:p>100.00</text:p>
          </table:table-cell>
          <table:table-cell table:style-name="ce246" table:formula="of:=[results.X23]" office:value-type="float" office:value="100" calcext:value-type="float">
            <text:p>100.00</text:p>
          </table:table-cell>
          <table:table-cell table:style-name="ce246" table:formula="of:=[results.AA23]" office:value-type="float" office:value="100" calcext:value-type="float">
            <text:p>100.00</text:p>
          </table:table-cell>
        </table:table-row>
        <table:table-row table:style-name="ro1">
          <table:table-cell table:formula="of:=[results.A24]" office:value-type="string" office:string-value="d04" calcext:value-type="string">
            <text:p>d04</text:p>
          </table:table-cell>
          <table:table-cell table:formula="of:=[results.C24]" office:value-type="float" office:value="100" calcext:value-type="float">
            <text:p>100.00</text:p>
          </table:table-cell>
          <table:table-cell table:formula="of:=[results.F24]" office:value-type="float" office:value="99.98" calcext:value-type="float">
            <text:p>99.98</text:p>
          </table:table-cell>
          <table:table-cell table:formula="of:=[results.I24]" office:value-type="float" office:value="99.99" calcext:value-type="float">
            <text:p>99.99</text:p>
          </table:table-cell>
          <table:table-cell table:formula="of:=[results.L24]" office:value-type="float" office:value="100" calcext:value-type="float">
            <text:p>100.00</text:p>
          </table:table-cell>
          <table:table-cell/>
          <table:table-cell table:formula="of:=[results.P24]" office:value-type="string" office:string-value="d04" calcext:value-type="string">
            <text:p>d04</text:p>
          </table:table-cell>
          <table:table-cell table:style-name="ce246" table:formula="of:=[results.R24]" office:value-type="float" office:value="100" calcext:value-type="float">
            <text:p>100.00</text:p>
          </table:table-cell>
          <table:table-cell table:style-name="ce246" table:formula="of:=[results.U24]" office:value-type="float" office:value="100" calcext:value-type="float">
            <text:p>100.00</text:p>
          </table:table-cell>
          <table:table-cell table:style-name="ce246" table:formula="of:=[results.X24]" office:value-type="float" office:value="100" calcext:value-type="float">
            <text:p>100.00</text:p>
          </table:table-cell>
          <table:table-cell table:style-name="ce246" table:formula="of:=[results.AA24]" office:value-type="float" office:value="99.96" calcext:value-type="float">
            <text:p>99.96</text:p>
          </table:table-cell>
        </table:table-row>
        <table:table-row table:style-name="ro1">
          <table:table-cell table:formula="of:=[results.A25]" office:value-type="string" office:string-value="d05" calcext:value-type="string">
            <text:p>d05</text:p>
          </table:table-cell>
          <table:table-cell table:formula="of:=[results.C25]" office:value-type="float" office:value="99.74" calcext:value-type="float">
            <text:p>99.74</text:p>
          </table:table-cell>
          <table:table-cell table:formula="of:=[results.F25]" office:value-type="float" office:value="99.69" calcext:value-type="float">
            <text:p>99.69</text:p>
          </table:table-cell>
          <table:table-cell table:formula="of:=[results.I25]" office:value-type="float" office:value="99.71" calcext:value-type="float">
            <text:p>99.71</text:p>
          </table:table-cell>
          <table:table-cell table:formula="of:=[results.L25]" office:value-type="float" office:value="99.68" calcext:value-type="float">
            <text:p>99.68</text:p>
          </table:table-cell>
          <table:table-cell/>
          <table:table-cell table:formula="of:=[results.P25]" office:value-type="string" office:string-value="d05" calcext:value-type="string">
            <text:p>d05</text:p>
          </table:table-cell>
          <table:table-cell table:style-name="ce246" table:formula="of:=[results.R25]" office:value-type="float" office:value="100" calcext:value-type="float">
            <text:p>100.00</text:p>
          </table:table-cell>
          <table:table-cell table:style-name="ce246" table:formula="of:=[results.U25]" office:value-type="float" office:value="100" calcext:value-type="float">
            <text:p>100.00</text:p>
          </table:table-cell>
          <table:table-cell table:style-name="ce246" table:formula="of:=[results.X25]" office:value-type="float" office:value="100" calcext:value-type="float">
            <text:p>100.00</text:p>
          </table:table-cell>
          <table:table-cell table:style-name="ce246" table:formula="of:=[results.AA25]" office:value-type="float" office:value="100" calcext:value-type="float">
            <text:p>100.00</text:p>
          </table:table-cell>
        </table:table-row>
        <table:table-row table:style-name="ro1">
          <table:table-cell table:formula="of:=[results.A27]" office:value-type="string" office:string-value="avg" calcext:value-type="string">
            <text:p>avg</text:p>
          </table:table-cell>
          <table:table-cell table:formula="of:=[results.C27]" office:value-type="float" office:value="99.36" calcext:value-type="float">
            <text:p>99.36</text:p>
          </table:table-cell>
          <table:table-cell table:formula="of:=[results.F27]" office:value-type="float" office:value="99.36" calcext:value-type="float">
            <text:p>99.36</text:p>
          </table:table-cell>
          <table:table-cell table:formula="of:=[results.I27]" office:value-type="float" office:value="99.36" calcext:value-type="float">
            <text:p>99.36</text:p>
          </table:table-cell>
          <table:table-cell table:formula="of:=[results.L27]" office:value-type="float" office:value="99.33" calcext:value-type="float">
            <text:p>99.33</text:p>
          </table:table-cell>
          <table:table-cell/>
          <table:table-cell table:formula="of:=[results.P27]" office:value-type="string" office:string-value="avg" calcext:value-type="string">
            <text:p>avg</text:p>
          </table:table-cell>
          <table:table-cell table:style-name="ce246" table:formula="of:=[results.R27]" office:value-type="float" office:value="100" calcext:value-type="float">
            <text:p>100.00</text:p>
          </table:table-cell>
          <table:table-cell table:style-name="ce246" table:formula="of:=[results.U27]" office:value-type="float" office:value="100" calcext:value-type="float">
            <text:p>100.00</text:p>
          </table:table-cell>
          <table:table-cell table:style-name="ce246" table:formula="of:=[results.X27]" office:value-type="float" office:value="100" calcext:value-type="float">
            <text:p>100.00</text:p>
          </table:table-cell>
          <table:table-cell table:style-name="ce246" table:formula="of:=[results.AA27]" office:value-type="float" office:value="99.99" calcext:value-type="float">
            <text:p>99.99</text:p>
          </table:table-cell>
        </table:table-row>
        <table:table-row table:style-name="ro1">
          <table:table-cell/>
          <table:table-cell table:style-name="Default" table:number-columns-repeated="5"/>
          <table:table-cell table:number-columns-repeated="5"/>
        </table:table-row>
        <table:table-row table:style-name="ro1">
          <table:table-cell table:formula="of:=[results.A33]" office:value-type="string" office:string-value="%tetime" calcext:value-type="string">
            <text:p>%tetime</text:p>
          </table:table-cell>
          <table:table-cell table:style-name="Default" table:formula="of:=[results.C35]" office:value-type="string" office:string-value="GA" calcext:value-type="string">
            <text:p>GA</text:p>
          </table:table-cell>
          <table:table-cell table:style-name="Default" table:formula="of:=[results.F35]" office:value-type="string" office:string-value="Rank-GA" calcext:value-type="string">
            <text:p>Rank-GA</text:p>
          </table:table-cell>
          <table:table-cell table:style-name="Default" table:formula="of:=[results.I35]" office:value-type="string" office:string-value="SFS-GA" calcext:value-type="string">
            <text:p>SFS-GA</text:p>
          </table:table-cell>
          <table:table-cell table:style-name="Default" table:formula="of:=[results.L35]" office:value-type="string" office:string-value="R-S-GA" calcext:value-type="string">
            <text:p>R-S-GA</text:p>
          </table:table-cell>
          <table:table-cell table:style-name="Default"/>
          <table:table-cell table:number-columns-repeated="5"/>
        </table:table-row>
        <table:table-row table:style-name="ro1">
          <table:table-cell table:formula="of:=[results.A37]" office:value-type="string" office:string-value="d00" calcext:value-type="string">
            <text:p>d00</text:p>
          </table:table-cell>
          <table:table-cell table:style-name="ce247" table:formula="of:=[results.C37]" office:value-type="float" office:value="0.046" calcext:value-type="float">
            <text:p>0.0460</text:p>
          </table:table-cell>
          <table:table-cell table:style-name="ce247" table:formula="of:=[results.F37]" office:value-type="float" office:value="0.049" calcext:value-type="float">
            <text:p>0.0490</text:p>
          </table:table-cell>
          <table:table-cell table:style-name="ce247" table:formula="of:=[results.I37]" office:value-type="float" office:value="0.045" calcext:value-type="float">
            <text:p>0.0450</text:p>
          </table:table-cell>
          <table:table-cell table:style-name="ce247" table:formula="of:=[results.L37]" office:value-type="float" office:value="0.046" calcext:value-type="float">
            <text:p>0.0460</text:p>
          </table:table-cell>
          <table:table-cell table:style-name="Default"/>
          <table:table-cell table:number-columns-repeated="5"/>
        </table:table-row>
        <table:table-row table:style-name="ro1">
          <table:table-cell table:formula="of:=[results.A38]" office:value-type="string" office:string-value="d01" calcext:value-type="string">
            <text:p>d01</text:p>
          </table:table-cell>
          <table:table-cell table:style-name="ce247" table:formula="of:=[results.C38]" office:value-type="float" office:value="0.057" calcext:value-type="float">
            <text:p>0.0570</text:p>
          </table:table-cell>
          <table:table-cell table:style-name="ce247" table:formula="of:=[results.F38]" office:value-type="float" office:value="0.047" calcext:value-type="float">
            <text:p>0.0470</text:p>
          </table:table-cell>
          <table:table-cell table:style-name="ce247" table:formula="of:=[results.I38]" office:value-type="float" office:value="0.043" calcext:value-type="float">
            <text:p>0.0430</text:p>
          </table:table-cell>
          <table:table-cell table:style-name="ce247" table:formula="of:=[results.L38]" office:value-type="float" office:value="0.044" calcext:value-type="float">
            <text:p>0.0440</text:p>
          </table:table-cell>
          <table:table-cell table:style-name="Default"/>
          <table:table-cell table:number-columns-repeated="5"/>
        </table:table-row>
        <table:table-row table:style-name="ro1">
          <table:table-cell table:formula="of:=[results.A39]" office:value-type="string" office:string-value="d02" calcext:value-type="string">
            <text:p>d02</text:p>
          </table:table-cell>
          <table:table-cell table:style-name="ce247" table:formula="of:=[results.C39]" office:value-type="float" office:value="0.048" calcext:value-type="float">
            <text:p>0.0480</text:p>
          </table:table-cell>
          <table:table-cell table:style-name="ce247" table:formula="of:=[results.F39]" office:value-type="float" office:value="0.049" calcext:value-type="float">
            <text:p>0.0490</text:p>
          </table:table-cell>
          <table:table-cell table:style-name="ce247" table:formula="of:=[results.I39]" office:value-type="float" office:value="0.046" calcext:value-type="float">
            <text:p>0.0460</text:p>
          </table:table-cell>
          <table:table-cell table:style-name="ce247" table:formula="of:=[results.L39]" office:value-type="float" office:value="0.052" calcext:value-type="float">
            <text:p>0.0520</text:p>
          </table:table-cell>
          <table:table-cell table:style-name="Default"/>
          <table:table-cell table:number-columns-repeated="5"/>
        </table:table-row>
        <table:table-row table:style-name="ro1">
          <table:table-cell table:formula="of:=[results.A40]" office:value-type="string" office:string-value="d04" calcext:value-type="string">
            <text:p>d04</text:p>
          </table:table-cell>
          <table:table-cell table:style-name="ce247" table:formula="of:=[results.C40]" office:value-type="float" office:value="0.053" calcext:value-type="float">
            <text:p>0.0530</text:p>
          </table:table-cell>
          <table:table-cell table:style-name="ce247" table:formula="of:=[results.F40]" office:value-type="float" office:value="0.054" calcext:value-type="float">
            <text:p>0.0540</text:p>
          </table:table-cell>
          <table:table-cell table:style-name="ce247" table:formula="of:=[results.I40]" office:value-type="float" office:value="0.056" calcext:value-type="float">
            <text:p>0.0560</text:p>
          </table:table-cell>
          <table:table-cell table:style-name="ce247" table:formula="of:=[results.L40]" office:value-type="float" office:value="0.054" calcext:value-type="float">
            <text:p>0.0540</text:p>
          </table:table-cell>
          <table:table-cell table:style-name="Default"/>
          <table:table-cell table:number-columns-repeated="5"/>
        </table:table-row>
        <table:table-row table:style-name="ro1">
          <table:table-cell table:formula="of:=[results.A41]" office:value-type="string" office:string-value="d05" calcext:value-type="string">
            <text:p>d05</text:p>
          </table:table-cell>
          <table:table-cell table:style-name="ce247" table:formula="of:=[results.C41]" office:value-type="float" office:value="0.063" calcext:value-type="float">
            <text:p>0.0630</text:p>
          </table:table-cell>
          <table:table-cell table:style-name="ce247" table:formula="of:=[results.F41]" office:value-type="float" office:value="0.06" calcext:value-type="float">
            <text:p>0.0600</text:p>
          </table:table-cell>
          <table:table-cell table:style-name="ce247" table:formula="of:=[results.I41]" office:value-type="float" office:value="0.058" calcext:value-type="float">
            <text:p>0.0580</text:p>
          </table:table-cell>
          <table:table-cell table:style-name="ce247" table:formula="of:=[results.L41]" office:value-type="float" office:value="0.064" calcext:value-type="float">
            <text:p>0.0640</text:p>
          </table:table-cell>
          <table:table-cell table:style-name="Default"/>
          <table:table-cell table:number-columns-repeated="5"/>
        </table:table-row>
        <table:table-row table:style-name="ro1">
          <table:table-cell table:formula="of:=[results.A43]" office:value-type="string" office:string-value="avg" calcext:value-type="string">
            <text:p>avg</text:p>
          </table:table-cell>
          <table:table-cell table:style-name="ce247" table:formula="of:=[results.C43]" office:value-type="float" office:value="0.053" calcext:value-type="float">
            <text:p>0.0530</text:p>
          </table:table-cell>
          <table:table-cell table:style-name="ce247" table:formula="of:=[results.F43]" office:value-type="float" office:value="0.052" calcext:value-type="float">
            <text:p>0.0520</text:p>
          </table:table-cell>
          <table:table-cell table:style-name="ce247" table:formula="of:=[results.I43]" office:value-type="float" office:value="0.05" calcext:value-type="float">
            <text:p>0.0500</text:p>
          </table:table-cell>
          <table:table-cell table:style-name="ce247" table:formula="of:=[results.L43]" office:value-type="float" office:value="0.052" calcext:value-type="float">
            <text:p>0.0520</text:p>
          </table:table-cell>
          <table:table-cell table:style-name="Default"/>
          <table:table-cell table:number-columns-repeated="5"/>
        </table:table-row>
      </table:table>
      <table:table table:name="btga" table:style-name="ta1">
        <table:table-column table:style-name="co27" table:default-cell-style-name="Default"/>
        <table:table-column table:style-name="co28" table:default-cell-style-name="ce245"/>
        <table:table-column table:style-name="co29" table:default-cell-style-name="ce245"/>
        <table:table-column table:style-name="co28" table:number-columns-repeated="2" table:default-cell-style-name="ce245"/>
        <table:table-column table:style-name="co18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number-columns-repeated="2" table:default-cell-style-name="Default"/>
        <table:table-row table:style-name="ro1">
          <table:table-cell table:formula="of:=[$results.A1]" office:value-type="string" office:string-value="%acc" calcext:value-type="string">
            <text:p>%acc</text:p>
          </table:table-cell>
          <table:table-cell table:style-name="Default" table:formula="of:=[$results.C3]" office:value-type="string" office:string-value="GA" calcext:value-type="string">
            <text:p>GA</text:p>
          </table:table-cell>
          <table:table-cell table:style-name="Default" table:formula="of:=[$results.F3]" office:value-type="string" office:string-value="Rank-GA" calcext:value-type="string">
            <text:p>Rank-GA</text:p>
          </table:table-cell>
          <table:table-cell table:style-name="Default" table:formula="of:=[$results.I3]" office:value-type="string" office:string-value="SFS-GA" calcext:value-type="string">
            <text:p>SFS-GA</text:p>
          </table:table-cell>
          <table:table-cell table:style-name="Default" table:formula="of:=[$results.L3]" office:value-type="string" office:string-value="R-S-GA" calcext:value-type="string">
            <text:p>R-S-GA</text:p>
          </table:table-cell>
          <table:table-cell/>
          <table:table-cell table:formula="of:=[$results.P1]" office:value-type="string" office:string-value="%f1s" calcext:value-type="string">
            <text:p>%f1s</text:p>
          </table:table-cell>
          <table:table-cell table:formula="of:=[$results.R3]" office:value-type="string" office:string-value="GA" calcext:value-type="string">
            <text:p>GA</text:p>
          </table:table-cell>
          <table:table-cell table:formula="of:=[$results.U3]" office:value-type="string" office:string-value="Rank-GA" calcext:value-type="string">
            <text:p>Rank-GA</text:p>
          </table:table-cell>
          <table:table-cell table:formula="of:=[$results.X3]" office:value-type="string" office:string-value="SFS-GA" calcext:value-type="string">
            <text:p>SFS-GA</text:p>
          </table:table-cell>
          <table:table-cell table:formula="of:=[$results.AA3]" office:value-type="string" office:string-value="R-S-GA" calcext:value-type="string">
            <text:p>R-S-GA</text:p>
          </table:table-cell>
        </table:table-row>
        <table:table-row table:style-name="ro1">
          <table:table-cell table:formula="of:=[$results.A5]" office:value-type="string" office:string-value="d00" calcext:value-type="string">
            <text:p>d00</text:p>
          </table:table-cell>
          <table:table-cell table:formula="of:=AND([$consolidation.B2]&gt;MAX([$consolidation.C2:.E2]);[$significance.B2])" office:value-type="boolean" office:boolean-value="false" calcext:value-type="boolean">
            <text:p>FALSE</text:p>
          </table:table-cell>
          <table:table-cell table:formula="of:=AND([$consolidation.C2]&gt;[$consolidation.B2];[$significance.C2])" office:value-type="boolean" office:boolean-value="false" calcext:value-type="boolean">
            <text:p>FALSE</text:p>
          </table:table-cell>
          <table:table-cell table:formula="of:=AND([$consolidation.D2]&gt;[$consolidation.B2];[$significance.D2])" office:value-type="boolean" office:boolean-value="false" calcext:value-type="boolean">
            <text:p>FALSE</text:p>
          </table:table-cell>
          <table:table-cell table:formula="of:=AND([$consolidation.E2]&gt;[$consolidation.B2];[$significance.E2])" office:value-type="boolean" office:boolean-value="false" calcext:value-type="boolean">
            <text:p>FALSE</text:p>
          </table:table-cell>
          <table:table-cell/>
          <table:table-cell table:formula="of:=[$results.P5]" office:value-type="string" office:string-value="d00" calcext:value-type="string">
            <text:p>d00</text:p>
          </table:table-cell>
          <table:table-cell table:style-name="ce245" table:formula="of:=AND([$consolidation.H2]&gt;MAX([$consolidation.I2:.K2]);[$significance.H2])" office:value-type="boolean" office:boolean-value="false" calcext:value-type="boolean">
            <text:p>FALSE</text:p>
          </table:table-cell>
          <table:table-cell table:style-name="ce245" table:formula="of:=AND([$consolidation.I2]&gt;[$consolidation.H2];[$significance.I2])" office:value-type="boolean" office:boolean-value="false" calcext:value-type="boolean">
            <text:p>FALSE</text:p>
          </table:table-cell>
          <table:table-cell table:style-name="ce245" table:formula="of:=AND([$consolidation.J2]&gt;[$consolidation.H2];[$significance.J2])" office:value-type="boolean" office:boolean-value="false" calcext:value-type="boolean">
            <text:p>FALSE</text:p>
          </table:table-cell>
          <table:table-cell table:style-name="ce245" table:formula="of:=AND([$consolidation.K2]&gt;[$consolidation.H2];[$significance.K2])" office:value-type="boolean" office:boolean-value="false" calcext:value-type="boolean">
            <text:p>FALSE</text:p>
          </table:table-cell>
        </table:table-row>
        <table:table-row table:style-name="ro1">
          <table:table-cell table:formula="of:=[$results.A6]" office:value-type="string" office:string-value="d01" calcext:value-type="string">
            <text:p>d01</text:p>
          </table:table-cell>
          <table:table-cell table:formula="of:=AND([$consolidation.B3]&gt;MAX([$consolidation.C3:.E3]);[$significance.B3])" office:value-type="boolean" office:boolean-value="false" calcext:value-type="boolean">
            <text:p>FALSE</text:p>
          </table:table-cell>
          <table:table-cell table:formula="of:=AND([$consolidation.C3]&gt;[$consolidation.B3];[$significance.C3])" office:value-type="boolean" office:boolean-value="false" calcext:value-type="boolean">
            <text:p>FALSE</text:p>
          </table:table-cell>
          <table:table-cell table:formula="of:=AND([$consolidation.D3]&gt;[$consolidation.B3];[$significance.D3])" office:value-type="boolean" office:boolean-value="true" calcext:value-type="boolean">
            <text:p>TRUE</text:p>
          </table:table-cell>
          <table:table-cell table:formula="of:=AND([$consolidation.E3]&gt;[$consolidation.B3];[$significance.E3])" office:value-type="boolean" office:boolean-value="false" calcext:value-type="boolean">
            <text:p>FALSE</text:p>
          </table:table-cell>
          <table:table-cell/>
          <table:table-cell table:formula="of:=[$results.P6]" office:value-type="string" office:string-value="d01" calcext:value-type="string">
            <text:p>d01</text:p>
          </table:table-cell>
          <table:table-cell table:style-name="ce245" table:formula="of:=AND([$consolidation.H3]&gt;MAX([$consolidation.I3:.K3]);[$significance.H3])" office:value-type="boolean" office:boolean-value="false" calcext:value-type="boolean">
            <text:p>FALSE</text:p>
          </table:table-cell>
          <table:table-cell table:style-name="ce245" table:formula="of:=AND([$consolidation.I3]&gt;[$consolidation.H3];[$significance.I3])" office:value-type="boolean" office:boolean-value="false" calcext:value-type="boolean">
            <text:p>FALSE</text:p>
          </table:table-cell>
          <table:table-cell table:style-name="ce245" table:formula="of:=AND([$consolidation.J3]&gt;[$consolidation.H3];[$significance.J3])" office:value-type="boolean" office:boolean-value="true" calcext:value-type="boolean">
            <text:p>TRUE</text:p>
          </table:table-cell>
          <table:table-cell table:style-name="ce245" table:formula="of:=AND([$consolidation.K3]&gt;[$consolidation.H3];[$significance.K3])" office:value-type="boolean" office:boolean-value="false" calcext:value-type="boolean">
            <text:p>FALSE</text:p>
          </table:table-cell>
        </table:table-row>
        <table:table-row table:style-name="ro1">
          <table:table-cell table:formula="of:=[$results.A7]" office:value-type="string" office:string-value="d02" calcext:value-type="string">
            <text:p>d02</text:p>
          </table:table-cell>
          <table:table-cell table:formula="of:=AND([$consolidation.B4]&gt;MAX([$consolidation.C4:.E4]);[$significance.B4])" office:value-type="boolean" office:boolean-value="false" calcext:value-type="boolean">
            <text:p>FALSE</text:p>
          </table:table-cell>
          <table:table-cell table:formula="of:=AND([$consolidation.C4]&gt;[$consolidation.B4];[$significance.C4])" office:value-type="boolean" office:boolean-value="false" calcext:value-type="boolean">
            <text:p>FALSE</text:p>
          </table:table-cell>
          <table:table-cell table:formula="of:=AND([$consolidation.D4]&gt;[$consolidation.B4];[$significance.D4])" office:value-type="boolean" office:boolean-value="false" calcext:value-type="boolean">
            <text:p>FALSE</text:p>
          </table:table-cell>
          <table:table-cell table:formula="of:=AND([$consolidation.E4]&gt;[$consolidation.B4];[$significance.E4])" office:value-type="boolean" office:boolean-value="false" calcext:value-type="boolean">
            <text:p>FALSE</text:p>
          </table:table-cell>
          <table:table-cell/>
          <table:table-cell table:formula="of:=[$results.P7]" office:value-type="string" office:string-value="d02" calcext:value-type="string">
            <text:p>d02</text:p>
          </table:table-cell>
          <table:table-cell table:style-name="ce245" table:formula="of:=AND([$consolidation.H4]&gt;MAX([$consolidation.I4:.K4]);[$significance.H4])" office:value-type="boolean" office:boolean-value="false" calcext:value-type="boolean">
            <text:p>FALSE</text:p>
          </table:table-cell>
          <table:table-cell table:style-name="ce245" table:formula="of:=AND([$consolidation.I4]&gt;[$consolidation.H4];[$significance.I4])" office:value-type="boolean" office:boolean-value="false" calcext:value-type="boolean">
            <text:p>FALSE</text:p>
          </table:table-cell>
          <table:table-cell table:style-name="ce245" table:formula="of:=AND([$consolidation.J4]&gt;[$consolidation.H4];[$significance.J4])" office:value-type="boolean" office:boolean-value="false" calcext:value-type="boolean">
            <text:p>FALSE</text:p>
          </table:table-cell>
          <table:table-cell table:style-name="ce245" table:formula="of:=AND([$consolidation.K4]&gt;[$consolidation.H4];[$significance.K4])" office:value-type="boolean" office:boolean-value="false" calcext:value-type="boolean">
            <text:p>FALSE</text:p>
          </table:table-cell>
        </table:table-row>
        <table:table-row table:style-name="ro1">
          <table:table-cell table:formula="of:=[$results.A8]" office:value-type="string" office:string-value="d04" calcext:value-type="string">
            <text:p>d04</text:p>
          </table:table-cell>
          <table:table-cell table:formula="of:=AND([$consolidation.B5]&gt;MAX([$consolidation.C5:.E5]);[$significance.B5])" office:value-type="boolean" office:boolean-value="false" calcext:value-type="boolean">
            <text:p>FALSE</text:p>
          </table:table-cell>
          <table:table-cell table:formula="of:=AND([$consolidation.C5]&gt;[$consolidation.B5];[$significance.C5])" office:value-type="boolean" office:boolean-value="false" calcext:value-type="boolean">
            <text:p>FALSE</text:p>
          </table:table-cell>
          <table:table-cell table:formula="of:=AND([$consolidation.D5]&gt;[$consolidation.B5];[$significance.D5])" office:value-type="boolean" office:boolean-value="false" calcext:value-type="boolean">
            <text:p>FALSE</text:p>
          </table:table-cell>
          <table:table-cell table:formula="of:=AND([$consolidation.E5]&gt;[$consolidation.B5];[$significance.E5])" office:value-type="boolean" office:boolean-value="false" calcext:value-type="boolean">
            <text:p>FALSE</text:p>
          </table:table-cell>
          <table:table-cell/>
          <table:table-cell table:formula="of:=[$results.P8]" office:value-type="string" office:string-value="d04" calcext:value-type="string">
            <text:p>d04</text:p>
          </table:table-cell>
          <table:table-cell table:style-name="ce245" table:formula="of:=AND([$consolidation.H5]&gt;MAX([$consolidation.I5:.K5]);[$significance.H5])" office:value-type="boolean" office:boolean-value="false" calcext:value-type="boolean">
            <text:p>FALSE</text:p>
          </table:table-cell>
          <table:table-cell table:style-name="ce245" table:formula="of:=AND([$consolidation.I5]&gt;[$consolidation.H5];[$significance.I5])" office:value-type="boolean" office:boolean-value="false" calcext:value-type="boolean">
            <text:p>FALSE</text:p>
          </table:table-cell>
          <table:table-cell table:style-name="ce245" table:formula="of:=AND([$consolidation.J5]&gt;[$consolidation.H5];[$significance.J5])" office:value-type="boolean" office:boolean-value="false" calcext:value-type="boolean">
            <text:p>FALSE</text:p>
          </table:table-cell>
          <table:table-cell table:style-name="ce245" table:formula="of:=AND([$consolidation.K5]&gt;[$consolidation.H5];[$significance.K5])" office:value-type="boolean" office:boolean-value="false" calcext:value-type="boolean">
            <text:p>FALSE</text:p>
          </table:table-cell>
        </table:table-row>
        <table:table-row table:style-name="ro1">
          <table:table-cell table:formula="of:=[$results.A9]" office:value-type="string" office:string-value="d05" calcext:value-type="string">
            <text:p>d05</text:p>
          </table:table-cell>
          <table:table-cell table:formula="of:=AND([$consolidation.B6]&gt;MAX([$consolidation.C6:.E6]);[$significance.B6])" office:value-type="boolean" office:boolean-value="false" calcext:value-type="boolean">
            <text:p>FALSE</text:p>
          </table:table-cell>
          <table:table-cell table:formula="of:=AND([$consolidation.C6]&gt;[$consolidation.B6];[$significance.C6])" office:value-type="boolean" office:boolean-value="false" calcext:value-type="boolean">
            <text:p>FALSE</text:p>
          </table:table-cell>
          <table:table-cell table:formula="of:=AND([$consolidation.D6]&gt;[$consolidation.B6];[$significance.D6])" office:value-type="boolean" office:boolean-value="false" calcext:value-type="boolean">
            <text:p>FALSE</text:p>
          </table:table-cell>
          <table:table-cell table:formula="of:=AND([$consolidation.E6]&gt;[$consolidation.B6];[$significance.E6])" office:value-type="boolean" office:boolean-value="false" calcext:value-type="boolean">
            <text:p>FALSE</text:p>
          </table:table-cell>
          <table:table-cell/>
          <table:table-cell table:formula="of:=[$results.P9]" office:value-type="string" office:string-value="d05" calcext:value-type="string">
            <text:p>d05</text:p>
          </table:table-cell>
          <table:table-cell table:style-name="ce245" table:formula="of:=AND([$consolidation.H6]&gt;MAX([$consolidation.I6:.K6]);[$significance.H6])" office:value-type="boolean" office:boolean-value="false" calcext:value-type="boolean">
            <text:p>FALSE</text:p>
          </table:table-cell>
          <table:table-cell table:style-name="ce245" table:formula="of:=AND([$consolidation.I6]&gt;[$consolidation.H6];[$significance.I6])" office:value-type="boolean" office:boolean-value="false" calcext:value-type="boolean">
            <text:p>FALSE</text:p>
          </table:table-cell>
          <table:table-cell table:style-name="ce245" table:formula="of:=AND([$consolidation.J6]&gt;[$consolidation.H6];[$significance.J6])" office:value-type="boolean" office:boolean-value="false" calcext:value-type="boolean">
            <text:p>FALSE</text:p>
          </table:table-cell>
          <table:table-cell table:style-name="ce245" table:formula="of:=AND([$consolidation.K6]&gt;[$consolidation.H6];[$significance.K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ND([$consolidation.B7]&gt;MAX([$consolidation.C7:.E7]);[$significance.B7])" office:value-type="boolean" office:boolean-value="false" calcext:value-type="boolean">
            <text:p>FALSE</text:p>
          </table:table-cell>
          <table:table-cell table:formula="of:=AND([$consolidation.C7]&gt;[$consolidation.B7];[$significance.C7])" office:value-type="boolean" office:boolean-value="false" calcext:value-type="boolean">
            <text:p>FALSE</text:p>
          </table:table-cell>
          <table:table-cell table:formula="of:=AND([$consolidation.D7]&gt;[$consolidation.B7];[$significance.D7])" office:value-type="boolean" office:boolean-value="true" calcext:value-type="boolean">
            <text:p>TRUE</text:p>
          </table:table-cell>
          <table:table-cell table:formula="of:=AND([$consolidation.E7]&gt;[$consolidation.B7];[$significance.E7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avg</text:p>
          </table:table-cell>
          <table:table-cell table:style-name="ce245" table:formula="of:=AND([$consolidation.H7]&gt;MAX([$consolidation.I7:.K7]);[$significance.H7])" office:value-type="boolean" office:boolean-value="false" calcext:value-type="boolean">
            <text:p>FALSE</text:p>
          </table:table-cell>
          <table:table-cell table:style-name="ce245" table:formula="of:=AND([$consolidation.I7]&gt;[$consolidation.H7];[$significance.I7])" office:value-type="boolean" office:boolean-value="false" calcext:value-type="boolean">
            <text:p>FALSE</text:p>
          </table:table-cell>
          <table:table-cell table:style-name="ce245" table:formula="of:=AND([$consolidation.J7]&gt;[$consolidation.H7];[$significance.J7])" office:value-type="boolean" office:boolean-value="false" calcext:value-type="boolean">
            <text:p>FALSE</text:p>
          </table:table-cell>
          <table:table-cell table:style-name="ce245" table:formula="of:=AND([$consolidation.K7]&gt;[$consolidation.H7];[$significance.K7])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table:style-name="Default" table:formula="of:=COUNTIF([.B2:.B6];TRUE())" office:value-type="float" office:value="0" calcext:value-type="float">
            <text:p>0</text:p>
          </table:table-cell>
          <table:table-cell table:style-name="Default" table:formula="of:=COUNTIF([.C2:.C6];TRUE())" office:value-type="float" office:value="0" calcext:value-type="float">
            <text:p>0</text:p>
          </table:table-cell>
          <table:table-cell table:style-name="Default" table:formula="of:=COUNTIF([.D2:.D6];TRUE())" office:value-type="float" office:value="1" calcext:value-type="float">
            <text:p>1</text:p>
          </table:table-cell>
          <table:table-cell table:style-name="Default" table:formula="of:=COUNTIF([.E2:.E6];TRUE())" office:value-type="float" office:value="0" calcext:value-type="float">
            <text:p>0</text:p>
          </table:table-cell>
          <table:table-cell table:number-columns-repeated="2"/>
          <table:table-cell table:formula="of:=COUNTIF([.H2:.H6];TRUE())" office:value-type="float" office:value="0" calcext:value-type="float">
            <text:p>0</text:p>
          </table:table-cell>
          <table:table-cell table:formula="of:=COUNTIF([.I2:.I6];TRUE())" office:value-type="float" office:value="0" calcext:value-type="float">
            <text:p>0</text:p>
          </table:table-cell>
          <table:table-cell table:formula="of:=COUNTIF([.J2:.J6];TRUE())" office:value-type="float" office:value="1" calcext:value-type="float">
            <text:p>1</text:p>
          </table:table-cell>
          <table:table-cell table:formula="of:=COUNTIF([.K2:.K6];TRUE()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formula="of:=[$results.A17]" office:value-type="string" office:string-value="%prec" calcext:value-type="string">
            <text:p>%prec</text:p>
          </table:table-cell>
          <table:table-cell table:style-name="Default" table:formula="of:=[$results.C19]" office:value-type="string" office:string-value="GA" calcext:value-type="string">
            <text:p>GA</text:p>
          </table:table-cell>
          <table:table-cell table:style-name="Default" table:formula="of:=[$results.F19]" office:value-type="string" office:string-value="Rank-GA" calcext:value-type="string">
            <text:p>Rank-GA</text:p>
          </table:table-cell>
          <table:table-cell table:style-name="Default" table:formula="of:=[$results.I19]" office:value-type="string" office:string-value="SFS-GA" calcext:value-type="string">
            <text:p>SFS-GA</text:p>
          </table:table-cell>
          <table:table-cell table:style-name="Default" table:formula="of:=[$results.L19]" office:value-type="string" office:string-value="R-S-GA" calcext:value-type="string">
            <text:p>R-S-GA</text:p>
          </table:table-cell>
          <table:table-cell/>
          <table:table-cell table:formula="of:=[$results.P17]" office:value-type="string" office:string-value="%rec" calcext:value-type="string">
            <text:p>%rec</text:p>
          </table:table-cell>
          <table:table-cell table:formula="of:=[$results.R19]" office:value-type="string" office:string-value="GA" calcext:value-type="string">
            <text:p>GA</text:p>
          </table:table-cell>
          <table:table-cell table:formula="of:=[$results.U19]" office:value-type="string" office:string-value="Rank-GA" calcext:value-type="string">
            <text:p>Rank-GA</text:p>
          </table:table-cell>
          <table:table-cell table:formula="of:=[$results.X19]" office:value-type="string" office:string-value="SFS-GA" calcext:value-type="string">
            <text:p>SFS-GA</text:p>
          </table:table-cell>
          <table:table-cell table:formula="of:=[$results.AA19]" office:value-type="string" office:string-value="R-S-GA" calcext:value-type="string">
            <text:p>R-S-GA</text:p>
          </table:table-cell>
        </table:table-row>
        <table:table-row table:style-name="ro1">
          <table:table-cell table:formula="of:=[$results.A21]" office:value-type="string" office:string-value="d00" calcext:value-type="string">
            <text:p>d00</text:p>
          </table:table-cell>
          <table:table-cell table:formula="of:=AND([$consolidation.B11]&gt;MAX([$consolidation.C11:.E11]);[$significance.B11])" office:value-type="boolean" office:boolean-value="false" calcext:value-type="boolean">
            <text:p>FALSE</text:p>
          </table:table-cell>
          <table:table-cell table:formula="of:=AND([$consolidation.C11]&gt;[$consolidation.B11];[$significance.C11])" office:value-type="boolean" office:boolean-value="false" calcext:value-type="boolean">
            <text:p>FALSE</text:p>
          </table:table-cell>
          <table:table-cell table:formula="of:=AND([$consolidation.D11]&gt;[$consolidation.B11];[$significance.D11])" office:value-type="boolean" office:boolean-value="false" calcext:value-type="boolean">
            <text:p>FALSE</text:p>
          </table:table-cell>
          <table:table-cell table:formula="of:=AND([$consolidation.E11]&gt;[$consolidation.B11];[$significance.E11])" office:value-type="boolean" office:boolean-value="false" calcext:value-type="boolean">
            <text:p>FALSE</text:p>
          </table:table-cell>
          <table:table-cell/>
          <table:table-cell table:formula="of:=[$results.P21]" office:value-type="string" office:string-value="d00" calcext:value-type="string">
            <text:p>d00</text:p>
          </table:table-cell>
          <table:table-cell table:style-name="ce245" table:formula="of:=AND([$consolidation.H11]&gt;MAX([$consolidation.I11:.K11]);[$significance.H11])" office:value-type="boolean" office:boolean-value="false" calcext:value-type="boolean">
            <text:p>FALSE</text:p>
          </table:table-cell>
          <table:table-cell table:style-name="ce245" table:formula="of:=AND([$consolidation.I11]&gt;[$consolidation.H11];[$significance.I11])" office:value-type="boolean" office:boolean-value="false" calcext:value-type="boolean">
            <text:p>FALSE</text:p>
          </table:table-cell>
          <table:table-cell table:style-name="ce245" table:formula="of:=AND([$consolidation.J11]&gt;[$consolidation.H11];[$significance.J11])" office:value-type="boolean" office:boolean-value="false" calcext:value-type="boolean">
            <text:p>FALSE</text:p>
          </table:table-cell>
          <table:table-cell table:style-name="ce245" table:formula="of:=AND([$consolidation.K11]&gt;[$consolidation.H11];[$significance.K11])" office:value-type="boolean" office:boolean-value="false" calcext:value-type="boolean">
            <text:p>FALSE</text:p>
          </table:table-cell>
        </table:table-row>
        <table:table-row table:style-name="ro1">
          <table:table-cell table:formula="of:=[$results.A22]" office:value-type="string" office:string-value="d01" calcext:value-type="string">
            <text:p>d01</text:p>
          </table:table-cell>
          <table:table-cell table:formula="of:=AND([$consolidation.B12]&gt;MAX([$consolidation.C12:.E12]);[$significance.B12])" office:value-type="boolean" office:boolean-value="false" calcext:value-type="boolean">
            <text:p>FALSE</text:p>
          </table:table-cell>
          <table:table-cell table:formula="of:=AND([$consolidation.C12]&gt;[$consolidation.B12];[$significance.C12])" office:value-type="boolean" office:boolean-value="false" calcext:value-type="boolean">
            <text:p>FALSE</text:p>
          </table:table-cell>
          <table:table-cell table:formula="of:=AND([$consolidation.D12]&gt;[$consolidation.B12];[$significance.D12])" office:value-type="boolean" office:boolean-value="true" calcext:value-type="boolean">
            <text:p>TRUE</text:p>
          </table:table-cell>
          <table:table-cell table:formula="of:=AND([$consolidation.E12]&gt;[$consolidation.B12];[$significance.E12])" office:value-type="boolean" office:boolean-value="false" calcext:value-type="boolean">
            <text:p>FALSE</text:p>
          </table:table-cell>
          <table:table-cell/>
          <table:table-cell table:formula="of:=[$results.P22]" office:value-type="string" office:string-value="d01" calcext:value-type="string">
            <text:p>d01</text:p>
          </table:table-cell>
          <table:table-cell table:style-name="ce245" table:formula="of:=AND([$consolidation.H12]&gt;MAX([$consolidation.I12:.K12]);[$significance.H12])" office:value-type="boolean" office:boolean-value="false" calcext:value-type="boolean">
            <text:p>FALSE</text:p>
          </table:table-cell>
          <table:table-cell table:style-name="ce245" table:formula="of:=AND([$consolidation.I12]&gt;[$consolidation.H12];[$significance.I12])" office:value-type="boolean" office:boolean-value="false" calcext:value-type="boolean">
            <text:p>FALSE</text:p>
          </table:table-cell>
          <table:table-cell table:style-name="ce245" table:formula="of:=AND([$consolidation.J12]&gt;[$consolidation.H12];[$significance.J12])" office:value-type="boolean" office:boolean-value="false" calcext:value-type="boolean">
            <text:p>FALSE</text:p>
          </table:table-cell>
          <table:table-cell table:style-name="ce245" table:formula="of:=AND([$consolidation.K12]&gt;[$consolidation.H12];[$significance.K12])" office:value-type="boolean" office:boolean-value="false" calcext:value-type="boolean">
            <text:p>FALSE</text:p>
          </table:table-cell>
        </table:table-row>
        <table:table-row table:style-name="ro1">
          <table:table-cell table:formula="of:=[$results.A23]" office:value-type="string" office:string-value="d02" calcext:value-type="string">
            <text:p>d02</text:p>
          </table:table-cell>
          <table:table-cell table:formula="of:=AND([$consolidation.B13]&gt;MAX([$consolidation.C13:.E13]);[$significance.B13])" office:value-type="boolean" office:boolean-value="false" calcext:value-type="boolean">
            <text:p>FALSE</text:p>
          </table:table-cell>
          <table:table-cell table:formula="of:=AND([$consolidation.C13]&gt;[$consolidation.B13];[$significance.C13])" office:value-type="boolean" office:boolean-value="false" calcext:value-type="boolean">
            <text:p>FALSE</text:p>
          </table:table-cell>
          <table:table-cell table:formula="of:=AND([$consolidation.D13]&gt;[$consolidation.B13];[$significance.D13])" office:value-type="boolean" office:boolean-value="false" calcext:value-type="boolean">
            <text:p>FALSE</text:p>
          </table:table-cell>
          <table:table-cell table:formula="of:=AND([$consolidation.E13]&gt;[$consolidation.B13];[$significance.E13])" office:value-type="boolean" office:boolean-value="false" calcext:value-type="boolean">
            <text:p>FALSE</text:p>
          </table:table-cell>
          <table:table-cell/>
          <table:table-cell table:formula="of:=[$results.P23]" office:value-type="string" office:string-value="d02" calcext:value-type="string">
            <text:p>d02</text:p>
          </table:table-cell>
          <table:table-cell table:style-name="ce245" table:formula="of:=AND([$consolidation.H13]&gt;MAX([$consolidation.I13:.K13]);[$significance.H13])" office:value-type="boolean" office:boolean-value="false" calcext:value-type="boolean">
            <text:p>FALSE</text:p>
          </table:table-cell>
          <table:table-cell table:style-name="ce245" table:formula="of:=AND([$consolidation.I13]&gt;[$consolidation.H13];[$significance.I13])" office:value-type="boolean" office:boolean-value="false" calcext:value-type="boolean">
            <text:p>FALSE</text:p>
          </table:table-cell>
          <table:table-cell table:style-name="ce245" table:formula="of:=AND([$consolidation.J13]&gt;[$consolidation.H13];[$significance.J13])" office:value-type="boolean" office:boolean-value="false" calcext:value-type="boolean">
            <text:p>FALSE</text:p>
          </table:table-cell>
          <table:table-cell table:style-name="ce245" table:formula="of:=AND([$consolidation.K13]&gt;[$consolidation.H13];[$significance.K13])" office:value-type="boolean" office:boolean-value="false" calcext:value-type="boolean">
            <text:p>FALSE</text:p>
          </table:table-cell>
        </table:table-row>
        <table:table-row table:style-name="ro1">
          <table:table-cell table:formula="of:=[$results.A24]" office:value-type="string" office:string-value="d04" calcext:value-type="string">
            <text:p>d04</text:p>
          </table:table-cell>
          <table:table-cell table:formula="of:=AND([$consolidation.B14]&gt;MAX([$consolidation.C14:.E14]);[$significance.B14])" office:value-type="boolean" office:boolean-value="false" calcext:value-type="boolean">
            <text:p>FALSE</text:p>
          </table:table-cell>
          <table:table-cell table:formula="of:=AND([$consolidation.C14]&gt;[$consolidation.B14];[$significance.C14])" office:value-type="boolean" office:boolean-value="false" calcext:value-type="boolean">
            <text:p>FALSE</text:p>
          </table:table-cell>
          <table:table-cell table:formula="of:=AND([$consolidation.D14]&gt;[$consolidation.B14];[$significance.D14])" office:value-type="boolean" office:boolean-value="false" calcext:value-type="boolean">
            <text:p>FALSE</text:p>
          </table:table-cell>
          <table:table-cell table:formula="of:=AND([$consolidation.E14]&gt;[$consolidation.B14];[$significance.E14])" office:value-type="boolean" office:boolean-value="false" calcext:value-type="boolean">
            <text:p>FALSE</text:p>
          </table:table-cell>
          <table:table-cell/>
          <table:table-cell table:formula="of:=[$results.P24]" office:value-type="string" office:string-value="d04" calcext:value-type="string">
            <text:p>d04</text:p>
          </table:table-cell>
          <table:table-cell table:style-name="ce245" table:formula="of:=AND([$consolidation.H14]&gt;MAX([$consolidation.I14:.K14]);[$significance.H14])" office:value-type="boolean" office:boolean-value="false" calcext:value-type="boolean">
            <text:p>FALSE</text:p>
          </table:table-cell>
          <table:table-cell table:style-name="ce245" table:formula="of:=AND([$consolidation.I14]&gt;[$consolidation.H14];[$significance.I14])" office:value-type="boolean" office:boolean-value="false" calcext:value-type="boolean">
            <text:p>FALSE</text:p>
          </table:table-cell>
          <table:table-cell table:style-name="ce245" table:formula="of:=AND([$consolidation.J14]&gt;[$consolidation.H14];[$significance.J14])" office:value-type="boolean" office:boolean-value="false" calcext:value-type="boolean">
            <text:p>FALSE</text:p>
          </table:table-cell>
          <table:table-cell table:style-name="ce245" table:formula="of:=AND([$consolidation.K14]&gt;[$consolidation.H14];[$significance.K14])" office:value-type="boolean" office:boolean-value="false" calcext:value-type="boolean">
            <text:p>FALSE</text:p>
          </table:table-cell>
        </table:table-row>
        <table:table-row table:style-name="ro1">
          <table:table-cell table:formula="of:=[$results.A25]" office:value-type="string" office:string-value="d05" calcext:value-type="string">
            <text:p>d05</text:p>
          </table:table-cell>
          <table:table-cell table:formula="of:=AND([$consolidation.B15]&gt;MAX([$consolidation.C15:.E15]);[$significance.B15])" office:value-type="boolean" office:boolean-value="false" calcext:value-type="boolean">
            <text:p>FALSE</text:p>
          </table:table-cell>
          <table:table-cell table:formula="of:=AND([$consolidation.C15]&gt;[$consolidation.B15];[$significance.C15])" office:value-type="boolean" office:boolean-value="false" calcext:value-type="boolean">
            <text:p>FALSE</text:p>
          </table:table-cell>
          <table:table-cell table:formula="of:=AND([$consolidation.D15]&gt;[$consolidation.B15];[$significance.D15])" office:value-type="boolean" office:boolean-value="false" calcext:value-type="boolean">
            <text:p>FALSE</text:p>
          </table:table-cell>
          <table:table-cell table:formula="of:=AND([$consolidation.E15]&gt;[$consolidation.B15];[$significance.E15])" office:value-type="boolean" office:boolean-value="false" calcext:value-type="boolean">
            <text:p>FALSE</text:p>
          </table:table-cell>
          <table:table-cell/>
          <table:table-cell table:formula="of:=[$results.P25]" office:value-type="string" office:string-value="d05" calcext:value-type="string">
            <text:p>d05</text:p>
          </table:table-cell>
          <table:table-cell table:style-name="ce245" table:formula="of:=AND([$consolidation.H15]&gt;MAX([$consolidation.I15:.K15]);[$significance.H15])" office:value-type="boolean" office:boolean-value="false" calcext:value-type="boolean">
            <text:p>FALSE</text:p>
          </table:table-cell>
          <table:table-cell table:style-name="ce245" table:formula="of:=AND([$consolidation.I15]&gt;[$consolidation.H15];[$significance.I15])" office:value-type="boolean" office:boolean-value="false" calcext:value-type="boolean">
            <text:p>FALSE</text:p>
          </table:table-cell>
          <table:table-cell table:style-name="ce245" table:formula="of:=AND([$consolidation.J15]&gt;[$consolidation.H15];[$significance.J15])" office:value-type="boolean" office:boolean-value="false" calcext:value-type="boolean">
            <text:p>FALSE</text:p>
          </table:table-cell>
          <table:table-cell table:style-name="ce245" table:formula="of:=AND([$consolidation.K15]&gt;[$consolidation.H15];[$significance.K1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ND([$consolidation.B16]&gt;MAX([$consolidation.C16:.E16]);[$significance.B16])" office:value-type="boolean" office:boolean-value="false" calcext:value-type="boolean">
            <text:p>FALSE</text:p>
          </table:table-cell>
          <table:table-cell table:formula="of:=AND([$consolidation.C16]&gt;[$consolidation.B16];[$significance.C16])" office:value-type="boolean" office:boolean-value="false" calcext:value-type="boolean">
            <text:p>FALSE</text:p>
          </table:table-cell>
          <table:table-cell table:formula="of:=AND([$consolidation.D16]&gt;[$consolidation.B16];[$significance.D16])" office:value-type="boolean" office:boolean-value="false" calcext:value-type="boolean">
            <text:p>FALSE</text:p>
          </table:table-cell>
          <table:table-cell table:formula="of:=AND([$consolidation.E16]&gt;[$consolidation.B16];[$significance.E16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avg</text:p>
          </table:table-cell>
          <table:table-cell table:style-name="ce245" table:formula="of:=AND([$consolidation.H16]&gt;MAX([$consolidation.I16:.K16]);[$significance.H16])" office:value-type="boolean" office:boolean-value="false" calcext:value-type="boolean">
            <text:p>FALSE</text:p>
          </table:table-cell>
          <table:table-cell table:style-name="ce245" table:formula="of:=AND([$consolidation.I16]&gt;[$consolidation.H16];[$significance.I16])" office:value-type="boolean" office:boolean-value="false" calcext:value-type="boolean">
            <text:p>FALSE</text:p>
          </table:table-cell>
          <table:table-cell table:style-name="ce245" table:formula="of:=AND([$consolidation.J16]&gt;[$consolidation.H16];[$significance.J16])" office:value-type="boolean" office:boolean-value="false" calcext:value-type="boolean">
            <text:p>FALSE</text:p>
          </table:table-cell>
          <table:table-cell table:style-name="ce245" table:formula="of:=AND([$consolidation.K16]&gt;[$consolidation.H16];[$significance.K16])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table:style-name="Default" table:formula="of:=COUNTIF([.B11:.B15];TRUE())" office:value-type="float" office:value="0" calcext:value-type="float">
            <text:p>0</text:p>
          </table:table-cell>
          <table:table-cell table:style-name="Default" table:formula="of:=COUNTIF([.C11:.C15];TRUE())" office:value-type="float" office:value="0" calcext:value-type="float">
            <text:p>0</text:p>
          </table:table-cell>
          <table:table-cell table:style-name="Default" table:formula="of:=COUNTIF([.D11:.D15];TRUE())" office:value-type="float" office:value="1" calcext:value-type="float">
            <text:p>1</text:p>
          </table:table-cell>
          <table:table-cell table:style-name="Default" table:formula="of:=COUNTIF([.E11:.E15];TRUE())" office:value-type="float" office:value="0" calcext:value-type="float">
            <text:p>0</text:p>
          </table:table-cell>
          <table:table-cell table:number-columns-repeated="2"/>
          <table:table-cell table:formula="of:=COUNTIF([.H11:.H15];TRUE())" office:value-type="float" office:value="0" calcext:value-type="float">
            <text:p>0</text:p>
          </table:table-cell>
          <table:table-cell table:formula="of:=COUNTIF([.I11:.I15];TRUE())" office:value-type="float" office:value="0" calcext:value-type="float">
            <text:p>0</text:p>
          </table:table-cell>
          <table:table-cell table:formula="of:=COUNTIF([.J11:.J15];TRUE())" office:value-type="float" office:value="0" calcext:value-type="float">
            <text:p>0</text:p>
          </table:table-cell>
          <table:table-cell table:formula="of:=COUNTIF([.K11:.K15];TRUE()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formula="of:=[$results.A33]" office:value-type="string" office:string-value="%tetime" calcext:value-type="string">
            <text:p>%tetime</text:p>
          </table:table-cell>
          <table:table-cell table:style-name="Default" table:formula="of:=[$results.C35]" office:value-type="string" office:string-value="GA" calcext:value-type="string">
            <text:p>GA</text:p>
          </table:table-cell>
          <table:table-cell table:style-name="Default" table:formula="of:=[$results.F35]" office:value-type="string" office:string-value="Rank-GA" calcext:value-type="string">
            <text:p>Rank-GA</text:p>
          </table:table-cell>
          <table:table-cell table:style-name="Default" table:formula="of:=[$results.I35]" office:value-type="string" office:string-value="SFS-GA" calcext:value-type="string">
            <text:p>SFS-GA</text:p>
          </table:table-cell>
          <table:table-cell table:style-name="Default" table:formula="of:=[$results.L35]" office:value-type="string" office:string-value="R-S-GA" calcext:value-type="string">
            <text:p>R-S-GA</text:p>
          </table:table-cell>
          <table:table-cell table:number-columns-repeated="6"/>
        </table:table-row>
        <table:table-row table:style-name="ro1">
          <table:table-cell table:formula="of:=[$results.A37]" office:value-type="string" office:string-value="d00" calcext:value-type="string">
            <text:p>d00</text:p>
          </table:table-cell>
          <table:table-cell table:formula="of:=AND([$consolidation.B19]&gt;MAX([$consolidation.C19:.E19]);[$significance.B19])" office:value-type="boolean" office:boolean-value="false" calcext:value-type="boolean">
            <text:p>FALSE</text:p>
          </table:table-cell>
          <table:table-cell table:formula="of:=AND([$consolidation.C19]&gt;[$consolidation.B19];[$significance.C19])" office:value-type="boolean" office:boolean-value="false" calcext:value-type="boolean">
            <text:p>FALSE</text:p>
          </table:table-cell>
          <table:table-cell table:formula="of:=AND([$consolidation.D19]&gt;[$consolidation.B19];[$significance.D19])" office:value-type="boolean" office:boolean-value="false" calcext:value-type="boolean">
            <text:p>FALSE</text:p>
          </table:table-cell>
          <table:table-cell table:formula="of:=AND([$consolidation.E19]&gt;[$consolidation.B19];[$significance.E19])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formula="of:=[$results.A38]" office:value-type="string" office:string-value="d01" calcext:value-type="string">
            <text:p>d01</text:p>
          </table:table-cell>
          <table:table-cell table:formula="of:=AND([$consolidation.B20]&gt;MAX([$consolidation.C20:.E20]);[$significance.B20])" office:value-type="boolean" office:boolean-value="true" calcext:value-type="boolean">
            <text:p>TRUE</text:p>
          </table:table-cell>
          <table:table-cell table:formula="of:=AND([$consolidation.C20]&gt;[$consolidation.B20];[$significance.C20])" office:value-type="boolean" office:boolean-value="false" calcext:value-type="boolean">
            <text:p>FALSE</text:p>
          </table:table-cell>
          <table:table-cell table:formula="of:=AND([$consolidation.D20]&gt;[$consolidation.B20];[$significance.D20])" office:value-type="boolean" office:boolean-value="false" calcext:value-type="boolean">
            <text:p>FALSE</text:p>
          </table:table-cell>
          <table:table-cell table:formula="of:=AND([$consolidation.E20]&gt;[$consolidation.B20];[$significance.E20])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formula="of:=[$results.A39]" office:value-type="string" office:string-value="d02" calcext:value-type="string">
            <text:p>d02</text:p>
          </table:table-cell>
          <table:table-cell table:formula="of:=AND([$consolidation.B21]&gt;MAX([$consolidation.C21:.E21]);[$significance.B21])" office:value-type="boolean" office:boolean-value="false" calcext:value-type="boolean">
            <text:p>FALSE</text:p>
          </table:table-cell>
          <table:table-cell table:formula="of:=AND([$consolidation.C21]&gt;[$consolidation.B21];[$significance.C21])" office:value-type="boolean" office:boolean-value="false" calcext:value-type="boolean">
            <text:p>FALSE</text:p>
          </table:table-cell>
          <table:table-cell table:formula="of:=AND([$consolidation.D21]&gt;[$consolidation.B21];[$significance.D21])" office:value-type="boolean" office:boolean-value="false" calcext:value-type="boolean">
            <text:p>FALSE</text:p>
          </table:table-cell>
          <table:table-cell table:formula="of:=AND([$consolidation.E21]&gt;[$consolidation.B21];[$significance.E21])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formula="of:=[$results.A40]" office:value-type="string" office:string-value="d04" calcext:value-type="string">
            <text:p>d04</text:p>
          </table:table-cell>
          <table:table-cell table:formula="of:=AND([$consolidation.B22]&gt;MAX([$consolidation.C22:.E22]);[$significance.B22])" office:value-type="boolean" office:boolean-value="false" calcext:value-type="boolean">
            <text:p>FALSE</text:p>
          </table:table-cell>
          <table:table-cell table:formula="of:=AND([$consolidation.C22]&gt;[$consolidation.B22];[$significance.C22])" office:value-type="boolean" office:boolean-value="false" calcext:value-type="boolean">
            <text:p>FALSE</text:p>
          </table:table-cell>
          <table:table-cell table:formula="of:=AND([$consolidation.D22]&gt;[$consolidation.B22];[$significance.D22])" office:value-type="boolean" office:boolean-value="false" calcext:value-type="boolean">
            <text:p>FALSE</text:p>
          </table:table-cell>
          <table:table-cell table:formula="of:=AND([$consolidation.E22]&gt;[$consolidation.B22];[$significance.E22])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formula="of:=[$results.A41]" office:value-type="string" office:string-value="d05" calcext:value-type="string">
            <text:p>d05</text:p>
          </table:table-cell>
          <table:table-cell table:formula="of:=AND([$consolidation.B23]&gt;MAX([$consolidation.C23:.E23]);[$significance.B23])" office:value-type="boolean" office:boolean-value="false" calcext:value-type="boolean">
            <text:p>FALSE</text:p>
          </table:table-cell>
          <table:table-cell table:formula="of:=AND([$consolidation.C23]&gt;[$consolidation.B23];[$significance.C23])" office:value-type="boolean" office:boolean-value="false" calcext:value-type="boolean">
            <text:p>FALSE</text:p>
          </table:table-cell>
          <table:table-cell table:formula="of:=AND([$consolidation.D23]&gt;[$consolidation.B23];[$significance.D23])" office:value-type="boolean" office:boolean-value="false" calcext:value-type="boolean">
            <text:p>FALSE</text:p>
          </table:table-cell>
          <table:table-cell table:formula="of:=AND([$consolidation.E23]&gt;[$consolidation.B23];[$significance.E23])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table:formula="of:=AND([$consolidation.B24]&gt;MAX([$consolidation.C24:.E24]);[$significance.B24])" office:value-type="boolean" office:boolean-value="true" calcext:value-type="boolean">
            <text:p>TRUE</text:p>
          </table:table-cell>
          <table:table-cell table:formula="of:=AND([$consolidation.C24]&gt;[$consolidation.B24];[$significance.C24])" office:value-type="boolean" office:boolean-value="false" calcext:value-type="boolean">
            <text:p>FALSE</text:p>
          </table:table-cell>
          <table:table-cell table:formula="of:=AND([$consolidation.D24]&gt;[$consolidation.B24];[$significance.D24])" office:value-type="boolean" office:boolean-value="false" calcext:value-type="boolean">
            <text:p>FALSE</text:p>
          </table:table-cell>
          <table:table-cell table:formula="of:=AND([$consolidation.E24]&gt;[$consolidation.B24];[$significance.E24])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/>
          <table:table-cell table:style-name="Default" table:formula="of:=COUNTIF([.B20:.B24];TRUE())" office:value-type="float" office:value="1" calcext:value-type="float">
            <text:p>1</text:p>
          </table:table-cell>
          <table:table-cell table:style-name="Default" table:formula="of:=COUNTIF([.C20:.C24];TRUE())" office:value-type="float" office:value="0" calcext:value-type="float">
            <text:p>0</text:p>
          </table:table-cell>
          <table:table-cell table:style-name="Default" table:formula="of:=COUNTIF([.D20:.D24];TRUE())" office:value-type="float" office:value="0" calcext:value-type="float">
            <text:p>0</text:p>
          </table:table-cell>
          <table:table-cell table:style-name="Default" table:formula="of:=COUNTIF([.E20:.E24];TRUE())" office:value-type="float" office:value="0" calcext:value-type="float">
            <text:p>0</text:p>
          </table:table-cell>
          <table:table-cell table:number-columns-repeated="6"/>
        </table:table-row>
      </table:table>
      <table:table table:name="wtga" table:style-name="ta1">
        <table:table-column table:style-name="co27" table:default-cell-style-name="Default"/>
        <table:table-column table:style-name="co28" table:default-cell-style-name="ce245"/>
        <table:table-column table:style-name="co29" table:default-cell-style-name="ce245"/>
        <table:table-column table:style-name="co28" table:number-columns-repeated="2" table:default-cell-style-name="ce245"/>
        <table:table-column table:style-name="co18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number-columns-repeated="2" table:default-cell-style-name="Default"/>
        <table:table-row table:style-name="ro1">
          <table:table-cell table:formula="of:=[$results.A1]" office:value-type="string" office:string-value="%acc" calcext:value-type="string">
            <text:p>%acc</text:p>
          </table:table-cell>
          <table:table-cell table:style-name="Default" table:formula="of:=[$results.C3]" office:value-type="string" office:string-value="GA" calcext:value-type="string">
            <text:p>GA</text:p>
          </table:table-cell>
          <table:table-cell table:style-name="Default" table:formula="of:=[$results.F3]" office:value-type="string" office:string-value="Rank-GA" calcext:value-type="string">
            <text:p>Rank-GA</text:p>
          </table:table-cell>
          <table:table-cell table:style-name="Default" table:formula="of:=[$results.I3]" office:value-type="string" office:string-value="SFS-GA" calcext:value-type="string">
            <text:p>SFS-GA</text:p>
          </table:table-cell>
          <table:table-cell table:style-name="Default" table:formula="of:=[$results.L3]" office:value-type="string" office:string-value="R-S-GA" calcext:value-type="string">
            <text:p>R-S-GA</text:p>
          </table:table-cell>
          <table:table-cell/>
          <table:table-cell table:formula="of:=[$results.P1]" office:value-type="string" office:string-value="%f1s" calcext:value-type="string">
            <text:p>%f1s</text:p>
          </table:table-cell>
          <table:table-cell table:formula="of:=[$results.R3]" office:value-type="string" office:string-value="GA" calcext:value-type="string">
            <text:p>GA</text:p>
          </table:table-cell>
          <table:table-cell table:formula="of:=[$results.U3]" office:value-type="string" office:string-value="Rank-GA" calcext:value-type="string">
            <text:p>Rank-GA</text:p>
          </table:table-cell>
          <table:table-cell table:formula="of:=[$results.X3]" office:value-type="string" office:string-value="SFS-GA" calcext:value-type="string">
            <text:p>SFS-GA</text:p>
          </table:table-cell>
          <table:table-cell table:formula="of:=[$results.AA3]" office:value-type="string" office:string-value="R-S-GA" calcext:value-type="string">
            <text:p>R-S-GA</text:p>
          </table:table-cell>
        </table:table-row>
        <table:table-row table:style-name="ro1">
          <table:table-cell table:formula="of:=[$results.A5]" office:value-type="string" office:string-value="d00" calcext:value-type="string">
            <text:p>d00</text:p>
          </table:table-cell>
          <table:table-cell table:formula="of:=AND([$consolidation.B2]&lt;MIN([$consolidation.C2:.E2]);[$significance.B2])" office:value-type="boolean" office:boolean-value="false" calcext:value-type="boolean">
            <text:p>FALSE</text:p>
          </table:table-cell>
          <table:table-cell table:formula="of:=AND([$consolidation.C2]&lt;[$consolidation.B2];[$significance.C2])" office:value-type="boolean" office:boolean-value="false" calcext:value-type="boolean">
            <text:p>FALSE</text:p>
          </table:table-cell>
          <table:table-cell table:formula="of:=AND([$consolidation.D2]&lt;[$consolidation.B2];[$significance.D2])" office:value-type="boolean" office:boolean-value="false" calcext:value-type="boolean">
            <text:p>FALSE</text:p>
          </table:table-cell>
          <table:table-cell table:formula="of:=AND([$consolidation.E2]&lt;[$consolidation.B2];[$significance.E2])" office:value-type="boolean" office:boolean-value="false" calcext:value-type="boolean">
            <text:p>FALSE</text:p>
          </table:table-cell>
          <table:table-cell/>
          <table:table-cell table:formula="of:=[$results.P5]" office:value-type="string" office:string-value="d00" calcext:value-type="string">
            <text:p>d00</text:p>
          </table:table-cell>
          <table:table-cell table:style-name="ce245" table:formula="of:=AND([$consolidation.H2]&lt;MIN([$consolidation.I2:.K2]);[$significance.H2])" office:value-type="boolean" office:boolean-value="false" calcext:value-type="boolean">
            <text:p>FALSE</text:p>
          </table:table-cell>
          <table:table-cell table:style-name="ce245" table:formula="of:=AND([$consolidation.I2]&lt;[$consolidation.H2];[$significance.I2])" office:value-type="boolean" office:boolean-value="false" calcext:value-type="boolean">
            <text:p>FALSE</text:p>
          </table:table-cell>
          <table:table-cell table:style-name="ce245" table:formula="of:=AND([$consolidation.J2]&lt;[$consolidation.H2];[$significance.J2])" office:value-type="boolean" office:boolean-value="false" calcext:value-type="boolean">
            <text:p>FALSE</text:p>
          </table:table-cell>
          <table:table-cell table:style-name="ce245" table:formula="of:=AND([$consolidation.K2]&lt;[$consolidation.H2];[$significance.K2])" office:value-type="boolean" office:boolean-value="false" calcext:value-type="boolean">
            <text:p>FALSE</text:p>
          </table:table-cell>
        </table:table-row>
        <table:table-row table:style-name="ro1">
          <table:table-cell table:formula="of:=[$results.A6]" office:value-type="string" office:string-value="d01" calcext:value-type="string">
            <text:p>d01</text:p>
          </table:table-cell>
          <table:table-cell table:formula="of:=AND([$consolidation.B3]&lt;MIN([$consolidation.C3:.E3]);[$significance.B3])" office:value-type="boolean" office:boolean-value="true" calcext:value-type="boolean">
            <text:p>TRUE</text:p>
          </table:table-cell>
          <table:table-cell table:formula="of:=AND([$consolidation.C3]&lt;[$consolidation.B3];[$significance.C3])" office:value-type="boolean" office:boolean-value="false" calcext:value-type="boolean">
            <text:p>FALSE</text:p>
          </table:table-cell>
          <table:table-cell table:formula="of:=AND([$consolidation.D3]&lt;[$consolidation.B3];[$significance.D3])" office:value-type="boolean" office:boolean-value="false" calcext:value-type="boolean">
            <text:p>FALSE</text:p>
          </table:table-cell>
          <table:table-cell table:formula="of:=AND([$consolidation.E3]&lt;[$consolidation.B3];[$significance.E3])" office:value-type="boolean" office:boolean-value="false" calcext:value-type="boolean">
            <text:p>FALSE</text:p>
          </table:table-cell>
          <table:table-cell/>
          <table:table-cell table:formula="of:=[$results.P6]" office:value-type="string" office:string-value="d01" calcext:value-type="string">
            <text:p>d01</text:p>
          </table:table-cell>
          <table:table-cell table:style-name="ce245" table:formula="of:=AND([$consolidation.H3]&lt;MIN([$consolidation.I3:.K3]);[$significance.H3])" office:value-type="boolean" office:boolean-value="true" calcext:value-type="boolean">
            <text:p>TRUE</text:p>
          </table:table-cell>
          <table:table-cell table:style-name="ce245" table:formula="of:=AND([$consolidation.I3]&lt;[$consolidation.H3];[$significance.I3])" office:value-type="boolean" office:boolean-value="false" calcext:value-type="boolean">
            <text:p>FALSE</text:p>
          </table:table-cell>
          <table:table-cell table:style-name="ce245" table:formula="of:=AND([$consolidation.J3]&lt;[$consolidation.H3];[$significance.J3])" office:value-type="boolean" office:boolean-value="false" calcext:value-type="boolean">
            <text:p>FALSE</text:p>
          </table:table-cell>
          <table:table-cell table:style-name="ce245" table:formula="of:=AND([$consolidation.K3]&lt;[$consolidation.H3];[$significance.K3])" office:value-type="boolean" office:boolean-value="false" calcext:value-type="boolean">
            <text:p>FALSE</text:p>
          </table:table-cell>
        </table:table-row>
        <table:table-row table:style-name="ro1">
          <table:table-cell table:formula="of:=[$results.A7]" office:value-type="string" office:string-value="d02" calcext:value-type="string">
            <text:p>d02</text:p>
          </table:table-cell>
          <table:table-cell table:formula="of:=AND([$consolidation.B4]&lt;MIN([$consolidation.C4:.E4]);[$significance.B4])" office:value-type="boolean" office:boolean-value="false" calcext:value-type="boolean">
            <text:p>FALSE</text:p>
          </table:table-cell>
          <table:table-cell table:formula="of:=AND([$consolidation.C4]&lt;[$consolidation.B4];[$significance.C4])" office:value-type="boolean" office:boolean-value="false" calcext:value-type="boolean">
            <text:p>FALSE</text:p>
          </table:table-cell>
          <table:table-cell table:formula="of:=AND([$consolidation.D4]&lt;[$consolidation.B4];[$significance.D4])" office:value-type="boolean" office:boolean-value="false" calcext:value-type="boolean">
            <text:p>FALSE</text:p>
          </table:table-cell>
          <table:table-cell table:formula="of:=AND([$consolidation.E4]&lt;[$consolidation.B4];[$significance.E4])" office:value-type="boolean" office:boolean-value="false" calcext:value-type="boolean">
            <text:p>FALSE</text:p>
          </table:table-cell>
          <table:table-cell/>
          <table:table-cell table:formula="of:=[$results.P7]" office:value-type="string" office:string-value="d02" calcext:value-type="string">
            <text:p>d02</text:p>
          </table:table-cell>
          <table:table-cell table:style-name="ce245" table:formula="of:=AND([$consolidation.H4]&lt;MIN([$consolidation.I4:.K4]);[$significance.H4])" office:value-type="boolean" office:boolean-value="false" calcext:value-type="boolean">
            <text:p>FALSE</text:p>
          </table:table-cell>
          <table:table-cell table:style-name="ce245" table:formula="of:=AND([$consolidation.I4]&lt;[$consolidation.H4];[$significance.I4])" office:value-type="boolean" office:boolean-value="false" calcext:value-type="boolean">
            <text:p>FALSE</text:p>
          </table:table-cell>
          <table:table-cell table:style-name="ce245" table:formula="of:=AND([$consolidation.J4]&lt;[$consolidation.H4];[$significance.J4])" office:value-type="boolean" office:boolean-value="false" calcext:value-type="boolean">
            <text:p>FALSE</text:p>
          </table:table-cell>
          <table:table-cell table:style-name="ce245" table:formula="of:=AND([$consolidation.K4]&lt;[$consolidation.H4];[$significance.K4])" office:value-type="boolean" office:boolean-value="false" calcext:value-type="boolean">
            <text:p>FALSE</text:p>
          </table:table-cell>
        </table:table-row>
        <table:table-row table:style-name="ro1">
          <table:table-cell table:formula="of:=[$results.A8]" office:value-type="string" office:string-value="d04" calcext:value-type="string">
            <text:p>d04</text:p>
          </table:table-cell>
          <table:table-cell table:formula="of:=AND([$consolidation.B5]&lt;MIN([$consolidation.C5:.E5]);[$significance.B5])" office:value-type="boolean" office:boolean-value="false" calcext:value-type="boolean">
            <text:p>FALSE</text:p>
          </table:table-cell>
          <table:table-cell table:formula="of:=AND([$consolidation.C5]&lt;[$consolidation.B5];[$significance.C5])" office:value-type="boolean" office:boolean-value="false" calcext:value-type="boolean">
            <text:p>FALSE</text:p>
          </table:table-cell>
          <table:table-cell table:formula="of:=AND([$consolidation.D5]&lt;[$consolidation.B5];[$significance.D5])" office:value-type="boolean" office:boolean-value="false" calcext:value-type="boolean">
            <text:p>FALSE</text:p>
          </table:table-cell>
          <table:table-cell table:formula="of:=AND([$consolidation.E5]&lt;[$consolidation.B5];[$significance.E5])" office:value-type="boolean" office:boolean-value="false" calcext:value-type="boolean">
            <text:p>FALSE</text:p>
          </table:table-cell>
          <table:table-cell/>
          <table:table-cell table:formula="of:=[$results.P8]" office:value-type="string" office:string-value="d04" calcext:value-type="string">
            <text:p>d04</text:p>
          </table:table-cell>
          <table:table-cell table:style-name="ce245" table:formula="of:=AND([$consolidation.H5]&lt;MIN([$consolidation.I5:.K5]);[$significance.H5])" office:value-type="boolean" office:boolean-value="false" calcext:value-type="boolean">
            <text:p>FALSE</text:p>
          </table:table-cell>
          <table:table-cell table:style-name="ce245" table:formula="of:=AND([$consolidation.I5]&lt;[$consolidation.H5];[$significance.I5])" office:value-type="boolean" office:boolean-value="false" calcext:value-type="boolean">
            <text:p>FALSE</text:p>
          </table:table-cell>
          <table:table-cell table:style-name="ce245" table:formula="of:=AND([$consolidation.J5]&lt;[$consolidation.H5];[$significance.J5])" office:value-type="boolean" office:boolean-value="false" calcext:value-type="boolean">
            <text:p>FALSE</text:p>
          </table:table-cell>
          <table:table-cell table:style-name="ce245" table:formula="of:=AND([$consolidation.K5]&lt;[$consolidation.H5];[$significance.K5])" office:value-type="boolean" office:boolean-value="false" calcext:value-type="boolean">
            <text:p>FALSE</text:p>
          </table:table-cell>
        </table:table-row>
        <table:table-row table:style-name="ro1">
          <table:table-cell table:formula="of:=[$results.A9]" office:value-type="string" office:string-value="d05" calcext:value-type="string">
            <text:p>d05</text:p>
          </table:table-cell>
          <table:table-cell table:formula="of:=AND([$consolidation.B6]&lt;MIN([$consolidation.C6:.E6]);[$significance.B6])" office:value-type="boolean" office:boolean-value="false" calcext:value-type="boolean">
            <text:p>FALSE</text:p>
          </table:table-cell>
          <table:table-cell table:formula="of:=AND([$consolidation.C6]&lt;[$consolidation.B6];[$significance.C6])" office:value-type="boolean" office:boolean-value="false" calcext:value-type="boolean">
            <text:p>FALSE</text:p>
          </table:table-cell>
          <table:table-cell table:formula="of:=AND([$consolidation.D6]&lt;[$consolidation.B6];[$significance.D6])" office:value-type="boolean" office:boolean-value="false" calcext:value-type="boolean">
            <text:p>FALSE</text:p>
          </table:table-cell>
          <table:table-cell table:formula="of:=AND([$consolidation.E6]&lt;[$consolidation.B6];[$significance.E6])" office:value-type="boolean" office:boolean-value="false" calcext:value-type="boolean">
            <text:p>FALSE</text:p>
          </table:table-cell>
          <table:table-cell/>
          <table:table-cell table:formula="of:=[$results.P9]" office:value-type="string" office:string-value="d05" calcext:value-type="string">
            <text:p>d05</text:p>
          </table:table-cell>
          <table:table-cell table:style-name="ce245" table:formula="of:=AND([$consolidation.H6]&lt;MIN([$consolidation.I6:.K6]);[$significance.H6])" office:value-type="boolean" office:boolean-value="false" calcext:value-type="boolean">
            <text:p>FALSE</text:p>
          </table:table-cell>
          <table:table-cell table:style-name="ce245" table:formula="of:=AND([$consolidation.I6]&lt;[$consolidation.H6];[$significance.I6])" office:value-type="boolean" office:boolean-value="false" calcext:value-type="boolean">
            <text:p>FALSE</text:p>
          </table:table-cell>
          <table:table-cell table:style-name="ce245" table:formula="of:=AND([$consolidation.J6]&lt;[$consolidation.H6];[$significance.J6])" office:value-type="boolean" office:boolean-value="false" calcext:value-type="boolean">
            <text:p>FALSE</text:p>
          </table:table-cell>
          <table:table-cell table:style-name="ce245" table:formula="of:=AND([$consolidation.K6]&lt;[$consolidation.H6];[$significance.K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ND([$consolidation.B7]&lt;MIN([$consolidation.C7:.E7]);[$significance.B7])" office:value-type="boolean" office:boolean-value="false" calcext:value-type="boolean">
            <text:p>FALSE</text:p>
          </table:table-cell>
          <table:table-cell table:formula="of:=AND([$consolidation.C7]&lt;[$consolidation.B7];[$significance.C7])" office:value-type="boolean" office:boolean-value="false" calcext:value-type="boolean">
            <text:p>FALSE</text:p>
          </table:table-cell>
          <table:table-cell table:formula="of:=AND([$consolidation.D7]&lt;[$consolidation.B7];[$significance.D7])" office:value-type="boolean" office:boolean-value="false" calcext:value-type="boolean">
            <text:p>FALSE</text:p>
          </table:table-cell>
          <table:table-cell table:formula="of:=AND([$consolidation.E7]&lt;[$consolidation.B7];[$significance.E7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avg</text:p>
          </table:table-cell>
          <table:table-cell table:style-name="ce245" table:formula="of:=AND([$consolidation.H7]&lt;MIN([$consolidation.I7:.K7]);[$significance.H7])" office:value-type="boolean" office:boolean-value="false" calcext:value-type="boolean">
            <text:p>FALSE</text:p>
          </table:table-cell>
          <table:table-cell table:style-name="ce245" table:formula="of:=AND([$consolidation.I7]&lt;[$consolidation.H7];[$significance.I7])" office:value-type="boolean" office:boolean-value="false" calcext:value-type="boolean">
            <text:p>FALSE</text:p>
          </table:table-cell>
          <table:table-cell table:style-name="ce245" table:formula="of:=AND([$consolidation.J7]&lt;[$consolidation.H7];[$significance.J7])" office:value-type="boolean" office:boolean-value="false" calcext:value-type="boolean">
            <text:p>FALSE</text:p>
          </table:table-cell>
          <table:table-cell table:style-name="ce245" table:formula="of:=AND([$consolidation.K7]&lt;[$consolidation.H7];[$significance.K7]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style-name="Default" table:formula="of:=COUNTIF([.B2:.B6];TRUE())" office:value-type="float" office:value="1" calcext:value-type="float">
            <text:p>1</text:p>
          </table:table-cell>
          <table:table-cell table:style-name="Default" table:formula="of:=COUNTIF([.C2:.C6];TRUE())" office:value-type="float" office:value="0" calcext:value-type="float">
            <text:p>0</text:p>
          </table:table-cell>
          <table:table-cell table:style-name="Default" table:formula="of:=COUNTIF([.D2:.D6];TRUE())" office:value-type="float" office:value="0" calcext:value-type="float">
            <text:p>0</text:p>
          </table:table-cell>
          <table:table-cell table:style-name="Default" table:formula="of:=COUNTIF([.E2:.E6];TRUE())" office:value-type="float" office:value="0" calcext:value-type="float">
            <text:p>0</text:p>
          </table:table-cell>
          <table:table-cell table:number-columns-repeated="2"/>
          <table:table-cell table:formula="of:=COUNTIF([.H2:.H6];TRUE())" office:value-type="float" office:value="1" calcext:value-type="float">
            <text:p>1</text:p>
          </table:table-cell>
          <table:table-cell table:formula="of:=COUNTIF([.I2:.I6];TRUE())" office:value-type="float" office:value="0" calcext:value-type="float">
            <text:p>0</text:p>
          </table:table-cell>
          <table:table-cell table:formula="of:=COUNTIF([.J2:.J6];TRUE())" office:value-type="float" office:value="0" calcext:value-type="float">
            <text:p>0</text:p>
          </table:table-cell>
          <table:table-cell table:formula="of:=COUNTIF([.K2:.K6];TRUE()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formula="of:=[$results.A17]" office:value-type="string" office:string-value="%prec" calcext:value-type="string">
            <text:p>%prec</text:p>
          </table:table-cell>
          <table:table-cell table:style-name="Default" table:formula="of:=[$results.C19]" office:value-type="string" office:string-value="GA" calcext:value-type="string">
            <text:p>GA</text:p>
          </table:table-cell>
          <table:table-cell table:style-name="Default" table:formula="of:=[$results.F19]" office:value-type="string" office:string-value="Rank-GA" calcext:value-type="string">
            <text:p>Rank-GA</text:p>
          </table:table-cell>
          <table:table-cell table:style-name="Default" table:formula="of:=[$results.I19]" office:value-type="string" office:string-value="SFS-GA" calcext:value-type="string">
            <text:p>SFS-GA</text:p>
          </table:table-cell>
          <table:table-cell table:style-name="Default" table:formula="of:=[$results.L19]" office:value-type="string" office:string-value="R-S-GA" calcext:value-type="string">
            <text:p>R-S-GA</text:p>
          </table:table-cell>
          <table:table-cell/>
          <table:table-cell table:formula="of:=[$results.P17]" office:value-type="string" office:string-value="%rec" calcext:value-type="string">
            <text:p>%rec</text:p>
          </table:table-cell>
          <table:table-cell table:formula="of:=[$results.R19]" office:value-type="string" office:string-value="GA" calcext:value-type="string">
            <text:p>GA</text:p>
          </table:table-cell>
          <table:table-cell table:formula="of:=[$results.U19]" office:value-type="string" office:string-value="Rank-GA" calcext:value-type="string">
            <text:p>Rank-GA</text:p>
          </table:table-cell>
          <table:table-cell table:formula="of:=[$results.X19]" office:value-type="string" office:string-value="SFS-GA" calcext:value-type="string">
            <text:p>SFS-GA</text:p>
          </table:table-cell>
          <table:table-cell table:formula="of:=[$results.AA19]" office:value-type="string" office:string-value="R-S-GA" calcext:value-type="string">
            <text:p>R-S-GA</text:p>
          </table:table-cell>
        </table:table-row>
        <table:table-row table:style-name="ro1">
          <table:table-cell table:formula="of:=[$results.A21]" office:value-type="string" office:string-value="d00" calcext:value-type="string">
            <text:p>d00</text:p>
          </table:table-cell>
          <table:table-cell table:formula="of:=AND([$consolidation.B11]&lt;MIN([$consolidation.C11:.E11]);[$significance.B11])" office:value-type="boolean" office:boolean-value="false" calcext:value-type="boolean">
            <text:p>FALSE</text:p>
          </table:table-cell>
          <table:table-cell table:formula="of:=AND([$consolidation.C11]&lt;[$consolidation.B11];[$significance.C11])" office:value-type="boolean" office:boolean-value="false" calcext:value-type="boolean">
            <text:p>FALSE</text:p>
          </table:table-cell>
          <table:table-cell table:formula="of:=AND([$consolidation.D11]&lt;[$consolidation.B11];[$significance.D11])" office:value-type="boolean" office:boolean-value="false" calcext:value-type="boolean">
            <text:p>FALSE</text:p>
          </table:table-cell>
          <table:table-cell table:formula="of:=AND([$consolidation.E11]&lt;[$consolidation.B11];[$significance.E11])" office:value-type="boolean" office:boolean-value="false" calcext:value-type="boolean">
            <text:p>FALSE</text:p>
          </table:table-cell>
          <table:table-cell/>
          <table:table-cell table:formula="of:=[$results.P21]" office:value-type="string" office:string-value="d00" calcext:value-type="string">
            <text:p>d00</text:p>
          </table:table-cell>
          <table:table-cell table:style-name="ce245" table:formula="of:=AND([$consolidation.H11]&lt;MIN([$consolidation.I11:.K11]);[$significance.H11])" office:value-type="boolean" office:boolean-value="false" calcext:value-type="boolean">
            <text:p>FALSE</text:p>
          </table:table-cell>
          <table:table-cell table:style-name="ce245" table:formula="of:=AND([$consolidation.I11]&lt;[$consolidation.H11];[$significance.I11])" office:value-type="boolean" office:boolean-value="false" calcext:value-type="boolean">
            <text:p>FALSE</text:p>
          </table:table-cell>
          <table:table-cell table:style-name="ce245" table:formula="of:=AND([$consolidation.J11]&lt;[$consolidation.H11];[$significance.J11])" office:value-type="boolean" office:boolean-value="false" calcext:value-type="boolean">
            <text:p>FALSE</text:p>
          </table:table-cell>
          <table:table-cell table:style-name="ce245" table:formula="of:=AND([$consolidation.K11]&lt;[$consolidation.H11];[$significance.K11])" office:value-type="boolean" office:boolean-value="false" calcext:value-type="boolean">
            <text:p>FALSE</text:p>
          </table:table-cell>
        </table:table-row>
        <table:table-row table:style-name="ro1">
          <table:table-cell table:formula="of:=[$results.A22]" office:value-type="string" office:string-value="d01" calcext:value-type="string">
            <text:p>d01</text:p>
          </table:table-cell>
          <table:table-cell table:formula="of:=AND([$consolidation.B12]&lt;MIN([$consolidation.C12:.E12]);[$significance.B12])" office:value-type="boolean" office:boolean-value="true" calcext:value-type="boolean">
            <text:p>TRUE</text:p>
          </table:table-cell>
          <table:table-cell table:formula="of:=AND([$consolidation.C12]&lt;[$consolidation.B12];[$significance.C12])" office:value-type="boolean" office:boolean-value="false" calcext:value-type="boolean">
            <text:p>FALSE</text:p>
          </table:table-cell>
          <table:table-cell table:formula="of:=AND([$consolidation.D12]&lt;[$consolidation.B12];[$significance.D12])" office:value-type="boolean" office:boolean-value="false" calcext:value-type="boolean">
            <text:p>FALSE</text:p>
          </table:table-cell>
          <table:table-cell table:formula="of:=AND([$consolidation.E12]&lt;[$consolidation.B12];[$significance.E12])" office:value-type="boolean" office:boolean-value="false" calcext:value-type="boolean">
            <text:p>FALSE</text:p>
          </table:table-cell>
          <table:table-cell/>
          <table:table-cell table:formula="of:=[$results.P22]" office:value-type="string" office:string-value="d01" calcext:value-type="string">
            <text:p>d01</text:p>
          </table:table-cell>
          <table:table-cell table:style-name="ce245" table:formula="of:=AND([$consolidation.H12]&lt;MIN([$consolidation.I12:.K12]);[$significance.H12])" office:value-type="boolean" office:boolean-value="false" calcext:value-type="boolean">
            <text:p>FALSE</text:p>
          </table:table-cell>
          <table:table-cell table:style-name="ce245" table:formula="of:=AND([$consolidation.I12]&lt;[$consolidation.H12];[$significance.I12])" office:value-type="boolean" office:boolean-value="false" calcext:value-type="boolean">
            <text:p>FALSE</text:p>
          </table:table-cell>
          <table:table-cell table:style-name="ce245" table:formula="of:=AND([$consolidation.J12]&lt;[$consolidation.H12];[$significance.J12])" office:value-type="boolean" office:boolean-value="false" calcext:value-type="boolean">
            <text:p>FALSE</text:p>
          </table:table-cell>
          <table:table-cell table:style-name="ce245" table:formula="of:=AND([$consolidation.K12]&lt;[$consolidation.H12];[$significance.K12])" office:value-type="boolean" office:boolean-value="false" calcext:value-type="boolean">
            <text:p>FALSE</text:p>
          </table:table-cell>
        </table:table-row>
        <table:table-row table:style-name="ro1">
          <table:table-cell table:formula="of:=[$results.A23]" office:value-type="string" office:string-value="d02" calcext:value-type="string">
            <text:p>d02</text:p>
          </table:table-cell>
          <table:table-cell table:formula="of:=AND([$consolidation.B13]&lt;MIN([$consolidation.C13:.E13]);[$significance.B13])" office:value-type="boolean" office:boolean-value="false" calcext:value-type="boolean">
            <text:p>FALSE</text:p>
          </table:table-cell>
          <table:table-cell table:formula="of:=AND([$consolidation.C13]&lt;[$consolidation.B13];[$significance.C13])" office:value-type="boolean" office:boolean-value="false" calcext:value-type="boolean">
            <text:p>FALSE</text:p>
          </table:table-cell>
          <table:table-cell table:formula="of:=AND([$consolidation.D13]&lt;[$consolidation.B13];[$significance.D13])" office:value-type="boolean" office:boolean-value="false" calcext:value-type="boolean">
            <text:p>FALSE</text:p>
          </table:table-cell>
          <table:table-cell table:formula="of:=AND([$consolidation.E13]&lt;[$consolidation.B13];[$significance.E13])" office:value-type="boolean" office:boolean-value="false" calcext:value-type="boolean">
            <text:p>FALSE</text:p>
          </table:table-cell>
          <table:table-cell/>
          <table:table-cell table:formula="of:=[$results.P23]" office:value-type="string" office:string-value="d02" calcext:value-type="string">
            <text:p>d02</text:p>
          </table:table-cell>
          <table:table-cell table:style-name="ce245" table:formula="of:=AND([$consolidation.H13]&lt;MIN([$consolidation.I13:.K13]);[$significance.H13])" office:value-type="boolean" office:boolean-value="false" calcext:value-type="boolean">
            <text:p>FALSE</text:p>
          </table:table-cell>
          <table:table-cell table:style-name="ce245" table:formula="of:=AND([$consolidation.I13]&lt;[$consolidation.H13];[$significance.I13])" office:value-type="boolean" office:boolean-value="false" calcext:value-type="boolean">
            <text:p>FALSE</text:p>
          </table:table-cell>
          <table:table-cell table:style-name="ce245" table:formula="of:=AND([$consolidation.J13]&lt;[$consolidation.H13];[$significance.J13])" office:value-type="boolean" office:boolean-value="false" calcext:value-type="boolean">
            <text:p>FALSE</text:p>
          </table:table-cell>
          <table:table-cell table:style-name="ce245" table:formula="of:=AND([$consolidation.K13]&lt;[$consolidation.H13];[$significance.K13])" office:value-type="boolean" office:boolean-value="false" calcext:value-type="boolean">
            <text:p>FALSE</text:p>
          </table:table-cell>
        </table:table-row>
        <table:table-row table:style-name="ro1">
          <table:table-cell table:formula="of:=[$results.A24]" office:value-type="string" office:string-value="d04" calcext:value-type="string">
            <text:p>d04</text:p>
          </table:table-cell>
          <table:table-cell table:formula="of:=AND([$consolidation.B14]&lt;MIN([$consolidation.C14:.E14]);[$significance.B14])" office:value-type="boolean" office:boolean-value="false" calcext:value-type="boolean">
            <text:p>FALSE</text:p>
          </table:table-cell>
          <table:table-cell table:formula="of:=AND([$consolidation.C14]&lt;[$consolidation.B14];[$significance.C14])" office:value-type="boolean" office:boolean-value="false" calcext:value-type="boolean">
            <text:p>FALSE</text:p>
          </table:table-cell>
          <table:table-cell table:formula="of:=AND([$consolidation.D14]&lt;[$consolidation.B14];[$significance.D14])" office:value-type="boolean" office:boolean-value="false" calcext:value-type="boolean">
            <text:p>FALSE</text:p>
          </table:table-cell>
          <table:table-cell table:formula="of:=AND([$consolidation.E14]&lt;[$consolidation.B14];[$significance.E14])" office:value-type="boolean" office:boolean-value="false" calcext:value-type="boolean">
            <text:p>FALSE</text:p>
          </table:table-cell>
          <table:table-cell/>
          <table:table-cell table:formula="of:=[$results.P24]" office:value-type="string" office:string-value="d04" calcext:value-type="string">
            <text:p>d04</text:p>
          </table:table-cell>
          <table:table-cell table:style-name="ce245" table:formula="of:=AND([$consolidation.H14]&lt;MIN([$consolidation.I14:.K14]);[$significance.H14])" office:value-type="boolean" office:boolean-value="false" calcext:value-type="boolean">
            <text:p>FALSE</text:p>
          </table:table-cell>
          <table:table-cell table:style-name="ce245" table:formula="of:=AND([$consolidation.I14]&lt;[$consolidation.H14];[$significance.I14])" office:value-type="boolean" office:boolean-value="false" calcext:value-type="boolean">
            <text:p>FALSE</text:p>
          </table:table-cell>
          <table:table-cell table:style-name="ce245" table:formula="of:=AND([$consolidation.J14]&lt;[$consolidation.H14];[$significance.J14])" office:value-type="boolean" office:boolean-value="false" calcext:value-type="boolean">
            <text:p>FALSE</text:p>
          </table:table-cell>
          <table:table-cell table:style-name="ce245" table:formula="of:=AND([$consolidation.K14]&lt;[$consolidation.H14];[$significance.K14])" office:value-type="boolean" office:boolean-value="false" calcext:value-type="boolean">
            <text:p>FALSE</text:p>
          </table:table-cell>
        </table:table-row>
        <table:table-row table:style-name="ro1">
          <table:table-cell table:formula="of:=[$results.A25]" office:value-type="string" office:string-value="d05" calcext:value-type="string">
            <text:p>d05</text:p>
          </table:table-cell>
          <table:table-cell table:formula="of:=AND([$consolidation.B15]&lt;MIN([$consolidation.C15:.E15]);[$significance.B15])" office:value-type="boolean" office:boolean-value="false" calcext:value-type="boolean">
            <text:p>FALSE</text:p>
          </table:table-cell>
          <table:table-cell table:formula="of:=AND([$consolidation.C15]&lt;[$consolidation.B15];[$significance.C15])" office:value-type="boolean" office:boolean-value="false" calcext:value-type="boolean">
            <text:p>FALSE</text:p>
          </table:table-cell>
          <table:table-cell table:formula="of:=AND([$consolidation.D15]&lt;[$consolidation.B15];[$significance.D15])" office:value-type="boolean" office:boolean-value="false" calcext:value-type="boolean">
            <text:p>FALSE</text:p>
          </table:table-cell>
          <table:table-cell table:formula="of:=AND([$consolidation.E15]&lt;[$consolidation.B15];[$significance.E15])" office:value-type="boolean" office:boolean-value="false" calcext:value-type="boolean">
            <text:p>FALSE</text:p>
          </table:table-cell>
          <table:table-cell/>
          <table:table-cell table:formula="of:=[$results.P25]" office:value-type="string" office:string-value="d05" calcext:value-type="string">
            <text:p>d05</text:p>
          </table:table-cell>
          <table:table-cell table:style-name="ce245" table:formula="of:=AND([$consolidation.H15]&lt;MIN([$consolidation.I15:.K15]);[$significance.H15])" office:value-type="boolean" office:boolean-value="false" calcext:value-type="boolean">
            <text:p>FALSE</text:p>
          </table:table-cell>
          <table:table-cell table:style-name="ce245" table:formula="of:=AND([$consolidation.I15]&lt;[$consolidation.H15];[$significance.I15])" office:value-type="boolean" office:boolean-value="false" calcext:value-type="boolean">
            <text:p>FALSE</text:p>
          </table:table-cell>
          <table:table-cell table:style-name="ce245" table:formula="of:=AND([$consolidation.J15]&lt;[$consolidation.H15];[$significance.J15])" office:value-type="boolean" office:boolean-value="false" calcext:value-type="boolean">
            <text:p>FALSE</text:p>
          </table:table-cell>
          <table:table-cell table:style-name="ce245" table:formula="of:=AND([$consolidation.K15]&lt;[$consolidation.H15];[$significance.K1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ND([$consolidation.B16]&lt;MIN([$consolidation.C16:.E16]);[$significance.B16])" office:value-type="boolean" office:boolean-value="false" calcext:value-type="boolean">
            <text:p>FALSE</text:p>
          </table:table-cell>
          <table:table-cell table:formula="of:=AND([$consolidation.C16]&lt;[$consolidation.B16];[$significance.C16])" office:value-type="boolean" office:boolean-value="false" calcext:value-type="boolean">
            <text:p>FALSE</text:p>
          </table:table-cell>
          <table:table-cell table:formula="of:=AND([$consolidation.D16]&lt;[$consolidation.B16];[$significance.D16])" office:value-type="boolean" office:boolean-value="false" calcext:value-type="boolean">
            <text:p>FALSE</text:p>
          </table:table-cell>
          <table:table-cell table:formula="of:=AND([$consolidation.E16]&lt;[$consolidation.B16];[$significance.E16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avg</text:p>
          </table:table-cell>
          <table:table-cell table:style-name="ce245" table:formula="of:=AND([$consolidation.H16]&lt;MIN([$consolidation.I16:.K16]);[$significance.H16])" office:value-type="boolean" office:boolean-value="false" calcext:value-type="boolean">
            <text:p>FALSE</text:p>
          </table:table-cell>
          <table:table-cell table:style-name="ce245" table:formula="of:=AND([$consolidation.I16]&lt;[$consolidation.H16];[$significance.I16])" office:value-type="boolean" office:boolean-value="false" calcext:value-type="boolean">
            <text:p>FALSE</text:p>
          </table:table-cell>
          <table:table-cell table:style-name="ce245" table:formula="of:=AND([$consolidation.J16]&lt;[$consolidation.H16];[$significance.J16])" office:value-type="boolean" office:boolean-value="false" calcext:value-type="boolean">
            <text:p>FALSE</text:p>
          </table:table-cell>
          <table:table-cell table:style-name="ce245" table:formula="of:=AND([$consolidation.K16]&lt;[$consolidation.H16];[$significance.K16]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style-name="Default" table:formula="of:=COUNTIF([.B11:.B15];TRUE())" office:value-type="float" office:value="1" calcext:value-type="float">
            <text:p>1</text:p>
          </table:table-cell>
          <table:table-cell table:style-name="Default" table:formula="of:=COUNTIF([.C11:.C15];TRUE())" office:value-type="float" office:value="0" calcext:value-type="float">
            <text:p>0</text:p>
          </table:table-cell>
          <table:table-cell table:style-name="Default" table:formula="of:=COUNTIF([.D11:.D15];TRUE())" office:value-type="float" office:value="0" calcext:value-type="float">
            <text:p>0</text:p>
          </table:table-cell>
          <table:table-cell table:style-name="Default" table:formula="of:=COUNTIF([.E11:.E15];TRUE())" office:value-type="float" office:value="0" calcext:value-type="float">
            <text:p>0</text:p>
          </table:table-cell>
          <table:table-cell table:number-columns-repeated="2"/>
          <table:table-cell table:formula="of:=COUNTIF([.H11:.H15];TRUE())" office:value-type="float" office:value="0" calcext:value-type="float">
            <text:p>0</text:p>
          </table:table-cell>
          <table:table-cell table:formula="of:=COUNTIF([.I11:.I15];TRUE())" office:value-type="float" office:value="0" calcext:value-type="float">
            <text:p>0</text:p>
          </table:table-cell>
          <table:table-cell table:formula="of:=COUNTIF([.J11:.J15];TRUE())" office:value-type="float" office:value="0" calcext:value-type="float">
            <text:p>0</text:p>
          </table:table-cell>
          <table:table-cell table:formula="of:=COUNTIF([.K11:.K15];TRUE()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formula="of:=[$results.A33]" office:value-type="string" office:string-value="%tetime" calcext:value-type="string">
            <text:p>%tetime</text:p>
          </table:table-cell>
          <table:table-cell table:style-name="Default" table:formula="of:=[$results.C35]" office:value-type="string" office:string-value="GA" calcext:value-type="string">
            <text:p>GA</text:p>
          </table:table-cell>
          <table:table-cell table:style-name="Default" table:formula="of:=[$results.F35]" office:value-type="string" office:string-value="Rank-GA" calcext:value-type="string">
            <text:p>Rank-GA</text:p>
          </table:table-cell>
          <table:table-cell table:style-name="Default" table:formula="of:=[$results.I35]" office:value-type="string" office:string-value="SFS-GA" calcext:value-type="string">
            <text:p>SFS-GA</text:p>
          </table:table-cell>
          <table:table-cell table:style-name="Default" table:formula="of:=[$results.L35]" office:value-type="string" office:string-value="R-S-GA" calcext:value-type="string">
            <text:p>R-S-GA</text:p>
          </table:table-cell>
          <table:table-cell table:number-columns-repeated="6"/>
        </table:table-row>
        <table:table-row table:style-name="ro1">
          <table:table-cell table:formula="of:=[$results.A37]" office:value-type="string" office:string-value="d00" calcext:value-type="string">
            <text:p>d00</text:p>
          </table:table-cell>
          <table:table-cell table:formula="of:=AND([$consolidation.B19]&lt;MIN([$consolidation.C19:.E19]);[$significance.B19])" office:value-type="boolean" office:boolean-value="false" calcext:value-type="boolean">
            <text:p>FALSE</text:p>
          </table:table-cell>
          <table:table-cell table:formula="of:=AND([$consolidation.C19]&lt;[$consolidation.B19];[$significance.C19])" office:value-type="boolean" office:boolean-value="false" calcext:value-type="boolean">
            <text:p>FALSE</text:p>
          </table:table-cell>
          <table:table-cell table:formula="of:=AND([$consolidation.D19]&lt;[$consolidation.B19];[$significance.D19])" office:value-type="boolean" office:boolean-value="false" calcext:value-type="boolean">
            <text:p>FALSE</text:p>
          </table:table-cell>
          <table:table-cell table:formula="of:=AND([$consolidation.E19]&lt;[$consolidation.B19];[$significance.E19])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formula="of:=[$results.A38]" office:value-type="string" office:string-value="d01" calcext:value-type="string">
            <text:p>d01</text:p>
          </table:table-cell>
          <table:table-cell table:formula="of:=AND([$consolidation.B20]&lt;MIN([$consolidation.C20:.E20]);[$significance.B20])" office:value-type="boolean" office:boolean-value="false" calcext:value-type="boolean">
            <text:p>FALSE</text:p>
          </table:table-cell>
          <table:table-cell table:formula="of:=AND([$consolidation.C20]&lt;[$consolidation.B20];[$significance.C20])" office:value-type="boolean" office:boolean-value="false" calcext:value-type="boolean">
            <text:p>FALSE</text:p>
          </table:table-cell>
          <table:table-cell table:formula="of:=AND([$consolidation.D20]&lt;[$consolidation.B20];[$significance.D20])" office:value-type="boolean" office:boolean-value="true" calcext:value-type="boolean">
            <text:p>TRUE</text:p>
          </table:table-cell>
          <table:table-cell table:formula="of:=AND([$consolidation.E20]&lt;[$consolidation.B20];[$significance.E20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 table:formula="of:=[$results.A39]" office:value-type="string" office:string-value="d02" calcext:value-type="string">
            <text:p>d02</text:p>
          </table:table-cell>
          <table:table-cell table:formula="of:=AND([$consolidation.B21]&lt;MIN([$consolidation.C21:.E21]);[$significance.B21])" office:value-type="boolean" office:boolean-value="false" calcext:value-type="boolean">
            <text:p>FALSE</text:p>
          </table:table-cell>
          <table:table-cell table:formula="of:=AND([$consolidation.C21]&lt;[$consolidation.B21];[$significance.C21])" office:value-type="boolean" office:boolean-value="false" calcext:value-type="boolean">
            <text:p>FALSE</text:p>
          </table:table-cell>
          <table:table-cell table:formula="of:=AND([$consolidation.D21]&lt;[$consolidation.B21];[$significance.D21])" office:value-type="boolean" office:boolean-value="false" calcext:value-type="boolean">
            <text:p>FALSE</text:p>
          </table:table-cell>
          <table:table-cell table:formula="of:=AND([$consolidation.E21]&lt;[$consolidation.B21];[$significance.E21])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formula="of:=[$results.A40]" office:value-type="string" office:string-value="d04" calcext:value-type="string">
            <text:p>d04</text:p>
          </table:table-cell>
          <table:table-cell table:formula="of:=AND([$consolidation.B22]&lt;MIN([$consolidation.C22:.E22]);[$significance.B22])" office:value-type="boolean" office:boolean-value="false" calcext:value-type="boolean">
            <text:p>FALSE</text:p>
          </table:table-cell>
          <table:table-cell table:formula="of:=AND([$consolidation.C22]&lt;[$consolidation.B22];[$significance.C22])" office:value-type="boolean" office:boolean-value="false" calcext:value-type="boolean">
            <text:p>FALSE</text:p>
          </table:table-cell>
          <table:table-cell table:formula="of:=AND([$consolidation.D22]&lt;[$consolidation.B22];[$significance.D22])" office:value-type="boolean" office:boolean-value="false" calcext:value-type="boolean">
            <text:p>FALSE</text:p>
          </table:table-cell>
          <table:table-cell table:formula="of:=AND([$consolidation.E22]&lt;[$consolidation.B22];[$significance.E22])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table:formula="of:=[$results.A41]" office:value-type="string" office:string-value="d05" calcext:value-type="string">
            <text:p>d05</text:p>
          </table:table-cell>
          <table:table-cell table:formula="of:=AND([$consolidation.B23]&lt;MIN([$consolidation.C23:.E23]);[$significance.B23])" office:value-type="boolean" office:boolean-value="false" calcext:value-type="boolean">
            <text:p>FALSE</text:p>
          </table:table-cell>
          <table:table-cell table:formula="of:=AND([$consolidation.C23]&lt;[$consolidation.B23];[$significance.C23])" office:value-type="boolean" office:boolean-value="false" calcext:value-type="boolean">
            <text:p>FALSE</text:p>
          </table:table-cell>
          <table:table-cell table:formula="of:=AND([$consolidation.D23]&lt;[$consolidation.B23];[$significance.D23])" office:value-type="boolean" office:boolean-value="false" calcext:value-type="boolean">
            <text:p>FALSE</text:p>
          </table:table-cell>
          <table:table-cell table:formula="of:=AND([$consolidation.E23]&lt;[$consolidation.B23];[$significance.E23])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table:formula="of:=AND([$consolidation.B24]&lt;MIN([$consolidation.C24:.E24]);[$significance.B24])" office:value-type="boolean" office:boolean-value="false" calcext:value-type="boolean">
            <text:p>FALSE</text:p>
          </table:table-cell>
          <table:table-cell table:formula="of:=AND([$consolidation.C24]&lt;[$consolidation.B24];[$significance.C24])" office:value-type="boolean" office:boolean-value="true" calcext:value-type="boolean">
            <text:p>TRUE</text:p>
          </table:table-cell>
          <table:table-cell table:formula="of:=AND([$consolidation.D24]&lt;[$consolidation.B24];[$significance.D24])" office:value-type="boolean" office:boolean-value="true" calcext:value-type="boolean">
            <text:p>TRUE</text:p>
          </table:table-cell>
          <table:table-cell table:formula="of:=AND([$consolidation.E24]&lt;[$consolidation.B24];[$significance.E24])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/>
          <table:table-cell table:style-name="Default" table:formula="of:=COUNTIF([.B20:.B24];TRUE())" office:value-type="float" office:value="0" calcext:value-type="float">
            <text:p>0</text:p>
          </table:table-cell>
          <table:table-cell table:style-name="Default" table:formula="of:=COUNTIF([.C20:.C24];TRUE())" office:value-type="float" office:value="0" calcext:value-type="float">
            <text:p>0</text:p>
          </table:table-cell>
          <table:table-cell table:style-name="Default" table:formula="of:=COUNTIF([.D20:.D24];TRUE())" office:value-type="float" office:value="1" calcext:value-type="float">
            <text:p>1</text:p>
          </table:table-cell>
          <table:table-cell table:style-name="Default" table:formula="of:=COUNTIF([.E20:.E24];TRUE())" office:value-type="float" office:value="1" calcext:value-type="float">
            <text:p>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number:number-style style:name="N131">
      <number:scientific-number number:decimal-places="1" number:min-integer-digits="1" number:min-exponent-digits="2"/>
    </number:number-style>
    <number:number-style style:name="N132">
      <number:scientific-number number:decimal-places="0" number:min-integer-digits="1" number:min-exponent-digits="2"/>
    </number:number-style>
    <number:number-style style:name="N133">
      <number:number number:decimal-places="12" number:min-integer-digits="1"/>
    </number:number-style>
    <number:number-style style:name="N134">
      <number:number number:decimal-places="13" number:min-integer-digits="1"/>
    </number:number-style>
    <number:number-style style:name="N135">
      <number:number number:decimal-places="14" number:min-integer-digits="1"/>
    </number:number-style>
    <number:number-style style:name="N136">
      <number:number number:decimal-places="15" number:min-integer-digits="1"/>
    </number:number-style>
    <number:number-style style:name="N137">
      <number:number number:decimal-places="16" number:min-integer-digits="1"/>
    </number:number-style>
    <number:number-style style:name="N138">
      <number:number number:decimal-places="17" number:min-integer-digits="1"/>
    </number:number-style>
    <number:number-style style:name="N139">
      <number:number number:decimal-places="18" number:min-integer-digits="1"/>
    </number:number-style>
    <number:number-style style:name="N140">
      <number:number number:decimal-places="19" number:min-integer-digits="1"/>
    </number:number-style>
    <number:number-style style:name="N141">
      <number:number number:decimal-places="20" number:min-integer-digits="1"/>
    </number:number-style>
    <number:number-style style:name="N142">
      <number:scientific-number number:decimal-places="2" number:min-integer-digits="1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old" style:family="table-cell" style:parent-style-name="Default">
      <style:text-properties fo:font-weight="bold"/>
    </style:style>
    <style:style style:name="italic" style:family="table-cell" style:parent-style-name="Default">
      <style:text-properties fo:font-style="italic"/>
    </style:style>
    <style:style style:name="bold-italic" style:family="table-cell" style:parent-style-name="Default">
      <style:text-properties fo:font-style="italic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/00/0000</text:date>, <text:time style:data-style-name="N2" text:time-value="13:32:08.2952409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0:17:08.984072936</meta:creation-date>
    <meta:generator>LibreOffice/4.3.3.2$Linux_X86_64 LibreOffice_project/430m0$Build-2</meta:generator>
    <dc:date>2016-12-08T13:40:17.490014727</dc:date>
    <meta:editing-duration>P1DT7H30M50S</meta:editing-duration>
    <meta:editing-cycles>263</meta:editing-cycles>
    <meta:document-statistic meta:table-count="9" meta:cell-count="4075" meta:object-count="0"/>
  </office:meta>
</office:document-meta>
</file>